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l_mag_mitad_codig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UMAG</text:p>
          </table:table-cell>
          <table:table-cell office:value-type="string" calcext:value-type="string">
            <text:p>vtkValidPointMask</text:p>
          </table:table-cell>
          <table:table-cell office:value-type="string" calcext:value-type="string">
            <text:p>arc_length</text:p>
          </table:table-cell>
          <table:table-cell office:value-type="string" calcext:value-type="string">
            <text:p>Points:0</text:p>
          </table:table-cell>
          <table:table-cell office:value-type="string" calcext:value-type="string">
            <text:p>Points:1</text:p>
          </table:table-cell>
          <table:table-cell office:value-type="string" calcext:value-type="string">
            <text:p>Points: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1435" calcext:value-type="float">
            <text:p>0.00071435</text:p>
          </table:table-cell>
          <table:table-cell office:value-type="string" calcext:value-type="string">
            <text:p/>
          </table:table-cell>
          <table:table-cell office:value-type="float" office:value="0.0001" calcext:value-type="float">
            <text:p>0.0001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287" calcext:value-type="float">
            <text:p>0.0014287</text:p>
          </table:table-cell>
          <table:table-cell office:value-type="string" calcext:value-type="string">
            <text:p/>
          </table:table-cell>
          <table:table-cell office:value-type="float" office:value="0.0002" calcext:value-type="float">
            <text:p>0.0002</text:p>
          </table:table-cell>
          <table:table-cell office:value-type="float" office:value="0.05" calcext:value-type="float">
            <text:p>0.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43" calcext:value-type="float">
            <text:p>0.002143</text:p>
          </table:table-cell>
          <table:table-cell office:value-type="string" calcext:value-type="string">
            <text:p/>
          </table:table-cell>
          <table:table-cell office:value-type="float" office:value="0.0003" calcext:value-type="float">
            <text:p>0.0003</text:p>
          </table:table-cell>
          <table:table-cell office:value-type="float" office:value="0.05" calcext:value-type="float">
            <text:p>0.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8574" calcext:value-type="float">
            <text:p>0.0028574</text:p>
          </table:table-cell>
          <table:table-cell office:value-type="string" calcext:value-type="string">
            <text:p/>
          </table:table-cell>
          <table:table-cell office:value-type="float" office:value="0.0004" calcext:value-type="float">
            <text:p>0.0004</text:p>
          </table:table-cell>
          <table:table-cell office:value-type="float" office:value="0.05" calcext:value-type="float">
            <text:p>0.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5717" calcext:value-type="float">
            <text:p>0.0035717</text:p>
          </table:table-cell>
          <table:table-cell office:value-type="string" calcext:value-type="string">
            <text:p/>
          </table:table-cell>
          <table:table-cell office:value-type="float" office:value="0.0005" calcext:value-type="float">
            <text:p>0.0005</text:p>
          </table:table-cell>
          <table:table-cell office:value-type="float" office:value="0.05" calcext:value-type="float">
            <text:p>0.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2861" calcext:value-type="float">
            <text:p>0.0042861</text:p>
          </table:table-cell>
          <table:table-cell office:value-type="string" calcext:value-type="string">
            <text:p/>
          </table:table-cell>
          <table:table-cell office:value-type="float" office:value="0.0006" calcext:value-type="float">
            <text:p>0.000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0004" calcext:value-type="float">
            <text:p>0.0050004</text:p>
          </table:table-cell>
          <table:table-cell office:value-type="string" calcext:value-type="string">
            <text:p/>
          </table:table-cell>
          <table:table-cell office:value-type="float" office:value="0.0007" calcext:value-type="float">
            <text:p>0.0007</text:p>
          </table:table-cell>
          <table:table-cell office:value-type="float" office:value="0.05" calcext:value-type="float">
            <text:p>0.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7148" calcext:value-type="float">
            <text:p>0.0057148</text:p>
          </table:table-cell>
          <table:table-cell office:value-type="string" calcext:value-type="string">
            <text:p/>
          </table:table-cell>
          <table:table-cell office:value-type="float" office:value="0.0008" calcext:value-type="float">
            <text:p>0.0008</text:p>
          </table:table-cell>
          <table:table-cell office:value-type="float" office:value="0.05" calcext:value-type="float">
            <text:p>0.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4291" calcext:value-type="float">
            <text:p>0.0064291</text:p>
          </table:table-cell>
          <table:table-cell office:value-type="string" calcext:value-type="string">
            <text:p/>
          </table:table-cell>
          <table:table-cell office:value-type="float" office:value="0.0009" calcext:value-type="float">
            <text:p>0.0009</text:p>
          </table:table-cell>
          <table:table-cell office:value-type="float" office:value="0.05" calcext:value-type="float">
            <text:p>0.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1435" calcext:value-type="float">
            <text:p>0.0071435</text:p>
          </table:table-cell>
          <table:table-cell office:value-type="string" calcext:value-type="string">
            <text:p/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8578" calcext:value-type="float">
            <text:p>0.0078578</text:p>
          </table:table-cell>
          <table:table-cell office:value-type="string" calcext:value-type="string">
            <text:p/>
          </table:table-cell>
          <table:table-cell office:value-type="float" office:value="0.0011" calcext:value-type="float">
            <text:p>0.0011</text:p>
          </table:table-cell>
          <table:table-cell office:value-type="float" office:value="0.05" calcext:value-type="float">
            <text:p>0.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5722" calcext:value-type="float">
            <text:p>0.0085722</text:p>
          </table:table-cell>
          <table:table-cell office:value-type="string" calcext:value-type="string">
            <text:p/>
          </table:table-cell>
          <table:table-cell office:value-type="float" office:value="0.0012" calcext:value-type="float">
            <text:p>0.0012</text:p>
          </table:table-cell>
          <table:table-cell office:value-type="float" office:value="0.05" calcext:value-type="float">
            <text:p>0.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92865" calcext:value-type="float">
            <text:p>0.0092865</text:p>
          </table:table-cell>
          <table:table-cell office:value-type="string" calcext:value-type="string">
            <text:p/>
          </table:table-cell>
          <table:table-cell office:value-type="float" office:value="0.0013" calcext:value-type="float">
            <text:p>0.0013</text:p>
          </table:table-cell>
          <table:table-cell office:value-type="float" office:value="0.05" calcext:value-type="float">
            <text:p>0.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001" calcext:value-type="float">
            <text:p>0.010001</text:p>
          </table:table-cell>
          <table:table-cell office:value-type="string" calcext:value-type="string">
            <text:p/>
          </table:table-cell>
          <table:table-cell office:value-type="float" office:value="0.0014" calcext:value-type="float">
            <text:p>0.0014</text:p>
          </table:table-cell>
          <table:table-cell office:value-type="float" office:value="0.05" calcext:value-type="float">
            <text:p>0.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0715" calcext:value-type="float">
            <text:p>0.010715</text:p>
          </table:table-cell>
          <table:table-cell office:value-type="string" calcext:value-type="string">
            <text:p/>
          </table:table-cell>
          <table:table-cell office:value-type="float" office:value="0.0015" calcext:value-type="float">
            <text:p>0.0015</text:p>
          </table:table-cell>
          <table:table-cell office:value-type="float" office:value="0.05" calcext:value-type="float">
            <text:p>0.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43" calcext:value-type="float">
            <text:p>0.01143</text:p>
          </table:table-cell>
          <table:table-cell office:value-type="string" calcext:value-type="string">
            <text:p/>
          </table:table-cell>
          <table:table-cell office:value-type="float" office:value="0.0016" calcext:value-type="float">
            <text:p>0.0016</text:p>
          </table:table-cell>
          <table:table-cell office:value-type="float" office:value="0.05" calcext:value-type="float">
            <text:p>0.0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144" calcext:value-type="float">
            <text:p>0.012144</text:p>
          </table:table-cell>
          <table:table-cell office:value-type="string" calcext:value-type="string">
            <text:p/>
          </table:table-cell>
          <table:table-cell office:value-type="float" office:value="0.0017" calcext:value-type="float">
            <text:p>0.0017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858" calcext:value-type="float">
            <text:p>0.012858</text:p>
          </table:table-cell>
          <table:table-cell office:value-type="string" calcext:value-type="string">
            <text:p/>
          </table:table-cell>
          <table:table-cell office:value-type="float" office:value="0.0018" calcext:value-type="float">
            <text:p>0.0018</text:p>
          </table:table-cell>
          <table:table-cell office:value-type="float" office:value="0.05" calcext:value-type="float">
            <text:p>0.0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3573" calcext:value-type="float">
            <text:p>0.013573</text:p>
          </table:table-cell>
          <table:table-cell office:value-type="string" calcext:value-type="string">
            <text:p/>
          </table:table-cell>
          <table:table-cell office:value-type="float" office:value="0.0019" calcext:value-type="float">
            <text:p>0.0019</text:p>
          </table:table-cell>
          <table:table-cell office:value-type="float" office:value="0.05" calcext:value-type="float">
            <text:p>0.0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287" calcext:value-type="float">
            <text:p>0.014287</text:p>
          </table:table-cell>
          <table:table-cell office:value-type="string" calcext:value-type="string">
            <text:p/>
          </table:table-cell>
          <table:table-cell office:value-type="float" office:value="0.002" calcext:value-type="float">
            <text:p>0.002</text:p>
          </table:table-cell>
          <table:table-cell office:value-type="float" office:value="0.05" calcext:value-type="float">
            <text:p>0.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001" calcext:value-type="float">
            <text:p>0.015001</text:p>
          </table:table-cell>
          <table:table-cell office:value-type="string" calcext:value-type="string">
            <text:p/>
          </table:table-cell>
          <table:table-cell office:value-type="float" office:value="0.0021" calcext:value-type="float">
            <text:p>0.0021</text:p>
          </table:table-cell>
          <table:table-cell office:value-type="float" office:value="0.05" calcext:value-type="float">
            <text:p>0.0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716" calcext:value-type="float">
            <text:p>0.015716</text:p>
          </table:table-cell>
          <table:table-cell office:value-type="string" calcext:value-type="string">
            <text:p/>
          </table:table-cell>
          <table:table-cell office:value-type="float" office:value="0.0022" calcext:value-type="float">
            <text:p>0.0022</text:p>
          </table:table-cell>
          <table:table-cell office:value-type="float" office:value="0.05" calcext:value-type="float">
            <text:p>0.0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43" calcext:value-type="float">
            <text:p>0.01643</text:p>
          </table:table-cell>
          <table:table-cell office:value-type="string" calcext:value-type="string">
            <text:p/>
          </table:table-cell>
          <table:table-cell office:value-type="float" office:value="0.0023" calcext:value-type="float">
            <text:p>0.0023</text:p>
          </table:table-cell>
          <table:table-cell office:value-type="float" office:value="0.05" calcext:value-type="float">
            <text:p>0.0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144" calcext:value-type="float">
            <text:p>0.017144</text:p>
          </table:table-cell>
          <table:table-cell office:value-type="string" calcext:value-type="string">
            <text:p/>
          </table:table-cell>
          <table:table-cell office:value-type="float" office:value="0.0024" calcext:value-type="float">
            <text:p>0.0024</text:p>
          </table:table-cell>
          <table:table-cell office:value-type="float" office:value="0.05" calcext:value-type="float">
            <text:p>0.0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859" calcext:value-type="float">
            <text:p>0.017859</text:p>
          </table:table-cell>
          <table:table-cell office:value-type="string" calcext:value-type="string">
            <text:p/>
          </table:table-cell>
          <table:table-cell office:value-type="float" office:value="0.0025" calcext:value-type="float">
            <text:p>0.0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573" calcext:value-type="float">
            <text:p>0.018573</text:p>
          </table:table-cell>
          <table:table-cell office:value-type="string" calcext:value-type="string">
            <text:p/>
          </table:table-cell>
          <table:table-cell office:value-type="float" office:value="0.0026" calcext:value-type="float">
            <text:p>0.0026</text:p>
          </table:table-cell>
          <table:table-cell office:value-type="float" office:value="0.05" calcext:value-type="float">
            <text:p>0.0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186" calcext:value-type="float">
            <text:p>0.019186</text:p>
          </table:table-cell>
          <table:table-cell office:value-type="string" calcext:value-type="string">
            <text:p/>
          </table:table-cell>
          <table:table-cell office:value-type="float" office:value="0.0027" calcext:value-type="float">
            <text:p>0.0027</text:p>
          </table:table-cell>
          <table:table-cell office:value-type="float" office:value="0.05" calcext:value-type="float">
            <text:p>0.0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753" calcext:value-type="float">
            <text:p>0.019753</text:p>
          </table:table-cell>
          <table:table-cell office:value-type="string" calcext:value-type="string">
            <text:p/>
          </table:table-cell>
          <table:table-cell office:value-type="float" office:value="0.0028" calcext:value-type="float">
            <text:p>0.0028</text:p>
          </table:table-cell>
          <table:table-cell office:value-type="float" office:value="0.05" calcext:value-type="float">
            <text:p>0.0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32" calcext:value-type="float">
            <text:p>0.02032</text:p>
          </table:table-cell>
          <table:table-cell office:value-type="string" calcext:value-type="string">
            <text:p/>
          </table:table-cell>
          <table:table-cell office:value-type="float" office:value="0.0029" calcext:value-type="float">
            <text:p>0.0029</text:p>
          </table:table-cell>
          <table:table-cell office:value-type="float" office:value="0.05" calcext:value-type="float">
            <text:p>0.0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886" calcext:value-type="float">
            <text:p>0.020886</text:p>
          </table:table-cell>
          <table:table-cell office:value-type="string" calcext:value-type="string">
            <text:p/>
          </table:table-cell>
          <table:table-cell office:value-type="float" office:value="0.003" calcext:value-type="float">
            <text:p>0.003</text:p>
          </table:table-cell>
          <table:table-cell office:value-type="float" office:value="0.05" calcext:value-type="float">
            <text:p>0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453" calcext:value-type="float">
            <text:p>0.021453</text:p>
          </table:table-cell>
          <table:table-cell office:value-type="string" calcext:value-type="string">
            <text:p/>
          </table:table-cell>
          <table:table-cell office:value-type="float" office:value="0.0031" calcext:value-type="float">
            <text:p>0.0031</text:p>
          </table:table-cell>
          <table:table-cell office:value-type="float" office:value="0.05" calcext:value-type="float">
            <text:p>0.0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019" calcext:value-type="float">
            <text:p>0.022019</text:p>
          </table:table-cell>
          <table:table-cell office:value-type="string" calcext:value-type="string">
            <text:p/>
          </table:table-cell>
          <table:table-cell office:value-type="float" office:value="0.0032" calcext:value-type="float">
            <text:p>0.0032</text:p>
          </table:table-cell>
          <table:table-cell office:value-type="float" office:value="0.05" calcext:value-type="float">
            <text:p>0.0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2586" calcext:value-type="float">
            <text:p>0.022586</text:p>
          </table:table-cell>
          <table:table-cell office:value-type="string" calcext:value-type="string">
            <text:p/>
          </table:table-cell>
          <table:table-cell office:value-type="float" office:value="0.0033" calcext:value-type="float">
            <text:p>0.0033</text:p>
          </table:table-cell>
          <table:table-cell office:value-type="float" office:value="0.05" calcext:value-type="float">
            <text:p>0.05</text:p>
          </table:table-cell>
          <table:table-cell office:value-type="float" office:value="0.0033" calcext:value-type="float">
            <text:p>0.0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153" calcext:value-type="float">
            <text:p>0.023153</text:p>
          </table:table-cell>
          <table:table-cell office:value-type="string" calcext:value-type="string">
            <text:p/>
          </table:table-cell>
          <table:table-cell office:value-type="float" office:value="0.0034" calcext:value-type="float">
            <text:p>0.0034</text:p>
          </table:table-cell>
          <table:table-cell office:value-type="float" office:value="0.05" calcext:value-type="float">
            <text:p>0.05</text:p>
          </table:table-cell>
          <table:table-cell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719" calcext:value-type="float">
            <text:p>0.023719</text:p>
          </table:table-cell>
          <table:table-cell office:value-type="string" calcext:value-type="string">
            <text:p/>
          </table:table-cell>
          <table:table-cell office:value-type="float" office:value="0.0035" calcext:value-type="float">
            <text:p>0.0035</text:p>
          </table:table-cell>
          <table:table-cell office:value-type="float" office:value="0.05" calcext:value-type="float">
            <text:p>0.0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286" calcext:value-type="float">
            <text:p>0.024286</text:p>
          </table:table-cell>
          <table:table-cell office:value-type="string" calcext:value-type="string">
            <text:p/>
          </table:table-cell>
          <table:table-cell office:value-type="float" office:value="0.0036" calcext:value-type="float">
            <text:p>0.00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853" calcext:value-type="float">
            <text:p>0.024853</text:p>
          </table:table-cell>
          <table:table-cell office:value-type="string" calcext:value-type="string">
            <text:p/>
          </table:table-cell>
          <table:table-cell office:value-type="float" office:value="0.0037" calcext:value-type="float">
            <text:p>0.0037</text:p>
          </table:table-cell>
          <table:table-cell office:value-type="float" office:value="0.05" calcext:value-type="float">
            <text:p>0.05</text:p>
          </table:table-cell>
          <table:table-cell office:value-type="float" office:value="0.0037" calcext:value-type="float">
            <text:p>0.0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419" calcext:value-type="float">
            <text:p>0.025419</text:p>
          </table:table-cell>
          <table:table-cell office:value-type="string" calcext:value-type="string">
            <text:p/>
          </table:table-cell>
          <table:table-cell office:value-type="float" office:value="0.0038" calcext:value-type="float">
            <text:p>0.0038</text:p>
          </table:table-cell>
          <table:table-cell office:value-type="float" office:value="0.05" calcext:value-type="float">
            <text:p>0.05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986" calcext:value-type="float">
            <text:p>0.025986</text:p>
          </table:table-cell>
          <table:table-cell office:value-type="string" calcext:value-type="string">
            <text:p/>
          </table:table-cell>
          <table:table-cell office:value-type="float" office:value="0.0039" calcext:value-type="float">
            <text:p>0.0039</text:p>
          </table:table-cell>
          <table:table-cell office:value-type="float" office:value="0.05" calcext:value-type="float">
            <text:p>0.05</text:p>
          </table:table-cell>
          <table:table-cell office:value-type="float" office:value="0.0039" calcext:value-type="float">
            <text:p>0.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552" calcext:value-type="float">
            <text:p>0.026552</text:p>
          </table:table-cell>
          <table:table-cell office:value-type="string" calcext:value-type="string">
            <text:p/>
          </table:table-cell>
          <table:table-cell office:value-type="float" office:value="0.004" calcext:value-type="float">
            <text:p>0.004</text:p>
          </table:table-cell>
          <table:table-cell office:value-type="float" office:value="0.05" calcext:value-type="float">
            <text:p>0.05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119" calcext:value-type="float">
            <text:p>0.027119</text:p>
          </table:table-cell>
          <table:table-cell office:value-type="string" calcext:value-type="string">
            <text:p/>
          </table:table-cell>
          <table:table-cell office:value-type="float" office:value="0.0041" calcext:value-type="float">
            <text:p>0.0041</text:p>
          </table:table-cell>
          <table:table-cell office:value-type="float" office:value="0.05" calcext:value-type="float">
            <text:p>0.0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686" calcext:value-type="float">
            <text:p>0.027686</text:p>
          </table:table-cell>
          <table:table-cell office:value-type="string" calcext:value-type="string">
            <text:p/>
          </table:table-cell>
          <table:table-cell office:value-type="float" office:value="0.0042" calcext:value-type="float">
            <text:p>0.0042</text:p>
          </table:table-cell>
          <table:table-cell office:value-type="float" office:value="0.05" calcext:value-type="float">
            <text:p>0.0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252" calcext:value-type="float">
            <text:p>0.028252</text:p>
          </table:table-cell>
          <table:table-cell office:value-type="string" calcext:value-type="string">
            <text:p/>
          </table:table-cell>
          <table:table-cell office:value-type="float" office:value="0.0043" calcext:value-type="float">
            <text:p>0.0043</text:p>
          </table:table-cell>
          <table:table-cell office:value-type="float" office:value="0.05" calcext:value-type="float">
            <text:p>0.05</text:p>
          </table:table-cell>
          <table:table-cell office:value-type="float" office:value="0.0043" calcext:value-type="float">
            <text:p>0.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819" calcext:value-type="float">
            <text:p>0.028819</text:p>
          </table:table-cell>
          <table:table-cell office:value-type="string" calcext:value-type="string">
            <text:p/>
          </table:table-cell>
          <table:table-cell office:value-type="float" office:value="0.0044" calcext:value-type="float">
            <text:p>0.0044</text:p>
          </table:table-cell>
          <table:table-cell office:value-type="float" office:value="0.05" calcext:value-type="float">
            <text:p>0.05</text:p>
          </table:table-cell>
          <table:table-cell office:value-type="float" office:value="0.0044" calcext:value-type="float">
            <text:p>0.0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386" calcext:value-type="float">
            <text:p>0.029386</text:p>
          </table:table-cell>
          <table:table-cell office:value-type="string" calcext:value-type="string">
            <text:p/>
          </table:table-cell>
          <table:table-cell office:value-type="float" office:value="0.0045" calcext:value-type="float">
            <text:p>0.0045</text:p>
          </table:table-cell>
          <table:table-cell office:value-type="float" office:value="0.05" calcext:value-type="float">
            <text:p>0.0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52" calcext:value-type="float">
            <text:p>0.029952</text:p>
          </table:table-cell>
          <table:table-cell office:value-type="string" calcext:value-type="string">
            <text:p/>
          </table:table-cell>
          <table:table-cell office:value-type="float" office:value="0.0046" calcext:value-type="float">
            <text:p>0.0046</text:p>
          </table:table-cell>
          <table:table-cell office:value-type="float" office:value="0.05" calcext:value-type="float">
            <text:p>0.0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519" calcext:value-type="float">
            <text:p>0.030519</text:p>
          </table:table-cell>
          <table:table-cell office:value-type="string" calcext:value-type="string">
            <text:p/>
          </table:table-cell>
          <table:table-cell office:value-type="float" office:value="0.0047" calcext:value-type="float">
            <text:p>0.0047</text:p>
          </table:table-cell>
          <table:table-cell office:value-type="float" office:value="0.05" calcext:value-type="float">
            <text:p>0.0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085" calcext:value-type="float">
            <text:p>0.031085</text:p>
          </table:table-cell>
          <table:table-cell office:value-type="string" calcext:value-type="string">
            <text:p/>
          </table:table-cell>
          <table:table-cell office:value-type="float" office:value="0.0048" calcext:value-type="float">
            <text:p>0.0048</text:p>
          </table:table-cell>
          <table:table-cell office:value-type="float" office:value="0.05" calcext:value-type="float">
            <text:p>0.05</text:p>
          </table:table-cell>
          <table:table-cell office:value-type="float" office:value="0.0048" calcext:value-type="float">
            <text:p>0.0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652" calcext:value-type="float">
            <text:p>0.031652</text:p>
          </table:table-cell>
          <table:table-cell office:value-type="string" calcext:value-type="string">
            <text:p/>
          </table:table-cell>
          <table:table-cell office:value-type="float" office:value="0.0049" calcext:value-type="float">
            <text:p>0.0049</text:p>
          </table:table-cell>
          <table:table-cell office:value-type="float" office:value="0.05" calcext:value-type="float">
            <text:p>0.0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219" calcext:value-type="float">
            <text:p>0.032219</text:p>
          </table:table-cell>
          <table:table-cell office:value-type="string" calcext:value-type="string">
            <text:p/>
          </table:table-cell>
          <table:table-cell office:value-type="float" office:value="0.005" calcext:value-type="float">
            <text:p>0.005</text:p>
          </table:table-cell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785" calcext:value-type="float">
            <text:p>0.032785</text:p>
          </table:table-cell>
          <table:table-cell office:value-type="string" calcext:value-type="string">
            <text:p/>
          </table:table-cell>
          <table:table-cell office:value-type="float" office:value="0.0051" calcext:value-type="float">
            <text:p>0.0051</text:p>
          </table:table-cell>
          <table:table-cell office:value-type="float" office:value="0.05" calcext:value-type="float">
            <text:p>0.0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352" calcext:value-type="float">
            <text:p>0.033352</text:p>
          </table:table-cell>
          <table:table-cell office:value-type="string" calcext:value-type="string">
            <text:p/>
          </table:table-cell>
          <table:table-cell office:value-type="float" office:value="0.0052" calcext:value-type="float">
            <text:p>0.0052</text:p>
          </table:table-cell>
          <table:table-cell office:value-type="float" office:value="0.05" calcext:value-type="float">
            <text:p>0.0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918" calcext:value-type="float">
            <text:p>0.033918</text:p>
          </table:table-cell>
          <table:table-cell office:value-type="string" calcext:value-type="string">
            <text:p/>
          </table:table-cell>
          <table:table-cell office:value-type="float" office:value="0.0053" calcext:value-type="float">
            <text:p>0.0053</text:p>
          </table:table-cell>
          <table:table-cell office:value-type="float" office:value="0.05" calcext:value-type="float">
            <text:p>0.05</text:p>
          </table:table-cell>
          <table:table-cell office:value-type="float" office:value="0.0053" calcext:value-type="float">
            <text:p>0.0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485" calcext:value-type="float">
            <text:p>0.034485</text:p>
          </table:table-cell>
          <table:table-cell office:value-type="string" calcext:value-type="string">
            <text:p/>
          </table:table-cell>
          <table:table-cell office:value-type="float" office:value="0.0054" calcext:value-type="float">
            <text:p>0.0054</text:p>
          </table:table-cell>
          <table:table-cell office:value-type="float" office:value="0.05" calcext:value-type="float">
            <text:p>0.05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052" calcext:value-type="float">
            <text:p>0.035052</text:p>
          </table:table-cell>
          <table:table-cell office:value-type="string" calcext:value-type="string">
            <text:p/>
          </table:table-cell>
          <table:table-cell office:value-type="float" office:value="0.0055" calcext:value-type="float">
            <text:p>0.0055</text:p>
          </table:table-cell>
          <table:table-cell office:value-type="float" office:value="0.05" calcext:value-type="float">
            <text:p>0.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618" calcext:value-type="float">
            <text:p>0.035618</text:p>
          </table:table-cell>
          <table:table-cell office:value-type="string" calcext:value-type="string">
            <text:p/>
          </table:table-cell>
          <table:table-cell office:value-type="float" office:value="0.0056" calcext:value-type="float">
            <text:p>0.0056</text:p>
          </table:table-cell>
          <table:table-cell office:value-type="float" office:value="0.05" calcext:value-type="float">
            <text:p>0.0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185" calcext:value-type="float">
            <text:p>0.036185</text:p>
          </table:table-cell>
          <table:table-cell office:value-type="string" calcext:value-type="string">
            <text:p/>
          </table:table-cell>
          <table:table-cell office:value-type="float" office:value="0.0057" calcext:value-type="float">
            <text:p>0.0057</text:p>
          </table:table-cell>
          <table:table-cell office:value-type="float" office:value="0.05" calcext:value-type="float">
            <text:p>0.05</text:p>
          </table:table-cell>
          <table:table-cell office:value-type="float" office:value="0.0057" calcext:value-type="float">
            <text:p>0.0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752" calcext:value-type="float">
            <text:p>0.036752</text:p>
          </table:table-cell>
          <table:table-cell office:value-type="string" calcext:value-type="string">
            <text:p/>
          </table:table-cell>
          <table:table-cell office:value-type="float" office:value="0.0058" calcext:value-type="float">
            <text:p>0.0058</text:p>
          </table:table-cell>
          <table:table-cell office:value-type="float" office:value="0.05" calcext:value-type="float">
            <text:p>0.05</text:p>
          </table:table-cell>
          <table:table-cell office:value-type="float" office:value="0.0058" calcext:value-type="float">
            <text:p>0.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318" calcext:value-type="float">
            <text:p>0.037318</text:p>
          </table:table-cell>
          <table:table-cell office:value-type="string" calcext:value-type="string">
            <text:p/>
          </table:table-cell>
          <table:table-cell office:value-type="float" office:value="0.0059" calcext:value-type="float">
            <text:p>0.0059</text:p>
          </table:table-cell>
          <table:table-cell office:value-type="float" office:value="0.05" calcext:value-type="float">
            <text:p>0.05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885" calcext:value-type="float">
            <text:p>0.037885</text:p>
          </table:table-cell>
          <table:table-cell office:value-type="string" calcext:value-type="string">
            <text:p/>
          </table:table-cell>
          <table:table-cell office:value-type="float" office:value="0.006" calcext:value-type="float">
            <text:p>0.006</text:p>
          </table:table-cell>
          <table:table-cell office:value-type="float" office:value="0.05" calcext:value-type="float">
            <text:p>0.05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451" calcext:value-type="float">
            <text:p>0.038451</text:p>
          </table:table-cell>
          <table:table-cell office:value-type="string" calcext:value-type="string">
            <text:p/>
          </table:table-cell>
          <table:table-cell office:value-type="float" office:value="0.0061" calcext:value-type="float">
            <text:p>0.0061</text:p>
          </table:table-cell>
          <table:table-cell office:value-type="float" office:value="0.05" calcext:value-type="float">
            <text:p>0.05</text:p>
          </table:table-cell>
          <table:table-cell office:value-type="float" office:value="0.0061" calcext:value-type="float">
            <text:p>0.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9018" calcext:value-type="float">
            <text:p>0.039018</text:p>
          </table:table-cell>
          <table:table-cell office:value-type="string" calcext:value-type="string">
            <text:p/>
          </table:table-cell>
          <table:table-cell office:value-type="float" office:value="0.0062" calcext:value-type="float">
            <text:p>0.0062</text:p>
          </table:table-cell>
          <table:table-cell office:value-type="float" office:value="0.05" calcext:value-type="float">
            <text:p>0.0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9585" calcext:value-type="float">
            <text:p>0.039585</text:p>
          </table:table-cell>
          <table:table-cell office:value-type="string" calcext:value-type="string">
            <text:p/>
          </table:table-cell>
          <table:table-cell office:value-type="float" office:value="0.0063" calcext:value-type="float">
            <text:p>0.0063</text:p>
          </table:table-cell>
          <table:table-cell office:value-type="float" office:value="0.05" calcext:value-type="float">
            <text:p>0.0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0151" calcext:value-type="float">
            <text:p>0.040151</text:p>
          </table:table-cell>
          <table:table-cell office:value-type="string" calcext:value-type="string">
            <text:p/>
          </table:table-cell>
          <table:table-cell office:value-type="float" office:value="0.0064" calcext:value-type="float">
            <text:p>0.0064</text:p>
          </table:table-cell>
          <table:table-cell office:value-type="float" office:value="0.05" calcext:value-type="float">
            <text:p>0.05</text:p>
          </table:table-cell>
          <table:table-cell office:value-type="float" office:value="0.0064" calcext:value-type="float">
            <text:p>0.0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0718" calcext:value-type="float">
            <text:p>0.040718</text:p>
          </table:table-cell>
          <table:table-cell office:value-type="string" calcext:value-type="string">
            <text:p/>
          </table:table-cell>
          <table:table-cell office:value-type="float" office:value="0.0065" calcext:value-type="float">
            <text:p>0.0065</text:p>
          </table:table-cell>
          <table:table-cell office:value-type="float" office:value="0.05" calcext:value-type="float">
            <text:p>0.0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1285" calcext:value-type="float">
            <text:p>0.041285</text:p>
          </table:table-cell>
          <table:table-cell office:value-type="string" calcext:value-type="string">
            <text:p/>
          </table:table-cell>
          <table:table-cell office:value-type="float" office:value="0.0066" calcext:value-type="float">
            <text:p>0.0066</text:p>
          </table:table-cell>
          <table:table-cell office:value-type="float" office:value="0.05" calcext:value-type="float">
            <text:p>0.0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1851" calcext:value-type="float">
            <text:p>0.041851</text:p>
          </table:table-cell>
          <table:table-cell office:value-type="string" calcext:value-type="string">
            <text:p/>
          </table:table-cell>
          <table:table-cell office:value-type="float" office:value="0.0067" calcext:value-type="float">
            <text:p>0.0067</text:p>
          </table:table-cell>
          <table:table-cell office:value-type="float" office:value="0.05" calcext:value-type="float">
            <text:p>0.0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418" calcext:value-type="float">
            <text:p>0.042418</text:p>
          </table:table-cell>
          <table:table-cell office:value-type="string" calcext:value-type="string">
            <text:p/>
          </table:table-cell>
          <table:table-cell office:value-type="float" office:value="0.0068" calcext:value-type="float">
            <text:p>0.0068</text:p>
          </table:table-cell>
          <table:table-cell office:value-type="float" office:value="0.05" calcext:value-type="float">
            <text:p>0.05</text:p>
          </table:table-cell>
          <table:table-cell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984" calcext:value-type="float">
            <text:p>0.042984</text:p>
          </table:table-cell>
          <table:table-cell office:value-type="string" calcext:value-type="string">
            <text:p/>
          </table:table-cell>
          <table:table-cell office:value-type="float" office:value="0.0069" calcext:value-type="float">
            <text:p>0.0069</text:p>
          </table:table-cell>
          <table:table-cell office:value-type="float" office:value="0.05" calcext:value-type="float">
            <text:p>0.05</text:p>
          </table:table-cell>
          <table:table-cell office:value-type="float" office:value="0.0069" calcext:value-type="float">
            <text:p>0.0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551" calcext:value-type="float">
            <text:p>0.043551</text:p>
          </table:table-cell>
          <table:table-cell office:value-type="string" calcext:value-type="string">
            <text:p/>
          </table:table-cell>
          <table:table-cell office:value-type="float" office:value="0.007" calcext:value-type="float">
            <text:p>0.007</text:p>
          </table:table-cell>
          <table:table-cell office:value-type="float" office:value="0.05" calcext:value-type="float">
            <text:p>0.05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4118" calcext:value-type="float">
            <text:p>0.044118</text:p>
          </table:table-cell>
          <table:table-cell office:value-type="string" calcext:value-type="string">
            <text:p/>
          </table:table-cell>
          <table:table-cell office:value-type="float" office:value="0.0071" calcext:value-type="float">
            <text:p>0.0071</text:p>
          </table:table-cell>
          <table:table-cell office:value-type="float" office:value="0.05" calcext:value-type="float">
            <text:p>0.05</text:p>
          </table:table-cell>
          <table:table-cell office:value-type="float" office:value="0.0071" calcext:value-type="float">
            <text:p>0.0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4684" calcext:value-type="float">
            <text:p>0.044684</text:p>
          </table:table-cell>
          <table:table-cell office:value-type="string" calcext:value-type="string">
            <text:p/>
          </table:table-cell>
          <table:table-cell office:value-type="float" office:value="0.0072" calcext:value-type="float">
            <text:p>0.0072</text:p>
          </table:table-cell>
          <table:table-cell office:value-type="float" office:value="0.05" calcext:value-type="float">
            <text:p>0.0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251" calcext:value-type="float">
            <text:p>0.045251</text:p>
          </table:table-cell>
          <table:table-cell office:value-type="string" calcext:value-type="string">
            <text:p/>
          </table:table-cell>
          <table:table-cell office:value-type="float" office:value="0.0073" calcext:value-type="float">
            <text:p>0.0073</text:p>
          </table:table-cell>
          <table:table-cell office:value-type="float" office:value="0.05" calcext:value-type="float">
            <text:p>0.05</text:p>
          </table:table-cell>
          <table:table-cell office:value-type="float" office:value="0.0073" calcext:value-type="float">
            <text:p>0.0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818" calcext:value-type="float">
            <text:p>0.045818</text:p>
          </table:table-cell>
          <table:table-cell office:value-type="string" calcext:value-type="string">
            <text:p/>
          </table:table-cell>
          <table:table-cell office:value-type="float" office:value="0.0074" calcext:value-type="float">
            <text:p>0.0074</text:p>
          </table:table-cell>
          <table:table-cell office:value-type="float" office:value="0.05" calcext:value-type="float">
            <text:p>0.0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384" calcext:value-type="float">
            <text:p>0.046384</text:p>
          </table:table-cell>
          <table:table-cell office:value-type="string" calcext:value-type="string">
            <text:p/>
          </table:table-cell>
          <table:table-cell office:value-type="float" office:value="0.0075" calcext:value-type="float">
            <text:p>0.00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951" calcext:value-type="float">
            <text:p>0.046951</text:p>
          </table:table-cell>
          <table:table-cell office:value-type="string" calcext:value-type="string">
            <text:p/>
          </table:table-cell>
          <table:table-cell office:value-type="float" office:value="0.0076" calcext:value-type="float">
            <text:p>0.0076</text:p>
          </table:table-cell>
          <table:table-cell office:value-type="float" office:value="0.05" calcext:value-type="float">
            <text:p>0.05</text:p>
          </table:table-cell>
          <table:table-cell office:value-type="float" office:value="0.0076" calcext:value-type="float">
            <text:p>0.0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517" calcext:value-type="float">
            <text:p>0.047517</text:p>
          </table:table-cell>
          <table:table-cell office:value-type="string" calcext:value-type="string">
            <text:p/>
          </table:table-cell>
          <table:table-cell office:value-type="float" office:value="0.0077" calcext:value-type="float">
            <text:p>0.0077</text:p>
          </table:table-cell>
          <table:table-cell office:value-type="float" office:value="0.05" calcext:value-type="float">
            <text:p>0.05</text:p>
          </table:table-cell>
          <table:table-cell office:value-type="float" office:value="0.0077" calcext:value-type="float">
            <text:p>0.0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084" calcext:value-type="float">
            <text:p>0.048084</text:p>
          </table:table-cell>
          <table:table-cell office:value-type="string" calcext:value-type="string">
            <text:p/>
          </table:table-cell>
          <table:table-cell office:value-type="float" office:value="0.0078" calcext:value-type="float">
            <text:p>0.0078</text:p>
          </table:table-cell>
          <table:table-cell office:value-type="float" office:value="0.05" calcext:value-type="float">
            <text:p>0.05</text:p>
          </table:table-cell>
          <table:table-cell office:value-type="float" office:value="0.0078" calcext:value-type="float">
            <text:p>0.0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646" calcext:value-type="float">
            <text:p>0.048646</text:p>
          </table:table-cell>
          <table:table-cell office:value-type="string" calcext:value-type="string">
            <text:p/>
          </table:table-cell>
          <table:table-cell office:value-type="float" office:value="0.0079" calcext:value-type="float">
            <text:p>0.0079</text:p>
          </table:table-cell>
          <table:table-cell office:value-type="float" office:value="0.05" calcext:value-type="float">
            <text:p>0.0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126" calcext:value-type="float">
            <text:p>0.049126</text:p>
          </table:table-cell>
          <table:table-cell office:value-type="string" calcext:value-type="string">
            <text:p/>
          </table:table-cell>
          <table:table-cell office:value-type="float" office:value="0.008" calcext:value-type="float">
            <text:p>0.008</text:p>
          </table:table-cell>
          <table:table-cell office:value-type="float" office:value="0.05" calcext:value-type="float">
            <text:p>0.05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605" calcext:value-type="float">
            <text:p>0.049605</text:p>
          </table:table-cell>
          <table:table-cell office:value-type="string" calcext:value-type="string">
            <text:p/>
          </table:table-cell>
          <table:table-cell office:value-type="float" office:value="0.0081" calcext:value-type="float">
            <text:p>0.0081</text:p>
          </table:table-cell>
          <table:table-cell office:value-type="float" office:value="0.05" calcext:value-type="float">
            <text:p>0.05</text:p>
          </table:table-cell>
          <table:table-cell office:value-type="float" office:value="0.0081" calcext:value-type="float">
            <text:p>0.0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0085" calcext:value-type="float">
            <text:p>0.050085</text:p>
          </table:table-cell>
          <table:table-cell office:value-type="string" calcext:value-type="string">
            <text:p/>
          </table:table-cell>
          <table:table-cell office:value-type="float" office:value="0.0082" calcext:value-type="float">
            <text:p>0.0082</text:p>
          </table:table-cell>
          <table:table-cell office:value-type="float" office:value="0.05" calcext:value-type="float">
            <text:p>0.05</text:p>
          </table:table-cell>
          <table:table-cell office:value-type="float" office:value="0.0082" calcext:value-type="float">
            <text:p>0.0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0564" calcext:value-type="float">
            <text:p>0.050564</text:p>
          </table:table-cell>
          <table:table-cell office:value-type="string" calcext:value-type="string">
            <text:p/>
          </table:table-cell>
          <table:table-cell office:value-type="float" office:value="0.0083" calcext:value-type="float">
            <text:p>0.0083</text:p>
          </table:table-cell>
          <table:table-cell office:value-type="float" office:value="0.05" calcext:value-type="float">
            <text:p>0.05</text:p>
          </table:table-cell>
          <table:table-cell office:value-type="float" office:value="0.0083" calcext:value-type="float">
            <text:p>0.0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1044" calcext:value-type="float">
            <text:p>0.051044</text:p>
          </table:table-cell>
          <table:table-cell office:value-type="string" calcext:value-type="string">
            <text:p/>
          </table:table-cell>
          <table:table-cell office:value-type="float" office:value="0.0084" calcext:value-type="float">
            <text:p>0.0084</text:p>
          </table:table-cell>
          <table:table-cell office:value-type="float" office:value="0.05" calcext:value-type="float">
            <text:p>0.05</text:p>
          </table:table-cell>
          <table:table-cell office:value-type="float" office:value="0.0084" calcext:value-type="float">
            <text:p>0.0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1523" calcext:value-type="float">
            <text:p>0.051523</text:p>
          </table:table-cell>
          <table:table-cell office:value-type="string" calcext:value-type="string">
            <text:p/>
          </table:table-cell>
          <table:table-cell office:value-type="float" office:value="0.0085" calcext:value-type="float">
            <text:p>0.0085</text:p>
          </table:table-cell>
          <table:table-cell office:value-type="float" office:value="0.05" calcext:value-type="float">
            <text:p>0.05</text:p>
          </table:table-cell>
          <table:table-cell office:value-type="float" office:value="0.0085" calcext:value-type="float">
            <text:p>0.0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003" calcext:value-type="float">
            <text:p>0.052003</text:p>
          </table:table-cell>
          <table:table-cell office:value-type="string" calcext:value-type="string">
            <text:p/>
          </table:table-cell>
          <table:table-cell office:value-type="float" office:value="0.0086" calcext:value-type="float">
            <text:p>0.0086</text:p>
          </table:table-cell>
          <table:table-cell office:value-type="float" office:value="0.05" calcext:value-type="float">
            <text:p>0.05</text:p>
          </table:table-cell>
          <table:table-cell office:value-type="float" office:value="0.0086" calcext:value-type="float">
            <text:p>0.0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483" calcext:value-type="float">
            <text:p>0.052483</text:p>
          </table:table-cell>
          <table:table-cell office:value-type="string" calcext:value-type="string">
            <text:p/>
          </table:table-cell>
          <table:table-cell office:value-type="float" office:value="0.0087" calcext:value-type="float">
            <text:p>0.0087</text:p>
          </table:table-cell>
          <table:table-cell office:value-type="float" office:value="0.05" calcext:value-type="float">
            <text:p>0.0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962" calcext:value-type="float">
            <text:p>0.052962</text:p>
          </table:table-cell>
          <table:table-cell office:value-type="string" calcext:value-type="string">
            <text:p/>
          </table:table-cell>
          <table:table-cell office:value-type="float" office:value="0.0088" calcext:value-type="float">
            <text:p>0.0088</text:p>
          </table:table-cell>
          <table:table-cell office:value-type="float" office:value="0.05" calcext:value-type="float">
            <text:p>0.05</text:p>
          </table:table-cell>
          <table:table-cell office:value-type="float" office:value="0.0088" calcext:value-type="float">
            <text:p>0.0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442" calcext:value-type="float">
            <text:p>0.053442</text:p>
          </table:table-cell>
          <table:table-cell office:value-type="string" calcext:value-type="string">
            <text:p/>
          </table:table-cell>
          <table:table-cell office:value-type="float" office:value="0.0089" calcext:value-type="float">
            <text:p>0.0089</text:p>
          </table:table-cell>
          <table:table-cell office:value-type="float" office:value="0.05" calcext:value-type="float">
            <text:p>0.05</text:p>
          </table:table-cell>
          <table:table-cell office:value-type="float" office:value="0.0089" calcext:value-type="float">
            <text:p>0.0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921" calcext:value-type="float">
            <text:p>0.053921</text:p>
          </table:table-cell>
          <table:table-cell office:value-type="string" calcext:value-type="string">
            <text:p/>
          </table:table-cell>
          <table:table-cell office:value-type="float" office:value="0.009" calcext:value-type="float">
            <text:p>0.009</text:p>
          </table:table-cell>
          <table:table-cell office:value-type="float" office:value="0.05" calcext:value-type="float">
            <text:p>0.05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401" calcext:value-type="float">
            <text:p>0.054401</text:p>
          </table:table-cell>
          <table:table-cell office:value-type="string" calcext:value-type="string">
            <text:p/>
          </table:table-cell>
          <table:table-cell office:value-type="float" office:value="0.0091" calcext:value-type="float">
            <text:p>0.0091</text:p>
          </table:table-cell>
          <table:table-cell office:value-type="float" office:value="0.05" calcext:value-type="float">
            <text:p>0.0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88" calcext:value-type="float">
            <text:p>0.05488</text:p>
          </table:table-cell>
          <table:table-cell office:value-type="string" calcext:value-type="string">
            <text:p/>
          </table:table-cell>
          <table:table-cell office:value-type="float" office:value="0.0092" calcext:value-type="float">
            <text:p>0.0092</text:p>
          </table:table-cell>
          <table:table-cell office:value-type="float" office:value="0.05" calcext:value-type="float">
            <text:p>0.05</text:p>
          </table:table-cell>
          <table:table-cell office:value-type="float" office:value="0.0092" calcext:value-type="float">
            <text:p>0.0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536" calcext:value-type="float">
            <text:p>0.05536</text:p>
          </table:table-cell>
          <table:table-cell office:value-type="string" calcext:value-type="string">
            <text:p/>
          </table:table-cell>
          <table:table-cell office:value-type="float" office:value="0.0093" calcext:value-type="float">
            <text:p>0.0093</text:p>
          </table:table-cell>
          <table:table-cell office:value-type="float" office:value="0.05" calcext:value-type="float">
            <text:p>0.05</text:p>
          </table:table-cell>
          <table:table-cell office:value-type="float" office:value="0.0093" calcext:value-type="float">
            <text:p>0.0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5839" calcext:value-type="float">
            <text:p>0.055839</text:p>
          </table:table-cell>
          <table:table-cell office:value-type="string" calcext:value-type="string">
            <text:p/>
          </table:table-cell>
          <table:table-cell office:value-type="float" office:value="0.0094" calcext:value-type="float">
            <text:p>0.0094</text:p>
          </table:table-cell>
          <table:table-cell office:value-type="float" office:value="0.05" calcext:value-type="float">
            <text:p>0.05</text:p>
          </table:table-cell>
          <table:table-cell office:value-type="float" office:value="0.0094" calcext:value-type="float">
            <text:p>0.0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6319" calcext:value-type="float">
            <text:p>0.056319</text:p>
          </table:table-cell>
          <table:table-cell office:value-type="string" calcext:value-type="string">
            <text:p/>
          </table:table-cell>
          <table:table-cell office:value-type="float" office:value="0.0095" calcext:value-type="float">
            <text:p>0.0095</text:p>
          </table:table-cell>
          <table:table-cell office:value-type="float" office:value="0.05" calcext:value-type="float">
            <text:p>0.05</text:p>
          </table:table-cell>
          <table:table-cell office:value-type="float" office:value="0.0095" calcext:value-type="float">
            <text:p>0.0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6799" calcext:value-type="float">
            <text:p>0.056799</text:p>
          </table:table-cell>
          <table:table-cell office:value-type="string" calcext:value-type="string">
            <text:p/>
          </table:table-cell>
          <table:table-cell office:value-type="float" office:value="0.0096" calcext:value-type="float">
            <text:p>0.0096</text:p>
          </table:table-cell>
          <table:table-cell office:value-type="float" office:value="0.05" calcext:value-type="float">
            <text:p>0.05</text:p>
          </table:table-cell>
          <table:table-cell office:value-type="float" office:value="0.0096" calcext:value-type="float">
            <text:p>0.0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7278" calcext:value-type="float">
            <text:p>0.057278</text:p>
          </table:table-cell>
          <table:table-cell office:value-type="string" calcext:value-type="string">
            <text:p/>
          </table:table-cell>
          <table:table-cell office:value-type="float" office:value="0.0097" calcext:value-type="float">
            <text:p>0.0097</text:p>
          </table:table-cell>
          <table:table-cell office:value-type="float" office:value="0.05" calcext:value-type="float">
            <text:p>0.05</text:p>
          </table:table-cell>
          <table:table-cell office:value-type="float" office:value="0.0097" calcext:value-type="float">
            <text:p>0.0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7758" calcext:value-type="float">
            <text:p>0.057758</text:p>
          </table:table-cell>
          <table:table-cell office:value-type="string" calcext:value-type="string">
            <text:p/>
          </table:table-cell>
          <table:table-cell office:value-type="float" office:value="0.0098" calcext:value-type="float">
            <text:p>0.0098</text:p>
          </table:table-cell>
          <table:table-cell office:value-type="float" office:value="0.05" calcext:value-type="float">
            <text:p>0.05</text:p>
          </table:table-cell>
          <table:table-cell office:value-type="float" office:value="0.0098" calcext:value-type="float">
            <text:p>0.0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237" calcext:value-type="float">
            <text:p>0.058237</text:p>
          </table:table-cell>
          <table:table-cell office:value-type="string" calcext:value-type="string">
            <text:p/>
          </table:table-cell>
          <table:table-cell office:value-type="float" office:value="0.0099" calcext:value-type="float">
            <text:p>0.0099</text:p>
          </table:table-cell>
          <table:table-cell office:value-type="float" office:value="0.05" calcext:value-type="float">
            <text:p>0.05</text:p>
          </table:table-cell>
          <table:table-cell office:value-type="float" office:value="0.0099" calcext:value-type="float">
            <text:p>0.0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717" calcext:value-type="float">
            <text:p>0.058717</text:p>
          </table:table-cell>
          <table:table-cell office:value-type="string" calcext:value-type="string">
            <text:p/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196" calcext:value-type="float">
            <text:p>0.059196</text:p>
          </table:table-cell>
          <table:table-cell office:value-type="string" calcext:value-type="string">
            <text:p/>
          </table:table-cell>
          <table:table-cell office:value-type="float" office:value="0.0101" calcext:value-type="float">
            <text:p>0.0101</text:p>
          </table:table-cell>
          <table:table-cell office:value-type="float" office:value="0.05" calcext:value-type="float">
            <text:p>0.05</text:p>
          </table:table-cell>
          <table:table-cell office:value-type="float" office:value="0.0101" calcext:value-type="float">
            <text:p>0.0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676" calcext:value-type="float">
            <text:p>0.059676</text:p>
          </table:table-cell>
          <table:table-cell office:value-type="string" calcext:value-type="string">
            <text:p/>
          </table:table-cell>
          <table:table-cell office:value-type="float" office:value="0.0102" calcext:value-type="float">
            <text:p>0.0102</text:p>
          </table:table-cell>
          <table:table-cell office:value-type="float" office:value="0.05" calcext:value-type="float">
            <text:p>0.05</text:p>
          </table:table-cell>
          <table:table-cell office:value-type="float" office:value="0.0102" calcext:value-type="float">
            <text:p>0.0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0156" calcext:value-type="float">
            <text:p>0.060156</text:p>
          </table:table-cell>
          <table:table-cell office:value-type="string" calcext:value-type="string">
            <text:p/>
          </table:table-cell>
          <table:table-cell office:value-type="float" office:value="0.0103" calcext:value-type="float">
            <text:p>0.0103</text:p>
          </table:table-cell>
          <table:table-cell office:value-type="float" office:value="0.05" calcext:value-type="float">
            <text:p>0.05</text:p>
          </table:table-cell>
          <table:table-cell office:value-type="float" office:value="0.0103" calcext:value-type="float">
            <text:p>0.0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0635" calcext:value-type="float">
            <text:p>0.060635</text:p>
          </table:table-cell>
          <table:table-cell office:value-type="string" calcext:value-type="string">
            <text:p/>
          </table:table-cell>
          <table:table-cell office:value-type="float" office:value="0.0104" calcext:value-type="float">
            <text:p>0.0104</text:p>
          </table:table-cell>
          <table:table-cell office:value-type="float" office:value="0.05" calcext:value-type="float">
            <text:p>0.05</text:p>
          </table:table-cell>
          <table:table-cell office:value-type="float" office:value="0.0104" calcext:value-type="float">
            <text:p>0.0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1115" calcext:value-type="float">
            <text:p>0.061115</text:p>
          </table:table-cell>
          <table:table-cell office:value-type="string" calcext:value-type="string">
            <text:p/>
          </table:table-cell>
          <table:table-cell office:value-type="float" office:value="0.0105" calcext:value-type="float">
            <text:p>0.0105</text:p>
          </table:table-cell>
          <table:table-cell office:value-type="float" office:value="0.05" calcext:value-type="float">
            <text:p>0.05</text:p>
          </table:table-cell>
          <table:table-cell office:value-type="float" office:value="0.0105" calcext:value-type="float">
            <text:p>0.0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1594" calcext:value-type="float">
            <text:p>0.061594</text:p>
          </table:table-cell>
          <table:table-cell office:value-type="string" calcext:value-type="string">
            <text:p/>
          </table:table-cell>
          <table:table-cell office:value-type="float" office:value="0.0106" calcext:value-type="float">
            <text:p>0.01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06" calcext:value-type="float">
            <text:p>0.0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2074" calcext:value-type="float">
            <text:p>0.062074</text:p>
          </table:table-cell>
          <table:table-cell office:value-type="string" calcext:value-type="string">
            <text:p/>
          </table:table-cell>
          <table:table-cell office:value-type="float" office:value="0.0107" calcext:value-type="float">
            <text:p>0.0107</text:p>
          </table:table-cell>
          <table:table-cell office:value-type="float" office:value="0.05" calcext:value-type="float">
            <text:p>0.05</text:p>
          </table:table-cell>
          <table:table-cell office:value-type="float" office:value="0.0107" calcext:value-type="float">
            <text:p>0.0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2553" calcext:value-type="float">
            <text:p>0.062553</text:p>
          </table:table-cell>
          <table:table-cell office:value-type="string" calcext:value-type="string">
            <text:p/>
          </table:table-cell>
          <table:table-cell office:value-type="float" office:value="0.0108" calcext:value-type="float">
            <text:p>0.0108</text:p>
          </table:table-cell>
          <table:table-cell office:value-type="float" office:value="0.05" calcext:value-type="float">
            <text:p>0.05</text:p>
          </table:table-cell>
          <table:table-cell office:value-type="float" office:value="0.0108" calcext:value-type="float">
            <text:p>0.0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3033" calcext:value-type="float">
            <text:p>0.063033</text:p>
          </table:table-cell>
          <table:table-cell office:value-type="string" calcext:value-type="string">
            <text:p/>
          </table:table-cell>
          <table:table-cell office:value-type="float" office:value="0.0109" calcext:value-type="float">
            <text:p>0.0109</text:p>
          </table:table-cell>
          <table:table-cell office:value-type="float" office:value="0.05" calcext:value-type="float">
            <text:p>0.05</text:p>
          </table:table-cell>
          <table:table-cell office:value-type="float" office:value="0.0109" calcext:value-type="float">
            <text:p>0.0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3512" calcext:value-type="float">
            <text:p>0.063512</text:p>
          </table:table-cell>
          <table:table-cell office:value-type="string" calcext:value-type="string">
            <text:p/>
          </table:table-cell>
          <table:table-cell office:value-type="float" office:value="0.011" calcext:value-type="float">
            <text:p>0.011</text:p>
          </table:table-cell>
          <table:table-cell office:value-type="float" office:value="0.05" calcext:value-type="float">
            <text:p>0.05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3992" calcext:value-type="float">
            <text:p>0.063992</text:p>
          </table:table-cell>
          <table:table-cell office:value-type="string" calcext:value-type="string">
            <text:p/>
          </table:table-cell>
          <table:table-cell office:value-type="float" office:value="0.0111" calcext:value-type="float">
            <text:p>0.0111</text:p>
          </table:table-cell>
          <table:table-cell office:value-type="float" office:value="0.05" calcext:value-type="float">
            <text:p>0.05</text:p>
          </table:table-cell>
          <table:table-cell office:value-type="float" office:value="0.0111" calcext:value-type="float">
            <text:p>0.0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4472" calcext:value-type="float">
            <text:p>0.064472</text:p>
          </table:table-cell>
          <table:table-cell office:value-type="string" calcext:value-type="string">
            <text:p/>
          </table:table-cell>
          <table:table-cell office:value-type="float" office:value="0.0112" calcext:value-type="float">
            <text:p>0.01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12" calcext:value-type="float">
            <text:p>0.0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4951" calcext:value-type="float">
            <text:p>0.064951</text:p>
          </table:table-cell>
          <table:table-cell office:value-type="string" calcext:value-type="string">
            <text:p/>
          </table:table-cell>
          <table:table-cell office:value-type="float" office:value="0.0113" calcext:value-type="float">
            <text:p>0.0113</text:p>
          </table:table-cell>
          <table:table-cell office:value-type="float" office:value="0.05" calcext:value-type="float">
            <text:p>0.05</text:p>
          </table:table-cell>
          <table:table-cell office:value-type="float" office:value="0.0113" calcext:value-type="float">
            <text:p>0.0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431" calcext:value-type="float">
            <text:p>0.065431</text:p>
          </table:table-cell>
          <table:table-cell office:value-type="string" calcext:value-type="string">
            <text:p/>
          </table:table-cell>
          <table:table-cell office:value-type="float" office:value="0.0114" calcext:value-type="float">
            <text:p>0.0114</text:p>
          </table:table-cell>
          <table:table-cell office:value-type="float" office:value="0.05" calcext:value-type="float">
            <text:p>0.05</text:p>
          </table:table-cell>
          <table:table-cell office:value-type="float" office:value="0.0114" calcext:value-type="float">
            <text:p>0.0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91" calcext:value-type="float">
            <text:p>0.06591</text:p>
          </table:table-cell>
          <table:table-cell office:value-type="string" calcext:value-type="string">
            <text:p/>
          </table:table-cell>
          <table:table-cell office:value-type="float" office:value="0.0115" calcext:value-type="float">
            <text:p>0.0115</text:p>
          </table:table-cell>
          <table:table-cell office:value-type="float" office:value="0.05" calcext:value-type="float">
            <text:p>0.05</text:p>
          </table:table-cell>
          <table:table-cell office:value-type="float" office:value="0.0115" calcext:value-type="float">
            <text:p>0.0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39" calcext:value-type="float">
            <text:p>0.06639</text:p>
          </table:table-cell>
          <table:table-cell office:value-type="string" calcext:value-type="string">
            <text:p/>
          </table:table-cell>
          <table:table-cell office:value-type="float" office:value="0.0116" calcext:value-type="float">
            <text:p>0.0116</text:p>
          </table:table-cell>
          <table:table-cell office:value-type="float" office:value="0.05" calcext:value-type="float">
            <text:p>0.05</text:p>
          </table:table-cell>
          <table:table-cell office:value-type="float" office:value="0.0116" calcext:value-type="float">
            <text:p>0.0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869" calcext:value-type="float">
            <text:p>0.066869</text:p>
          </table:table-cell>
          <table:table-cell office:value-type="string" calcext:value-type="string">
            <text:p/>
          </table:table-cell>
          <table:table-cell office:value-type="float" office:value="0.0117" calcext:value-type="float">
            <text:p>0.0117</text:p>
          </table:table-cell>
          <table:table-cell office:value-type="float" office:value="0.05" calcext:value-type="float">
            <text:p>0.05</text:p>
          </table:table-cell>
          <table:table-cell office:value-type="float" office:value="0.0117" calcext:value-type="float">
            <text:p>0.0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349" calcext:value-type="float">
            <text:p>0.067349</text:p>
          </table:table-cell>
          <table:table-cell office:value-type="string" calcext:value-type="string">
            <text:p/>
          </table:table-cell>
          <table:table-cell office:value-type="float" office:value="0.0118" calcext:value-type="float">
            <text:p>0.0118</text:p>
          </table:table-cell>
          <table:table-cell office:value-type="float" office:value="0.05" calcext:value-type="float">
            <text:p>0.05</text:p>
          </table:table-cell>
          <table:table-cell office:value-type="float" office:value="0.0118" calcext:value-type="float">
            <text:p>0.0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7829" calcext:value-type="float">
            <text:p>0.067829</text:p>
          </table:table-cell>
          <table:table-cell office:value-type="string" calcext:value-type="string">
            <text:p/>
          </table:table-cell>
          <table:table-cell office:value-type="float" office:value="0.0119" calcext:value-type="float">
            <text:p>0.0119</text:p>
          </table:table-cell>
          <table:table-cell office:value-type="float" office:value="0.05" calcext:value-type="float">
            <text:p>0.05</text:p>
          </table:table-cell>
          <table:table-cell office:value-type="float" office:value="0.0119" calcext:value-type="float">
            <text:p>0.0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308" calcext:value-type="float">
            <text:p>0.068308</text:p>
          </table:table-cell>
          <table:table-cell office:value-type="string" calcext:value-type="string">
            <text:p/>
          </table:table-cell>
          <table:table-cell office:value-type="float" office:value="0.012" calcext:value-type="float">
            <text:p>0.012</text:p>
          </table:table-cell>
          <table:table-cell office:value-type="float" office:value="0.05" calcext:value-type="float">
            <text:p>0.05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788" calcext:value-type="float">
            <text:p>0.068788</text:p>
          </table:table-cell>
          <table:table-cell office:value-type="string" calcext:value-type="string">
            <text:p/>
          </table:table-cell>
          <table:table-cell office:value-type="float" office:value="0.0121" calcext:value-type="float">
            <text:p>0.0121</text:p>
          </table:table-cell>
          <table:table-cell office:value-type="float" office:value="0.05" calcext:value-type="float">
            <text:p>0.05</text:p>
          </table:table-cell>
          <table:table-cell office:value-type="float" office:value="0.0121" calcext:value-type="float">
            <text:p>0.0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267" calcext:value-type="float">
            <text:p>0.069267</text:p>
          </table:table-cell>
          <table:table-cell office:value-type="string" calcext:value-type="string">
            <text:p/>
          </table:table-cell>
          <table:table-cell office:value-type="float" office:value="0.0122" calcext:value-type="float">
            <text:p>0.0122</text:p>
          </table:table-cell>
          <table:table-cell office:value-type="float" office:value="0.05" calcext:value-type="float">
            <text:p>0.05</text:p>
          </table:table-cell>
          <table:table-cell office:value-type="float" office:value="0.0122" calcext:value-type="float">
            <text:p>0.0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747" calcext:value-type="float">
            <text:p>0.069747</text:p>
          </table:table-cell>
          <table:table-cell office:value-type="string" calcext:value-type="string">
            <text:p/>
          </table:table-cell>
          <table:table-cell office:value-type="float" office:value="0.0123" calcext:value-type="float">
            <text:p>0.0123</text:p>
          </table:table-cell>
          <table:table-cell office:value-type="float" office:value="0.05" calcext:value-type="float">
            <text:p>0.05</text:p>
          </table:table-cell>
          <table:table-cell office:value-type="float" office:value="0.0123" calcext:value-type="float">
            <text:p>0.0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0226" calcext:value-type="float">
            <text:p>0.070226</text:p>
          </table:table-cell>
          <table:table-cell office:value-type="string" calcext:value-type="string">
            <text:p/>
          </table:table-cell>
          <table:table-cell office:value-type="float" office:value="0.0124" calcext:value-type="float">
            <text:p>0.0124</text:p>
          </table:table-cell>
          <table:table-cell office:value-type="float" office:value="0.05" calcext:value-type="float">
            <text:p>0.05</text:p>
          </table:table-cell>
          <table:table-cell office:value-type="float" office:value="0.0124" calcext:value-type="float">
            <text:p>0.0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0706" calcext:value-type="float">
            <text:p>0.070706</text:p>
          </table:table-cell>
          <table:table-cell office:value-type="string" calcext:value-type="string">
            <text:p/>
          </table:table-cell>
          <table:table-cell office:value-type="float" office:value="0.0125" calcext:value-type="float">
            <text:p>0.0125</text:p>
          </table:table-cell>
          <table:table-cell office:value-type="float" office:value="0.05" calcext:value-type="float">
            <text:p>0.05</text:p>
          </table:table-cell>
          <table:table-cell office:value-type="float" office:value="0.0125" calcext:value-type="float">
            <text:p>0.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185" calcext:value-type="float">
            <text:p>0.071185</text:p>
          </table:table-cell>
          <table:table-cell office:value-type="string" calcext:value-type="string">
            <text:p/>
          </table:table-cell>
          <table:table-cell office:value-type="float" office:value="0.0126" calcext:value-type="float">
            <text:p>0.0126</text:p>
          </table:table-cell>
          <table:table-cell office:value-type="float" office:value="0.05" calcext:value-type="float">
            <text:p>0.05</text:p>
          </table:table-cell>
          <table:table-cell office:value-type="float" office:value="0.0126" calcext:value-type="float">
            <text:p>0.0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665" calcext:value-type="float">
            <text:p>0.071665</text:p>
          </table:table-cell>
          <table:table-cell office:value-type="string" calcext:value-type="string">
            <text:p/>
          </table:table-cell>
          <table:table-cell office:value-type="float" office:value="0.0127" calcext:value-type="float">
            <text:p>0.0127</text:p>
          </table:table-cell>
          <table:table-cell office:value-type="float" office:value="0.05" calcext:value-type="float">
            <text:p>0.05</text:p>
          </table:table-cell>
          <table:table-cell office:value-type="float" office:value="0.0127" calcext:value-type="float">
            <text:p>0.0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145" calcext:value-type="float">
            <text:p>0.072145</text:p>
          </table:table-cell>
          <table:table-cell office:value-type="string" calcext:value-type="string">
            <text:p/>
          </table:table-cell>
          <table:table-cell office:value-type="float" office:value="0.0128" calcext:value-type="float">
            <text:p>0.0128</text:p>
          </table:table-cell>
          <table:table-cell office:value-type="float" office:value="0.05" calcext:value-type="float">
            <text:p>0.05</text:p>
          </table:table-cell>
          <table:table-cell office:value-type="float" office:value="0.0128" calcext:value-type="float">
            <text:p>0.0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624" calcext:value-type="float">
            <text:p>0.072624</text:p>
          </table:table-cell>
          <table:table-cell office:value-type="string" calcext:value-type="string">
            <text:p/>
          </table:table-cell>
          <table:table-cell office:value-type="float" office:value="0.0129" calcext:value-type="float">
            <text:p>0.0129</text:p>
          </table:table-cell>
          <table:table-cell office:value-type="float" office:value="0.05" calcext:value-type="float">
            <text:p>0.0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104" calcext:value-type="float">
            <text:p>0.073104</text:p>
          </table:table-cell>
          <table:table-cell office:value-type="string" calcext:value-type="string">
            <text:p/>
          </table:table-cell>
          <table:table-cell office:value-type="float" office:value="0.013" calcext:value-type="float">
            <text:p>0.013</text:p>
          </table:table-cell>
          <table:table-cell office:value-type="float" office:value="0.05" calcext:value-type="float">
            <text:p>0.05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583" calcext:value-type="float">
            <text:p>0.073583</text:p>
          </table:table-cell>
          <table:table-cell office:value-type="string" calcext:value-type="string">
            <text:p/>
          </table:table-cell>
          <table:table-cell office:value-type="float" office:value="0.0131" calcext:value-type="float">
            <text:p>0.0131</text:p>
          </table:table-cell>
          <table:table-cell office:value-type="float" office:value="0.05" calcext:value-type="float">
            <text:p>0.05</text:p>
          </table:table-cell>
          <table:table-cell office:value-type="float" office:value="0.0131" calcext:value-type="float">
            <text:p>0.0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042" calcext:value-type="float">
            <text:p>0.074042</text:p>
          </table:table-cell>
          <table:table-cell office:value-type="string" calcext:value-type="string">
            <text:p/>
          </table:table-cell>
          <table:table-cell office:value-type="float" office:value="0.0132" calcext:value-type="float">
            <text:p>0.0132</text:p>
          </table:table-cell>
          <table:table-cell office:value-type="float" office:value="0.05" calcext:value-type="float">
            <text:p>0.0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473" calcext:value-type="float">
            <text:p>0.074473</text:p>
          </table:table-cell>
          <table:table-cell office:value-type="string" calcext:value-type="string">
            <text:p/>
          </table:table-cell>
          <table:table-cell office:value-type="float" office:value="0.0133" calcext:value-type="float">
            <text:p>0.0133</text:p>
          </table:table-cell>
          <table:table-cell office:value-type="float" office:value="0.05" calcext:value-type="float">
            <text:p>0.05</text:p>
          </table:table-cell>
          <table:table-cell office:value-type="float" office:value="0.0133" calcext:value-type="float">
            <text:p>0.0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903" calcext:value-type="float">
            <text:p>0.074903</text:p>
          </table:table-cell>
          <table:table-cell office:value-type="string" calcext:value-type="string">
            <text:p/>
          </table:table-cell>
          <table:table-cell office:value-type="float" office:value="0.0134" calcext:value-type="float">
            <text:p>0.0134</text:p>
          </table:table-cell>
          <table:table-cell office:value-type="float" office:value="0.05" calcext:value-type="float">
            <text:p>0.0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334" calcext:value-type="float">
            <text:p>0.075334</text:p>
          </table:table-cell>
          <table:table-cell office:value-type="string" calcext:value-type="string">
            <text:p/>
          </table:table-cell>
          <table:table-cell office:value-type="float" office:value="0.0135" calcext:value-type="float">
            <text:p>0.0135</text:p>
          </table:table-cell>
          <table:table-cell office:value-type="float" office:value="0.05" calcext:value-type="float">
            <text:p>0.0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764" calcext:value-type="float">
            <text:p>0.075764</text:p>
          </table:table-cell>
          <table:table-cell office:value-type="string" calcext:value-type="string">
            <text:p/>
          </table:table-cell>
          <table:table-cell office:value-type="float" office:value="0.0136" calcext:value-type="float">
            <text:p>0.0136</text:p>
          </table:table-cell>
          <table:table-cell office:value-type="float" office:value="0.05" calcext:value-type="float">
            <text:p>0.05</text:p>
          </table:table-cell>
          <table:table-cell office:value-type="float" office:value="0.0136" calcext:value-type="float">
            <text:p>0.0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195" calcext:value-type="float">
            <text:p>0.076195</text:p>
          </table:table-cell>
          <table:table-cell office:value-type="string" calcext:value-type="string">
            <text:p/>
          </table:table-cell>
          <table:table-cell office:value-type="float" office:value="0.0137" calcext:value-type="float">
            <text:p>0.0137</text:p>
          </table:table-cell>
          <table:table-cell office:value-type="float" office:value="0.05" calcext:value-type="float">
            <text:p>0.0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625" calcext:value-type="float">
            <text:p>0.076625</text:p>
          </table:table-cell>
          <table:table-cell office:value-type="string" calcext:value-type="string">
            <text:p/>
          </table:table-cell>
          <table:table-cell office:value-type="float" office:value="0.0138" calcext:value-type="float">
            <text:p>0.0138</text:p>
          </table:table-cell>
          <table:table-cell office:value-type="float" office:value="0.05" calcext:value-type="float">
            <text:p>0.05</text:p>
          </table:table-cell>
          <table:table-cell office:value-type="float" office:value="0.0138" calcext:value-type="float">
            <text:p>0.0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055" calcext:value-type="float">
            <text:p>0.077055</text:p>
          </table:table-cell>
          <table:table-cell office:value-type="string" calcext:value-type="string">
            <text:p/>
          </table:table-cell>
          <table:table-cell office:value-type="float" office:value="0.0139" calcext:value-type="float">
            <text:p>0.0139</text:p>
          </table:table-cell>
          <table:table-cell office:value-type="float" office:value="0.05" calcext:value-type="float">
            <text:p>0.0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486" calcext:value-type="float">
            <text:p>0.077486</text:p>
          </table:table-cell>
          <table:table-cell office:value-type="string" calcext:value-type="string">
            <text:p/>
          </table:table-cell>
          <table:table-cell office:value-type="float" office:value="0.014" calcext:value-type="float">
            <text:p>0.014</text:p>
          </table:table-cell>
          <table:table-cell office:value-type="float" office:value="0.05" calcext:value-type="float">
            <text:p>0.05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916" calcext:value-type="float">
            <text:p>0.077916</text:p>
          </table:table-cell>
          <table:table-cell office:value-type="string" calcext:value-type="string">
            <text:p/>
          </table:table-cell>
          <table:table-cell office:value-type="float" office:value="0.0141" calcext:value-type="float">
            <text:p>0.0141</text:p>
          </table:table-cell>
          <table:table-cell office:value-type="float" office:value="0.05" calcext:value-type="float">
            <text:p>0.05</text:p>
          </table:table-cell>
          <table:table-cell office:value-type="float" office:value="0.0141" calcext:value-type="float">
            <text:p>0.0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347" calcext:value-type="float">
            <text:p>0.078347</text:p>
          </table:table-cell>
          <table:table-cell office:value-type="string" calcext:value-type="string">
            <text:p/>
          </table:table-cell>
          <table:table-cell office:value-type="float" office:value="0.0142" calcext:value-type="float">
            <text:p>0.0142</text:p>
          </table:table-cell>
          <table:table-cell office:value-type="float" office:value="0.05" calcext:value-type="float">
            <text:p>0.0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777" calcext:value-type="float">
            <text:p>0.078777</text:p>
          </table:table-cell>
          <table:table-cell office:value-type="string" calcext:value-type="string">
            <text:p/>
          </table:table-cell>
          <table:table-cell office:value-type="float" office:value="0.0143" calcext:value-type="float">
            <text:p>0.0143</text:p>
          </table:table-cell>
          <table:table-cell office:value-type="float" office:value="0.05" calcext:value-type="float">
            <text:p>0.05</text:p>
          </table:table-cell>
          <table:table-cell office:value-type="float" office:value="0.0143" calcext:value-type="float">
            <text:p>0.0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9208" calcext:value-type="float">
            <text:p>0.079208</text:p>
          </table:table-cell>
          <table:table-cell office:value-type="string" calcext:value-type="string">
            <text:p/>
          </table:table-cell>
          <table:table-cell office:value-type="float" office:value="0.0144" calcext:value-type="float">
            <text:p>0.0144</text:p>
          </table:table-cell>
          <table:table-cell office:value-type="float" office:value="0.05" calcext:value-type="float">
            <text:p>0.05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9638" calcext:value-type="float">
            <text:p>0.079638</text:p>
          </table:table-cell>
          <table:table-cell office:value-type="string" calcext:value-type="string">
            <text:p/>
          </table:table-cell>
          <table:table-cell office:value-type="float" office:value="0.0145" calcext:value-type="float">
            <text:p>0.0145</text:p>
          </table:table-cell>
          <table:table-cell office:value-type="float" office:value="0.05" calcext:value-type="float">
            <text:p>0.0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0069" calcext:value-type="float">
            <text:p>0.080069</text:p>
          </table:table-cell>
          <table:table-cell office:value-type="string" calcext:value-type="string">
            <text:p/>
          </table:table-cell>
          <table:table-cell office:value-type="float" office:value="0.0146" calcext:value-type="float">
            <text:p>0.0146</text:p>
          </table:table-cell>
          <table:table-cell office:value-type="float" office:value="0.05" calcext:value-type="float">
            <text:p>0.0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0499" calcext:value-type="float">
            <text:p>0.080499</text:p>
          </table:table-cell>
          <table:table-cell office:value-type="string" calcext:value-type="string">
            <text:p/>
          </table:table-cell>
          <table:table-cell office:value-type="float" office:value="0.0147" calcext:value-type="float">
            <text:p>0.0147</text:p>
          </table:table-cell>
          <table:table-cell office:value-type="float" office:value="0.05" calcext:value-type="float">
            <text:p>0.05</text:p>
          </table:table-cell>
          <table:table-cell office:value-type="float" office:value="0.0147" calcext:value-type="float">
            <text:p>0.0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093" calcext:value-type="float">
            <text:p>0.08093</text:p>
          </table:table-cell>
          <table:table-cell office:value-type="string" calcext:value-type="string">
            <text:p/>
          </table:table-cell>
          <table:table-cell office:value-type="float" office:value="0.0148" calcext:value-type="float">
            <text:p>0.0148</text:p>
          </table:table-cell>
          <table:table-cell office:value-type="float" office:value="0.05" calcext:value-type="float">
            <text:p>0.05</text:p>
          </table:table-cell>
          <table:table-cell office:value-type="float" office:value="0.0148" calcext:value-type="float">
            <text:p>0.0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136" calcext:value-type="float">
            <text:p>0.08136</text:p>
          </table:table-cell>
          <table:table-cell office:value-type="string" calcext:value-type="string">
            <text:p/>
          </table:table-cell>
          <table:table-cell office:value-type="float" office:value="0.0149" calcext:value-type="float">
            <text:p>0.0149</text:p>
          </table:table-cell>
          <table:table-cell office:value-type="float" office:value="0.05" calcext:value-type="float">
            <text:p>0.0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1791" calcext:value-type="float">
            <text:p>0.081791</text:p>
          </table:table-cell>
          <table:table-cell office:value-type="string" calcext:value-type="string">
            <text:p/>
          </table:table-cell>
          <table:table-cell office:value-type="float" office:value="0.015" calcext:value-type="float">
            <text:p>0.015</text:p>
          </table:table-cell>
          <table:table-cell office:value-type="float" office:value="0.05" calcext:value-type="float">
            <text:p>0.0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221" calcext:value-type="float">
            <text:p>0.082221</text:p>
          </table:table-cell>
          <table:table-cell office:value-type="string" calcext:value-type="string">
            <text:p/>
          </table:table-cell>
          <table:table-cell office:value-type="float" office:value="0.0151" calcext:value-type="float">
            <text:p>0.0151</text:p>
          </table:table-cell>
          <table:table-cell office:value-type="float" office:value="0.05" calcext:value-type="float">
            <text:p>0.05</text:p>
          </table:table-cell>
          <table:table-cell office:value-type="float" office:value="0.0151" calcext:value-type="float">
            <text:p>0.0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652" calcext:value-type="float">
            <text:p>0.082652</text:p>
          </table:table-cell>
          <table:table-cell office:value-type="string" calcext:value-type="string">
            <text:p/>
          </table:table-cell>
          <table:table-cell office:value-type="float" office:value="0.0152" calcext:value-type="float">
            <text:p>0.0152</text:p>
          </table:table-cell>
          <table:table-cell office:value-type="float" office:value="0.05" calcext:value-type="float">
            <text:p>0.05</text:p>
          </table:table-cell>
          <table:table-cell office:value-type="float" office:value="0.0152" calcext:value-type="float">
            <text:p>0.0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3082" calcext:value-type="float">
            <text:p>0.083082</text:p>
          </table:table-cell>
          <table:table-cell office:value-type="string" calcext:value-type="string">
            <text:p/>
          </table:table-cell>
          <table:table-cell office:value-type="float" office:value="0.0153" calcext:value-type="float">
            <text:p>0.0153</text:p>
          </table:table-cell>
          <table:table-cell office:value-type="float" office:value="0.05" calcext:value-type="float">
            <text:p>0.05</text:p>
          </table:table-cell>
          <table:table-cell office:value-type="float" office:value="0.0153" calcext:value-type="float">
            <text:p>0.0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3513" calcext:value-type="float">
            <text:p>0.083513</text:p>
          </table:table-cell>
          <table:table-cell office:value-type="string" calcext:value-type="string">
            <text:p/>
          </table:table-cell>
          <table:table-cell office:value-type="float" office:value="0.0154" calcext:value-type="float">
            <text:p>0.0154</text:p>
          </table:table-cell>
          <table:table-cell office:value-type="float" office:value="0.05" calcext:value-type="float">
            <text:p>0.05</text:p>
          </table:table-cell>
          <table:table-cell office:value-type="float" office:value="0.0154" calcext:value-type="float">
            <text:p>0.0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3943" calcext:value-type="float">
            <text:p>0.083943</text:p>
          </table:table-cell>
          <table:table-cell office:value-type="string" calcext:value-type="string">
            <text:p/>
          </table:table-cell>
          <table:table-cell office:value-type="float" office:value="0.0155" calcext:value-type="float">
            <text:p>0.0155</text:p>
          </table:table-cell>
          <table:table-cell office:value-type="float" office:value="0.05" calcext:value-type="float">
            <text:p>0.0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4374" calcext:value-type="float">
            <text:p>0.084374</text:p>
          </table:table-cell>
          <table:table-cell office:value-type="string" calcext:value-type="string">
            <text:p/>
          </table:table-cell>
          <table:table-cell office:value-type="float" office:value="0.0156" calcext:value-type="float">
            <text:p>0.0156</text:p>
          </table:table-cell>
          <table:table-cell office:value-type="float" office:value="0.05" calcext:value-type="float">
            <text:p>0.05</text:p>
          </table:table-cell>
          <table:table-cell office:value-type="float" office:value="0.0156" calcext:value-type="float">
            <text:p>0.0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4804" calcext:value-type="float">
            <text:p>0.084804</text:p>
          </table:table-cell>
          <table:table-cell office:value-type="string" calcext:value-type="string">
            <text:p/>
          </table:table-cell>
          <table:table-cell office:value-type="float" office:value="0.0157" calcext:value-type="float">
            <text:p>0.01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5234" calcext:value-type="float">
            <text:p>0.085234</text:p>
          </table:table-cell>
          <table:table-cell office:value-type="string" calcext:value-type="string">
            <text:p/>
          </table:table-cell>
          <table:table-cell office:value-type="float" office:value="0.0158" calcext:value-type="float">
            <text:p>0.0158</text:p>
          </table:table-cell>
          <table:table-cell office:value-type="float" office:value="0.05" calcext:value-type="float">
            <text:p>0.05</text:p>
          </table:table-cell>
          <table:table-cell office:value-type="float" office:value="0.0158" calcext:value-type="float">
            <text:p>0.0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5665" calcext:value-type="float">
            <text:p>0.085665</text:p>
          </table:table-cell>
          <table:table-cell office:value-type="string" calcext:value-type="string">
            <text:p/>
          </table:table-cell>
          <table:table-cell office:value-type="float" office:value="0.0159" calcext:value-type="float">
            <text:p>0.0159</text:p>
          </table:table-cell>
          <table:table-cell office:value-type="float" office:value="0.05" calcext:value-type="float">
            <text:p>0.05</text:p>
          </table:table-cell>
          <table:table-cell office:value-type="float" office:value="0.0159" calcext:value-type="float">
            <text:p>0.0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6095" calcext:value-type="float">
            <text:p>0.086095</text:p>
          </table:table-cell>
          <table:table-cell office:value-type="string" calcext:value-type="string">
            <text:p/>
          </table:table-cell>
          <table:table-cell office:value-type="float" office:value="0.016" calcext:value-type="float">
            <text:p>0.016</text:p>
          </table:table-cell>
          <table:table-cell office:value-type="float" office:value="0.05" calcext:value-type="float">
            <text:p>0.05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6526" calcext:value-type="float">
            <text:p>0.086526</text:p>
          </table:table-cell>
          <table:table-cell office:value-type="string" calcext:value-type="string">
            <text:p/>
          </table:table-cell>
          <table:table-cell office:value-type="float" office:value="0.0161" calcext:value-type="float">
            <text:p>0.0161</text:p>
          </table:table-cell>
          <table:table-cell office:value-type="float" office:value="0.05" calcext:value-type="float">
            <text:p>0.0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6956" calcext:value-type="float">
            <text:p>0.086956</text:p>
          </table:table-cell>
          <table:table-cell office:value-type="string" calcext:value-type="string">
            <text:p/>
          </table:table-cell>
          <table:table-cell office:value-type="float" office:value="0.0162" calcext:value-type="float">
            <text:p>0.0162</text:p>
          </table:table-cell>
          <table:table-cell office:value-type="float" office:value="0.05" calcext:value-type="float">
            <text:p>0.05</text:p>
          </table:table-cell>
          <table:table-cell office:value-type="float" office:value="0.0162" calcext:value-type="float">
            <text:p>0.0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7387" calcext:value-type="float">
            <text:p>0.087387</text:p>
          </table:table-cell>
          <table:table-cell office:value-type="string" calcext:value-type="string">
            <text:p/>
          </table:table-cell>
          <table:table-cell office:value-type="float" office:value="0.0163" calcext:value-type="float">
            <text:p>0.0163</text:p>
          </table:table-cell>
          <table:table-cell office:value-type="float" office:value="0.05" calcext:value-type="float">
            <text:p>0.05</text:p>
          </table:table-cell>
          <table:table-cell office:value-type="float" office:value="0.0163" calcext:value-type="float">
            <text:p>0.0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7817" calcext:value-type="float">
            <text:p>0.087817</text:p>
          </table:table-cell>
          <table:table-cell office:value-type="string" calcext:value-type="string">
            <text:p/>
          </table:table-cell>
          <table:table-cell office:value-type="float" office:value="0.0164" calcext:value-type="float">
            <text:p>0.0164</text:p>
          </table:table-cell>
          <table:table-cell office:value-type="float" office:value="0.05" calcext:value-type="float">
            <text:p>0.0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8248" calcext:value-type="float">
            <text:p>0.088248</text:p>
          </table:table-cell>
          <table:table-cell office:value-type="string" calcext:value-type="string">
            <text:p/>
          </table:table-cell>
          <table:table-cell office:value-type="float" office:value="0.0165" calcext:value-type="float">
            <text:p>0.0165</text:p>
          </table:table-cell>
          <table:table-cell office:value-type="float" office:value="0.05" calcext:value-type="float">
            <text:p>0.05</text:p>
          </table:table-cell>
          <table:table-cell office:value-type="float" office:value="0.0165" calcext:value-type="float">
            <text:p>0.0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8678" calcext:value-type="float">
            <text:p>0.088678</text:p>
          </table:table-cell>
          <table:table-cell office:value-type="string" calcext:value-type="string">
            <text:p/>
          </table:table-cell>
          <table:table-cell office:value-type="float" office:value="0.0166" calcext:value-type="float">
            <text:p>0.0166</text:p>
          </table:table-cell>
          <table:table-cell office:value-type="float" office:value="0.05" calcext:value-type="float">
            <text:p>0.05</text:p>
          </table:table-cell>
          <table:table-cell office:value-type="float" office:value="0.0166" calcext:value-type="float">
            <text:p>0.0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9109" calcext:value-type="float">
            <text:p>0.089109</text:p>
          </table:table-cell>
          <table:table-cell office:value-type="string" calcext:value-type="string">
            <text:p/>
          </table:table-cell>
          <table:table-cell office:value-type="float" office:value="0.0167" calcext:value-type="float">
            <text:p>0.0167</text:p>
          </table:table-cell>
          <table:table-cell office:value-type="float" office:value="0.05" calcext:value-type="float">
            <text:p>0.05</text:p>
          </table:table-cell>
          <table:table-cell office:value-type="float" office:value="0.0167" calcext:value-type="float">
            <text:p>0.0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9539" calcext:value-type="float">
            <text:p>0.089539</text:p>
          </table:table-cell>
          <table:table-cell office:value-type="string" calcext:value-type="string">
            <text:p/>
          </table:table-cell>
          <table:table-cell office:value-type="float" office:value="0.0168" calcext:value-type="float">
            <text:p>0.0168</text:p>
          </table:table-cell>
          <table:table-cell office:value-type="float" office:value="0.05" calcext:value-type="float">
            <text:p>0.05</text:p>
          </table:table-cell>
          <table:table-cell office:value-type="float" office:value="0.0168" calcext:value-type="float">
            <text:p>0.0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997" calcext:value-type="float">
            <text:p>0.08997</text:p>
          </table:table-cell>
          <table:table-cell office:value-type="string" calcext:value-type="string">
            <text:p/>
          </table:table-cell>
          <table:table-cell office:value-type="float" office:value="0.0169" calcext:value-type="float">
            <text:p>0.0169</text:p>
          </table:table-cell>
          <table:table-cell office:value-type="float" office:value="0.05" calcext:value-type="float">
            <text:p>0.05</text:p>
          </table:table-cell>
          <table:table-cell office:value-type="float" office:value="0.0169" calcext:value-type="float">
            <text:p>0.0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04" calcext:value-type="float">
            <text:p>0.0904</text:p>
          </table:table-cell>
          <table:table-cell office:value-type="string" calcext:value-type="string">
            <text:p/>
          </table:table-cell>
          <table:table-cell office:value-type="float" office:value="0.017" calcext:value-type="float">
            <text:p>0.017</text:p>
          </table:table-cell>
          <table:table-cell office:value-type="float" office:value="0.05" calcext:value-type="float">
            <text:p>0.05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0831" calcext:value-type="float">
            <text:p>0.090831</text:p>
          </table:table-cell>
          <table:table-cell office:value-type="string" calcext:value-type="string">
            <text:p/>
          </table:table-cell>
          <table:table-cell office:value-type="float" office:value="0.0171" calcext:value-type="float">
            <text:p>0.0171</text:p>
          </table:table-cell>
          <table:table-cell office:value-type="float" office:value="0.05" calcext:value-type="float">
            <text:p>0.05</text:p>
          </table:table-cell>
          <table:table-cell office:value-type="float" office:value="0.0171" calcext:value-type="float">
            <text:p>0.0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1261" calcext:value-type="float">
            <text:p>0.091261</text:p>
          </table:table-cell>
          <table:table-cell office:value-type="string" calcext:value-type="string">
            <text:p/>
          </table:table-cell>
          <table:table-cell office:value-type="float" office:value="0.0172" calcext:value-type="float">
            <text:p>0.0172</text:p>
          </table:table-cell>
          <table:table-cell office:value-type="float" office:value="0.05" calcext:value-type="float">
            <text:p>0.05</text:p>
          </table:table-cell>
          <table:table-cell office:value-type="float" office:value="0.0172" calcext:value-type="float">
            <text:p>0.0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1692" calcext:value-type="float">
            <text:p>0.091692</text:p>
          </table:table-cell>
          <table:table-cell office:value-type="string" calcext:value-type="string">
            <text:p/>
          </table:table-cell>
          <table:table-cell office:value-type="float" office:value="0.0173" calcext:value-type="float">
            <text:p>0.0173</text:p>
          </table:table-cell>
          <table:table-cell office:value-type="float" office:value="0.05" calcext:value-type="float">
            <text:p>0.05</text:p>
          </table:table-cell>
          <table:table-cell office:value-type="float" office:value="0.0173" calcext:value-type="float">
            <text:p>0.0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122" calcext:value-type="float">
            <text:p>0.092122</text:p>
          </table:table-cell>
          <table:table-cell office:value-type="string" calcext:value-type="string">
            <text:p/>
          </table:table-cell>
          <table:table-cell office:value-type="float" office:value="0.0174" calcext:value-type="float">
            <text:p>0.0174</text:p>
          </table:table-cell>
          <table:table-cell office:value-type="float" office:value="0.05" calcext:value-type="float">
            <text:p>0.0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553" calcext:value-type="float">
            <text:p>0.092553</text:p>
          </table:table-cell>
          <table:table-cell office:value-type="string" calcext:value-type="string">
            <text:p/>
          </table:table-cell>
          <table:table-cell office:value-type="float" office:value="0.0175" calcext:value-type="float">
            <text:p>0.0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983" calcext:value-type="float">
            <text:p>0.092983</text:p>
          </table:table-cell>
          <table:table-cell office:value-type="string" calcext:value-type="string">
            <text:p/>
          </table:table-cell>
          <table:table-cell office:value-type="float" office:value="0.0176" calcext:value-type="float">
            <text:p>0.0176</text:p>
          </table:table-cell>
          <table:table-cell office:value-type="float" office:value="0.05" calcext:value-type="float">
            <text:p>0.05</text:p>
          </table:table-cell>
          <table:table-cell office:value-type="float" office:value="0.0176" calcext:value-type="float">
            <text:p>0.0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3414" calcext:value-type="float">
            <text:p>0.093414</text:p>
          </table:table-cell>
          <table:table-cell office:value-type="string" calcext:value-type="string">
            <text:p/>
          </table:table-cell>
          <table:table-cell office:value-type="float" office:value="0.0177" calcext:value-type="float">
            <text:p>0.0177</text:p>
          </table:table-cell>
          <table:table-cell office:value-type="float" office:value="0.05" calcext:value-type="float">
            <text:p>0.0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3844" calcext:value-type="float">
            <text:p>0.093844</text:p>
          </table:table-cell>
          <table:table-cell office:value-type="string" calcext:value-type="string">
            <text:p/>
          </table:table-cell>
          <table:table-cell office:value-type="float" office:value="0.0178" calcext:value-type="float">
            <text:p>0.0178</text:p>
          </table:table-cell>
          <table:table-cell office:value-type="float" office:value="0.05" calcext:value-type="float">
            <text:p>0.05</text:p>
          </table:table-cell>
          <table:table-cell office:value-type="float" office:value="0.0178" calcext:value-type="float">
            <text:p>0.0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4274" calcext:value-type="float">
            <text:p>0.094274</text:p>
          </table:table-cell>
          <table:table-cell office:value-type="string" calcext:value-type="string">
            <text:p/>
          </table:table-cell>
          <table:table-cell office:value-type="float" office:value="0.0179" calcext:value-type="float">
            <text:p>0.0179</text:p>
          </table:table-cell>
          <table:table-cell office:value-type="float" office:value="0.05" calcext:value-type="float">
            <text:p>0.0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4705" calcext:value-type="float">
            <text:p>0.094705</text:p>
          </table:table-cell>
          <table:table-cell office:value-type="string" calcext:value-type="string">
            <text:p/>
          </table:table-cell>
          <table:table-cell office:value-type="float" office:value="0.018" calcext:value-type="float">
            <text:p>0.018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5135" calcext:value-type="float">
            <text:p>0.095135</text:p>
          </table:table-cell>
          <table:table-cell office:value-type="string" calcext:value-type="string">
            <text:p/>
          </table:table-cell>
          <table:table-cell office:value-type="float" office:value="0.0181" calcext:value-type="float">
            <text:p>0.0181</text:p>
          </table:table-cell>
          <table:table-cell office:value-type="float" office:value="0.05" calcext:value-type="float">
            <text:p>0.05</text:p>
          </table:table-cell>
          <table:table-cell office:value-type="float" office:value="0.0181" calcext:value-type="float">
            <text:p>0.0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5566" calcext:value-type="float">
            <text:p>0.095566</text:p>
          </table:table-cell>
          <table:table-cell office:value-type="string" calcext:value-type="string">
            <text:p/>
          </table:table-cell>
          <table:table-cell office:value-type="float" office:value="0.0182" calcext:value-type="float">
            <text:p>0.0182</text:p>
          </table:table-cell>
          <table:table-cell office:value-type="float" office:value="0.05" calcext:value-type="float">
            <text:p>0.05</text:p>
          </table:table-cell>
          <table:table-cell office:value-type="float" office:value="0.0182" calcext:value-type="float">
            <text:p>0.0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5996" calcext:value-type="float">
            <text:p>0.095996</text:p>
          </table:table-cell>
          <table:table-cell office:value-type="string" calcext:value-type="string">
            <text:p/>
          </table:table-cell>
          <table:table-cell office:value-type="float" office:value="0.0183" calcext:value-type="float">
            <text:p>0.0183</text:p>
          </table:table-cell>
          <table:table-cell office:value-type="float" office:value="0.05" calcext:value-type="float">
            <text:p>0.05</text:p>
          </table:table-cell>
          <table:table-cell office:value-type="float" office:value="0.0183" calcext:value-type="float">
            <text:p>0.0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427" calcext:value-type="float">
            <text:p>0.096427</text:p>
          </table:table-cell>
          <table:table-cell office:value-type="string" calcext:value-type="string">
            <text:p/>
          </table:table-cell>
          <table:table-cell office:value-type="float" office:value="0.0184" calcext:value-type="float">
            <text:p>0.0184</text:p>
          </table:table-cell>
          <table:table-cell office:value-type="float" office:value="0.05" calcext:value-type="float">
            <text:p>0.05</text:p>
          </table:table-cell>
          <table:table-cell office:value-type="float" office:value="0.0184" calcext:value-type="float">
            <text:p>0.0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836" calcext:value-type="float">
            <text:p>0.096836</text:p>
          </table:table-cell>
          <table:table-cell office:value-type="string" calcext:value-type="string">
            <text:p/>
          </table:table-cell>
          <table:table-cell office:value-type="float" office:value="0.0185" calcext:value-type="float">
            <text:p>0.0185</text:p>
          </table:table-cell>
          <table:table-cell office:value-type="float" office:value="0.05" calcext:value-type="float">
            <text:p>0.05</text:p>
          </table:table-cell>
          <table:table-cell office:value-type="float" office:value="0.0185" calcext:value-type="float">
            <text:p>0.0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7238" calcext:value-type="float">
            <text:p>0.097238</text:p>
          </table:table-cell>
          <table:table-cell office:value-type="string" calcext:value-type="string">
            <text:p/>
          </table:table-cell>
          <table:table-cell office:value-type="float" office:value="0.0186" calcext:value-type="float">
            <text:p>0.0186</text:p>
          </table:table-cell>
          <table:table-cell office:value-type="float" office:value="0.05" calcext:value-type="float">
            <text:p>0.05</text:p>
          </table:table-cell>
          <table:table-cell office:value-type="float" office:value="0.0186" calcext:value-type="float">
            <text:p>0.0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7641" calcext:value-type="float">
            <text:p>0.097641</text:p>
          </table:table-cell>
          <table:table-cell office:value-type="string" calcext:value-type="string">
            <text:p/>
          </table:table-cell>
          <table:table-cell office:value-type="float" office:value="0.0187" calcext:value-type="float">
            <text:p>0.018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7" calcext:value-type="float">
            <text:p>0.0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8044" calcext:value-type="float">
            <text:p>0.098044</text:p>
          </table:table-cell>
          <table:table-cell office:value-type="string" calcext:value-type="string">
            <text:p/>
          </table:table-cell>
          <table:table-cell office:value-type="float" office:value="0.0188" calcext:value-type="float">
            <text:p>0.0188</text:p>
          </table:table-cell>
          <table:table-cell office:value-type="float" office:value="0.05" calcext:value-type="float">
            <text:p>0.05</text:p>
          </table:table-cell>
          <table:table-cell office:value-type="float" office:value="0.0188" calcext:value-type="float">
            <text:p>0.0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8447" calcext:value-type="float">
            <text:p>0.098447</text:p>
          </table:table-cell>
          <table:table-cell office:value-type="string" calcext:value-type="string">
            <text:p/>
          </table:table-cell>
          <table:table-cell office:value-type="float" office:value="0.0189" calcext:value-type="float">
            <text:p>0.0189</text:p>
          </table:table-cell>
          <table:table-cell office:value-type="float" office:value="0.05" calcext:value-type="float">
            <text:p>0.05</text:p>
          </table:table-cell>
          <table:table-cell office:value-type="float" office:value="0.0189" calcext:value-type="float">
            <text:p>0.0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885" calcext:value-type="float">
            <text:p>0.09885</text:p>
          </table:table-cell>
          <table:table-cell office:value-type="string" calcext:value-type="string">
            <text:p/>
          </table:table-cell>
          <table:table-cell office:value-type="float" office:value="0.019" calcext:value-type="float">
            <text:p>0.019</text:p>
          </table:table-cell>
          <table:table-cell office:value-type="float" office:value="0.05" calcext:value-type="float">
            <text:p>0.05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9253" calcext:value-type="float">
            <text:p>0.099253</text:p>
          </table:table-cell>
          <table:table-cell office:value-type="string" calcext:value-type="string">
            <text:p/>
          </table:table-cell>
          <table:table-cell office:value-type="float" office:value="0.0191" calcext:value-type="float">
            <text:p>0.0191</text:p>
          </table:table-cell>
          <table:table-cell office:value-type="float" office:value="0.05" calcext:value-type="float">
            <text:p>0.05</text:p>
          </table:table-cell>
          <table:table-cell office:value-type="float" office:value="0.0191" calcext:value-type="float">
            <text:p>0.0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9656" calcext:value-type="float">
            <text:p>0.099656</text:p>
          </table:table-cell>
          <table:table-cell office:value-type="string" calcext:value-type="string">
            <text:p/>
          </table:table-cell>
          <table:table-cell office:value-type="float" office:value="0.0192" calcext:value-type="float">
            <text:p>0.0192</text:p>
          </table:table-cell>
          <table:table-cell office:value-type="float" office:value="0.05" calcext:value-type="float">
            <text:p>0.05</text:p>
          </table:table-cell>
          <table:table-cell office:value-type="float" office:value="0.0192" calcext:value-type="float">
            <text:p>0.0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006" calcext:value-type="float">
            <text:p>0.10006</text:p>
          </table:table-cell>
          <table:table-cell office:value-type="string" calcext:value-type="string">
            <text:p/>
          </table:table-cell>
          <table:table-cell office:value-type="float" office:value="0.0193" calcext:value-type="float">
            <text:p>0.0193</text:p>
          </table:table-cell>
          <table:table-cell office:value-type="float" office:value="0.05" calcext:value-type="float">
            <text:p>0.0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046" calcext:value-type="float">
            <text:p>0.10046</text:p>
          </table:table-cell>
          <table:table-cell office:value-type="string" calcext:value-type="string">
            <text:p/>
          </table:table-cell>
          <table:table-cell office:value-type="float" office:value="0.0194" calcext:value-type="float">
            <text:p>0.0194</text:p>
          </table:table-cell>
          <table:table-cell office:value-type="float" office:value="0.05" calcext:value-type="float">
            <text:p>0.05</text:p>
          </table:table-cell>
          <table:table-cell office:value-type="float" office:value="0.0194" calcext:value-type="float">
            <text:p>0.0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086" calcext:value-type="float">
            <text:p>0.10086</text:p>
          </table:table-cell>
          <table:table-cell office:value-type="string" calcext:value-type="string">
            <text:p/>
          </table:table-cell>
          <table:table-cell office:value-type="float" office:value="0.0195" calcext:value-type="float">
            <text:p>0.0195</text:p>
          </table:table-cell>
          <table:table-cell office:value-type="float" office:value="0.05" calcext:value-type="float">
            <text:p>0.0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127" calcext:value-type="float">
            <text:p>0.10127</text:p>
          </table:table-cell>
          <table:table-cell office:value-type="string" calcext:value-type="string">
            <text:p/>
          </table:table-cell>
          <table:table-cell office:value-type="float" office:value="0.0196" calcext:value-type="float">
            <text:p>0.0196</text:p>
          </table:table-cell>
          <table:table-cell office:value-type="float" office:value="0.05" calcext:value-type="float">
            <text:p>0.05</text:p>
          </table:table-cell>
          <table:table-cell office:value-type="float" office:value="0.0196" calcext:value-type="float">
            <text:p>0.0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167" calcext:value-type="float">
            <text:p>0.10167</text:p>
          </table:table-cell>
          <table:table-cell office:value-type="string" calcext:value-type="string">
            <text:p/>
          </table:table-cell>
          <table:table-cell office:value-type="float" office:value="0.0197" calcext:value-type="float">
            <text:p>0.0197</text:p>
          </table:table-cell>
          <table:table-cell office:value-type="float" office:value="0.05" calcext:value-type="float">
            <text:p>0.05</text:p>
          </table:table-cell>
          <table:table-cell office:value-type="float" office:value="0.0197" calcext:value-type="float">
            <text:p>0.0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07" calcext:value-type="float">
            <text:p>0.10207</text:p>
          </table:table-cell>
          <table:table-cell office:value-type="string" calcext:value-type="string">
            <text:p/>
          </table:table-cell>
          <table:table-cell office:value-type="float" office:value="0.0198" calcext:value-type="float">
            <text:p>0.0198</text:p>
          </table:table-cell>
          <table:table-cell office:value-type="float" office:value="0.05" calcext:value-type="float">
            <text:p>0.05</text:p>
          </table:table-cell>
          <table:table-cell office:value-type="float" office:value="0.0198" calcext:value-type="float">
            <text:p>0.0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48" calcext:value-type="float">
            <text:p>0.10248</text:p>
          </table:table-cell>
          <table:table-cell office:value-type="string" calcext:value-type="string">
            <text:p/>
          </table:table-cell>
          <table:table-cell office:value-type="float" office:value="0.0199" calcext:value-type="float">
            <text:p>0.0199</text:p>
          </table:table-cell>
          <table:table-cell office:value-type="float" office:value="0.05" calcext:value-type="float">
            <text:p>0.05</text:p>
          </table:table-cell>
          <table:table-cell office:value-type="float" office:value="0.0199" calcext:value-type="float">
            <text:p>0.0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88" calcext:value-type="float">
            <text:p>0.10288</text:p>
          </table:table-cell>
          <table:table-cell office:value-type="string" calcext:value-type="string">
            <text:p/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328" calcext:value-type="float">
            <text:p>0.10328</text:p>
          </table:table-cell>
          <table:table-cell office:value-type="string" calcext:value-type="string">
            <text:p/>
          </table:table-cell>
          <table:table-cell office:value-type="float" office:value="0.0201" calcext:value-type="float">
            <text:p>0.0201</text:p>
          </table:table-cell>
          <table:table-cell office:value-type="float" office:value="0.05" calcext:value-type="float">
            <text:p>0.05</text:p>
          </table:table-cell>
          <table:table-cell office:value-type="float" office:value="0.0201" calcext:value-type="float">
            <text:p>0.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368" calcext:value-type="float">
            <text:p>0.10368</text:p>
          </table:table-cell>
          <table:table-cell office:value-type="string" calcext:value-type="string">
            <text:p/>
          </table:table-cell>
          <table:table-cell office:value-type="float" office:value="0.0202" calcext:value-type="float">
            <text:p>0.02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02" calcext:value-type="float">
            <text:p>0.0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09" calcext:value-type="float">
            <text:p>0.10409</text:p>
          </table:table-cell>
          <table:table-cell office:value-type="string" calcext:value-type="string">
            <text:p/>
          </table:table-cell>
          <table:table-cell office:value-type="float" office:value="0.0203" calcext:value-type="float">
            <text:p>0.02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03" calcext:value-type="float">
            <text:p>0.0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49" calcext:value-type="float">
            <text:p>0.10449</text:p>
          </table:table-cell>
          <table:table-cell office:value-type="string" calcext:value-type="string">
            <text:p/>
          </table:table-cell>
          <table:table-cell office:value-type="float" office:value="0.0204" calcext:value-type="float">
            <text:p>0.0204</text:p>
          </table:table-cell>
          <table:table-cell office:value-type="float" office:value="0.05" calcext:value-type="float">
            <text:p>0.05</text:p>
          </table:table-cell>
          <table:table-cell office:value-type="float" office:value="0.0204" calcext:value-type="float">
            <text:p>0.0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89" calcext:value-type="float">
            <text:p>0.10489</text:p>
          </table:table-cell>
          <table:table-cell office:value-type="string" calcext:value-type="string">
            <text:p/>
          </table:table-cell>
          <table:table-cell office:value-type="float" office:value="0.0205" calcext:value-type="float">
            <text:p>0.0205</text:p>
          </table:table-cell>
          <table:table-cell office:value-type="float" office:value="0.05" calcext:value-type="float">
            <text:p>0.0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53" calcext:value-type="float">
            <text:p>0.1053</text:p>
          </table:table-cell>
          <table:table-cell office:value-type="string" calcext:value-type="string">
            <text:p/>
          </table:table-cell>
          <table:table-cell office:value-type="float" office:value="0.0206" calcext:value-type="float">
            <text:p>0.0206</text:p>
          </table:table-cell>
          <table:table-cell office:value-type="float" office:value="0.05" calcext:value-type="float">
            <text:p>0.0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57" calcext:value-type="float">
            <text:p>0.1057</text:p>
          </table:table-cell>
          <table:table-cell office:value-type="string" calcext:value-type="string">
            <text:p/>
          </table:table-cell>
          <table:table-cell office:value-type="float" office:value="0.0207" calcext:value-type="float">
            <text:p>0.0207</text:p>
          </table:table-cell>
          <table:table-cell office:value-type="float" office:value="0.05" calcext:value-type="float">
            <text:p>0.05</text:p>
          </table:table-cell>
          <table:table-cell office:value-type="float" office:value="0.0207" calcext:value-type="float">
            <text:p>0.0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1" calcext:value-type="float">
            <text:p>0.1061</text:p>
          </table:table-cell>
          <table:table-cell office:value-type="string" calcext:value-type="string">
            <text:p/>
          </table:table-cell>
          <table:table-cell office:value-type="float" office:value="0.0208" calcext:value-type="float">
            <text:p>0.0208</text:p>
          </table:table-cell>
          <table:table-cell office:value-type="float" office:value="0.05" calcext:value-type="float">
            <text:p>0.0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5" calcext:value-type="float">
            <text:p>0.1065</text:p>
          </table:table-cell>
          <table:table-cell office:value-type="string" calcext:value-type="string">
            <text:p/>
          </table:table-cell>
          <table:table-cell office:value-type="float" office:value="0.0209" calcext:value-type="float">
            <text:p>0.0209</text:p>
          </table:table-cell>
          <table:table-cell office:value-type="float" office:value="0.05" calcext:value-type="float">
            <text:p>0.05</text:p>
          </table:table-cell>
          <table:table-cell office:value-type="float" office:value="0.0209" calcext:value-type="float">
            <text:p>0.0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91" calcext:value-type="float">
            <text:p>0.10691</text:p>
          </table:table-cell>
          <table:table-cell office:value-type="string" calcext:value-type="string">
            <text:p/>
          </table:table-cell>
          <table:table-cell office:value-type="float" office:value="0.021" calcext:value-type="float">
            <text:p>0.021</text:p>
          </table:table-cell>
          <table:table-cell office:value-type="float" office:value="0.05" calcext:value-type="float">
            <text:p>0.05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31" calcext:value-type="float">
            <text:p>0.10731</text:p>
          </table:table-cell>
          <table:table-cell office:value-type="string" calcext:value-type="string">
            <text:p/>
          </table:table-cell>
          <table:table-cell office:value-type="float" office:value="0.0211" calcext:value-type="float">
            <text:p>0.0211</text:p>
          </table:table-cell>
          <table:table-cell office:value-type="float" office:value="0.05" calcext:value-type="float">
            <text:p>0.05</text:p>
          </table:table-cell>
          <table:table-cell office:value-type="float" office:value="0.0211" calcext:value-type="float">
            <text:p>0.0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71" calcext:value-type="float">
            <text:p>0.10771</text:p>
          </table:table-cell>
          <table:table-cell office:value-type="string" calcext:value-type="string">
            <text:p/>
          </table:table-cell>
          <table:table-cell office:value-type="float" office:value="0.0212" calcext:value-type="float">
            <text:p>0.0212</text:p>
          </table:table-cell>
          <table:table-cell office:value-type="float" office:value="0.05" calcext:value-type="float">
            <text:p>0.05</text:p>
          </table:table-cell>
          <table:table-cell office:value-type="float" office:value="0.0212" calcext:value-type="float">
            <text:p>0.0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12" calcext:value-type="float">
            <text:p>0.10812</text:p>
          </table:table-cell>
          <table:table-cell office:value-type="string" calcext:value-type="string">
            <text:p/>
          </table:table-cell>
          <table:table-cell office:value-type="float" office:value="0.0213" calcext:value-type="float">
            <text:p>0.0213</text:p>
          </table:table-cell>
          <table:table-cell office:value-type="float" office:value="0.05" calcext:value-type="float">
            <text:p>0.05</text:p>
          </table:table-cell>
          <table:table-cell office:value-type="float" office:value="0.0213" calcext:value-type="float">
            <text:p>0.0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52" calcext:value-type="float">
            <text:p>0.10852</text:p>
          </table:table-cell>
          <table:table-cell office:value-type="string" calcext:value-type="string">
            <text:p/>
          </table:table-cell>
          <table:table-cell office:value-type="float" office:value="0.0214" calcext:value-type="float">
            <text:p>0.0214</text:p>
          </table:table-cell>
          <table:table-cell office:value-type="float" office:value="0.05" calcext:value-type="float">
            <text:p>0.05</text:p>
          </table:table-cell>
          <table:table-cell office:value-type="float" office:value="0.0214" calcext:value-type="float">
            <text:p>0.0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92" calcext:value-type="float">
            <text:p>0.10892</text:p>
          </table:table-cell>
          <table:table-cell office:value-type="string" calcext:value-type="string">
            <text:p/>
          </table:table-cell>
          <table:table-cell office:value-type="float" office:value="0.0215" calcext:value-type="float">
            <text:p>0.0215</text:p>
          </table:table-cell>
          <table:table-cell office:value-type="float" office:value="0.05" calcext:value-type="float">
            <text:p>0.0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932" calcext:value-type="float">
            <text:p>0.10932</text:p>
          </table:table-cell>
          <table:table-cell office:value-type="string" calcext:value-type="string">
            <text:p/>
          </table:table-cell>
          <table:table-cell office:value-type="float" office:value="0.0216" calcext:value-type="float">
            <text:p>0.0216</text:p>
          </table:table-cell>
          <table:table-cell office:value-type="float" office:value="0.05" calcext:value-type="float">
            <text:p>0.05</text:p>
          </table:table-cell>
          <table:table-cell office:value-type="float" office:value="0.0216" calcext:value-type="float">
            <text:p>0.0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973" calcext:value-type="float">
            <text:p>0.10973</text:p>
          </table:table-cell>
          <table:table-cell office:value-type="string" calcext:value-type="string">
            <text:p/>
          </table:table-cell>
          <table:table-cell office:value-type="float" office:value="0.0217" calcext:value-type="float">
            <text:p>0.0217</text:p>
          </table:table-cell>
          <table:table-cell office:value-type="float" office:value="0.05" calcext:value-type="float">
            <text:p>0.05</text:p>
          </table:table-cell>
          <table:table-cell office:value-type="float" office:value="0.0217" calcext:value-type="float">
            <text:p>0.0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13" calcext:value-type="float">
            <text:p>0.11013</text:p>
          </table:table-cell>
          <table:table-cell office:value-type="string" calcext:value-type="string">
            <text:p/>
          </table:table-cell>
          <table:table-cell office:value-type="float" office:value="0.0218" calcext:value-type="float">
            <text:p>0.0218</text:p>
          </table:table-cell>
          <table:table-cell office:value-type="float" office:value="0.05" calcext:value-type="float">
            <text:p>0.05</text:p>
          </table:table-cell>
          <table:table-cell office:value-type="float" office:value="0.0218" calcext:value-type="float">
            <text:p>0.0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53" calcext:value-type="float">
            <text:p>0.11053</text:p>
          </table:table-cell>
          <table:table-cell office:value-type="string" calcext:value-type="string">
            <text:p/>
          </table:table-cell>
          <table:table-cell office:value-type="float" office:value="0.0219" calcext:value-type="float">
            <text:p>0.0219</text:p>
          </table:table-cell>
          <table:table-cell office:value-type="float" office:value="0.05" calcext:value-type="float">
            <text:p>0.05</text:p>
          </table:table-cell>
          <table:table-cell office:value-type="float" office:value="0.0219" calcext:value-type="float">
            <text:p>0.0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94" calcext:value-type="float">
            <text:p>0.11094</text:p>
          </table:table-cell>
          <table:table-cell office:value-type="string" calcext:value-type="string">
            <text:p/>
          </table:table-cell>
          <table:table-cell office:value-type="float" office:value="0.022" calcext:value-type="float">
            <text:p>0.022</text:p>
          </table:table-cell>
          <table:table-cell office:value-type="float" office:value="0.05" calcext:value-type="float">
            <text:p>0.05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134" calcext:value-type="float">
            <text:p>0.11134</text:p>
          </table:table-cell>
          <table:table-cell office:value-type="string" calcext:value-type="string">
            <text:p/>
          </table:table-cell>
          <table:table-cell office:value-type="float" office:value="0.0221" calcext:value-type="float">
            <text:p>0.0221</text:p>
          </table:table-cell>
          <table:table-cell office:value-type="float" office:value="0.05" calcext:value-type="float">
            <text:p>0.05</text:p>
          </table:table-cell>
          <table:table-cell office:value-type="float" office:value="0.0221" calcext:value-type="float">
            <text:p>0.0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174" calcext:value-type="float">
            <text:p>0.11174</text:p>
          </table:table-cell>
          <table:table-cell office:value-type="string" calcext:value-type="string">
            <text:p/>
          </table:table-cell>
          <table:table-cell office:value-type="float" office:value="0.0222" calcext:value-type="float">
            <text:p>0.0222</text:p>
          </table:table-cell>
          <table:table-cell office:value-type="float" office:value="0.05" calcext:value-type="float">
            <text:p>0.0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214" calcext:value-type="float">
            <text:p>0.11214</text:p>
          </table:table-cell>
          <table:table-cell office:value-type="string" calcext:value-type="string">
            <text:p/>
          </table:table-cell>
          <table:table-cell office:value-type="float" office:value="0.0223" calcext:value-type="float">
            <text:p>0.0223</text:p>
          </table:table-cell>
          <table:table-cell office:value-type="float" office:value="0.05" calcext:value-type="float">
            <text:p>0.05</text:p>
          </table:table-cell>
          <table:table-cell office:value-type="float" office:value="0.0223" calcext:value-type="float">
            <text:p>0.0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255" calcext:value-type="float">
            <text:p>0.11255</text:p>
          </table:table-cell>
          <table:table-cell office:value-type="string" calcext:value-type="string">
            <text:p/>
          </table:table-cell>
          <table:table-cell office:value-type="float" office:value="0.0224" calcext:value-type="float">
            <text:p>0.0224</text:p>
          </table:table-cell>
          <table:table-cell office:value-type="float" office:value="0.05" calcext:value-type="float">
            <text:p>0.05</text:p>
          </table:table-cell>
          <table:table-cell office:value-type="float" office:value="0.0224" calcext:value-type="float">
            <text:p>0.0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295" calcext:value-type="float">
            <text:p>0.11295</text:p>
          </table:table-cell>
          <table:table-cell office:value-type="string" calcext:value-type="string">
            <text:p/>
          </table:table-cell>
          <table:table-cell office:value-type="float" office:value="0.0225" calcext:value-type="float">
            <text:p>0.0225</text:p>
          </table:table-cell>
          <table:table-cell office:value-type="float" office:value="0.05" calcext:value-type="float">
            <text:p>0.0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335" calcext:value-type="float">
            <text:p>0.11335</text:p>
          </table:table-cell>
          <table:table-cell office:value-type="string" calcext:value-type="string">
            <text:p/>
          </table:table-cell>
          <table:table-cell office:value-type="float" office:value="0.0226" calcext:value-type="float">
            <text:p>0.0226</text:p>
          </table:table-cell>
          <table:table-cell office:value-type="float" office:value="0.05" calcext:value-type="float">
            <text:p>0.05</text:p>
          </table:table-cell>
          <table:table-cell office:value-type="float" office:value="0.0226" calcext:value-type="float">
            <text:p>0.0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376" calcext:value-type="float">
            <text:p>0.11376</text:p>
          </table:table-cell>
          <table:table-cell office:value-type="string" calcext:value-type="string">
            <text:p/>
          </table:table-cell>
          <table:table-cell office:value-type="float" office:value="0.0227" calcext:value-type="float">
            <text:p>0.0227</text:p>
          </table:table-cell>
          <table:table-cell office:value-type="float" office:value="0.05" calcext:value-type="float">
            <text:p>0.0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416" calcext:value-type="float">
            <text:p>0.11416</text:p>
          </table:table-cell>
          <table:table-cell office:value-type="string" calcext:value-type="string">
            <text:p/>
          </table:table-cell>
          <table:table-cell office:value-type="float" office:value="0.0228" calcext:value-type="float">
            <text:p>0.0228</text:p>
          </table:table-cell>
          <table:table-cell office:value-type="float" office:value="0.05" calcext:value-type="float">
            <text:p>0.05</text:p>
          </table:table-cell>
          <table:table-cell office:value-type="float" office:value="0.0228" calcext:value-type="float">
            <text:p>0.0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456" calcext:value-type="float">
            <text:p>0.11456</text:p>
          </table:table-cell>
          <table:table-cell office:value-type="string" calcext:value-type="string">
            <text:p/>
          </table:table-cell>
          <table:table-cell office:value-type="float" office:value="0.0229" calcext:value-type="float">
            <text:p>0.0229</text:p>
          </table:table-cell>
          <table:table-cell office:value-type="float" office:value="0.05" calcext:value-type="float">
            <text:p>0.05</text:p>
          </table:table-cell>
          <table:table-cell office:value-type="float" office:value="0.0229" calcext:value-type="float">
            <text:p>0.0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496" calcext:value-type="float">
            <text:p>0.11496</text:p>
          </table:table-cell>
          <table:table-cell office:value-type="string" calcext:value-type="string">
            <text:p/>
          </table:table-cell>
          <table:table-cell office:value-type="float" office:value="0.023" calcext:value-type="float">
            <text:p>0.023</text:p>
          </table:table-cell>
          <table:table-cell office:value-type="float" office:value="0.05" calcext:value-type="float">
            <text:p>0.05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537" calcext:value-type="float">
            <text:p>0.11537</text:p>
          </table:table-cell>
          <table:table-cell office:value-type="string" calcext:value-type="string">
            <text:p/>
          </table:table-cell>
          <table:table-cell office:value-type="float" office:value="0.0231" calcext:value-type="float">
            <text:p>0.0231</text:p>
          </table:table-cell>
          <table:table-cell office:value-type="float" office:value="0.05" calcext:value-type="float">
            <text:p>0.05</text:p>
          </table:table-cell>
          <table:table-cell office:value-type="float" office:value="0.0231" calcext:value-type="float">
            <text:p>0.0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577" calcext:value-type="float">
            <text:p>0.11577</text:p>
          </table:table-cell>
          <table:table-cell office:value-type="string" calcext:value-type="string">
            <text:p/>
          </table:table-cell>
          <table:table-cell office:value-type="float" office:value="0.0232" calcext:value-type="float">
            <text:p>0.0232</text:p>
          </table:table-cell>
          <table:table-cell office:value-type="float" office:value="0.05" calcext:value-type="float">
            <text:p>0.05</text:p>
          </table:table-cell>
          <table:table-cell office:value-type="float" office:value="0.0232" calcext:value-type="float">
            <text:p>0.0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617" calcext:value-type="float">
            <text:p>0.11617</text:p>
          </table:table-cell>
          <table:table-cell office:value-type="string" calcext:value-type="string">
            <text:p/>
          </table:table-cell>
          <table:table-cell office:value-type="float" office:value="0.0233" calcext:value-type="float">
            <text:p>0.0233</text:p>
          </table:table-cell>
          <table:table-cell office:value-type="float" office:value="0.05" calcext:value-type="float">
            <text:p>0.05</text:p>
          </table:table-cell>
          <table:table-cell office:value-type="float" office:value="0.0233" calcext:value-type="float">
            <text:p>0.0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658" calcext:value-type="float">
            <text:p>0.11658</text:p>
          </table:table-cell>
          <table:table-cell office:value-type="string" calcext:value-type="string">
            <text:p/>
          </table:table-cell>
          <table:table-cell office:value-type="float" office:value="0.0234" calcext:value-type="float">
            <text:p>0.0234</text:p>
          </table:table-cell>
          <table:table-cell office:value-type="float" office:value="0.05" calcext:value-type="float">
            <text:p>0.05</text:p>
          </table:table-cell>
          <table:table-cell office:value-type="float" office:value="0.0234" calcext:value-type="float">
            <text:p>0.0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698" calcext:value-type="float">
            <text:p>0.11698</text:p>
          </table:table-cell>
          <table:table-cell office:value-type="string" calcext:value-type="string">
            <text:p/>
          </table:table-cell>
          <table:table-cell office:value-type="float" office:value="0.0235" calcext:value-type="float">
            <text:p>0.0235</text:p>
          </table:table-cell>
          <table:table-cell office:value-type="float" office:value="0.05" calcext:value-type="float">
            <text:p>0.0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738" calcext:value-type="float">
            <text:p>0.11738</text:p>
          </table:table-cell>
          <table:table-cell office:value-type="string" calcext:value-type="string">
            <text:p/>
          </table:table-cell>
          <table:table-cell office:value-type="float" office:value="0.0236" calcext:value-type="float">
            <text:p>0.0236</text:p>
          </table:table-cell>
          <table:table-cell office:value-type="float" office:value="0.05" calcext:value-type="float">
            <text:p>0.0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778" calcext:value-type="float">
            <text:p>0.11778</text:p>
          </table:table-cell>
          <table:table-cell office:value-type="string" calcext:value-type="string">
            <text:p/>
          </table:table-cell>
          <table:table-cell office:value-type="float" office:value="0.0237" calcext:value-type="float">
            <text:p>0.0237</text:p>
          </table:table-cell>
          <table:table-cell office:value-type="float" office:value="0.05" calcext:value-type="float">
            <text:p>0.0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817" calcext:value-type="float">
            <text:p>0.11817</text:p>
          </table:table-cell>
          <table:table-cell office:value-type="string" calcext:value-type="string">
            <text:p/>
          </table:table-cell>
          <table:table-cell office:value-type="float" office:value="0.0238" calcext:value-type="float">
            <text:p>0.0238</text:p>
          </table:table-cell>
          <table:table-cell office:value-type="float" office:value="0.05" calcext:value-type="float">
            <text:p>0.05</text:p>
          </table:table-cell>
          <table:table-cell office:value-type="float" office:value="0.0238" calcext:value-type="float">
            <text:p>0.0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855" calcext:value-type="float">
            <text:p>0.11855</text:p>
          </table:table-cell>
          <table:table-cell office:value-type="string" calcext:value-type="string">
            <text:p/>
          </table:table-cell>
          <table:table-cell office:value-type="float" office:value="0.0239" calcext:value-type="float">
            <text:p>0.0239</text:p>
          </table:table-cell>
          <table:table-cell office:value-type="float" office:value="0.05" calcext:value-type="float">
            <text:p>0.05</text:p>
          </table:table-cell>
          <table:table-cell office:value-type="float" office:value="0.0239" calcext:value-type="float">
            <text:p>0.0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894" calcext:value-type="float">
            <text:p>0.11894</text:p>
          </table:table-cell>
          <table:table-cell office:value-type="string" calcext:value-type="string">
            <text:p/>
          </table:table-cell>
          <table:table-cell office:value-type="float" office:value="0.024" calcext:value-type="float">
            <text:p>0.024</text:p>
          </table:table-cell>
          <table:table-cell office:value-type="float" office:value="0.05" calcext:value-type="float">
            <text:p>0.05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932" calcext:value-type="float">
            <text:p>0.11932</text:p>
          </table:table-cell>
          <table:table-cell office:value-type="string" calcext:value-type="string">
            <text:p/>
          </table:table-cell>
          <table:table-cell office:value-type="float" office:value="0.0241" calcext:value-type="float">
            <text:p>0.0241</text:p>
          </table:table-cell>
          <table:table-cell office:value-type="float" office:value="0.05" calcext:value-type="float">
            <text:p>0.05</text:p>
          </table:table-cell>
          <table:table-cell office:value-type="float" office:value="0.0241" calcext:value-type="float">
            <text:p>0.0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971" calcext:value-type="float">
            <text:p>0.11971</text:p>
          </table:table-cell>
          <table:table-cell office:value-type="string" calcext:value-type="string">
            <text:p/>
          </table:table-cell>
          <table:table-cell office:value-type="float" office:value="0.0242" calcext:value-type="float">
            <text:p>0.0242</text:p>
          </table:table-cell>
          <table:table-cell office:value-type="float" office:value="0.05" calcext:value-type="float">
            <text:p>0.05</text:p>
          </table:table-cell>
          <table:table-cell office:value-type="float" office:value="0.0242" calcext:value-type="float">
            <text:p>0.0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9" calcext:value-type="float">
            <text:p>0.12009</text:p>
          </table:table-cell>
          <table:table-cell office:value-type="string" calcext:value-type="string">
            <text:p/>
          </table:table-cell>
          <table:table-cell office:value-type="float" office:value="0.0243" calcext:value-type="float">
            <text:p>0.0243</text:p>
          </table:table-cell>
          <table:table-cell office:value-type="float" office:value="0.05" calcext:value-type="float">
            <text:p>0.05</text:p>
          </table:table-cell>
          <table:table-cell office:value-type="float" office:value="0.0243" calcext:value-type="float">
            <text:p>0.0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48" calcext:value-type="float">
            <text:p>0.12048</text:p>
          </table:table-cell>
          <table:table-cell office:value-type="string" calcext:value-type="string">
            <text:p/>
          </table:table-cell>
          <table:table-cell office:value-type="float" office:value="0.0244" calcext:value-type="float">
            <text:p>0.0244</text:p>
          </table:table-cell>
          <table:table-cell office:value-type="float" office:value="0.05" calcext:value-type="float">
            <text:p>0.05</text:p>
          </table:table-cell>
          <table:table-cell office:value-type="float" office:value="0.0244" calcext:value-type="float">
            <text:p>0.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87" calcext:value-type="float">
            <text:p>0.12087</text:p>
          </table:table-cell>
          <table:table-cell office:value-type="string" calcext:value-type="string">
            <text:p/>
          </table:table-cell>
          <table:table-cell office:value-type="float" office:value="0.0245" calcext:value-type="float">
            <text:p>0.0245</text:p>
          </table:table-cell>
          <table:table-cell office:value-type="float" office:value="0.05" calcext:value-type="float">
            <text:p>0.05</text:p>
          </table:table-cell>
          <table:table-cell office:value-type="float" office:value="0.0245" calcext:value-type="float">
            <text:p>0.0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125" calcext:value-type="float">
            <text:p>0.12125</text:p>
          </table:table-cell>
          <table:table-cell office:value-type="string" calcext:value-type="string">
            <text:p/>
          </table:table-cell>
          <table:table-cell office:value-type="float" office:value="0.0246" calcext:value-type="float">
            <text:p>0.0246</text:p>
          </table:table-cell>
          <table:table-cell office:value-type="float" office:value="0.05" calcext:value-type="float">
            <text:p>0.05</text:p>
          </table:table-cell>
          <table:table-cell office:value-type="float" office:value="0.0246" calcext:value-type="float">
            <text:p>0.0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164" calcext:value-type="float">
            <text:p>0.12164</text:p>
          </table:table-cell>
          <table:table-cell office:value-type="string" calcext:value-type="string">
            <text:p/>
          </table:table-cell>
          <table:table-cell office:value-type="float" office:value="0.0247" calcext:value-type="float">
            <text:p>0.0247</text:p>
          </table:table-cell>
          <table:table-cell office:value-type="float" office:value="0.05" calcext:value-type="float">
            <text:p>0.05</text:p>
          </table:table-cell>
          <table:table-cell office:value-type="float" office:value="0.0247" calcext:value-type="float">
            <text:p>0.0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02" calcext:value-type="float">
            <text:p>0.12202</text:p>
          </table:table-cell>
          <table:table-cell office:value-type="string" calcext:value-type="string">
            <text:p/>
          </table:table-cell>
          <table:table-cell office:value-type="float" office:value="0.0248" calcext:value-type="float">
            <text:p>0.0248</text:p>
          </table:table-cell>
          <table:table-cell office:value-type="float" office:value="0.05" calcext:value-type="float">
            <text:p>0.0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41" calcext:value-type="float">
            <text:p>0.12241</text:p>
          </table:table-cell>
          <table:table-cell office:value-type="string" calcext:value-type="string">
            <text:p/>
          </table:table-cell>
          <table:table-cell office:value-type="float" office:value="0.0249" calcext:value-type="float">
            <text:p>0.0249</text:p>
          </table:table-cell>
          <table:table-cell office:value-type="float" office:value="0.05" calcext:value-type="float">
            <text:p>0.05</text:p>
          </table:table-cell>
          <table:table-cell office:value-type="float" office:value="0.0249" calcext:value-type="float">
            <text:p>0.0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79" calcext:value-type="float">
            <text:p>0.12279</text:p>
          </table:table-cell>
          <table:table-cell office:value-type="string" calcext:value-type="string">
            <text:p/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318" calcext:value-type="float">
            <text:p>0.12318</text:p>
          </table:table-cell>
          <table:table-cell office:value-type="string" calcext:value-type="string">
            <text:p/>
          </table:table-cell>
          <table:table-cell office:value-type="float" office:value="0.0251" calcext:value-type="float">
            <text:p>0.0251</text:p>
          </table:table-cell>
          <table:table-cell office:value-type="float" office:value="0.05" calcext:value-type="float">
            <text:p>0.05</text:p>
          </table:table-cell>
          <table:table-cell office:value-type="float" office:value="0.0251" calcext:value-type="float">
            <text:p>0.0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356" calcext:value-type="float">
            <text:p>0.12356</text:p>
          </table:table-cell>
          <table:table-cell office:value-type="string" calcext:value-type="string">
            <text:p/>
          </table:table-cell>
          <table:table-cell office:value-type="float" office:value="0.0252" calcext:value-type="float">
            <text:p>0.0252</text:p>
          </table:table-cell>
          <table:table-cell office:value-type="float" office:value="0.05" calcext:value-type="float">
            <text:p>0.05</text:p>
          </table:table-cell>
          <table:table-cell office:value-type="float" office:value="0.0252" calcext:value-type="float">
            <text:p>0.0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395" calcext:value-type="float">
            <text:p>0.12395</text:p>
          </table:table-cell>
          <table:table-cell office:value-type="string" calcext:value-type="string">
            <text:p/>
          </table:table-cell>
          <table:table-cell office:value-type="float" office:value="0.0253" calcext:value-type="float">
            <text:p>0.0253</text:p>
          </table:table-cell>
          <table:table-cell office:value-type="float" office:value="0.05" calcext:value-type="float">
            <text:p>0.05</text:p>
          </table:table-cell>
          <table:table-cell office:value-type="float" office:value="0.0253" calcext:value-type="float">
            <text:p>0.0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433" calcext:value-type="float">
            <text:p>0.12433</text:p>
          </table:table-cell>
          <table:table-cell office:value-type="string" calcext:value-type="string">
            <text:p/>
          </table:table-cell>
          <table:table-cell office:value-type="float" office:value="0.0254" calcext:value-type="float">
            <text:p>0.0254</text:p>
          </table:table-cell>
          <table:table-cell office:value-type="float" office:value="0.05" calcext:value-type="float">
            <text:p>0.0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472" calcext:value-type="float">
            <text:p>0.12472</text:p>
          </table:table-cell>
          <table:table-cell office:value-type="string" calcext:value-type="string">
            <text:p/>
          </table:table-cell>
          <table:table-cell office:value-type="float" office:value="0.0255" calcext:value-type="float">
            <text:p>0.0255</text:p>
          </table:table-cell>
          <table:table-cell office:value-type="float" office:value="0.05" calcext:value-type="float">
            <text:p>0.0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11" calcext:value-type="float">
            <text:p>0.12511</text:p>
          </table:table-cell>
          <table:table-cell office:value-type="string" calcext:value-type="string">
            <text:p/>
          </table:table-cell>
          <table:table-cell office:value-type="float" office:value="0.0256" calcext:value-type="float">
            <text:p>0.0256</text:p>
          </table:table-cell>
          <table:table-cell office:value-type="float" office:value="0.05" calcext:value-type="float">
            <text:p>0.0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49" calcext:value-type="float">
            <text:p>0.12549</text:p>
          </table:table-cell>
          <table:table-cell office:value-type="string" calcext:value-type="string">
            <text:p/>
          </table:table-cell>
          <table:table-cell office:value-type="float" office:value="0.0257" calcext:value-type="float">
            <text:p>0.0257</text:p>
          </table:table-cell>
          <table:table-cell office:value-type="float" office:value="0.05" calcext:value-type="float">
            <text:p>0.05</text:p>
          </table:table-cell>
          <table:table-cell office:value-type="float" office:value="0.0257" calcext:value-type="float">
            <text:p>0.0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88" calcext:value-type="float">
            <text:p>0.12588</text:p>
          </table:table-cell>
          <table:table-cell office:value-type="string" calcext:value-type="string">
            <text:p/>
          </table:table-cell>
          <table:table-cell office:value-type="float" office:value="0.0258" calcext:value-type="float">
            <text:p>0.0258</text:p>
          </table:table-cell>
          <table:table-cell office:value-type="float" office:value="0.05" calcext:value-type="float">
            <text:p>0.05</text:p>
          </table:table-cell>
          <table:table-cell office:value-type="float" office:value="0.0258" calcext:value-type="float">
            <text:p>0.0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626" calcext:value-type="float">
            <text:p>0.12626</text:p>
          </table:table-cell>
          <table:table-cell office:value-type="string" calcext:value-type="string">
            <text:p/>
          </table:table-cell>
          <table:table-cell office:value-type="float" office:value="0.0259" calcext:value-type="float">
            <text:p>0.0259</text:p>
          </table:table-cell>
          <table:table-cell office:value-type="float" office:value="0.05" calcext:value-type="float">
            <text:p>0.05</text:p>
          </table:table-cell>
          <table:table-cell office:value-type="float" office:value="0.0259" calcext:value-type="float">
            <text:p>0.0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665" calcext:value-type="float">
            <text:p>0.12665</text:p>
          </table:table-cell>
          <table:table-cell office:value-type="string" calcext:value-type="string">
            <text:p/>
          </table:table-cell>
          <table:table-cell office:value-type="float" office:value="0.026" calcext:value-type="float">
            <text:p>0.026</text:p>
          </table:table-cell>
          <table:table-cell office:value-type="float" office:value="0.05" calcext:value-type="float">
            <text:p>0.05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703" calcext:value-type="float">
            <text:p>0.12703</text:p>
          </table:table-cell>
          <table:table-cell office:value-type="string" calcext:value-type="string">
            <text:p/>
          </table:table-cell>
          <table:table-cell office:value-type="float" office:value="0.0261" calcext:value-type="float">
            <text:p>0.0261</text:p>
          </table:table-cell>
          <table:table-cell office:value-type="float" office:value="0.05" calcext:value-type="float">
            <text:p>0.05</text:p>
          </table:table-cell>
          <table:table-cell office:value-type="float" office:value="0.0261" calcext:value-type="float">
            <text:p>0.0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742" calcext:value-type="float">
            <text:p>0.12742</text:p>
          </table:table-cell>
          <table:table-cell office:value-type="string" calcext:value-type="string">
            <text:p/>
          </table:table-cell>
          <table:table-cell office:value-type="float" office:value="0.0262" calcext:value-type="float">
            <text:p>0.0262</text:p>
          </table:table-cell>
          <table:table-cell office:value-type="float" office:value="0.05" calcext:value-type="float">
            <text:p>0.05</text:p>
          </table:table-cell>
          <table:table-cell office:value-type="float" office:value="0.0262" calcext:value-type="float">
            <text:p>0.0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78" calcext:value-type="float">
            <text:p>0.1278</text:p>
          </table:table-cell>
          <table:table-cell office:value-type="string" calcext:value-type="string">
            <text:p/>
          </table:table-cell>
          <table:table-cell office:value-type="float" office:value="0.0263" calcext:value-type="float">
            <text:p>0.0263</text:p>
          </table:table-cell>
          <table:table-cell office:value-type="float" office:value="0.05" calcext:value-type="float">
            <text:p>0.05</text:p>
          </table:table-cell>
          <table:table-cell office:value-type="float" office:value="0.0263" calcext:value-type="float">
            <text:p>0.0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819" calcext:value-type="float">
            <text:p>0.12819</text:p>
          </table:table-cell>
          <table:table-cell office:value-type="string" calcext:value-type="string">
            <text:p/>
          </table:table-cell>
          <table:table-cell office:value-type="float" office:value="0.0264" calcext:value-type="float">
            <text:p>0.0264</text:p>
          </table:table-cell>
          <table:table-cell office:value-type="float" office:value="0.05" calcext:value-type="float">
            <text:p>0.05</text:p>
          </table:table-cell>
          <table:table-cell office:value-type="float" office:value="0.0264" calcext:value-type="float">
            <text:p>0.0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858" calcext:value-type="float">
            <text:p>0.12858</text:p>
          </table:table-cell>
          <table:table-cell office:value-type="string" calcext:value-type="string">
            <text:p/>
          </table:table-cell>
          <table:table-cell office:value-type="float" office:value="0.0265" calcext:value-type="float">
            <text:p>0.0265</text:p>
          </table:table-cell>
          <table:table-cell office:value-type="float" office:value="0.05" calcext:value-type="float">
            <text:p>0.0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896" calcext:value-type="float">
            <text:p>0.12896</text:p>
          </table:table-cell>
          <table:table-cell office:value-type="string" calcext:value-type="string">
            <text:p/>
          </table:table-cell>
          <table:table-cell office:value-type="float" office:value="0.0266" calcext:value-type="float">
            <text:p>0.0266</text:p>
          </table:table-cell>
          <table:table-cell office:value-type="float" office:value="0.05" calcext:value-type="float">
            <text:p>0.05</text:p>
          </table:table-cell>
          <table:table-cell office:value-type="float" office:value="0.0266" calcext:value-type="float">
            <text:p>0.0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35" calcext:value-type="float">
            <text:p>0.12935</text:p>
          </table:table-cell>
          <table:table-cell office:value-type="string" calcext:value-type="string">
            <text:p/>
          </table:table-cell>
          <table:table-cell office:value-type="float" office:value="0.0267" calcext:value-type="float">
            <text:p>0.0267</text:p>
          </table:table-cell>
          <table:table-cell office:value-type="float" office:value="0.05" calcext:value-type="float">
            <text:p>0.0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73" calcext:value-type="float">
            <text:p>0.12973</text:p>
          </table:table-cell>
          <table:table-cell office:value-type="string" calcext:value-type="string">
            <text:p/>
          </table:table-cell>
          <table:table-cell office:value-type="float" office:value="0.0268" calcext:value-type="float">
            <text:p>0.0268</text:p>
          </table:table-cell>
          <table:table-cell office:value-type="float" office:value="0.05" calcext:value-type="float">
            <text:p>0.05</text:p>
          </table:table-cell>
          <table:table-cell office:value-type="float" office:value="0.0268" calcext:value-type="float">
            <text:p>0.0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12" calcext:value-type="float">
            <text:p>0.13012</text:p>
          </table:table-cell>
          <table:table-cell office:value-type="string" calcext:value-type="string">
            <text:p/>
          </table:table-cell>
          <table:table-cell office:value-type="float" office:value="0.0269" calcext:value-type="float">
            <text:p>0.0269</text:p>
          </table:table-cell>
          <table:table-cell office:value-type="float" office:value="0.05" calcext:value-type="float">
            <text:p>0.05</text:p>
          </table:table-cell>
          <table:table-cell office:value-type="float" office:value="0.0269" calcext:value-type="float">
            <text:p>0.0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5" calcext:value-type="float">
            <text:p>0.1305</text:p>
          </table:table-cell>
          <table:table-cell office:value-type="string" calcext:value-type="string">
            <text:p/>
          </table:table-cell>
          <table:table-cell office:value-type="float" office:value="0.027" calcext:value-type="float">
            <text:p>0.027</text:p>
          </table:table-cell>
          <table:table-cell office:value-type="float" office:value="0.05" calcext:value-type="float">
            <text:p>0.05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89" calcext:value-type="float">
            <text:p>0.13089</text:p>
          </table:table-cell>
          <table:table-cell office:value-type="string" calcext:value-type="string">
            <text:p/>
          </table:table-cell>
          <table:table-cell office:value-type="float" office:value="0.0271" calcext:value-type="float">
            <text:p>0.0271</text:p>
          </table:table-cell>
          <table:table-cell office:value-type="float" office:value="0.05" calcext:value-type="float">
            <text:p>0.0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127" calcext:value-type="float">
            <text:p>0.13127</text:p>
          </table:table-cell>
          <table:table-cell office:value-type="string" calcext:value-type="string">
            <text:p/>
          </table:table-cell>
          <table:table-cell office:value-type="float" office:value="0.0272" calcext:value-type="float">
            <text:p>0.0272</text:p>
          </table:table-cell>
          <table:table-cell office:value-type="float" office:value="0.05" calcext:value-type="float">
            <text:p>0.05</text:p>
          </table:table-cell>
          <table:table-cell office:value-type="float" office:value="0.0272" calcext:value-type="float">
            <text:p>0.0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166" calcext:value-type="float">
            <text:p>0.13166</text:p>
          </table:table-cell>
          <table:table-cell office:value-type="string" calcext:value-type="string">
            <text:p/>
          </table:table-cell>
          <table:table-cell office:value-type="float" office:value="0.0273" calcext:value-type="float">
            <text:p>0.0273</text:p>
          </table:table-cell>
          <table:table-cell office:value-type="float" office:value="0.05" calcext:value-type="float">
            <text:p>0.05</text:p>
          </table:table-cell>
          <table:table-cell office:value-type="float" office:value="0.0273" calcext:value-type="float">
            <text:p>0.0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204" calcext:value-type="float">
            <text:p>0.13204</text:p>
          </table:table-cell>
          <table:table-cell office:value-type="string" calcext:value-type="string">
            <text:p/>
          </table:table-cell>
          <table:table-cell office:value-type="float" office:value="0.0274" calcext:value-type="float">
            <text:p>0.0274</text:p>
          </table:table-cell>
          <table:table-cell office:value-type="float" office:value="0.05" calcext:value-type="float">
            <text:p>0.05</text:p>
          </table:table-cell>
          <table:table-cell office:value-type="float" office:value="0.0274" calcext:value-type="float">
            <text:p>0.0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243" calcext:value-type="float">
            <text:p>0.13243</text:p>
          </table:table-cell>
          <table:table-cell office:value-type="string" calcext:value-type="string">
            <text:p/>
          </table:table-cell>
          <table:table-cell office:value-type="float" office:value="0.0275" calcext:value-type="float">
            <text:p>0.02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282" calcext:value-type="float">
            <text:p>0.13282</text:p>
          </table:table-cell>
          <table:table-cell office:value-type="string" calcext:value-type="string">
            <text:p/>
          </table:table-cell>
          <table:table-cell office:value-type="float" office:value="0.0276" calcext:value-type="float">
            <text:p>0.0276</text:p>
          </table:table-cell>
          <table:table-cell office:value-type="float" office:value="0.05" calcext:value-type="float">
            <text:p>0.05</text:p>
          </table:table-cell>
          <table:table-cell office:value-type="float" office:value="0.0276" calcext:value-type="float">
            <text:p>0.0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32" calcext:value-type="float">
            <text:p>0.1332</text:p>
          </table:table-cell>
          <table:table-cell office:value-type="string" calcext:value-type="string">
            <text:p/>
          </table:table-cell>
          <table:table-cell office:value-type="float" office:value="0.0277" calcext:value-type="float">
            <text:p>0.0277</text:p>
          </table:table-cell>
          <table:table-cell office:value-type="float" office:value="0.05" calcext:value-type="float">
            <text:p>0.05</text:p>
          </table:table-cell>
          <table:table-cell office:value-type="float" office:value="0.0277" calcext:value-type="float">
            <text:p>0.0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359" calcext:value-type="float">
            <text:p>0.13359</text:p>
          </table:table-cell>
          <table:table-cell office:value-type="string" calcext:value-type="string">
            <text:p/>
          </table:table-cell>
          <table:table-cell office:value-type="float" office:value="0.0278" calcext:value-type="float">
            <text:p>0.0278</text:p>
          </table:table-cell>
          <table:table-cell office:value-type="float" office:value="0.05" calcext:value-type="float">
            <text:p>0.05</text:p>
          </table:table-cell>
          <table:table-cell office:value-type="float" office:value="0.0278" calcext:value-type="float">
            <text:p>0.0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397" calcext:value-type="float">
            <text:p>0.13397</text:p>
          </table:table-cell>
          <table:table-cell office:value-type="string" calcext:value-type="string">
            <text:p/>
          </table:table-cell>
          <table:table-cell office:value-type="float" office:value="0.0279" calcext:value-type="float">
            <text:p>0.0279</text:p>
          </table:table-cell>
          <table:table-cell office:value-type="float" office:value="0.05" calcext:value-type="float">
            <text:p>0.0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436" calcext:value-type="float">
            <text:p>0.13436</text:p>
          </table:table-cell>
          <table:table-cell office:value-type="string" calcext:value-type="string">
            <text:p/>
          </table:table-cell>
          <table:table-cell office:value-type="float" office:value="0.028" calcext:value-type="float">
            <text:p>0.028</text:p>
          </table:table-cell>
          <table:table-cell office:value-type="float" office:value="0.05" calcext:value-type="float">
            <text:p>0.05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474" calcext:value-type="float">
            <text:p>0.13474</text:p>
          </table:table-cell>
          <table:table-cell office:value-type="string" calcext:value-type="string">
            <text:p/>
          </table:table-cell>
          <table:table-cell office:value-type="float" office:value="0.0281" calcext:value-type="float">
            <text:p>0.0281</text:p>
          </table:table-cell>
          <table:table-cell office:value-type="float" office:value="0.05" calcext:value-type="float">
            <text:p>0.05</text:p>
          </table:table-cell>
          <table:table-cell office:value-type="float" office:value="0.0281" calcext:value-type="float">
            <text:p>0.0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513" calcext:value-type="float">
            <text:p>0.13513</text:p>
          </table:table-cell>
          <table:table-cell office:value-type="string" calcext:value-type="string">
            <text:p/>
          </table:table-cell>
          <table:table-cell office:value-type="float" office:value="0.0282" calcext:value-type="float">
            <text:p>0.0282</text:p>
          </table:table-cell>
          <table:table-cell office:value-type="float" office:value="0.05" calcext:value-type="float">
            <text:p>0.05</text:p>
          </table:table-cell>
          <table:table-cell office:value-type="float" office:value="0.0282" calcext:value-type="float">
            <text:p>0.0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551" calcext:value-type="float">
            <text:p>0.13551</text:p>
          </table:table-cell>
          <table:table-cell office:value-type="string" calcext:value-type="string">
            <text:p/>
          </table:table-cell>
          <table:table-cell office:value-type="float" office:value="0.0283" calcext:value-type="float">
            <text:p>0.0283</text:p>
          </table:table-cell>
          <table:table-cell office:value-type="float" office:value="0.05" calcext:value-type="float">
            <text:p>0.05</text:p>
          </table:table-cell>
          <table:table-cell office:value-type="float" office:value="0.0283" calcext:value-type="float">
            <text:p>0.0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59" calcext:value-type="float">
            <text:p>0.1359</text:p>
          </table:table-cell>
          <table:table-cell office:value-type="string" calcext:value-type="string">
            <text:p/>
          </table:table-cell>
          <table:table-cell office:value-type="float" office:value="0.0284" calcext:value-type="float">
            <text:p>0.0284</text:p>
          </table:table-cell>
          <table:table-cell office:value-type="float" office:value="0.05" calcext:value-type="float">
            <text:p>0.05</text:p>
          </table:table-cell>
          <table:table-cell office:value-type="float" office:value="0.0284" calcext:value-type="float">
            <text:p>0.0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628" calcext:value-type="float">
            <text:p>0.13628</text:p>
          </table:table-cell>
          <table:table-cell office:value-type="string" calcext:value-type="string">
            <text:p/>
          </table:table-cell>
          <table:table-cell office:value-type="float" office:value="0.0285" calcext:value-type="float">
            <text:p>0.0285</text:p>
          </table:table-cell>
          <table:table-cell office:value-type="float" office:value="0.05" calcext:value-type="float">
            <text:p>0.05</text:p>
          </table:table-cell>
          <table:table-cell office:value-type="float" office:value="0.0285" calcext:value-type="float">
            <text:p>0.0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667" calcext:value-type="float">
            <text:p>0.13667</text:p>
          </table:table-cell>
          <table:table-cell office:value-type="string" calcext:value-type="string">
            <text:p/>
          </table:table-cell>
          <table:table-cell office:value-type="float" office:value="0.0286" calcext:value-type="float">
            <text:p>0.0286</text:p>
          </table:table-cell>
          <table:table-cell office:value-type="float" office:value="0.05" calcext:value-type="float">
            <text:p>0.0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06" calcext:value-type="float">
            <text:p>0.13706</text:p>
          </table:table-cell>
          <table:table-cell office:value-type="string" calcext:value-type="string">
            <text:p/>
          </table:table-cell>
          <table:table-cell office:value-type="float" office:value="0.0287" calcext:value-type="float">
            <text:p>0.0287</text:p>
          </table:table-cell>
          <table:table-cell office:value-type="float" office:value="0.05" calcext:value-type="float">
            <text:p>0.05</text:p>
          </table:table-cell>
          <table:table-cell office:value-type="float" office:value="0.0287" calcext:value-type="float">
            <text:p>0.0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44" calcext:value-type="float">
            <text:p>0.13744</text:p>
          </table:table-cell>
          <table:table-cell office:value-type="string" calcext:value-type="string">
            <text:p/>
          </table:table-cell>
          <table:table-cell office:value-type="float" office:value="0.0288" calcext:value-type="float">
            <text:p>0.0288</text:p>
          </table:table-cell>
          <table:table-cell office:value-type="float" office:value="0.05" calcext:value-type="float">
            <text:p>0.05</text:p>
          </table:table-cell>
          <table:table-cell office:value-type="float" office:value="0.0288" calcext:value-type="float">
            <text:p>0.0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83" calcext:value-type="float">
            <text:p>0.13783</text:p>
          </table:table-cell>
          <table:table-cell office:value-type="string" calcext:value-type="string">
            <text:p/>
          </table:table-cell>
          <table:table-cell office:value-type="float" office:value="0.0289" calcext:value-type="float">
            <text:p>0.0289</text:p>
          </table:table-cell>
          <table:table-cell office:value-type="float" office:value="0.05" calcext:value-type="float">
            <text:p>0.0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82" calcext:value-type="float">
            <text:p>0.1382</text:p>
          </table:table-cell>
          <table:table-cell office:value-type="string" calcext:value-type="string">
            <text:p/>
          </table:table-cell>
          <table:table-cell office:value-type="float" office:value="0.029" calcext:value-type="float">
            <text:p>0.029</text:p>
          </table:table-cell>
          <table:table-cell office:value-type="float" office:value="0.05" calcext:value-type="float">
            <text:p>0.05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857" calcext:value-type="float">
            <text:p>0.13857</text:p>
          </table:table-cell>
          <table:table-cell office:value-type="string" calcext:value-type="string">
            <text:p/>
          </table:table-cell>
          <table:table-cell office:value-type="float" office:value="0.0291" calcext:value-type="float">
            <text:p>0.0291</text:p>
          </table:table-cell>
          <table:table-cell office:value-type="float" office:value="0.05" calcext:value-type="float">
            <text:p>0.0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894" calcext:value-type="float">
            <text:p>0.13894</text:p>
          </table:table-cell>
          <table:table-cell office:value-type="string" calcext:value-type="string">
            <text:p/>
          </table:table-cell>
          <table:table-cell office:value-type="float" office:value="0.0292" calcext:value-type="float">
            <text:p>0.0292</text:p>
          </table:table-cell>
          <table:table-cell office:value-type="float" office:value="0.05" calcext:value-type="float">
            <text:p>0.05</text:p>
          </table:table-cell>
          <table:table-cell office:value-type="float" office:value="0.0292" calcext:value-type="float">
            <text:p>0.0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93" calcext:value-type="float">
            <text:p>0.1393</text:p>
          </table:table-cell>
          <table:table-cell office:value-type="string" calcext:value-type="string">
            <text:p/>
          </table:table-cell>
          <table:table-cell office:value-type="float" office:value="0.0293" calcext:value-type="float">
            <text:p>0.0293</text:p>
          </table:table-cell>
          <table:table-cell office:value-type="float" office:value="0.05" calcext:value-type="float">
            <text:p>0.05</text:p>
          </table:table-cell>
          <table:table-cell office:value-type="float" office:value="0.0293" calcext:value-type="float">
            <text:p>0.0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967" calcext:value-type="float">
            <text:p>0.13967</text:p>
          </table:table-cell>
          <table:table-cell office:value-type="string" calcext:value-type="string">
            <text:p/>
          </table:table-cell>
          <table:table-cell office:value-type="float" office:value="0.0294" calcext:value-type="float">
            <text:p>0.0294</text:p>
          </table:table-cell>
          <table:table-cell office:value-type="float" office:value="0.05" calcext:value-type="float">
            <text:p>0.05</text:p>
          </table:table-cell>
          <table:table-cell office:value-type="float" office:value="0.0294" calcext:value-type="float">
            <text:p>0.0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004" calcext:value-type="float">
            <text:p>0.14004</text:p>
          </table:table-cell>
          <table:table-cell office:value-type="string" calcext:value-type="string">
            <text:p/>
          </table:table-cell>
          <table:table-cell office:value-type="float" office:value="0.0295" calcext:value-type="float">
            <text:p>0.0295</text:p>
          </table:table-cell>
          <table:table-cell office:value-type="float" office:value="0.05" calcext:value-type="float">
            <text:p>0.0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041" calcext:value-type="float">
            <text:p>0.14041</text:p>
          </table:table-cell>
          <table:table-cell office:value-type="string" calcext:value-type="string">
            <text:p/>
          </table:table-cell>
          <table:table-cell office:value-type="float" office:value="0.0296" calcext:value-type="float">
            <text:p>0.0296</text:p>
          </table:table-cell>
          <table:table-cell office:value-type="float" office:value="0.05" calcext:value-type="float">
            <text:p>0.05</text:p>
          </table:table-cell>
          <table:table-cell office:value-type="float" office:value="0.0296" calcext:value-type="float">
            <text:p>0.0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077" calcext:value-type="float">
            <text:p>0.14077</text:p>
          </table:table-cell>
          <table:table-cell office:value-type="string" calcext:value-type="string">
            <text:p/>
          </table:table-cell>
          <table:table-cell office:value-type="float" office:value="0.0297" calcext:value-type="float">
            <text:p>0.0297</text:p>
          </table:table-cell>
          <table:table-cell office:value-type="float" office:value="0.05" calcext:value-type="float">
            <text:p>0.0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114" calcext:value-type="float">
            <text:p>0.14114</text:p>
          </table:table-cell>
          <table:table-cell office:value-type="string" calcext:value-type="string">
            <text:p/>
          </table:table-cell>
          <table:table-cell office:value-type="float" office:value="0.0298" calcext:value-type="float">
            <text:p>0.0298</text:p>
          </table:table-cell>
          <table:table-cell office:value-type="float" office:value="0.05" calcext:value-type="float">
            <text:p>0.05</text:p>
          </table:table-cell>
          <table:table-cell office:value-type="float" office:value="0.0298" calcext:value-type="float">
            <text:p>0.0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151" calcext:value-type="float">
            <text:p>0.14151</text:p>
          </table:table-cell>
          <table:table-cell office:value-type="string" calcext:value-type="string">
            <text:p/>
          </table:table-cell>
          <table:table-cell office:value-type="float" office:value="0.0299" calcext:value-type="float">
            <text:p>0.0299</text:p>
          </table:table-cell>
          <table:table-cell office:value-type="float" office:value="0.05" calcext:value-type="float">
            <text:p>0.05</text:p>
          </table:table-cell>
          <table:table-cell office:value-type="float" office:value="0.0299" calcext:value-type="float">
            <text:p>0.0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187" calcext:value-type="float">
            <text:p>0.14187</text:p>
          </table:table-cell>
          <table:table-cell office:value-type="string" calcext:value-type="string">
            <text:p/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24" calcext:value-type="float">
            <text:p>0.14224</text:p>
          </table:table-cell>
          <table:table-cell office:value-type="string" calcext:value-type="string">
            <text:p/>
          </table:table-cell>
          <table:table-cell office:value-type="float" office:value="0.0301" calcext:value-type="float">
            <text:p>0.0301</text:p>
          </table:table-cell>
          <table:table-cell office:value-type="float" office:value="0.05" calcext:value-type="float">
            <text:p>0.05</text:p>
          </table:table-cell>
          <table:table-cell office:value-type="float" office:value="0.0301" calcext:value-type="float">
            <text:p>0.0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61" calcext:value-type="float">
            <text:p>0.14261</text:p>
          </table:table-cell>
          <table:table-cell office:value-type="string" calcext:value-type="string">
            <text:p/>
          </table:table-cell>
          <table:table-cell office:value-type="float" office:value="0.0302" calcext:value-type="float">
            <text:p>0.0302</text:p>
          </table:table-cell>
          <table:table-cell office:value-type="float" office:value="0.05" calcext:value-type="float">
            <text:p>0.05</text:p>
          </table:table-cell>
          <table:table-cell office:value-type="float" office:value="0.0302" calcext:value-type="float">
            <text:p>0.0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98" calcext:value-type="float">
            <text:p>0.14298</text:p>
          </table:table-cell>
          <table:table-cell office:value-type="string" calcext:value-type="string">
            <text:p/>
          </table:table-cell>
          <table:table-cell office:value-type="float" office:value="0.0303" calcext:value-type="float">
            <text:p>0.0303</text:p>
          </table:table-cell>
          <table:table-cell office:value-type="float" office:value="0.05" calcext:value-type="float">
            <text:p>0.05</text:p>
          </table:table-cell>
          <table:table-cell office:value-type="float" office:value="0.0303" calcext:value-type="float">
            <text:p>0.0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334" calcext:value-type="float">
            <text:p>0.14334</text:p>
          </table:table-cell>
          <table:table-cell office:value-type="string" calcext:value-type="string">
            <text:p/>
          </table:table-cell>
          <table:table-cell office:value-type="float" office:value="0.0304" calcext:value-type="float">
            <text:p>0.0304</text:p>
          </table:table-cell>
          <table:table-cell office:value-type="float" office:value="0.05" calcext:value-type="float">
            <text:p>0.05</text:p>
          </table:table-cell>
          <table:table-cell office:value-type="float" office:value="0.0304" calcext:value-type="float">
            <text:p>0.0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371" calcext:value-type="float">
            <text:p>0.14371</text:p>
          </table:table-cell>
          <table:table-cell office:value-type="string" calcext:value-type="string">
            <text:p/>
          </table:table-cell>
          <table:table-cell office:value-type="float" office:value="0.0305" calcext:value-type="float">
            <text:p>0.0305</text:p>
          </table:table-cell>
          <table:table-cell office:value-type="float" office:value="0.05" calcext:value-type="float">
            <text:p>0.05</text:p>
          </table:table-cell>
          <table:table-cell office:value-type="float" office:value="0.0305" calcext:value-type="float">
            <text:p>0.0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08" calcext:value-type="float">
            <text:p>0.14408</text:p>
          </table:table-cell>
          <table:table-cell office:value-type="string" calcext:value-type="string">
            <text:p/>
          </table:table-cell>
          <table:table-cell office:value-type="float" office:value="0.0306" calcext:value-type="float">
            <text:p>0.0306</text:p>
          </table:table-cell>
          <table:table-cell office:value-type="float" office:value="0.05" calcext:value-type="float">
            <text:p>0.05</text:p>
          </table:table-cell>
          <table:table-cell office:value-type="float" office:value="0.0306" calcext:value-type="float">
            <text:p>0.0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44" calcext:value-type="float">
            <text:p>0.14444</text:p>
          </table:table-cell>
          <table:table-cell office:value-type="string" calcext:value-type="string">
            <text:p/>
          </table:table-cell>
          <table:table-cell office:value-type="float" office:value="0.0307" calcext:value-type="float">
            <text:p>0.0307</text:p>
          </table:table-cell>
          <table:table-cell office:value-type="float" office:value="0.05" calcext:value-type="float">
            <text:p>0.05</text:p>
          </table:table-cell>
          <table:table-cell office:value-type="float" office:value="0.0307" calcext:value-type="float">
            <text:p>0.0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81" calcext:value-type="float">
            <text:p>0.14481</text:p>
          </table:table-cell>
          <table:table-cell office:value-type="string" calcext:value-type="string">
            <text:p/>
          </table:table-cell>
          <table:table-cell office:value-type="float" office:value="0.0308" calcext:value-type="float">
            <text:p>0.0308</text:p>
          </table:table-cell>
          <table:table-cell office:value-type="float" office:value="0.05" calcext:value-type="float">
            <text:p>0.05</text:p>
          </table:table-cell>
          <table:table-cell office:value-type="float" office:value="0.0308" calcext:value-type="float">
            <text:p>0.0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518" calcext:value-type="float">
            <text:p>0.14518</text:p>
          </table:table-cell>
          <table:table-cell office:value-type="string" calcext:value-type="string">
            <text:p/>
          </table:table-cell>
          <table:table-cell office:value-type="float" office:value="0.0309" calcext:value-type="float">
            <text:p>0.0309</text:p>
          </table:table-cell>
          <table:table-cell office:value-type="float" office:value="0.05" calcext:value-type="float">
            <text:p>0.05</text:p>
          </table:table-cell>
          <table:table-cell office:value-type="float" office:value="0.0309" calcext:value-type="float">
            <text:p>0.0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555" calcext:value-type="float">
            <text:p>0.14555</text:p>
          </table:table-cell>
          <table:table-cell office:value-type="string" calcext:value-type="string">
            <text:p/>
          </table:table-cell>
          <table:table-cell office:value-type="float" office:value="0.031" calcext:value-type="float">
            <text:p>0.031</text:p>
          </table:table-cell>
          <table:table-cell office:value-type="float" office:value="0.05" calcext:value-type="float">
            <text:p>0.05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591" calcext:value-type="float">
            <text:p>0.14591</text:p>
          </table:table-cell>
          <table:table-cell office:value-type="string" calcext:value-type="string">
            <text:p/>
          </table:table-cell>
          <table:table-cell office:value-type="float" office:value="0.0311" calcext:value-type="float">
            <text:p>0.03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11" calcext:value-type="float">
            <text:p>0.0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628" calcext:value-type="float">
            <text:p>0.14628</text:p>
          </table:table-cell>
          <table:table-cell office:value-type="string" calcext:value-type="string">
            <text:p/>
          </table:table-cell>
          <table:table-cell office:value-type="float" office:value="0.0312" calcext:value-type="float">
            <text:p>0.0312</text:p>
          </table:table-cell>
          <table:table-cell office:value-type="float" office:value="0.05" calcext:value-type="float">
            <text:p>0.05</text:p>
          </table:table-cell>
          <table:table-cell office:value-type="float" office:value="0.0312" calcext:value-type="float">
            <text:p>0.0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665" calcext:value-type="float">
            <text:p>0.14665</text:p>
          </table:table-cell>
          <table:table-cell office:value-type="string" calcext:value-type="string">
            <text:p/>
          </table:table-cell>
          <table:table-cell office:value-type="float" office:value="0.0313" calcext:value-type="float">
            <text:p>0.0313</text:p>
          </table:table-cell>
          <table:table-cell office:value-type="float" office:value="0.05" calcext:value-type="float">
            <text:p>0.05</text:p>
          </table:table-cell>
          <table:table-cell office:value-type="float" office:value="0.0313" calcext:value-type="float">
            <text:p>0.0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701" calcext:value-type="float">
            <text:p>0.14701</text:p>
          </table:table-cell>
          <table:table-cell office:value-type="string" calcext:value-type="string">
            <text:p/>
          </table:table-cell>
          <table:table-cell office:value-type="float" office:value="0.0314" calcext:value-type="float">
            <text:p>0.0314</text:p>
          </table:table-cell>
          <table:table-cell office:value-type="float" office:value="0.05" calcext:value-type="float">
            <text:p>0.05</text:p>
          </table:table-cell>
          <table:table-cell office:value-type="float" office:value="0.0314" calcext:value-type="float">
            <text:p>0.0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738" calcext:value-type="float">
            <text:p>0.14738</text:p>
          </table:table-cell>
          <table:table-cell office:value-type="string" calcext:value-type="string">
            <text:p/>
          </table:table-cell>
          <table:table-cell office:value-type="float" office:value="0.0315" calcext:value-type="float">
            <text:p>0.0315</text:p>
          </table:table-cell>
          <table:table-cell office:value-type="float" office:value="0.05" calcext:value-type="float">
            <text:p>0.05</text:p>
          </table:table-cell>
          <table:table-cell office:value-type="float" office:value="0.0315" calcext:value-type="float">
            <text:p>0.0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775" calcext:value-type="float">
            <text:p>0.14775</text:p>
          </table:table-cell>
          <table:table-cell office:value-type="string" calcext:value-type="string">
            <text:p/>
          </table:table-cell>
          <table:table-cell office:value-type="float" office:value="0.0316" calcext:value-type="float">
            <text:p>0.0316</text:p>
          </table:table-cell>
          <table:table-cell office:value-type="float" office:value="0.05" calcext:value-type="float">
            <text:p>0.05</text:p>
          </table:table-cell>
          <table:table-cell office:value-type="float" office:value="0.0316" calcext:value-type="float">
            <text:p>0.0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812" calcext:value-type="float">
            <text:p>0.14812</text:p>
          </table:table-cell>
          <table:table-cell office:value-type="string" calcext:value-type="string">
            <text:p/>
          </table:table-cell>
          <table:table-cell office:value-type="float" office:value="0.0317" calcext:value-type="float">
            <text:p>0.0317</text:p>
          </table:table-cell>
          <table:table-cell office:value-type="float" office:value="0.05" calcext:value-type="float">
            <text:p>0.05</text:p>
          </table:table-cell>
          <table:table-cell office:value-type="float" office:value="0.0317" calcext:value-type="float">
            <text:p>0.0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848" calcext:value-type="float">
            <text:p>0.14848</text:p>
          </table:table-cell>
          <table:table-cell office:value-type="string" calcext:value-type="string">
            <text:p/>
          </table:table-cell>
          <table:table-cell office:value-type="float" office:value="0.0318" calcext:value-type="float">
            <text:p>0.0318</text:p>
          </table:table-cell>
          <table:table-cell office:value-type="float" office:value="0.05" calcext:value-type="float">
            <text:p>0.05</text:p>
          </table:table-cell>
          <table:table-cell office:value-type="float" office:value="0.0318" calcext:value-type="float">
            <text:p>0.0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885" calcext:value-type="float">
            <text:p>0.14885</text:p>
          </table:table-cell>
          <table:table-cell office:value-type="string" calcext:value-type="string">
            <text:p/>
          </table:table-cell>
          <table:table-cell office:value-type="float" office:value="0.0319" calcext:value-type="float">
            <text:p>0.0319</text:p>
          </table:table-cell>
          <table:table-cell office:value-type="float" office:value="0.05" calcext:value-type="float">
            <text:p>0.0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922" calcext:value-type="float">
            <text:p>0.14922</text:p>
          </table:table-cell>
          <table:table-cell office:value-type="string" calcext:value-type="string">
            <text:p/>
          </table:table-cell>
          <table:table-cell office:value-type="float" office:value="0.032" calcext:value-type="float">
            <text:p>0.032</text:p>
          </table:table-cell>
          <table:table-cell office:value-type="float" office:value="0.05" calcext:value-type="float">
            <text:p>0.05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958" calcext:value-type="float">
            <text:p>0.14958</text:p>
          </table:table-cell>
          <table:table-cell office:value-type="string" calcext:value-type="string">
            <text:p/>
          </table:table-cell>
          <table:table-cell office:value-type="float" office:value="0.0321" calcext:value-type="float">
            <text:p>0.0321</text:p>
          </table:table-cell>
          <table:table-cell office:value-type="float" office:value="0.05" calcext:value-type="float">
            <text:p>0.05</text:p>
          </table:table-cell>
          <table:table-cell office:value-type="float" office:value="0.0321" calcext:value-type="float">
            <text:p>0.0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995" calcext:value-type="float">
            <text:p>0.14995</text:p>
          </table:table-cell>
          <table:table-cell office:value-type="string" calcext:value-type="string">
            <text:p/>
          </table:table-cell>
          <table:table-cell office:value-type="float" office:value="0.0322" calcext:value-type="float">
            <text:p>0.0322</text:p>
          </table:table-cell>
          <table:table-cell office:value-type="float" office:value="0.05" calcext:value-type="float">
            <text:p>0.05</text:p>
          </table:table-cell>
          <table:table-cell office:value-type="float" office:value="0.0322" calcext:value-type="float">
            <text:p>0.0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032" calcext:value-type="float">
            <text:p>0.15032</text:p>
          </table:table-cell>
          <table:table-cell office:value-type="string" calcext:value-type="string">
            <text:p/>
          </table:table-cell>
          <table:table-cell office:value-type="float" office:value="0.0323" calcext:value-type="float">
            <text:p>0.0323</text:p>
          </table:table-cell>
          <table:table-cell office:value-type="float" office:value="0.05" calcext:value-type="float">
            <text:p>0.0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069" calcext:value-type="float">
            <text:p>0.15069</text:p>
          </table:table-cell>
          <table:table-cell office:value-type="string" calcext:value-type="string">
            <text:p/>
          </table:table-cell>
          <table:table-cell office:value-type="float" office:value="0.0324" calcext:value-type="float">
            <text:p>0.0324</text:p>
          </table:table-cell>
          <table:table-cell office:value-type="float" office:value="0.05" calcext:value-type="float">
            <text:p>0.05</text:p>
          </table:table-cell>
          <table:table-cell office:value-type="float" office:value="0.0324" calcext:value-type="float">
            <text:p>0.0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105" calcext:value-type="float">
            <text:p>0.15105</text:p>
          </table:table-cell>
          <table:table-cell office:value-type="string" calcext:value-type="string">
            <text:p/>
          </table:table-cell>
          <table:table-cell office:value-type="float" office:value="0.0325" calcext:value-type="float">
            <text:p>0.0325</text:p>
          </table:table-cell>
          <table:table-cell office:value-type="float" office:value="0.05" calcext:value-type="float">
            <text:p>0.05</text:p>
          </table:table-cell>
          <table:table-cell office:value-type="float" office:value="0.0325" calcext:value-type="float">
            <text:p>0.0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142" calcext:value-type="float">
            <text:p>0.15142</text:p>
          </table:table-cell>
          <table:table-cell office:value-type="string" calcext:value-type="string">
            <text:p/>
          </table:table-cell>
          <table:table-cell office:value-type="float" office:value="0.0326" calcext:value-type="float">
            <text:p>0.0326</text:p>
          </table:table-cell>
          <table:table-cell office:value-type="float" office:value="0.05" calcext:value-type="float">
            <text:p>0.05</text:p>
          </table:table-cell>
          <table:table-cell office:value-type="float" office:value="0.0326" calcext:value-type="float">
            <text:p>0.0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179" calcext:value-type="float">
            <text:p>0.15179</text:p>
          </table:table-cell>
          <table:table-cell office:value-type="string" calcext:value-type="string">
            <text:p/>
          </table:table-cell>
          <table:table-cell office:value-type="float" office:value="0.0327" calcext:value-type="float">
            <text:p>0.0327</text:p>
          </table:table-cell>
          <table:table-cell office:value-type="float" office:value="0.05" calcext:value-type="float">
            <text:p>0.0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215" calcext:value-type="float">
            <text:p>0.15215</text:p>
          </table:table-cell>
          <table:table-cell office:value-type="string" calcext:value-type="string">
            <text:p/>
          </table:table-cell>
          <table:table-cell office:value-type="float" office:value="0.0328" calcext:value-type="float">
            <text:p>0.0328</text:p>
          </table:table-cell>
          <table:table-cell office:value-type="float" office:value="0.05" calcext:value-type="float">
            <text:p>0.05</text:p>
          </table:table-cell>
          <table:table-cell office:value-type="float" office:value="0.0328" calcext:value-type="float">
            <text:p>0.0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252" calcext:value-type="float">
            <text:p>0.15252</text:p>
          </table:table-cell>
          <table:table-cell office:value-type="string" calcext:value-type="string">
            <text:p/>
          </table:table-cell>
          <table:table-cell office:value-type="float" office:value="0.0329" calcext:value-type="float">
            <text:p>0.0329</text:p>
          </table:table-cell>
          <table:table-cell office:value-type="float" office:value="0.05" calcext:value-type="float">
            <text:p>0.05</text:p>
          </table:table-cell>
          <table:table-cell office:value-type="float" office:value="0.0329" calcext:value-type="float">
            <text:p>0.0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289" calcext:value-type="float">
            <text:p>0.15289</text:p>
          </table:table-cell>
          <table:table-cell office:value-type="string" calcext:value-type="string">
            <text:p/>
          </table:table-cell>
          <table:table-cell office:value-type="float" office:value="0.033" calcext:value-type="float">
            <text:p>0.033</text:p>
          </table:table-cell>
          <table:table-cell office:value-type="float" office:value="0.05" calcext:value-type="float">
            <text:p>0.05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326" calcext:value-type="float">
            <text:p>0.15326</text:p>
          </table:table-cell>
          <table:table-cell office:value-type="string" calcext:value-type="string">
            <text:p/>
          </table:table-cell>
          <table:table-cell office:value-type="float" office:value="0.0331" calcext:value-type="float">
            <text:p>0.0331</text:p>
          </table:table-cell>
          <table:table-cell office:value-type="float" office:value="0.05" calcext:value-type="float">
            <text:p>0.05</text:p>
          </table:table-cell>
          <table:table-cell office:value-type="float" office:value="0.0331" calcext:value-type="float">
            <text:p>0.0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362" calcext:value-type="float">
            <text:p>0.15362</text:p>
          </table:table-cell>
          <table:table-cell office:value-type="string" calcext:value-type="string">
            <text:p/>
          </table:table-cell>
          <table:table-cell office:value-type="float" office:value="0.0332" calcext:value-type="float">
            <text:p>0.0332</text:p>
          </table:table-cell>
          <table:table-cell office:value-type="float" office:value="0.05" calcext:value-type="float">
            <text:p>0.05</text:p>
          </table:table-cell>
          <table:table-cell office:value-type="float" office:value="0.0332" calcext:value-type="float">
            <text:p>0.0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399" calcext:value-type="float">
            <text:p>0.15399</text:p>
          </table:table-cell>
          <table:table-cell office:value-type="string" calcext:value-type="string">
            <text:p/>
          </table:table-cell>
          <table:table-cell office:value-type="float" office:value="0.0333" calcext:value-type="float">
            <text:p>0.0333</text:p>
          </table:table-cell>
          <table:table-cell office:value-type="float" office:value="0.05" calcext:value-type="float">
            <text:p>0.05</text:p>
          </table:table-cell>
          <table:table-cell office:value-type="float" office:value="0.0333" calcext:value-type="float">
            <text:p>0.0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36" calcext:value-type="float">
            <text:p>0.15436</text:p>
          </table:table-cell>
          <table:table-cell office:value-type="string" calcext:value-type="string">
            <text:p/>
          </table:table-cell>
          <table:table-cell office:value-type="float" office:value="0.0334" calcext:value-type="float">
            <text:p>0.0334</text:p>
          </table:table-cell>
          <table:table-cell office:value-type="float" office:value="0.05" calcext:value-type="float">
            <text:p>0.05</text:p>
          </table:table-cell>
          <table:table-cell office:value-type="float" office:value="0.0334" calcext:value-type="float">
            <text:p>0.0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73" calcext:value-type="float">
            <text:p>0.15473</text:p>
          </table:table-cell>
          <table:table-cell office:value-type="string" calcext:value-type="string">
            <text:p/>
          </table:table-cell>
          <table:table-cell office:value-type="float" office:value="0.0335" calcext:value-type="float">
            <text:p>0.0335</text:p>
          </table:table-cell>
          <table:table-cell office:value-type="float" office:value="0.05" calcext:value-type="float">
            <text:p>0.0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509" calcext:value-type="float">
            <text:p>0.15509</text:p>
          </table:table-cell>
          <table:table-cell office:value-type="string" calcext:value-type="string">
            <text:p/>
          </table:table-cell>
          <table:table-cell office:value-type="float" office:value="0.0336" calcext:value-type="float">
            <text:p>0.0336</text:p>
          </table:table-cell>
          <table:table-cell office:value-type="float" office:value="0.05" calcext:value-type="float">
            <text:p>0.05</text:p>
          </table:table-cell>
          <table:table-cell office:value-type="float" office:value="0.0336" calcext:value-type="float">
            <text:p>0.0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546" calcext:value-type="float">
            <text:p>0.15546</text:p>
          </table:table-cell>
          <table:table-cell office:value-type="string" calcext:value-type="string">
            <text:p/>
          </table:table-cell>
          <table:table-cell office:value-type="float" office:value="0.0337" calcext:value-type="float">
            <text:p>0.0337</text:p>
          </table:table-cell>
          <table:table-cell office:value-type="float" office:value="0.05" calcext:value-type="float">
            <text:p>0.05</text:p>
          </table:table-cell>
          <table:table-cell office:value-type="float" office:value="0.0337" calcext:value-type="float">
            <text:p>0.0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583" calcext:value-type="float">
            <text:p>0.15583</text:p>
          </table:table-cell>
          <table:table-cell office:value-type="string" calcext:value-type="string">
            <text:p/>
          </table:table-cell>
          <table:table-cell office:value-type="float" office:value="0.0338" calcext:value-type="float">
            <text:p>0.0338</text:p>
          </table:table-cell>
          <table:table-cell office:value-type="float" office:value="0.05" calcext:value-type="float">
            <text:p>0.05</text:p>
          </table:table-cell>
          <table:table-cell office:value-type="float" office:value="0.0338" calcext:value-type="float">
            <text:p>0.0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19" calcext:value-type="float">
            <text:p>0.15619</text:p>
          </table:table-cell>
          <table:table-cell office:value-type="string" calcext:value-type="string">
            <text:p/>
          </table:table-cell>
          <table:table-cell office:value-type="float" office:value="0.0339" calcext:value-type="float">
            <text:p>0.0339</text:p>
          </table:table-cell>
          <table:table-cell office:value-type="float" office:value="0.05" calcext:value-type="float">
            <text:p>0.0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56" calcext:value-type="float">
            <text:p>0.15656</text:p>
          </table:table-cell>
          <table:table-cell office:value-type="string" calcext:value-type="string">
            <text:p/>
          </table:table-cell>
          <table:table-cell office:value-type="float" office:value="0.034" calcext:value-type="float">
            <text:p>0.034</text:p>
          </table:table-cell>
          <table:table-cell office:value-type="float" office:value="0.05" calcext:value-type="float">
            <text:p>0.05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93" calcext:value-type="float">
            <text:p>0.15693</text:p>
          </table:table-cell>
          <table:table-cell office:value-type="string" calcext:value-type="string">
            <text:p/>
          </table:table-cell>
          <table:table-cell office:value-type="float" office:value="0.0341" calcext:value-type="float">
            <text:p>0.0341</text:p>
          </table:table-cell>
          <table:table-cell office:value-type="float" office:value="0.05" calcext:value-type="float">
            <text:p>0.05</text:p>
          </table:table-cell>
          <table:table-cell office:value-type="float" office:value="0.0341" calcext:value-type="float">
            <text:p>0.0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73" calcext:value-type="float">
            <text:p>0.1573</text:p>
          </table:table-cell>
          <table:table-cell office:value-type="string" calcext:value-type="string">
            <text:p/>
          </table:table-cell>
          <table:table-cell office:value-type="float" office:value="0.0342" calcext:value-type="float">
            <text:p>0.0342</text:p>
          </table:table-cell>
          <table:table-cell office:value-type="float" office:value="0.05" calcext:value-type="float">
            <text:p>0.05</text:p>
          </table:table-cell>
          <table:table-cell office:value-type="float" office:value="0.0342" calcext:value-type="float">
            <text:p>0.0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763" calcext:value-type="float">
            <text:p>0.15763</text:p>
          </table:table-cell>
          <table:table-cell office:value-type="string" calcext:value-type="string">
            <text:p/>
          </table:table-cell>
          <table:table-cell office:value-type="float" office:value="0.0343" calcext:value-type="float">
            <text:p>0.0343</text:p>
          </table:table-cell>
          <table:table-cell office:value-type="float" office:value="0.05" calcext:value-type="float">
            <text:p>0.05</text:p>
          </table:table-cell>
          <table:table-cell office:value-type="float" office:value="0.0343" calcext:value-type="float">
            <text:p>0.0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797" calcext:value-type="float">
            <text:p>0.15797</text:p>
          </table:table-cell>
          <table:table-cell office:value-type="string" calcext:value-type="string">
            <text:p/>
          </table:table-cell>
          <table:table-cell office:value-type="float" office:value="0.0344" calcext:value-type="float">
            <text:p>0.0344</text:p>
          </table:table-cell>
          <table:table-cell office:value-type="float" office:value="0.05" calcext:value-type="float">
            <text:p>0.05</text:p>
          </table:table-cell>
          <table:table-cell office:value-type="float" office:value="0.0344" calcext:value-type="float">
            <text:p>0.0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831" calcext:value-type="float">
            <text:p>0.15831</text:p>
          </table:table-cell>
          <table:table-cell office:value-type="string" calcext:value-type="string">
            <text:p/>
          </table:table-cell>
          <table:table-cell office:value-type="float" office:value="0.0345" calcext:value-type="float">
            <text:p>0.0345</text:p>
          </table:table-cell>
          <table:table-cell office:value-type="float" office:value="0.05" calcext:value-type="float">
            <text:p>0.05</text:p>
          </table:table-cell>
          <table:table-cell office:value-type="float" office:value="0.0345" calcext:value-type="float">
            <text:p>0.0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864" calcext:value-type="float">
            <text:p>0.15864</text:p>
          </table:table-cell>
          <table:table-cell office:value-type="string" calcext:value-type="string">
            <text:p/>
          </table:table-cell>
          <table:table-cell office:value-type="float" office:value="0.0346" calcext:value-type="float">
            <text:p>0.0346</text:p>
          </table:table-cell>
          <table:table-cell office:value-type="float" office:value="0.05" calcext:value-type="float">
            <text:p>0.05</text:p>
          </table:table-cell>
          <table:table-cell office:value-type="float" office:value="0.0346" calcext:value-type="float">
            <text:p>0.0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898" calcext:value-type="float">
            <text:p>0.15898</text:p>
          </table:table-cell>
          <table:table-cell office:value-type="string" calcext:value-type="string">
            <text:p/>
          </table:table-cell>
          <table:table-cell office:value-type="float" office:value="0.0347" calcext:value-type="float">
            <text:p>0.0347</text:p>
          </table:table-cell>
          <table:table-cell office:value-type="float" office:value="0.05" calcext:value-type="float">
            <text:p>0.05</text:p>
          </table:table-cell>
          <table:table-cell office:value-type="float" office:value="0.0347" calcext:value-type="float">
            <text:p>0.0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931" calcext:value-type="float">
            <text:p>0.15931</text:p>
          </table:table-cell>
          <table:table-cell office:value-type="string" calcext:value-type="string">
            <text:p/>
          </table:table-cell>
          <table:table-cell office:value-type="float" office:value="0.0348" calcext:value-type="float">
            <text:p>0.0348</text:p>
          </table:table-cell>
          <table:table-cell office:value-type="float" office:value="0.05" calcext:value-type="float">
            <text:p>0.05</text:p>
          </table:table-cell>
          <table:table-cell office:value-type="float" office:value="0.0348" calcext:value-type="float">
            <text:p>0.0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965" calcext:value-type="float">
            <text:p>0.15965</text:p>
          </table:table-cell>
          <table:table-cell office:value-type="string" calcext:value-type="string">
            <text:p/>
          </table:table-cell>
          <table:table-cell office:value-type="float" office:value="0.0349" calcext:value-type="float">
            <text:p>0.0349</text:p>
          </table:table-cell>
          <table:table-cell office:value-type="float" office:value="0.05" calcext:value-type="float">
            <text:p>0.05</text:p>
          </table:table-cell>
          <table:table-cell office:value-type="float" office:value="0.0349" calcext:value-type="float">
            <text:p>0.0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999" calcext:value-type="float">
            <text:p>0.15999</text:p>
          </table:table-cell>
          <table:table-cell office:value-type="string" calcext:value-type="string">
            <text:p/>
          </table:table-cell>
          <table:table-cell office:value-type="float" office:value="0.035" calcext:value-type="float">
            <text:p>0.035</text:p>
          </table:table-cell>
          <table:table-cell office:value-type="float" office:value="0.05" calcext:value-type="float">
            <text:p>0.05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032" calcext:value-type="float">
            <text:p>0.16032</text:p>
          </table:table-cell>
          <table:table-cell office:value-type="string" calcext:value-type="string">
            <text:p/>
          </table:table-cell>
          <table:table-cell office:value-type="float" office:value="0.0351" calcext:value-type="float">
            <text:p>0.0351</text:p>
          </table:table-cell>
          <table:table-cell office:value-type="float" office:value="0.05" calcext:value-type="float">
            <text:p>0.0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066" calcext:value-type="float">
            <text:p>0.16066</text:p>
          </table:table-cell>
          <table:table-cell office:value-type="string" calcext:value-type="string">
            <text:p/>
          </table:table-cell>
          <table:table-cell office:value-type="float" office:value="0.0352" calcext:value-type="float">
            <text:p>0.0352</text:p>
          </table:table-cell>
          <table:table-cell office:value-type="float" office:value="0.05" calcext:value-type="float">
            <text:p>0.05</text:p>
          </table:table-cell>
          <table:table-cell office:value-type="float" office:value="0.0352" calcext:value-type="float">
            <text:p>0.0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099" calcext:value-type="float">
            <text:p>0.16099</text:p>
          </table:table-cell>
          <table:table-cell office:value-type="string" calcext:value-type="string">
            <text:p/>
          </table:table-cell>
          <table:table-cell office:value-type="float" office:value="0.0353" calcext:value-type="float">
            <text:p>0.0353</text:p>
          </table:table-cell>
          <table:table-cell office:value-type="float" office:value="0.05" calcext:value-type="float">
            <text:p>0.05</text:p>
          </table:table-cell>
          <table:table-cell office:value-type="float" office:value="0.0353" calcext:value-type="float">
            <text:p>0.0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133" calcext:value-type="float">
            <text:p>0.16133</text:p>
          </table:table-cell>
          <table:table-cell office:value-type="string" calcext:value-type="string">
            <text:p/>
          </table:table-cell>
          <table:table-cell office:value-type="float" office:value="0.0354" calcext:value-type="float">
            <text:p>0.0354</text:p>
          </table:table-cell>
          <table:table-cell office:value-type="float" office:value="0.05" calcext:value-type="float">
            <text:p>0.05</text:p>
          </table:table-cell>
          <table:table-cell office:value-type="float" office:value="0.0354" calcext:value-type="float">
            <text:p>0.0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166" calcext:value-type="float">
            <text:p>0.16166</text:p>
          </table:table-cell>
          <table:table-cell office:value-type="string" calcext:value-type="string">
            <text:p/>
          </table:table-cell>
          <table:table-cell office:value-type="float" office:value="0.0355" calcext:value-type="float">
            <text:p>0.0355</text:p>
          </table:table-cell>
          <table:table-cell office:value-type="float" office:value="0.05" calcext:value-type="float">
            <text:p>0.05</text:p>
          </table:table-cell>
          <table:table-cell office:value-type="float" office:value="0.0355" calcext:value-type="float">
            <text:p>0.0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string" calcext:value-type="string">
            <text:p/>
          </table:table-cell>
          <table:table-cell office:value-type="float" office:value="0.0356" calcext:value-type="float">
            <text:p>0.0356</text:p>
          </table:table-cell>
          <table:table-cell office:value-type="float" office:value="0.05" calcext:value-type="float">
            <text:p>0.05</text:p>
          </table:table-cell>
          <table:table-cell office:value-type="float" office:value="0.0356" calcext:value-type="float">
            <text:p>0.0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234" calcext:value-type="float">
            <text:p>0.16234</text:p>
          </table:table-cell>
          <table:table-cell office:value-type="string" calcext:value-type="string">
            <text:p/>
          </table:table-cell>
          <table:table-cell office:value-type="float" office:value="0.0357" calcext:value-type="float">
            <text:p>0.0357</text:p>
          </table:table-cell>
          <table:table-cell office:value-type="float" office:value="0.05" calcext:value-type="float">
            <text:p>0.05</text:p>
          </table:table-cell>
          <table:table-cell office:value-type="float" office:value="0.0357" calcext:value-type="float">
            <text:p>0.0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267" calcext:value-type="float">
            <text:p>0.16267</text:p>
          </table:table-cell>
          <table:table-cell office:value-type="string" calcext:value-type="string">
            <text:p/>
          </table:table-cell>
          <table:table-cell office:value-type="float" office:value="0.0358" calcext:value-type="float">
            <text:p>0.0358</text:p>
          </table:table-cell>
          <table:table-cell office:value-type="float" office:value="0.05" calcext:value-type="float">
            <text:p>0.05</text:p>
          </table:table-cell>
          <table:table-cell office:value-type="float" office:value="0.0358" calcext:value-type="float">
            <text:p>0.0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301" calcext:value-type="float">
            <text:p>0.16301</text:p>
          </table:table-cell>
          <table:table-cell office:value-type="string" calcext:value-type="string">
            <text:p/>
          </table:table-cell>
          <table:table-cell office:value-type="float" office:value="0.0359" calcext:value-type="float">
            <text:p>0.0359</text:p>
          </table:table-cell>
          <table:table-cell office:value-type="float" office:value="0.05" calcext:value-type="float">
            <text:p>0.05</text:p>
          </table:table-cell>
          <table:table-cell office:value-type="float" office:value="0.0359" calcext:value-type="float">
            <text:p>0.0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334" calcext:value-type="float">
            <text:p>0.16334</text:p>
          </table:table-cell>
          <table:table-cell office:value-type="string" calcext:value-type="string">
            <text:p/>
          </table:table-cell>
          <table:table-cell office:value-type="float" office:value="0.036" calcext:value-type="float">
            <text:p>0.036</text:p>
          </table:table-cell>
          <table:table-cell office:value-type="float" office:value="0.05" calcext:value-type="float">
            <text:p>0.05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368" calcext:value-type="float">
            <text:p>0.16368</text:p>
          </table:table-cell>
          <table:table-cell office:value-type="string" calcext:value-type="string">
            <text:p/>
          </table:table-cell>
          <table:table-cell office:value-type="float" office:value="0.0361" calcext:value-type="float">
            <text:p>0.0361</text:p>
          </table:table-cell>
          <table:table-cell office:value-type="float" office:value="0.05" calcext:value-type="float">
            <text:p>0.05</text:p>
          </table:table-cell>
          <table:table-cell office:value-type="float" office:value="0.0361" calcext:value-type="float">
            <text:p>0.0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402" calcext:value-type="float">
            <text:p>0.16402</text:p>
          </table:table-cell>
          <table:table-cell office:value-type="string" calcext:value-type="string">
            <text:p/>
          </table:table-cell>
          <table:table-cell office:value-type="float" office:value="0.0362" calcext:value-type="float">
            <text:p>0.0362</text:p>
          </table:table-cell>
          <table:table-cell office:value-type="float" office:value="0.05" calcext:value-type="float">
            <text:p>0.05</text:p>
          </table:table-cell>
          <table:table-cell office:value-type="float" office:value="0.0362" calcext:value-type="float">
            <text:p>0.0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435" calcext:value-type="float">
            <text:p>0.16435</text:p>
          </table:table-cell>
          <table:table-cell office:value-type="string" calcext:value-type="string">
            <text:p/>
          </table:table-cell>
          <table:table-cell office:value-type="float" office:value="0.0363" calcext:value-type="float">
            <text:p>0.0363</text:p>
          </table:table-cell>
          <table:table-cell office:value-type="float" office:value="0.05" calcext:value-type="float">
            <text:p>0.05</text:p>
          </table:table-cell>
          <table:table-cell office:value-type="float" office:value="0.0363" calcext:value-type="float">
            <text:p>0.0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469" calcext:value-type="float">
            <text:p>0.16469</text:p>
          </table:table-cell>
          <table:table-cell office:value-type="string" calcext:value-type="string">
            <text:p/>
          </table:table-cell>
          <table:table-cell office:value-type="float" office:value="0.0364" calcext:value-type="float">
            <text:p>0.0364</text:p>
          </table:table-cell>
          <table:table-cell office:value-type="float" office:value="0.05" calcext:value-type="float">
            <text:p>0.05</text:p>
          </table:table-cell>
          <table:table-cell office:value-type="float" office:value="0.0364" calcext:value-type="float">
            <text:p>0.0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502" calcext:value-type="float">
            <text:p>0.16502</text:p>
          </table:table-cell>
          <table:table-cell office:value-type="string" calcext:value-type="string">
            <text:p/>
          </table:table-cell>
          <table:table-cell office:value-type="float" office:value="0.0365" calcext:value-type="float">
            <text:p>0.0365</text:p>
          </table:table-cell>
          <table:table-cell office:value-type="float" office:value="0.05" calcext:value-type="float">
            <text:p>0.05</text:p>
          </table:table-cell>
          <table:table-cell office:value-type="float" office:value="0.0365" calcext:value-type="float">
            <text:p>0.0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536" calcext:value-type="float">
            <text:p>0.16536</text:p>
          </table:table-cell>
          <table:table-cell office:value-type="string" calcext:value-type="string">
            <text:p/>
          </table:table-cell>
          <table:table-cell office:value-type="float" office:value="0.0366" calcext:value-type="float">
            <text:p>0.0366</text:p>
          </table:table-cell>
          <table:table-cell office:value-type="float" office:value="0.05" calcext:value-type="float">
            <text:p>0.05</text:p>
          </table:table-cell>
          <table:table-cell office:value-type="float" office:value="0.0366" calcext:value-type="float">
            <text:p>0.0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569" calcext:value-type="float">
            <text:p>0.16569</text:p>
          </table:table-cell>
          <table:table-cell office:value-type="string" calcext:value-type="string">
            <text:p/>
          </table:table-cell>
          <table:table-cell office:value-type="float" office:value="0.0367" calcext:value-type="float">
            <text:p>0.0367</text:p>
          </table:table-cell>
          <table:table-cell office:value-type="float" office:value="0.05" calcext:value-type="float">
            <text:p>0.05</text:p>
          </table:table-cell>
          <table:table-cell office:value-type="float" office:value="0.0367" calcext:value-type="float">
            <text:p>0.0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603" calcext:value-type="float">
            <text:p>0.16603</text:p>
          </table:table-cell>
          <table:table-cell office:value-type="string" calcext:value-type="string">
            <text:p/>
          </table:table-cell>
          <table:table-cell office:value-type="float" office:value="0.0368" calcext:value-type="float">
            <text:p>0.0368</text:p>
          </table:table-cell>
          <table:table-cell office:value-type="float" office:value="0.05" calcext:value-type="float">
            <text:p>0.05</text:p>
          </table:table-cell>
          <table:table-cell office:value-type="float" office:value="0.0368" calcext:value-type="float">
            <text:p>0.0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637" calcext:value-type="float">
            <text:p>0.16637</text:p>
          </table:table-cell>
          <table:table-cell office:value-type="string" calcext:value-type="string">
            <text:p/>
          </table:table-cell>
          <table:table-cell office:value-type="float" office:value="0.0369" calcext:value-type="float">
            <text:p>0.0369</text:p>
          </table:table-cell>
          <table:table-cell office:value-type="float" office:value="0.05" calcext:value-type="float">
            <text:p>0.05</text:p>
          </table:table-cell>
          <table:table-cell office:value-type="float" office:value="0.0369" calcext:value-type="float">
            <text:p>0.0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67" calcext:value-type="float">
            <text:p>0.1667</text:p>
          </table:table-cell>
          <table:table-cell office:value-type="string" calcext:value-type="string">
            <text:p/>
          </table:table-cell>
          <table:table-cell office:value-type="float" office:value="0.037" calcext:value-type="float">
            <text:p>0.037</text:p>
          </table:table-cell>
          <table:table-cell office:value-type="float" office:value="0.05" calcext:value-type="float">
            <text:p>0.05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704" calcext:value-type="float">
            <text:p>0.16704</text:p>
          </table:table-cell>
          <table:table-cell office:value-type="string" calcext:value-type="string">
            <text:p/>
          </table:table-cell>
          <table:table-cell office:value-type="float" office:value="0.0371" calcext:value-type="float">
            <text:p>0.0371</text:p>
          </table:table-cell>
          <table:table-cell office:value-type="float" office:value="0.05" calcext:value-type="float">
            <text:p>0.05</text:p>
          </table:table-cell>
          <table:table-cell office:value-type="float" office:value="0.0371" calcext:value-type="float">
            <text:p>0.0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737" calcext:value-type="float">
            <text:p>0.16737</text:p>
          </table:table-cell>
          <table:table-cell office:value-type="string" calcext:value-type="string">
            <text:p/>
          </table:table-cell>
          <table:table-cell office:value-type="float" office:value="0.0372" calcext:value-type="float">
            <text:p>0.0372</text:p>
          </table:table-cell>
          <table:table-cell office:value-type="float" office:value="0.05" calcext:value-type="float">
            <text:p>0.05</text:p>
          </table:table-cell>
          <table:table-cell office:value-type="float" office:value="0.0372" calcext:value-type="float">
            <text:p>0.0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771" calcext:value-type="float">
            <text:p>0.16771</text:p>
          </table:table-cell>
          <table:table-cell office:value-type="string" calcext:value-type="string">
            <text:p/>
          </table:table-cell>
          <table:table-cell office:value-type="float" office:value="0.0373" calcext:value-type="float">
            <text:p>0.0373</text:p>
          </table:table-cell>
          <table:table-cell office:value-type="float" office:value="0.05" calcext:value-type="float">
            <text:p>0.05</text:p>
          </table:table-cell>
          <table:table-cell office:value-type="float" office:value="0.0373" calcext:value-type="float">
            <text:p>0.0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05" calcext:value-type="float">
            <text:p>0.16805</text:p>
          </table:table-cell>
          <table:table-cell office:value-type="string" calcext:value-type="string">
            <text:p/>
          </table:table-cell>
          <table:table-cell office:value-type="float" office:value="0.0374" calcext:value-type="float">
            <text:p>0.0374</text:p>
          </table:table-cell>
          <table:table-cell office:value-type="float" office:value="0.05" calcext:value-type="float">
            <text:p>0.05</text:p>
          </table:table-cell>
          <table:table-cell office:value-type="float" office:value="0.0374" calcext:value-type="float">
            <text:p>0.0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38" calcext:value-type="float">
            <text:p>0.16838</text:p>
          </table:table-cell>
          <table:table-cell office:value-type="string" calcext:value-type="string">
            <text:p/>
          </table:table-cell>
          <table:table-cell office:value-type="float" office:value="0.0375" calcext:value-type="float">
            <text:p>0.03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75" calcext:value-type="float">
            <text:p>0.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72" calcext:value-type="float">
            <text:p>0.16872</text:p>
          </table:table-cell>
          <table:table-cell office:value-type="string" calcext:value-type="string">
            <text:p/>
          </table:table-cell>
          <table:table-cell office:value-type="float" office:value="0.0376" calcext:value-type="float">
            <text:p>0.0376</text:p>
          </table:table-cell>
          <table:table-cell office:value-type="float" office:value="0.05" calcext:value-type="float">
            <text:p>0.05</text:p>
          </table:table-cell>
          <table:table-cell office:value-type="float" office:value="0.0376" calcext:value-type="float">
            <text:p>0.0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905" calcext:value-type="float">
            <text:p>0.16905</text:p>
          </table:table-cell>
          <table:table-cell office:value-type="string" calcext:value-type="string">
            <text:p/>
          </table:table-cell>
          <table:table-cell office:value-type="float" office:value="0.0377" calcext:value-type="float">
            <text:p>0.0377</text:p>
          </table:table-cell>
          <table:table-cell office:value-type="float" office:value="0.05" calcext:value-type="float">
            <text:p>0.05</text:p>
          </table:table-cell>
          <table:table-cell office:value-type="float" office:value="0.0377" calcext:value-type="float">
            <text:p>0.0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939" calcext:value-type="float">
            <text:p>0.16939</text:p>
          </table:table-cell>
          <table:table-cell office:value-type="string" calcext:value-type="string">
            <text:p/>
          </table:table-cell>
          <table:table-cell office:value-type="float" office:value="0.0378" calcext:value-type="float">
            <text:p>0.0378</text:p>
          </table:table-cell>
          <table:table-cell office:value-type="float" office:value="0.05" calcext:value-type="float">
            <text:p>0.05</text:p>
          </table:table-cell>
          <table:table-cell office:value-type="float" office:value="0.0378" calcext:value-type="float">
            <text:p>0.0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973" calcext:value-type="float">
            <text:p>0.16973</text:p>
          </table:table-cell>
          <table:table-cell office:value-type="string" calcext:value-type="string">
            <text:p/>
          </table:table-cell>
          <table:table-cell office:value-type="float" office:value="0.0379" calcext:value-type="float">
            <text:p>0.0379</text:p>
          </table:table-cell>
          <table:table-cell office:value-type="float" office:value="0.05" calcext:value-type="float">
            <text:p>0.0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006" calcext:value-type="float">
            <text:p>0.17006</text:p>
          </table:table-cell>
          <table:table-cell office:value-type="string" calcext:value-type="string">
            <text:p/>
          </table:table-cell>
          <table:table-cell office:value-type="float" office:value="0.038" calcext:value-type="float">
            <text:p>0.038</text:p>
          </table:table-cell>
          <table:table-cell office:value-type="float" office:value="0.05" calcext:value-type="float">
            <text:p>0.05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04" calcext:value-type="float">
            <text:p>0.1704</text:p>
          </table:table-cell>
          <table:table-cell office:value-type="string" calcext:value-type="string">
            <text:p/>
          </table:table-cell>
          <table:table-cell office:value-type="float" office:value="0.0381" calcext:value-type="float">
            <text:p>0.0381</text:p>
          </table:table-cell>
          <table:table-cell office:value-type="float" office:value="0.05" calcext:value-type="float">
            <text:p>0.05</text:p>
          </table:table-cell>
          <table:table-cell office:value-type="float" office:value="0.0381" calcext:value-type="float">
            <text:p>0.0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073" calcext:value-type="float">
            <text:p>0.17073</text:p>
          </table:table-cell>
          <table:table-cell office:value-type="string" calcext:value-type="string">
            <text:p/>
          </table:table-cell>
          <table:table-cell office:value-type="float" office:value="0.0382" calcext:value-type="float">
            <text:p>0.0382</text:p>
          </table:table-cell>
          <table:table-cell office:value-type="float" office:value="0.05" calcext:value-type="float">
            <text:p>0.05</text:p>
          </table:table-cell>
          <table:table-cell office:value-type="float" office:value="0.0382" calcext:value-type="float">
            <text:p>0.0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107" calcext:value-type="float">
            <text:p>0.17107</text:p>
          </table:table-cell>
          <table:table-cell office:value-type="string" calcext:value-type="string">
            <text:p/>
          </table:table-cell>
          <table:table-cell office:value-type="float" office:value="0.0383" calcext:value-type="float">
            <text:p>0.0383</text:p>
          </table:table-cell>
          <table:table-cell office:value-type="float" office:value="0.05" calcext:value-type="float">
            <text:p>0.05</text:p>
          </table:table-cell>
          <table:table-cell office:value-type="float" office:value="0.0383" calcext:value-type="float">
            <text:p>0.0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14" calcext:value-type="float">
            <text:p>0.1714</text:p>
          </table:table-cell>
          <table:table-cell office:value-type="string" calcext:value-type="string">
            <text:p/>
          </table:table-cell>
          <table:table-cell office:value-type="float" office:value="0.0384" calcext:value-type="float">
            <text:p>0.0384</text:p>
          </table:table-cell>
          <table:table-cell office:value-type="float" office:value="0.05" calcext:value-type="float">
            <text:p>0.05</text:p>
          </table:table-cell>
          <table:table-cell office:value-type="float" office:value="0.0384" calcext:value-type="float">
            <text:p>0.0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174" calcext:value-type="float">
            <text:p>0.17174</text:p>
          </table:table-cell>
          <table:table-cell office:value-type="string" calcext:value-type="string">
            <text:p/>
          </table:table-cell>
          <table:table-cell office:value-type="float" office:value="0.0385" calcext:value-type="float">
            <text:p>0.0385</text:p>
          </table:table-cell>
          <table:table-cell office:value-type="float" office:value="0.05" calcext:value-type="float">
            <text:p>0.05</text:p>
          </table:table-cell>
          <table:table-cell office:value-type="float" office:value="0.0385" calcext:value-type="float">
            <text:p>0.0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208" calcext:value-type="float">
            <text:p>0.17208</text:p>
          </table:table-cell>
          <table:table-cell office:value-type="string" calcext:value-type="string">
            <text:p/>
          </table:table-cell>
          <table:table-cell office:value-type="float" office:value="0.0386" calcext:value-type="float">
            <text:p>0.0386</text:p>
          </table:table-cell>
          <table:table-cell office:value-type="float" office:value="0.05" calcext:value-type="float">
            <text:p>0.05</text:p>
          </table:table-cell>
          <table:table-cell office:value-type="float" office:value="0.0386" calcext:value-type="float">
            <text:p>0.0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241" calcext:value-type="float">
            <text:p>0.17241</text:p>
          </table:table-cell>
          <table:table-cell office:value-type="string" calcext:value-type="string">
            <text:p/>
          </table:table-cell>
          <table:table-cell office:value-type="float" office:value="0.0387" calcext:value-type="float">
            <text:p>0.0387</text:p>
          </table:table-cell>
          <table:table-cell office:value-type="float" office:value="0.05" calcext:value-type="float">
            <text:p>0.0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275" calcext:value-type="float">
            <text:p>0.17275</text:p>
          </table:table-cell>
          <table:table-cell office:value-type="string" calcext:value-type="string">
            <text:p/>
          </table:table-cell>
          <table:table-cell office:value-type="float" office:value="0.0388" calcext:value-type="float">
            <text:p>0.0388</text:p>
          </table:table-cell>
          <table:table-cell office:value-type="float" office:value="0.05" calcext:value-type="float">
            <text:p>0.05</text:p>
          </table:table-cell>
          <table:table-cell office:value-type="float" office:value="0.0388" calcext:value-type="float">
            <text:p>0.0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308" calcext:value-type="float">
            <text:p>0.17308</text:p>
          </table:table-cell>
          <table:table-cell office:value-type="string" calcext:value-type="string">
            <text:p/>
          </table:table-cell>
          <table:table-cell office:value-type="float" office:value="0.0389" calcext:value-type="float">
            <text:p>0.0389</text:p>
          </table:table-cell>
          <table:table-cell office:value-type="float" office:value="0.05" calcext:value-type="float">
            <text:p>0.05</text:p>
          </table:table-cell>
          <table:table-cell office:value-type="float" office:value="0.0389" calcext:value-type="float">
            <text:p>0.0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342" calcext:value-type="float">
            <text:p>0.17342</text:p>
          </table:table-cell>
          <table:table-cell office:value-type="string" calcext:value-type="string">
            <text:p/>
          </table:table-cell>
          <table:table-cell office:value-type="float" office:value="0.039" calcext:value-type="float">
            <text:p>0.039</text:p>
          </table:table-cell>
          <table:table-cell office:value-type="float" office:value="0.05" calcext:value-type="float">
            <text:p>0.05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376" calcext:value-type="float">
            <text:p>0.17376</text:p>
          </table:table-cell>
          <table:table-cell office:value-type="string" calcext:value-type="string">
            <text:p/>
          </table:table-cell>
          <table:table-cell office:value-type="float" office:value="0.0391" calcext:value-type="float">
            <text:p>0.0391</text:p>
          </table:table-cell>
          <table:table-cell office:value-type="float" office:value="0.05" calcext:value-type="float">
            <text:p>0.05</text:p>
          </table:table-cell>
          <table:table-cell office:value-type="float" office:value="0.0391" calcext:value-type="float">
            <text:p>0.0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409" calcext:value-type="float">
            <text:p>0.17409</text:p>
          </table:table-cell>
          <table:table-cell office:value-type="string" calcext:value-type="string">
            <text:p/>
          </table:table-cell>
          <table:table-cell office:value-type="float" office:value="0.0392" calcext:value-type="float">
            <text:p>0.0392</text:p>
          </table:table-cell>
          <table:table-cell office:value-type="float" office:value="0.05" calcext:value-type="float">
            <text:p>0.05</text:p>
          </table:table-cell>
          <table:table-cell office:value-type="float" office:value="0.0392" calcext:value-type="float">
            <text:p>0.0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443" calcext:value-type="float">
            <text:p>0.17443</text:p>
          </table:table-cell>
          <table:table-cell office:value-type="string" calcext:value-type="string">
            <text:p/>
          </table:table-cell>
          <table:table-cell office:value-type="float" office:value="0.0393" calcext:value-type="float">
            <text:p>0.0393</text:p>
          </table:table-cell>
          <table:table-cell office:value-type="float" office:value="0.05" calcext:value-type="float">
            <text:p>0.05</text:p>
          </table:table-cell>
          <table:table-cell office:value-type="float" office:value="0.0393" calcext:value-type="float">
            <text:p>0.0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476" calcext:value-type="float">
            <text:p>0.17476</text:p>
          </table:table-cell>
          <table:table-cell office:value-type="string" calcext:value-type="string">
            <text:p/>
          </table:table-cell>
          <table:table-cell office:value-type="float" office:value="0.0394" calcext:value-type="float">
            <text:p>0.0394</text:p>
          </table:table-cell>
          <table:table-cell office:value-type="float" office:value="0.05" calcext:value-type="float">
            <text:p>0.05</text:p>
          </table:table-cell>
          <table:table-cell office:value-type="float" office:value="0.0394" calcext:value-type="float">
            <text:p>0.0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08" calcext:value-type="float">
            <text:p>0.17508</text:p>
          </table:table-cell>
          <table:table-cell office:value-type="string" calcext:value-type="string">
            <text:p/>
          </table:table-cell>
          <table:table-cell office:value-type="float" office:value="0.0395" calcext:value-type="float">
            <text:p>0.0395</text:p>
          </table:table-cell>
          <table:table-cell office:value-type="float" office:value="0.05" calcext:value-type="float">
            <text:p>0.05</text:p>
          </table:table-cell>
          <table:table-cell office:value-type="float" office:value="0.0395" calcext:value-type="float">
            <text:p>0.0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36" calcext:value-type="float">
            <text:p>0.17536</text:p>
          </table:table-cell>
          <table:table-cell office:value-type="string" calcext:value-type="string">
            <text:p/>
          </table:table-cell>
          <table:table-cell office:value-type="float" office:value="0.0396" calcext:value-type="float">
            <text:p>0.0396</text:p>
          </table:table-cell>
          <table:table-cell office:value-type="float" office:value="0.05" calcext:value-type="float">
            <text:p>0.05</text:p>
          </table:table-cell>
          <table:table-cell office:value-type="float" office:value="0.0396" calcext:value-type="float">
            <text:p>0.0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64" calcext:value-type="float">
            <text:p>0.17564</text:p>
          </table:table-cell>
          <table:table-cell office:value-type="string" calcext:value-type="string">
            <text:p/>
          </table:table-cell>
          <table:table-cell office:value-type="float" office:value="0.0397" calcext:value-type="float">
            <text:p>0.0397</text:p>
          </table:table-cell>
          <table:table-cell office:value-type="float" office:value="0.05" calcext:value-type="float">
            <text:p>0.05</text:p>
          </table:table-cell>
          <table:table-cell office:value-type="float" office:value="0.0397" calcext:value-type="float">
            <text:p>0.0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92" calcext:value-type="float">
            <text:p>0.17592</text:p>
          </table:table-cell>
          <table:table-cell office:value-type="string" calcext:value-type="string">
            <text:p/>
          </table:table-cell>
          <table:table-cell office:value-type="float" office:value="0.0398" calcext:value-type="float">
            <text:p>0.0398</text:p>
          </table:table-cell>
          <table:table-cell office:value-type="float" office:value="0.05" calcext:value-type="float">
            <text:p>0.05</text:p>
          </table:table-cell>
          <table:table-cell office:value-type="float" office:value="0.0398" calcext:value-type="float">
            <text:p>0.0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619" calcext:value-type="float">
            <text:p>0.17619</text:p>
          </table:table-cell>
          <table:table-cell office:value-type="string" calcext:value-type="string">
            <text:p/>
          </table:table-cell>
          <table:table-cell office:value-type="float" office:value="0.0399" calcext:value-type="float">
            <text:p>0.0399</text:p>
          </table:table-cell>
          <table:table-cell office:value-type="float" office:value="0.05" calcext:value-type="float">
            <text:p>0.05</text:p>
          </table:table-cell>
          <table:table-cell office:value-type="float" office:value="0.0399" calcext:value-type="float">
            <text:p>0.0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647" calcext:value-type="float">
            <text:p>0.17647</text:p>
          </table:table-cell>
          <table:table-cell office:value-type="string" calcext:value-type="string">
            <text:p/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675" calcext:value-type="float">
            <text:p>0.17675</text:p>
          </table:table-cell>
          <table:table-cell office:value-type="string" calcext:value-type="string">
            <text:p/>
          </table:table-cell>
          <table:table-cell office:value-type="float" office:value="0.0401" calcext:value-type="float">
            <text:p>0.0401</text:p>
          </table:table-cell>
          <table:table-cell office:value-type="float" office:value="0.05" calcext:value-type="float">
            <text:p>0.05</text:p>
          </table:table-cell>
          <table:table-cell office:value-type="float" office:value="0.0401" calcext:value-type="float">
            <text:p>0.0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702" calcext:value-type="float">
            <text:p>0.17702</text:p>
          </table:table-cell>
          <table:table-cell office:value-type="string" calcext:value-type="string">
            <text:p/>
          </table:table-cell>
          <table:table-cell office:value-type="float" office:value="0.0402" calcext:value-type="float">
            <text:p>0.0402</text:p>
          </table:table-cell>
          <table:table-cell office:value-type="float" office:value="0.05" calcext:value-type="float">
            <text:p>0.05</text:p>
          </table:table-cell>
          <table:table-cell office:value-type="float" office:value="0.0402" calcext:value-type="float">
            <text:p>0.0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73" calcext:value-type="float">
            <text:p>0.1773</text:p>
          </table:table-cell>
          <table:table-cell office:value-type="string" calcext:value-type="string">
            <text:p/>
          </table:table-cell>
          <table:table-cell office:value-type="float" office:value="0.0403" calcext:value-type="float">
            <text:p>0.0403</text:p>
          </table:table-cell>
          <table:table-cell office:value-type="float" office:value="0.05" calcext:value-type="float">
            <text:p>0.05</text:p>
          </table:table-cell>
          <table:table-cell office:value-type="float" office:value="0.0403" calcext:value-type="float">
            <text:p>0.0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758" calcext:value-type="float">
            <text:p>0.17758</text:p>
          </table:table-cell>
          <table:table-cell office:value-type="string" calcext:value-type="string">
            <text:p/>
          </table:table-cell>
          <table:table-cell office:value-type="float" office:value="0.0404" calcext:value-type="float">
            <text:p>0.04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04" calcext:value-type="float">
            <text:p>0.0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786" calcext:value-type="float">
            <text:p>0.17786</text:p>
          </table:table-cell>
          <table:table-cell office:value-type="string" calcext:value-type="string">
            <text:p/>
          </table:table-cell>
          <table:table-cell office:value-type="float" office:value="0.0405" calcext:value-type="float">
            <text:p>0.0405</text:p>
          </table:table-cell>
          <table:table-cell office:value-type="float" office:value="0.05" calcext:value-type="float">
            <text:p>0.0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13" calcext:value-type="float">
            <text:p>0.17813</text:p>
          </table:table-cell>
          <table:table-cell office:value-type="string" calcext:value-type="string">
            <text:p/>
          </table:table-cell>
          <table:table-cell office:value-type="float" office:value="0.0406" calcext:value-type="float">
            <text:p>0.04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06" calcext:value-type="float">
            <text:p>0.0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41" calcext:value-type="float">
            <text:p>0.17841</text:p>
          </table:table-cell>
          <table:table-cell office:value-type="string" calcext:value-type="string">
            <text:p/>
          </table:table-cell>
          <table:table-cell office:value-type="float" office:value="0.0407" calcext:value-type="float">
            <text:p>0.04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07" calcext:value-type="float">
            <text:p>0.0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69" calcext:value-type="float">
            <text:p>0.17869</text:p>
          </table:table-cell>
          <table:table-cell office:value-type="string" calcext:value-type="string">
            <text:p/>
          </table:table-cell>
          <table:table-cell office:value-type="float" office:value="0.0408" calcext:value-type="float">
            <text:p>0.0408</text:p>
          </table:table-cell>
          <table:table-cell office:value-type="float" office:value="0.05" calcext:value-type="float">
            <text:p>0.05</text:p>
          </table:table-cell>
          <table:table-cell office:value-type="float" office:value="0.0408" calcext:value-type="float">
            <text:p>0.0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97" calcext:value-type="float">
            <text:p>0.17897</text:p>
          </table:table-cell>
          <table:table-cell office:value-type="string" calcext:value-type="string">
            <text:p/>
          </table:table-cell>
          <table:table-cell office:value-type="float" office:value="0.0409" calcext:value-type="float">
            <text:p>0.0409</text:p>
          </table:table-cell>
          <table:table-cell office:value-type="float" office:value="0.05" calcext:value-type="float">
            <text:p>0.05</text:p>
          </table:table-cell>
          <table:table-cell office:value-type="float" office:value="0.0409" calcext:value-type="float">
            <text:p>0.0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924" calcext:value-type="float">
            <text:p>0.17924</text:p>
          </table:table-cell>
          <table:table-cell office:value-type="string" calcext:value-type="string">
            <text:p/>
          </table:table-cell>
          <table:table-cell office:value-type="float" office:value="0.041" calcext:value-type="float">
            <text:p>0.041</text:p>
          </table:table-cell>
          <table:table-cell office:value-type="float" office:value="0.05" calcext:value-type="float">
            <text:p>0.05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952" calcext:value-type="float">
            <text:p>0.17952</text:p>
          </table:table-cell>
          <table:table-cell office:value-type="string" calcext:value-type="string">
            <text:p/>
          </table:table-cell>
          <table:table-cell office:value-type="float" office:value="0.0411" calcext:value-type="float">
            <text:p>0.0411</text:p>
          </table:table-cell>
          <table:table-cell office:value-type="float" office:value="0.05" calcext:value-type="float">
            <text:p>0.05</text:p>
          </table:table-cell>
          <table:table-cell office:value-type="float" office:value="0.0411" calcext:value-type="float">
            <text:p>0.0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98" calcext:value-type="float">
            <text:p>0.1798</text:p>
          </table:table-cell>
          <table:table-cell office:value-type="string" calcext:value-type="string">
            <text:p/>
          </table:table-cell>
          <table:table-cell office:value-type="float" office:value="0.0412" calcext:value-type="float">
            <text:p>0.0412</text:p>
          </table:table-cell>
          <table:table-cell office:value-type="float" office:value="0.05" calcext:value-type="float">
            <text:p>0.05</text:p>
          </table:table-cell>
          <table:table-cell office:value-type="float" office:value="0.0412" calcext:value-type="float">
            <text:p>0.0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008" calcext:value-type="float">
            <text:p>0.18008</text:p>
          </table:table-cell>
          <table:table-cell office:value-type="string" calcext:value-type="string">
            <text:p/>
          </table:table-cell>
          <table:table-cell office:value-type="float" office:value="0.0413" calcext:value-type="float">
            <text:p>0.0413</text:p>
          </table:table-cell>
          <table:table-cell office:value-type="float" office:value="0.05" calcext:value-type="float">
            <text:p>0.05</text:p>
          </table:table-cell>
          <table:table-cell office:value-type="float" office:value="0.0413" calcext:value-type="float">
            <text:p>0.0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035" calcext:value-type="float">
            <text:p>0.18035</text:p>
          </table:table-cell>
          <table:table-cell office:value-type="string" calcext:value-type="string">
            <text:p/>
          </table:table-cell>
          <table:table-cell office:value-type="float" office:value="0.0414" calcext:value-type="float">
            <text:p>0.0414</text:p>
          </table:table-cell>
          <table:table-cell office:value-type="float" office:value="0.05" calcext:value-type="float">
            <text:p>0.05</text:p>
          </table:table-cell>
          <table:table-cell office:value-type="float" office:value="0.0414" calcext:value-type="float">
            <text:p>0.0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063" calcext:value-type="float">
            <text:p>0.18063</text:p>
          </table:table-cell>
          <table:table-cell office:value-type="string" calcext:value-type="string">
            <text:p/>
          </table:table-cell>
          <table:table-cell office:value-type="float" office:value="0.0415" calcext:value-type="float">
            <text:p>0.0415</text:p>
          </table:table-cell>
          <table:table-cell office:value-type="float" office:value="0.05" calcext:value-type="float">
            <text:p>0.05</text:p>
          </table:table-cell>
          <table:table-cell office:value-type="float" office:value="0.0415" calcext:value-type="float">
            <text:p>0.0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091" calcext:value-type="float">
            <text:p>0.18091</text:p>
          </table:table-cell>
          <table:table-cell office:value-type="string" calcext:value-type="string">
            <text:p/>
          </table:table-cell>
          <table:table-cell office:value-type="float" office:value="0.0416" calcext:value-type="float">
            <text:p>0.0416</text:p>
          </table:table-cell>
          <table:table-cell office:value-type="float" office:value="0.05" calcext:value-type="float">
            <text:p>0.05</text:p>
          </table:table-cell>
          <table:table-cell office:value-type="float" office:value="0.0416" calcext:value-type="float">
            <text:p>0.0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118" calcext:value-type="float">
            <text:p>0.18118</text:p>
          </table:table-cell>
          <table:table-cell office:value-type="string" calcext:value-type="string">
            <text:p/>
          </table:table-cell>
          <table:table-cell office:value-type="float" office:value="0.0417" calcext:value-type="float">
            <text:p>0.0417</text:p>
          </table:table-cell>
          <table:table-cell office:value-type="float" office:value="0.05" calcext:value-type="float">
            <text:p>0.05</text:p>
          </table:table-cell>
          <table:table-cell office:value-type="float" office:value="0.0417" calcext:value-type="float">
            <text:p>0.0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146" calcext:value-type="float">
            <text:p>0.18146</text:p>
          </table:table-cell>
          <table:table-cell office:value-type="string" calcext:value-type="string">
            <text:p/>
          </table:table-cell>
          <table:table-cell office:value-type="float" office:value="0.0418" calcext:value-type="float">
            <text:p>0.0418</text:p>
          </table:table-cell>
          <table:table-cell office:value-type="float" office:value="0.05" calcext:value-type="float">
            <text:p>0.05</text:p>
          </table:table-cell>
          <table:table-cell office:value-type="float" office:value="0.0418" calcext:value-type="float">
            <text:p>0.0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174" calcext:value-type="float">
            <text:p>0.18174</text:p>
          </table:table-cell>
          <table:table-cell office:value-type="string" calcext:value-type="string">
            <text:p/>
          </table:table-cell>
          <table:table-cell office:value-type="float" office:value="0.0419" calcext:value-type="float">
            <text:p>0.0419</text:p>
          </table:table-cell>
          <table:table-cell office:value-type="float" office:value="0.05" calcext:value-type="float">
            <text:p>0.05</text:p>
          </table:table-cell>
          <table:table-cell office:value-type="float" office:value="0.0419" calcext:value-type="float">
            <text:p>0.0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202" calcext:value-type="float">
            <text:p>0.18202</text:p>
          </table:table-cell>
          <table:table-cell office:value-type="string" calcext:value-type="string">
            <text:p/>
          </table:table-cell>
          <table:table-cell office:value-type="float" office:value="0.042" calcext:value-type="float">
            <text:p>0.042</text:p>
          </table:table-cell>
          <table:table-cell office:value-type="float" office:value="0.05" calcext:value-type="float">
            <text:p>0.05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229" calcext:value-type="float">
            <text:p>0.18229</text:p>
          </table:table-cell>
          <table:table-cell office:value-type="string" calcext:value-type="string">
            <text:p/>
          </table:table-cell>
          <table:table-cell office:value-type="float" office:value="0.0421" calcext:value-type="float">
            <text:p>0.0421</text:p>
          </table:table-cell>
          <table:table-cell office:value-type="float" office:value="0.05" calcext:value-type="float">
            <text:p>0.05</text:p>
          </table:table-cell>
          <table:table-cell office:value-type="float" office:value="0.0421" calcext:value-type="float">
            <text:p>0.0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257" calcext:value-type="float">
            <text:p>0.18257</text:p>
          </table:table-cell>
          <table:table-cell office:value-type="string" calcext:value-type="string">
            <text:p/>
          </table:table-cell>
          <table:table-cell office:value-type="float" office:value="0.0422" calcext:value-type="float">
            <text:p>0.0422</text:p>
          </table:table-cell>
          <table:table-cell office:value-type="float" office:value="0.05" calcext:value-type="float">
            <text:p>0.05</text:p>
          </table:table-cell>
          <table:table-cell office:value-type="float" office:value="0.0422" calcext:value-type="float">
            <text:p>0.0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285" calcext:value-type="float">
            <text:p>0.18285</text:p>
          </table:table-cell>
          <table:table-cell office:value-type="string" calcext:value-type="string">
            <text:p/>
          </table:table-cell>
          <table:table-cell office:value-type="float" office:value="0.0423" calcext:value-type="float">
            <text:p>0.0423</text:p>
          </table:table-cell>
          <table:table-cell office:value-type="float" office:value="0.05" calcext:value-type="float">
            <text:p>0.05</text:p>
          </table:table-cell>
          <table:table-cell office:value-type="float" office:value="0.0423" calcext:value-type="float">
            <text:p>0.0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313" calcext:value-type="float">
            <text:p>0.18313</text:p>
          </table:table-cell>
          <table:table-cell office:value-type="string" calcext:value-type="string">
            <text:p/>
          </table:table-cell>
          <table:table-cell office:value-type="float" office:value="0.0424" calcext:value-type="float">
            <text:p>0.0424</text:p>
          </table:table-cell>
          <table:table-cell office:value-type="float" office:value="0.05" calcext:value-type="float">
            <text:p>0.05</text:p>
          </table:table-cell>
          <table:table-cell office:value-type="float" office:value="0.0424" calcext:value-type="float">
            <text:p>0.0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34" calcext:value-type="float">
            <text:p>0.1834</text:p>
          </table:table-cell>
          <table:table-cell office:value-type="string" calcext:value-type="string">
            <text:p/>
          </table:table-cell>
          <table:table-cell office:value-type="float" office:value="0.0425" calcext:value-type="float">
            <text:p>0.0425</text:p>
          </table:table-cell>
          <table:table-cell office:value-type="float" office:value="0.05" calcext:value-type="float">
            <text:p>0.0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368" calcext:value-type="float">
            <text:p>0.18368</text:p>
          </table:table-cell>
          <table:table-cell office:value-type="string" calcext:value-type="string">
            <text:p/>
          </table:table-cell>
          <table:table-cell office:value-type="float" office:value="0.0426" calcext:value-type="float">
            <text:p>0.0426</text:p>
          </table:table-cell>
          <table:table-cell office:value-type="float" office:value="0.05" calcext:value-type="float">
            <text:p>0.05</text:p>
          </table:table-cell>
          <table:table-cell office:value-type="float" office:value="0.0426" calcext:value-type="float">
            <text:p>0.0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396" calcext:value-type="float">
            <text:p>0.18396</text:p>
          </table:table-cell>
          <table:table-cell office:value-type="string" calcext:value-type="string">
            <text:p/>
          </table:table-cell>
          <table:table-cell office:value-type="float" office:value="0.0427" calcext:value-type="float">
            <text:p>0.0427</text:p>
          </table:table-cell>
          <table:table-cell office:value-type="float" office:value="0.05" calcext:value-type="float">
            <text:p>0.05</text:p>
          </table:table-cell>
          <table:table-cell office:value-type="float" office:value="0.0427" calcext:value-type="float">
            <text:p>0.0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424" calcext:value-type="float">
            <text:p>0.18424</text:p>
          </table:table-cell>
          <table:table-cell office:value-type="string" calcext:value-type="string">
            <text:p/>
          </table:table-cell>
          <table:table-cell office:value-type="float" office:value="0.0428" calcext:value-type="float">
            <text:p>0.0428</text:p>
          </table:table-cell>
          <table:table-cell office:value-type="float" office:value="0.05" calcext:value-type="float">
            <text:p>0.05</text:p>
          </table:table-cell>
          <table:table-cell office:value-type="float" office:value="0.0428" calcext:value-type="float">
            <text:p>0.0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451" calcext:value-type="float">
            <text:p>0.18451</text:p>
          </table:table-cell>
          <table:table-cell office:value-type="string" calcext:value-type="string">
            <text:p/>
          </table:table-cell>
          <table:table-cell office:value-type="float" office:value="0.0429" calcext:value-type="float">
            <text:p>0.0429</text:p>
          </table:table-cell>
          <table:table-cell office:value-type="float" office:value="0.05" calcext:value-type="float">
            <text:p>0.05</text:p>
          </table:table-cell>
          <table:table-cell office:value-type="float" office:value="0.0429" calcext:value-type="float">
            <text:p>0.0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479" calcext:value-type="float">
            <text:p>0.18479</text:p>
          </table:table-cell>
          <table:table-cell office:value-type="string" calcext:value-type="string">
            <text:p/>
          </table:table-cell>
          <table:table-cell office:value-type="float" office:value="0.043" calcext:value-type="float">
            <text:p>0.043</text:p>
          </table:table-cell>
          <table:table-cell office:value-type="float" office:value="0.05" calcext:value-type="float">
            <text:p>0.05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507" calcext:value-type="float">
            <text:p>0.18507</text:p>
          </table:table-cell>
          <table:table-cell office:value-type="string" calcext:value-type="string">
            <text:p/>
          </table:table-cell>
          <table:table-cell office:value-type="float" office:value="0.0431" calcext:value-type="float">
            <text:p>0.0431</text:p>
          </table:table-cell>
          <table:table-cell office:value-type="float" office:value="0.05" calcext:value-type="float">
            <text:p>0.05</text:p>
          </table:table-cell>
          <table:table-cell office:value-type="float" office:value="0.0431" calcext:value-type="float">
            <text:p>0.0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535" calcext:value-type="float">
            <text:p>0.18535</text:p>
          </table:table-cell>
          <table:table-cell office:value-type="string" calcext:value-type="string">
            <text:p/>
          </table:table-cell>
          <table:table-cell office:value-type="float" office:value="0.0432" calcext:value-type="float">
            <text:p>0.0432</text:p>
          </table:table-cell>
          <table:table-cell office:value-type="float" office:value="0.05" calcext:value-type="float">
            <text:p>0.05</text:p>
          </table:table-cell>
          <table:table-cell office:value-type="float" office:value="0.0432" calcext:value-type="float">
            <text:p>0.0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562" calcext:value-type="float">
            <text:p>0.18562</text:p>
          </table:table-cell>
          <table:table-cell office:value-type="string" calcext:value-type="string">
            <text:p/>
          </table:table-cell>
          <table:table-cell office:value-type="float" office:value="0.0433" calcext:value-type="float">
            <text:p>0.0433</text:p>
          </table:table-cell>
          <table:table-cell office:value-type="float" office:value="0.05" calcext:value-type="float">
            <text:p>0.05</text:p>
          </table:table-cell>
          <table:table-cell office:value-type="float" office:value="0.0433" calcext:value-type="float">
            <text:p>0.0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59" calcext:value-type="float">
            <text:p>0.1859</text:p>
          </table:table-cell>
          <table:table-cell office:value-type="string" calcext:value-type="string">
            <text:p/>
          </table:table-cell>
          <table:table-cell office:value-type="float" office:value="0.0434" calcext:value-type="float">
            <text:p>0.0434</text:p>
          </table:table-cell>
          <table:table-cell office:value-type="float" office:value="0.05" calcext:value-type="float">
            <text:p>0.05</text:p>
          </table:table-cell>
          <table:table-cell office:value-type="float" office:value="0.0434" calcext:value-type="float">
            <text:p>0.0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618" calcext:value-type="float">
            <text:p>0.18618</text:p>
          </table:table-cell>
          <table:table-cell office:value-type="string" calcext:value-type="string">
            <text:p/>
          </table:table-cell>
          <table:table-cell office:value-type="float" office:value="0.0435" calcext:value-type="float">
            <text:p>0.0435</text:p>
          </table:table-cell>
          <table:table-cell office:value-type="float" office:value="0.05" calcext:value-type="float">
            <text:p>0.05</text:p>
          </table:table-cell>
          <table:table-cell office:value-type="float" office:value="0.0435" calcext:value-type="float">
            <text:p>0.0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645" calcext:value-type="float">
            <text:p>0.18645</text:p>
          </table:table-cell>
          <table:table-cell office:value-type="string" calcext:value-type="string">
            <text:p/>
          </table:table-cell>
          <table:table-cell office:value-type="float" office:value="0.0436" calcext:value-type="float">
            <text:p>0.0436</text:p>
          </table:table-cell>
          <table:table-cell office:value-type="float" office:value="0.05" calcext:value-type="float">
            <text:p>0.05</text:p>
          </table:table-cell>
          <table:table-cell office:value-type="float" office:value="0.0436" calcext:value-type="float">
            <text:p>0.0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673" calcext:value-type="float">
            <text:p>0.18673</text:p>
          </table:table-cell>
          <table:table-cell office:value-type="string" calcext:value-type="string">
            <text:p/>
          </table:table-cell>
          <table:table-cell office:value-type="float" office:value="0.0437" calcext:value-type="float">
            <text:p>0.0437</text:p>
          </table:table-cell>
          <table:table-cell office:value-type="float" office:value="0.05" calcext:value-type="float">
            <text:p>0.05</text:p>
          </table:table-cell>
          <table:table-cell office:value-type="float" office:value="0.0437" calcext:value-type="float">
            <text:p>0.0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701" calcext:value-type="float">
            <text:p>0.18701</text:p>
          </table:table-cell>
          <table:table-cell office:value-type="string" calcext:value-type="string">
            <text:p/>
          </table:table-cell>
          <table:table-cell office:value-type="float" office:value="0.0438" calcext:value-type="float">
            <text:p>0.0438</text:p>
          </table:table-cell>
          <table:table-cell office:value-type="float" office:value="0.05" calcext:value-type="float">
            <text:p>0.05</text:p>
          </table:table-cell>
          <table:table-cell office:value-type="float" office:value="0.0438" calcext:value-type="float">
            <text:p>0.0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729" calcext:value-type="float">
            <text:p>0.18729</text:p>
          </table:table-cell>
          <table:table-cell office:value-type="string" calcext:value-type="string">
            <text:p/>
          </table:table-cell>
          <table:table-cell office:value-type="float" office:value="0.0439" calcext:value-type="float">
            <text:p>0.0439</text:p>
          </table:table-cell>
          <table:table-cell office:value-type="float" office:value="0.05" calcext:value-type="float">
            <text:p>0.05</text:p>
          </table:table-cell>
          <table:table-cell office:value-type="float" office:value="0.0439" calcext:value-type="float">
            <text:p>0.0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756" calcext:value-type="float">
            <text:p>0.18756</text:p>
          </table:table-cell>
          <table:table-cell office:value-type="string" calcext:value-type="string">
            <text:p/>
          </table:table-cell>
          <table:table-cell office:value-type="float" office:value="0.044" calcext:value-type="float">
            <text:p>0.044</text:p>
          </table:table-cell>
          <table:table-cell office:value-type="float" office:value="0.05" calcext:value-type="float">
            <text:p>0.05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784" calcext:value-type="float">
            <text:p>0.18784</text:p>
          </table:table-cell>
          <table:table-cell office:value-type="string" calcext:value-type="string">
            <text:p/>
          </table:table-cell>
          <table:table-cell office:value-type="float" office:value="0.0441" calcext:value-type="float">
            <text:p>0.0441</text:p>
          </table:table-cell>
          <table:table-cell office:value-type="float" office:value="0.05" calcext:value-type="float">
            <text:p>0.05</text:p>
          </table:table-cell>
          <table:table-cell office:value-type="float" office:value="0.0441" calcext:value-type="float">
            <text:p>0.0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812" calcext:value-type="float">
            <text:p>0.18812</text:p>
          </table:table-cell>
          <table:table-cell office:value-type="string" calcext:value-type="string">
            <text:p/>
          </table:table-cell>
          <table:table-cell office:value-type="float" office:value="0.0442" calcext:value-type="float">
            <text:p>0.0442</text:p>
          </table:table-cell>
          <table:table-cell office:value-type="float" office:value="0.05" calcext:value-type="float">
            <text:p>0.05</text:p>
          </table:table-cell>
          <table:table-cell office:value-type="float" office:value="0.0442" calcext:value-type="float">
            <text:p>0.0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84" calcext:value-type="float">
            <text:p>0.1884</text:p>
          </table:table-cell>
          <table:table-cell office:value-type="string" calcext:value-type="string">
            <text:p/>
          </table:table-cell>
          <table:table-cell office:value-type="float" office:value="0.0443" calcext:value-type="float">
            <text:p>0.0443</text:p>
          </table:table-cell>
          <table:table-cell office:value-type="float" office:value="0.05" calcext:value-type="float">
            <text:p>0.05</text:p>
          </table:table-cell>
          <table:table-cell office:value-type="float" office:value="0.0443" calcext:value-type="float">
            <text:p>0.0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867" calcext:value-type="float">
            <text:p>0.18867</text:p>
          </table:table-cell>
          <table:table-cell office:value-type="string" calcext:value-type="string">
            <text:p/>
          </table:table-cell>
          <table:table-cell office:value-type="float" office:value="0.0444" calcext:value-type="float">
            <text:p>0.0444</text:p>
          </table:table-cell>
          <table:table-cell office:value-type="float" office:value="0.05" calcext:value-type="float">
            <text:p>0.05</text:p>
          </table:table-cell>
          <table:table-cell office:value-type="float" office:value="0.0444" calcext:value-type="float">
            <text:p>0.0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895" calcext:value-type="float">
            <text:p>0.18895</text:p>
          </table:table-cell>
          <table:table-cell office:value-type="string" calcext:value-type="string">
            <text:p/>
          </table:table-cell>
          <table:table-cell office:value-type="float" office:value="0.0445" calcext:value-type="float">
            <text:p>0.0445</text:p>
          </table:table-cell>
          <table:table-cell office:value-type="float" office:value="0.05" calcext:value-type="float">
            <text:p>0.05</text:p>
          </table:table-cell>
          <table:table-cell office:value-type="float" office:value="0.0445" calcext:value-type="float">
            <text:p>0.0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923" calcext:value-type="float">
            <text:p>0.18923</text:p>
          </table:table-cell>
          <table:table-cell office:value-type="string" calcext:value-type="string">
            <text:p/>
          </table:table-cell>
          <table:table-cell office:value-type="float" office:value="0.0446" calcext:value-type="float">
            <text:p>0.0446</text:p>
          </table:table-cell>
          <table:table-cell office:value-type="float" office:value="0.05" calcext:value-type="float">
            <text:p>0.05</text:p>
          </table:table-cell>
          <table:table-cell office:value-type="float" office:value="0.0446" calcext:value-type="float">
            <text:p>0.0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951" calcext:value-type="float">
            <text:p>0.18951</text:p>
          </table:table-cell>
          <table:table-cell office:value-type="string" calcext:value-type="string">
            <text:p/>
          </table:table-cell>
          <table:table-cell office:value-type="float" office:value="0.0447" calcext:value-type="float">
            <text:p>0.0447</text:p>
          </table:table-cell>
          <table:table-cell office:value-type="float" office:value="0.05" calcext:value-type="float">
            <text:p>0.0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972" calcext:value-type="float">
            <text:p>0.18972</text:p>
          </table:table-cell>
          <table:table-cell office:value-type="string" calcext:value-type="string">
            <text:p/>
          </table:table-cell>
          <table:table-cell office:value-type="float" office:value="0.0448" calcext:value-type="float">
            <text:p>0.0448</text:p>
          </table:table-cell>
          <table:table-cell office:value-type="float" office:value="0.05" calcext:value-type="float">
            <text:p>0.05</text:p>
          </table:table-cell>
          <table:table-cell office:value-type="float" office:value="0.0448" calcext:value-type="float">
            <text:p>0.0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989" calcext:value-type="float">
            <text:p>0.18989</text:p>
          </table:table-cell>
          <table:table-cell office:value-type="string" calcext:value-type="string">
            <text:p/>
          </table:table-cell>
          <table:table-cell office:value-type="float" office:value="0.0449" calcext:value-type="float">
            <text:p>0.0449</text:p>
          </table:table-cell>
          <table:table-cell office:value-type="float" office:value="0.05" calcext:value-type="float">
            <text:p>0.05</text:p>
          </table:table-cell>
          <table:table-cell office:value-type="float" office:value="0.0449" calcext:value-type="float">
            <text:p>0.0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007" calcext:value-type="float">
            <text:p>0.19007</text:p>
          </table:table-cell>
          <table:table-cell office:value-type="string" calcext:value-type="string">
            <text:p/>
          </table:table-cell>
          <table:table-cell office:value-type="float" office:value="0.045" calcext:value-type="float">
            <text:p>0.045</text:p>
          </table:table-cell>
          <table:table-cell office:value-type="float" office:value="0.05" calcext:value-type="float">
            <text:p>0.05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024" calcext:value-type="float">
            <text:p>0.19024</text:p>
          </table:table-cell>
          <table:table-cell office:value-type="string" calcext:value-type="string">
            <text:p/>
          </table:table-cell>
          <table:table-cell office:value-type="float" office:value="0.0451" calcext:value-type="float">
            <text:p>0.0451</text:p>
          </table:table-cell>
          <table:table-cell office:value-type="float" office:value="0.05" calcext:value-type="float">
            <text:p>0.05</text:p>
          </table:table-cell>
          <table:table-cell office:value-type="float" office:value="0.0451" calcext:value-type="float">
            <text:p>0.0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042" calcext:value-type="float">
            <text:p>0.19042</text:p>
          </table:table-cell>
          <table:table-cell office:value-type="string" calcext:value-type="string">
            <text:p/>
          </table:table-cell>
          <table:table-cell office:value-type="float" office:value="0.0452" calcext:value-type="float">
            <text:p>0.0452</text:p>
          </table:table-cell>
          <table:table-cell office:value-type="float" office:value="0.05" calcext:value-type="float">
            <text:p>0.05</text:p>
          </table:table-cell>
          <table:table-cell office:value-type="float" office:value="0.0452" calcext:value-type="float">
            <text:p>0.0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059" calcext:value-type="float">
            <text:p>0.19059</text:p>
          </table:table-cell>
          <table:table-cell office:value-type="string" calcext:value-type="string">
            <text:p/>
          </table:table-cell>
          <table:table-cell office:value-type="float" office:value="0.0453" calcext:value-type="float">
            <text:p>0.0453</text:p>
          </table:table-cell>
          <table:table-cell office:value-type="float" office:value="0.05" calcext:value-type="float">
            <text:p>0.05</text:p>
          </table:table-cell>
          <table:table-cell office:value-type="float" office:value="0.0453" calcext:value-type="float">
            <text:p>0.0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077" calcext:value-type="float">
            <text:p>0.19077</text:p>
          </table:table-cell>
          <table:table-cell office:value-type="string" calcext:value-type="string">
            <text:p/>
          </table:table-cell>
          <table:table-cell office:value-type="float" office:value="0.0454" calcext:value-type="float">
            <text:p>0.0454</text:p>
          </table:table-cell>
          <table:table-cell office:value-type="float" office:value="0.05" calcext:value-type="float">
            <text:p>0.05</text:p>
          </table:table-cell>
          <table:table-cell office:value-type="float" office:value="0.0454" calcext:value-type="float">
            <text:p>0.0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094" calcext:value-type="float">
            <text:p>0.19094</text:p>
          </table:table-cell>
          <table:table-cell office:value-type="string" calcext:value-type="string">
            <text:p/>
          </table:table-cell>
          <table:table-cell office:value-type="float" office:value="0.0455" calcext:value-type="float">
            <text:p>0.0455</text:p>
          </table:table-cell>
          <table:table-cell office:value-type="float" office:value="0.05" calcext:value-type="float">
            <text:p>0.05</text:p>
          </table:table-cell>
          <table:table-cell office:value-type="float" office:value="0.0455" calcext:value-type="float">
            <text:p>0.0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112" calcext:value-type="float">
            <text:p>0.19112</text:p>
          </table:table-cell>
          <table:table-cell office:value-type="string" calcext:value-type="string">
            <text:p/>
          </table:table-cell>
          <table:table-cell office:value-type="float" office:value="0.0456" calcext:value-type="float">
            <text:p>0.0456</text:p>
          </table:table-cell>
          <table:table-cell office:value-type="float" office:value="0.05" calcext:value-type="float">
            <text:p>0.05</text:p>
          </table:table-cell>
          <table:table-cell office:value-type="float" office:value="0.0456" calcext:value-type="float">
            <text:p>0.0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129" calcext:value-type="float">
            <text:p>0.19129</text:p>
          </table:table-cell>
          <table:table-cell office:value-type="string" calcext:value-type="string">
            <text:p/>
          </table:table-cell>
          <table:table-cell office:value-type="float" office:value="0.0457" calcext:value-type="float">
            <text:p>0.0457</text:p>
          </table:table-cell>
          <table:table-cell office:value-type="float" office:value="0.05" calcext:value-type="float">
            <text:p>0.05</text:p>
          </table:table-cell>
          <table:table-cell office:value-type="float" office:value="0.0457" calcext:value-type="float">
            <text:p>0.0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147" calcext:value-type="float">
            <text:p>0.19147</text:p>
          </table:table-cell>
          <table:table-cell office:value-type="string" calcext:value-type="string">
            <text:p/>
          </table:table-cell>
          <table:table-cell office:value-type="float" office:value="0.0458" calcext:value-type="float">
            <text:p>0.0458</text:p>
          </table:table-cell>
          <table:table-cell office:value-type="float" office:value="0.05" calcext:value-type="float">
            <text:p>0.05</text:p>
          </table:table-cell>
          <table:table-cell office:value-type="float" office:value="0.0458" calcext:value-type="float">
            <text:p>0.0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164" calcext:value-type="float">
            <text:p>0.19164</text:p>
          </table:table-cell>
          <table:table-cell office:value-type="string" calcext:value-type="string">
            <text:p/>
          </table:table-cell>
          <table:table-cell office:value-type="float" office:value="0.0459" calcext:value-type="float">
            <text:p>0.0459</text:p>
          </table:table-cell>
          <table:table-cell office:value-type="float" office:value="0.05" calcext:value-type="float">
            <text:p>0.05</text:p>
          </table:table-cell>
          <table:table-cell office:value-type="float" office:value="0.0459" calcext:value-type="float">
            <text:p>0.0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182" calcext:value-type="float">
            <text:p>0.19182</text:p>
          </table:table-cell>
          <table:table-cell office:value-type="string" calcext:value-type="string">
            <text:p/>
          </table:table-cell>
          <table:table-cell office:value-type="float" office:value="0.046" calcext:value-type="float">
            <text:p>0.046</text:p>
          </table:table-cell>
          <table:table-cell office:value-type="float" office:value="0.05" calcext:value-type="float">
            <text:p>0.05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199" calcext:value-type="float">
            <text:p>0.19199</text:p>
          </table:table-cell>
          <table:table-cell office:value-type="string" calcext:value-type="string">
            <text:p/>
          </table:table-cell>
          <table:table-cell office:value-type="float" office:value="0.0461" calcext:value-type="float">
            <text:p>0.0461</text:p>
          </table:table-cell>
          <table:table-cell office:value-type="float" office:value="0.05" calcext:value-type="float">
            <text:p>0.0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17" calcext:value-type="float">
            <text:p>0.19217</text:p>
          </table:table-cell>
          <table:table-cell office:value-type="string" calcext:value-type="string">
            <text:p/>
          </table:table-cell>
          <table:table-cell office:value-type="float" office:value="0.0462" calcext:value-type="float">
            <text:p>0.0462</text:p>
          </table:table-cell>
          <table:table-cell office:value-type="float" office:value="0.05" calcext:value-type="float">
            <text:p>0.05</text:p>
          </table:table-cell>
          <table:table-cell office:value-type="float" office:value="0.0462" calcext:value-type="float">
            <text:p>0.0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34" calcext:value-type="float">
            <text:p>0.19234</text:p>
          </table:table-cell>
          <table:table-cell office:value-type="string" calcext:value-type="string">
            <text:p/>
          </table:table-cell>
          <table:table-cell office:value-type="float" office:value="0.0463" calcext:value-type="float">
            <text:p>0.0463</text:p>
          </table:table-cell>
          <table:table-cell office:value-type="float" office:value="0.05" calcext:value-type="float">
            <text:p>0.05</text:p>
          </table:table-cell>
          <table:table-cell office:value-type="float" office:value="0.0463" calcext:value-type="float">
            <text:p>0.0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52" calcext:value-type="float">
            <text:p>0.19252</text:p>
          </table:table-cell>
          <table:table-cell office:value-type="string" calcext:value-type="string">
            <text:p/>
          </table:table-cell>
          <table:table-cell office:value-type="float" office:value="0.0464" calcext:value-type="float">
            <text:p>0.0464</text:p>
          </table:table-cell>
          <table:table-cell office:value-type="float" office:value="0.05" calcext:value-type="float">
            <text:p>0.05</text:p>
          </table:table-cell>
          <table:table-cell office:value-type="float" office:value="0.0464" calcext:value-type="float">
            <text:p>0.0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69" calcext:value-type="float">
            <text:p>0.19269</text:p>
          </table:table-cell>
          <table:table-cell office:value-type="string" calcext:value-type="string">
            <text:p/>
          </table:table-cell>
          <table:table-cell office:value-type="float" office:value="0.0465" calcext:value-type="float">
            <text:p>0.0465</text:p>
          </table:table-cell>
          <table:table-cell office:value-type="float" office:value="0.05" calcext:value-type="float">
            <text:p>0.05</text:p>
          </table:table-cell>
          <table:table-cell office:value-type="float" office:value="0.0465" calcext:value-type="float">
            <text:p>0.0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87" calcext:value-type="float">
            <text:p>0.19287</text:p>
          </table:table-cell>
          <table:table-cell office:value-type="string" calcext:value-type="string">
            <text:p/>
          </table:table-cell>
          <table:table-cell office:value-type="float" office:value="0.0466" calcext:value-type="float">
            <text:p>0.0466</text:p>
          </table:table-cell>
          <table:table-cell office:value-type="float" office:value="0.05" calcext:value-type="float">
            <text:p>0.05</text:p>
          </table:table-cell>
          <table:table-cell office:value-type="float" office:value="0.0466" calcext:value-type="float">
            <text:p>0.0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304" calcext:value-type="float">
            <text:p>0.19304</text:p>
          </table:table-cell>
          <table:table-cell office:value-type="string" calcext:value-type="string">
            <text:p/>
          </table:table-cell>
          <table:table-cell office:value-type="float" office:value="0.0467" calcext:value-type="float">
            <text:p>0.0467</text:p>
          </table:table-cell>
          <table:table-cell office:value-type="float" office:value="0.05" calcext:value-type="float">
            <text:p>0.05</text:p>
          </table:table-cell>
          <table:table-cell office:value-type="float" office:value="0.0467" calcext:value-type="float">
            <text:p>0.0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322" calcext:value-type="float">
            <text:p>0.19322</text:p>
          </table:table-cell>
          <table:table-cell office:value-type="string" calcext:value-type="string">
            <text:p/>
          </table:table-cell>
          <table:table-cell office:value-type="float" office:value="0.0468" calcext:value-type="float">
            <text:p>0.0468</text:p>
          </table:table-cell>
          <table:table-cell office:value-type="float" office:value="0.05" calcext:value-type="float">
            <text:p>0.05</text:p>
          </table:table-cell>
          <table:table-cell office:value-type="float" office:value="0.0468" calcext:value-type="float">
            <text:p>0.0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339" calcext:value-type="float">
            <text:p>0.19339</text:p>
          </table:table-cell>
          <table:table-cell office:value-type="string" calcext:value-type="string">
            <text:p/>
          </table:table-cell>
          <table:table-cell office:value-type="float" office:value="0.0469" calcext:value-type="float">
            <text:p>0.0469</text:p>
          </table:table-cell>
          <table:table-cell office:value-type="float" office:value="0.05" calcext:value-type="float">
            <text:p>0.05</text:p>
          </table:table-cell>
          <table:table-cell office:value-type="float" office:value="0.0469" calcext:value-type="float">
            <text:p>0.0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357" calcext:value-type="float">
            <text:p>0.19357</text:p>
          </table:table-cell>
          <table:table-cell office:value-type="string" calcext:value-type="string">
            <text:p/>
          </table:table-cell>
          <table:table-cell office:value-type="float" office:value="0.047" calcext:value-type="float">
            <text:p>0.047</text:p>
          </table:table-cell>
          <table:table-cell office:value-type="float" office:value="0.05" calcext:value-type="float">
            <text:p>0.05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374" calcext:value-type="float">
            <text:p>0.19374</text:p>
          </table:table-cell>
          <table:table-cell office:value-type="string" calcext:value-type="string">
            <text:p/>
          </table:table-cell>
          <table:table-cell office:value-type="float" office:value="0.0471" calcext:value-type="float">
            <text:p>0.0471</text:p>
          </table:table-cell>
          <table:table-cell office:value-type="float" office:value="0.05" calcext:value-type="float">
            <text:p>0.05</text:p>
          </table:table-cell>
          <table:table-cell office:value-type="float" office:value="0.0471" calcext:value-type="float">
            <text:p>0.0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392" calcext:value-type="float">
            <text:p>0.19392</text:p>
          </table:table-cell>
          <table:table-cell office:value-type="string" calcext:value-type="string">
            <text:p/>
          </table:table-cell>
          <table:table-cell office:value-type="float" office:value="0.0472" calcext:value-type="float">
            <text:p>0.0472</text:p>
          </table:table-cell>
          <table:table-cell office:value-type="float" office:value="0.05" calcext:value-type="float">
            <text:p>0.05</text:p>
          </table:table-cell>
          <table:table-cell office:value-type="float" office:value="0.0472" calcext:value-type="float">
            <text:p>0.0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409" calcext:value-type="float">
            <text:p>0.19409</text:p>
          </table:table-cell>
          <table:table-cell office:value-type="string" calcext:value-type="string">
            <text:p/>
          </table:table-cell>
          <table:table-cell office:value-type="float" office:value="0.0473" calcext:value-type="float">
            <text:p>0.0473</text:p>
          </table:table-cell>
          <table:table-cell office:value-type="float" office:value="0.05" calcext:value-type="float">
            <text:p>0.05</text:p>
          </table:table-cell>
          <table:table-cell office:value-type="float" office:value="0.0473" calcext:value-type="float">
            <text:p>0.0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427" calcext:value-type="float">
            <text:p>0.19427</text:p>
          </table:table-cell>
          <table:table-cell office:value-type="string" calcext:value-type="string">
            <text:p/>
          </table:table-cell>
          <table:table-cell office:value-type="float" office:value="0.0474" calcext:value-type="float">
            <text:p>0.0474</text:p>
          </table:table-cell>
          <table:table-cell office:value-type="float" office:value="0.05" calcext:value-type="float">
            <text:p>0.05</text:p>
          </table:table-cell>
          <table:table-cell office:value-type="float" office:value="0.0474" calcext:value-type="float">
            <text:p>0.0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444" calcext:value-type="float">
            <text:p>0.19444</text:p>
          </table:table-cell>
          <table:table-cell office:value-type="string" calcext:value-type="string">
            <text:p/>
          </table:table-cell>
          <table:table-cell office:value-type="float" office:value="0.0475" calcext:value-type="float">
            <text:p>0.0475</text:p>
          </table:table-cell>
          <table:table-cell office:value-type="float" office:value="0.05" calcext:value-type="float">
            <text:p>0.05</text:p>
          </table:table-cell>
          <table:table-cell office:value-type="float" office:value="0.0475" calcext:value-type="float">
            <text:p>0.0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462" calcext:value-type="float">
            <text:p>0.19462</text:p>
          </table:table-cell>
          <table:table-cell office:value-type="string" calcext:value-type="string">
            <text:p/>
          </table:table-cell>
          <table:table-cell office:value-type="float" office:value="0.0476" calcext:value-type="float">
            <text:p>0.0476</text:p>
          </table:table-cell>
          <table:table-cell office:value-type="float" office:value="0.05" calcext:value-type="float">
            <text:p>0.05</text:p>
          </table:table-cell>
          <table:table-cell office:value-type="float" office:value="0.0476" calcext:value-type="float">
            <text:p>0.0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479" calcext:value-type="float">
            <text:p>0.19479</text:p>
          </table:table-cell>
          <table:table-cell office:value-type="string" calcext:value-type="string">
            <text:p/>
          </table:table-cell>
          <table:table-cell office:value-type="float" office:value="0.0477" calcext:value-type="float">
            <text:p>0.0477</text:p>
          </table:table-cell>
          <table:table-cell office:value-type="float" office:value="0.05" calcext:value-type="float">
            <text:p>0.05</text:p>
          </table:table-cell>
          <table:table-cell office:value-type="float" office:value="0.0477" calcext:value-type="float">
            <text:p>0.0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497" calcext:value-type="float">
            <text:p>0.19497</text:p>
          </table:table-cell>
          <table:table-cell office:value-type="string" calcext:value-type="string">
            <text:p/>
          </table:table-cell>
          <table:table-cell office:value-type="float" office:value="0.0478" calcext:value-type="float">
            <text:p>0.0478</text:p>
          </table:table-cell>
          <table:table-cell office:value-type="float" office:value="0.05" calcext:value-type="float">
            <text:p>0.05</text:p>
          </table:table-cell>
          <table:table-cell office:value-type="float" office:value="0.0478" calcext:value-type="float">
            <text:p>0.0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14" calcext:value-type="float">
            <text:p>0.19514</text:p>
          </table:table-cell>
          <table:table-cell office:value-type="string" calcext:value-type="string">
            <text:p/>
          </table:table-cell>
          <table:table-cell office:value-type="float" office:value="0.0479" calcext:value-type="float">
            <text:p>0.0479</text:p>
          </table:table-cell>
          <table:table-cell office:value-type="float" office:value="0.05" calcext:value-type="float">
            <text:p>0.05</text:p>
          </table:table-cell>
          <table:table-cell office:value-type="float" office:value="0.0479" calcext:value-type="float">
            <text:p>0.0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32" calcext:value-type="float">
            <text:p>0.19532</text:p>
          </table:table-cell>
          <table:table-cell office:value-type="string" calcext:value-type="string">
            <text:p/>
          </table:table-cell>
          <table:table-cell office:value-type="float" office:value="0.048" calcext:value-type="float">
            <text:p>0.048</text:p>
          </table:table-cell>
          <table:table-cell office:value-type="float" office:value="0.05" calcext:value-type="float">
            <text:p>0.05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49" calcext:value-type="float">
            <text:p>0.19549</text:p>
          </table:table-cell>
          <table:table-cell office:value-type="string" calcext:value-type="string">
            <text:p/>
          </table:table-cell>
          <table:table-cell office:value-type="float" office:value="0.0481" calcext:value-type="float">
            <text:p>0.0481</text:p>
          </table:table-cell>
          <table:table-cell office:value-type="float" office:value="0.05" calcext:value-type="float">
            <text:p>0.0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67" calcext:value-type="float">
            <text:p>0.19567</text:p>
          </table:table-cell>
          <table:table-cell office:value-type="string" calcext:value-type="string">
            <text:p/>
          </table:table-cell>
          <table:table-cell office:value-type="float" office:value="0.0482" calcext:value-type="float">
            <text:p>0.0482</text:p>
          </table:table-cell>
          <table:table-cell office:value-type="float" office:value="0.05" calcext:value-type="float">
            <text:p>0.05</text:p>
          </table:table-cell>
          <table:table-cell office:value-type="float" office:value="0.0482" calcext:value-type="float">
            <text:p>0.0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84" calcext:value-type="float">
            <text:p>0.19584</text:p>
          </table:table-cell>
          <table:table-cell office:value-type="string" calcext:value-type="string">
            <text:p/>
          </table:table-cell>
          <table:table-cell office:value-type="float" office:value="0.0483" calcext:value-type="float">
            <text:p>0.0483</text:p>
          </table:table-cell>
          <table:table-cell office:value-type="float" office:value="0.05" calcext:value-type="float">
            <text:p>0.05</text:p>
          </table:table-cell>
          <table:table-cell office:value-type="float" office:value="0.0483" calcext:value-type="float">
            <text:p>0.0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602" calcext:value-type="float">
            <text:p>0.19602</text:p>
          </table:table-cell>
          <table:table-cell office:value-type="string" calcext:value-type="string">
            <text:p/>
          </table:table-cell>
          <table:table-cell office:value-type="float" office:value="0.0484" calcext:value-type="float">
            <text:p>0.0484</text:p>
          </table:table-cell>
          <table:table-cell office:value-type="float" office:value="0.05" calcext:value-type="float">
            <text:p>0.05</text:p>
          </table:table-cell>
          <table:table-cell office:value-type="float" office:value="0.0484" calcext:value-type="float">
            <text:p>0.0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619" calcext:value-type="float">
            <text:p>0.19619</text:p>
          </table:table-cell>
          <table:table-cell office:value-type="string" calcext:value-type="string">
            <text:p/>
          </table:table-cell>
          <table:table-cell office:value-type="float" office:value="0.0485" calcext:value-type="float">
            <text:p>0.0485</text:p>
          </table:table-cell>
          <table:table-cell office:value-type="float" office:value="0.05" calcext:value-type="float">
            <text:p>0.05</text:p>
          </table:table-cell>
          <table:table-cell office:value-type="float" office:value="0.0485" calcext:value-type="float">
            <text:p>0.0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637" calcext:value-type="float">
            <text:p>0.19637</text:p>
          </table:table-cell>
          <table:table-cell office:value-type="string" calcext:value-type="string">
            <text:p/>
          </table:table-cell>
          <table:table-cell office:value-type="float" office:value="0.0486" calcext:value-type="float">
            <text:p>0.0486</text:p>
          </table:table-cell>
          <table:table-cell office:value-type="float" office:value="0.05" calcext:value-type="float">
            <text:p>0.05</text:p>
          </table:table-cell>
          <table:table-cell office:value-type="float" office:value="0.0486" calcext:value-type="float">
            <text:p>0.0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654" calcext:value-type="float">
            <text:p>0.19654</text:p>
          </table:table-cell>
          <table:table-cell office:value-type="string" calcext:value-type="string">
            <text:p/>
          </table:table-cell>
          <table:table-cell office:value-type="float" office:value="0.0487" calcext:value-type="float">
            <text:p>0.0487</text:p>
          </table:table-cell>
          <table:table-cell office:value-type="float" office:value="0.05" calcext:value-type="float">
            <text:p>0.05</text:p>
          </table:table-cell>
          <table:table-cell office:value-type="float" office:value="0.0487" calcext:value-type="float">
            <text:p>0.0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672" calcext:value-type="float">
            <text:p>0.19672</text:p>
          </table:table-cell>
          <table:table-cell office:value-type="string" calcext:value-type="string">
            <text:p/>
          </table:table-cell>
          <table:table-cell office:value-type="float" office:value="0.0488" calcext:value-type="float">
            <text:p>0.0488</text:p>
          </table:table-cell>
          <table:table-cell office:value-type="float" office:value="0.05" calcext:value-type="float">
            <text:p>0.05</text:p>
          </table:table-cell>
          <table:table-cell office:value-type="float" office:value="0.0488" calcext:value-type="float">
            <text:p>0.0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689" calcext:value-type="float">
            <text:p>0.19689</text:p>
          </table:table-cell>
          <table:table-cell office:value-type="string" calcext:value-type="string">
            <text:p/>
          </table:table-cell>
          <table:table-cell office:value-type="float" office:value="0.0489" calcext:value-type="float">
            <text:p>0.0489</text:p>
          </table:table-cell>
          <table:table-cell office:value-type="float" office:value="0.05" calcext:value-type="float">
            <text:p>0.05</text:p>
          </table:table-cell>
          <table:table-cell office:value-type="float" office:value="0.0489" calcext:value-type="float">
            <text:p>0.0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06" calcext:value-type="float">
            <text:p>0.19706</text:p>
          </table:table-cell>
          <table:table-cell office:value-type="string" calcext:value-type="string">
            <text:p/>
          </table:table-cell>
          <table:table-cell office:value-type="float" office:value="0.049" calcext:value-type="float">
            <text:p>0.049</text:p>
          </table:table-cell>
          <table:table-cell office:value-type="float" office:value="0.05" calcext:value-type="float">
            <text:p>0.05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24" calcext:value-type="float">
            <text:p>0.19724</text:p>
          </table:table-cell>
          <table:table-cell office:value-type="string" calcext:value-type="string">
            <text:p/>
          </table:table-cell>
          <table:table-cell office:value-type="float" office:value="0.0491" calcext:value-type="float">
            <text:p>0.0491</text:p>
          </table:table-cell>
          <table:table-cell office:value-type="float" office:value="0.05" calcext:value-type="float">
            <text:p>0.05</text:p>
          </table:table-cell>
          <table:table-cell office:value-type="float" office:value="0.0491" calcext:value-type="float">
            <text:p>0.0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41" calcext:value-type="float">
            <text:p>0.19741</text:p>
          </table:table-cell>
          <table:table-cell office:value-type="string" calcext:value-type="string">
            <text:p/>
          </table:table-cell>
          <table:table-cell office:value-type="float" office:value="0.0492" calcext:value-type="float">
            <text:p>0.0492</text:p>
          </table:table-cell>
          <table:table-cell office:value-type="float" office:value="0.05" calcext:value-type="float">
            <text:p>0.05</text:p>
          </table:table-cell>
          <table:table-cell office:value-type="float" office:value="0.0492" calcext:value-type="float">
            <text:p>0.0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59" calcext:value-type="float">
            <text:p>0.19759</text:p>
          </table:table-cell>
          <table:table-cell office:value-type="string" calcext:value-type="string">
            <text:p/>
          </table:table-cell>
          <table:table-cell office:value-type="float" office:value="0.0493" calcext:value-type="float">
            <text:p>0.0493</text:p>
          </table:table-cell>
          <table:table-cell office:value-type="float" office:value="0.05" calcext:value-type="float">
            <text:p>0.05</text:p>
          </table:table-cell>
          <table:table-cell office:value-type="float" office:value="0.0493" calcext:value-type="float">
            <text:p>0.0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76" calcext:value-type="float">
            <text:p>0.19776</text:p>
          </table:table-cell>
          <table:table-cell office:value-type="string" calcext:value-type="string">
            <text:p/>
          </table:table-cell>
          <table:table-cell office:value-type="float" office:value="0.0494" calcext:value-type="float">
            <text:p>0.0494</text:p>
          </table:table-cell>
          <table:table-cell office:value-type="float" office:value="0.05" calcext:value-type="float">
            <text:p>0.05</text:p>
          </table:table-cell>
          <table:table-cell office:value-type="float" office:value="0.0494" calcext:value-type="float">
            <text:p>0.0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94" calcext:value-type="float">
            <text:p>0.19794</text:p>
          </table:table-cell>
          <table:table-cell office:value-type="string" calcext:value-type="string">
            <text:p/>
          </table:table-cell>
          <table:table-cell office:value-type="float" office:value="0.0495" calcext:value-type="float">
            <text:p>0.0495</text:p>
          </table:table-cell>
          <table:table-cell office:value-type="float" office:value="0.05" calcext:value-type="float">
            <text:p>0.05</text:p>
          </table:table-cell>
          <table:table-cell office:value-type="float" office:value="0.0495" calcext:value-type="float">
            <text:p>0.0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11" calcext:value-type="float">
            <text:p>0.19811</text:p>
          </table:table-cell>
          <table:table-cell office:value-type="string" calcext:value-type="string">
            <text:p/>
          </table:table-cell>
          <table:table-cell office:value-type="float" office:value="0.0496" calcext:value-type="float">
            <text:p>0.0496</text:p>
          </table:table-cell>
          <table:table-cell office:value-type="float" office:value="0.05" calcext:value-type="float">
            <text:p>0.05</text:p>
          </table:table-cell>
          <table:table-cell office:value-type="float" office:value="0.0496" calcext:value-type="float">
            <text:p>0.0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29" calcext:value-type="float">
            <text:p>0.19829</text:p>
          </table:table-cell>
          <table:table-cell office:value-type="string" calcext:value-type="string">
            <text:p/>
          </table:table-cell>
          <table:table-cell office:value-type="float" office:value="0.0497" calcext:value-type="float">
            <text:p>0.0497</text:p>
          </table:table-cell>
          <table:table-cell office:value-type="float" office:value="0.05" calcext:value-type="float">
            <text:p>0.05</text:p>
          </table:table-cell>
          <table:table-cell office:value-type="float" office:value="0.0497" calcext:value-type="float">
            <text:p>0.0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46" calcext:value-type="float">
            <text:p>0.19846</text:p>
          </table:table-cell>
          <table:table-cell office:value-type="string" calcext:value-type="string">
            <text:p/>
          </table:table-cell>
          <table:table-cell office:value-type="float" office:value="0.0498" calcext:value-type="float">
            <text:p>0.0498</text:p>
          </table:table-cell>
          <table:table-cell office:value-type="float" office:value="0.05" calcext:value-type="float">
            <text:p>0.05</text:p>
          </table:table-cell>
          <table:table-cell office:value-type="float" office:value="0.0498" calcext:value-type="float">
            <text:p>0.0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64" calcext:value-type="float">
            <text:p>0.19864</text:p>
          </table:table-cell>
          <table:table-cell office:value-type="string" calcext:value-type="string">
            <text:p/>
          </table:table-cell>
          <table:table-cell office:value-type="float" office:value="0.0499" calcext:value-type="float">
            <text:p>0.0499</text:p>
          </table:table-cell>
          <table:table-cell office:value-type="float" office:value="0.05" calcext:value-type="float">
            <text:p>0.05</text:p>
          </table:table-cell>
          <table:table-cell office:value-type="float" office:value="0.0499" calcext:value-type="float">
            <text:p>0.0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81" calcext:value-type="float">
            <text:p>0.19881</text:p>
          </table:table-cell>
          <table:table-cell office:value-type="string" calcext:value-type="string">
            <text:p/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82" calcext:value-type="float">
            <text:p>0.19882</text:p>
          </table:table-cell>
          <table:table-cell office:value-type="string" calcext:value-type="string">
            <text:p/>
          </table:table-cell>
          <table:table-cell office:value-type="float" office:value="0.0501" calcext:value-type="float">
            <text:p>0.0501</text:p>
          </table:table-cell>
          <table:table-cell office:value-type="float" office:value="0.05" calcext:value-type="float">
            <text:p>0.05</text:p>
          </table:table-cell>
          <table:table-cell office:value-type="float" office:value="0.0501" calcext:value-type="float">
            <text:p>0.0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83" calcext:value-type="float">
            <text:p>0.19883</text:p>
          </table:table-cell>
          <table:table-cell office:value-type="string" calcext:value-type="string">
            <text:p/>
          </table:table-cell>
          <table:table-cell office:value-type="float" office:value="0.0502" calcext:value-type="float">
            <text:p>0.0502</text:p>
          </table:table-cell>
          <table:table-cell office:value-type="float" office:value="0.05" calcext:value-type="float">
            <text:p>0.05</text:p>
          </table:table-cell>
          <table:table-cell office:value-type="float" office:value="0.0502" calcext:value-type="float">
            <text:p>0.0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84" calcext:value-type="float">
            <text:p>0.19884</text:p>
          </table:table-cell>
          <table:table-cell office:value-type="string" calcext:value-type="string">
            <text:p/>
          </table:table-cell>
          <table:table-cell office:value-type="float" office:value="0.0503" calcext:value-type="float">
            <text:p>0.0503</text:p>
          </table:table-cell>
          <table:table-cell office:value-type="float" office:value="0.05" calcext:value-type="float">
            <text:p>0.05</text:p>
          </table:table-cell>
          <table:table-cell office:value-type="float" office:value="0.0503" calcext:value-type="float">
            <text:p>0.0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85" calcext:value-type="float">
            <text:p>0.19885</text:p>
          </table:table-cell>
          <table:table-cell office:value-type="string" calcext:value-type="string">
            <text:p/>
          </table:table-cell>
          <table:table-cell office:value-type="float" office:value="0.0504" calcext:value-type="float">
            <text:p>0.0504</text:p>
          </table:table-cell>
          <table:table-cell office:value-type="float" office:value="0.05" calcext:value-type="float">
            <text:p>0.05</text:p>
          </table:table-cell>
          <table:table-cell office:value-type="float" office:value="0.0504" calcext:value-type="float">
            <text:p>0.0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86" calcext:value-type="float">
            <text:p>0.19886</text:p>
          </table:table-cell>
          <table:table-cell office:value-type="string" calcext:value-type="string">
            <text:p/>
          </table:table-cell>
          <table:table-cell office:value-type="float" office:value="0.0505" calcext:value-type="float">
            <text:p>0.0505</text:p>
          </table:table-cell>
          <table:table-cell office:value-type="float" office:value="0.05" calcext:value-type="float">
            <text:p>0.05</text:p>
          </table:table-cell>
          <table:table-cell office:value-type="float" office:value="0.0505" calcext:value-type="float">
            <text:p>0.0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87" calcext:value-type="float">
            <text:p>0.19887</text:p>
          </table:table-cell>
          <table:table-cell office:value-type="string" calcext:value-type="string">
            <text:p/>
          </table:table-cell>
          <table:table-cell office:value-type="float" office:value="0.0506" calcext:value-type="float">
            <text:p>0.0506</text:p>
          </table:table-cell>
          <table:table-cell office:value-type="float" office:value="0.05" calcext:value-type="float">
            <text:p>0.05</text:p>
          </table:table-cell>
          <table:table-cell office:value-type="float" office:value="0.0506" calcext:value-type="float">
            <text:p>0.0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87" calcext:value-type="float">
            <text:p>0.19887</text:p>
          </table:table-cell>
          <table:table-cell office:value-type="string" calcext:value-type="string">
            <text:p/>
          </table:table-cell>
          <table:table-cell office:value-type="float" office:value="0.0507" calcext:value-type="float">
            <text:p>0.0507</text:p>
          </table:table-cell>
          <table:table-cell office:value-type="float" office:value="0.05" calcext:value-type="float">
            <text:p>0.05</text:p>
          </table:table-cell>
          <table:table-cell office:value-type="float" office:value="0.0507" calcext:value-type="float">
            <text:p>0.0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88" calcext:value-type="float">
            <text:p>0.19888</text:p>
          </table:table-cell>
          <table:table-cell office:value-type="string" calcext:value-type="string">
            <text:p/>
          </table:table-cell>
          <table:table-cell office:value-type="float" office:value="0.0508" calcext:value-type="float">
            <text:p>0.0508</text:p>
          </table:table-cell>
          <table:table-cell office:value-type="float" office:value="0.05" calcext:value-type="float">
            <text:p>0.05</text:p>
          </table:table-cell>
          <table:table-cell office:value-type="float" office:value="0.0508" calcext:value-type="float">
            <text:p>0.0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89" calcext:value-type="float">
            <text:p>0.19889</text:p>
          </table:table-cell>
          <table:table-cell office:value-type="string" calcext:value-type="string">
            <text:p/>
          </table:table-cell>
          <table:table-cell office:value-type="float" office:value="0.0509" calcext:value-type="float">
            <text:p>0.0509</text:p>
          </table:table-cell>
          <table:table-cell office:value-type="float" office:value="0.05" calcext:value-type="float">
            <text:p>0.05</text:p>
          </table:table-cell>
          <table:table-cell office:value-type="float" office:value="0.0509" calcext:value-type="float">
            <text:p>0.0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9" calcext:value-type="float">
            <text:p>0.1989</text:p>
          </table:table-cell>
          <table:table-cell office:value-type="string" calcext:value-type="string">
            <text:p/>
          </table:table-cell>
          <table:table-cell office:value-type="float" office:value="0.051" calcext:value-type="float">
            <text:p>0.051</text:p>
          </table:table-cell>
          <table:table-cell office:value-type="float" office:value="0.05" calcext:value-type="float">
            <text:p>0.05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91" calcext:value-type="float">
            <text:p>0.19891</text:p>
          </table:table-cell>
          <table:table-cell office:value-type="string" calcext:value-type="string">
            <text:p/>
          </table:table-cell>
          <table:table-cell office:value-type="float" office:value="0.0511" calcext:value-type="float">
            <text:p>0.0511</text:p>
          </table:table-cell>
          <table:table-cell office:value-type="float" office:value="0.05" calcext:value-type="float">
            <text:p>0.0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92" calcext:value-type="float">
            <text:p>0.19892</text:p>
          </table:table-cell>
          <table:table-cell office:value-type="string" calcext:value-type="string">
            <text:p/>
          </table:table-cell>
          <table:table-cell office:value-type="float" office:value="0.0512" calcext:value-type="float">
            <text:p>0.0512</text:p>
          </table:table-cell>
          <table:table-cell office:value-type="float" office:value="0.05" calcext:value-type="float">
            <text:p>0.05</text:p>
          </table:table-cell>
          <table:table-cell office:value-type="float" office:value="0.0512" calcext:value-type="float">
            <text:p>0.0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93" calcext:value-type="float">
            <text:p>0.19893</text:p>
          </table:table-cell>
          <table:table-cell office:value-type="string" calcext:value-type="string">
            <text:p/>
          </table:table-cell>
          <table:table-cell office:value-type="float" office:value="0.0513" calcext:value-type="float">
            <text:p>0.0513</text:p>
          </table:table-cell>
          <table:table-cell office:value-type="float" office:value="0.05" calcext:value-type="float">
            <text:p>0.05</text:p>
          </table:table-cell>
          <table:table-cell office:value-type="float" office:value="0.0513" calcext:value-type="float">
            <text:p>0.0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94" calcext:value-type="float">
            <text:p>0.19894</text:p>
          </table:table-cell>
          <table:table-cell office:value-type="string" calcext:value-type="string">
            <text:p/>
          </table:table-cell>
          <table:table-cell office:value-type="float" office:value="0.0514" calcext:value-type="float">
            <text:p>0.0514</text:p>
          </table:table-cell>
          <table:table-cell office:value-type="float" office:value="0.05" calcext:value-type="float">
            <text:p>0.05</text:p>
          </table:table-cell>
          <table:table-cell office:value-type="float" office:value="0.0514" calcext:value-type="float">
            <text:p>0.0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94" calcext:value-type="float">
            <text:p>0.19894</text:p>
          </table:table-cell>
          <table:table-cell office:value-type="string" calcext:value-type="string">
            <text:p/>
          </table:table-cell>
          <table:table-cell office:value-type="float" office:value="0.0515" calcext:value-type="float">
            <text:p>0.0515</text:p>
          </table:table-cell>
          <table:table-cell office:value-type="float" office:value="0.05" calcext:value-type="float">
            <text:p>0.05</text:p>
          </table:table-cell>
          <table:table-cell office:value-type="float" office:value="0.0515" calcext:value-type="float">
            <text:p>0.0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95" calcext:value-type="float">
            <text:p>0.19895</text:p>
          </table:table-cell>
          <table:table-cell office:value-type="string" calcext:value-type="string">
            <text:p/>
          </table:table-cell>
          <table:table-cell office:value-type="float" office:value="0.0516" calcext:value-type="float">
            <text:p>0.0516</text:p>
          </table:table-cell>
          <table:table-cell office:value-type="float" office:value="0.05" calcext:value-type="float">
            <text:p>0.05</text:p>
          </table:table-cell>
          <table:table-cell office:value-type="float" office:value="0.0516" calcext:value-type="float">
            <text:p>0.0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96" calcext:value-type="float">
            <text:p>0.19896</text:p>
          </table:table-cell>
          <table:table-cell office:value-type="string" calcext:value-type="string">
            <text:p/>
          </table:table-cell>
          <table:table-cell office:value-type="float" office:value="0.0517" calcext:value-type="float">
            <text:p>0.0517</text:p>
          </table:table-cell>
          <table:table-cell office:value-type="float" office:value="0.05" calcext:value-type="float">
            <text:p>0.05</text:p>
          </table:table-cell>
          <table:table-cell office:value-type="float" office:value="0.0517" calcext:value-type="float">
            <text:p>0.0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97" calcext:value-type="float">
            <text:p>0.19897</text:p>
          </table:table-cell>
          <table:table-cell office:value-type="string" calcext:value-type="string">
            <text:p/>
          </table:table-cell>
          <table:table-cell office:value-type="float" office:value="0.0518" calcext:value-type="float">
            <text:p>0.0518</text:p>
          </table:table-cell>
          <table:table-cell office:value-type="float" office:value="0.05" calcext:value-type="float">
            <text:p>0.05</text:p>
          </table:table-cell>
          <table:table-cell office:value-type="float" office:value="0.0518" calcext:value-type="float">
            <text:p>0.0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98" calcext:value-type="float">
            <text:p>0.19898</text:p>
          </table:table-cell>
          <table:table-cell office:value-type="string" calcext:value-type="string">
            <text:p/>
          </table:table-cell>
          <table:table-cell office:value-type="float" office:value="0.0519" calcext:value-type="float">
            <text:p>0.0519</text:p>
          </table:table-cell>
          <table:table-cell office:value-type="float" office:value="0.05" calcext:value-type="float">
            <text:p>0.05</text:p>
          </table:table-cell>
          <table:table-cell office:value-type="float" office:value="0.0519" calcext:value-type="float">
            <text:p>0.0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99" calcext:value-type="float">
            <text:p>0.19899</text:p>
          </table:table-cell>
          <table:table-cell office:value-type="string" calcext:value-type="string">
            <text:p/>
          </table:table-cell>
          <table:table-cell office:value-type="float" office:value="0.052" calcext:value-type="float">
            <text:p>0.052</text:p>
          </table:table-cell>
          <table:table-cell office:value-type="float" office:value="0.05" calcext:value-type="float">
            <text:p>0.05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string" calcext:value-type="string">
            <text:p/>
          </table:table-cell>
          <table:table-cell office:value-type="float" office:value="0.0521" calcext:value-type="float">
            <text:p>0.0521</text:p>
          </table:table-cell>
          <table:table-cell office:value-type="float" office:value="0.05" calcext:value-type="float">
            <text:p>0.05</text:p>
          </table:table-cell>
          <table:table-cell office:value-type="float" office:value="0.0521" calcext:value-type="float">
            <text:p>0.0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01" calcext:value-type="float">
            <text:p>0.19901</text:p>
          </table:table-cell>
          <table:table-cell office:value-type="string" calcext:value-type="string">
            <text:p/>
          </table:table-cell>
          <table:table-cell office:value-type="float" office:value="0.0522" calcext:value-type="float">
            <text:p>0.0522</text:p>
          </table:table-cell>
          <table:table-cell office:value-type="float" office:value="0.05" calcext:value-type="float">
            <text:p>0.05</text:p>
          </table:table-cell>
          <table:table-cell office:value-type="float" office:value="0.0522" calcext:value-type="float">
            <text:p>0.0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01" calcext:value-type="float">
            <text:p>0.19901</text:p>
          </table:table-cell>
          <table:table-cell office:value-type="string" calcext:value-type="string">
            <text:p/>
          </table:table-cell>
          <table:table-cell office:value-type="float" office:value="0.0523" calcext:value-type="float">
            <text:p>0.0523</text:p>
          </table:table-cell>
          <table:table-cell office:value-type="float" office:value="0.05" calcext:value-type="float">
            <text:p>0.05</text:p>
          </table:table-cell>
          <table:table-cell office:value-type="float" office:value="0.0523" calcext:value-type="float">
            <text:p>0.0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02" calcext:value-type="float">
            <text:p>0.19902</text:p>
          </table:table-cell>
          <table:table-cell office:value-type="string" calcext:value-type="string">
            <text:p/>
          </table:table-cell>
          <table:table-cell office:value-type="float" office:value="0.0524" calcext:value-type="float">
            <text:p>0.0524</text:p>
          </table:table-cell>
          <table:table-cell office:value-type="float" office:value="0.05" calcext:value-type="float">
            <text:p>0.05</text:p>
          </table:table-cell>
          <table:table-cell office:value-type="float" office:value="0.0524" calcext:value-type="float">
            <text:p>0.0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03" calcext:value-type="float">
            <text:p>0.19903</text:p>
          </table:table-cell>
          <table:table-cell office:value-type="string" calcext:value-type="string">
            <text:p/>
          </table:table-cell>
          <table:table-cell office:value-type="float" office:value="0.0525" calcext:value-type="float">
            <text:p>0.0525</text:p>
          </table:table-cell>
          <table:table-cell office:value-type="float" office:value="0.05" calcext:value-type="float">
            <text:p>0.0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04" calcext:value-type="float">
            <text:p>0.19904</text:p>
          </table:table-cell>
          <table:table-cell office:value-type="string" calcext:value-type="string">
            <text:p/>
          </table:table-cell>
          <table:table-cell office:value-type="float" office:value="0.0526" calcext:value-type="float">
            <text:p>0.0526</text:p>
          </table:table-cell>
          <table:table-cell office:value-type="float" office:value="0.05" calcext:value-type="float">
            <text:p>0.05</text:p>
          </table:table-cell>
          <table:table-cell office:value-type="float" office:value="0.0526" calcext:value-type="float">
            <text:p>0.0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05" calcext:value-type="float">
            <text:p>0.19905</text:p>
          </table:table-cell>
          <table:table-cell office:value-type="string" calcext:value-type="string">
            <text:p/>
          </table:table-cell>
          <table:table-cell office:value-type="float" office:value="0.0527" calcext:value-type="float">
            <text:p>0.0527</text:p>
          </table:table-cell>
          <table:table-cell office:value-type="float" office:value="0.05" calcext:value-type="float">
            <text:p>0.05</text:p>
          </table:table-cell>
          <table:table-cell office:value-type="float" office:value="0.0527" calcext:value-type="float">
            <text:p>0.0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06" calcext:value-type="float">
            <text:p>0.19906</text:p>
          </table:table-cell>
          <table:table-cell office:value-type="string" calcext:value-type="string">
            <text:p/>
          </table:table-cell>
          <table:table-cell office:value-type="float" office:value="0.0528" calcext:value-type="float">
            <text:p>0.0528</text:p>
          </table:table-cell>
          <table:table-cell office:value-type="float" office:value="0.05" calcext:value-type="float">
            <text:p>0.05</text:p>
          </table:table-cell>
          <table:table-cell office:value-type="float" office:value="0.0528" calcext:value-type="float">
            <text:p>0.0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07" calcext:value-type="float">
            <text:p>0.19907</text:p>
          </table:table-cell>
          <table:table-cell office:value-type="string" calcext:value-type="string">
            <text:p/>
          </table:table-cell>
          <table:table-cell office:value-type="float" office:value="0.0529" calcext:value-type="float">
            <text:p>0.0529</text:p>
          </table:table-cell>
          <table:table-cell office:value-type="float" office:value="0.05" calcext:value-type="float">
            <text:p>0.05</text:p>
          </table:table-cell>
          <table:table-cell office:value-type="float" office:value="0.0529" calcext:value-type="float">
            <text:p>0.0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07" calcext:value-type="float">
            <text:p>0.19907</text:p>
          </table:table-cell>
          <table:table-cell office:value-type="string" calcext:value-type="string">
            <text:p/>
          </table:table-cell>
          <table:table-cell office:value-type="float" office:value="0.053" calcext:value-type="float">
            <text:p>0.053</text:p>
          </table:table-cell>
          <table:table-cell office:value-type="float" office:value="0.05" calcext:value-type="float">
            <text:p>0.05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08" calcext:value-type="float">
            <text:p>0.19908</text:p>
          </table:table-cell>
          <table:table-cell office:value-type="string" calcext:value-type="string">
            <text:p/>
          </table:table-cell>
          <table:table-cell office:value-type="float" office:value="0.0531" calcext:value-type="float">
            <text:p>0.0531</text:p>
          </table:table-cell>
          <table:table-cell office:value-type="float" office:value="0.05" calcext:value-type="float">
            <text:p>0.05</text:p>
          </table:table-cell>
          <table:table-cell office:value-type="float" office:value="0.0531" calcext:value-type="float">
            <text:p>0.0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09" calcext:value-type="float">
            <text:p>0.19909</text:p>
          </table:table-cell>
          <table:table-cell office:value-type="string" calcext:value-type="string">
            <text:p/>
          </table:table-cell>
          <table:table-cell office:value-type="float" office:value="0.0532" calcext:value-type="float">
            <text:p>0.0532</text:p>
          </table:table-cell>
          <table:table-cell office:value-type="float" office:value="0.05" calcext:value-type="float">
            <text:p>0.05</text:p>
          </table:table-cell>
          <table:table-cell office:value-type="float" office:value="0.0532" calcext:value-type="float">
            <text:p>0.0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1" calcext:value-type="float">
            <text:p>0.1991</text:p>
          </table:table-cell>
          <table:table-cell office:value-type="string" calcext:value-type="string">
            <text:p/>
          </table:table-cell>
          <table:table-cell office:value-type="float" office:value="0.0533" calcext:value-type="float">
            <text:p>0.0533</text:p>
          </table:table-cell>
          <table:table-cell office:value-type="float" office:value="0.05" calcext:value-type="float">
            <text:p>0.05</text:p>
          </table:table-cell>
          <table:table-cell office:value-type="float" office:value="0.0533" calcext:value-type="float">
            <text:p>0.0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11" calcext:value-type="float">
            <text:p>0.19911</text:p>
          </table:table-cell>
          <table:table-cell office:value-type="string" calcext:value-type="string">
            <text:p/>
          </table:table-cell>
          <table:table-cell office:value-type="float" office:value="0.0534" calcext:value-type="float">
            <text:p>0.0534</text:p>
          </table:table-cell>
          <table:table-cell office:value-type="float" office:value="0.05" calcext:value-type="float">
            <text:p>0.05</text:p>
          </table:table-cell>
          <table:table-cell office:value-type="float" office:value="0.0534" calcext:value-type="float">
            <text:p>0.0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12" calcext:value-type="float">
            <text:p>0.19912</text:p>
          </table:table-cell>
          <table:table-cell office:value-type="string" calcext:value-type="string">
            <text:p/>
          </table:table-cell>
          <table:table-cell office:value-type="float" office:value="0.0535" calcext:value-type="float">
            <text:p>0.0535</text:p>
          </table:table-cell>
          <table:table-cell office:value-type="float" office:value="0.05" calcext:value-type="float">
            <text:p>0.05</text:p>
          </table:table-cell>
          <table:table-cell office:value-type="float" office:value="0.0535" calcext:value-type="float">
            <text:p>0.0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13" calcext:value-type="float">
            <text:p>0.19913</text:p>
          </table:table-cell>
          <table:table-cell office:value-type="string" calcext:value-type="string">
            <text:p/>
          </table:table-cell>
          <table:table-cell office:value-type="float" office:value="0.0536" calcext:value-type="float">
            <text:p>0.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536" calcext:value-type="float">
            <text:p>0.0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14" calcext:value-type="float">
            <text:p>0.19914</text:p>
          </table:table-cell>
          <table:table-cell office:value-type="string" calcext:value-type="string">
            <text:p/>
          </table:table-cell>
          <table:table-cell office:value-type="float" office:value="0.0537" calcext:value-type="float">
            <text:p>0.0537</text:p>
          </table:table-cell>
          <table:table-cell office:value-type="float" office:value="0.05" calcext:value-type="float">
            <text:p>0.05</text:p>
          </table:table-cell>
          <table:table-cell office:value-type="float" office:value="0.0537" calcext:value-type="float">
            <text:p>0.0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14" calcext:value-type="float">
            <text:p>0.19914</text:p>
          </table:table-cell>
          <table:table-cell office:value-type="string" calcext:value-type="string">
            <text:p/>
          </table:table-cell>
          <table:table-cell office:value-type="float" office:value="0.0538" calcext:value-type="float">
            <text:p>0.0538</text:p>
          </table:table-cell>
          <table:table-cell office:value-type="float" office:value="0.05" calcext:value-type="float">
            <text:p>0.05</text:p>
          </table:table-cell>
          <table:table-cell office:value-type="float" office:value="0.0538" calcext:value-type="float">
            <text:p>0.0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15" calcext:value-type="float">
            <text:p>0.19915</text:p>
          </table:table-cell>
          <table:table-cell office:value-type="string" calcext:value-type="string">
            <text:p/>
          </table:table-cell>
          <table:table-cell office:value-type="float" office:value="0.0539" calcext:value-type="float">
            <text:p>0.0539</text:p>
          </table:table-cell>
          <table:table-cell office:value-type="float" office:value="0.05" calcext:value-type="float">
            <text:p>0.05</text:p>
          </table:table-cell>
          <table:table-cell office:value-type="float" office:value="0.0539" calcext:value-type="float">
            <text:p>0.0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16" calcext:value-type="float">
            <text:p>0.19916</text:p>
          </table:table-cell>
          <table:table-cell office:value-type="string" calcext:value-type="string">
            <text:p/>
          </table:table-cell>
          <table:table-cell office:value-type="float" office:value="0.054" calcext:value-type="float">
            <text:p>0.054</text:p>
          </table:table-cell>
          <table:table-cell office:value-type="float" office:value="0.05" calcext:value-type="float">
            <text:p>0.05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17" calcext:value-type="float">
            <text:p>0.19917</text:p>
          </table:table-cell>
          <table:table-cell office:value-type="string" calcext:value-type="string">
            <text:p/>
          </table:table-cell>
          <table:table-cell office:value-type="float" office:value="0.0541" calcext:value-type="float">
            <text:p>0.0541</text:p>
          </table:table-cell>
          <table:table-cell office:value-type="float" office:value="0.05" calcext:value-type="float">
            <text:p>0.05</text:p>
          </table:table-cell>
          <table:table-cell office:value-type="float" office:value="0.0541" calcext:value-type="float">
            <text:p>0.0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18" calcext:value-type="float">
            <text:p>0.19918</text:p>
          </table:table-cell>
          <table:table-cell office:value-type="string" calcext:value-type="string">
            <text:p/>
          </table:table-cell>
          <table:table-cell office:value-type="float" office:value="0.0542" calcext:value-type="float">
            <text:p>0.0542</text:p>
          </table:table-cell>
          <table:table-cell office:value-type="float" office:value="0.05" calcext:value-type="float">
            <text:p>0.05</text:p>
          </table:table-cell>
          <table:table-cell office:value-type="float" office:value="0.0542" calcext:value-type="float">
            <text:p>0.0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19" calcext:value-type="float">
            <text:p>0.19919</text:p>
          </table:table-cell>
          <table:table-cell office:value-type="string" calcext:value-type="string">
            <text:p/>
          </table:table-cell>
          <table:table-cell office:value-type="float" office:value="0.0543" calcext:value-type="float">
            <text:p>0.0543</text:p>
          </table:table-cell>
          <table:table-cell office:value-type="float" office:value="0.05" calcext:value-type="float">
            <text:p>0.05</text:p>
          </table:table-cell>
          <table:table-cell office:value-type="float" office:value="0.0543" calcext:value-type="float">
            <text:p>0.0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2" calcext:value-type="float">
            <text:p>0.1992</text:p>
          </table:table-cell>
          <table:table-cell office:value-type="string" calcext:value-type="string">
            <text:p/>
          </table:table-cell>
          <table:table-cell office:value-type="float" office:value="0.0544" calcext:value-type="float">
            <text:p>0.0544</text:p>
          </table:table-cell>
          <table:table-cell office:value-type="float" office:value="0.05" calcext:value-type="float">
            <text:p>0.05</text:p>
          </table:table-cell>
          <table:table-cell office:value-type="float" office:value="0.0544" calcext:value-type="float">
            <text:p>0.0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2" calcext:value-type="float">
            <text:p>0.1992</text:p>
          </table:table-cell>
          <table:table-cell office:value-type="string" calcext:value-type="string">
            <text:p/>
          </table:table-cell>
          <table:table-cell office:value-type="float" office:value="0.0545" calcext:value-type="float">
            <text:p>0.0545</text:p>
          </table:table-cell>
          <table:table-cell office:value-type="float" office:value="0.05" calcext:value-type="float">
            <text:p>0.05</text:p>
          </table:table-cell>
          <table:table-cell office:value-type="float" office:value="0.0545" calcext:value-type="float">
            <text:p>0.0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21" calcext:value-type="float">
            <text:p>0.19921</text:p>
          </table:table-cell>
          <table:table-cell office:value-type="string" calcext:value-type="string">
            <text:p/>
          </table:table-cell>
          <table:table-cell office:value-type="float" office:value="0.0546" calcext:value-type="float">
            <text:p>0.0546</text:p>
          </table:table-cell>
          <table:table-cell office:value-type="float" office:value="0.05" calcext:value-type="float">
            <text:p>0.05</text:p>
          </table:table-cell>
          <table:table-cell office:value-type="float" office:value="0.0546" calcext:value-type="float">
            <text:p>0.0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22" calcext:value-type="float">
            <text:p>0.19922</text:p>
          </table:table-cell>
          <table:table-cell office:value-type="string" calcext:value-type="string">
            <text:p/>
          </table:table-cell>
          <table:table-cell office:value-type="float" office:value="0.0547" calcext:value-type="float">
            <text:p>0.0547</text:p>
          </table:table-cell>
          <table:table-cell office:value-type="float" office:value="0.05" calcext:value-type="float">
            <text:p>0.05</text:p>
          </table:table-cell>
          <table:table-cell office:value-type="float" office:value="0.0547" calcext:value-type="float">
            <text:p>0.0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23" calcext:value-type="float">
            <text:p>0.19923</text:p>
          </table:table-cell>
          <table:table-cell office:value-type="string" calcext:value-type="string">
            <text:p/>
          </table:table-cell>
          <table:table-cell office:value-type="float" office:value="0.0548" calcext:value-type="float">
            <text:p>0.0548</text:p>
          </table:table-cell>
          <table:table-cell office:value-type="float" office:value="0.05" calcext:value-type="float">
            <text:p>0.05</text:p>
          </table:table-cell>
          <table:table-cell office:value-type="float" office:value="0.0548" calcext:value-type="float">
            <text:p>0.0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24" calcext:value-type="float">
            <text:p>0.19924</text:p>
          </table:table-cell>
          <table:table-cell office:value-type="string" calcext:value-type="string">
            <text:p/>
          </table:table-cell>
          <table:table-cell office:value-type="float" office:value="0.0549" calcext:value-type="float">
            <text:p>0.0549</text:p>
          </table:table-cell>
          <table:table-cell office:value-type="float" office:value="0.05" calcext:value-type="float">
            <text:p>0.05</text:p>
          </table:table-cell>
          <table:table-cell office:value-type="float" office:value="0.0549" calcext:value-type="float">
            <text:p>0.0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25" calcext:value-type="float">
            <text:p>0.19925</text:p>
          </table:table-cell>
          <table:table-cell office:value-type="string" calcext:value-type="string">
            <text:p/>
          </table:table-cell>
          <table:table-cell office:value-type="float" office:value="0.055" calcext:value-type="float">
            <text:p>0.055</text:p>
          </table:table-cell>
          <table:table-cell office:value-type="float" office:value="0.05" calcext:value-type="float">
            <text:p>0.05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26" calcext:value-type="float">
            <text:p>0.19926</text:p>
          </table:table-cell>
          <table:table-cell office:value-type="string" calcext:value-type="string">
            <text:p/>
          </table:table-cell>
          <table:table-cell office:value-type="float" office:value="0.0551" calcext:value-type="float">
            <text:p>0.0551</text:p>
          </table:table-cell>
          <table:table-cell office:value-type="float" office:value="0.05" calcext:value-type="float">
            <text:p>0.05</text:p>
          </table:table-cell>
          <table:table-cell office:value-type="float" office:value="0.0551" calcext:value-type="float">
            <text:p>0.0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27" calcext:value-type="float">
            <text:p>0.19927</text:p>
          </table:table-cell>
          <table:table-cell office:value-type="string" calcext:value-type="string">
            <text:p/>
          </table:table-cell>
          <table:table-cell office:value-type="float" office:value="0.0552" calcext:value-type="float">
            <text:p>0.0552</text:p>
          </table:table-cell>
          <table:table-cell office:value-type="float" office:value="0.05" calcext:value-type="float">
            <text:p>0.05</text:p>
          </table:table-cell>
          <table:table-cell office:value-type="float" office:value="0.0552" calcext:value-type="float">
            <text:p>0.0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918" calcext:value-type="float">
            <text:p>0.19918</text:p>
          </table:table-cell>
          <table:table-cell office:value-type="string" calcext:value-type="string">
            <text:p/>
          </table:table-cell>
          <table:table-cell office:value-type="float" office:value="0.0553" calcext:value-type="float">
            <text:p>0.0553</text:p>
          </table:table-cell>
          <table:table-cell office:value-type="float" office:value="0.05" calcext:value-type="float">
            <text:p>0.05</text:p>
          </table:table-cell>
          <table:table-cell office:value-type="float" office:value="0.0553" calcext:value-type="float">
            <text:p>0.0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94" calcext:value-type="float">
            <text:p>0.19894</text:p>
          </table:table-cell>
          <table:table-cell office:value-type="string" calcext:value-type="string">
            <text:p/>
          </table:table-cell>
          <table:table-cell office:value-type="float" office:value="0.0554" calcext:value-type="float">
            <text:p>0.0554</text:p>
          </table:table-cell>
          <table:table-cell office:value-type="float" office:value="0.05" calcext:value-type="float">
            <text:p>0.05</text:p>
          </table:table-cell>
          <table:table-cell office:value-type="float" office:value="0.0554" calcext:value-type="float">
            <text:p>0.0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69" calcext:value-type="float">
            <text:p>0.19869</text:p>
          </table:table-cell>
          <table:table-cell office:value-type="string" calcext:value-type="string">
            <text:p/>
          </table:table-cell>
          <table:table-cell office:value-type="float" office:value="0.0555" calcext:value-type="float">
            <text:p>0.0555</text:p>
          </table:table-cell>
          <table:table-cell office:value-type="float" office:value="0.05" calcext:value-type="float">
            <text:p>0.05</text:p>
          </table:table-cell>
          <table:table-cell office:value-type="float" office:value="0.0555" calcext:value-type="float">
            <text:p>0.0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45" calcext:value-type="float">
            <text:p>0.19845</text:p>
          </table:table-cell>
          <table:table-cell office:value-type="string" calcext:value-type="string">
            <text:p/>
          </table:table-cell>
          <table:table-cell office:value-type="float" office:value="0.0556" calcext:value-type="float">
            <text:p>0.0556</text:p>
          </table:table-cell>
          <table:table-cell office:value-type="float" office:value="0.05" calcext:value-type="float">
            <text:p>0.05</text:p>
          </table:table-cell>
          <table:table-cell office:value-type="float" office:value="0.0556" calcext:value-type="float">
            <text:p>0.0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2" calcext:value-type="float">
            <text:p>0.1982</text:p>
          </table:table-cell>
          <table:table-cell office:value-type="string" calcext:value-type="string">
            <text:p/>
          </table:table-cell>
          <table:table-cell office:value-type="float" office:value="0.0557" calcext:value-type="float">
            <text:p>0.0557</text:p>
          </table:table-cell>
          <table:table-cell office:value-type="float" office:value="0.05" calcext:value-type="float">
            <text:p>0.05</text:p>
          </table:table-cell>
          <table:table-cell office:value-type="float" office:value="0.0557" calcext:value-type="float">
            <text:p>0.0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96" calcext:value-type="float">
            <text:p>0.19796</text:p>
          </table:table-cell>
          <table:table-cell office:value-type="string" calcext:value-type="string">
            <text:p/>
          </table:table-cell>
          <table:table-cell office:value-type="float" office:value="0.0558" calcext:value-type="float">
            <text:p>0.0558</text:p>
          </table:table-cell>
          <table:table-cell office:value-type="float" office:value="0.05" calcext:value-type="float">
            <text:p>0.05</text:p>
          </table:table-cell>
          <table:table-cell office:value-type="float" office:value="0.0558" calcext:value-type="float">
            <text:p>0.0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72" calcext:value-type="float">
            <text:p>0.19772</text:p>
          </table:table-cell>
          <table:table-cell office:value-type="string" calcext:value-type="string">
            <text:p/>
          </table:table-cell>
          <table:table-cell office:value-type="float" office:value="0.0559" calcext:value-type="float">
            <text:p>0.0559</text:p>
          </table:table-cell>
          <table:table-cell office:value-type="float" office:value="0.05" calcext:value-type="float">
            <text:p>0.05</text:p>
          </table:table-cell>
          <table:table-cell office:value-type="float" office:value="0.0559" calcext:value-type="float">
            <text:p>0.0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47" calcext:value-type="float">
            <text:p>0.19747</text:p>
          </table:table-cell>
          <table:table-cell office:value-type="string" calcext:value-type="string">
            <text:p/>
          </table:table-cell>
          <table:table-cell office:value-type="float" office:value="0.056" calcext:value-type="float">
            <text:p>0.056</text:p>
          </table:table-cell>
          <table:table-cell office:value-type="float" office:value="0.05" calcext:value-type="float">
            <text:p>0.05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23" calcext:value-type="float">
            <text:p>0.19723</text:p>
          </table:table-cell>
          <table:table-cell office:value-type="string" calcext:value-type="string">
            <text:p/>
          </table:table-cell>
          <table:table-cell office:value-type="float" office:value="0.0561" calcext:value-type="float">
            <text:p>0.0561</text:p>
          </table:table-cell>
          <table:table-cell office:value-type="float" office:value="0.05" calcext:value-type="float">
            <text:p>0.05</text:p>
          </table:table-cell>
          <table:table-cell office:value-type="float" office:value="0.0561" calcext:value-type="float">
            <text:p>0.0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698" calcext:value-type="float">
            <text:p>0.19698</text:p>
          </table:table-cell>
          <table:table-cell office:value-type="string" calcext:value-type="string">
            <text:p/>
          </table:table-cell>
          <table:table-cell office:value-type="float" office:value="0.0562" calcext:value-type="float">
            <text:p>0.0562</text:p>
          </table:table-cell>
          <table:table-cell office:value-type="float" office:value="0.05" calcext:value-type="float">
            <text:p>0.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674" calcext:value-type="float">
            <text:p>0.19674</text:p>
          </table:table-cell>
          <table:table-cell office:value-type="string" calcext:value-type="string">
            <text:p/>
          </table:table-cell>
          <table:table-cell office:value-type="float" office:value="0.0563" calcext:value-type="float">
            <text:p>0.0563</text:p>
          </table:table-cell>
          <table:table-cell office:value-type="float" office:value="0.05" calcext:value-type="float">
            <text:p>0.05</text:p>
          </table:table-cell>
          <table:table-cell office:value-type="float" office:value="0.0563" calcext:value-type="float">
            <text:p>0.0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65" calcext:value-type="float">
            <text:p>0.1965</text:p>
          </table:table-cell>
          <table:table-cell office:value-type="string" calcext:value-type="string">
            <text:p/>
          </table:table-cell>
          <table:table-cell office:value-type="float" office:value="0.0564" calcext:value-type="float">
            <text:p>0.0564</text:p>
          </table:table-cell>
          <table:table-cell office:value-type="float" office:value="0.05" calcext:value-type="float">
            <text:p>0.05</text:p>
          </table:table-cell>
          <table:table-cell office:value-type="float" office:value="0.0564" calcext:value-type="float">
            <text:p>0.0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625" calcext:value-type="float">
            <text:p>0.19625</text:p>
          </table:table-cell>
          <table:table-cell office:value-type="string" calcext:value-type="string">
            <text:p/>
          </table:table-cell>
          <table:table-cell office:value-type="float" office:value="0.0565" calcext:value-type="float">
            <text:p>0.0565</text:p>
          </table:table-cell>
          <table:table-cell office:value-type="float" office:value="0.05" calcext:value-type="float">
            <text:p>0.05</text:p>
          </table:table-cell>
          <table:table-cell office:value-type="float" office:value="0.0565" calcext:value-type="float">
            <text:p>0.0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601" calcext:value-type="float">
            <text:p>0.19601</text:p>
          </table:table-cell>
          <table:table-cell office:value-type="string" calcext:value-type="string">
            <text:p/>
          </table:table-cell>
          <table:table-cell office:value-type="float" office:value="0.0566" calcext:value-type="float">
            <text:p>0.0566</text:p>
          </table:table-cell>
          <table:table-cell office:value-type="float" office:value="0.05" calcext:value-type="float">
            <text:p>0.0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76" calcext:value-type="float">
            <text:p>0.19576</text:p>
          </table:table-cell>
          <table:table-cell office:value-type="string" calcext:value-type="string">
            <text:p/>
          </table:table-cell>
          <table:table-cell office:value-type="float" office:value="0.0567" calcext:value-type="float">
            <text:p>0.0567</text:p>
          </table:table-cell>
          <table:table-cell office:value-type="float" office:value="0.05" calcext:value-type="float">
            <text:p>0.05</text:p>
          </table:table-cell>
          <table:table-cell office:value-type="float" office:value="0.0567" calcext:value-type="float">
            <text:p>0.0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52" calcext:value-type="float">
            <text:p>0.19552</text:p>
          </table:table-cell>
          <table:table-cell office:value-type="string" calcext:value-type="string">
            <text:p/>
          </table:table-cell>
          <table:table-cell office:value-type="float" office:value="0.0568" calcext:value-type="float">
            <text:p>0.0568</text:p>
          </table:table-cell>
          <table:table-cell office:value-type="float" office:value="0.05" calcext:value-type="float">
            <text:p>0.05</text:p>
          </table:table-cell>
          <table:table-cell office:value-type="float" office:value="0.0568" calcext:value-type="float">
            <text:p>0.0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27" calcext:value-type="float">
            <text:p>0.19527</text:p>
          </table:table-cell>
          <table:table-cell office:value-type="string" calcext:value-type="string">
            <text:p/>
          </table:table-cell>
          <table:table-cell office:value-type="float" office:value="0.0569" calcext:value-type="float">
            <text:p>0.0569</text:p>
          </table:table-cell>
          <table:table-cell office:value-type="float" office:value="0.05" calcext:value-type="float">
            <text:p>0.05</text:p>
          </table:table-cell>
          <table:table-cell office:value-type="float" office:value="0.0569" calcext:value-type="float">
            <text:p>0.0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03" calcext:value-type="float">
            <text:p>0.19503</text:p>
          </table:table-cell>
          <table:table-cell office:value-type="string" calcext:value-type="string">
            <text:p/>
          </table:table-cell>
          <table:table-cell office:value-type="float" office:value="0.057" calcext:value-type="float">
            <text:p>0.057</text:p>
          </table:table-cell>
          <table:table-cell office:value-type="float" office:value="0.05" calcext:value-type="float">
            <text:p>0.05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479" calcext:value-type="float">
            <text:p>0.19479</text:p>
          </table:table-cell>
          <table:table-cell office:value-type="string" calcext:value-type="string">
            <text:p/>
          </table:table-cell>
          <table:table-cell office:value-type="float" office:value="0.0571" calcext:value-type="float">
            <text:p>0.0571</text:p>
          </table:table-cell>
          <table:table-cell office:value-type="float" office:value="0.05" calcext:value-type="float">
            <text:p>0.05</text:p>
          </table:table-cell>
          <table:table-cell office:value-type="float" office:value="0.0571" calcext:value-type="float">
            <text:p>0.0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454" calcext:value-type="float">
            <text:p>0.19454</text:p>
          </table:table-cell>
          <table:table-cell office:value-type="string" calcext:value-type="string">
            <text:p/>
          </table:table-cell>
          <table:table-cell office:value-type="float" office:value="0.0572" calcext:value-type="float">
            <text:p>0.0572</text:p>
          </table:table-cell>
          <table:table-cell office:value-type="float" office:value="0.05" calcext:value-type="float">
            <text:p>0.05</text:p>
          </table:table-cell>
          <table:table-cell office:value-type="float" office:value="0.0572" calcext:value-type="float">
            <text:p>0.0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43" calcext:value-type="float">
            <text:p>0.1943</text:p>
          </table:table-cell>
          <table:table-cell office:value-type="string" calcext:value-type="string">
            <text:p/>
          </table:table-cell>
          <table:table-cell office:value-type="float" office:value="0.0573" calcext:value-type="float">
            <text:p>0.0573</text:p>
          </table:table-cell>
          <table:table-cell office:value-type="float" office:value="0.05" calcext:value-type="float">
            <text:p>0.05</text:p>
          </table:table-cell>
          <table:table-cell office:value-type="float" office:value="0.0573" calcext:value-type="float">
            <text:p>0.0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405" calcext:value-type="float">
            <text:p>0.19405</text:p>
          </table:table-cell>
          <table:table-cell office:value-type="string" calcext:value-type="string">
            <text:p/>
          </table:table-cell>
          <table:table-cell office:value-type="float" office:value="0.0574" calcext:value-type="float">
            <text:p>0.0574</text:p>
          </table:table-cell>
          <table:table-cell office:value-type="float" office:value="0.05" calcext:value-type="float">
            <text:p>0.05</text:p>
          </table:table-cell>
          <table:table-cell office:value-type="float" office:value="0.0574" calcext:value-type="float">
            <text:p>0.0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381" calcext:value-type="float">
            <text:p>0.19381</text:p>
          </table:table-cell>
          <table:table-cell office:value-type="string" calcext:value-type="string">
            <text:p/>
          </table:table-cell>
          <table:table-cell office:value-type="float" office:value="0.0575" calcext:value-type="float">
            <text:p>0.0575</text:p>
          </table:table-cell>
          <table:table-cell office:value-type="float" office:value="0.05" calcext:value-type="float">
            <text:p>0.05</text:p>
          </table:table-cell>
          <table:table-cell office:value-type="float" office:value="0.0575" calcext:value-type="float">
            <text:p>0.0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357" calcext:value-type="float">
            <text:p>0.19357</text:p>
          </table:table-cell>
          <table:table-cell office:value-type="string" calcext:value-type="string">
            <text:p/>
          </table:table-cell>
          <table:table-cell office:value-type="float" office:value="0.0576" calcext:value-type="float">
            <text:p>0.0576</text:p>
          </table:table-cell>
          <table:table-cell office:value-type="float" office:value="0.05" calcext:value-type="float">
            <text:p>0.05</text:p>
          </table:table-cell>
          <table:table-cell office:value-type="float" office:value="0.0576" calcext:value-type="float">
            <text:p>0.0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332" calcext:value-type="float">
            <text:p>0.19332</text:p>
          </table:table-cell>
          <table:table-cell office:value-type="string" calcext:value-type="string">
            <text:p/>
          </table:table-cell>
          <table:table-cell office:value-type="float" office:value="0.0577" calcext:value-type="float">
            <text:p>0.0577</text:p>
          </table:table-cell>
          <table:table-cell office:value-type="float" office:value="0.05" calcext:value-type="float">
            <text:p>0.05</text:p>
          </table:table-cell>
          <table:table-cell office:value-type="float" office:value="0.0577" calcext:value-type="float">
            <text:p>0.0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308" calcext:value-type="float">
            <text:p>0.19308</text:p>
          </table:table-cell>
          <table:table-cell office:value-type="string" calcext:value-type="string">
            <text:p/>
          </table:table-cell>
          <table:table-cell office:value-type="float" office:value="0.0578" calcext:value-type="float">
            <text:p>0.0578</text:p>
          </table:table-cell>
          <table:table-cell office:value-type="float" office:value="0.05" calcext:value-type="float">
            <text:p>0.05</text:p>
          </table:table-cell>
          <table:table-cell office:value-type="float" office:value="0.0578" calcext:value-type="float">
            <text:p>0.0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83" calcext:value-type="float">
            <text:p>0.19283</text:p>
          </table:table-cell>
          <table:table-cell office:value-type="string" calcext:value-type="string">
            <text:p/>
          </table:table-cell>
          <table:table-cell office:value-type="float" office:value="0.0579" calcext:value-type="float">
            <text:p>0.0579</text:p>
          </table:table-cell>
          <table:table-cell office:value-type="float" office:value="0.05" calcext:value-type="float">
            <text:p>0.05</text:p>
          </table:table-cell>
          <table:table-cell office:value-type="float" office:value="0.0579" calcext:value-type="float">
            <text:p>0.0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59" calcext:value-type="float">
            <text:p>0.19259</text:p>
          </table:table-cell>
          <table:table-cell office:value-type="string" calcext:value-type="string">
            <text:p/>
          </table:table-cell>
          <table:table-cell office:value-type="float" office:value="0.058" calcext:value-type="float">
            <text:p>0.058</text:p>
          </table:table-cell>
          <table:table-cell office:value-type="float" office:value="0.05" calcext:value-type="float">
            <text:p>0.05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34" calcext:value-type="float">
            <text:p>0.19234</text:p>
          </table:table-cell>
          <table:table-cell office:value-type="string" calcext:value-type="string">
            <text:p/>
          </table:table-cell>
          <table:table-cell office:value-type="float" office:value="0.0581" calcext:value-type="float">
            <text:p>0.0581</text:p>
          </table:table-cell>
          <table:table-cell office:value-type="float" office:value="0.05" calcext:value-type="float">
            <text:p>0.05</text:p>
          </table:table-cell>
          <table:table-cell office:value-type="float" office:value="0.0581" calcext:value-type="float">
            <text:p>0.0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1" calcext:value-type="float">
            <text:p>0.1921</text:p>
          </table:table-cell>
          <table:table-cell office:value-type="string" calcext:value-type="string">
            <text:p/>
          </table:table-cell>
          <table:table-cell office:value-type="float" office:value="0.0582" calcext:value-type="float">
            <text:p>0.0582</text:p>
          </table:table-cell>
          <table:table-cell office:value-type="float" office:value="0.05" calcext:value-type="float">
            <text:p>0.05</text:p>
          </table:table-cell>
          <table:table-cell office:value-type="float" office:value="0.0582" calcext:value-type="float">
            <text:p>0.0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186" calcext:value-type="float">
            <text:p>0.19186</text:p>
          </table:table-cell>
          <table:table-cell office:value-type="string" calcext:value-type="string">
            <text:p/>
          </table:table-cell>
          <table:table-cell office:value-type="float" office:value="0.0583" calcext:value-type="float">
            <text:p>0.0583</text:p>
          </table:table-cell>
          <table:table-cell office:value-type="float" office:value="0.05" calcext:value-type="float">
            <text:p>0.05</text:p>
          </table:table-cell>
          <table:table-cell office:value-type="float" office:value="0.0583" calcext:value-type="float">
            <text:p>0.0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161" calcext:value-type="float">
            <text:p>0.19161</text:p>
          </table:table-cell>
          <table:table-cell office:value-type="string" calcext:value-type="string">
            <text:p/>
          </table:table-cell>
          <table:table-cell office:value-type="float" office:value="0.0584" calcext:value-type="float">
            <text:p>0.0584</text:p>
          </table:table-cell>
          <table:table-cell office:value-type="float" office:value="0.05" calcext:value-type="float">
            <text:p>0.05</text:p>
          </table:table-cell>
          <table:table-cell office:value-type="float" office:value="0.0584" calcext:value-type="float">
            <text:p>0.0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137" calcext:value-type="float">
            <text:p>0.19137</text:p>
          </table:table-cell>
          <table:table-cell office:value-type="string" calcext:value-type="string">
            <text:p/>
          </table:table-cell>
          <table:table-cell office:value-type="float" office:value="0.0585" calcext:value-type="float">
            <text:p>0.0585</text:p>
          </table:table-cell>
          <table:table-cell office:value-type="float" office:value="0.05" calcext:value-type="float">
            <text:p>0.05</text:p>
          </table:table-cell>
          <table:table-cell office:value-type="float" office:value="0.0585" calcext:value-type="float">
            <text:p>0.0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112" calcext:value-type="float">
            <text:p>0.19112</text:p>
          </table:table-cell>
          <table:table-cell office:value-type="string" calcext:value-type="string">
            <text:p/>
          </table:table-cell>
          <table:table-cell office:value-type="float" office:value="0.0586" calcext:value-type="float">
            <text:p>0.0586</text:p>
          </table:table-cell>
          <table:table-cell office:value-type="float" office:value="0.05" calcext:value-type="float">
            <text:p>0.05</text:p>
          </table:table-cell>
          <table:table-cell office:value-type="float" office:value="0.0586" calcext:value-type="float">
            <text:p>0.0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088" calcext:value-type="float">
            <text:p>0.19088</text:p>
          </table:table-cell>
          <table:table-cell office:value-type="string" calcext:value-type="string">
            <text:p/>
          </table:table-cell>
          <table:table-cell office:value-type="float" office:value="0.0587" calcext:value-type="float">
            <text:p>0.0587</text:p>
          </table:table-cell>
          <table:table-cell office:value-type="float" office:value="0.05" calcext:value-type="float">
            <text:p>0.05</text:p>
          </table:table-cell>
          <table:table-cell office:value-type="float" office:value="0.0587" calcext:value-type="float">
            <text:p>0.0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064" calcext:value-type="float">
            <text:p>0.19064</text:p>
          </table:table-cell>
          <table:table-cell office:value-type="string" calcext:value-type="string">
            <text:p/>
          </table:table-cell>
          <table:table-cell office:value-type="float" office:value="0.0588" calcext:value-type="float">
            <text:p>0.0588</text:p>
          </table:table-cell>
          <table:table-cell office:value-type="float" office:value="0.05" calcext:value-type="float">
            <text:p>0.05</text:p>
          </table:table-cell>
          <table:table-cell office:value-type="float" office:value="0.0588" calcext:value-type="float">
            <text:p>0.0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039" calcext:value-type="float">
            <text:p>0.19039</text:p>
          </table:table-cell>
          <table:table-cell office:value-type="string" calcext:value-type="string">
            <text:p/>
          </table:table-cell>
          <table:table-cell office:value-type="float" office:value="0.0589" calcext:value-type="float">
            <text:p>0.0589</text:p>
          </table:table-cell>
          <table:table-cell office:value-type="float" office:value="0.05" calcext:value-type="float">
            <text:p>0.0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015" calcext:value-type="float">
            <text:p>0.19015</text:p>
          </table:table-cell>
          <table:table-cell office:value-type="string" calcext:value-type="string">
            <text:p/>
          </table:table-cell>
          <table:table-cell office:value-type="float" office:value="0.059" calcext:value-type="float">
            <text:p>0.059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99" calcext:value-type="float">
            <text:p>0.1899</text:p>
          </table:table-cell>
          <table:table-cell office:value-type="string" calcext:value-type="string">
            <text:p/>
          </table:table-cell>
          <table:table-cell office:value-type="float" office:value="0.0591" calcext:value-type="float">
            <text:p>0.0591</text:p>
          </table:table-cell>
          <table:table-cell office:value-type="float" office:value="0.05" calcext:value-type="float">
            <text:p>0.05</text:p>
          </table:table-cell>
          <table:table-cell office:value-type="float" office:value="0.0591" calcext:value-type="float">
            <text:p>0.0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966" calcext:value-type="float">
            <text:p>0.18966</text:p>
          </table:table-cell>
          <table:table-cell office:value-type="string" calcext:value-type="string">
            <text:p/>
          </table:table-cell>
          <table:table-cell office:value-type="float" office:value="0.0592" calcext:value-type="float">
            <text:p>0.0592</text:p>
          </table:table-cell>
          <table:table-cell office:value-type="float" office:value="0.05" calcext:value-type="float">
            <text:p>0.05</text:p>
          </table:table-cell>
          <table:table-cell office:value-type="float" office:value="0.0592" calcext:value-type="float">
            <text:p>0.0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941" calcext:value-type="float">
            <text:p>0.18941</text:p>
          </table:table-cell>
          <table:table-cell office:value-type="string" calcext:value-type="string">
            <text:p/>
          </table:table-cell>
          <table:table-cell office:value-type="float" office:value="0.0593" calcext:value-type="float">
            <text:p>0.0593</text:p>
          </table:table-cell>
          <table:table-cell office:value-type="float" office:value="0.05" calcext:value-type="float">
            <text:p>0.05</text:p>
          </table:table-cell>
          <table:table-cell office:value-type="float" office:value="0.0593" calcext:value-type="float">
            <text:p>0.0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917" calcext:value-type="float">
            <text:p>0.18917</text:p>
          </table:table-cell>
          <table:table-cell office:value-type="string" calcext:value-type="string">
            <text:p/>
          </table:table-cell>
          <table:table-cell office:value-type="float" office:value="0.0594" calcext:value-type="float">
            <text:p>0.0594</text:p>
          </table:table-cell>
          <table:table-cell office:value-type="float" office:value="0.05" calcext:value-type="float">
            <text:p>0.05</text:p>
          </table:table-cell>
          <table:table-cell office:value-type="float" office:value="0.0594" calcext:value-type="float">
            <text:p>0.0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893" calcext:value-type="float">
            <text:p>0.18893</text:p>
          </table:table-cell>
          <table:table-cell office:value-type="string" calcext:value-type="string">
            <text:p/>
          </table:table-cell>
          <table:table-cell office:value-type="float" office:value="0.0595" calcext:value-type="float">
            <text:p>0.0595</text:p>
          </table:table-cell>
          <table:table-cell office:value-type="float" office:value="0.05" calcext:value-type="float">
            <text:p>0.05</text:p>
          </table:table-cell>
          <table:table-cell office:value-type="float" office:value="0.0595" calcext:value-type="float">
            <text:p>0.0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868" calcext:value-type="float">
            <text:p>0.18868</text:p>
          </table:table-cell>
          <table:table-cell office:value-type="string" calcext:value-type="string">
            <text:p/>
          </table:table-cell>
          <table:table-cell office:value-type="float" office:value="0.0596" calcext:value-type="float">
            <text:p>0.0596</text:p>
          </table:table-cell>
          <table:table-cell office:value-type="float" office:value="0.05" calcext:value-type="float">
            <text:p>0.05</text:p>
          </table:table-cell>
          <table:table-cell office:value-type="float" office:value="0.0596" calcext:value-type="float">
            <text:p>0.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844" calcext:value-type="float">
            <text:p>0.18844</text:p>
          </table:table-cell>
          <table:table-cell office:value-type="string" calcext:value-type="string">
            <text:p/>
          </table:table-cell>
          <table:table-cell office:value-type="float" office:value="0.0597" calcext:value-type="float">
            <text:p>0.0597</text:p>
          </table:table-cell>
          <table:table-cell office:value-type="float" office:value="0.05" calcext:value-type="float">
            <text:p>0.05</text:p>
          </table:table-cell>
          <table:table-cell office:value-type="float" office:value="0.0597" calcext:value-type="float">
            <text:p>0.0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819" calcext:value-type="float">
            <text:p>0.18819</text:p>
          </table:table-cell>
          <table:table-cell office:value-type="string" calcext:value-type="string">
            <text:p/>
          </table:table-cell>
          <table:table-cell office:value-type="float" office:value="0.0598" calcext:value-type="float">
            <text:p>0.0598</text:p>
          </table:table-cell>
          <table:table-cell office:value-type="float" office:value="0.05" calcext:value-type="float">
            <text:p>0.05</text:p>
          </table:table-cell>
          <table:table-cell office:value-type="float" office:value="0.0598" calcext:value-type="float">
            <text:p>0.0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795" calcext:value-type="float">
            <text:p>0.18795</text:p>
          </table:table-cell>
          <table:table-cell office:value-type="string" calcext:value-type="string">
            <text:p/>
          </table:table-cell>
          <table:table-cell office:value-type="float" office:value="0.0599" calcext:value-type="float">
            <text:p>0.0599</text:p>
          </table:table-cell>
          <table:table-cell office:value-type="float" office:value="0.05" calcext:value-type="float">
            <text:p>0.05</text:p>
          </table:table-cell>
          <table:table-cell office:value-type="float" office:value="0.0599" calcext:value-type="float">
            <text:p>0.0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77" calcext:value-type="float">
            <text:p>0.1877</text:p>
          </table:table-cell>
          <table:table-cell office:value-type="string" calcext:value-type="string">
            <text:p/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746" calcext:value-type="float">
            <text:p>0.18746</text:p>
          </table:table-cell>
          <table:table-cell office:value-type="string" calcext:value-type="string">
            <text:p/>
          </table:table-cell>
          <table:table-cell office:value-type="float" office:value="0.0601" calcext:value-type="float">
            <text:p>0.0601</text:p>
          </table:table-cell>
          <table:table-cell office:value-type="float" office:value="0.05" calcext:value-type="float">
            <text:p>0.05</text:p>
          </table:table-cell>
          <table:table-cell office:value-type="float" office:value="0.0601" calcext:value-type="float">
            <text:p>0.0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722" calcext:value-type="float">
            <text:p>0.18722</text:p>
          </table:table-cell>
          <table:table-cell office:value-type="string" calcext:value-type="string">
            <text:p/>
          </table:table-cell>
          <table:table-cell office:value-type="float" office:value="0.0602" calcext:value-type="float">
            <text:p>0.0602</text:p>
          </table:table-cell>
          <table:table-cell office:value-type="float" office:value="0.05" calcext:value-type="float">
            <text:p>0.05</text:p>
          </table:table-cell>
          <table:table-cell office:value-type="float" office:value="0.0602" calcext:value-type="float">
            <text:p>0.0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697" calcext:value-type="float">
            <text:p>0.18697</text:p>
          </table:table-cell>
          <table:table-cell office:value-type="string" calcext:value-type="string">
            <text:p/>
          </table:table-cell>
          <table:table-cell office:value-type="float" office:value="0.0603" calcext:value-type="float">
            <text:p>0.06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03" calcext:value-type="float">
            <text:p>0.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673" calcext:value-type="float">
            <text:p>0.18673</text:p>
          </table:table-cell>
          <table:table-cell office:value-type="string" calcext:value-type="string">
            <text:p/>
          </table:table-cell>
          <table:table-cell office:value-type="float" office:value="0.0604" calcext:value-type="float">
            <text:p>0.06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04" calcext:value-type="float">
            <text:p>0.0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648" calcext:value-type="float">
            <text:p>0.18648</text:p>
          </table:table-cell>
          <table:table-cell office:value-type="string" calcext:value-type="string">
            <text:p/>
          </table:table-cell>
          <table:table-cell office:value-type="float" office:value="0.0605" calcext:value-type="float">
            <text:p>0.0605</text:p>
          </table:table-cell>
          <table:table-cell office:value-type="float" office:value="0.05" calcext:value-type="float">
            <text:p>0.05</text:p>
          </table:table-cell>
          <table:table-cell office:value-type="float" office:value="0.0605" calcext:value-type="float">
            <text:p>0.0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597" calcext:value-type="float">
            <text:p>0.18597</text:p>
          </table:table-cell>
          <table:table-cell office:value-type="string" calcext:value-type="string">
            <text:p/>
          </table:table-cell>
          <table:table-cell office:value-type="float" office:value="0.0606" calcext:value-type="float">
            <text:p>0.06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06" calcext:value-type="float">
            <text:p>0.0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536" calcext:value-type="float">
            <text:p>0.18536</text:p>
          </table:table-cell>
          <table:table-cell office:value-type="string" calcext:value-type="string">
            <text:p/>
          </table:table-cell>
          <table:table-cell office:value-type="float" office:value="0.0607" calcext:value-type="float">
            <text:p>0.06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07" calcext:value-type="float">
            <text:p>0.0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476" calcext:value-type="float">
            <text:p>0.18476</text:p>
          </table:table-cell>
          <table:table-cell office:value-type="string" calcext:value-type="string">
            <text:p/>
          </table:table-cell>
          <table:table-cell office:value-type="float" office:value="0.0608" calcext:value-type="float">
            <text:p>0.0608</text:p>
          </table:table-cell>
          <table:table-cell office:value-type="float" office:value="0.05" calcext:value-type="float">
            <text:p>0.05</text:p>
          </table:table-cell>
          <table:table-cell office:value-type="float" office:value="0.0608" calcext:value-type="float">
            <text:p>0.0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415" calcext:value-type="float">
            <text:p>0.18415</text:p>
          </table:table-cell>
          <table:table-cell office:value-type="string" calcext:value-type="string">
            <text:p/>
          </table:table-cell>
          <table:table-cell office:value-type="float" office:value="0.0609" calcext:value-type="float">
            <text:p>0.0609</text:p>
          </table:table-cell>
          <table:table-cell office:value-type="float" office:value="0.05" calcext:value-type="float">
            <text:p>0.05</text:p>
          </table:table-cell>
          <table:table-cell office:value-type="float" office:value="0.0609" calcext:value-type="float">
            <text:p>0.0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354" calcext:value-type="float">
            <text:p>0.18354</text:p>
          </table:table-cell>
          <table:table-cell office:value-type="string" calcext:value-type="string">
            <text:p/>
          </table:table-cell>
          <table:table-cell office:value-type="float" office:value="0.061" calcext:value-type="float">
            <text:p>0.061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293" calcext:value-type="float">
            <text:p>0.18293</text:p>
          </table:table-cell>
          <table:table-cell office:value-type="string" calcext:value-type="string">
            <text:p/>
          </table:table-cell>
          <table:table-cell office:value-type="float" office:value="0.0611" calcext:value-type="float">
            <text:p>0.0611</text:p>
          </table:table-cell>
          <table:table-cell office:value-type="float" office:value="0.05" calcext:value-type="float">
            <text:p>0.05</text:p>
          </table:table-cell>
          <table:table-cell office:value-type="float" office:value="0.0611" calcext:value-type="float">
            <text:p>0.0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232" calcext:value-type="float">
            <text:p>0.18232</text:p>
          </table:table-cell>
          <table:table-cell office:value-type="string" calcext:value-type="string">
            <text:p/>
          </table:table-cell>
          <table:table-cell office:value-type="float" office:value="0.0612" calcext:value-type="float">
            <text:p>0.0612</text:p>
          </table:table-cell>
          <table:table-cell office:value-type="float" office:value="0.05" calcext:value-type="float">
            <text:p>0.05</text:p>
          </table:table-cell>
          <table:table-cell office:value-type="float" office:value="0.0612" calcext:value-type="float">
            <text:p>0.0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172" calcext:value-type="float">
            <text:p>0.18172</text:p>
          </table:table-cell>
          <table:table-cell office:value-type="string" calcext:value-type="string">
            <text:p/>
          </table:table-cell>
          <table:table-cell office:value-type="float" office:value="0.0613" calcext:value-type="float">
            <text:p>0.0613</text:p>
          </table:table-cell>
          <table:table-cell office:value-type="float" office:value="0.05" calcext:value-type="float">
            <text:p>0.05</text:p>
          </table:table-cell>
          <table:table-cell office:value-type="float" office:value="0.0613" calcext:value-type="float">
            <text:p>0.0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111" calcext:value-type="float">
            <text:p>0.18111</text:p>
          </table:table-cell>
          <table:table-cell office:value-type="string" calcext:value-type="string">
            <text:p/>
          </table:table-cell>
          <table:table-cell office:value-type="float" office:value="0.0614" calcext:value-type="float">
            <text:p>0.0614</text:p>
          </table:table-cell>
          <table:table-cell office:value-type="float" office:value="0.05" calcext:value-type="float">
            <text:p>0.05</text:p>
          </table:table-cell>
          <table:table-cell office:value-type="float" office:value="0.0614" calcext:value-type="float">
            <text:p>0.0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05" calcext:value-type="float">
            <text:p>0.1805</text:p>
          </table:table-cell>
          <table:table-cell office:value-type="string" calcext:value-type="string">
            <text:p/>
          </table:table-cell>
          <table:table-cell office:value-type="float" office:value="0.0615" calcext:value-type="float">
            <text:p>0.0615</text:p>
          </table:table-cell>
          <table:table-cell office:value-type="float" office:value="0.05" calcext:value-type="float">
            <text:p>0.05</text:p>
          </table:table-cell>
          <table:table-cell office:value-type="float" office:value="0.0615" calcext:value-type="float">
            <text:p>0.0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989" calcext:value-type="float">
            <text:p>0.17989</text:p>
          </table:table-cell>
          <table:table-cell office:value-type="string" calcext:value-type="string">
            <text:p/>
          </table:table-cell>
          <table:table-cell office:value-type="float" office:value="0.0616" calcext:value-type="float">
            <text:p>0.0616</text:p>
          </table:table-cell>
          <table:table-cell office:value-type="float" office:value="0.05" calcext:value-type="float">
            <text:p>0.05</text:p>
          </table:table-cell>
          <table:table-cell office:value-type="float" office:value="0.0616" calcext:value-type="float">
            <text:p>0.0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928" calcext:value-type="float">
            <text:p>0.17928</text:p>
          </table:table-cell>
          <table:table-cell office:value-type="string" calcext:value-type="string">
            <text:p/>
          </table:table-cell>
          <table:table-cell office:value-type="float" office:value="0.0617" calcext:value-type="float">
            <text:p>0.0617</text:p>
          </table:table-cell>
          <table:table-cell office:value-type="float" office:value="0.05" calcext:value-type="float">
            <text:p>0.05</text:p>
          </table:table-cell>
          <table:table-cell office:value-type="float" office:value="0.0617" calcext:value-type="float">
            <text:p>0.0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68" calcext:value-type="float">
            <text:p>0.17868</text:p>
          </table:table-cell>
          <table:table-cell office:value-type="string" calcext:value-type="string">
            <text:p/>
          </table:table-cell>
          <table:table-cell office:value-type="float" office:value="0.0618" calcext:value-type="float">
            <text:p>0.0618</text:p>
          </table:table-cell>
          <table:table-cell office:value-type="float" office:value="0.05" calcext:value-type="float">
            <text:p>0.05</text:p>
          </table:table-cell>
          <table:table-cell office:value-type="float" office:value="0.0618" calcext:value-type="float">
            <text:p>0.0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7" calcext:value-type="float">
            <text:p>0.17807</text:p>
          </table:table-cell>
          <table:table-cell office:value-type="string" calcext:value-type="string">
            <text:p/>
          </table:table-cell>
          <table:table-cell office:value-type="float" office:value="0.0619" calcext:value-type="float">
            <text:p>0.06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19" calcext:value-type="float">
            <text:p>0.0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746" calcext:value-type="float">
            <text:p>0.17746</text:p>
          </table:table-cell>
          <table:table-cell office:value-type="string" calcext:value-type="string">
            <text:p/>
          </table:table-cell>
          <table:table-cell office:value-type="float" office:value="0.062" calcext:value-type="float">
            <text:p>0.062</text:p>
          </table:table-cell>
          <table:table-cell office:value-type="float" office:value="0.05" calcext:value-type="float">
            <text:p>0.05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685" calcext:value-type="float">
            <text:p>0.17685</text:p>
          </table:table-cell>
          <table:table-cell office:value-type="string" calcext:value-type="string">
            <text:p/>
          </table:table-cell>
          <table:table-cell office:value-type="float" office:value="0.0621" calcext:value-type="float">
            <text:p>0.0621</text:p>
          </table:table-cell>
          <table:table-cell office:value-type="float" office:value="0.05" calcext:value-type="float">
            <text:p>0.05</text:p>
          </table:table-cell>
          <table:table-cell office:value-type="float" office:value="0.0621" calcext:value-type="float">
            <text:p>0.0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624" calcext:value-type="float">
            <text:p>0.17624</text:p>
          </table:table-cell>
          <table:table-cell office:value-type="string" calcext:value-type="string">
            <text:p/>
          </table:table-cell>
          <table:table-cell office:value-type="float" office:value="0.0622" calcext:value-type="float">
            <text:p>0.0622</text:p>
          </table:table-cell>
          <table:table-cell office:value-type="float" office:value="0.05" calcext:value-type="float">
            <text:p>0.05</text:p>
          </table:table-cell>
          <table:table-cell office:value-type="float" office:value="0.0622" calcext:value-type="float">
            <text:p>0.0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64" calcext:value-type="float">
            <text:p>0.17564</text:p>
          </table:table-cell>
          <table:table-cell office:value-type="string" calcext:value-type="string">
            <text:p/>
          </table:table-cell>
          <table:table-cell office:value-type="float" office:value="0.0623" calcext:value-type="float">
            <text:p>0.0623</text:p>
          </table:table-cell>
          <table:table-cell office:value-type="float" office:value="0.05" calcext:value-type="float">
            <text:p>0.05</text:p>
          </table:table-cell>
          <table:table-cell office:value-type="float" office:value="0.0623" calcext:value-type="float">
            <text:p>0.0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03" calcext:value-type="float">
            <text:p>0.17503</text:p>
          </table:table-cell>
          <table:table-cell office:value-type="string" calcext:value-type="string">
            <text:p/>
          </table:table-cell>
          <table:table-cell office:value-type="float" office:value="0.0624" calcext:value-type="float">
            <text:p>0.0624</text:p>
          </table:table-cell>
          <table:table-cell office:value-type="float" office:value="0.05" calcext:value-type="float">
            <text:p>0.05</text:p>
          </table:table-cell>
          <table:table-cell office:value-type="float" office:value="0.0624" calcext:value-type="float">
            <text:p>0.0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442" calcext:value-type="float">
            <text:p>0.17442</text:p>
          </table:table-cell>
          <table:table-cell office:value-type="string" calcext:value-type="string">
            <text:p/>
          </table:table-cell>
          <table:table-cell office:value-type="float" office:value="0.0625" calcext:value-type="float">
            <text:p>0.0625</text:p>
          </table:table-cell>
          <table:table-cell office:value-type="float" office:value="0.05" calcext:value-type="float">
            <text:p>0.0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381" calcext:value-type="float">
            <text:p>0.17381</text:p>
          </table:table-cell>
          <table:table-cell office:value-type="string" calcext:value-type="string">
            <text:p/>
          </table:table-cell>
          <table:table-cell office:value-type="float" office:value="0.0626" calcext:value-type="float">
            <text:p>0.0626</text:p>
          </table:table-cell>
          <table:table-cell office:value-type="float" office:value="0.05" calcext:value-type="float">
            <text:p>0.05</text:p>
          </table:table-cell>
          <table:table-cell office:value-type="float" office:value="0.0626" calcext:value-type="float">
            <text:p>0.0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32" calcext:value-type="float">
            <text:p>0.1732</text:p>
          </table:table-cell>
          <table:table-cell office:value-type="string" calcext:value-type="string">
            <text:p/>
          </table:table-cell>
          <table:table-cell office:value-type="float" office:value="0.0627" calcext:value-type="float">
            <text:p>0.0627</text:p>
          </table:table-cell>
          <table:table-cell office:value-type="float" office:value="0.05" calcext:value-type="float">
            <text:p>0.05</text:p>
          </table:table-cell>
          <table:table-cell office:value-type="float" office:value="0.0627" calcext:value-type="float">
            <text:p>0.0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26" calcext:value-type="float">
            <text:p>0.1726</text:p>
          </table:table-cell>
          <table:table-cell office:value-type="string" calcext:value-type="string">
            <text:p/>
          </table:table-cell>
          <table:table-cell office:value-type="float" office:value="0.0628" calcext:value-type="float">
            <text:p>0.0628</text:p>
          </table:table-cell>
          <table:table-cell office:value-type="float" office:value="0.05" calcext:value-type="float">
            <text:p>0.05</text:p>
          </table:table-cell>
          <table:table-cell office:value-type="float" office:value="0.0628" calcext:value-type="float">
            <text:p>0.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199" calcext:value-type="float">
            <text:p>0.17199</text:p>
          </table:table-cell>
          <table:table-cell office:value-type="string" calcext:value-type="string">
            <text:p/>
          </table:table-cell>
          <table:table-cell office:value-type="float" office:value="0.0629" calcext:value-type="float">
            <text:p>0.0629</text:p>
          </table:table-cell>
          <table:table-cell office:value-type="float" office:value="0.05" calcext:value-type="float">
            <text:p>0.05</text:p>
          </table:table-cell>
          <table:table-cell office:value-type="float" office:value="0.0629" calcext:value-type="float">
            <text:p>0.0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138" calcext:value-type="float">
            <text:p>0.17138</text:p>
          </table:table-cell>
          <table:table-cell office:value-type="string" calcext:value-type="string">
            <text:p/>
          </table:table-cell>
          <table:table-cell office:value-type="float" office:value="0.063" calcext:value-type="float">
            <text:p>0.063</text:p>
          </table:table-cell>
          <table:table-cell office:value-type="float" office:value="0.05" calcext:value-type="float">
            <text:p>0.05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077" calcext:value-type="float">
            <text:p>0.17077</text:p>
          </table:table-cell>
          <table:table-cell office:value-type="string" calcext:value-type="string">
            <text:p/>
          </table:table-cell>
          <table:table-cell office:value-type="float" office:value="0.0631" calcext:value-type="float">
            <text:p>0.0631</text:p>
          </table:table-cell>
          <table:table-cell office:value-type="float" office:value="0.05" calcext:value-type="float">
            <text:p>0.05</text:p>
          </table:table-cell>
          <table:table-cell office:value-type="float" office:value="0.0631" calcext:value-type="float">
            <text:p>0.0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016" calcext:value-type="float">
            <text:p>0.17016</text:p>
          </table:table-cell>
          <table:table-cell office:value-type="string" calcext:value-type="string">
            <text:p/>
          </table:table-cell>
          <table:table-cell office:value-type="float" office:value="0.0632" calcext:value-type="float">
            <text:p>0.0632</text:p>
          </table:table-cell>
          <table:table-cell office:value-type="float" office:value="0.05" calcext:value-type="float">
            <text:p>0.05</text:p>
          </table:table-cell>
          <table:table-cell office:value-type="float" office:value="0.0632" calcext:value-type="float">
            <text:p>0.0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956" calcext:value-type="float">
            <text:p>0.16956</text:p>
          </table:table-cell>
          <table:table-cell office:value-type="string" calcext:value-type="string">
            <text:p/>
          </table:table-cell>
          <table:table-cell office:value-type="float" office:value="0.0633" calcext:value-type="float">
            <text:p>0.0633</text:p>
          </table:table-cell>
          <table:table-cell office:value-type="float" office:value="0.05" calcext:value-type="float">
            <text:p>0.05</text:p>
          </table:table-cell>
          <table:table-cell office:value-type="float" office:value="0.0633" calcext:value-type="float">
            <text:p>0.0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95" calcext:value-type="float">
            <text:p>0.16895</text:p>
          </table:table-cell>
          <table:table-cell office:value-type="string" calcext:value-type="string">
            <text:p/>
          </table:table-cell>
          <table:table-cell office:value-type="float" office:value="0.0634" calcext:value-type="float">
            <text:p>0.0634</text:p>
          </table:table-cell>
          <table:table-cell office:value-type="float" office:value="0.05" calcext:value-type="float">
            <text:p>0.05</text:p>
          </table:table-cell>
          <table:table-cell office:value-type="float" office:value="0.0634" calcext:value-type="float">
            <text:p>0.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34" calcext:value-type="float">
            <text:p>0.16834</text:p>
          </table:table-cell>
          <table:table-cell office:value-type="string" calcext:value-type="string">
            <text:p/>
          </table:table-cell>
          <table:table-cell office:value-type="float" office:value="0.0635" calcext:value-type="float">
            <text:p>0.0635</text:p>
          </table:table-cell>
          <table:table-cell office:value-type="float" office:value="0.05" calcext:value-type="float">
            <text:p>0.05</text:p>
          </table:table-cell>
          <table:table-cell office:value-type="float" office:value="0.0635" calcext:value-type="float">
            <text:p>0.0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773" calcext:value-type="float">
            <text:p>0.16773</text:p>
          </table:table-cell>
          <table:table-cell office:value-type="string" calcext:value-type="string">
            <text:p/>
          </table:table-cell>
          <table:table-cell office:value-type="float" office:value="0.0636" calcext:value-type="float">
            <text:p>0.0636</text:p>
          </table:table-cell>
          <table:table-cell office:value-type="float" office:value="0.05" calcext:value-type="float">
            <text:p>0.05</text:p>
          </table:table-cell>
          <table:table-cell office:value-type="float" office:value="0.0636" calcext:value-type="float">
            <text:p>0.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713" calcext:value-type="float">
            <text:p>0.16713</text:p>
          </table:table-cell>
          <table:table-cell office:value-type="string" calcext:value-type="string">
            <text:p/>
          </table:table-cell>
          <table:table-cell office:value-type="float" office:value="0.0637" calcext:value-type="float">
            <text:p>0.0637</text:p>
          </table:table-cell>
          <table:table-cell office:value-type="float" office:value="0.05" calcext:value-type="float">
            <text:p>0.05</text:p>
          </table:table-cell>
          <table:table-cell office:value-type="float" office:value="0.0637" calcext:value-type="float">
            <text:p>0.0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652" calcext:value-type="float">
            <text:p>0.16652</text:p>
          </table:table-cell>
          <table:table-cell office:value-type="string" calcext:value-type="string">
            <text:p/>
          </table:table-cell>
          <table:table-cell office:value-type="float" office:value="0.0638" calcext:value-type="float">
            <text:p>0.0638</text:p>
          </table:table-cell>
          <table:table-cell office:value-type="float" office:value="0.05" calcext:value-type="float">
            <text:p>0.05</text:p>
          </table:table-cell>
          <table:table-cell office:value-type="float" office:value="0.0638" calcext:value-type="float">
            <text:p>0.0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591" calcext:value-type="float">
            <text:p>0.16591</text:p>
          </table:table-cell>
          <table:table-cell office:value-type="string" calcext:value-type="string">
            <text:p/>
          </table:table-cell>
          <table:table-cell office:value-type="float" office:value="0.0639" calcext:value-type="float">
            <text:p>0.0639</text:p>
          </table:table-cell>
          <table:table-cell office:value-type="float" office:value="0.05" calcext:value-type="float">
            <text:p>0.05</text:p>
          </table:table-cell>
          <table:table-cell office:value-type="float" office:value="0.0639" calcext:value-type="float">
            <text:p>0.0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53" calcext:value-type="float">
            <text:p>0.1653</text:p>
          </table:table-cell>
          <table:table-cell office:value-type="string" calcext:value-type="string">
            <text:p/>
          </table:table-cell>
          <table:table-cell office:value-type="float" office:value="0.064" calcext:value-type="float">
            <text:p>0.064</text:p>
          </table:table-cell>
          <table:table-cell office:value-type="float" office:value="0.05" calcext:value-type="float">
            <text:p>0.05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469" calcext:value-type="float">
            <text:p>0.16469</text:p>
          </table:table-cell>
          <table:table-cell office:value-type="string" calcext:value-type="string">
            <text:p/>
          </table:table-cell>
          <table:table-cell office:value-type="float" office:value="0.0641" calcext:value-type="float">
            <text:p>0.0641</text:p>
          </table:table-cell>
          <table:table-cell office:value-type="float" office:value="0.05" calcext:value-type="float">
            <text:p>0.05</text:p>
          </table:table-cell>
          <table:table-cell office:value-type="float" office:value="0.0641" calcext:value-type="float">
            <text:p>0.0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409" calcext:value-type="float">
            <text:p>0.16409</text:p>
          </table:table-cell>
          <table:table-cell office:value-type="string" calcext:value-type="string">
            <text:p/>
          </table:table-cell>
          <table:table-cell office:value-type="float" office:value="0.0642" calcext:value-type="float">
            <text:p>0.0642</text:p>
          </table:table-cell>
          <table:table-cell office:value-type="float" office:value="0.05" calcext:value-type="float">
            <text:p>0.05</text:p>
          </table:table-cell>
          <table:table-cell office:value-type="float" office:value="0.0642" calcext:value-type="float">
            <text:p>0.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348" calcext:value-type="float">
            <text:p>0.16348</text:p>
          </table:table-cell>
          <table:table-cell office:value-type="string" calcext:value-type="string">
            <text:p/>
          </table:table-cell>
          <table:table-cell office:value-type="float" office:value="0.0643" calcext:value-type="float">
            <text:p>0.0643</text:p>
          </table:table-cell>
          <table:table-cell office:value-type="float" office:value="0.05" calcext:value-type="float">
            <text:p>0.05</text:p>
          </table:table-cell>
          <table:table-cell office:value-type="float" office:value="0.0643" calcext:value-type="float">
            <text:p>0.0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287" calcext:value-type="float">
            <text:p>0.16287</text:p>
          </table:table-cell>
          <table:table-cell office:value-type="string" calcext:value-type="string">
            <text:p/>
          </table:table-cell>
          <table:table-cell office:value-type="float" office:value="0.0644" calcext:value-type="float">
            <text:p>0.0644</text:p>
          </table:table-cell>
          <table:table-cell office:value-type="float" office:value="0.05" calcext:value-type="float">
            <text:p>0.05</text:p>
          </table:table-cell>
          <table:table-cell office:value-type="float" office:value="0.0644" calcext:value-type="float">
            <text:p>0.0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226" calcext:value-type="float">
            <text:p>0.16226</text:p>
          </table:table-cell>
          <table:table-cell office:value-type="string" calcext:value-type="string">
            <text:p/>
          </table:table-cell>
          <table:table-cell office:value-type="float" office:value="0.0645" calcext:value-type="float">
            <text:p>0.0645</text:p>
          </table:table-cell>
          <table:table-cell office:value-type="float" office:value="0.05" calcext:value-type="float">
            <text:p>0.05</text:p>
          </table:table-cell>
          <table:table-cell office:value-type="float" office:value="0.0645" calcext:value-type="float">
            <text:p>0.0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165" calcext:value-type="float">
            <text:p>0.16165</text:p>
          </table:table-cell>
          <table:table-cell office:value-type="string" calcext:value-type="string">
            <text:p/>
          </table:table-cell>
          <table:table-cell office:value-type="float" office:value="0.0646" calcext:value-type="float">
            <text:p>0.0646</text:p>
          </table:table-cell>
          <table:table-cell office:value-type="float" office:value="0.05" calcext:value-type="float">
            <text:p>0.05</text:p>
          </table:table-cell>
          <table:table-cell office:value-type="float" office:value="0.0646" calcext:value-type="float">
            <text:p>0.0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105" calcext:value-type="float">
            <text:p>0.16105</text:p>
          </table:table-cell>
          <table:table-cell office:value-type="string" calcext:value-type="string">
            <text:p/>
          </table:table-cell>
          <table:table-cell office:value-type="float" office:value="0.0647" calcext:value-type="float">
            <text:p>0.0647</text:p>
          </table:table-cell>
          <table:table-cell office:value-type="float" office:value="0.05" calcext:value-type="float">
            <text:p>0.05</text:p>
          </table:table-cell>
          <table:table-cell office:value-type="float" office:value="0.0647" calcext:value-type="float">
            <text:p>0.0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044" calcext:value-type="float">
            <text:p>0.16044</text:p>
          </table:table-cell>
          <table:table-cell office:value-type="string" calcext:value-type="string">
            <text:p/>
          </table:table-cell>
          <table:table-cell office:value-type="float" office:value="0.0648" calcext:value-type="float">
            <text:p>0.0648</text:p>
          </table:table-cell>
          <table:table-cell office:value-type="float" office:value="0.05" calcext:value-type="float">
            <text:p>0.05</text:p>
          </table:table-cell>
          <table:table-cell office:value-type="float" office:value="0.0648" calcext:value-type="float">
            <text:p>0.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983" calcext:value-type="float">
            <text:p>0.15983</text:p>
          </table:table-cell>
          <table:table-cell office:value-type="string" calcext:value-type="string">
            <text:p/>
          </table:table-cell>
          <table:table-cell office:value-type="float" office:value="0.0649" calcext:value-type="float">
            <text:p>0.0649</text:p>
          </table:table-cell>
          <table:table-cell office:value-type="float" office:value="0.05" calcext:value-type="float">
            <text:p>0.05</text:p>
          </table:table-cell>
          <table:table-cell office:value-type="float" office:value="0.0649" calcext:value-type="float">
            <text:p>0.0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922" calcext:value-type="float">
            <text:p>0.15922</text:p>
          </table:table-cell>
          <table:table-cell office:value-type="string" calcext:value-type="string">
            <text:p/>
          </table:table-cell>
          <table:table-cell office:value-type="float" office:value="0.065" calcext:value-type="float">
            <text:p>0.065</text:p>
          </table:table-cell>
          <table:table-cell office:value-type="float" office:value="0.05" calcext:value-type="float">
            <text:p>0.05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861" calcext:value-type="float">
            <text:p>0.15861</text:p>
          </table:table-cell>
          <table:table-cell office:value-type="string" calcext:value-type="string">
            <text:p/>
          </table:table-cell>
          <table:table-cell office:value-type="float" office:value="0.0651" calcext:value-type="float">
            <text:p>0.0651</text:p>
          </table:table-cell>
          <table:table-cell office:value-type="float" office:value="0.05" calcext:value-type="float">
            <text:p>0.05</text:p>
          </table:table-cell>
          <table:table-cell office:value-type="float" office:value="0.0651" calcext:value-type="float">
            <text:p>0.0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801" calcext:value-type="float">
            <text:p>0.15801</text:p>
          </table:table-cell>
          <table:table-cell office:value-type="string" calcext:value-type="string">
            <text:p/>
          </table:table-cell>
          <table:table-cell office:value-type="float" office:value="0.0652" calcext:value-type="float">
            <text:p>0.0652</text:p>
          </table:table-cell>
          <table:table-cell office:value-type="float" office:value="0.05" calcext:value-type="float">
            <text:p>0.05</text:p>
          </table:table-cell>
          <table:table-cell office:value-type="float" office:value="0.0652" calcext:value-type="float">
            <text:p>0.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74" calcext:value-type="float">
            <text:p>0.1574</text:p>
          </table:table-cell>
          <table:table-cell office:value-type="string" calcext:value-type="string">
            <text:p/>
          </table:table-cell>
          <table:table-cell office:value-type="float" office:value="0.0653" calcext:value-type="float">
            <text:p>0.0653</text:p>
          </table:table-cell>
          <table:table-cell office:value-type="float" office:value="0.05" calcext:value-type="float">
            <text:p>0.05</text:p>
          </table:table-cell>
          <table:table-cell office:value-type="float" office:value="0.0653" calcext:value-type="float">
            <text:p>0.0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79" calcext:value-type="float">
            <text:p>0.15679</text:p>
          </table:table-cell>
          <table:table-cell office:value-type="string" calcext:value-type="string">
            <text:p/>
          </table:table-cell>
          <table:table-cell office:value-type="float" office:value="0.0654" calcext:value-type="float">
            <text:p>0.0654</text:p>
          </table:table-cell>
          <table:table-cell office:value-type="float" office:value="0.05" calcext:value-type="float">
            <text:p>0.05</text:p>
          </table:table-cell>
          <table:table-cell office:value-type="float" office:value="0.0654" calcext:value-type="float">
            <text:p>0.0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18" calcext:value-type="float">
            <text:p>0.15618</text:p>
          </table:table-cell>
          <table:table-cell office:value-type="string" calcext:value-type="string">
            <text:p/>
          </table:table-cell>
          <table:table-cell office:value-type="float" office:value="0.0655" calcext:value-type="float">
            <text:p>0.0655</text:p>
          </table:table-cell>
          <table:table-cell office:value-type="float" office:value="0.05" calcext:value-type="float">
            <text:p>0.05</text:p>
          </table:table-cell>
          <table:table-cell office:value-type="float" office:value="0.0655" calcext:value-type="float">
            <text:p>0.0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557" calcext:value-type="float">
            <text:p>0.15557</text:p>
          </table:table-cell>
          <table:table-cell office:value-type="string" calcext:value-type="string">
            <text:p/>
          </table:table-cell>
          <table:table-cell office:value-type="float" office:value="0.0656" calcext:value-type="float">
            <text:p>0.0656</text:p>
          </table:table-cell>
          <table:table-cell office:value-type="float" office:value="0.05" calcext:value-type="float">
            <text:p>0.05</text:p>
          </table:table-cell>
          <table:table-cell office:value-type="float" office:value="0.0656" calcext:value-type="float">
            <text:p>0.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97" calcext:value-type="float">
            <text:p>0.15497</text:p>
          </table:table-cell>
          <table:table-cell office:value-type="string" calcext:value-type="string">
            <text:p/>
          </table:table-cell>
          <table:table-cell office:value-type="float" office:value="0.0657" calcext:value-type="float">
            <text:p>0.0657</text:p>
          </table:table-cell>
          <table:table-cell office:value-type="float" office:value="0.05" calcext:value-type="float">
            <text:p>0.05</text:p>
          </table:table-cell>
          <table:table-cell office:value-type="float" office:value="0.0657" calcext:value-type="float">
            <text:p>0.0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31" calcext:value-type="float">
            <text:p>0.15431</text:p>
          </table:table-cell>
          <table:table-cell office:value-type="string" calcext:value-type="string">
            <text:p/>
          </table:table-cell>
          <table:table-cell office:value-type="float" office:value="0.0658" calcext:value-type="float">
            <text:p>0.0658</text:p>
          </table:table-cell>
          <table:table-cell office:value-type="float" office:value="0.05" calcext:value-type="float">
            <text:p>0.05</text:p>
          </table:table-cell>
          <table:table-cell office:value-type="float" office:value="0.0658" calcext:value-type="float">
            <text:p>0.0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32" calcext:value-type="float">
            <text:p>0.1532</text:p>
          </table:table-cell>
          <table:table-cell office:value-type="string" calcext:value-type="string">
            <text:p/>
          </table:table-cell>
          <table:table-cell office:value-type="float" office:value="0.0659" calcext:value-type="float">
            <text:p>0.0659</text:p>
          </table:table-cell>
          <table:table-cell office:value-type="float" office:value="0.05" calcext:value-type="float">
            <text:p>0.0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21" calcext:value-type="float">
            <text:p>0.1521</text:p>
          </table:table-cell>
          <table:table-cell office:value-type="string" calcext:value-type="string">
            <text:p/>
          </table:table-cell>
          <table:table-cell office:value-type="float" office:value="0.066" calcext:value-type="float">
            <text:p>0.066</text:p>
          </table:table-cell>
          <table:table-cell office:value-type="float" office:value="0.05" calcext:value-type="float">
            <text:p>0.05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string" calcext:value-type="string">
            <text:p/>
          </table:table-cell>
          <table:table-cell office:value-type="float" office:value="0.0661" calcext:value-type="float">
            <text:p>0.0661</text:p>
          </table:table-cell>
          <table:table-cell office:value-type="float" office:value="0.05" calcext:value-type="float">
            <text:p>0.05</text:p>
          </table:table-cell>
          <table:table-cell office:value-type="float" office:value="0.0661" calcext:value-type="float">
            <text:p>0.0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989" calcext:value-type="float">
            <text:p>0.14989</text:p>
          </table:table-cell>
          <table:table-cell office:value-type="string" calcext:value-type="string">
            <text:p/>
          </table:table-cell>
          <table:table-cell office:value-type="float" office:value="0.0662" calcext:value-type="float">
            <text:p>0.0662</text:p>
          </table:table-cell>
          <table:table-cell office:value-type="float" office:value="0.05" calcext:value-type="float">
            <text:p>0.05</text:p>
          </table:table-cell>
          <table:table-cell office:value-type="float" office:value="0.0662" calcext:value-type="float">
            <text:p>0.0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879" calcext:value-type="float">
            <text:p>0.14879</text:p>
          </table:table-cell>
          <table:table-cell office:value-type="string" calcext:value-type="string">
            <text:p/>
          </table:table-cell>
          <table:table-cell office:value-type="float" office:value="0.0663" calcext:value-type="float">
            <text:p>0.0663</text:p>
          </table:table-cell>
          <table:table-cell office:value-type="float" office:value="0.05" calcext:value-type="float">
            <text:p>0.05</text:p>
          </table:table-cell>
          <table:table-cell office:value-type="float" office:value="0.0663" calcext:value-type="float">
            <text:p>0.0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769" calcext:value-type="float">
            <text:p>0.14769</text:p>
          </table:table-cell>
          <table:table-cell office:value-type="string" calcext:value-type="string">
            <text:p/>
          </table:table-cell>
          <table:table-cell office:value-type="float" office:value="0.0664" calcext:value-type="float">
            <text:p>0.0664</text:p>
          </table:table-cell>
          <table:table-cell office:value-type="float" office:value="0.05" calcext:value-type="float">
            <text:p>0.05</text:p>
          </table:table-cell>
          <table:table-cell office:value-type="float" office:value="0.0664" calcext:value-type="float">
            <text:p>0.0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659" calcext:value-type="float">
            <text:p>0.14659</text:p>
          </table:table-cell>
          <table:table-cell office:value-type="string" calcext:value-type="string">
            <text:p/>
          </table:table-cell>
          <table:table-cell office:value-type="float" office:value="0.0665" calcext:value-type="float">
            <text:p>0.0665</text:p>
          </table:table-cell>
          <table:table-cell office:value-type="float" office:value="0.05" calcext:value-type="float">
            <text:p>0.05</text:p>
          </table:table-cell>
          <table:table-cell office:value-type="float" office:value="0.0665" calcext:value-type="float">
            <text:p>0.0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548" calcext:value-type="float">
            <text:p>0.14548</text:p>
          </table:table-cell>
          <table:table-cell office:value-type="string" calcext:value-type="string">
            <text:p/>
          </table:table-cell>
          <table:table-cell office:value-type="float" office:value="0.0666" calcext:value-type="float">
            <text:p>0.0666</text:p>
          </table:table-cell>
          <table:table-cell office:value-type="float" office:value="0.05" calcext:value-type="float">
            <text:p>0.05</text:p>
          </table:table-cell>
          <table:table-cell office:value-type="float" office:value="0.0666" calcext:value-type="float">
            <text:p>0.0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38" calcext:value-type="float">
            <text:p>0.14438</text:p>
          </table:table-cell>
          <table:table-cell office:value-type="string" calcext:value-type="string">
            <text:p/>
          </table:table-cell>
          <table:table-cell office:value-type="float" office:value="0.0667" calcext:value-type="float">
            <text:p>0.0667</text:p>
          </table:table-cell>
          <table:table-cell office:value-type="float" office:value="0.05" calcext:value-type="float">
            <text:p>0.05</text:p>
          </table:table-cell>
          <table:table-cell office:value-type="float" office:value="0.0667" calcext:value-type="float">
            <text:p>0.0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328" calcext:value-type="float">
            <text:p>0.14328</text:p>
          </table:table-cell>
          <table:table-cell office:value-type="string" calcext:value-type="string">
            <text:p/>
          </table:table-cell>
          <table:table-cell office:value-type="float" office:value="0.0668" calcext:value-type="float">
            <text:p>0.0668</text:p>
          </table:table-cell>
          <table:table-cell office:value-type="float" office:value="0.05" calcext:value-type="float">
            <text:p>0.05</text:p>
          </table:table-cell>
          <table:table-cell office:value-type="float" office:value="0.0668" calcext:value-type="float">
            <text:p>0.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217" calcext:value-type="float">
            <text:p>0.14217</text:p>
          </table:table-cell>
          <table:table-cell office:value-type="string" calcext:value-type="string">
            <text:p/>
          </table:table-cell>
          <table:table-cell office:value-type="float" office:value="0.0669" calcext:value-type="float">
            <text:p>0.0669</text:p>
          </table:table-cell>
          <table:table-cell office:value-type="float" office:value="0.05" calcext:value-type="float">
            <text:p>0.05</text:p>
          </table:table-cell>
          <table:table-cell office:value-type="float" office:value="0.0669" calcext:value-type="float">
            <text:p>0.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107" calcext:value-type="float">
            <text:p>0.14107</text:p>
          </table:table-cell>
          <table:table-cell office:value-type="string" calcext:value-type="string">
            <text:p/>
          </table:table-cell>
          <table:table-cell office:value-type="float" office:value="0.067" calcext:value-type="float">
            <text:p>0.067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997" calcext:value-type="float">
            <text:p>0.13997</text:p>
          </table:table-cell>
          <table:table-cell office:value-type="string" calcext:value-type="string">
            <text:p/>
          </table:table-cell>
          <table:table-cell office:value-type="float" office:value="0.0671" calcext:value-type="float">
            <text:p>0.067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1" calcext:value-type="float">
            <text:p>0.0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887" calcext:value-type="float">
            <text:p>0.13887</text:p>
          </table:table-cell>
          <table:table-cell office:value-type="string" calcext:value-type="string">
            <text:p/>
          </table:table-cell>
          <table:table-cell office:value-type="float" office:value="0.0672" calcext:value-type="float">
            <text:p>0.0672</text:p>
          </table:table-cell>
          <table:table-cell office:value-type="float" office:value="0.05" calcext:value-type="float">
            <text:p>0.05</text:p>
          </table:table-cell>
          <table:table-cell office:value-type="float" office:value="0.0672" calcext:value-type="float">
            <text:p>0.0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76" calcext:value-type="float">
            <text:p>0.13776</text:p>
          </table:table-cell>
          <table:table-cell office:value-type="string" calcext:value-type="string">
            <text:p/>
          </table:table-cell>
          <table:table-cell office:value-type="float" office:value="0.0673" calcext:value-type="float">
            <text:p>0.067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3" calcext:value-type="float">
            <text:p>0.0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666" calcext:value-type="float">
            <text:p>0.13666</text:p>
          </table:table-cell>
          <table:table-cell office:value-type="string" calcext:value-type="string">
            <text:p/>
          </table:table-cell>
          <table:table-cell office:value-type="float" office:value="0.0674" calcext:value-type="float">
            <text:p>0.067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4" calcext:value-type="float">
            <text:p>0.0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556" calcext:value-type="float">
            <text:p>0.13556</text:p>
          </table:table-cell>
          <table:table-cell office:value-type="string" calcext:value-type="string">
            <text:p/>
          </table:table-cell>
          <table:table-cell office:value-type="float" office:value="0.0675" calcext:value-type="float">
            <text:p>0.067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445" calcext:value-type="float">
            <text:p>0.13445</text:p>
          </table:table-cell>
          <table:table-cell office:value-type="string" calcext:value-type="string">
            <text:p/>
          </table:table-cell>
          <table:table-cell office:value-type="float" office:value="0.0676" calcext:value-type="float">
            <text:p>0.0676</text:p>
          </table:table-cell>
          <table:table-cell office:value-type="float" office:value="0.05" calcext:value-type="float">
            <text:p>0.05</text:p>
          </table:table-cell>
          <table:table-cell office:value-type="float" office:value="0.0676" calcext:value-type="float">
            <text:p>0.0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335" calcext:value-type="float">
            <text:p>0.13335</text:p>
          </table:table-cell>
          <table:table-cell office:value-type="string" calcext:value-type="string">
            <text:p/>
          </table:table-cell>
          <table:table-cell office:value-type="float" office:value="0.0677" calcext:value-type="float">
            <text:p>0.0677</text:p>
          </table:table-cell>
          <table:table-cell office:value-type="float" office:value="0.05" calcext:value-type="float">
            <text:p>0.05</text:p>
          </table:table-cell>
          <table:table-cell office:value-type="float" office:value="0.0677" calcext:value-type="float">
            <text:p>0.0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225" calcext:value-type="float">
            <text:p>0.13225</text:p>
          </table:table-cell>
          <table:table-cell office:value-type="string" calcext:value-type="string">
            <text:p/>
          </table:table-cell>
          <table:table-cell office:value-type="float" office:value="0.0678" calcext:value-type="float">
            <text:p>0.0678</text:p>
          </table:table-cell>
          <table:table-cell office:value-type="float" office:value="0.05" calcext:value-type="float">
            <text:p>0.05</text:p>
          </table:table-cell>
          <table:table-cell office:value-type="float" office:value="0.0678" calcext:value-type="float">
            <text:p>0.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115" calcext:value-type="float">
            <text:p>0.13115</text:p>
          </table:table-cell>
          <table:table-cell office:value-type="string" calcext:value-type="string">
            <text:p/>
          </table:table-cell>
          <table:table-cell office:value-type="float" office:value="0.0679" calcext:value-type="float">
            <text:p>0.067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9" calcext:value-type="float">
            <text:p>0.0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4" calcext:value-type="float">
            <text:p>0.13004</text:p>
          </table:table-cell>
          <table:table-cell office:value-type="string" calcext:value-type="string">
            <text:p/>
          </table:table-cell>
          <table:table-cell office:value-type="float" office:value="0.068" calcext:value-type="float">
            <text:p>0.068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894" calcext:value-type="float">
            <text:p>0.12894</text:p>
          </table:table-cell>
          <table:table-cell office:value-type="string" calcext:value-type="string">
            <text:p/>
          </table:table-cell>
          <table:table-cell office:value-type="float" office:value="0.0681" calcext:value-type="float">
            <text:p>0.0681</text:p>
          </table:table-cell>
          <table:table-cell office:value-type="float" office:value="0.05" calcext:value-type="float">
            <text:p>0.05</text:p>
          </table:table-cell>
          <table:table-cell office:value-type="float" office:value="0.0681" calcext:value-type="float">
            <text:p>0.0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784" calcext:value-type="float">
            <text:p>0.12784</text:p>
          </table:table-cell>
          <table:table-cell office:value-type="string" calcext:value-type="string">
            <text:p/>
          </table:table-cell>
          <table:table-cell office:value-type="float" office:value="0.0682" calcext:value-type="float">
            <text:p>0.0682</text:p>
          </table:table-cell>
          <table:table-cell office:value-type="float" office:value="0.05" calcext:value-type="float">
            <text:p>0.05</text:p>
          </table:table-cell>
          <table:table-cell office:value-type="float" office:value="0.0682" calcext:value-type="float">
            <text:p>0.0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673" calcext:value-type="float">
            <text:p>0.12673</text:p>
          </table:table-cell>
          <table:table-cell office:value-type="string" calcext:value-type="string">
            <text:p/>
          </table:table-cell>
          <table:table-cell office:value-type="float" office:value="0.0683" calcext:value-type="float">
            <text:p>0.0683</text:p>
          </table:table-cell>
          <table:table-cell office:value-type="float" office:value="0.05" calcext:value-type="float">
            <text:p>0.05</text:p>
          </table:table-cell>
          <table:table-cell office:value-type="float" office:value="0.0683" calcext:value-type="float">
            <text:p>0.0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63" calcext:value-type="float">
            <text:p>0.12563</text:p>
          </table:table-cell>
          <table:table-cell office:value-type="string" calcext:value-type="string">
            <text:p/>
          </table:table-cell>
          <table:table-cell office:value-type="float" office:value="0.0684" calcext:value-type="float">
            <text:p>0.0684</text:p>
          </table:table-cell>
          <table:table-cell office:value-type="float" office:value="0.05" calcext:value-type="float">
            <text:p>0.05</text:p>
          </table:table-cell>
          <table:table-cell office:value-type="float" office:value="0.0684" calcext:value-type="float">
            <text:p>0.0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453" calcext:value-type="float">
            <text:p>0.12453</text:p>
          </table:table-cell>
          <table:table-cell office:value-type="string" calcext:value-type="string">
            <text:p/>
          </table:table-cell>
          <table:table-cell office:value-type="float" office:value="0.0685" calcext:value-type="float">
            <text:p>0.0685</text:p>
          </table:table-cell>
          <table:table-cell office:value-type="float" office:value="0.05" calcext:value-type="float">
            <text:p>0.05</text:p>
          </table:table-cell>
          <table:table-cell office:value-type="float" office:value="0.0685" calcext:value-type="float">
            <text:p>0.0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343" calcext:value-type="float">
            <text:p>0.12343</text:p>
          </table:table-cell>
          <table:table-cell office:value-type="string" calcext:value-type="string">
            <text:p/>
          </table:table-cell>
          <table:table-cell office:value-type="float" office:value="0.0686" calcext:value-type="float">
            <text:p>0.0686</text:p>
          </table:table-cell>
          <table:table-cell office:value-type="float" office:value="0.05" calcext:value-type="float">
            <text:p>0.05</text:p>
          </table:table-cell>
          <table:table-cell office:value-type="float" office:value="0.0686" calcext:value-type="float">
            <text:p>0.0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32" calcext:value-type="float">
            <text:p>0.12232</text:p>
          </table:table-cell>
          <table:table-cell office:value-type="string" calcext:value-type="string">
            <text:p/>
          </table:table-cell>
          <table:table-cell office:value-type="float" office:value="0.0687" calcext:value-type="float">
            <text:p>0.0687</text:p>
          </table:table-cell>
          <table:table-cell office:value-type="float" office:value="0.05" calcext:value-type="float">
            <text:p>0.05</text:p>
          </table:table-cell>
          <table:table-cell office:value-type="float" office:value="0.0687" calcext:value-type="float">
            <text:p>0.0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122" calcext:value-type="float">
            <text:p>0.12122</text:p>
          </table:table-cell>
          <table:table-cell office:value-type="string" calcext:value-type="string">
            <text:p/>
          </table:table-cell>
          <table:table-cell office:value-type="float" office:value="0.0688" calcext:value-type="float">
            <text:p>0.0688</text:p>
          </table:table-cell>
          <table:table-cell office:value-type="float" office:value="0.05" calcext:value-type="float">
            <text:p>0.05</text:p>
          </table:table-cell>
          <table:table-cell office:value-type="float" office:value="0.0688" calcext:value-type="float">
            <text:p>0.0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12" calcext:value-type="float">
            <text:p>0.12012</text:p>
          </table:table-cell>
          <table:table-cell office:value-type="string" calcext:value-type="string">
            <text:p/>
          </table:table-cell>
          <table:table-cell office:value-type="float" office:value="0.0689" calcext:value-type="float">
            <text:p>0.0689</text:p>
          </table:table-cell>
          <table:table-cell office:value-type="float" office:value="0.05" calcext:value-type="float">
            <text:p>0.05</text:p>
          </table:table-cell>
          <table:table-cell office:value-type="float" office:value="0.0689" calcext:value-type="float">
            <text:p>0.0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901" calcext:value-type="float">
            <text:p>0.11901</text:p>
          </table:table-cell>
          <table:table-cell office:value-type="string" calcext:value-type="string">
            <text:p/>
          </table:table-cell>
          <table:table-cell office:value-type="float" office:value="0.069" calcext:value-type="float">
            <text:p>0.069</text:p>
          </table:table-cell>
          <table:table-cell office:value-type="float" office:value="0.05" calcext:value-type="float">
            <text:p>0.05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791" calcext:value-type="float">
            <text:p>0.11791</text:p>
          </table:table-cell>
          <table:table-cell office:value-type="string" calcext:value-type="string">
            <text:p/>
          </table:table-cell>
          <table:table-cell office:value-type="float" office:value="0.0691" calcext:value-type="float">
            <text:p>0.0691</text:p>
          </table:table-cell>
          <table:table-cell office:value-type="float" office:value="0.05" calcext:value-type="float">
            <text:p>0.05</text:p>
          </table:table-cell>
          <table:table-cell office:value-type="float" office:value="0.0691" calcext:value-type="float">
            <text:p>0.0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681" calcext:value-type="float">
            <text:p>0.11681</text:p>
          </table:table-cell>
          <table:table-cell office:value-type="string" calcext:value-type="string">
            <text:p/>
          </table:table-cell>
          <table:table-cell office:value-type="float" office:value="0.0692" calcext:value-type="float">
            <text:p>0.0692</text:p>
          </table:table-cell>
          <table:table-cell office:value-type="float" office:value="0.05" calcext:value-type="float">
            <text:p>0.05</text:p>
          </table:table-cell>
          <table:table-cell office:value-type="float" office:value="0.0692" calcext:value-type="float">
            <text:p>0.0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571" calcext:value-type="float">
            <text:p>0.11571</text:p>
          </table:table-cell>
          <table:table-cell office:value-type="string" calcext:value-type="string">
            <text:p/>
          </table:table-cell>
          <table:table-cell office:value-type="float" office:value="0.0693" calcext:value-type="float">
            <text:p>0.0693</text:p>
          </table:table-cell>
          <table:table-cell office:value-type="float" office:value="0.05" calcext:value-type="float">
            <text:p>0.05</text:p>
          </table:table-cell>
          <table:table-cell office:value-type="float" office:value="0.0693" calcext:value-type="float">
            <text:p>0.0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46" calcext:value-type="float">
            <text:p>0.1146</text:p>
          </table:table-cell>
          <table:table-cell office:value-type="string" calcext:value-type="string">
            <text:p/>
          </table:table-cell>
          <table:table-cell office:value-type="float" office:value="0.0694" calcext:value-type="float">
            <text:p>0.0694</text:p>
          </table:table-cell>
          <table:table-cell office:value-type="float" office:value="0.05" calcext:value-type="float">
            <text:p>0.05</text:p>
          </table:table-cell>
          <table:table-cell office:value-type="float" office:value="0.0694" calcext:value-type="float">
            <text:p>0.0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35" calcext:value-type="float">
            <text:p>0.1135</text:p>
          </table:table-cell>
          <table:table-cell office:value-type="string" calcext:value-type="string">
            <text:p/>
          </table:table-cell>
          <table:table-cell office:value-type="float" office:value="0.0695" calcext:value-type="float">
            <text:p>0.0695</text:p>
          </table:table-cell>
          <table:table-cell office:value-type="float" office:value="0.05" calcext:value-type="float">
            <text:p>0.05</text:p>
          </table:table-cell>
          <table:table-cell office:value-type="float" office:value="0.0695" calcext:value-type="float">
            <text:p>0.0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24" calcext:value-type="float">
            <text:p>0.1124</text:p>
          </table:table-cell>
          <table:table-cell office:value-type="string" calcext:value-type="string">
            <text:p/>
          </table:table-cell>
          <table:table-cell office:value-type="float" office:value="0.0696" calcext:value-type="float">
            <text:p>0.0696</text:p>
          </table:table-cell>
          <table:table-cell office:value-type="float" office:value="0.05" calcext:value-type="float">
            <text:p>0.05</text:p>
          </table:table-cell>
          <table:table-cell office:value-type="float" office:value="0.0696" calcext:value-type="float">
            <text:p>0.0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129" calcext:value-type="float">
            <text:p>0.11129</text:p>
          </table:table-cell>
          <table:table-cell office:value-type="string" calcext:value-type="string">
            <text:p/>
          </table:table-cell>
          <table:table-cell office:value-type="float" office:value="0.0697" calcext:value-type="float">
            <text:p>0.0697</text:p>
          </table:table-cell>
          <table:table-cell office:value-type="float" office:value="0.05" calcext:value-type="float">
            <text:p>0.05</text:p>
          </table:table-cell>
          <table:table-cell office:value-type="float" office:value="0.0697" calcext:value-type="float">
            <text:p>0.0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19" calcext:value-type="float">
            <text:p>0.11019</text:p>
          </table:table-cell>
          <table:table-cell office:value-type="string" calcext:value-type="string">
            <text:p/>
          </table:table-cell>
          <table:table-cell office:value-type="float" office:value="0.0698" calcext:value-type="float">
            <text:p>0.0698</text:p>
          </table:table-cell>
          <table:table-cell office:value-type="float" office:value="0.05" calcext:value-type="float">
            <text:p>0.05</text:p>
          </table:table-cell>
          <table:table-cell office:value-type="float" office:value="0.0698" calcext:value-type="float">
            <text:p>0.0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909" calcext:value-type="float">
            <text:p>0.10909</text:p>
          </table:table-cell>
          <table:table-cell office:value-type="string" calcext:value-type="string">
            <text:p/>
          </table:table-cell>
          <table:table-cell office:value-type="float" office:value="0.0699" calcext:value-type="float">
            <text:p>0.0699</text:p>
          </table:table-cell>
          <table:table-cell office:value-type="float" office:value="0.05" calcext:value-type="float">
            <text:p>0.05</text:p>
          </table:table-cell>
          <table:table-cell office:value-type="float" office:value="0.0699" calcext:value-type="float">
            <text:p>0.0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99" calcext:value-type="float">
            <text:p>0.10799</text:p>
          </table:table-cell>
          <table:table-cell office:value-type="string" calcext:value-type="string">
            <text:p/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88" calcext:value-type="float">
            <text:p>0.10688</text:p>
          </table:table-cell>
          <table:table-cell office:value-type="string" calcext:value-type="string">
            <text:p/>
          </table:table-cell>
          <table:table-cell office:value-type="float" office:value="0.0701" calcext:value-type="float">
            <text:p>0.07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01" calcext:value-type="float">
            <text:p>0.0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578" calcext:value-type="float">
            <text:p>0.10578</text:p>
          </table:table-cell>
          <table:table-cell office:value-type="string" calcext:value-type="string">
            <text:p/>
          </table:table-cell>
          <table:table-cell office:value-type="float" office:value="0.0702" calcext:value-type="float">
            <text:p>0.0702</text:p>
          </table:table-cell>
          <table:table-cell office:value-type="float" office:value="0.05" calcext:value-type="float">
            <text:p>0.0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68" calcext:value-type="float">
            <text:p>0.10468</text:p>
          </table:table-cell>
          <table:table-cell office:value-type="string" calcext:value-type="string">
            <text:p/>
          </table:table-cell>
          <table:table-cell office:value-type="float" office:value="0.0703" calcext:value-type="float">
            <text:p>0.0703</text:p>
          </table:table-cell>
          <table:table-cell office:value-type="float" office:value="0.05" calcext:value-type="float">
            <text:p>0.05</text:p>
          </table:table-cell>
          <table:table-cell office:value-type="float" office:value="0.0703" calcext:value-type="float">
            <text:p>0.0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357" calcext:value-type="float">
            <text:p>0.10357</text:p>
          </table:table-cell>
          <table:table-cell office:value-type="string" calcext:value-type="string">
            <text:p/>
          </table:table-cell>
          <table:table-cell office:value-type="float" office:value="0.0704" calcext:value-type="float">
            <text:p>0.07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04" calcext:value-type="float">
            <text:p>0.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47" calcext:value-type="float">
            <text:p>0.10247</text:p>
          </table:table-cell>
          <table:table-cell office:value-type="string" calcext:value-type="string">
            <text:p/>
          </table:table-cell>
          <table:table-cell office:value-type="float" office:value="0.0705" calcext:value-type="float">
            <text:p>0.0705</text:p>
          </table:table-cell>
          <table:table-cell office:value-type="float" office:value="0.05" calcext:value-type="float">
            <text:p>0.05</text:p>
          </table:table-cell>
          <table:table-cell office:value-type="float" office:value="0.0705" calcext:value-type="float">
            <text:p>0.0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137" calcext:value-type="float">
            <text:p>0.10137</text:p>
          </table:table-cell>
          <table:table-cell office:value-type="string" calcext:value-type="string">
            <text:p/>
          </table:table-cell>
          <table:table-cell office:value-type="float" office:value="0.0706" calcext:value-type="float">
            <text:p>0.07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06" calcext:value-type="float">
            <text:p>0.0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026" calcext:value-type="float">
            <text:p>0.10026</text:p>
          </table:table-cell>
          <table:table-cell office:value-type="string" calcext:value-type="string">
            <text:p/>
          </table:table-cell>
          <table:table-cell office:value-type="float" office:value="0.0707" calcext:value-type="float">
            <text:p>0.07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07" calcext:value-type="float">
            <text:p>0.0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9162" calcext:value-type="float">
            <text:p>0.099162</text:p>
          </table:table-cell>
          <table:table-cell office:value-type="string" calcext:value-type="string">
            <text:p/>
          </table:table-cell>
          <table:table-cell office:value-type="float" office:value="0.0708" calcext:value-type="float">
            <text:p>0.07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08" calcext:value-type="float">
            <text:p>0.0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8059" calcext:value-type="float">
            <text:p>0.098059</text:p>
          </table:table-cell>
          <table:table-cell office:value-type="string" calcext:value-type="string">
            <text:p/>
          </table:table-cell>
          <table:table-cell office:value-type="float" office:value="0.0709" calcext:value-type="float">
            <text:p>0.07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09" calcext:value-type="float">
            <text:p>0.0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956" calcext:value-type="float">
            <text:p>0.096956</text:p>
          </table:table-cell>
          <table:table-cell office:value-type="string" calcext:value-type="string">
            <text:p/>
          </table:table-cell>
          <table:table-cell office:value-type="float" office:value="0.071" calcext:value-type="float">
            <text:p>0.071</text:p>
          </table:table-cell>
          <table:table-cell office:value-type="float" office:value="0.05" calcext:value-type="float">
            <text:p>0.05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5648" calcext:value-type="float">
            <text:p>0.095648</text:p>
          </table:table-cell>
          <table:table-cell office:value-type="string" calcext:value-type="string">
            <text:p/>
          </table:table-cell>
          <table:table-cell office:value-type="float" office:value="0.0711" calcext:value-type="float">
            <text:p>0.0711</text:p>
          </table:table-cell>
          <table:table-cell office:value-type="float" office:value="0.05" calcext:value-type="float">
            <text:p>0.05</text:p>
          </table:table-cell>
          <table:table-cell office:value-type="float" office:value="0.0711" calcext:value-type="float">
            <text:p>0.0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4113" calcext:value-type="float">
            <text:p>0.094113</text:p>
          </table:table-cell>
          <table:table-cell office:value-type="string" calcext:value-type="string">
            <text:p/>
          </table:table-cell>
          <table:table-cell office:value-type="float" office:value="0.0712" calcext:value-type="float">
            <text:p>0.0712</text:p>
          </table:table-cell>
          <table:table-cell office:value-type="float" office:value="0.05" calcext:value-type="float">
            <text:p>0.05</text:p>
          </table:table-cell>
          <table:table-cell office:value-type="float" office:value="0.0712" calcext:value-type="float">
            <text:p>0.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577" calcext:value-type="float">
            <text:p>0.092577</text:p>
          </table:table-cell>
          <table:table-cell office:value-type="string" calcext:value-type="string">
            <text:p/>
          </table:table-cell>
          <table:table-cell office:value-type="float" office:value="0.0713" calcext:value-type="float">
            <text:p>0.0713</text:p>
          </table:table-cell>
          <table:table-cell office:value-type="float" office:value="0.05" calcext:value-type="float">
            <text:p>0.05</text:p>
          </table:table-cell>
          <table:table-cell office:value-type="float" office:value="0.0713" calcext:value-type="float">
            <text:p>0.0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1041" calcext:value-type="float">
            <text:p>0.091041</text:p>
          </table:table-cell>
          <table:table-cell office:value-type="string" calcext:value-type="string">
            <text:p/>
          </table:table-cell>
          <table:table-cell office:value-type="float" office:value="0.0714" calcext:value-type="float">
            <text:p>0.0714</text:p>
          </table:table-cell>
          <table:table-cell office:value-type="float" office:value="0.05" calcext:value-type="float">
            <text:p>0.05</text:p>
          </table:table-cell>
          <table:table-cell office:value-type="float" office:value="0.0714" calcext:value-type="float">
            <text:p>0.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9505" calcext:value-type="float">
            <text:p>0.089505</text:p>
          </table:table-cell>
          <table:table-cell office:value-type="string" calcext:value-type="string">
            <text:p/>
          </table:table-cell>
          <table:table-cell office:value-type="float" office:value="0.0715" calcext:value-type="float">
            <text:p>0.0715</text:p>
          </table:table-cell>
          <table:table-cell office:value-type="float" office:value="0.05" calcext:value-type="float">
            <text:p>0.05</text:p>
          </table:table-cell>
          <table:table-cell office:value-type="float" office:value="0.0715" calcext:value-type="float">
            <text:p>0.0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7969" calcext:value-type="float">
            <text:p>0.087969</text:p>
          </table:table-cell>
          <table:table-cell office:value-type="string" calcext:value-type="string">
            <text:p/>
          </table:table-cell>
          <table:table-cell office:value-type="float" office:value="0.0716" calcext:value-type="float">
            <text:p>0.0716</text:p>
          </table:table-cell>
          <table:table-cell office:value-type="float" office:value="0.05" calcext:value-type="float">
            <text:p>0.05</text:p>
          </table:table-cell>
          <table:table-cell office:value-type="float" office:value="0.0716" calcext:value-type="float">
            <text:p>0.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6433" calcext:value-type="float">
            <text:p>0.086433</text:p>
          </table:table-cell>
          <table:table-cell office:value-type="string" calcext:value-type="string">
            <text:p/>
          </table:table-cell>
          <table:table-cell office:value-type="float" office:value="0.0717" calcext:value-type="float">
            <text:p>0.0717</text:p>
          </table:table-cell>
          <table:table-cell office:value-type="float" office:value="0.05" calcext:value-type="float">
            <text:p>0.05</text:p>
          </table:table-cell>
          <table:table-cell office:value-type="float" office:value="0.0717" calcext:value-type="float">
            <text:p>0.0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4898" calcext:value-type="float">
            <text:p>0.084898</text:p>
          </table:table-cell>
          <table:table-cell office:value-type="string" calcext:value-type="string">
            <text:p/>
          </table:table-cell>
          <table:table-cell office:value-type="float" office:value="0.0718" calcext:value-type="float">
            <text:p>0.0718</text:p>
          </table:table-cell>
          <table:table-cell office:value-type="float" office:value="0.05" calcext:value-type="float">
            <text:p>0.05</text:p>
          </table:table-cell>
          <table:table-cell office:value-type="float" office:value="0.0718" calcext:value-type="float">
            <text:p>0.0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3362" calcext:value-type="float">
            <text:p>0.083362</text:p>
          </table:table-cell>
          <table:table-cell office:value-type="string" calcext:value-type="string">
            <text:p/>
          </table:table-cell>
          <table:table-cell office:value-type="float" office:value="0.0719" calcext:value-type="float">
            <text:p>0.0719</text:p>
          </table:table-cell>
          <table:table-cell office:value-type="float" office:value="0.05" calcext:value-type="float">
            <text:p>0.05</text:p>
          </table:table-cell>
          <table:table-cell office:value-type="float" office:value="0.0719" calcext:value-type="float">
            <text:p>0.0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1826" calcext:value-type="float">
            <text:p>0.081826</text:p>
          </table:table-cell>
          <table:table-cell office:value-type="string" calcext:value-type="string">
            <text:p/>
          </table:table-cell>
          <table:table-cell office:value-type="float" office:value="0.072" calcext:value-type="float">
            <text:p>0.072</text:p>
          </table:table-cell>
          <table:table-cell office:value-type="float" office:value="0.05" calcext:value-type="float">
            <text:p>0.05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029" calcext:value-type="float">
            <text:p>0.08029</text:p>
          </table:table-cell>
          <table:table-cell office:value-type="string" calcext:value-type="string">
            <text:p/>
          </table:table-cell>
          <table:table-cell office:value-type="float" office:value="0.0721" calcext:value-type="float">
            <text:p>0.0721</text:p>
          </table:table-cell>
          <table:table-cell office:value-type="float" office:value="0.05" calcext:value-type="float">
            <text:p>0.05</text:p>
          </table:table-cell>
          <table:table-cell office:value-type="float" office:value="0.0721" calcext:value-type="float">
            <text:p>0.0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754" calcext:value-type="float">
            <text:p>0.078754</text:p>
          </table:table-cell>
          <table:table-cell office:value-type="string" calcext:value-type="string">
            <text:p/>
          </table:table-cell>
          <table:table-cell office:value-type="float" office:value="0.0722" calcext:value-type="float">
            <text:p>0.0722</text:p>
          </table:table-cell>
          <table:table-cell office:value-type="float" office:value="0.05" calcext:value-type="float">
            <text:p>0.05</text:p>
          </table:table-cell>
          <table:table-cell office:value-type="float" office:value="0.0722" calcext:value-type="float">
            <text:p>0.0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218" calcext:value-type="float">
            <text:p>0.077218</text:p>
          </table:table-cell>
          <table:table-cell office:value-type="string" calcext:value-type="string">
            <text:p/>
          </table:table-cell>
          <table:table-cell office:value-type="float" office:value="0.0723" calcext:value-type="float">
            <text:p>0.0723</text:p>
          </table:table-cell>
          <table:table-cell office:value-type="float" office:value="0.05" calcext:value-type="float">
            <text:p>0.05</text:p>
          </table:table-cell>
          <table:table-cell office:value-type="float" office:value="0.0723" calcext:value-type="float">
            <text:p>0.0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683" calcext:value-type="float">
            <text:p>0.075683</text:p>
          </table:table-cell>
          <table:table-cell office:value-type="string" calcext:value-type="string">
            <text:p/>
          </table:table-cell>
          <table:table-cell office:value-type="float" office:value="0.0724" calcext:value-type="float">
            <text:p>0.0724</text:p>
          </table:table-cell>
          <table:table-cell office:value-type="float" office:value="0.05" calcext:value-type="float">
            <text:p>0.05</text:p>
          </table:table-cell>
          <table:table-cell office:value-type="float" office:value="0.0724" calcext:value-type="float">
            <text:p>0.0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147" calcext:value-type="float">
            <text:p>0.074147</text:p>
          </table:table-cell>
          <table:table-cell office:value-type="string" calcext:value-type="string">
            <text:p/>
          </table:table-cell>
          <table:table-cell office:value-type="float" office:value="0.0725" calcext:value-type="float">
            <text:p>0.07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25" calcext:value-type="float">
            <text:p>0.0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611" calcext:value-type="float">
            <text:p>0.072611</text:p>
          </table:table-cell>
          <table:table-cell office:value-type="string" calcext:value-type="string">
            <text:p/>
          </table:table-cell>
          <table:table-cell office:value-type="float" office:value="0.0726" calcext:value-type="float">
            <text:p>0.0726</text:p>
          </table:table-cell>
          <table:table-cell office:value-type="float" office:value="0.05" calcext:value-type="float">
            <text:p>0.05</text:p>
          </table:table-cell>
          <table:table-cell office:value-type="float" office:value="0.0726" calcext:value-type="float">
            <text:p>0.0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075" calcext:value-type="float">
            <text:p>0.071075</text:p>
          </table:table-cell>
          <table:table-cell office:value-type="string" calcext:value-type="string">
            <text:p/>
          </table:table-cell>
          <table:table-cell office:value-type="float" office:value="0.0727" calcext:value-type="float">
            <text:p>0.0727</text:p>
          </table:table-cell>
          <table:table-cell office:value-type="float" office:value="0.05" calcext:value-type="float">
            <text:p>0.05</text:p>
          </table:table-cell>
          <table:table-cell office:value-type="float" office:value="0.0727" calcext:value-type="float">
            <text:p>0.0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539" calcext:value-type="float">
            <text:p>0.069539</text:p>
          </table:table-cell>
          <table:table-cell office:value-type="string" calcext:value-type="string">
            <text:p/>
          </table:table-cell>
          <table:table-cell office:value-type="float" office:value="0.0728" calcext:value-type="float">
            <text:p>0.0728</text:p>
          </table:table-cell>
          <table:table-cell office:value-type="float" office:value="0.05" calcext:value-type="float">
            <text:p>0.05</text:p>
          </table:table-cell>
          <table:table-cell office:value-type="float" office:value="0.0728" calcext:value-type="float">
            <text:p>0.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003" calcext:value-type="float">
            <text:p>0.068003</text:p>
          </table:table-cell>
          <table:table-cell office:value-type="string" calcext:value-type="string">
            <text:p/>
          </table:table-cell>
          <table:table-cell office:value-type="float" office:value="0.0729" calcext:value-type="float">
            <text:p>0.0729</text:p>
          </table:table-cell>
          <table:table-cell office:value-type="float" office:value="0.05" calcext:value-type="float">
            <text:p>0.05</text:p>
          </table:table-cell>
          <table:table-cell office:value-type="float" office:value="0.0729" calcext:value-type="float">
            <text:p>0.0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468" calcext:value-type="float">
            <text:p>0.066468</text:p>
          </table:table-cell>
          <table:table-cell office:value-type="string" calcext:value-type="string">
            <text:p/>
          </table:table-cell>
          <table:table-cell office:value-type="float" office:value="0.073" calcext:value-type="float">
            <text:p>0.073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4932" calcext:value-type="float">
            <text:p>0.064932</text:p>
          </table:table-cell>
          <table:table-cell office:value-type="string" calcext:value-type="string">
            <text:p/>
          </table:table-cell>
          <table:table-cell office:value-type="float" office:value="0.0731" calcext:value-type="float">
            <text:p>0.0731</text:p>
          </table:table-cell>
          <table:table-cell office:value-type="float" office:value="0.05" calcext:value-type="float">
            <text:p>0.05</text:p>
          </table:table-cell>
          <table:table-cell office:value-type="float" office:value="0.0731" calcext:value-type="float">
            <text:p>0.0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3396" calcext:value-type="float">
            <text:p>0.063396</text:p>
          </table:table-cell>
          <table:table-cell office:value-type="string" calcext:value-type="string">
            <text:p/>
          </table:table-cell>
          <table:table-cell office:value-type="float" office:value="0.0732" calcext:value-type="float">
            <text:p>0.073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2" calcext:value-type="float">
            <text:p>0.0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186" calcext:value-type="float">
            <text:p>0.06186</text:p>
          </table:table-cell>
          <table:table-cell office:value-type="string" calcext:value-type="string">
            <text:p/>
          </table:table-cell>
          <table:table-cell office:value-type="float" office:value="0.0733" calcext:value-type="float">
            <text:p>0.0733</text:p>
          </table:table-cell>
          <table:table-cell office:value-type="float" office:value="0.05" calcext:value-type="float">
            <text:p>0.05</text:p>
          </table:table-cell>
          <table:table-cell office:value-type="float" office:value="0.0733" calcext:value-type="float">
            <text:p>0.0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0324" calcext:value-type="float">
            <text:p>0.060324</text:p>
          </table:table-cell>
          <table:table-cell office:value-type="string" calcext:value-type="string">
            <text:p/>
          </table:table-cell>
          <table:table-cell office:value-type="float" office:value="0.0734" calcext:value-type="float">
            <text:p>0.0734</text:p>
          </table:table-cell>
          <table:table-cell office:value-type="float" office:value="0.05" calcext:value-type="float">
            <text:p>0.05</text:p>
          </table:table-cell>
          <table:table-cell office:value-type="float" office:value="0.0734" calcext:value-type="float">
            <text:p>0.0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788" calcext:value-type="float">
            <text:p>0.058788</text:p>
          </table:table-cell>
          <table:table-cell office:value-type="string" calcext:value-type="string">
            <text:p/>
          </table:table-cell>
          <table:table-cell office:value-type="float" office:value="0.0735" calcext:value-type="float">
            <text:p>0.0735</text:p>
          </table:table-cell>
          <table:table-cell office:value-type="float" office:value="0.05" calcext:value-type="float">
            <text:p>0.05</text:p>
          </table:table-cell>
          <table:table-cell office:value-type="float" office:value="0.0735" calcext:value-type="float">
            <text:p>0.0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7253" calcext:value-type="float">
            <text:p>0.057253</text:p>
          </table:table-cell>
          <table:table-cell office:value-type="string" calcext:value-type="string">
            <text:p/>
          </table:table-cell>
          <table:table-cell office:value-type="float" office:value="0.0736" calcext:value-type="float">
            <text:p>0.0736</text:p>
          </table:table-cell>
          <table:table-cell office:value-type="float" office:value="0.05" calcext:value-type="float">
            <text:p>0.05</text:p>
          </table:table-cell>
          <table:table-cell office:value-type="float" office:value="0.0736" calcext:value-type="float">
            <text:p>0.0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5717" calcext:value-type="float">
            <text:p>0.055717</text:p>
          </table:table-cell>
          <table:table-cell office:value-type="string" calcext:value-type="string">
            <text:p/>
          </table:table-cell>
          <table:table-cell office:value-type="float" office:value="0.0737" calcext:value-type="float">
            <text:p>0.0737</text:p>
          </table:table-cell>
          <table:table-cell office:value-type="float" office:value="0.05" calcext:value-type="float">
            <text:p>0.05</text:p>
          </table:table-cell>
          <table:table-cell office:value-type="float" office:value="0.0737" calcext:value-type="float">
            <text:p>0.0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181" calcext:value-type="float">
            <text:p>0.054181</text:p>
          </table:table-cell>
          <table:table-cell office:value-type="string" calcext:value-type="string">
            <text:p/>
          </table:table-cell>
          <table:table-cell office:value-type="float" office:value="0.0738" calcext:value-type="float">
            <text:p>0.0738</text:p>
          </table:table-cell>
          <table:table-cell office:value-type="float" office:value="0.05" calcext:value-type="float">
            <text:p>0.05</text:p>
          </table:table-cell>
          <table:table-cell office:value-type="float" office:value="0.0738" calcext:value-type="float">
            <text:p>0.0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2645" calcext:value-type="float">
            <text:p>0.052645</text:p>
          </table:table-cell>
          <table:table-cell office:value-type="string" calcext:value-type="string">
            <text:p/>
          </table:table-cell>
          <table:table-cell office:value-type="float" office:value="0.0739" calcext:value-type="float">
            <text:p>0.0739</text:p>
          </table:table-cell>
          <table:table-cell office:value-type="float" office:value="0.05" calcext:value-type="float">
            <text:p>0.05</text:p>
          </table:table-cell>
          <table:table-cell office:value-type="float" office:value="0.0739" calcext:value-type="float">
            <text:p>0.0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1109" calcext:value-type="float">
            <text:p>0.051109</text:p>
          </table:table-cell>
          <table:table-cell office:value-type="string" calcext:value-type="string">
            <text:p/>
          </table:table-cell>
          <table:table-cell office:value-type="float" office:value="0.074" calcext:value-type="float">
            <text:p>0.074</text:p>
          </table:table-cell>
          <table:table-cell office:value-type="float" office:value="0.05" calcext:value-type="float">
            <text:p>0.05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9573" calcext:value-type="float">
            <text:p>0.049573</text:p>
          </table:table-cell>
          <table:table-cell office:value-type="string" calcext:value-type="string">
            <text:p/>
          </table:table-cell>
          <table:table-cell office:value-type="float" office:value="0.0741" calcext:value-type="float">
            <text:p>0.0741</text:p>
          </table:table-cell>
          <table:table-cell office:value-type="float" office:value="0.05" calcext:value-type="float">
            <text:p>0.05</text:p>
          </table:table-cell>
          <table:table-cell office:value-type="float" office:value="0.0741" calcext:value-type="float">
            <text:p>0.0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038" calcext:value-type="float">
            <text:p>0.048038</text:p>
          </table:table-cell>
          <table:table-cell office:value-type="string" calcext:value-type="string">
            <text:p/>
          </table:table-cell>
          <table:table-cell office:value-type="float" office:value="0.0742" calcext:value-type="float">
            <text:p>0.0742</text:p>
          </table:table-cell>
          <table:table-cell office:value-type="float" office:value="0.05" calcext:value-type="float">
            <text:p>0.05</text:p>
          </table:table-cell>
          <table:table-cell office:value-type="float" office:value="0.0742" calcext:value-type="float">
            <text:p>0.0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502" calcext:value-type="float">
            <text:p>0.046502</text:p>
          </table:table-cell>
          <table:table-cell office:value-type="string" calcext:value-type="string">
            <text:p/>
          </table:table-cell>
          <table:table-cell office:value-type="float" office:value="0.0743" calcext:value-type="float">
            <text:p>0.0743</text:p>
          </table:table-cell>
          <table:table-cell office:value-type="float" office:value="0.05" calcext:value-type="float">
            <text:p>0.05</text:p>
          </table:table-cell>
          <table:table-cell office:value-type="float" office:value="0.0743" calcext:value-type="float">
            <text:p>0.0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4966" calcext:value-type="float">
            <text:p>0.044966</text:p>
          </table:table-cell>
          <table:table-cell office:value-type="string" calcext:value-type="string">
            <text:p/>
          </table:table-cell>
          <table:table-cell office:value-type="float" office:value="0.0744" calcext:value-type="float">
            <text:p>0.0744</text:p>
          </table:table-cell>
          <table:table-cell office:value-type="float" office:value="0.05" calcext:value-type="float">
            <text:p>0.05</text:p>
          </table:table-cell>
          <table:table-cell office:value-type="float" office:value="0.0744" calcext:value-type="float">
            <text:p>0.0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343" calcext:value-type="float">
            <text:p>0.04343</text:p>
          </table:table-cell>
          <table:table-cell office:value-type="string" calcext:value-type="string">
            <text:p/>
          </table:table-cell>
          <table:table-cell office:value-type="float" office:value="0.0745" calcext:value-type="float">
            <text:p>0.0745</text:p>
          </table:table-cell>
          <table:table-cell office:value-type="float" office:value="0.05" calcext:value-type="float">
            <text:p>0.05</text:p>
          </table:table-cell>
          <table:table-cell office:value-type="float" office:value="0.0745" calcext:value-type="float">
            <text:p>0.0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1894" calcext:value-type="float">
            <text:p>0.041894</text:p>
          </table:table-cell>
          <table:table-cell office:value-type="string" calcext:value-type="string">
            <text:p/>
          </table:table-cell>
          <table:table-cell office:value-type="float" office:value="0.0746" calcext:value-type="float">
            <text:p>0.0746</text:p>
          </table:table-cell>
          <table:table-cell office:value-type="float" office:value="0.05" calcext:value-type="float">
            <text:p>0.05</text:p>
          </table:table-cell>
          <table:table-cell office:value-type="float" office:value="0.0746" calcext:value-type="float">
            <text:p>0.0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0359" calcext:value-type="float">
            <text:p>0.040359</text:p>
          </table:table-cell>
          <table:table-cell office:value-type="string" calcext:value-type="string">
            <text:p/>
          </table:table-cell>
          <table:table-cell office:value-type="float" office:value="0.0747" calcext:value-type="float">
            <text:p>0.0747</text:p>
          </table:table-cell>
          <table:table-cell office:value-type="float" office:value="0.05" calcext:value-type="float">
            <text:p>0.05</text:p>
          </table:table-cell>
          <table:table-cell office:value-type="float" office:value="0.0747" calcext:value-type="float">
            <text:p>0.0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823" calcext:value-type="float">
            <text:p>0.038823</text:p>
          </table:table-cell>
          <table:table-cell office:value-type="string" calcext:value-type="string">
            <text:p/>
          </table:table-cell>
          <table:table-cell office:value-type="float" office:value="0.0748" calcext:value-type="float">
            <text:p>0.0748</text:p>
          </table:table-cell>
          <table:table-cell office:value-type="float" office:value="0.05" calcext:value-type="float">
            <text:p>0.05</text:p>
          </table:table-cell>
          <table:table-cell office:value-type="float" office:value="0.0748" calcext:value-type="float">
            <text:p>0.0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287" calcext:value-type="float">
            <text:p>0.037287</text:p>
          </table:table-cell>
          <table:table-cell office:value-type="string" calcext:value-type="string">
            <text:p/>
          </table:table-cell>
          <table:table-cell office:value-type="float" office:value="0.0749" calcext:value-type="float">
            <text:p>0.0749</text:p>
          </table:table-cell>
          <table:table-cell office:value-type="float" office:value="0.05" calcext:value-type="float">
            <text:p>0.05</text:p>
          </table:table-cell>
          <table:table-cell office:value-type="float" office:value="0.0749" calcext:value-type="float">
            <text:p>0.0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751" calcext:value-type="float">
            <text:p>0.035751</text:p>
          </table:table-cell>
          <table:table-cell office:value-type="string" calcext:value-type="string">
            <text:p/>
          </table:table-cell>
          <table:table-cell office:value-type="float" office:value="0.075" calcext:value-type="float">
            <text:p>0.075</text:p>
          </table:table-cell>
          <table:table-cell office:value-type="float" office:value="0.05" calcext:value-type="float">
            <text:p>0.05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215" calcext:value-type="float">
            <text:p>0.034215</text:p>
          </table:table-cell>
          <table:table-cell office:value-type="string" calcext:value-type="string">
            <text:p/>
          </table:table-cell>
          <table:table-cell office:value-type="float" office:value="0.0751" calcext:value-type="float">
            <text:p>0.0751</text:p>
          </table:table-cell>
          <table:table-cell office:value-type="float" office:value="0.05" calcext:value-type="float">
            <text:p>0.05</text:p>
          </table:table-cell>
          <table:table-cell office:value-type="float" office:value="0.0751" calcext:value-type="float">
            <text:p>0.0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679" calcext:value-type="float">
            <text:p>0.032679</text:p>
          </table:table-cell>
          <table:table-cell office:value-type="string" calcext:value-type="string">
            <text:p/>
          </table:table-cell>
          <table:table-cell office:value-type="float" office:value="0.0752" calcext:value-type="float">
            <text:p>0.0752</text:p>
          </table:table-cell>
          <table:table-cell office:value-type="float" office:value="0.05" calcext:value-type="float">
            <text:p>0.05</text:p>
          </table:table-cell>
          <table:table-cell office:value-type="float" office:value="0.0752" calcext:value-type="float">
            <text:p>0.0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144" calcext:value-type="float">
            <text:p>0.031144</text:p>
          </table:table-cell>
          <table:table-cell office:value-type="string" calcext:value-type="string">
            <text:p/>
          </table:table-cell>
          <table:table-cell office:value-type="float" office:value="0.0753" calcext:value-type="float">
            <text:p>0.0753</text:p>
          </table:table-cell>
          <table:table-cell office:value-type="float" office:value="0.05" calcext:value-type="float">
            <text:p>0.05</text:p>
          </table:table-cell>
          <table:table-cell office:value-type="float" office:value="0.0753" calcext:value-type="float">
            <text:p>0.0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608" calcext:value-type="float">
            <text:p>0.029608</text:p>
          </table:table-cell>
          <table:table-cell office:value-type="string" calcext:value-type="string">
            <text:p/>
          </table:table-cell>
          <table:table-cell office:value-type="float" office:value="0.0754" calcext:value-type="float">
            <text:p>0.0754</text:p>
          </table:table-cell>
          <table:table-cell office:value-type="float" office:value="0.05" calcext:value-type="float">
            <text:p>0.05</text:p>
          </table:table-cell>
          <table:table-cell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072" calcext:value-type="float">
            <text:p>0.028072</text:p>
          </table:table-cell>
          <table:table-cell office:value-type="string" calcext:value-type="string">
            <text:p/>
          </table:table-cell>
          <table:table-cell office:value-type="float" office:value="0.0755" calcext:value-type="float">
            <text:p>0.0755</text:p>
          </table:table-cell>
          <table:table-cell office:value-type="float" office:value="0.05" calcext:value-type="float">
            <text:p>0.05</text:p>
          </table:table-cell>
          <table:table-cell office:value-type="float" office:value="0.0755" calcext:value-type="float">
            <text:p>0.0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536" calcext:value-type="float">
            <text:p>0.026536</text:p>
          </table:table-cell>
          <table:table-cell office:value-type="string" calcext:value-type="string">
            <text:p/>
          </table:table-cell>
          <table:table-cell office:value-type="float" office:value="0.0756" calcext:value-type="float">
            <text:p>0.0756</text:p>
          </table:table-cell>
          <table:table-cell office:value-type="float" office:value="0.05" calcext:value-type="float">
            <text:p>0.05</text:p>
          </table:table-cell>
          <table:table-cell office:value-type="float" office:value="0.0756" calcext:value-type="float">
            <text:p>0.0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string" calcext:value-type="string">
            <text:p/>
          </table:table-cell>
          <table:table-cell office:value-type="float" office:value="0.0757" calcext:value-type="float">
            <text:p>0.0757</text:p>
          </table:table-cell>
          <table:table-cell office:value-type="float" office:value="0.05" calcext:value-type="float">
            <text:p>0.05</text:p>
          </table:table-cell>
          <table:table-cell office:value-type="float" office:value="0.0757" calcext:value-type="float">
            <text:p>0.0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464" calcext:value-type="float">
            <text:p>0.023464</text:p>
          </table:table-cell>
          <table:table-cell office:value-type="string" calcext:value-type="string">
            <text:p/>
          </table:table-cell>
          <table:table-cell office:value-type="float" office:value="0.0758" calcext:value-type="float">
            <text:p>0.0758</text:p>
          </table:table-cell>
          <table:table-cell office:value-type="float" office:value="0.05" calcext:value-type="float">
            <text:p>0.05</text:p>
          </table:table-cell>
          <table:table-cell office:value-type="float" office:value="0.0758" calcext:value-type="float">
            <text:p>0.0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928" calcext:value-type="float">
            <text:p>0.021928</text:p>
          </table:table-cell>
          <table:table-cell office:value-type="string" calcext:value-type="string">
            <text:p/>
          </table:table-cell>
          <table:table-cell office:value-type="float" office:value="0.0759" calcext:value-type="float">
            <text:p>0.0759</text:p>
          </table:table-cell>
          <table:table-cell office:value-type="float" office:value="0.05" calcext:value-type="float">
            <text:p>0.05</text:p>
          </table:table-cell>
          <table:table-cell office:value-type="float" office:value="0.0759" calcext:value-type="float">
            <text:p>0.0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393" calcext:value-type="float">
            <text:p>0.020393</text:p>
          </table:table-cell>
          <table:table-cell office:value-type="string" calcext:value-type="string">
            <text:p/>
          </table:table-cell>
          <table:table-cell office:value-type="float" office:value="0.076" calcext:value-type="float">
            <text:p>0.076</text:p>
          </table:table-cell>
          <table:table-cell office:value-type="float" office:value="0.05" calcext:value-type="float">
            <text:p>0.05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857" calcext:value-type="float">
            <text:p>0.018857</text:p>
          </table:table-cell>
          <table:table-cell office:value-type="string" calcext:value-type="string">
            <text:p/>
          </table:table-cell>
          <table:table-cell office:value-type="float" office:value="0.0761" calcext:value-type="float">
            <text:p>0.0761</text:p>
          </table:table-cell>
          <table:table-cell office:value-type="float" office:value="0.05" calcext:value-type="float">
            <text:p>0.05</text:p>
          </table:table-cell>
          <table:table-cell office:value-type="float" office:value="0.0761" calcext:value-type="float">
            <text:p>0.0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321" calcext:value-type="float">
            <text:p>0.017321</text:p>
          </table:table-cell>
          <table:table-cell office:value-type="string" calcext:value-type="string">
            <text:p/>
          </table:table-cell>
          <table:table-cell office:value-type="float" office:value="0.0762" calcext:value-type="float">
            <text:p>0.0762</text:p>
          </table:table-cell>
          <table:table-cell office:value-type="float" office:value="0.05" calcext:value-type="float">
            <text:p>0.05</text:p>
          </table:table-cell>
          <table:table-cell office:value-type="float" office:value="0.0762" calcext:value-type="float">
            <text:p>0.0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785" calcext:value-type="float">
            <text:p>0.015785</text:p>
          </table:table-cell>
          <table:table-cell office:value-type="string" calcext:value-type="string">
            <text:p/>
          </table:table-cell>
          <table:table-cell office:value-type="float" office:value="0.0763" calcext:value-type="float">
            <text:p>0.0763</text:p>
          </table:table-cell>
          <table:table-cell office:value-type="float" office:value="0.05" calcext:value-type="float">
            <text:p>0.05</text:p>
          </table:table-cell>
          <table:table-cell office:value-type="float" office:value="0.0763" calcext:value-type="float">
            <text:p>0.0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437" calcext:value-type="float">
            <text:p>0.017437</text:p>
          </table:table-cell>
          <table:table-cell office:value-type="string" calcext:value-type="string">
            <text:p/>
          </table:table-cell>
          <table:table-cell office:value-type="float" office:value="0.0764" calcext:value-type="float">
            <text:p>0.0764</text:p>
          </table:table-cell>
          <table:table-cell office:value-type="float" office:value="0.05" calcext:value-type="float">
            <text:p>0.05</text:p>
          </table:table-cell>
          <table:table-cell office:value-type="float" office:value="0.0764" calcext:value-type="float">
            <text:p>0.0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9686" calcext:value-type="float">
            <text:p>0.019686</text:p>
          </table:table-cell>
          <table:table-cell office:value-type="string" calcext:value-type="string">
            <text:p/>
          </table:table-cell>
          <table:table-cell office:value-type="float" office:value="0.0765" calcext:value-type="float">
            <text:p>0.0765</text:p>
          </table:table-cell>
          <table:table-cell office:value-type="float" office:value="0.05" calcext:value-type="float">
            <text:p>0.05</text:p>
          </table:table-cell>
          <table:table-cell office:value-type="float" office:value="0.0765" calcext:value-type="float">
            <text:p>0.0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936" calcext:value-type="float">
            <text:p>0.021936</text:p>
          </table:table-cell>
          <table:table-cell office:value-type="string" calcext:value-type="string">
            <text:p/>
          </table:table-cell>
          <table:table-cell office:value-type="float" office:value="0.0766" calcext:value-type="float">
            <text:p>0.0766</text:p>
          </table:table-cell>
          <table:table-cell office:value-type="float" office:value="0.05" calcext:value-type="float">
            <text:p>0.05</text:p>
          </table:table-cell>
          <table:table-cell office:value-type="float" office:value="0.0766" calcext:value-type="float">
            <text:p>0.0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186" calcext:value-type="float">
            <text:p>0.024186</text:p>
          </table:table-cell>
          <table:table-cell office:value-type="string" calcext:value-type="string">
            <text:p/>
          </table:table-cell>
          <table:table-cell office:value-type="float" office:value="0.0767" calcext:value-type="float">
            <text:p>0.0767</text:p>
          </table:table-cell>
          <table:table-cell office:value-type="float" office:value="0.05" calcext:value-type="float">
            <text:p>0.05</text:p>
          </table:table-cell>
          <table:table-cell office:value-type="float" office:value="0.0767" calcext:value-type="float">
            <text:p>0.0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6435" calcext:value-type="float">
            <text:p>0.026435</text:p>
          </table:table-cell>
          <table:table-cell office:value-type="string" calcext:value-type="string">
            <text:p/>
          </table:table-cell>
          <table:table-cell office:value-type="float" office:value="0.0768" calcext:value-type="float">
            <text:p>0.0768</text:p>
          </table:table-cell>
          <table:table-cell office:value-type="float" office:value="0.05" calcext:value-type="float">
            <text:p>0.05</text:p>
          </table:table-cell>
          <table:table-cell office:value-type="float" office:value="0.0768" calcext:value-type="float">
            <text:p>0.0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8685" calcext:value-type="float">
            <text:p>0.028685</text:p>
          </table:table-cell>
          <table:table-cell office:value-type="string" calcext:value-type="string">
            <text:p/>
          </table:table-cell>
          <table:table-cell office:value-type="float" office:value="0.0769" calcext:value-type="float">
            <text:p>0.0769</text:p>
          </table:table-cell>
          <table:table-cell office:value-type="float" office:value="0.05" calcext:value-type="float">
            <text:p>0.05</text:p>
          </table:table-cell>
          <table:table-cell office:value-type="float" office:value="0.0769" calcext:value-type="float">
            <text:p>0.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934" calcext:value-type="float">
            <text:p>0.030934</text:p>
          </table:table-cell>
          <table:table-cell office:value-type="string" calcext:value-type="string">
            <text:p/>
          </table:table-cell>
          <table:table-cell office:value-type="float" office:value="0.077" calcext:value-type="float">
            <text:p>0.077</text:p>
          </table:table-cell>
          <table:table-cell office:value-type="float" office:value="0.05" calcext:value-type="float">
            <text:p>0.05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184" calcext:value-type="float">
            <text:p>0.033184</text:p>
          </table:table-cell>
          <table:table-cell office:value-type="string" calcext:value-type="string">
            <text:p/>
          </table:table-cell>
          <table:table-cell office:value-type="float" office:value="0.0771" calcext:value-type="float">
            <text:p>0.0771</text:p>
          </table:table-cell>
          <table:table-cell office:value-type="float" office:value="0.05" calcext:value-type="float">
            <text:p>0.05</text:p>
          </table:table-cell>
          <table:table-cell office:value-type="float" office:value="0.0771" calcext:value-type="float">
            <text:p>0.0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433" calcext:value-type="float">
            <text:p>0.035433</text:p>
          </table:table-cell>
          <table:table-cell office:value-type="string" calcext:value-type="string">
            <text:p/>
          </table:table-cell>
          <table:table-cell office:value-type="float" office:value="0.0772" calcext:value-type="float">
            <text:p>0.0772</text:p>
          </table:table-cell>
          <table:table-cell office:value-type="float" office:value="0.05" calcext:value-type="float">
            <text:p>0.05</text:p>
          </table:table-cell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683" calcext:value-type="float">
            <text:p>0.037683</text:p>
          </table:table-cell>
          <table:table-cell office:value-type="string" calcext:value-type="string">
            <text:p/>
          </table:table-cell>
          <table:table-cell office:value-type="float" office:value="0.0773" calcext:value-type="float">
            <text:p>0.0773</text:p>
          </table:table-cell>
          <table:table-cell office:value-type="float" office:value="0.05" calcext:value-type="float">
            <text:p>0.05</text:p>
          </table:table-cell>
          <table:table-cell office:value-type="float" office:value="0.0773" calcext:value-type="float">
            <text:p>0.0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9932" calcext:value-type="float">
            <text:p>0.039932</text:p>
          </table:table-cell>
          <table:table-cell office:value-type="string" calcext:value-type="string">
            <text:p/>
          </table:table-cell>
          <table:table-cell office:value-type="float" office:value="0.0774" calcext:value-type="float">
            <text:p>0.0774</text:p>
          </table:table-cell>
          <table:table-cell office:value-type="float" office:value="0.05" calcext:value-type="float">
            <text:p>0.05</text:p>
          </table:table-cell>
          <table:table-cell office:value-type="float" office:value="0.0774" calcext:value-type="float">
            <text:p>0.0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182" calcext:value-type="float">
            <text:p>0.042182</text:p>
          </table:table-cell>
          <table:table-cell office:value-type="string" calcext:value-type="string">
            <text:p/>
          </table:table-cell>
          <table:table-cell office:value-type="float" office:value="0.0775" calcext:value-type="float">
            <text:p>0.0775</text:p>
          </table:table-cell>
          <table:table-cell office:value-type="float" office:value="0.05" calcext:value-type="float">
            <text:p>0.05</text:p>
          </table:table-cell>
          <table:table-cell office:value-type="float" office:value="0.0775" calcext:value-type="float">
            <text:p>0.0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4431" calcext:value-type="float">
            <text:p>0.044431</text:p>
          </table:table-cell>
          <table:table-cell office:value-type="string" calcext:value-type="string">
            <text:p/>
          </table:table-cell>
          <table:table-cell office:value-type="float" office:value="0.0776" calcext:value-type="float">
            <text:p>0.0776</text:p>
          </table:table-cell>
          <table:table-cell office:value-type="float" office:value="0.05" calcext:value-type="float">
            <text:p>0.05</text:p>
          </table:table-cell>
          <table:table-cell office:value-type="float" office:value="0.0776" calcext:value-type="float">
            <text:p>0.0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6681" calcext:value-type="float">
            <text:p>0.046681</text:p>
          </table:table-cell>
          <table:table-cell office:value-type="string" calcext:value-type="string">
            <text:p/>
          </table:table-cell>
          <table:table-cell office:value-type="float" office:value="0.0777" calcext:value-type="float">
            <text:p>0.0777</text:p>
          </table:table-cell>
          <table:table-cell office:value-type="float" office:value="0.05" calcext:value-type="float">
            <text:p>0.05</text:p>
          </table:table-cell>
          <table:table-cell office:value-type="float" office:value="0.0777" calcext:value-type="float">
            <text:p>0.0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93" calcext:value-type="float">
            <text:p>0.04893</text:p>
          </table:table-cell>
          <table:table-cell office:value-type="string" calcext:value-type="string">
            <text:p/>
          </table:table-cell>
          <table:table-cell office:value-type="float" office:value="0.0778" calcext:value-type="float">
            <text:p>0.0778</text:p>
          </table:table-cell>
          <table:table-cell office:value-type="float" office:value="0.05" calcext:value-type="float">
            <text:p>0.05</text:p>
          </table:table-cell>
          <table:table-cell office:value-type="float" office:value="0.0778" calcext:value-type="float">
            <text:p>0.0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118" calcext:value-type="float">
            <text:p>0.05118</text:p>
          </table:table-cell>
          <table:table-cell office:value-type="string" calcext:value-type="string">
            <text:p/>
          </table:table-cell>
          <table:table-cell office:value-type="float" office:value="0.0779" calcext:value-type="float">
            <text:p>0.0779</text:p>
          </table:table-cell>
          <table:table-cell office:value-type="float" office:value="0.05" calcext:value-type="float">
            <text:p>0.05</text:p>
          </table:table-cell>
          <table:table-cell office:value-type="float" office:value="0.0779" calcext:value-type="float">
            <text:p>0.0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429" calcext:value-type="float">
            <text:p>0.053429</text:p>
          </table:table-cell>
          <table:table-cell office:value-type="string" calcext:value-type="string">
            <text:p/>
          </table:table-cell>
          <table:table-cell office:value-type="float" office:value="0.078" calcext:value-type="float">
            <text:p>0.078</text:p>
          </table:table-cell>
          <table:table-cell office:value-type="float" office:value="0.05" calcext:value-type="float">
            <text:p>0.05</text:p>
          </table:table-cell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5679" calcext:value-type="float">
            <text:p>0.055679</text:p>
          </table:table-cell>
          <table:table-cell office:value-type="string" calcext:value-type="string">
            <text:p/>
          </table:table-cell>
          <table:table-cell office:value-type="float" office:value="0.0781" calcext:value-type="float">
            <text:p>0.0781</text:p>
          </table:table-cell>
          <table:table-cell office:value-type="float" office:value="0.05" calcext:value-type="float">
            <text:p>0.05</text:p>
          </table:table-cell>
          <table:table-cell office:value-type="float" office:value="0.0781" calcext:value-type="float">
            <text:p>0.0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7928" calcext:value-type="float">
            <text:p>0.057928</text:p>
          </table:table-cell>
          <table:table-cell office:value-type="string" calcext:value-type="string">
            <text:p/>
          </table:table-cell>
          <table:table-cell office:value-type="float" office:value="0.0782" calcext:value-type="float">
            <text:p>0.0782</text:p>
          </table:table-cell>
          <table:table-cell office:value-type="float" office:value="0.05" calcext:value-type="float">
            <text:p>0.05</text:p>
          </table:table-cell>
          <table:table-cell office:value-type="float" office:value="0.0782" calcext:value-type="float">
            <text:p>0.0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0178" calcext:value-type="float">
            <text:p>0.060178</text:p>
          </table:table-cell>
          <table:table-cell office:value-type="string" calcext:value-type="string">
            <text:p/>
          </table:table-cell>
          <table:table-cell office:value-type="float" office:value="0.0783" calcext:value-type="float">
            <text:p>0.0783</text:p>
          </table:table-cell>
          <table:table-cell office:value-type="float" office:value="0.05" calcext:value-type="float">
            <text:p>0.05</text:p>
          </table:table-cell>
          <table:table-cell office:value-type="float" office:value="0.0783" calcext:value-type="float">
            <text:p>0.0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2427" calcext:value-type="float">
            <text:p>0.062427</text:p>
          </table:table-cell>
          <table:table-cell office:value-type="string" calcext:value-type="string">
            <text:p/>
          </table:table-cell>
          <table:table-cell office:value-type="float" office:value="0.0784" calcext:value-type="float">
            <text:p>0.0784</text:p>
          </table:table-cell>
          <table:table-cell office:value-type="float" office:value="0.05" calcext:value-type="float">
            <text:p>0.05</text:p>
          </table:table-cell>
          <table:table-cell office:value-type="float" office:value="0.0784" calcext:value-type="float">
            <text:p>0.0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4677" calcext:value-type="float">
            <text:p>0.064677</text:p>
          </table:table-cell>
          <table:table-cell office:value-type="string" calcext:value-type="string">
            <text:p/>
          </table:table-cell>
          <table:table-cell office:value-type="float" office:value="0.0785" calcext:value-type="float">
            <text:p>0.0785</text:p>
          </table:table-cell>
          <table:table-cell office:value-type="float" office:value="0.05" calcext:value-type="float">
            <text:p>0.05</text:p>
          </table:table-cell>
          <table:table-cell office:value-type="float" office:value="0.0785" calcext:value-type="float">
            <text:p>0.0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926" calcext:value-type="float">
            <text:p>0.066926</text:p>
          </table:table-cell>
          <table:table-cell office:value-type="string" calcext:value-type="string">
            <text:p/>
          </table:table-cell>
          <table:table-cell office:value-type="float" office:value="0.0786" calcext:value-type="float">
            <text:p>0.0786</text:p>
          </table:table-cell>
          <table:table-cell office:value-type="float" office:value="0.05" calcext:value-type="float">
            <text:p>0.05</text:p>
          </table:table-cell>
          <table:table-cell office:value-type="float" office:value="0.0786" calcext:value-type="float">
            <text:p>0.0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9176" calcext:value-type="float">
            <text:p>0.069176</text:p>
          </table:table-cell>
          <table:table-cell office:value-type="string" calcext:value-type="string">
            <text:p/>
          </table:table-cell>
          <table:table-cell office:value-type="float" office:value="0.0787" calcext:value-type="float">
            <text:p>0.0787</text:p>
          </table:table-cell>
          <table:table-cell office:value-type="float" office:value="0.05" calcext:value-type="float">
            <text:p>0.05</text:p>
          </table:table-cell>
          <table:table-cell office:value-type="float" office:value="0.0787" calcext:value-type="float">
            <text:p>0.0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425" calcext:value-type="float">
            <text:p>0.071425</text:p>
          </table:table-cell>
          <table:table-cell office:value-type="string" calcext:value-type="string">
            <text:p/>
          </table:table-cell>
          <table:table-cell office:value-type="float" office:value="0.0788" calcext:value-type="float">
            <text:p>0.0788</text:p>
          </table:table-cell>
          <table:table-cell office:value-type="float" office:value="0.05" calcext:value-type="float">
            <text:p>0.05</text:p>
          </table:table-cell>
          <table:table-cell office:value-type="float" office:value="0.0788" calcext:value-type="float">
            <text:p>0.0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3675" calcext:value-type="float">
            <text:p>0.073675</text:p>
          </table:table-cell>
          <table:table-cell office:value-type="string" calcext:value-type="string">
            <text:p/>
          </table:table-cell>
          <table:table-cell office:value-type="float" office:value="0.0789" calcext:value-type="float">
            <text:p>0.0789</text:p>
          </table:table-cell>
          <table:table-cell office:value-type="float" office:value="0.05" calcext:value-type="float">
            <text:p>0.05</text:p>
          </table:table-cell>
          <table:table-cell office:value-type="float" office:value="0.0789" calcext:value-type="float">
            <text:p>0.0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924" calcext:value-type="float">
            <text:p>0.075924</text:p>
          </table:table-cell>
          <table:table-cell office:value-type="string" calcext:value-type="string">
            <text:p/>
          </table:table-cell>
          <table:table-cell office:value-type="float" office:value="0.079" calcext:value-type="float">
            <text:p>0.079</text:p>
          </table:table-cell>
          <table:table-cell office:value-type="float" office:value="0.05" calcext:value-type="float">
            <text:p>0.05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174" calcext:value-type="float">
            <text:p>0.078174</text:p>
          </table:table-cell>
          <table:table-cell office:value-type="string" calcext:value-type="string">
            <text:p/>
          </table:table-cell>
          <table:table-cell office:value-type="float" office:value="0.0791" calcext:value-type="float">
            <text:p>0.0791</text:p>
          </table:table-cell>
          <table:table-cell office:value-type="float" office:value="0.05" calcext:value-type="float">
            <text:p>0.05</text:p>
          </table:table-cell>
          <table:table-cell office:value-type="float" office:value="0.0791" calcext:value-type="float">
            <text:p>0.0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0423" calcext:value-type="float">
            <text:p>0.080423</text:p>
          </table:table-cell>
          <table:table-cell office:value-type="string" calcext:value-type="string">
            <text:p/>
          </table:table-cell>
          <table:table-cell office:value-type="float" office:value="0.0792" calcext:value-type="float">
            <text:p>0.0792</text:p>
          </table:table-cell>
          <table:table-cell office:value-type="float" office:value="0.05" calcext:value-type="float">
            <text:p>0.05</text:p>
          </table:table-cell>
          <table:table-cell office:value-type="float" office:value="0.0792" calcext:value-type="float">
            <text:p>0.0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673" calcext:value-type="float">
            <text:p>0.082673</text:p>
          </table:table-cell>
          <table:table-cell office:value-type="string" calcext:value-type="string">
            <text:p/>
          </table:table-cell>
          <table:table-cell office:value-type="float" office:value="0.0793" calcext:value-type="float">
            <text:p>0.0793</text:p>
          </table:table-cell>
          <table:table-cell office:value-type="float" office:value="0.05" calcext:value-type="float">
            <text:p>0.05</text:p>
          </table:table-cell>
          <table:table-cell office:value-type="float" office:value="0.0793" calcext:value-type="float">
            <text:p>0.0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4922" calcext:value-type="float">
            <text:p>0.084922</text:p>
          </table:table-cell>
          <table:table-cell office:value-type="string" calcext:value-type="string">
            <text:p/>
          </table:table-cell>
          <table:table-cell office:value-type="float" office:value="0.0794" calcext:value-type="float">
            <text:p>0.0794</text:p>
          </table:table-cell>
          <table:table-cell office:value-type="float" office:value="0.05" calcext:value-type="float">
            <text:p>0.05</text:p>
          </table:table-cell>
          <table:table-cell office:value-type="float" office:value="0.0794" calcext:value-type="float">
            <text:p>0.0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7172" calcext:value-type="float">
            <text:p>0.087172</text:p>
          </table:table-cell>
          <table:table-cell office:value-type="string" calcext:value-type="string">
            <text:p/>
          </table:table-cell>
          <table:table-cell office:value-type="float" office:value="0.0795" calcext:value-type="float">
            <text:p>0.0795</text:p>
          </table:table-cell>
          <table:table-cell office:value-type="float" office:value="0.05" calcext:value-type="float">
            <text:p>0.05</text:p>
          </table:table-cell>
          <table:table-cell office:value-type="float" office:value="0.0795" calcext:value-type="float">
            <text:p>0.0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9421" calcext:value-type="float">
            <text:p>0.089421</text:p>
          </table:table-cell>
          <table:table-cell office:value-type="string" calcext:value-type="string">
            <text:p/>
          </table:table-cell>
          <table:table-cell office:value-type="float" office:value="0.0796" calcext:value-type="float">
            <text:p>0.0796</text:p>
          </table:table-cell>
          <table:table-cell office:value-type="float" office:value="0.05" calcext:value-type="float">
            <text:p>0.05</text:p>
          </table:table-cell>
          <table:table-cell office:value-type="float" office:value="0.0796" calcext:value-type="float">
            <text:p>0.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1671" calcext:value-type="float">
            <text:p>0.091671</text:p>
          </table:table-cell>
          <table:table-cell office:value-type="string" calcext:value-type="string">
            <text:p/>
          </table:table-cell>
          <table:table-cell office:value-type="float" office:value="0.0797" calcext:value-type="float">
            <text:p>0.0797</text:p>
          </table:table-cell>
          <table:table-cell office:value-type="float" office:value="0.05" calcext:value-type="float">
            <text:p>0.05</text:p>
          </table:table-cell>
          <table:table-cell office:value-type="float" office:value="0.0797" calcext:value-type="float">
            <text:p>0.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3921" calcext:value-type="float">
            <text:p>0.093921</text:p>
          </table:table-cell>
          <table:table-cell office:value-type="string" calcext:value-type="string">
            <text:p/>
          </table:table-cell>
          <table:table-cell office:value-type="float" office:value="0.0798" calcext:value-type="float">
            <text:p>0.0798</text:p>
          </table:table-cell>
          <table:table-cell office:value-type="float" office:value="0.05" calcext:value-type="float">
            <text:p>0.05</text:p>
          </table:table-cell>
          <table:table-cell office:value-type="float" office:value="0.0798" calcext:value-type="float">
            <text:p>0.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17" calcext:value-type="float">
            <text:p>0.09617</text:p>
          </table:table-cell>
          <table:table-cell office:value-type="string" calcext:value-type="string">
            <text:p/>
          </table:table-cell>
          <table:table-cell office:value-type="float" office:value="0.0799" calcext:value-type="float">
            <text:p>0.0799</text:p>
          </table:table-cell>
          <table:table-cell office:value-type="float" office:value="0.05" calcext:value-type="float">
            <text:p>0.05</text:p>
          </table:table-cell>
          <table:table-cell office:value-type="float" office:value="0.0799" calcext:value-type="float">
            <text:p>0.0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8419" calcext:value-type="float">
            <text:p>0.098419</text:p>
          </table:table-cell>
          <table:table-cell office:value-type="string" calcext:value-type="string">
            <text:p/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067" calcext:value-type="float">
            <text:p>0.10067</text:p>
          </table:table-cell>
          <table:table-cell office:value-type="string" calcext:value-type="string">
            <text:p/>
          </table:table-cell>
          <table:table-cell office:value-type="float" office:value="0.0801" calcext:value-type="float">
            <text:p>0.0801</text:p>
          </table:table-cell>
          <table:table-cell office:value-type="float" office:value="0.05" calcext:value-type="float">
            <text:p>0.05</text:p>
          </table:table-cell>
          <table:table-cell office:value-type="float" office:value="0.0801" calcext:value-type="float">
            <text:p>0.0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92" calcext:value-type="float">
            <text:p>0.10292</text:p>
          </table:table-cell>
          <table:table-cell office:value-type="string" calcext:value-type="string">
            <text:p/>
          </table:table-cell>
          <table:table-cell office:value-type="float" office:value="0.0802" calcext:value-type="float">
            <text:p>0.0802</text:p>
          </table:table-cell>
          <table:table-cell office:value-type="float" office:value="0.05" calcext:value-type="float">
            <text:p>0.05</text:p>
          </table:table-cell>
          <table:table-cell office:value-type="float" office:value="0.0802" calcext:value-type="float">
            <text:p>0.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517" calcext:value-type="float">
            <text:p>0.10517</text:p>
          </table:table-cell>
          <table:table-cell office:value-type="string" calcext:value-type="string">
            <text:p/>
          </table:table-cell>
          <table:table-cell office:value-type="float" office:value="0.0803" calcext:value-type="float">
            <text:p>0.0803</text:p>
          </table:table-cell>
          <table:table-cell office:value-type="float" office:value="0.05" calcext:value-type="float">
            <text:p>0.05</text:p>
          </table:table-cell>
          <table:table-cell office:value-type="float" office:value="0.0803" calcext:value-type="float">
            <text:p>0.0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742" calcext:value-type="float">
            <text:p>0.10742</text:p>
          </table:table-cell>
          <table:table-cell office:value-type="string" calcext:value-type="string">
            <text:p/>
          </table:table-cell>
          <table:table-cell office:value-type="float" office:value="0.0804" calcext:value-type="float">
            <text:p>0.0804</text:p>
          </table:table-cell>
          <table:table-cell office:value-type="float" office:value="0.05" calcext:value-type="float">
            <text:p>0.05</text:p>
          </table:table-cell>
          <table:table-cell office:value-type="float" office:value="0.0804" calcext:value-type="float">
            <text:p>0.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967" calcext:value-type="float">
            <text:p>0.10967</text:p>
          </table:table-cell>
          <table:table-cell office:value-type="string" calcext:value-type="string">
            <text:p/>
          </table:table-cell>
          <table:table-cell office:value-type="float" office:value="0.0805" calcext:value-type="float">
            <text:p>0.0805</text:p>
          </table:table-cell>
          <table:table-cell office:value-type="float" office:value="0.05" calcext:value-type="float">
            <text:p>0.05</text:p>
          </table:table-cell>
          <table:table-cell office:value-type="float" office:value="0.0805" calcext:value-type="float">
            <text:p>0.0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192" calcext:value-type="float">
            <text:p>0.11192</text:p>
          </table:table-cell>
          <table:table-cell office:value-type="string" calcext:value-type="string">
            <text:p/>
          </table:table-cell>
          <table:table-cell office:value-type="float" office:value="0.0806" calcext:value-type="float">
            <text:p>0.08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417" calcext:value-type="float">
            <text:p>0.11417</text:p>
          </table:table-cell>
          <table:table-cell office:value-type="string" calcext:value-type="string">
            <text:p/>
          </table:table-cell>
          <table:table-cell office:value-type="float" office:value="0.0807" calcext:value-type="float">
            <text:p>0.08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07" calcext:value-type="float">
            <text:p>0.0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642" calcext:value-type="float">
            <text:p>0.11642</text:p>
          </table:table-cell>
          <table:table-cell office:value-type="string" calcext:value-type="string">
            <text:p/>
          </table:table-cell>
          <table:table-cell office:value-type="float" office:value="0.0808" calcext:value-type="float">
            <text:p>0.0808</text:p>
          </table:table-cell>
          <table:table-cell office:value-type="float" office:value="0.05" calcext:value-type="float">
            <text:p>0.05</text:p>
          </table:table-cell>
          <table:table-cell office:value-type="float" office:value="0.0808" calcext:value-type="float">
            <text:p>0.0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867" calcext:value-type="float">
            <text:p>0.11867</text:p>
          </table:table-cell>
          <table:table-cell office:value-type="string" calcext:value-type="string">
            <text:p/>
          </table:table-cell>
          <table:table-cell office:value-type="float" office:value="0.0809" calcext:value-type="float">
            <text:p>0.0809</text:p>
          </table:table-cell>
          <table:table-cell office:value-type="float" office:value="0.05" calcext:value-type="float">
            <text:p>0.05</text:p>
          </table:table-cell>
          <table:table-cell office:value-type="float" office:value="0.0809" calcext:value-type="float">
            <text:p>0.0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91" calcext:value-type="float">
            <text:p>0.12091</text:p>
          </table:table-cell>
          <table:table-cell office:value-type="string" calcext:value-type="string">
            <text:p/>
          </table:table-cell>
          <table:table-cell office:value-type="float" office:value="0.081" calcext:value-type="float">
            <text:p>0.081</text:p>
          </table:table-cell>
          <table:table-cell office:value-type="float" office:value="0.05" calcext:value-type="float">
            <text:p>0.05</text:p>
          </table:table-cell>
          <table:table-cell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316" calcext:value-type="float">
            <text:p>0.12316</text:p>
          </table:table-cell>
          <table:table-cell office:value-type="string" calcext:value-type="string">
            <text:p/>
          </table:table-cell>
          <table:table-cell office:value-type="float" office:value="0.0811" calcext:value-type="float">
            <text:p>0.0811</text:p>
          </table:table-cell>
          <table:table-cell office:value-type="float" office:value="0.05" calcext:value-type="float">
            <text:p>0.05</text:p>
          </table:table-cell>
          <table:table-cell office:value-type="float" office:value="0.0811" calcext:value-type="float">
            <text:p>0.0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41" calcext:value-type="float">
            <text:p>0.12541</text:p>
          </table:table-cell>
          <table:table-cell office:value-type="string" calcext:value-type="string">
            <text:p/>
          </table:table-cell>
          <table:table-cell office:value-type="float" office:value="0.0812" calcext:value-type="float">
            <text:p>0.0812</text:p>
          </table:table-cell>
          <table:table-cell office:value-type="float" office:value="0.05" calcext:value-type="float">
            <text:p>0.05</text:p>
          </table:table-cell>
          <table:table-cell office:value-type="float" office:value="0.0812" calcext:value-type="float">
            <text:p>0.0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766" calcext:value-type="float">
            <text:p>0.12766</text:p>
          </table:table-cell>
          <table:table-cell office:value-type="string" calcext:value-type="string">
            <text:p/>
          </table:table-cell>
          <table:table-cell office:value-type="float" office:value="0.0813" calcext:value-type="float">
            <text:p>0.0813</text:p>
          </table:table-cell>
          <table:table-cell office:value-type="float" office:value="0.05" calcext:value-type="float">
            <text:p>0.05</text:p>
          </table:table-cell>
          <table:table-cell office:value-type="float" office:value="0.0813" calcext:value-type="float">
            <text:p>0.0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991" calcext:value-type="float">
            <text:p>0.12991</text:p>
          </table:table-cell>
          <table:table-cell office:value-type="string" calcext:value-type="string">
            <text:p/>
          </table:table-cell>
          <table:table-cell office:value-type="float" office:value="0.0814" calcext:value-type="float">
            <text:p>0.0814</text:p>
          </table:table-cell>
          <table:table-cell office:value-type="float" office:value="0.05" calcext:value-type="float">
            <text:p>0.05</text:p>
          </table:table-cell>
          <table:table-cell office:value-type="float" office:value="0.0814" calcext:value-type="float">
            <text:p>0.0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216" calcext:value-type="float">
            <text:p>0.13216</text:p>
          </table:table-cell>
          <table:table-cell office:value-type="string" calcext:value-type="string">
            <text:p/>
          </table:table-cell>
          <table:table-cell office:value-type="float" office:value="0.0815" calcext:value-type="float">
            <text:p>0.0815</text:p>
          </table:table-cell>
          <table:table-cell office:value-type="float" office:value="0.05" calcext:value-type="float">
            <text:p>0.05</text:p>
          </table:table-cell>
          <table:table-cell office:value-type="float" office:value="0.0815" calcext:value-type="float">
            <text:p>0.0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468" calcext:value-type="float">
            <text:p>0.13468</text:p>
          </table:table-cell>
          <table:table-cell office:value-type="string" calcext:value-type="string">
            <text:p/>
          </table:table-cell>
          <table:table-cell office:value-type="float" office:value="0.0816" calcext:value-type="float">
            <text:p>0.0816</text:p>
          </table:table-cell>
          <table:table-cell office:value-type="float" office:value="0.05" calcext:value-type="float">
            <text:p>0.05</text:p>
          </table:table-cell>
          <table:table-cell office:value-type="float" office:value="0.0816" calcext:value-type="float">
            <text:p>0.0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818" calcext:value-type="float">
            <text:p>0.13818</text:p>
          </table:table-cell>
          <table:table-cell office:value-type="string" calcext:value-type="string">
            <text:p/>
          </table:table-cell>
          <table:table-cell office:value-type="float" office:value="0.0817" calcext:value-type="float">
            <text:p>0.0817</text:p>
          </table:table-cell>
          <table:table-cell office:value-type="float" office:value="0.05" calcext:value-type="float">
            <text:p>0.05</text:p>
          </table:table-cell>
          <table:table-cell office:value-type="float" office:value="0.0817" calcext:value-type="float">
            <text:p>0.0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168" calcext:value-type="float">
            <text:p>0.14168</text:p>
          </table:table-cell>
          <table:table-cell office:value-type="string" calcext:value-type="string">
            <text:p/>
          </table:table-cell>
          <table:table-cell office:value-type="float" office:value="0.0818" calcext:value-type="float">
            <text:p>0.0818</text:p>
          </table:table-cell>
          <table:table-cell office:value-type="float" office:value="0.05" calcext:value-type="float">
            <text:p>0.05</text:p>
          </table:table-cell>
          <table:table-cell office:value-type="float" office:value="0.0818" calcext:value-type="float">
            <text:p>0.0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518" calcext:value-type="float">
            <text:p>0.14518</text:p>
          </table:table-cell>
          <table:table-cell office:value-type="string" calcext:value-type="string">
            <text:p/>
          </table:table-cell>
          <table:table-cell office:value-type="float" office:value="0.0819" calcext:value-type="float">
            <text:p>0.0819</text:p>
          </table:table-cell>
          <table:table-cell office:value-type="float" office:value="0.05" calcext:value-type="float">
            <text:p>0.05</text:p>
          </table:table-cell>
          <table:table-cell office:value-type="float" office:value="0.0819" calcext:value-type="float">
            <text:p>0.0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868" calcext:value-type="float">
            <text:p>0.14868</text:p>
          </table:table-cell>
          <table:table-cell office:value-type="string" calcext:value-type="string">
            <text:p/>
          </table:table-cell>
          <table:table-cell office:value-type="float" office:value="0.082" calcext:value-type="float">
            <text:p>0.082</text:p>
          </table:table-cell>
          <table:table-cell office:value-type="float" office:value="0.05" calcext:value-type="float">
            <text:p>0.05</text:p>
          </table:table-cell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218" calcext:value-type="float">
            <text:p>0.15218</text:p>
          </table:table-cell>
          <table:table-cell office:value-type="string" calcext:value-type="string">
            <text:p/>
          </table:table-cell>
          <table:table-cell office:value-type="float" office:value="0.0821" calcext:value-type="float">
            <text:p>0.0821</text:p>
          </table:table-cell>
          <table:table-cell office:value-type="float" office:value="0.05" calcext:value-type="float">
            <text:p>0.05</text:p>
          </table:table-cell>
          <table:table-cell office:value-type="float" office:value="0.0821" calcext:value-type="float">
            <text:p>0.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568" calcext:value-type="float">
            <text:p>0.15568</text:p>
          </table:table-cell>
          <table:table-cell office:value-type="string" calcext:value-type="string">
            <text:p/>
          </table:table-cell>
          <table:table-cell office:value-type="float" office:value="0.0822" calcext:value-type="float">
            <text:p>0.0822</text:p>
          </table:table-cell>
          <table:table-cell office:value-type="float" office:value="0.05" calcext:value-type="float">
            <text:p>0.05</text:p>
          </table:table-cell>
          <table:table-cell office:value-type="float" office:value="0.0822" calcext:value-type="float">
            <text:p>0.0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918" calcext:value-type="float">
            <text:p>0.15918</text:p>
          </table:table-cell>
          <table:table-cell office:value-type="string" calcext:value-type="string">
            <text:p/>
          </table:table-cell>
          <table:table-cell office:value-type="float" office:value="0.0823" calcext:value-type="float">
            <text:p>0.0823</text:p>
          </table:table-cell>
          <table:table-cell office:value-type="float" office:value="0.05" calcext:value-type="float">
            <text:p>0.05</text:p>
          </table:table-cell>
          <table:table-cell office:value-type="float" office:value="0.0823" calcext:value-type="float">
            <text:p>0.0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268" calcext:value-type="float">
            <text:p>0.16268</text:p>
          </table:table-cell>
          <table:table-cell office:value-type="string" calcext:value-type="string">
            <text:p/>
          </table:table-cell>
          <table:table-cell office:value-type="float" office:value="0.0824" calcext:value-type="float">
            <text:p>0.0824</text:p>
          </table:table-cell>
          <table:table-cell office:value-type="float" office:value="0.05" calcext:value-type="float">
            <text:p>0.05</text:p>
          </table:table-cell>
          <table:table-cell office:value-type="float" office:value="0.0824" calcext:value-type="float">
            <text:p>0.0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618" calcext:value-type="float">
            <text:p>0.16618</text:p>
          </table:table-cell>
          <table:table-cell office:value-type="string" calcext:value-type="string">
            <text:p/>
          </table:table-cell>
          <table:table-cell office:value-type="float" office:value="0.0825" calcext:value-type="float">
            <text:p>0.0825</text:p>
          </table:table-cell>
          <table:table-cell office:value-type="float" office:value="0.05" calcext:value-type="float">
            <text:p>0.05</text:p>
          </table:table-cell>
          <table:table-cell office:value-type="float" office:value="0.0825" calcext:value-type="float">
            <text:p>0.0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968" calcext:value-type="float">
            <text:p>0.16968</text:p>
          </table:table-cell>
          <table:table-cell office:value-type="string" calcext:value-type="string">
            <text:p/>
          </table:table-cell>
          <table:table-cell office:value-type="float" office:value="0.0826" calcext:value-type="float">
            <text:p>0.0826</text:p>
          </table:table-cell>
          <table:table-cell office:value-type="float" office:value="0.05" calcext:value-type="float">
            <text:p>0.05</text:p>
          </table:table-cell>
          <table:table-cell office:value-type="float" office:value="0.0826" calcext:value-type="float">
            <text:p>0.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318" calcext:value-type="float">
            <text:p>0.17318</text:p>
          </table:table-cell>
          <table:table-cell office:value-type="string" calcext:value-type="string">
            <text:p/>
          </table:table-cell>
          <table:table-cell office:value-type="float" office:value="0.0827" calcext:value-type="float">
            <text:p>0.0827</text:p>
          </table:table-cell>
          <table:table-cell office:value-type="float" office:value="0.05" calcext:value-type="float">
            <text:p>0.05</text:p>
          </table:table-cell>
          <table:table-cell office:value-type="float" office:value="0.0827" calcext:value-type="float">
            <text:p>0.0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668" calcext:value-type="float">
            <text:p>0.17668</text:p>
          </table:table-cell>
          <table:table-cell office:value-type="string" calcext:value-type="string">
            <text:p/>
          </table:table-cell>
          <table:table-cell office:value-type="float" office:value="0.0828" calcext:value-type="float">
            <text:p>0.0828</text:p>
          </table:table-cell>
          <table:table-cell office:value-type="float" office:value="0.05" calcext:value-type="float">
            <text:p>0.05</text:p>
          </table:table-cell>
          <table:table-cell office:value-type="float" office:value="0.0828" calcext:value-type="float">
            <text:p>0.0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018" calcext:value-type="float">
            <text:p>0.18018</text:p>
          </table:table-cell>
          <table:table-cell office:value-type="string" calcext:value-type="string">
            <text:p/>
          </table:table-cell>
          <table:table-cell office:value-type="float" office:value="0.0829" calcext:value-type="float">
            <text:p>0.0829</text:p>
          </table:table-cell>
          <table:table-cell office:value-type="float" office:value="0.05" calcext:value-type="float">
            <text:p>0.05</text:p>
          </table:table-cell>
          <table:table-cell office:value-type="float" office:value="0.0829" calcext:value-type="float">
            <text:p>0.0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368" calcext:value-type="float">
            <text:p>0.18368</text:p>
          </table:table-cell>
          <table:table-cell office:value-type="string" calcext:value-type="string">
            <text:p/>
          </table:table-cell>
          <table:table-cell office:value-type="float" office:value="0.083" calcext:value-type="float">
            <text:p>0.083</text:p>
          </table:table-cell>
          <table:table-cell office:value-type="float" office:value="0.05" calcext:value-type="float">
            <text:p>0.05</text:p>
          </table:table-cell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718" calcext:value-type="float">
            <text:p>0.18718</text:p>
          </table:table-cell>
          <table:table-cell office:value-type="string" calcext:value-type="string">
            <text:p/>
          </table:table-cell>
          <table:table-cell office:value-type="float" office:value="0.0831" calcext:value-type="float">
            <text:p>0.0831</text:p>
          </table:table-cell>
          <table:table-cell office:value-type="float" office:value="0.05" calcext:value-type="float">
            <text:p>0.05</text:p>
          </table:table-cell>
          <table:table-cell office:value-type="float" office:value="0.0831" calcext:value-type="float">
            <text:p>0.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069" calcext:value-type="float">
            <text:p>0.19069</text:p>
          </table:table-cell>
          <table:table-cell office:value-type="string" calcext:value-type="string">
            <text:p/>
          </table:table-cell>
          <table:table-cell office:value-type="float" office:value="0.0832" calcext:value-type="float">
            <text:p>0.0832</text:p>
          </table:table-cell>
          <table:table-cell office:value-type="float" office:value="0.05" calcext:value-type="float">
            <text:p>0.05</text:p>
          </table:table-cell>
          <table:table-cell office:value-type="float" office:value="0.0832" calcext:value-type="float">
            <text:p>0.0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419" calcext:value-type="float">
            <text:p>0.19419</text:p>
          </table:table-cell>
          <table:table-cell office:value-type="string" calcext:value-type="string">
            <text:p/>
          </table:table-cell>
          <table:table-cell office:value-type="float" office:value="0.0833" calcext:value-type="float">
            <text:p>0.0833</text:p>
          </table:table-cell>
          <table:table-cell office:value-type="float" office:value="0.05" calcext:value-type="float">
            <text:p>0.05</text:p>
          </table:table-cell>
          <table:table-cell office:value-type="float" office:value="0.0833" calcext:value-type="float">
            <text:p>0.0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69" calcext:value-type="float">
            <text:p>0.19769</text:p>
          </table:table-cell>
          <table:table-cell office:value-type="string" calcext:value-type="string">
            <text:p/>
          </table:table-cell>
          <table:table-cell office:value-type="float" office:value="0.0834" calcext:value-type="float">
            <text:p>0.0834</text:p>
          </table:table-cell>
          <table:table-cell office:value-type="float" office:value="0.05" calcext:value-type="float">
            <text:p>0.05</text:p>
          </table:table-cell>
          <table:table-cell office:value-type="float" office:value="0.0834" calcext:value-type="float">
            <text:p>0.0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119" calcext:value-type="float">
            <text:p>0.20119</text:p>
          </table:table-cell>
          <table:table-cell office:value-type="string" calcext:value-type="string">
            <text:p/>
          </table:table-cell>
          <table:table-cell office:value-type="float" office:value="0.0835" calcext:value-type="float">
            <text:p>0.0835</text:p>
          </table:table-cell>
          <table:table-cell office:value-type="float" office:value="0.05" calcext:value-type="float">
            <text:p>0.05</text:p>
          </table:table-cell>
          <table:table-cell office:value-type="float" office:value="0.0835" calcext:value-type="float">
            <text:p>0.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469" calcext:value-type="float">
            <text:p>0.20469</text:p>
          </table:table-cell>
          <table:table-cell office:value-type="string" calcext:value-type="string">
            <text:p/>
          </table:table-cell>
          <table:table-cell office:value-type="float" office:value="0.0836" calcext:value-type="float">
            <text:p>0.0836</text:p>
          </table:table-cell>
          <table:table-cell office:value-type="float" office:value="0.05" calcext:value-type="float">
            <text:p>0.05</text:p>
          </table:table-cell>
          <table:table-cell office:value-type="float" office:value="0.0836" calcext:value-type="float">
            <text:p>0.0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819" calcext:value-type="float">
            <text:p>0.20819</text:p>
          </table:table-cell>
          <table:table-cell office:value-type="string" calcext:value-type="string">
            <text:p/>
          </table:table-cell>
          <table:table-cell office:value-type="float" office:value="0.0837" calcext:value-type="float">
            <text:p>0.0837</text:p>
          </table:table-cell>
          <table:table-cell office:value-type="float" office:value="0.05" calcext:value-type="float">
            <text:p>0.05</text:p>
          </table:table-cell>
          <table:table-cell office:value-type="float" office:value="0.0837" calcext:value-type="float">
            <text:p>0.0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169" calcext:value-type="float">
            <text:p>0.21169</text:p>
          </table:table-cell>
          <table:table-cell office:value-type="string" calcext:value-type="string">
            <text:p/>
          </table:table-cell>
          <table:table-cell office:value-type="float" office:value="0.0838" calcext:value-type="float">
            <text:p>0.0838</text:p>
          </table:table-cell>
          <table:table-cell office:value-type="float" office:value="0.05" calcext:value-type="float">
            <text:p>0.05</text:p>
          </table:table-cell>
          <table:table-cell office:value-type="float" office:value="0.0838" calcext:value-type="float">
            <text:p>0.0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519" calcext:value-type="float">
            <text:p>0.21519</text:p>
          </table:table-cell>
          <table:table-cell office:value-type="string" calcext:value-type="string">
            <text:p/>
          </table:table-cell>
          <table:table-cell office:value-type="float" office:value="0.0839" calcext:value-type="float">
            <text:p>0.0839</text:p>
          </table:table-cell>
          <table:table-cell office:value-type="float" office:value="0.05" calcext:value-type="float">
            <text:p>0.05</text:p>
          </table:table-cell>
          <table:table-cell office:value-type="float" office:value="0.0839" calcext:value-type="float">
            <text:p>0.0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869" calcext:value-type="float">
            <text:p>0.21869</text:p>
          </table:table-cell>
          <table:table-cell office:value-type="string" calcext:value-type="string">
            <text:p/>
          </table:table-cell>
          <table:table-cell office:value-type="float" office:value="0.084" calcext:value-type="float">
            <text:p>0.084</text:p>
          </table:table-cell>
          <table:table-cell office:value-type="float" office:value="0.05" calcext:value-type="float">
            <text:p>0.05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219" calcext:value-type="float">
            <text:p>0.22219</text:p>
          </table:table-cell>
          <table:table-cell office:value-type="string" calcext:value-type="string">
            <text:p/>
          </table:table-cell>
          <table:table-cell office:value-type="float" office:value="0.0841" calcext:value-type="float">
            <text:p>0.0841</text:p>
          </table:table-cell>
          <table:table-cell office:value-type="float" office:value="0.05" calcext:value-type="float">
            <text:p>0.05</text:p>
          </table:table-cell>
          <table:table-cell office:value-type="float" office:value="0.0841" calcext:value-type="float">
            <text:p>0.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569" calcext:value-type="float">
            <text:p>0.22569</text:p>
          </table:table-cell>
          <table:table-cell office:value-type="string" calcext:value-type="string">
            <text:p/>
          </table:table-cell>
          <table:table-cell office:value-type="float" office:value="0.0842" calcext:value-type="float">
            <text:p>0.0842</text:p>
          </table:table-cell>
          <table:table-cell office:value-type="float" office:value="0.05" calcext:value-type="float">
            <text:p>0.05</text:p>
          </table:table-cell>
          <table:table-cell office:value-type="float" office:value="0.0842" calcext:value-type="float">
            <text:p>0.0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919" calcext:value-type="float">
            <text:p>0.22919</text:p>
          </table:table-cell>
          <table:table-cell office:value-type="string" calcext:value-type="string">
            <text:p/>
          </table:table-cell>
          <table:table-cell office:value-type="float" office:value="0.0843" calcext:value-type="float">
            <text:p>0.0843</text:p>
          </table:table-cell>
          <table:table-cell office:value-type="float" office:value="0.05" calcext:value-type="float">
            <text:p>0.05</text:p>
          </table:table-cell>
          <table:table-cell office:value-type="float" office:value="0.0843" calcext:value-type="float">
            <text:p>0.0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269" calcext:value-type="float">
            <text:p>0.23269</text:p>
          </table:table-cell>
          <table:table-cell office:value-type="string" calcext:value-type="string">
            <text:p/>
          </table:table-cell>
          <table:table-cell office:value-type="float" office:value="0.0844" calcext:value-type="float">
            <text:p>0.0844</text:p>
          </table:table-cell>
          <table:table-cell office:value-type="float" office:value="0.05" calcext:value-type="float">
            <text:p>0.05</text:p>
          </table:table-cell>
          <table:table-cell office:value-type="float" office:value="0.0844" calcext:value-type="float">
            <text:p>0.0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619" calcext:value-type="float">
            <text:p>0.23619</text:p>
          </table:table-cell>
          <table:table-cell office:value-type="string" calcext:value-type="string">
            <text:p/>
          </table:table-cell>
          <table:table-cell office:value-type="float" office:value="0.0845" calcext:value-type="float">
            <text:p>0.0845</text:p>
          </table:table-cell>
          <table:table-cell office:value-type="float" office:value="0.05" calcext:value-type="float">
            <text:p>0.05</text:p>
          </table:table-cell>
          <table:table-cell office:value-type="float" office:value="0.0845" calcext:value-type="float">
            <text:p>0.0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969" calcext:value-type="float">
            <text:p>0.23969</text:p>
          </table:table-cell>
          <table:table-cell office:value-type="string" calcext:value-type="string">
            <text:p/>
          </table:table-cell>
          <table:table-cell office:value-type="float" office:value="0.0846" calcext:value-type="float">
            <text:p>0.0846</text:p>
          </table:table-cell>
          <table:table-cell office:value-type="float" office:value="0.05" calcext:value-type="float">
            <text:p>0.05</text:p>
          </table:table-cell>
          <table:table-cell office:value-type="float" office:value="0.0846" calcext:value-type="float">
            <text:p>0.0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319" calcext:value-type="float">
            <text:p>0.24319</text:p>
          </table:table-cell>
          <table:table-cell office:value-type="string" calcext:value-type="string">
            <text:p/>
          </table:table-cell>
          <table:table-cell office:value-type="float" office:value="0.0847" calcext:value-type="float">
            <text:p>0.0847</text:p>
          </table:table-cell>
          <table:table-cell office:value-type="float" office:value="0.05" calcext:value-type="float">
            <text:p>0.05</text:p>
          </table:table-cell>
          <table:table-cell office:value-type="float" office:value="0.0847" calcext:value-type="float">
            <text:p>0.0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67" calcext:value-type="float">
            <text:p>0.2467</text:p>
          </table:table-cell>
          <table:table-cell office:value-type="string" calcext:value-type="string">
            <text:p/>
          </table:table-cell>
          <table:table-cell office:value-type="float" office:value="0.0848" calcext:value-type="float">
            <text:p>0.0848</text:p>
          </table:table-cell>
          <table:table-cell office:value-type="float" office:value="0.05" calcext:value-type="float">
            <text:p>0.05</text:p>
          </table:table-cell>
          <table:table-cell office:value-type="float" office:value="0.0848" calcext:value-type="float">
            <text:p>0.0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2" calcext:value-type="float">
            <text:p>0.2502</text:p>
          </table:table-cell>
          <table:table-cell office:value-type="string" calcext:value-type="string">
            <text:p/>
          </table:table-cell>
          <table:table-cell office:value-type="float" office:value="0.0849" calcext:value-type="float">
            <text:p>0.0849</text:p>
          </table:table-cell>
          <table:table-cell office:value-type="float" office:value="0.05" calcext:value-type="float">
            <text:p>0.05</text:p>
          </table:table-cell>
          <table:table-cell office:value-type="float" office:value="0.0849" calcext:value-type="float">
            <text:p>0.0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37" calcext:value-type="float">
            <text:p>0.2537</text:p>
          </table:table-cell>
          <table:table-cell office:value-type="string" calcext:value-type="string">
            <text:p/>
          </table:table-cell>
          <table:table-cell office:value-type="float" office:value="0.085" calcext:value-type="float">
            <text:p>0.085</text:p>
          </table:table-cell>
          <table:table-cell office:value-type="float" office:value="0.05" calcext:value-type="float">
            <text:p>0.05</text:p>
          </table:table-cell>
          <table:table-cell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72" calcext:value-type="float">
            <text:p>0.2572</text:p>
          </table:table-cell>
          <table:table-cell office:value-type="string" calcext:value-type="string">
            <text:p/>
          </table:table-cell>
          <table:table-cell office:value-type="float" office:value="0.0851" calcext:value-type="float">
            <text:p>0.0851</text:p>
          </table:table-cell>
          <table:table-cell office:value-type="float" office:value="0.05" calcext:value-type="float">
            <text:p>0.05</text:p>
          </table:table-cell>
          <table:table-cell office:value-type="float" office:value="0.0851" calcext:value-type="float">
            <text:p>0.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07" calcext:value-type="float">
            <text:p>0.2607</text:p>
          </table:table-cell>
          <table:table-cell office:value-type="string" calcext:value-type="string">
            <text:p/>
          </table:table-cell>
          <table:table-cell office:value-type="float" office:value="0.0852" calcext:value-type="float">
            <text:p>0.0852</text:p>
          </table:table-cell>
          <table:table-cell office:value-type="float" office:value="0.05" calcext:value-type="float">
            <text:p>0.05</text:p>
          </table:table-cell>
          <table:table-cell office:value-type="float" office:value="0.0852" calcext:value-type="float">
            <text:p>0.0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2" calcext:value-type="float">
            <text:p>0.2642</text:p>
          </table:table-cell>
          <table:table-cell office:value-type="string" calcext:value-type="string">
            <text:p/>
          </table:table-cell>
          <table:table-cell office:value-type="float" office:value="0.0853" calcext:value-type="float">
            <text:p>0.0853</text:p>
          </table:table-cell>
          <table:table-cell office:value-type="float" office:value="0.05" calcext:value-type="float">
            <text:p>0.05</text:p>
          </table:table-cell>
          <table:table-cell office:value-type="float" office:value="0.0853" calcext:value-type="float">
            <text:p>0.0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77" calcext:value-type="float">
            <text:p>0.2677</text:p>
          </table:table-cell>
          <table:table-cell office:value-type="string" calcext:value-type="string">
            <text:p/>
          </table:table-cell>
          <table:table-cell office:value-type="float" office:value="0.0854" calcext:value-type="float">
            <text:p>0.0854</text:p>
          </table:table-cell>
          <table:table-cell office:value-type="float" office:value="0.05" calcext:value-type="float">
            <text:p>0.05</text:p>
          </table:table-cell>
          <table:table-cell office:value-type="float" office:value="0.0854" calcext:value-type="float">
            <text:p>0.0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12" calcext:value-type="float">
            <text:p>0.2712</text:p>
          </table:table-cell>
          <table:table-cell office:value-type="string" calcext:value-type="string">
            <text:p/>
          </table:table-cell>
          <table:table-cell office:value-type="float" office:value="0.0855" calcext:value-type="float">
            <text:p>0.0855</text:p>
          </table:table-cell>
          <table:table-cell office:value-type="float" office:value="0.05" calcext:value-type="float">
            <text:p>0.05</text:p>
          </table:table-cell>
          <table:table-cell office:value-type="float" office:value="0.0855" calcext:value-type="float">
            <text:p>0.0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7" calcext:value-type="float">
            <text:p>0.2747</text:p>
          </table:table-cell>
          <table:table-cell office:value-type="string" calcext:value-type="string">
            <text:p/>
          </table:table-cell>
          <table:table-cell office:value-type="float" office:value="0.0856" calcext:value-type="float">
            <text:p>0.0856</text:p>
          </table:table-cell>
          <table:table-cell office:value-type="float" office:value="0.05" calcext:value-type="float">
            <text:p>0.05</text:p>
          </table:table-cell>
          <table:table-cell office:value-type="float" office:value="0.0856" calcext:value-type="float">
            <text:p>0.0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82" calcext:value-type="float">
            <text:p>0.2782</text:p>
          </table:table-cell>
          <table:table-cell office:value-type="string" calcext:value-type="string">
            <text:p/>
          </table:table-cell>
          <table:table-cell office:value-type="float" office:value="0.0857" calcext:value-type="float">
            <text:p>0.0857</text:p>
          </table:table-cell>
          <table:table-cell office:value-type="float" office:value="0.05" calcext:value-type="float">
            <text:p>0.05</text:p>
          </table:table-cell>
          <table:table-cell office:value-type="float" office:value="0.0857" calcext:value-type="float">
            <text:p>0.0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17" calcext:value-type="float">
            <text:p>0.2817</text:p>
          </table:table-cell>
          <table:table-cell office:value-type="string" calcext:value-type="string">
            <text:p/>
          </table:table-cell>
          <table:table-cell office:value-type="float" office:value="0.0858" calcext:value-type="float">
            <text:p>0.0858</text:p>
          </table:table-cell>
          <table:table-cell office:value-type="float" office:value="0.05" calcext:value-type="float">
            <text:p>0.05</text:p>
          </table:table-cell>
          <table:table-cell office:value-type="float" office:value="0.0858" calcext:value-type="float">
            <text:p>0.0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52" calcext:value-type="float">
            <text:p>0.2852</text:p>
          </table:table-cell>
          <table:table-cell office:value-type="string" calcext:value-type="string">
            <text:p/>
          </table:table-cell>
          <table:table-cell office:value-type="float" office:value="0.0859" calcext:value-type="float">
            <text:p>0.0859</text:p>
          </table:table-cell>
          <table:table-cell office:value-type="float" office:value="0.05" calcext:value-type="float">
            <text:p>0.05</text:p>
          </table:table-cell>
          <table:table-cell office:value-type="float" office:value="0.0859" calcext:value-type="float">
            <text:p>0.0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7" calcext:value-type="float">
            <text:p>0.2887</text:p>
          </table:table-cell>
          <table:table-cell office:value-type="string" calcext:value-type="string">
            <text:p/>
          </table:table-cell>
          <table:table-cell office:value-type="float" office:value="0.086" calcext:value-type="float">
            <text:p>0.086</text:p>
          </table:table-cell>
          <table:table-cell office:value-type="float" office:value="0.05" calcext:value-type="float">
            <text:p>0.05</text:p>
          </table:table-cell>
          <table:table-cell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22" calcext:value-type="float">
            <text:p>0.2922</text:p>
          </table:table-cell>
          <table:table-cell office:value-type="string" calcext:value-type="string">
            <text:p/>
          </table:table-cell>
          <table:table-cell office:value-type="float" office:value="0.0861" calcext:value-type="float">
            <text:p>0.0861</text:p>
          </table:table-cell>
          <table:table-cell office:value-type="float" office:value="0.05" calcext:value-type="float">
            <text:p>0.05</text:p>
          </table:table-cell>
          <table:table-cell office:value-type="float" office:value="0.0861" calcext:value-type="float">
            <text:p>0.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57" calcext:value-type="float">
            <text:p>0.2957</text:p>
          </table:table-cell>
          <table:table-cell office:value-type="string" calcext:value-type="string">
            <text:p/>
          </table:table-cell>
          <table:table-cell office:value-type="float" office:value="0.0862" calcext:value-type="float">
            <text:p>0.0862</text:p>
          </table:table-cell>
          <table:table-cell office:value-type="float" office:value="0.05" calcext:value-type="float">
            <text:p>0.05</text:p>
          </table:table-cell>
          <table:table-cell office:value-type="float" office:value="0.0862" calcext:value-type="float">
            <text:p>0.0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92" calcext:value-type="float">
            <text:p>0.2992</text:p>
          </table:table-cell>
          <table:table-cell office:value-type="string" calcext:value-type="string">
            <text:p/>
          </table:table-cell>
          <table:table-cell office:value-type="float" office:value="0.0863" calcext:value-type="float">
            <text:p>0.0863</text:p>
          </table:table-cell>
          <table:table-cell office:value-type="float" office:value="0.05" calcext:value-type="float">
            <text:p>0.05</text:p>
          </table:table-cell>
          <table:table-cell office:value-type="float" office:value="0.0863" calcext:value-type="float">
            <text:p>0.0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271" calcext:value-type="float">
            <text:p>0.30271</text:p>
          </table:table-cell>
          <table:table-cell office:value-type="string" calcext:value-type="string">
            <text:p/>
          </table:table-cell>
          <table:table-cell office:value-type="float" office:value="0.0864" calcext:value-type="float">
            <text:p>0.0864</text:p>
          </table:table-cell>
          <table:table-cell office:value-type="float" office:value="0.05" calcext:value-type="float">
            <text:p>0.05</text:p>
          </table:table-cell>
          <table:table-cell office:value-type="float" office:value="0.0864" calcext:value-type="float">
            <text:p>0.0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621" calcext:value-type="float">
            <text:p>0.30621</text:p>
          </table:table-cell>
          <table:table-cell office:value-type="string" calcext:value-type="string">
            <text:p/>
          </table:table-cell>
          <table:table-cell office:value-type="float" office:value="0.0865" calcext:value-type="float">
            <text:p>0.0865</text:p>
          </table:table-cell>
          <table:table-cell office:value-type="float" office:value="0.05" calcext:value-type="float">
            <text:p>0.05</text:p>
          </table:table-cell>
          <table:table-cell office:value-type="float" office:value="0.0865" calcext:value-type="float">
            <text:p>0.0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971" calcext:value-type="float">
            <text:p>0.30971</text:p>
          </table:table-cell>
          <table:table-cell office:value-type="string" calcext:value-type="string">
            <text:p/>
          </table:table-cell>
          <table:table-cell office:value-type="float" office:value="0.0866" calcext:value-type="float">
            <text:p>0.0866</text:p>
          </table:table-cell>
          <table:table-cell office:value-type="float" office:value="0.05" calcext:value-type="float">
            <text:p>0.05</text:p>
          </table:table-cell>
          <table:table-cell office:value-type="float" office:value="0.0866" calcext:value-type="float">
            <text:p>0.0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321" calcext:value-type="float">
            <text:p>0.31321</text:p>
          </table:table-cell>
          <table:table-cell office:value-type="string" calcext:value-type="string">
            <text:p/>
          </table:table-cell>
          <table:table-cell office:value-type="float" office:value="0.0867" calcext:value-type="float">
            <text:p>0.0867</text:p>
          </table:table-cell>
          <table:table-cell office:value-type="float" office:value="0.05" calcext:value-type="float">
            <text:p>0.05</text:p>
          </table:table-cell>
          <table:table-cell office:value-type="float" office:value="0.0867" calcext:value-type="float">
            <text:p>0.0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671" calcext:value-type="float">
            <text:p>0.31671</text:p>
          </table:table-cell>
          <table:table-cell office:value-type="string" calcext:value-type="string">
            <text:p/>
          </table:table-cell>
          <table:table-cell office:value-type="float" office:value="0.0868" calcext:value-type="float">
            <text:p>0.0868</text:p>
          </table:table-cell>
          <table:table-cell office:value-type="float" office:value="0.05" calcext:value-type="float">
            <text:p>0.05</text:p>
          </table:table-cell>
          <table:table-cell office:value-type="float" office:value="0.0868" calcext:value-type="float">
            <text:p>0.0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08" calcext:value-type="float">
            <text:p>0.3208</text:p>
          </table:table-cell>
          <table:table-cell office:value-type="string" calcext:value-type="string">
            <text:p/>
          </table:table-cell>
          <table:table-cell office:value-type="float" office:value="0.0869" calcext:value-type="float">
            <text:p>0.0869</text:p>
          </table:table-cell>
          <table:table-cell office:value-type="float" office:value="0.05" calcext:value-type="float">
            <text:p>0.05</text:p>
          </table:table-cell>
          <table:table-cell office:value-type="float" office:value="0.0869" calcext:value-type="float">
            <text:p>0.0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532" calcext:value-type="float">
            <text:p>0.32532</text:p>
          </table:table-cell>
          <table:table-cell office:value-type="string" calcext:value-type="string">
            <text:p/>
          </table:table-cell>
          <table:table-cell office:value-type="float" office:value="0.087" calcext:value-type="float">
            <text:p>0.087</text:p>
          </table:table-cell>
          <table:table-cell office:value-type="float" office:value="0.05" calcext:value-type="float">
            <text:p>0.05</text:p>
          </table:table-cell>
          <table:table-cell office:value-type="float" office:value="0.087" calcext:value-type="float">
            <text:p>0.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984" calcext:value-type="float">
            <text:p>0.32984</text:p>
          </table:table-cell>
          <table:table-cell office:value-type="string" calcext:value-type="string">
            <text:p/>
          </table:table-cell>
          <table:table-cell office:value-type="float" office:value="0.0871" calcext:value-type="float">
            <text:p>0.0871</text:p>
          </table:table-cell>
          <table:table-cell office:value-type="float" office:value="0.05" calcext:value-type="float">
            <text:p>0.05</text:p>
          </table:table-cell>
          <table:table-cell office:value-type="float" office:value="0.0871" calcext:value-type="float">
            <text:p>0.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435" calcext:value-type="float">
            <text:p>0.33435</text:p>
          </table:table-cell>
          <table:table-cell office:value-type="string" calcext:value-type="string">
            <text:p/>
          </table:table-cell>
          <table:table-cell office:value-type="float" office:value="0.0872" calcext:value-type="float">
            <text:p>0.0872</text:p>
          </table:table-cell>
          <table:table-cell office:value-type="float" office:value="0.05" calcext:value-type="float">
            <text:p>0.05</text:p>
          </table:table-cell>
          <table:table-cell office:value-type="float" office:value="0.0872" calcext:value-type="float">
            <text:p>0.0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887" calcext:value-type="float">
            <text:p>0.33887</text:p>
          </table:table-cell>
          <table:table-cell office:value-type="string" calcext:value-type="string">
            <text:p/>
          </table:table-cell>
          <table:table-cell office:value-type="float" office:value="0.0873" calcext:value-type="float">
            <text:p>0.0873</text:p>
          </table:table-cell>
          <table:table-cell office:value-type="float" office:value="0.05" calcext:value-type="float">
            <text:p>0.05</text:p>
          </table:table-cell>
          <table:table-cell office:value-type="float" office:value="0.0873" calcext:value-type="float">
            <text:p>0.0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339" calcext:value-type="float">
            <text:p>0.34339</text:p>
          </table:table-cell>
          <table:table-cell office:value-type="string" calcext:value-type="string">
            <text:p/>
          </table:table-cell>
          <table:table-cell office:value-type="float" office:value="0.0874" calcext:value-type="float">
            <text:p>0.0874</text:p>
          </table:table-cell>
          <table:table-cell office:value-type="float" office:value="0.05" calcext:value-type="float">
            <text:p>0.05</text:p>
          </table:table-cell>
          <table:table-cell office:value-type="float" office:value="0.0874" calcext:value-type="float">
            <text:p>0.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791" calcext:value-type="float">
            <text:p>0.34791</text:p>
          </table:table-cell>
          <table:table-cell office:value-type="string" calcext:value-type="string">
            <text:p/>
          </table:table-cell>
          <table:table-cell office:value-type="float" office:value="0.0875" calcext:value-type="float">
            <text:p>0.0875</text:p>
          </table:table-cell>
          <table:table-cell office:value-type="float" office:value="0.05" calcext:value-type="float">
            <text:p>0.0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243" calcext:value-type="float">
            <text:p>0.35243</text:p>
          </table:table-cell>
          <table:table-cell office:value-type="string" calcext:value-type="string">
            <text:p/>
          </table:table-cell>
          <table:table-cell office:value-type="float" office:value="0.0876" calcext:value-type="float">
            <text:p>0.0876</text:p>
          </table:table-cell>
          <table:table-cell office:value-type="float" office:value="0.05" calcext:value-type="float">
            <text:p>0.05</text:p>
          </table:table-cell>
          <table:table-cell office:value-type="float" office:value="0.0876" calcext:value-type="float">
            <text:p>0.0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695" calcext:value-type="float">
            <text:p>0.35695</text:p>
          </table:table-cell>
          <table:table-cell office:value-type="string" calcext:value-type="string">
            <text:p/>
          </table:table-cell>
          <table:table-cell office:value-type="float" office:value="0.0877" calcext:value-type="float">
            <text:p>0.0877</text:p>
          </table:table-cell>
          <table:table-cell office:value-type="float" office:value="0.05" calcext:value-type="float">
            <text:p>0.05</text:p>
          </table:table-cell>
          <table:table-cell office:value-type="float" office:value="0.0877" calcext:value-type="float">
            <text:p>0.0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47" calcext:value-type="float">
            <text:p>0.36147</text:p>
          </table:table-cell>
          <table:table-cell office:value-type="string" calcext:value-type="string">
            <text:p/>
          </table:table-cell>
          <table:table-cell office:value-type="float" office:value="0.0878" calcext:value-type="float">
            <text:p>0.0878</text:p>
          </table:table-cell>
          <table:table-cell office:value-type="float" office:value="0.05" calcext:value-type="float">
            <text:p>0.05</text:p>
          </table:table-cell>
          <table:table-cell office:value-type="float" office:value="0.0878" calcext:value-type="float">
            <text:p>0.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599" calcext:value-type="float">
            <text:p>0.36599</text:p>
          </table:table-cell>
          <table:table-cell office:value-type="string" calcext:value-type="string">
            <text:p/>
          </table:table-cell>
          <table:table-cell office:value-type="float" office:value="0.0879" calcext:value-type="float">
            <text:p>0.0879</text:p>
          </table:table-cell>
          <table:table-cell office:value-type="float" office:value="0.05" calcext:value-type="float">
            <text:p>0.05</text:p>
          </table:table-cell>
          <table:table-cell office:value-type="float" office:value="0.0879" calcext:value-type="float">
            <text:p>0.0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51" calcext:value-type="float">
            <text:p>0.37051</text:p>
          </table:table-cell>
          <table:table-cell office:value-type="string" calcext:value-type="string">
            <text:p/>
          </table:table-cell>
          <table:table-cell office:value-type="float" office:value="0.088" calcext:value-type="float">
            <text:p>0.088</text:p>
          </table:table-cell>
          <table:table-cell office:value-type="float" office:value="0.05" calcext:value-type="float">
            <text:p>0.05</text:p>
          </table:table-cell>
          <table:table-cell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02" calcext:value-type="float">
            <text:p>0.37502</text:p>
          </table:table-cell>
          <table:table-cell office:value-type="string" calcext:value-type="string">
            <text:p/>
          </table:table-cell>
          <table:table-cell office:value-type="float" office:value="0.0881" calcext:value-type="float">
            <text:p>0.0881</text:p>
          </table:table-cell>
          <table:table-cell office:value-type="float" office:value="0.05" calcext:value-type="float">
            <text:p>0.05</text:p>
          </table:table-cell>
          <table:table-cell office:value-type="float" office:value="0.0881" calcext:value-type="float">
            <text:p>0.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954" calcext:value-type="float">
            <text:p>0.37954</text:p>
          </table:table-cell>
          <table:table-cell office:value-type="string" calcext:value-type="string">
            <text:p/>
          </table:table-cell>
          <table:table-cell office:value-type="float" office:value="0.0882" calcext:value-type="float">
            <text:p>0.0882</text:p>
          </table:table-cell>
          <table:table-cell office:value-type="float" office:value="0.05" calcext:value-type="float">
            <text:p>0.05</text:p>
          </table:table-cell>
          <table:table-cell office:value-type="float" office:value="0.0882" calcext:value-type="float">
            <text:p>0.0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06" calcext:value-type="float">
            <text:p>0.38406</text:p>
          </table:table-cell>
          <table:table-cell office:value-type="string" calcext:value-type="string">
            <text:p/>
          </table:table-cell>
          <table:table-cell office:value-type="float" office:value="0.0883" calcext:value-type="float">
            <text:p>0.0883</text:p>
          </table:table-cell>
          <table:table-cell office:value-type="float" office:value="0.05" calcext:value-type="float">
            <text:p>0.05</text:p>
          </table:table-cell>
          <table:table-cell office:value-type="float" office:value="0.0883" calcext:value-type="float">
            <text:p>0.0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858" calcext:value-type="float">
            <text:p>0.38858</text:p>
          </table:table-cell>
          <table:table-cell office:value-type="string" calcext:value-type="string">
            <text:p/>
          </table:table-cell>
          <table:table-cell office:value-type="float" office:value="0.0884" calcext:value-type="float">
            <text:p>0.0884</text:p>
          </table:table-cell>
          <table:table-cell office:value-type="float" office:value="0.05" calcext:value-type="float">
            <text:p>0.05</text:p>
          </table:table-cell>
          <table:table-cell office:value-type="float" office:value="0.0884" calcext:value-type="float">
            <text:p>0.0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31" calcext:value-type="float">
            <text:p>0.3931</text:p>
          </table:table-cell>
          <table:table-cell office:value-type="string" calcext:value-type="string">
            <text:p/>
          </table:table-cell>
          <table:table-cell office:value-type="float" office:value="0.0885" calcext:value-type="float">
            <text:p>0.0885</text:p>
          </table:table-cell>
          <table:table-cell office:value-type="float" office:value="0.05" calcext:value-type="float">
            <text:p>0.05</text:p>
          </table:table-cell>
          <table:table-cell office:value-type="float" office:value="0.0885" calcext:value-type="float">
            <text:p>0.0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762" calcext:value-type="float">
            <text:p>0.39762</text:p>
          </table:table-cell>
          <table:table-cell office:value-type="string" calcext:value-type="string">
            <text:p/>
          </table:table-cell>
          <table:table-cell office:value-type="float" office:value="0.0886" calcext:value-type="float">
            <text:p>0.0886</text:p>
          </table:table-cell>
          <table:table-cell office:value-type="float" office:value="0.05" calcext:value-type="float">
            <text:p>0.05</text:p>
          </table:table-cell>
          <table:table-cell office:value-type="float" office:value="0.0886" calcext:value-type="float">
            <text:p>0.0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214" calcext:value-type="float">
            <text:p>0.40214</text:p>
          </table:table-cell>
          <table:table-cell office:value-type="string" calcext:value-type="string">
            <text:p/>
          </table:table-cell>
          <table:table-cell office:value-type="float" office:value="0.0887" calcext:value-type="float">
            <text:p>0.0887</text:p>
          </table:table-cell>
          <table:table-cell office:value-type="float" office:value="0.05" calcext:value-type="float">
            <text:p>0.05</text:p>
          </table:table-cell>
          <table:table-cell office:value-type="float" office:value="0.0887" calcext:value-type="float">
            <text:p>0.0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666" calcext:value-type="float">
            <text:p>0.40666</text:p>
          </table:table-cell>
          <table:table-cell office:value-type="string" calcext:value-type="string">
            <text:p/>
          </table:table-cell>
          <table:table-cell office:value-type="float" office:value="0.0888" calcext:value-type="float">
            <text:p>0.0888</text:p>
          </table:table-cell>
          <table:table-cell office:value-type="float" office:value="0.05" calcext:value-type="float">
            <text:p>0.05</text:p>
          </table:table-cell>
          <table:table-cell office:value-type="float" office:value="0.0888" calcext:value-type="float">
            <text:p>0.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117" calcext:value-type="float">
            <text:p>0.41117</text:p>
          </table:table-cell>
          <table:table-cell office:value-type="string" calcext:value-type="string">
            <text:p/>
          </table:table-cell>
          <table:table-cell office:value-type="float" office:value="0.0889" calcext:value-type="float">
            <text:p>0.0889</text:p>
          </table:table-cell>
          <table:table-cell office:value-type="float" office:value="0.05" calcext:value-type="float">
            <text:p>0.05</text:p>
          </table:table-cell>
          <table:table-cell office:value-type="float" office:value="0.0889" calcext:value-type="float">
            <text:p>0.0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569" calcext:value-type="float">
            <text:p>0.41569</text:p>
          </table:table-cell>
          <table:table-cell office:value-type="string" calcext:value-type="string">
            <text:p/>
          </table:table-cell>
          <table:table-cell office:value-type="float" office:value="0.089" calcext:value-type="float">
            <text:p>0.089</text:p>
          </table:table-cell>
          <table:table-cell office:value-type="float" office:value="0.05" calcext:value-type="float">
            <text:p>0.05</text:p>
          </table:table-cell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021" calcext:value-type="float">
            <text:p>0.42021</text:p>
          </table:table-cell>
          <table:table-cell office:value-type="string" calcext:value-type="string">
            <text:p/>
          </table:table-cell>
          <table:table-cell office:value-type="float" office:value="0.0891" calcext:value-type="float">
            <text:p>0.0891</text:p>
          </table:table-cell>
          <table:table-cell office:value-type="float" office:value="0.05" calcext:value-type="float">
            <text:p>0.05</text:p>
          </table:table-cell>
          <table:table-cell office:value-type="float" office:value="0.0891" calcext:value-type="float">
            <text:p>0.0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473" calcext:value-type="float">
            <text:p>0.42473</text:p>
          </table:table-cell>
          <table:table-cell office:value-type="string" calcext:value-type="string">
            <text:p/>
          </table:table-cell>
          <table:table-cell office:value-type="float" office:value="0.0892" calcext:value-type="float">
            <text:p>0.0892</text:p>
          </table:table-cell>
          <table:table-cell office:value-type="float" office:value="0.05" calcext:value-type="float">
            <text:p>0.05</text:p>
          </table:table-cell>
          <table:table-cell office:value-type="float" office:value="0.0892" calcext:value-type="float">
            <text:p>0.0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925" calcext:value-type="float">
            <text:p>0.42925</text:p>
          </table:table-cell>
          <table:table-cell office:value-type="string" calcext:value-type="string">
            <text:p/>
          </table:table-cell>
          <table:table-cell office:value-type="float" office:value="0.0893" calcext:value-type="float">
            <text:p>0.0893</text:p>
          </table:table-cell>
          <table:table-cell office:value-type="float" office:value="0.05" calcext:value-type="float">
            <text:p>0.05</text:p>
          </table:table-cell>
          <table:table-cell office:value-type="float" office:value="0.0893" calcext:value-type="float">
            <text:p>0.0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377" calcext:value-type="float">
            <text:p>0.43377</text:p>
          </table:table-cell>
          <table:table-cell office:value-type="string" calcext:value-type="string">
            <text:p/>
          </table:table-cell>
          <table:table-cell office:value-type="float" office:value="0.0894" calcext:value-type="float">
            <text:p>0.0894</text:p>
          </table:table-cell>
          <table:table-cell office:value-type="float" office:value="0.05" calcext:value-type="float">
            <text:p>0.05</text:p>
          </table:table-cell>
          <table:table-cell office:value-type="float" office:value="0.0894" calcext:value-type="float">
            <text:p>0.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829" calcext:value-type="float">
            <text:p>0.43829</text:p>
          </table:table-cell>
          <table:table-cell office:value-type="string" calcext:value-type="string">
            <text:p/>
          </table:table-cell>
          <table:table-cell office:value-type="float" office:value="0.0895" calcext:value-type="float">
            <text:p>0.0895</text:p>
          </table:table-cell>
          <table:table-cell office:value-type="float" office:value="0.05" calcext:value-type="float">
            <text:p>0.05</text:p>
          </table:table-cell>
          <table:table-cell office:value-type="float" office:value="0.0895" calcext:value-type="float">
            <text:p>0.0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81" calcext:value-type="float">
            <text:p>0.44281</text:p>
          </table:table-cell>
          <table:table-cell office:value-type="string" calcext:value-type="string">
            <text:p/>
          </table:table-cell>
          <table:table-cell office:value-type="float" office:value="0.0896" calcext:value-type="float">
            <text:p>0.0896</text:p>
          </table:table-cell>
          <table:table-cell office:value-type="float" office:value="0.05" calcext:value-type="float">
            <text:p>0.05</text:p>
          </table:table-cell>
          <table:table-cell office:value-type="float" office:value="0.0896" calcext:value-type="float">
            <text:p>0.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733" calcext:value-type="float">
            <text:p>0.44733</text:p>
          </table:table-cell>
          <table:table-cell office:value-type="string" calcext:value-type="string">
            <text:p/>
          </table:table-cell>
          <table:table-cell office:value-type="float" office:value="0.0897" calcext:value-type="float">
            <text:p>0.0897</text:p>
          </table:table-cell>
          <table:table-cell office:value-type="float" office:value="0.05" calcext:value-type="float">
            <text:p>0.05</text:p>
          </table:table-cell>
          <table:table-cell office:value-type="float" office:value="0.0897" calcext:value-type="float">
            <text:p>0.0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184" calcext:value-type="float">
            <text:p>0.45184</text:p>
          </table:table-cell>
          <table:table-cell office:value-type="string" calcext:value-type="string">
            <text:p/>
          </table:table-cell>
          <table:table-cell office:value-type="float" office:value="0.0898" calcext:value-type="float">
            <text:p>0.0898</text:p>
          </table:table-cell>
          <table:table-cell office:value-type="float" office:value="0.05" calcext:value-type="float">
            <text:p>0.05</text:p>
          </table:table-cell>
          <table:table-cell office:value-type="float" office:value="0.0898" calcext:value-type="float">
            <text:p>0.0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36" calcext:value-type="float">
            <text:p>0.45636</text:p>
          </table:table-cell>
          <table:table-cell office:value-type="string" calcext:value-type="string">
            <text:p/>
          </table:table-cell>
          <table:table-cell office:value-type="float" office:value="0.0899" calcext:value-type="float">
            <text:p>0.0899</text:p>
          </table:table-cell>
          <table:table-cell office:value-type="float" office:value="0.05" calcext:value-type="float">
            <text:p>0.05</text:p>
          </table:table-cell>
          <table:table-cell office:value-type="float" office:value="0.0899" calcext:value-type="float">
            <text:p>0.0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088" calcext:value-type="float">
            <text:p>0.46088</text:p>
          </table:table-cell>
          <table:table-cell office:value-type="string" calcext:value-type="string">
            <text:p/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54" calcext:value-type="float">
            <text:p>0.4654</text:p>
          </table:table-cell>
          <table:table-cell office:value-type="string" calcext:value-type="string">
            <text:p/>
          </table:table-cell>
          <table:table-cell office:value-type="float" office:value="0.0901" calcext:value-type="float">
            <text:p>0.0901</text:p>
          </table:table-cell>
          <table:table-cell office:value-type="float" office:value="0.05" calcext:value-type="float">
            <text:p>0.05</text:p>
          </table:table-cell>
          <table:table-cell office:value-type="float" office:value="0.0901" calcext:value-type="float">
            <text:p>0.0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92" calcext:value-type="float">
            <text:p>0.46992</text:p>
          </table:table-cell>
          <table:table-cell office:value-type="string" calcext:value-type="string">
            <text:p/>
          </table:table-cell>
          <table:table-cell office:value-type="float" office:value="0.0902" calcext:value-type="float">
            <text:p>0.0902</text:p>
          </table:table-cell>
          <table:table-cell office:value-type="float" office:value="0.05" calcext:value-type="float">
            <text:p>0.05</text:p>
          </table:table-cell>
          <table:table-cell office:value-type="float" office:value="0.0902" calcext:value-type="float">
            <text:p>0.0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444" calcext:value-type="float">
            <text:p>0.47444</text:p>
          </table:table-cell>
          <table:table-cell office:value-type="string" calcext:value-type="string">
            <text:p/>
          </table:table-cell>
          <table:table-cell office:value-type="float" office:value="0.0903" calcext:value-type="float">
            <text:p>0.0903</text:p>
          </table:table-cell>
          <table:table-cell office:value-type="float" office:value="0.05" calcext:value-type="float">
            <text:p>0.05</text:p>
          </table:table-cell>
          <table:table-cell office:value-type="float" office:value="0.0903" calcext:value-type="float">
            <text:p>0.0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896" calcext:value-type="float">
            <text:p>0.47896</text:p>
          </table:table-cell>
          <table:table-cell office:value-type="string" calcext:value-type="string">
            <text:p/>
          </table:table-cell>
          <table:table-cell office:value-type="float" office:value="0.0904" calcext:value-type="float">
            <text:p>0.0904</text:p>
          </table:table-cell>
          <table:table-cell office:value-type="float" office:value="0.05" calcext:value-type="float">
            <text:p>0.05</text:p>
          </table:table-cell>
          <table:table-cell office:value-type="float" office:value="0.0904" calcext:value-type="float">
            <text:p>0.0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348" calcext:value-type="float">
            <text:p>0.48348</text:p>
          </table:table-cell>
          <table:table-cell office:value-type="string" calcext:value-type="string">
            <text:p/>
          </table:table-cell>
          <table:table-cell office:value-type="float" office:value="0.0905" calcext:value-type="float">
            <text:p>0.0905</text:p>
          </table:table-cell>
          <table:table-cell office:value-type="float" office:value="0.05" calcext:value-type="float">
            <text:p>0.05</text:p>
          </table:table-cell>
          <table:table-cell office:value-type="float" office:value="0.0905" calcext:value-type="float">
            <text:p>0.0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string" calcext:value-type="string">
            <text:p/>
          </table:table-cell>
          <table:table-cell office:value-type="float" office:value="0.0906" calcext:value-type="float">
            <text:p>0.0906</text:p>
          </table:table-cell>
          <table:table-cell office:value-type="float" office:value="0.05" calcext:value-type="float">
            <text:p>0.05</text:p>
          </table:table-cell>
          <table:table-cell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251" calcext:value-type="float">
            <text:p>0.49251</text:p>
          </table:table-cell>
          <table:table-cell office:value-type="string" calcext:value-type="string">
            <text:p/>
          </table:table-cell>
          <table:table-cell office:value-type="float" office:value="0.0907" calcext:value-type="float">
            <text:p>0.0907</text:p>
          </table:table-cell>
          <table:table-cell office:value-type="float" office:value="0.05" calcext:value-type="float">
            <text:p>0.05</text:p>
          </table:table-cell>
          <table:table-cell office:value-type="float" office:value="0.0907" calcext:value-type="float">
            <text:p>0.0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703" calcext:value-type="float">
            <text:p>0.49703</text:p>
          </table:table-cell>
          <table:table-cell office:value-type="string" calcext:value-type="string">
            <text:p/>
          </table:table-cell>
          <table:table-cell office:value-type="float" office:value="0.0908" calcext:value-type="float">
            <text:p>0.09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08" calcext:value-type="float">
            <text:p>0.0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155" calcext:value-type="float">
            <text:p>0.50155</text:p>
          </table:table-cell>
          <table:table-cell office:value-type="string" calcext:value-type="string">
            <text:p/>
          </table:table-cell>
          <table:table-cell office:value-type="float" office:value="0.0909" calcext:value-type="float">
            <text:p>0.0909</text:p>
          </table:table-cell>
          <table:table-cell office:value-type="float" office:value="0.05" calcext:value-type="float">
            <text:p>0.05</text:p>
          </table:table-cell>
          <table:table-cell office:value-type="float" office:value="0.0909" calcext:value-type="float">
            <text:p>0.0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607" calcext:value-type="float">
            <text:p>0.50607</text:p>
          </table:table-cell>
          <table:table-cell office:value-type="string" calcext:value-type="string">
            <text:p/>
          </table:table-cell>
          <table:table-cell office:value-type="float" office:value="0.091" calcext:value-type="float">
            <text:p>0.091</text:p>
          </table:table-cell>
          <table:table-cell office:value-type="float" office:value="0.05" calcext:value-type="float">
            <text:p>0.05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059" calcext:value-type="float">
            <text:p>0.51059</text:p>
          </table:table-cell>
          <table:table-cell office:value-type="string" calcext:value-type="string">
            <text:p/>
          </table:table-cell>
          <table:table-cell office:value-type="float" office:value="0.0911" calcext:value-type="float">
            <text:p>0.0911</text:p>
          </table:table-cell>
          <table:table-cell office:value-type="float" office:value="0.05" calcext:value-type="float">
            <text:p>0.05</text:p>
          </table:table-cell>
          <table:table-cell office:value-type="float" office:value="0.0911" calcext:value-type="float">
            <text:p>0.0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511" calcext:value-type="float">
            <text:p>0.51511</text:p>
          </table:table-cell>
          <table:table-cell office:value-type="string" calcext:value-type="string">
            <text:p/>
          </table:table-cell>
          <table:table-cell office:value-type="float" office:value="0.0912" calcext:value-type="float">
            <text:p>0.0912</text:p>
          </table:table-cell>
          <table:table-cell office:value-type="float" office:value="0.05" calcext:value-type="float">
            <text:p>0.05</text:p>
          </table:table-cell>
          <table:table-cell office:value-type="float" office:value="0.0912" calcext:value-type="float">
            <text:p>0.0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963" calcext:value-type="float">
            <text:p>0.51963</text:p>
          </table:table-cell>
          <table:table-cell office:value-type="string" calcext:value-type="string">
            <text:p/>
          </table:table-cell>
          <table:table-cell office:value-type="float" office:value="0.0913" calcext:value-type="float">
            <text:p>0.0913</text:p>
          </table:table-cell>
          <table:table-cell office:value-type="float" office:value="0.05" calcext:value-type="float">
            <text:p>0.0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415" calcext:value-type="float">
            <text:p>0.52415</text:p>
          </table:table-cell>
          <table:table-cell office:value-type="string" calcext:value-type="string">
            <text:p/>
          </table:table-cell>
          <table:table-cell office:value-type="float" office:value="0.0914" calcext:value-type="float">
            <text:p>0.0914</text:p>
          </table:table-cell>
          <table:table-cell office:value-type="float" office:value="0.05" calcext:value-type="float">
            <text:p>0.05</text:p>
          </table:table-cell>
          <table:table-cell office:value-type="float" office:value="0.0914" calcext:value-type="float">
            <text:p>0.0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66" calcext:value-type="float">
            <text:p>0.52866</text:p>
          </table:table-cell>
          <table:table-cell office:value-type="string" calcext:value-type="string">
            <text:p/>
          </table:table-cell>
          <table:table-cell office:value-type="float" office:value="0.0915" calcext:value-type="float">
            <text:p>0.0915</text:p>
          </table:table-cell>
          <table:table-cell office:value-type="float" office:value="0.05" calcext:value-type="float">
            <text:p>0.0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318" calcext:value-type="float">
            <text:p>0.53318</text:p>
          </table:table-cell>
          <table:table-cell office:value-type="string" calcext:value-type="string">
            <text:p/>
          </table:table-cell>
          <table:table-cell office:value-type="float" office:value="0.0916" calcext:value-type="float">
            <text:p>0.0916</text:p>
          </table:table-cell>
          <table:table-cell office:value-type="float" office:value="0.05" calcext:value-type="float">
            <text:p>0.05</text:p>
          </table:table-cell>
          <table:table-cell office:value-type="float" office:value="0.0916" calcext:value-type="float">
            <text:p>0.0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77" calcext:value-type="float">
            <text:p>0.5377</text:p>
          </table:table-cell>
          <table:table-cell office:value-type="string" calcext:value-type="string">
            <text:p/>
          </table:table-cell>
          <table:table-cell office:value-type="float" office:value="0.0917" calcext:value-type="float">
            <text:p>0.0917</text:p>
          </table:table-cell>
          <table:table-cell office:value-type="float" office:value="0.05" calcext:value-type="float">
            <text:p>0.05</text:p>
          </table:table-cell>
          <table:table-cell office:value-type="float" office:value="0.0917" calcext:value-type="float">
            <text:p>0.0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222" calcext:value-type="float">
            <text:p>0.54222</text:p>
          </table:table-cell>
          <table:table-cell office:value-type="string" calcext:value-type="string">
            <text:p/>
          </table:table-cell>
          <table:table-cell office:value-type="float" office:value="0.0918" calcext:value-type="float">
            <text:p>0.0918</text:p>
          </table:table-cell>
          <table:table-cell office:value-type="float" office:value="0.05" calcext:value-type="float">
            <text:p>0.05</text:p>
          </table:table-cell>
          <table:table-cell office:value-type="float" office:value="0.0918" calcext:value-type="float">
            <text:p>0.0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674" calcext:value-type="float">
            <text:p>0.54674</text:p>
          </table:table-cell>
          <table:table-cell office:value-type="string" calcext:value-type="string">
            <text:p/>
          </table:table-cell>
          <table:table-cell office:value-type="float" office:value="0.0919" calcext:value-type="float">
            <text:p>0.0919</text:p>
          </table:table-cell>
          <table:table-cell office:value-type="float" office:value="0.05" calcext:value-type="float">
            <text:p>0.05</text:p>
          </table:table-cell>
          <table:table-cell office:value-type="float" office:value="0.0919" calcext:value-type="float">
            <text:p>0.0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126" calcext:value-type="float">
            <text:p>0.55126</text:p>
          </table:table-cell>
          <table:table-cell office:value-type="string" calcext:value-type="string">
            <text:p/>
          </table:table-cell>
          <table:table-cell office:value-type="float" office:value="0.092" calcext:value-type="float">
            <text:p>0.092</text:p>
          </table:table-cell>
          <table:table-cell office:value-type="float" office:value="0.05" calcext:value-type="float">
            <text:p>0.05</text:p>
          </table:table-cell>
          <table:table-cell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578" calcext:value-type="float">
            <text:p>0.55578</text:p>
          </table:table-cell>
          <table:table-cell office:value-type="string" calcext:value-type="string">
            <text:p/>
          </table:table-cell>
          <table:table-cell office:value-type="float" office:value="0.0921" calcext:value-type="float">
            <text:p>0.0921</text:p>
          </table:table-cell>
          <table:table-cell office:value-type="float" office:value="0.05" calcext:value-type="float">
            <text:p>0.05</text:p>
          </table:table-cell>
          <table:table-cell office:value-type="float" office:value="0.0921" calcext:value-type="float">
            <text:p>0.0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117" calcext:value-type="float">
            <text:p>0.56117</text:p>
          </table:table-cell>
          <table:table-cell office:value-type="string" calcext:value-type="string">
            <text:p/>
          </table:table-cell>
          <table:table-cell office:value-type="float" office:value="0.0922" calcext:value-type="float">
            <text:p>0.0922</text:p>
          </table:table-cell>
          <table:table-cell office:value-type="float" office:value="0.05" calcext:value-type="float">
            <text:p>0.05</text:p>
          </table:table-cell>
          <table:table-cell office:value-type="float" office:value="0.0922" calcext:value-type="float">
            <text:p>0.0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66" calcext:value-type="float">
            <text:p>0.5666</text:p>
          </table:table-cell>
          <table:table-cell office:value-type="string" calcext:value-type="string">
            <text:p/>
          </table:table-cell>
          <table:table-cell office:value-type="float" office:value="0.0923" calcext:value-type="float">
            <text:p>0.0923</text:p>
          </table:table-cell>
          <table:table-cell office:value-type="float" office:value="0.05" calcext:value-type="float">
            <text:p>0.05</text:p>
          </table:table-cell>
          <table:table-cell office:value-type="float" office:value="0.0923" calcext:value-type="float">
            <text:p>0.0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204" calcext:value-type="float">
            <text:p>0.57204</text:p>
          </table:table-cell>
          <table:table-cell office:value-type="string" calcext:value-type="string">
            <text:p/>
          </table:table-cell>
          <table:table-cell office:value-type="float" office:value="0.0924" calcext:value-type="float">
            <text:p>0.0924</text:p>
          </table:table-cell>
          <table:table-cell office:value-type="float" office:value="0.05" calcext:value-type="float">
            <text:p>0.05</text:p>
          </table:table-cell>
          <table:table-cell office:value-type="float" office:value="0.0924" calcext:value-type="float">
            <text:p>0.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748" calcext:value-type="float">
            <text:p>0.57748</text:p>
          </table:table-cell>
          <table:table-cell office:value-type="string" calcext:value-type="string">
            <text:p/>
          </table:table-cell>
          <table:table-cell office:value-type="float" office:value="0.0925" calcext:value-type="float">
            <text:p>0.0925</text:p>
          </table:table-cell>
          <table:table-cell office:value-type="float" office:value="0.05" calcext:value-type="float">
            <text:p>0.05</text:p>
          </table:table-cell>
          <table:table-cell office:value-type="float" office:value="0.0925" calcext:value-type="float">
            <text:p>0.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292" calcext:value-type="float">
            <text:p>0.58292</text:p>
          </table:table-cell>
          <table:table-cell office:value-type="string" calcext:value-type="string">
            <text:p/>
          </table:table-cell>
          <table:table-cell office:value-type="float" office:value="0.0926" calcext:value-type="float">
            <text:p>0.0926</text:p>
          </table:table-cell>
          <table:table-cell office:value-type="float" office:value="0.05" calcext:value-type="float">
            <text:p>0.05</text:p>
          </table:table-cell>
          <table:table-cell office:value-type="float" office:value="0.0926" calcext:value-type="float">
            <text:p>0.0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836" calcext:value-type="float">
            <text:p>0.58836</text:p>
          </table:table-cell>
          <table:table-cell office:value-type="string" calcext:value-type="string">
            <text:p/>
          </table:table-cell>
          <table:table-cell office:value-type="float" office:value="0.0927" calcext:value-type="float">
            <text:p>0.0927</text:p>
          </table:table-cell>
          <table:table-cell office:value-type="float" office:value="0.05" calcext:value-type="float">
            <text:p>0.05</text:p>
          </table:table-cell>
          <table:table-cell office:value-type="float" office:value="0.0927" calcext:value-type="float">
            <text:p>0.0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379" calcext:value-type="float">
            <text:p>0.59379</text:p>
          </table:table-cell>
          <table:table-cell office:value-type="string" calcext:value-type="string">
            <text:p/>
          </table:table-cell>
          <table:table-cell office:value-type="float" office:value="0.0928" calcext:value-type="float">
            <text:p>0.0928</text:p>
          </table:table-cell>
          <table:table-cell office:value-type="float" office:value="0.05" calcext:value-type="float">
            <text:p>0.0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923" calcext:value-type="float">
            <text:p>0.59923</text:p>
          </table:table-cell>
          <table:table-cell office:value-type="string" calcext:value-type="string">
            <text:p/>
          </table:table-cell>
          <table:table-cell office:value-type="float" office:value="0.0929" calcext:value-type="float">
            <text:p>0.0929</text:p>
          </table:table-cell>
          <table:table-cell office:value-type="float" office:value="0.05" calcext:value-type="float">
            <text:p>0.05</text:p>
          </table:table-cell>
          <table:table-cell office:value-type="float" office:value="0.0929" calcext:value-type="float">
            <text:p>0.0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467" calcext:value-type="float">
            <text:p>0.60467</text:p>
          </table:table-cell>
          <table:table-cell office:value-type="string" calcext:value-type="string">
            <text:p/>
          </table:table-cell>
          <table:table-cell office:value-type="float" office:value="0.093" calcext:value-type="float">
            <text:p>0.093</text:p>
          </table:table-cell>
          <table:table-cell office:value-type="float" office:value="0.05" calcext:value-type="float">
            <text:p>0.05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1" calcext:value-type="float">
            <text:p>0.61011</text:p>
          </table:table-cell>
          <table:table-cell office:value-type="string" calcext:value-type="string">
            <text:p/>
          </table:table-cell>
          <table:table-cell office:value-type="float" office:value="0.0931" calcext:value-type="float">
            <text:p>0.0931</text:p>
          </table:table-cell>
          <table:table-cell office:value-type="float" office:value="0.05" calcext:value-type="float">
            <text:p>0.05</text:p>
          </table:table-cell>
          <table:table-cell office:value-type="float" office:value="0.0931" calcext:value-type="float">
            <text:p>0.0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554" calcext:value-type="float">
            <text:p>0.61554</text:p>
          </table:table-cell>
          <table:table-cell office:value-type="string" calcext:value-type="string">
            <text:p/>
          </table:table-cell>
          <table:table-cell office:value-type="float" office:value="0.0932" calcext:value-type="float">
            <text:p>0.0932</text:p>
          </table:table-cell>
          <table:table-cell office:value-type="float" office:value="0.05" calcext:value-type="float">
            <text:p>0.05</text:p>
          </table:table-cell>
          <table:table-cell office:value-type="float" office:value="0.0932" calcext:value-type="float">
            <text:p>0.0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098" calcext:value-type="float">
            <text:p>0.62098</text:p>
          </table:table-cell>
          <table:table-cell office:value-type="string" calcext:value-type="string">
            <text:p/>
          </table:table-cell>
          <table:table-cell office:value-type="float" office:value="0.0933" calcext:value-type="float">
            <text:p>0.0933</text:p>
          </table:table-cell>
          <table:table-cell office:value-type="float" office:value="0.05" calcext:value-type="float">
            <text:p>0.0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642" calcext:value-type="float">
            <text:p>0.62642</text:p>
          </table:table-cell>
          <table:table-cell office:value-type="string" calcext:value-type="string">
            <text:p/>
          </table:table-cell>
          <table:table-cell office:value-type="float" office:value="0.0934" calcext:value-type="float">
            <text:p>0.0934</text:p>
          </table:table-cell>
          <table:table-cell office:value-type="float" office:value="0.05" calcext:value-type="float">
            <text:p>0.05</text:p>
          </table:table-cell>
          <table:table-cell office:value-type="float" office:value="0.0934" calcext:value-type="float">
            <text:p>0.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186" calcext:value-type="float">
            <text:p>0.63186</text:p>
          </table:table-cell>
          <table:table-cell office:value-type="string" calcext:value-type="string">
            <text:p/>
          </table:table-cell>
          <table:table-cell office:value-type="float" office:value="0.0935" calcext:value-type="float">
            <text:p>0.0935</text:p>
          </table:table-cell>
          <table:table-cell office:value-type="float" office:value="0.05" calcext:value-type="float">
            <text:p>0.05</text:p>
          </table:table-cell>
          <table:table-cell office:value-type="float" office:value="0.0935" calcext:value-type="float">
            <text:p>0.0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729" calcext:value-type="float">
            <text:p>0.63729</text:p>
          </table:table-cell>
          <table:table-cell office:value-type="string" calcext:value-type="string">
            <text:p/>
          </table:table-cell>
          <table:table-cell office:value-type="float" office:value="0.0936" calcext:value-type="float">
            <text:p>0.0936</text:p>
          </table:table-cell>
          <table:table-cell office:value-type="float" office:value="0.05" calcext:value-type="float">
            <text:p>0.05</text:p>
          </table:table-cell>
          <table:table-cell office:value-type="float" office:value="0.0936" calcext:value-type="float">
            <text:p>0.0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273" calcext:value-type="float">
            <text:p>0.64273</text:p>
          </table:table-cell>
          <table:table-cell office:value-type="string" calcext:value-type="string">
            <text:p/>
          </table:table-cell>
          <table:table-cell office:value-type="float" office:value="0.0937" calcext:value-type="float">
            <text:p>0.0937</text:p>
          </table:table-cell>
          <table:table-cell office:value-type="float" office:value="0.05" calcext:value-type="float">
            <text:p>0.05</text:p>
          </table:table-cell>
          <table:table-cell office:value-type="float" office:value="0.0937" calcext:value-type="float">
            <text:p>0.0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17" calcext:value-type="float">
            <text:p>0.64817</text:p>
          </table:table-cell>
          <table:table-cell office:value-type="string" calcext:value-type="string">
            <text:p/>
          </table:table-cell>
          <table:table-cell office:value-type="float" office:value="0.0938" calcext:value-type="float">
            <text:p>0.0938</text:p>
          </table:table-cell>
          <table:table-cell office:value-type="float" office:value="0.05" calcext:value-type="float">
            <text:p>0.05</text:p>
          </table:table-cell>
          <table:table-cell office:value-type="float" office:value="0.0938" calcext:value-type="float">
            <text:p>0.0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361" calcext:value-type="float">
            <text:p>0.65361</text:p>
          </table:table-cell>
          <table:table-cell office:value-type="string" calcext:value-type="string">
            <text:p/>
          </table:table-cell>
          <table:table-cell office:value-type="float" office:value="0.0939" calcext:value-type="float">
            <text:p>0.0939</text:p>
          </table:table-cell>
          <table:table-cell office:value-type="float" office:value="0.05" calcext:value-type="float">
            <text:p>0.05</text:p>
          </table:table-cell>
          <table:table-cell office:value-type="float" office:value="0.0939" calcext:value-type="float">
            <text:p>0.0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905" calcext:value-type="float">
            <text:p>0.65905</text:p>
          </table:table-cell>
          <table:table-cell office:value-type="string" calcext:value-type="string">
            <text:p/>
          </table:table-cell>
          <table:table-cell office:value-type="float" office:value="0.094" calcext:value-type="float">
            <text:p>0.094</text:p>
          </table:table-cell>
          <table:table-cell office:value-type="float" office:value="0.05" calcext:value-type="float">
            <text:p>0.05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448" calcext:value-type="float">
            <text:p>0.66448</text:p>
          </table:table-cell>
          <table:table-cell office:value-type="string" calcext:value-type="string">
            <text:p/>
          </table:table-cell>
          <table:table-cell office:value-type="float" office:value="0.0941" calcext:value-type="float">
            <text:p>0.0941</text:p>
          </table:table-cell>
          <table:table-cell office:value-type="float" office:value="0.05" calcext:value-type="float">
            <text:p>0.05</text:p>
          </table:table-cell>
          <table:table-cell office:value-type="float" office:value="0.0941" calcext:value-type="float">
            <text:p>0.0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992" calcext:value-type="float">
            <text:p>0.66992</text:p>
          </table:table-cell>
          <table:table-cell office:value-type="string" calcext:value-type="string">
            <text:p/>
          </table:table-cell>
          <table:table-cell office:value-type="float" office:value="0.0942" calcext:value-type="float">
            <text:p>0.0942</text:p>
          </table:table-cell>
          <table:table-cell office:value-type="float" office:value="0.05" calcext:value-type="float">
            <text:p>0.05</text:p>
          </table:table-cell>
          <table:table-cell office:value-type="float" office:value="0.0942" calcext:value-type="float">
            <text:p>0.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536" calcext:value-type="float">
            <text:p>0.67536</text:p>
          </table:table-cell>
          <table:table-cell office:value-type="string" calcext:value-type="string">
            <text:p/>
          </table:table-cell>
          <table:table-cell office:value-type="float" office:value="0.0943" calcext:value-type="float">
            <text:p>0.0943</text:p>
          </table:table-cell>
          <table:table-cell office:value-type="float" office:value="0.05" calcext:value-type="float">
            <text:p>0.05</text:p>
          </table:table-cell>
          <table:table-cell office:value-type="float" office:value="0.0943" calcext:value-type="float">
            <text:p>0.0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08" calcext:value-type="float">
            <text:p>0.6808</text:p>
          </table:table-cell>
          <table:table-cell office:value-type="string" calcext:value-type="string">
            <text:p/>
          </table:table-cell>
          <table:table-cell office:value-type="float" office:value="0.0944" calcext:value-type="float">
            <text:p>0.0944</text:p>
          </table:table-cell>
          <table:table-cell office:value-type="float" office:value="0.05" calcext:value-type="float">
            <text:p>0.05</text:p>
          </table:table-cell>
          <table:table-cell office:value-type="float" office:value="0.0944" calcext:value-type="float">
            <text:p>0.0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623" calcext:value-type="float">
            <text:p>0.68623</text:p>
          </table:table-cell>
          <table:table-cell office:value-type="string" calcext:value-type="string">
            <text:p/>
          </table:table-cell>
          <table:table-cell office:value-type="float" office:value="0.0945" calcext:value-type="float">
            <text:p>0.0945</text:p>
          </table:table-cell>
          <table:table-cell office:value-type="float" office:value="0.05" calcext:value-type="float">
            <text:p>0.05</text:p>
          </table:table-cell>
          <table:table-cell office:value-type="float" office:value="0.0945" calcext:value-type="float">
            <text:p>0.0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167" calcext:value-type="float">
            <text:p>0.69167</text:p>
          </table:table-cell>
          <table:table-cell office:value-type="string" calcext:value-type="string">
            <text:p/>
          </table:table-cell>
          <table:table-cell office:value-type="float" office:value="0.0946" calcext:value-type="float">
            <text:p>0.0946</text:p>
          </table:table-cell>
          <table:table-cell office:value-type="float" office:value="0.05" calcext:value-type="float">
            <text:p>0.05</text:p>
          </table:table-cell>
          <table:table-cell office:value-type="float" office:value="0.0946" calcext:value-type="float">
            <text:p>0.0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711" calcext:value-type="float">
            <text:p>0.69711</text:p>
          </table:table-cell>
          <table:table-cell office:value-type="string" calcext:value-type="string">
            <text:p/>
          </table:table-cell>
          <table:table-cell office:value-type="float" office:value="0.0947" calcext:value-type="float">
            <text:p>0.0947</text:p>
          </table:table-cell>
          <table:table-cell office:value-type="float" office:value="0.05" calcext:value-type="float">
            <text:p>0.05</text:p>
          </table:table-cell>
          <table:table-cell office:value-type="float" office:value="0.0947" calcext:value-type="float">
            <text:p>0.0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255" calcext:value-type="float">
            <text:p>0.70255</text:p>
          </table:table-cell>
          <table:table-cell office:value-type="string" calcext:value-type="string">
            <text:p/>
          </table:table-cell>
          <table:table-cell office:value-type="float" office:value="0.0948" calcext:value-type="float">
            <text:p>0.0948</text:p>
          </table:table-cell>
          <table:table-cell office:value-type="float" office:value="0.05" calcext:value-type="float">
            <text:p>0.05</text:p>
          </table:table-cell>
          <table:table-cell office:value-type="float" office:value="0.0948" calcext:value-type="float">
            <text:p>0.0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798" calcext:value-type="float">
            <text:p>0.70798</text:p>
          </table:table-cell>
          <table:table-cell office:value-type="string" calcext:value-type="string">
            <text:p/>
          </table:table-cell>
          <table:table-cell office:value-type="float" office:value="0.0949" calcext:value-type="float">
            <text:p>0.0949</text:p>
          </table:table-cell>
          <table:table-cell office:value-type="float" office:value="0.05" calcext:value-type="float">
            <text:p>0.05</text:p>
          </table:table-cell>
          <table:table-cell office:value-type="float" office:value="0.0949" calcext:value-type="float">
            <text:p>0.0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342" calcext:value-type="float">
            <text:p>0.71342</text:p>
          </table:table-cell>
          <table:table-cell office:value-type="string" calcext:value-type="string">
            <text:p/>
          </table:table-cell>
          <table:table-cell office:value-type="float" office:value="0.095" calcext:value-type="float">
            <text:p>0.095</text:p>
          </table:table-cell>
          <table:table-cell office:value-type="float" office:value="0.05" calcext:value-type="float">
            <text:p>0.05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886" calcext:value-type="float">
            <text:p>0.71886</text:p>
          </table:table-cell>
          <table:table-cell office:value-type="string" calcext:value-type="string">
            <text:p/>
          </table:table-cell>
          <table:table-cell office:value-type="float" office:value="0.0951" calcext:value-type="float">
            <text:p>0.0951</text:p>
          </table:table-cell>
          <table:table-cell office:value-type="float" office:value="0.05" calcext:value-type="float">
            <text:p>0.05</text:p>
          </table:table-cell>
          <table:table-cell office:value-type="float" office:value="0.0951" calcext:value-type="float">
            <text:p>0.0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43" calcext:value-type="float">
            <text:p>0.7243</text:p>
          </table:table-cell>
          <table:table-cell office:value-type="string" calcext:value-type="string">
            <text:p/>
          </table:table-cell>
          <table:table-cell office:value-type="float" office:value="0.0952" calcext:value-type="float">
            <text:p>0.0952</text:p>
          </table:table-cell>
          <table:table-cell office:value-type="float" office:value="0.05" calcext:value-type="float">
            <text:p>0.05</text:p>
          </table:table-cell>
          <table:table-cell office:value-type="float" office:value="0.0952" calcext:value-type="float">
            <text:p>0.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973" calcext:value-type="float">
            <text:p>0.72973</text:p>
          </table:table-cell>
          <table:table-cell office:value-type="string" calcext:value-type="string">
            <text:p/>
          </table:table-cell>
          <table:table-cell office:value-type="float" office:value="0.0953" calcext:value-type="float">
            <text:p>0.0953</text:p>
          </table:table-cell>
          <table:table-cell office:value-type="float" office:value="0.05" calcext:value-type="float">
            <text:p>0.05</text:p>
          </table:table-cell>
          <table:table-cell office:value-type="float" office:value="0.0953" calcext:value-type="float">
            <text:p>0.0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517" calcext:value-type="float">
            <text:p>0.73517</text:p>
          </table:table-cell>
          <table:table-cell office:value-type="string" calcext:value-type="string">
            <text:p/>
          </table:table-cell>
          <table:table-cell office:value-type="float" office:value="0.0954" calcext:value-type="float">
            <text:p>0.0954</text:p>
          </table:table-cell>
          <table:table-cell office:value-type="float" office:value="0.05" calcext:value-type="float">
            <text:p>0.05</text:p>
          </table:table-cell>
          <table:table-cell office:value-type="float" office:value="0.0954" calcext:value-type="float">
            <text:p>0.0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061" calcext:value-type="float">
            <text:p>0.74061</text:p>
          </table:table-cell>
          <table:table-cell office:value-type="string" calcext:value-type="string">
            <text:p/>
          </table:table-cell>
          <table:table-cell office:value-type="float" office:value="0.0955" calcext:value-type="float">
            <text:p>0.0955</text:p>
          </table:table-cell>
          <table:table-cell office:value-type="float" office:value="0.05" calcext:value-type="float">
            <text:p>0.05</text:p>
          </table:table-cell>
          <table:table-cell office:value-type="float" office:value="0.0955" calcext:value-type="float">
            <text:p>0.0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605" calcext:value-type="float">
            <text:p>0.74605</text:p>
          </table:table-cell>
          <table:table-cell office:value-type="string" calcext:value-type="string">
            <text:p/>
          </table:table-cell>
          <table:table-cell office:value-type="float" office:value="0.0956" calcext:value-type="float">
            <text:p>0.0956</text:p>
          </table:table-cell>
          <table:table-cell office:value-type="float" office:value="0.05" calcext:value-type="float">
            <text:p>0.05</text:p>
          </table:table-cell>
          <table:table-cell office:value-type="float" office:value="0.0956" calcext:value-type="float">
            <text:p>0.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149" calcext:value-type="float">
            <text:p>0.75149</text:p>
          </table:table-cell>
          <table:table-cell office:value-type="string" calcext:value-type="string">
            <text:p/>
          </table:table-cell>
          <table:table-cell office:value-type="float" office:value="0.0957" calcext:value-type="float">
            <text:p>0.0957</text:p>
          </table:table-cell>
          <table:table-cell office:value-type="float" office:value="0.05" calcext:value-type="float">
            <text:p>0.05</text:p>
          </table:table-cell>
          <table:table-cell office:value-type="float" office:value="0.0957" calcext:value-type="float">
            <text:p>0.0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692" calcext:value-type="float">
            <text:p>0.75692</text:p>
          </table:table-cell>
          <table:table-cell office:value-type="string" calcext:value-type="string">
            <text:p/>
          </table:table-cell>
          <table:table-cell office:value-type="float" office:value="0.0958" calcext:value-type="float">
            <text:p>0.0958</text:p>
          </table:table-cell>
          <table:table-cell office:value-type="float" office:value="0.05" calcext:value-type="float">
            <text:p>0.05</text:p>
          </table:table-cell>
          <table:table-cell office:value-type="float" office:value="0.0958" calcext:value-type="float">
            <text:p>0.0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236" calcext:value-type="float">
            <text:p>0.76236</text:p>
          </table:table-cell>
          <table:table-cell office:value-type="string" calcext:value-type="string">
            <text:p/>
          </table:table-cell>
          <table:table-cell office:value-type="float" office:value="0.0959" calcext:value-type="float">
            <text:p>0.0959</text:p>
          </table:table-cell>
          <table:table-cell office:value-type="float" office:value="0.05" calcext:value-type="float">
            <text:p>0.05</text:p>
          </table:table-cell>
          <table:table-cell office:value-type="float" office:value="0.0959" calcext:value-type="float">
            <text:p>0.0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78" calcext:value-type="float">
            <text:p>0.7678</text:p>
          </table:table-cell>
          <table:table-cell office:value-type="string" calcext:value-type="string">
            <text:p/>
          </table:table-cell>
          <table:table-cell office:value-type="float" office:value="0.096" calcext:value-type="float">
            <text:p>0.096</text:p>
          </table:table-cell>
          <table:table-cell office:value-type="float" office:value="0.05" calcext:value-type="float">
            <text:p>0.05</text:p>
          </table:table-cell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324" calcext:value-type="float">
            <text:p>0.77324</text:p>
          </table:table-cell>
          <table:table-cell office:value-type="string" calcext:value-type="string">
            <text:p/>
          </table:table-cell>
          <table:table-cell office:value-type="float" office:value="0.0961" calcext:value-type="float">
            <text:p>0.0961</text:p>
          </table:table-cell>
          <table:table-cell office:value-type="float" office:value="0.05" calcext:value-type="float">
            <text:p>0.05</text:p>
          </table:table-cell>
          <table:table-cell office:value-type="float" office:value="0.0961" calcext:value-type="float">
            <text:p>0.0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67" calcext:value-type="float">
            <text:p>0.77867</text:p>
          </table:table-cell>
          <table:table-cell office:value-type="string" calcext:value-type="string">
            <text:p/>
          </table:table-cell>
          <table:table-cell office:value-type="float" office:value="0.0962" calcext:value-type="float">
            <text:p>0.0962</text:p>
          </table:table-cell>
          <table:table-cell office:value-type="float" office:value="0.05" calcext:value-type="float">
            <text:p>0.05</text:p>
          </table:table-cell>
          <table:table-cell office:value-type="float" office:value="0.0962" calcext:value-type="float">
            <text:p>0.0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411" calcext:value-type="float">
            <text:p>0.78411</text:p>
          </table:table-cell>
          <table:table-cell office:value-type="string" calcext:value-type="string">
            <text:p/>
          </table:table-cell>
          <table:table-cell office:value-type="float" office:value="0.0963" calcext:value-type="float">
            <text:p>0.0963</text:p>
          </table:table-cell>
          <table:table-cell office:value-type="float" office:value="0.05" calcext:value-type="float">
            <text:p>0.0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955" calcext:value-type="float">
            <text:p>0.78955</text:p>
          </table:table-cell>
          <table:table-cell office:value-type="string" calcext:value-type="string">
            <text:p/>
          </table:table-cell>
          <table:table-cell office:value-type="float" office:value="0.0964" calcext:value-type="float">
            <text:p>0.0964</text:p>
          </table:table-cell>
          <table:table-cell office:value-type="float" office:value="0.05" calcext:value-type="float">
            <text:p>0.05</text:p>
          </table:table-cell>
          <table:table-cell office:value-type="float" office:value="0.0964" calcext:value-type="float">
            <text:p>0.0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499" calcext:value-type="float">
            <text:p>0.79499</text:p>
          </table:table-cell>
          <table:table-cell office:value-type="string" calcext:value-type="string">
            <text:p/>
          </table:table-cell>
          <table:table-cell office:value-type="float" office:value="0.0965" calcext:value-type="float">
            <text:p>0.0965</text:p>
          </table:table-cell>
          <table:table-cell office:value-type="float" office:value="0.05" calcext:value-type="float">
            <text:p>0.05</text:p>
          </table:table-cell>
          <table:table-cell office:value-type="float" office:value="0.0965" calcext:value-type="float">
            <text:p>0.0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042" calcext:value-type="float">
            <text:p>0.80042</text:p>
          </table:table-cell>
          <table:table-cell office:value-type="string" calcext:value-type="string">
            <text:p/>
          </table:table-cell>
          <table:table-cell office:value-type="float" office:value="0.0966" calcext:value-type="float">
            <text:p>0.0966</text:p>
          </table:table-cell>
          <table:table-cell office:value-type="float" office:value="0.05" calcext:value-type="float">
            <text:p>0.05</text:p>
          </table:table-cell>
          <table:table-cell office:value-type="float" office:value="0.0966" calcext:value-type="float">
            <text:p>0.0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586" calcext:value-type="float">
            <text:p>0.80586</text:p>
          </table:table-cell>
          <table:table-cell office:value-type="string" calcext:value-type="string">
            <text:p/>
          </table:table-cell>
          <table:table-cell office:value-type="float" office:value="0.0967" calcext:value-type="float">
            <text:p>0.0967</text:p>
          </table:table-cell>
          <table:table-cell office:value-type="float" office:value="0.05" calcext:value-type="float">
            <text:p>0.05</text:p>
          </table:table-cell>
          <table:table-cell office:value-type="float" office:value="0.0967" calcext:value-type="float">
            <text:p>0.0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13" calcext:value-type="float">
            <text:p>0.8113</text:p>
          </table:table-cell>
          <table:table-cell office:value-type="string" calcext:value-type="string">
            <text:p/>
          </table:table-cell>
          <table:table-cell office:value-type="float" office:value="0.0968" calcext:value-type="float">
            <text:p>0.0968</text:p>
          </table:table-cell>
          <table:table-cell office:value-type="float" office:value="0.05" calcext:value-type="float">
            <text:p>0.05</text:p>
          </table:table-cell>
          <table:table-cell office:value-type="float" office:value="0.0968" calcext:value-type="float">
            <text:p>0.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74" calcext:value-type="float">
            <text:p>0.81674</text:p>
          </table:table-cell>
          <table:table-cell office:value-type="string" calcext:value-type="string">
            <text:p/>
          </table:table-cell>
          <table:table-cell office:value-type="float" office:value="0.0969" calcext:value-type="float">
            <text:p>0.0969</text:p>
          </table:table-cell>
          <table:table-cell office:value-type="float" office:value="0.05" calcext:value-type="float">
            <text:p>0.05</text:p>
          </table:table-cell>
          <table:table-cell office:value-type="float" office:value="0.0969" calcext:value-type="float">
            <text:p>0.0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217" calcext:value-type="float">
            <text:p>0.82217</text:p>
          </table:table-cell>
          <table:table-cell office:value-type="string" calcext:value-type="string">
            <text:p/>
          </table:table-cell>
          <table:table-cell office:value-type="float" office:value="0.097" calcext:value-type="float">
            <text:p>0.097</text:p>
          </table:table-cell>
          <table:table-cell office:value-type="float" office:value="0.05" calcext:value-type="float">
            <text:p>0.05</text:p>
          </table:table-cell>
          <table:table-cell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761" calcext:value-type="float">
            <text:p>0.82761</text:p>
          </table:table-cell>
          <table:table-cell office:value-type="string" calcext:value-type="string">
            <text:p/>
          </table:table-cell>
          <table:table-cell office:value-type="float" office:value="0.0971" calcext:value-type="float">
            <text:p>0.0971</text:p>
          </table:table-cell>
          <table:table-cell office:value-type="float" office:value="0.05" calcext:value-type="float">
            <text:p>0.05</text:p>
          </table:table-cell>
          <table:table-cell office:value-type="float" office:value="0.0971" calcext:value-type="float">
            <text:p>0.0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305" calcext:value-type="float">
            <text:p>0.83305</text:p>
          </table:table-cell>
          <table:table-cell office:value-type="string" calcext:value-type="string">
            <text:p/>
          </table:table-cell>
          <table:table-cell office:value-type="float" office:value="0.0972" calcext:value-type="float">
            <text:p>0.0972</text:p>
          </table:table-cell>
          <table:table-cell office:value-type="float" office:value="0.05" calcext:value-type="float">
            <text:p>0.05</text:p>
          </table:table-cell>
          <table:table-cell office:value-type="float" office:value="0.0972" calcext:value-type="float">
            <text:p>0.0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849" calcext:value-type="float">
            <text:p>0.83849</text:p>
          </table:table-cell>
          <table:table-cell office:value-type="string" calcext:value-type="string">
            <text:p/>
          </table:table-cell>
          <table:table-cell office:value-type="float" office:value="0.0973" calcext:value-type="float">
            <text:p>0.0973</text:p>
          </table:table-cell>
          <table:table-cell office:value-type="float" office:value="0.05" calcext:value-type="float">
            <text:p>0.05</text:p>
          </table:table-cell>
          <table:table-cell office:value-type="float" office:value="0.0973" calcext:value-type="float">
            <text:p>0.0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41" calcext:value-type="float">
            <text:p>0.8441</text:p>
          </table:table-cell>
          <table:table-cell office:value-type="string" calcext:value-type="string">
            <text:p/>
          </table:table-cell>
          <table:table-cell office:value-type="float" office:value="0.0974" calcext:value-type="float">
            <text:p>0.0974</text:p>
          </table:table-cell>
          <table:table-cell office:value-type="float" office:value="0.05" calcext:value-type="float">
            <text:p>0.05</text:p>
          </table:table-cell>
          <table:table-cell office:value-type="float" office:value="0.0974" calcext:value-type="float">
            <text:p>0.0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" calcext:value-type="float">
            <text:p>0.8501</text:p>
          </table:table-cell>
          <table:table-cell office:value-type="string" calcext:value-type="string">
            <text:p/>
          </table:table-cell>
          <table:table-cell office:value-type="float" office:value="0.0975" calcext:value-type="float">
            <text:p>0.0975</text:p>
          </table:table-cell>
          <table:table-cell office:value-type="float" office:value="0.05" calcext:value-type="float">
            <text:p>0.05</text:p>
          </table:table-cell>
          <table:table-cell office:value-type="float" office:value="0.0975" calcext:value-type="float">
            <text:p>0.0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609" calcext:value-type="float">
            <text:p>0.85609</text:p>
          </table:table-cell>
          <table:table-cell office:value-type="string" calcext:value-type="string">
            <text:p/>
          </table:table-cell>
          <table:table-cell office:value-type="float" office:value="0.0976" calcext:value-type="float">
            <text:p>0.0976</text:p>
          </table:table-cell>
          <table:table-cell office:value-type="float" office:value="0.05" calcext:value-type="float">
            <text:p>0.05</text:p>
          </table:table-cell>
          <table:table-cell office:value-type="float" office:value="0.0976" calcext:value-type="float">
            <text:p>0.0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209" calcext:value-type="float">
            <text:p>0.86209</text:p>
          </table:table-cell>
          <table:table-cell office:value-type="string" calcext:value-type="string">
            <text:p/>
          </table:table-cell>
          <table:table-cell office:value-type="float" office:value="0.0977" calcext:value-type="float">
            <text:p>0.0977</text:p>
          </table:table-cell>
          <table:table-cell office:value-type="float" office:value="0.05" calcext:value-type="float">
            <text:p>0.05</text:p>
          </table:table-cell>
          <table:table-cell office:value-type="float" office:value="0.0977" calcext:value-type="float">
            <text:p>0.0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809" calcext:value-type="float">
            <text:p>0.86809</text:p>
          </table:table-cell>
          <table:table-cell office:value-type="string" calcext:value-type="string">
            <text:p/>
          </table:table-cell>
          <table:table-cell office:value-type="float" office:value="0.0978" calcext:value-type="float">
            <text:p>0.0978</text:p>
          </table:table-cell>
          <table:table-cell office:value-type="float" office:value="0.05" calcext:value-type="float">
            <text:p>0.05</text:p>
          </table:table-cell>
          <table:table-cell office:value-type="float" office:value="0.0978" calcext:value-type="float">
            <text:p>0.0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08" calcext:value-type="float">
            <text:p>0.87408</text:p>
          </table:table-cell>
          <table:table-cell office:value-type="string" calcext:value-type="string">
            <text:p/>
          </table:table-cell>
          <table:table-cell office:value-type="float" office:value="0.0979" calcext:value-type="float">
            <text:p>0.0979</text:p>
          </table:table-cell>
          <table:table-cell office:value-type="float" office:value="0.05" calcext:value-type="float">
            <text:p>0.05</text:p>
          </table:table-cell>
          <table:table-cell office:value-type="float" office:value="0.0979" calcext:value-type="float">
            <text:p>0.0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008" calcext:value-type="float">
            <text:p>0.88008</text:p>
          </table:table-cell>
          <table:table-cell office:value-type="string" calcext:value-type="string">
            <text:p/>
          </table:table-cell>
          <table:table-cell office:value-type="float" office:value="0.098" calcext:value-type="float">
            <text:p>0.098</text:p>
          </table:table-cell>
          <table:table-cell office:value-type="float" office:value="0.05" calcext:value-type="float">
            <text:p>0.05</text:p>
          </table:table-cell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607" calcext:value-type="float">
            <text:p>0.88607</text:p>
          </table:table-cell>
          <table:table-cell office:value-type="string" calcext:value-type="string">
            <text:p/>
          </table:table-cell>
          <table:table-cell office:value-type="float" office:value="0.0981" calcext:value-type="float">
            <text:p>0.0981</text:p>
          </table:table-cell>
          <table:table-cell office:value-type="float" office:value="0.05" calcext:value-type="float">
            <text:p>0.05</text:p>
          </table:table-cell>
          <table:table-cell office:value-type="float" office:value="0.0981" calcext:value-type="float">
            <text:p>0.0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207" calcext:value-type="float">
            <text:p>0.89207</text:p>
          </table:table-cell>
          <table:table-cell office:value-type="string" calcext:value-type="string">
            <text:p/>
          </table:table-cell>
          <table:table-cell office:value-type="float" office:value="0.0982" calcext:value-type="float">
            <text:p>0.0982</text:p>
          </table:table-cell>
          <table:table-cell office:value-type="float" office:value="0.05" calcext:value-type="float">
            <text:p>0.05</text:p>
          </table:table-cell>
          <table:table-cell office:value-type="float" office:value="0.0982" calcext:value-type="float">
            <text:p>0.0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07" calcext:value-type="float">
            <text:p>0.89807</text:p>
          </table:table-cell>
          <table:table-cell office:value-type="string" calcext:value-type="string">
            <text:p/>
          </table:table-cell>
          <table:table-cell office:value-type="float" office:value="0.0983" calcext:value-type="float">
            <text:p>0.0983</text:p>
          </table:table-cell>
          <table:table-cell office:value-type="float" office:value="0.05" calcext:value-type="float">
            <text:p>0.05</text:p>
          </table:table-cell>
          <table:table-cell office:value-type="float" office:value="0.0983" calcext:value-type="float">
            <text:p>0.0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406" calcext:value-type="float">
            <text:p>0.90406</text:p>
          </table:table-cell>
          <table:table-cell office:value-type="string" calcext:value-type="string">
            <text:p/>
          </table:table-cell>
          <table:table-cell office:value-type="float" office:value="0.0984" calcext:value-type="float">
            <text:p>0.0984</text:p>
          </table:table-cell>
          <table:table-cell office:value-type="float" office:value="0.05" calcext:value-type="float">
            <text:p>0.05</text:p>
          </table:table-cell>
          <table:table-cell office:value-type="float" office:value="0.0984" calcext:value-type="float">
            <text:p>0.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006" calcext:value-type="float">
            <text:p>0.91006</text:p>
          </table:table-cell>
          <table:table-cell office:value-type="string" calcext:value-type="string">
            <text:p/>
          </table:table-cell>
          <table:table-cell office:value-type="float" office:value="0.0985" calcext:value-type="float">
            <text:p>0.0985</text:p>
          </table:table-cell>
          <table:table-cell office:value-type="float" office:value="0.05" calcext:value-type="float">
            <text:p>0.05</text:p>
          </table:table-cell>
          <table:table-cell office:value-type="float" office:value="0.0985" calcext:value-type="float">
            <text:p>0.0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605" calcext:value-type="float">
            <text:p>0.91605</text:p>
          </table:table-cell>
          <table:table-cell office:value-type="string" calcext:value-type="string">
            <text:p/>
          </table:table-cell>
          <table:table-cell office:value-type="float" office:value="0.0986" calcext:value-type="float">
            <text:p>0.0986</text:p>
          </table:table-cell>
          <table:table-cell office:value-type="float" office:value="0.05" calcext:value-type="float">
            <text:p>0.05</text:p>
          </table:table-cell>
          <table:table-cell office:value-type="float" office:value="0.0986" calcext:value-type="float">
            <text:p>0.0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05" calcext:value-type="float">
            <text:p>0.92205</text:p>
          </table:table-cell>
          <table:table-cell office:value-type="string" calcext:value-type="string">
            <text:p/>
          </table:table-cell>
          <table:table-cell office:value-type="float" office:value="0.0987" calcext:value-type="float">
            <text:p>0.0987</text:p>
          </table:table-cell>
          <table:table-cell office:value-type="float" office:value="0.05" calcext:value-type="float">
            <text:p>0.05</text:p>
          </table:table-cell>
          <table:table-cell office:value-type="float" office:value="0.0987" calcext:value-type="float">
            <text:p>0.0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805" calcext:value-type="float">
            <text:p>0.92805</text:p>
          </table:table-cell>
          <table:table-cell office:value-type="string" calcext:value-type="string">
            <text:p/>
          </table:table-cell>
          <table:table-cell office:value-type="float" office:value="0.0988" calcext:value-type="float">
            <text:p>0.0988</text:p>
          </table:table-cell>
          <table:table-cell office:value-type="float" office:value="0.05" calcext:value-type="float">
            <text:p>0.0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404" calcext:value-type="float">
            <text:p>0.93404</text:p>
          </table:table-cell>
          <table:table-cell office:value-type="string" calcext:value-type="string">
            <text:p/>
          </table:table-cell>
          <table:table-cell office:value-type="float" office:value="0.0989" calcext:value-type="float">
            <text:p>0.0989</text:p>
          </table:table-cell>
          <table:table-cell office:value-type="float" office:value="0.05" calcext:value-type="float">
            <text:p>0.05</text:p>
          </table:table-cell>
          <table:table-cell office:value-type="float" office:value="0.0989" calcext:value-type="float">
            <text:p>0.0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004" calcext:value-type="float">
            <text:p>0.94004</text:p>
          </table:table-cell>
          <table:table-cell office:value-type="string" calcext:value-type="string">
            <text:p/>
          </table:table-cell>
          <table:table-cell office:value-type="float" office:value="0.099" calcext:value-type="float">
            <text:p>0.099</text:p>
          </table:table-cell>
          <table:table-cell office:value-type="float" office:value="0.05" calcext:value-type="float">
            <text:p>0.05</text:p>
          </table:table-cell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04" calcext:value-type="float">
            <text:p>0.94604</text:p>
          </table:table-cell>
          <table:table-cell office:value-type="string" calcext:value-type="string">
            <text:p/>
          </table:table-cell>
          <table:table-cell office:value-type="float" office:value="0.0991" calcext:value-type="float">
            <text:p>0.0991</text:p>
          </table:table-cell>
          <table:table-cell office:value-type="float" office:value="0.05" calcext:value-type="float">
            <text:p>0.05</text:p>
          </table:table-cell>
          <table:table-cell office:value-type="float" office:value="0.0991" calcext:value-type="float">
            <text:p>0.0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203" calcext:value-type="float">
            <text:p>0.95203</text:p>
          </table:table-cell>
          <table:table-cell office:value-type="string" calcext:value-type="string">
            <text:p/>
          </table:table-cell>
          <table:table-cell office:value-type="float" office:value="0.0992" calcext:value-type="float">
            <text:p>0.0992</text:p>
          </table:table-cell>
          <table:table-cell office:value-type="float" office:value="0.05" calcext:value-type="float">
            <text:p>0.05</text:p>
          </table:table-cell>
          <table:table-cell office:value-type="float" office:value="0.0992" calcext:value-type="float">
            <text:p>0.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803" calcext:value-type="float">
            <text:p>0.95803</text:p>
          </table:table-cell>
          <table:table-cell office:value-type="string" calcext:value-type="string">
            <text:p/>
          </table:table-cell>
          <table:table-cell office:value-type="float" office:value="0.0993" calcext:value-type="float">
            <text:p>0.0993</text:p>
          </table:table-cell>
          <table:table-cell office:value-type="float" office:value="0.05" calcext:value-type="float">
            <text:p>0.05</text:p>
          </table:table-cell>
          <table:table-cell office:value-type="float" office:value="0.0993" calcext:value-type="float">
            <text:p>0.0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402" calcext:value-type="float">
            <text:p>0.96402</text:p>
          </table:table-cell>
          <table:table-cell office:value-type="string" calcext:value-type="string">
            <text:p/>
          </table:table-cell>
          <table:table-cell office:value-type="float" office:value="0.0994" calcext:value-type="float">
            <text:p>0.0994</text:p>
          </table:table-cell>
          <table:table-cell office:value-type="float" office:value="0.05" calcext:value-type="float">
            <text:p>0.05</text:p>
          </table:table-cell>
          <table:table-cell office:value-type="float" office:value="0.0994" calcext:value-type="float">
            <text:p>0.0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02" calcext:value-type="float">
            <text:p>0.97002</text:p>
          </table:table-cell>
          <table:table-cell office:value-type="string" calcext:value-type="string">
            <text:p/>
          </table:table-cell>
          <table:table-cell office:value-type="float" office:value="0.0995" calcext:value-type="float">
            <text:p>0.0995</text:p>
          </table:table-cell>
          <table:table-cell office:value-type="float" office:value="0.05" calcext:value-type="float">
            <text:p>0.05</text:p>
          </table:table-cell>
          <table:table-cell office:value-type="float" office:value="0.0995" calcext:value-type="float">
            <text:p>0.0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602" calcext:value-type="float">
            <text:p>0.97602</text:p>
          </table:table-cell>
          <table:table-cell office:value-type="string" calcext:value-type="string">
            <text:p/>
          </table:table-cell>
          <table:table-cell office:value-type="float" office:value="0.0996" calcext:value-type="float">
            <text:p>0.0996</text:p>
          </table:table-cell>
          <table:table-cell office:value-type="float" office:value="0.05" calcext:value-type="float">
            <text:p>0.05</text:p>
          </table:table-cell>
          <table:table-cell office:value-type="float" office:value="0.0996" calcext:value-type="float">
            <text:p>0.0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201" calcext:value-type="float">
            <text:p>0.98201</text:p>
          </table:table-cell>
          <table:table-cell office:value-type="string" calcext:value-type="string">
            <text:p/>
          </table:table-cell>
          <table:table-cell office:value-type="float" office:value="0.0997" calcext:value-type="float">
            <text:p>0.0997</text:p>
          </table:table-cell>
          <table:table-cell office:value-type="float" office:value="0.05" calcext:value-type="float">
            <text:p>0.05</text:p>
          </table:table-cell>
          <table:table-cell office:value-type="float" office:value="0.0997" calcext:value-type="float">
            <text:p>0.0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801" calcext:value-type="float">
            <text:p>0.98801</text:p>
          </table:table-cell>
          <table:table-cell office:value-type="string" calcext:value-type="string">
            <text:p/>
          </table:table-cell>
          <table:table-cell office:value-type="float" office:value="0.0998" calcext:value-type="float">
            <text:p>0.0998</text:p>
          </table:table-cell>
          <table:table-cell office:value-type="float" office:value="0.05" calcext:value-type="float">
            <text:p>0.05</text:p>
          </table:table-cell>
          <table:table-cell office:value-type="float" office:value="0.0998" calcext:value-type="float">
            <text:p>0.0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string" calcext:value-type="string">
            <text:p/>
          </table:table-cell>
          <table:table-cell office:value-type="float" office:value="0.0999" calcext:value-type="float">
            <text:p>0.0999</text:p>
          </table:table-cell>
          <table:table-cell office:value-type="float" office:value="0.05" calcext:value-type="float">
            <text:p>0.05</text:p>
          </table:table-cell>
          <table:table-cell office:value-type="float" office:value="0.0999" calcext:value-type="float">
            <text:p>0.0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Hoja2" table:style-name="ta1">
        <table:shapes>
          <draw:frame draw:z-index="0" draw:style-name="gr1" draw:text-style-name="P1" svg:width="15.999cm" svg:height="8.999cm" svg:x="13.924cm" svg:y="0.521cm">
            <draw:object draw:notify-on-update-of-ranges="Hoja2.B2:Hoja2.B1002 Hoja2.A1:Hoja2.A1 Hoja2.A2:Hoja2.A1002 Hoja2.C1:Hoja2.C1 Hoja2.C2:Hoja2.C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UMAG</text:p>
          </table:table-cell>
          <table:table-cell office:value-type="string" calcext:value-type="string">
            <text:p>Points:1</text:p>
          </table:table-cell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formula="of:=100*ABS(([.C2]-[.A2])/[.C2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0.00071435" calcext:value-type="float">
            <text:p>0.000714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37740729794671" calcext:value-type="float">
            <text:p>0.000637740729794671</text:p>
          </table:table-cell>
          <table:table-cell/>
          <table:table-cell table:formula="of:=100*ABS(([.C3]-[.A3])/[.C3])" office:value-type="float" office:value="12.0126042804251" calcext:value-type="float">
            <text:p>12.0126042804251</text:p>
          </table:table-cell>
        </table:table-row>
        <table:table-row table:style-name="ro1">
          <table:table-cell office:value-type="float" office:value="0.0014287" calcext:value-type="float">
            <text:p>0.001428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27550145956646" calcext:value-type="float">
            <text:p>0.00127550145956646</text:p>
          </table:table-cell>
          <table:table-cell/>
          <table:table-cell table:formula="of:=100*ABS(([.C4]-[.A4])/[.C4])" office:value-type="float" office:value="12.0108479127587" calcext:value-type="float">
            <text:p>12.0108479127587</text:p>
          </table:table-cell>
        </table:table-row>
        <table:table-row table:style-name="ro1">
          <table:table-cell office:value-type="float" office:value="0.002143" calcext:value-type="float">
            <text:p>0.00214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9132021894069" calcext:value-type="float">
            <text:p>0.0019132021894069</text:p>
          </table:table-cell>
          <table:table-cell/>
          <table:table-cell table:formula="of:=100*ABS(([.C5]-[.A5])/[.C5])" office:value-type="float" office:value="12.011161803256" calcext:value-type="float">
            <text:p>12.011161803256</text:p>
          </table:table-cell>
        </table:table-row>
        <table:table-row table:style-name="ro1">
          <table:table-cell office:value-type="float" office:value="0.0028574" calcext:value-type="float">
            <text:p>0.002857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255100291913291" calcext:value-type="float">
            <text:p>0.00255100291913291</text:p>
          </table:table-cell>
          <table:table-cell/>
          <table:table-cell table:formula="of:=100*ABS(([.C6]-[.A6])/[.C6])" office:value-type="float" office:value="12.0108479127587" calcext:value-type="float">
            <text:p>12.0108479127587</text:p>
          </table:table-cell>
        </table:table-row>
        <table:table-row table:style-name="ro1">
          <table:table-cell office:value-type="float" office:value="0.0035717" calcext:value-type="float">
            <text:p>0.00357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18870364897336" calcext:value-type="float">
            <text:p>0.00318870364897336</text:p>
          </table:table-cell>
          <table:table-cell/>
          <table:table-cell table:formula="of:=100*ABS(([.C7]-[.A7])/[.C7])" office:value-type="float" office:value="12.0110362450883" calcext:value-type="float">
            <text:p>12.0110362450883</text:p>
          </table:table-cell>
        </table:table-row>
        <table:table-row table:style-name="ro1">
          <table:table-cell office:value-type="float" office:value="0.0042861" calcext:value-type="float">
            <text:p>0.004286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38264043788138" calcext:value-type="float">
            <text:p>0.0038264043788138</text:p>
          </table:table-cell>
          <table:table-cell/>
          <table:table-cell table:formula="of:=100*ABS(([.C8]-[.A8])/[.C8])" office:value-type="float" office:value="12.0137752228034" calcext:value-type="float">
            <text:p>12.0137752228034</text:p>
          </table:table-cell>
        </table:table-row>
        <table:table-row table:style-name="ro1">
          <table:table-cell office:value-type="float" office:value="0.0050004" calcext:value-type="float">
            <text:p>0.005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446420510853981" calcext:value-type="float">
            <text:p>0.00446420510853981</text:p>
          </table:table-cell>
          <table:table-cell/>
          <table:table-cell table:formula="of:=100*ABS(([.C9]-[.A9])/[.C9])" office:value-type="float" office:value="12.0109824352486" calcext:value-type="float">
            <text:p>12.0109824352486</text:p>
          </table:table-cell>
        </table:table-row>
        <table:table-row table:style-name="ro1">
          <table:table-cell office:value-type="float" office:value="0.0057148" calcext:value-type="float">
            <text:p>0.005714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510190583838026" calcext:value-type="float">
            <text:p>0.00510190583838026</text:p>
          </table:table-cell>
          <table:table-cell/>
          <table:table-cell table:formula="of:=100*ABS(([.C10]-[.A10])/[.C10])" office:value-type="float" office:value="12.0130433809481" calcext:value-type="float">
            <text:p>12.0130433809481</text:p>
          </table:table-cell>
        </table:table-row>
        <table:table-row table:style-name="ro1">
          <table:table-cell office:value-type="float" office:value="0.0064291" calcext:value-type="float">
            <text:p>0.006429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57396065682207" calcext:value-type="float">
            <text:p>0.0057396065682207</text:p>
          </table:table-cell>
          <table:table-cell/>
          <table:table-cell table:formula="of:=100*ABS(([.C11]-[.A11])/[.C11])" office:value-type="float" office:value="12.0129040829543" calcext:value-type="float">
            <text:p>12.0129040829543</text:p>
          </table:table-cell>
        </table:table-row>
        <table:table-row table:style-name="ro1">
          <table:table-cell office:value-type="float" office:value="0.0071435" calcext:value-type="float">
            <text:p>0.00714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37740729794671" calcext:value-type="float">
            <text:p>0.00637740729794671</text:p>
          </table:table-cell>
          <table:table-cell/>
          <table:table-cell table:formula="of:=100*ABS(([.C12]-[.A12])/[.C12])" office:value-type="float" office:value="12.0126042804251" calcext:value-type="float">
            <text:p>12.0126042804251</text:p>
          </table:table-cell>
        </table:table-row>
        <table:table-row table:style-name="ro1">
          <table:table-cell office:value-type="float" office:value="0.0078578" calcext:value-type="float">
            <text:p>0.007857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701510802808973" calcext:value-type="float">
            <text:p>0.00701510802808973</text:p>
          </table:table-cell>
          <table:table-cell/>
          <table:table-cell table:formula="of:=100*ABS(([.C13]-[.A13])/[.C13])" office:value-type="float" office:value="12.0125302210027" calcext:value-type="float">
            <text:p>12.0125302210027</text:p>
          </table:table-cell>
        </table:table-row>
        <table:table-row table:style-name="ro1">
          <table:table-cell office:value-type="float" office:value="0.0085722" calcext:value-type="float">
            <text:p>0.008572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765290875811832" calcext:value-type="float">
            <text:p>0.00765290875811832</text:p>
          </table:table-cell>
          <table:table-cell/>
          <table:table-cell table:formula="of:=100*ABS(([.C14]-[.A14])/[.C14])" office:value-type="float" office:value="12.0123115397984" calcext:value-type="float">
            <text:p>12.0123115397984</text:p>
          </table:table-cell>
        </table:table-row>
        <table:table-row table:style-name="ro1">
          <table:table-cell office:value-type="float" office:value="0.0092865" calcext:value-type="float">
            <text:p>0.009286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829060948674849" calcext:value-type="float">
            <text:p>0.00829060948674849</text:p>
          </table:table-cell>
          <table:table-cell/>
          <table:table-cell table:formula="of:=100*ABS(([.C15]-[.A15])/[.C15])" office:value-type="float" office:value="12.0122714119308" calcext:value-type="float">
            <text:p>12.0122714119308</text:p>
          </table:table-cell>
        </table:table-row>
        <table:table-row table:style-name="ro1">
          <table:table-cell office:value-type="float" office:value="0.010001" calcext:value-type="float">
            <text:p>0.010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892831021689149" calcext:value-type="float">
            <text:p>0.00892831021689149</text:p>
          </table:table-cell>
          <table:table-cell/>
          <table:table-cell table:formula="of:=100*ABS(([.C16]-[.A16])/[.C16])" office:value-type="float" office:value="12.0144770628498" calcext:value-type="float">
            <text:p>12.0144770628498</text:p>
          </table:table-cell>
        </table:table-row>
        <table:table-row table:style-name="ro1">
          <table:table-cell office:value-type="float" office:value="0.010715" calcext:value-type="float">
            <text:p>0.01071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956611094692007" calcext:value-type="float">
            <text:p>0.00956611094692007</text:p>
          </table:table-cell>
          <table:table-cell/>
          <table:table-cell table:formula="of:=100*ABS(([.C17]-[.A17])/[.C17])" office:value-type="float" office:value="12.0099908881972" calcext:value-type="float">
            <text:p>12.0099908881972</text:p>
          </table:table-cell>
        </table:table-row>
        <table:table-row table:style-name="ro1">
          <table:table-cell office:value-type="float" office:value="0.01143" calcext:value-type="float">
            <text:p>0.0114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102040116768342" calcext:value-type="float">
            <text:p>0.0102040116768342</text:p>
          </table:table-cell>
          <table:table-cell/>
          <table:table-cell table:formula="of:=100*ABS(([.C18]-[.A18])/[.C18])" office:value-type="float" office:value="12.0147679363118" calcext:value-type="float">
            <text:p>12.0147679363118</text:p>
          </table:table-cell>
        </table:table-row>
        <table:table-row table:style-name="ro1">
          <table:table-cell office:value-type="float" office:value="0.012144" calcext:value-type="float">
            <text:p>0.01214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108420124066339" calcext:value-type="float">
            <text:p>0.0108420124066339</text:p>
          </table:table-cell>
          <table:table-cell/>
          <table:table-cell table:formula="of:=100*ABS(([.C19]-[.A19])/[.C19])" office:value-type="float" office:value="12.0087262819347" calcext:value-type="float">
            <text:p>12.0087262819347</text:p>
          </table:table-cell>
        </table:table-row>
        <table:table-row table:style-name="ro1">
          <table:table-cell office:value-type="float" office:value="0.012858" calcext:value-type="float">
            <text:p>0.01285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14790131360651" calcext:value-type="float">
            <text:p>0.0114790131360651</text:p>
          </table:table-cell>
          <table:table-cell/>
          <table:table-cell table:formula="of:=100*ABS(([.C20]-[.A20])/[.C20])" office:value-type="float" office:value="12.0131133886616" calcext:value-type="float">
            <text:p>12.0131133886616</text:p>
          </table:table-cell>
        </table:table-row>
        <table:table-row table:style-name="ro1">
          <table:table-cell office:value-type="float" office:value="0.013573" calcext:value-type="float">
            <text:p>0.01357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121170138658648" calcext:value-type="float">
            <text:p>0.0121170138658648</text:p>
          </table:table-cell>
          <table:table-cell/>
          <table:table-cell table:formula="of:=100*ABS(([.C21]-[.A21])/[.C21])" office:value-type="float" office:value="12.0160474375361" calcext:value-type="float">
            <text:p>12.0160474375361</text:p>
          </table:table-cell>
        </table:table-row>
        <table:table-row table:style-name="ro1">
          <table:table-cell office:value-type="float" office:value="0.014287" calcext:value-type="float">
            <text:p>0.01428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7550145956646" calcext:value-type="float">
            <text:p>0.0127550145956646</text:p>
          </table:table-cell>
          <table:table-cell/>
          <table:table-cell table:formula="of:=100*ABS(([.C22]-[.A22])/[.C22])" office:value-type="float" office:value="12.0108479127586" calcext:value-type="float">
            <text:p>12.0108479127586</text:p>
          </table:table-cell>
        </table:table-row>
        <table:table-row table:style-name="ro1">
          <table:table-cell office:value-type="float" office:value="0.015001" calcext:value-type="float">
            <text:p>0.015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33920153266087" calcext:value-type="float">
            <text:p>0.0133920153266087</text:p>
          </table:table-cell>
          <table:table-cell/>
          <table:table-cell table:formula="of:=100*ABS(([.C23]-[.A23])/[.C23])" office:value-type="float" office:value="12.0145074072194" calcext:value-type="float">
            <text:p>12.0145074072194</text:p>
          </table:table-cell>
        </table:table-row>
        <table:table-row table:style-name="ro1">
          <table:table-cell office:value-type="float" office:value="0.015716" calcext:value-type="float">
            <text:p>0.01571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140300160548955" calcext:value-type="float">
            <text:p>0.0140300160548955</text:p>
          </table:table-cell>
          <table:table-cell/>
          <table:table-cell table:formula="of:=100*ABS(([.C24]-[.A24])/[.C24])" office:value-type="float" office:value="12.0169780170439" calcext:value-type="float">
            <text:p>12.0169780170439</text:p>
          </table:table-cell>
        </table:table-row>
        <table:table-row table:style-name="ro1">
          <table:table-cell office:value-type="float" office:value="0.01643" calcext:value-type="float">
            <text:p>0.0164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46680167846952" calcext:value-type="float">
            <text:p>0.0146680167846952</text:p>
          </table:table-cell>
          <table:table-cell/>
          <table:table-cell table:formula="of:=100*ABS(([.C25]-[.A25])/[.C25])" office:value-type="float" office:value="12.0124161375605" calcext:value-type="float">
            <text:p>12.0124161375605</text:p>
          </table:table-cell>
        </table:table-row>
        <table:table-row table:style-name="ro1">
          <table:table-cell office:value-type="float" office:value="0.017144" calcext:value-type="float">
            <text:p>0.01714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153060175144949" calcext:value-type="float">
            <text:p>0.0153060175144949</text:p>
          </table:table-cell>
          <table:table-cell/>
          <table:table-cell table:formula="of:=100*ABS(([.C26]-[.A26])/[.C26])" office:value-type="float" office:value="12.0082345637231" calcext:value-type="float">
            <text:p>12.0082345637231</text:p>
          </table:table-cell>
        </table:table-row>
        <table:table-row table:style-name="ro1">
          <table:table-cell office:value-type="float" office:value="0.017859" calcext:value-type="float">
            <text:p>0.01785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5943018245439" calcext:value-type="float">
            <text:p>0.015943018245439</text:p>
          </table:table-cell>
          <table:table-cell/>
          <table:table-cell table:formula="of:=100*ABS(([.C27]-[.A27])/[.C27])" office:value-type="float" office:value="12.0176852655184" calcext:value-type="float">
            <text:p>12.0176852655184</text:p>
          </table:table-cell>
        </table:table-row>
        <table:table-row table:style-name="ro1">
          <table:table-cell office:value-type="float" office:value="0.018573" calcext:value-type="float">
            <text:p>0.01857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165810189752387" calcext:value-type="float">
            <text:p>0.0165810189752387</text:p>
          </table:table-cell>
          <table:table-cell/>
          <table:table-cell table:formula="of:=100*ABS(([.C28]-[.A28])/[.C28])" office:value-type="float" office:value="12.0136224904878" calcext:value-type="float">
            <text:p>12.0136224904878</text:p>
          </table:table-cell>
        </table:table-row>
        <table:table-row table:style-name="ro1">
          <table:table-cell office:value-type="float" office:value="0.019186" calcext:value-type="float">
            <text:p>0.01918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72190197035256" calcext:value-type="float">
            <text:p>0.0172190197035256</text:p>
          </table:table-cell>
          <table:table-cell/>
          <table:table-cell table:formula="of:=100*ABS(([.C29]-[.A29])/[.C29])" office:value-type="float" office:value="11.4233001084941" calcext:value-type="float">
            <text:p>11.4233001084941</text:p>
          </table:table-cell>
        </table:table-row>
        <table:table-row table:style-name="ro1">
          <table:table-cell office:value-type="float" office:value="0.019753" calcext:value-type="float">
            <text:p>0.019753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78570204333253" calcext:value-type="float">
            <text:p>0.0178570204333253</text:p>
          </table:table-cell>
          <table:table-cell/>
          <table:table-cell table:formula="of:=100*ABS(([.C30]-[.A30])/[.C30])" office:value-type="float" office:value="10.6175583645321" calcext:value-type="float">
            <text:p>10.6175583645321</text:p>
          </table:table-cell>
        </table:table-row>
        <table:table-row table:style-name="ro1">
          <table:table-cell office:value-type="float" office:value="0.02032" calcext:value-type="float">
            <text:p>0.0203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84940211642693" calcext:value-type="float">
            <text:p>0.0184940211642693</text:p>
          </table:table-cell>
          <table:table-cell/>
          <table:table-cell table:formula="of:=100*ABS(([.C31]-[.A31])/[.C31])" office:value-type="float" office:value="9.87334674007247" calcext:value-type="float">
            <text:p>9.87334674007247</text:p>
          </table:table-cell>
        </table:table-row>
        <table:table-row table:style-name="ro1">
          <table:table-cell office:value-type="float" office:value="0.020886" calcext:value-type="float">
            <text:p>0.02088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9132021894069" calcext:value-type="float">
            <text:p>0.019132021894069</text:p>
          </table:table-cell>
          <table:table-cell/>
          <table:table-cell table:formula="of:=100*ABS(([.C32]-[.A32])/[.C32])" office:value-type="float" office:value="9.16776133564184" calcext:value-type="float">
            <text:p>9.16776133564184</text:p>
          </table:table-cell>
        </table:table-row>
        <table:table-row table:style-name="ro1">
          <table:table-cell office:value-type="float" office:value="0.021453" calcext:value-type="float">
            <text:p>0.02145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97700226238687" calcext:value-type="float">
            <text:p>0.0197700226238687</text:p>
          </table:table-cell>
          <table:table-cell/>
          <table:table-cell table:formula="of:=100*ABS(([.C33]-[.A33])/[.C33])" office:value-type="float" office:value="8.51277415383122" calcext:value-type="float">
            <text:p>8.51277415383122</text:p>
          </table:table-cell>
        </table:table-row>
        <table:table-row table:style-name="ro1">
          <table:table-cell office:value-type="float" office:value="0.022019" calcext:value-type="float">
            <text:p>0.022019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204080233521556" calcext:value-type="float">
            <text:p>0.0204080233521556</text:p>
          </table:table-cell>
          <table:table-cell/>
          <table:table-cell table:formula="of:=100*ABS(([.C34]-[.A34])/[.C34])" office:value-type="float" office:value="7.89383969258454" calcext:value-type="float">
            <text:p>7.89383969258454</text:p>
          </table:table-cell>
        </table:table-row>
        <table:table-row table:style-name="ro1">
          <table:table-cell office:value-type="float" office:value="0.022586" calcext:value-type="float">
            <text:p>0.02258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210450240830996" calcext:value-type="float">
            <text:p>0.0210450240830996</text:p>
          </table:table-cell>
          <table:table-cell/>
          <table:table-cell table:formula="of:=100*ABS(([.C35]-[.A35])/[.C35])" office:value-type="float" office:value="7.32228155603702" calcext:value-type="float">
            <text:p>7.32228155603702</text:p>
          </table:table-cell>
        </table:table-row>
        <table:table-row table:style-name="ro1">
          <table:table-cell office:value-type="float" office:value="0.023153" calcext:value-type="float">
            <text:p>0.02315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216830248128994" calcext:value-type="float">
            <text:p>0.0216830248128994</text:p>
          </table:table-cell>
          <table:table-cell/>
          <table:table-cell table:formula="of:=100*ABS(([.C36]-[.A36])/[.C36])" office:value-type="float" office:value="6.77938248830555" calcext:value-type="float">
            <text:p>6.77938248830555</text:p>
          </table:table-cell>
        </table:table-row>
        <table:table-row table:style-name="ro1">
          <table:table-cell office:value-type="float" office:value="0.023719" calcext:value-type="float">
            <text:p>0.023719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223210255426991" calcext:value-type="float">
            <text:p>0.0223210255426991</text:p>
          </table:table-cell>
          <table:table-cell/>
          <table:table-cell table:formula="of:=100*ABS(([.C37]-[.A37])/[.C37])" office:value-type="float" office:value="6.26303865217428" calcext:value-type="float">
            <text:p>6.26303865217428</text:p>
          </table:table-cell>
        </table:table-row>
        <table:table-row table:style-name="ro1">
          <table:table-cell office:value-type="float" office:value="0.024286" calcext:value-type="float">
            <text:p>0.024286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229590262724988" calcext:value-type="float">
            <text:p>0.0229590262724988</text:p>
          </table:table-cell>
          <table:table-cell/>
          <table:table-cell table:formula="of:=100*ABS(([.C38]-[.A38])/[.C38])" office:value-type="float" office:value="5.77974741503182" calcext:value-type="float">
            <text:p>5.77974741503182</text:p>
          </table:table-cell>
        </table:table-row>
        <table:table-row table:style-name="ro1">
          <table:table-cell office:value-type="float" office:value="0.024853" calcext:value-type="float">
            <text:p>0.024853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2359602700193" calcext:value-type="float">
            <text:p>0.02359602700193</text:p>
          </table:table-cell>
          <table:table-cell/>
          <table:table-cell table:formula="of:=100*ABS(([.C39]-[.A39])/[.C39])" office:value-type="float" office:value="5.32705356697211" calcext:value-type="float">
            <text:p>5.32705356697211</text:p>
          </table:table-cell>
        </table:table-row>
        <table:table-row table:style-name="ro1">
          <table:table-cell office:value-type="float" office:value="0.025419" calcext:value-type="float">
            <text:p>0.025419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242340277317297" calcext:value-type="float">
            <text:p>0.0242340277317297</text:p>
          </table:table-cell>
          <table:table-cell/>
          <table:table-cell table:formula="of:=100*ABS(([.C40]-[.A40])/[.C40])" office:value-type="float" office:value="4.88970418532127" calcext:value-type="float">
            <text:p>4.88970418532127</text:p>
          </table:table-cell>
        </table:table-row>
        <table:table-row table:style-name="ro1">
          <table:table-cell office:value-type="float" office:value="0.025986" calcext:value-type="float">
            <text:p>0.02598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248720284615294" calcext:value-type="float">
            <text:p>0.0248720284615294</text:p>
          </table:table-cell>
          <table:table-cell/>
          <table:table-cell table:formula="of:=100*ABS(([.C41]-[.A41])/[.C41])" office:value-type="float" office:value="4.47881257531375" calcext:value-type="float">
            <text:p>4.47881257531375</text:p>
          </table:table-cell>
        </table:table-row>
        <table:table-row table:style-name="ro1">
          <table:table-cell office:value-type="float" office:value="0.026552" calcext:value-type="float">
            <text:p>0.02655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55100291913291" calcext:value-type="float">
            <text:p>0.0255100291913291</text:p>
          </table:table-cell>
          <table:table-cell/>
          <table:table-cell table:formula="of:=100*ABS(([.C42]-[.A42])/[.C42])" office:value-type="float" office:value="4.08455357246333" calcext:value-type="float">
            <text:p>4.08455357246333</text:p>
          </table:table-cell>
        </table:table-row>
        <table:table-row table:style-name="ro1">
          <table:table-cell office:value-type="float" office:value="0.027119" calcext:value-type="float">
            <text:p>0.027119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261470299222732" calcext:value-type="float">
            <text:p>0.0261470299222732</text:p>
          </table:table-cell>
          <table:table-cell/>
          <table:table-cell table:formula="of:=100*ABS(([.C43]-[.A43])/[.C43])" office:value-type="float" office:value="3.7173249910838" calcext:value-type="float">
            <text:p>3.7173249910838</text:p>
          </table:table-cell>
        </table:table-row>
        <table:table-row table:style-name="ro1">
          <table:table-cell office:value-type="float" office:value="0.027686" calcext:value-type="float">
            <text:p>0.02768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2678503065056" calcext:value-type="float">
            <text:p>0.02678503065056</text:p>
          </table:table-cell>
          <table:table-cell/>
          <table:table-cell table:formula="of:=100*ABS(([.C44]-[.A44])/[.C44])" office:value-type="float" office:value="3.36370475432372" calcext:value-type="float">
            <text:p>3.36370475432372</text:p>
          </table:table-cell>
        </table:table-row>
        <table:table-row table:style-name="ro1">
          <table:table-cell office:value-type="float" office:value="0.028252" calcext:value-type="float">
            <text:p>0.028252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74230313803598" calcext:value-type="float">
            <text:p>0.0274230313803598</text:p>
          </table:table-cell>
          <table:table-cell/>
          <table:table-cell table:formula="of:=100*ABS(([.C45]-[.A45])/[.C45])" office:value-type="float" office:value="3.02289199229063" calcext:value-type="float">
            <text:p>3.02289199229063</text:p>
          </table:table-cell>
        </table:table-row>
        <table:table-row table:style-name="ro1">
          <table:table-cell office:value-type="float" office:value="0.028819" calcext:value-type="float">
            <text:p>0.028819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280600321113038" calcext:value-type="float">
            <text:p>0.0280600321113038</text:p>
          </table:table-cell>
          <table:table-cell/>
          <table:table-cell table:formula="of:=100*ABS(([.C46]-[.A46])/[.C46])" office:value-type="float" office:value="2.70480049946359" calcext:value-type="float">
            <text:p>2.70480049946359</text:p>
          </table:table-cell>
        </table:table-row>
        <table:table-row table:style-name="ro1">
          <table:table-cell office:value-type="float" office:value="0.029386" calcext:value-type="float">
            <text:p>0.029386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286980328411035" calcext:value-type="float">
            <text:p>0.0286980328411035</text:p>
          </table:table-cell>
          <table:table-cell/>
          <table:table-cell table:formula="of:=100*ABS(([.C47]-[.A47])/[.C47])" office:value-type="float" office:value="2.39726242807528" calcext:value-type="float">
            <text:p>2.39726242807528</text:p>
          </table:table-cell>
        </table:table-row>
        <table:table-row table:style-name="ro1">
          <table:table-cell office:value-type="float" office:value="0.029952" calcext:value-type="float">
            <text:p>0.02995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93360335709032" calcext:value-type="float">
            <text:p>0.0293360335709032</text:p>
          </table:table-cell>
          <table:table-cell/>
          <table:table-cell table:formula="of:=100*ABS(([.C48]-[.A48])/[.C48])" office:value-type="float" office:value="2.09969226960429" calcext:value-type="float">
            <text:p>2.09969226960429</text:p>
          </table:table-cell>
        </table:table-row>
        <table:table-row table:style-name="ro1">
          <table:table-cell office:value-type="float" office:value="0.030519" calcext:value-type="float">
            <text:p>0.03051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299740342991901" calcext:value-type="float">
            <text:p>0.0299740342991901</text:p>
          </table:table-cell>
          <table:table-cell/>
          <table:table-cell table:formula="of:=100*ABS(([.C49]-[.A49])/[.C49])" office:value-type="float" office:value="1.81812596652903" calcext:value-type="float">
            <text:p>1.81812596652903</text:p>
          </table:table-cell>
        </table:table-row>
        <table:table-row table:style-name="ro1">
          <table:table-cell office:value-type="float" office:value="0.031085" calcext:value-type="float">
            <text:p>0.031085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306110350301342" calcext:value-type="float">
            <text:p>0.0306110350301342</text:p>
          </table:table-cell>
          <table:table-cell/>
          <table:table-cell table:formula="of:=100*ABS(([.C50]-[.A50])/[.C50])" office:value-type="float" office:value="1.54834676252949" calcext:value-type="float">
            <text:p>1.54834676252949</text:p>
          </table:table-cell>
        </table:table-row>
        <table:table-row table:style-name="ro1">
          <table:table-cell office:value-type="float" office:value="0.031652" calcext:value-type="float">
            <text:p>0.031652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312490357599339" calcext:value-type="float">
            <text:p>0.0312490357599339</text:p>
          </table:table-cell>
          <table:table-cell/>
          <table:table-cell table:formula="of:=100*ABS(([.C51]-[.A51])/[.C51])" office:value-type="float" office:value="1.28952535739617" calcext:value-type="float">
            <text:p>1.28952535739617</text:p>
          </table:table-cell>
        </table:table-row>
        <table:table-row table:style-name="ro1">
          <table:table-cell office:value-type="float" office:value="0.032219" calcext:value-type="float">
            <text:p>0.03221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18870364897336" calcext:value-type="float">
            <text:p>0.0318870364897336</text:p>
          </table:table-cell>
          <table:table-cell/>
          <table:table-cell table:formula="of:=100*ABS(([.C52]-[.A52])/[.C52])" office:value-type="float" office:value="1.04106102921578" calcext:value-type="float">
            <text:p>1.04106102921578</text:p>
          </table:table-cell>
        </table:table-row>
        <table:table-row table:style-name="ro1">
          <table:table-cell office:value-type="float" office:value="0.032785" calcext:value-type="float">
            <text:p>0.03278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324140381083199" calcext:value-type="float">
            <text:p>0.0324140381083199</text:p>
          </table:table-cell>
          <table:table-cell/>
          <table:table-cell table:formula="of:=100*ABS(([.C53]-[.A53])/[.C53])" office:value-type="float" office:value="1.14444824936783" calcext:value-type="float">
            <text:p>1.14444824936783</text:p>
          </table:table-cell>
        </table:table-row>
        <table:table-row table:style-name="ro1">
          <table:table-cell office:value-type="float" office:value="0.033352" calcext:value-type="float">
            <text:p>0.033352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329400397429414" calcext:value-type="float">
            <text:p>0.0329400397429414</text:p>
          </table:table-cell>
          <table:table-cell/>
          <table:table-cell table:formula="of:=100*ABS(([.C54]-[.A54])/[.C54])" office:value-type="float" office:value="1.25063679422806" calcext:value-type="float">
            <text:p>1.25063679422806</text:p>
          </table:table-cell>
        </table:table-row>
        <table:table-row table:style-name="ro1">
          <table:table-cell office:value-type="float" office:value="0.033918" calcext:value-type="float">
            <text:p>0.03391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334670413890735" calcext:value-type="float">
            <text:p>0.0334670413890735</text:p>
          </table:table-cell>
          <table:table-cell/>
          <table:table-cell table:formula="of:=100*ABS(([.C55]-[.A55])/[.C55])" office:value-type="float" office:value="1.34747080174757" calcext:value-type="float">
            <text:p>1.34747080174757</text:p>
          </table:table-cell>
        </table:table-row>
        <table:table-row table:style-name="ro1">
          <table:table-cell office:value-type="float" office:value="0.034485" calcext:value-type="float">
            <text:p>0.034485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339940430457103" calcext:value-type="float">
            <text:p>0.0339940430457103</text:p>
          </table:table-cell>
          <table:table-cell/>
          <table:table-cell table:formula="of:=100*ABS(([.C56]-[.A56])/[.C56])" office:value-type="float" office:value="1.44424408014528" calcext:value-type="float">
            <text:p>1.44424408014528</text:p>
          </table:table-cell>
        </table:table-row>
        <table:table-row table:style-name="ro1">
          <table:table-cell office:value-type="float" office:value="0.035052" calcext:value-type="float">
            <text:p>0.03505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34520044716758" calcext:value-type="float">
            <text:p>0.034520044716758</text:p>
          </table:table-cell>
          <table:table-cell/>
          <table:table-cell table:formula="of:=100*ABS(([.C57]-[.A57])/[.C57])" office:value-type="float" office:value="1.5410040386877" calcext:value-type="float">
            <text:p>1.5410040386877</text:p>
          </table:table-cell>
        </table:table-row>
        <table:table-row table:style-name="ro1">
          <table:table-cell office:value-type="float" office:value="0.035618" calcext:value-type="float">
            <text:p>0.035618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350470463975609" calcext:value-type="float">
            <text:p>0.0350470463975609</text:p>
          </table:table-cell>
          <table:table-cell/>
          <table:table-cell table:formula="of:=100*ABS(([.C58]-[.A58])/[.C58])" office:value-type="float" office:value="1.62910619046879" calcext:value-type="float">
            <text:p>1.62910619046879</text:p>
          </table:table-cell>
        </table:table-row>
        <table:table-row table:style-name="ro1">
          <table:table-cell office:value-type="float" office:value="0.036185" calcext:value-type="float">
            <text:p>0.036185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355740480872512" calcext:value-type="float">
            <text:p>0.0355740480872512</text:p>
          </table:table-cell>
          <table:table-cell/>
          <table:table-cell table:formula="of:=100*ABS(([.C59]-[.A59])/[.C59])" office:value-type="float" office:value="1.71740902595706" calcext:value-type="float">
            <text:p>1.71740902595706</text:p>
          </table:table-cell>
        </table:table-row>
        <table:table-row table:style-name="ro1">
          <table:table-cell office:value-type="float" office:value="0.036752" calcext:value-type="float">
            <text:p>0.03675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36100049790019" calcext:value-type="float">
            <text:p>0.036100049790019</text:p>
          </table:table-cell>
          <table:table-cell/>
          <table:table-cell table:formula="of:=100*ABS(([.C60]-[.A60])/[.C60])" office:value-type="float" office:value="1.80595376951885" calcext:value-type="float">
            <text:p>1.80595376951885</text:p>
          </table:table-cell>
        </table:table-row>
        <table:table-row table:style-name="ro1">
          <table:table-cell office:value-type="float" office:value="0.037318" calcext:value-type="float">
            <text:p>0.037318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366270515010707" calcext:value-type="float">
            <text:p>0.0366270515010707</text:p>
          </table:table-cell>
          <table:table-cell/>
          <table:table-cell table:formula="of:=100*ABS(([.C61]-[.A61])/[.C61])" office:value-type="float" office:value="1.88644313591314" calcext:value-type="float">
            <text:p>1.88644313591314</text:p>
          </table:table-cell>
        </table:table-row>
        <table:table-row table:style-name="ro1">
          <table:table-cell office:value-type="float" office:value="0.037885" calcext:value-type="float">
            <text:p>0.03788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71540532196555" calcext:value-type="float">
            <text:p>0.0371540532196555</text:p>
          </table:table-cell>
          <table:table-cell/>
          <table:table-cell table:formula="of:=100*ABS(([.C62]-[.A62])/[.C62])" office:value-type="float" office:value="1.96734061832526" calcext:value-type="float">
            <text:p>1.96734061832526</text:p>
          </table:table-cell>
        </table:table-row>
        <table:table-row table:style-name="ro1">
          <table:table-cell office:value-type="float" office:value="0.038451" calcext:value-type="float">
            <text:p>0.038451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376800549502147" calcext:value-type="float">
            <text:p>0.0376800549502147</text:p>
          </table:table-cell>
          <table:table-cell/>
          <table:table-cell table:formula="of:=100*ABS(([.C63]-[.A63])/[.C63])" office:value-type="float" office:value="2.04602952624115" calcext:value-type="float">
            <text:p>2.04602952624115</text:p>
          </table:table-cell>
        </table:table-row>
        <table:table-row table:style-name="ro1">
          <table:table-cell office:value-type="float" office:value="0.039018" calcext:value-type="float">
            <text:p>0.039018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382070566878143" calcext:value-type="float">
            <text:p>0.0382070566878143</text:p>
          </table:table-cell>
          <table:table-cell/>
          <table:table-cell table:formula="of:=100*ABS(([.C64]-[.A64])/[.C64])" office:value-type="float" office:value="2.12249616297802" calcext:value-type="float">
            <text:p>2.12249616297802</text:p>
          </table:table-cell>
        </table:table-row>
        <table:table-row table:style-name="ro1">
          <table:table-cell office:value-type="float" office:value="0.039585" calcext:value-type="float">
            <text:p>0.03958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387340584318039" calcext:value-type="float">
            <text:p>0.0387340584318039</text:p>
          </table:table-cell>
          <table:table-cell/>
          <table:table-cell table:formula="of:=100*ABS(([.C65]-[.A65])/[.C65])" office:value-type="float" office:value="2.19688202746499" calcext:value-type="float">
            <text:p>2.19688202746499</text:p>
          </table:table-cell>
        </table:table-row>
        <table:table-row table:style-name="ro1">
          <table:table-cell office:value-type="float" office:value="0.040151" calcext:value-type="float">
            <text:p>0.040151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392600601868492" calcext:value-type="float">
            <text:p>0.0392600601868492</text:p>
          </table:table-cell>
          <table:table-cell/>
          <table:table-cell table:formula="of:=100*ABS(([.C66]-[.A66])/[.C66])" office:value-type="float" office:value="2.26932869921883" calcext:value-type="float">
            <text:p>2.26932869921883</text:p>
          </table:table-cell>
        </table:table-row>
        <table:table-row table:style-name="ro1">
          <table:table-cell office:value-type="float" office:value="0.040718" calcext:value-type="float">
            <text:p>0.040718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397870619478757" calcext:value-type="float">
            <text:p>0.0397870619478757</text:p>
          </table:table-cell>
          <table:table-cell/>
          <table:table-cell table:formula="of:=100*ABS(([.C67]-[.A67])/[.C67])" office:value-type="float" office:value="2.33980094670946" calcext:value-type="float">
            <text:p>2.33980094670946</text:p>
          </table:table-cell>
        </table:table-row>
        <table:table-row table:style-name="ro1">
          <table:table-cell office:value-type="float" office:value="0.041285" calcext:value-type="float">
            <text:p>0.04128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403140637143203" calcext:value-type="float">
            <text:p>0.0403140637143203</text:p>
          </table:table-cell>
          <table:table-cell/>
          <table:table-cell table:formula="of:=100*ABS(([.C68]-[.A68])/[.C68])" office:value-type="float" office:value="2.40843069694017" calcext:value-type="float">
            <text:p>2.40843069694017</text:p>
          </table:table-cell>
        </table:table-row>
        <table:table-row table:style-name="ro1">
          <table:table-cell office:value-type="float" office:value="0.041851" calcext:value-type="float">
            <text:p>0.041851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408400654910508" calcext:value-type="float">
            <text:p>0.0408400654910508</text:p>
          </table:table-cell>
          <table:table-cell/>
          <table:table-cell table:formula="of:=100*ABS(([.C69]-[.A69])/[.C69])" office:value-type="float" office:value="2.47534987222459" calcext:value-type="float">
            <text:p>2.47534987222459</text:p>
          </table:table-cell>
        </table:table-row>
        <table:table-row table:style-name="ro1">
          <table:table-cell office:value-type="float" office:value="0.042418" calcext:value-type="float">
            <text:p>0.042418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413670672728539" calcext:value-type="float">
            <text:p>0.0413670672728539</text:p>
          </table:table-cell>
          <table:table-cell/>
          <table:table-cell table:formula="of:=100*ABS(([.C70]-[.A70])/[.C70])" office:value-type="float" office:value="2.54050576081277" calcext:value-type="float">
            <text:p>2.54050576081277</text:p>
          </table:table-cell>
        </table:table-row>
        <table:table-row table:style-name="ro1">
          <table:table-cell office:value-type="float" office:value="0.042984" calcext:value-type="float">
            <text:p>0.042984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41894069059243" calcext:value-type="float">
            <text:p>0.041894069059243</text:p>
          </table:table-cell>
          <table:table-cell/>
          <table:table-cell table:formula="of:=100*ABS(([.C71]-[.A71])/[.C71])" office:value-type="float" office:value="2.60163542294182" calcext:value-type="float">
            <text:p>2.60163542294182</text:p>
          </table:table-cell>
        </table:table-row>
        <table:table-row table:style-name="ro1">
          <table:table-cell office:value-type="float" office:value="0.043551" calcext:value-type="float">
            <text:p>0.04355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424200708552696" calcext:value-type="float">
            <text:p>0.0424200708552696</text:p>
          </table:table-cell>
          <table:table-cell/>
          <table:table-cell table:formula="of:=100*ABS(([.C72]-[.A72])/[.C72])" office:value-type="float" office:value="2.66602370512063" calcext:value-type="float">
            <text:p>2.66602370512063</text:p>
          </table:table-cell>
        </table:table-row>
        <table:table-row table:style-name="ro1">
          <table:table-cell office:value-type="float" office:value="0.044118" calcext:value-type="float">
            <text:p>0.044118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429470726555839" calcext:value-type="float">
            <text:p>0.0429470726555839</text:p>
          </table:table-cell>
          <table:table-cell/>
          <table:table-cell table:formula="of:=100*ABS(([.C73]-[.A73])/[.C73])" office:value-type="float" office:value="2.72644273989611" calcext:value-type="float">
            <text:p>2.72644273989611</text:p>
          </table:table-cell>
        </table:table-row>
        <table:table-row table:style-name="ro1">
          <table:table-cell office:value-type="float" office:value="0.044684" calcext:value-type="float">
            <text:p>0.044684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434740744597679" calcext:value-type="float">
            <text:p>0.0434740744597679</text:p>
          </table:table-cell>
          <table:table-cell/>
          <table:table-cell table:formula="of:=100*ABS(([.C74]-[.A74])/[.C74])" office:value-type="float" office:value="2.78309671975143" calcext:value-type="float">
            <text:p>2.78309671975143</text:p>
          </table:table-cell>
        </table:table-row>
        <table:table-row table:style-name="ro1">
          <table:table-cell office:value-type="float" office:value="0.045251" calcext:value-type="float">
            <text:p>0.045251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440000762730399" calcext:value-type="float">
            <text:p>0.0440000762730399</text:p>
          </table:table-cell>
          <table:table-cell/>
          <table:table-cell table:formula="of:=100*ABS(([.C75]-[.A75])/[.C75])" office:value-type="float" office:value="2.84300354207925" calcext:value-type="float">
            <text:p>2.84300354207925</text:p>
          </table:table-cell>
        </table:table-row>
        <table:table-row table:style-name="ro1">
          <table:table-cell office:value-type="float" office:value="0.045818" calcext:value-type="float">
            <text:p>0.045818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445270780899181" calcext:value-type="float">
            <text:p>0.0445270780899181</text:p>
          </table:table-cell>
          <table:table-cell/>
          <table:table-cell table:formula="of:=100*ABS(([.C76]-[.A76])/[.C76])" office:value-type="float" office:value="2.89918396952752" calcext:value-type="float">
            <text:p>2.89918396952752</text:p>
          </table:table-cell>
        </table:table-row>
        <table:table-row table:style-name="ro1">
          <table:table-cell office:value-type="float" office:value="0.046384" calcext:value-type="float">
            <text:p>0.046384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450540799100452" calcext:value-type="float">
            <text:p>0.0450540799100452</text:p>
          </table:table-cell>
          <table:table-cell/>
          <table:table-cell table:formula="of:=100*ABS(([.C77]-[.A77])/[.C77])" office:value-type="float" office:value="2.95183053923229" calcext:value-type="float">
            <text:p>2.95183053923229</text:p>
          </table:table-cell>
        </table:table-row>
        <table:table-row table:style-name="ro1">
          <table:table-cell office:value-type="float" office:value="0.046951" calcext:value-type="float">
            <text:p>0.046951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455800817387929" calcext:value-type="float">
            <text:p>0.0455800817387929</text:p>
          </table:table-cell>
          <table:table-cell/>
          <table:table-cell table:formula="of:=100*ABS(([.C78]-[.A78])/[.C78])" office:value-type="float" office:value="3.00771347682848" calcext:value-type="float">
            <text:p>3.00771347682848</text:p>
          </table:table-cell>
        </table:table-row>
        <table:table-row table:style-name="ro1">
          <table:table-cell office:value-type="float" office:value="0.047517" calcext:value-type="float">
            <text:p>0.047517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461070835705512" calcext:value-type="float">
            <text:p>0.0461070835705512</text:p>
          </table:table-cell>
          <table:table-cell/>
          <table:table-cell table:formula="of:=100*ABS(([.C79]-[.A79])/[.C79])" office:value-type="float" office:value="3.05791717945325" calcext:value-type="float">
            <text:p>3.05791717945325</text:p>
          </table:table-cell>
        </table:table-row>
        <table:table-row table:style-name="ro1">
          <table:table-cell office:value-type="float" office:value="0.048084" calcext:value-type="float">
            <text:p>0.048084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466340854050179" calcext:value-type="float">
            <text:p>0.0466340854050179</text:p>
          </table:table-cell>
          <table:table-cell/>
          <table:table-cell table:formula="of:=100*ABS(([.C80]-[.A80])/[.C80])" office:value-type="float" office:value="3.10913054773049" calcext:value-type="float">
            <text:p>3.10913054773049</text:p>
          </table:table-cell>
        </table:table-row>
        <table:table-row table:style-name="ro1">
          <table:table-cell office:value-type="float" office:value="0.048646" calcext:value-type="float">
            <text:p>0.048646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471600872477058" calcext:value-type="float">
            <text:p>0.0471600872477058</text:p>
          </table:table-cell>
          <table:table-cell/>
          <table:table-cell table:formula="of:=100*ABS(([.C81]-[.A81])/[.C81])" office:value-type="float" office:value="3.15078457020128" calcext:value-type="float">
            <text:p>3.15078457020128</text:p>
          </table:table-cell>
        </table:table-row>
        <table:table-row table:style-name="ro1">
          <table:table-cell office:value-type="float" office:value="0.049126" calcext:value-type="float">
            <text:p>0.04912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476870890928813" calcext:value-type="float">
            <text:p>0.0476870890928813</text:p>
          </table:table-cell>
          <table:table-cell/>
          <table:table-cell table:formula="of:=100*ABS(([.C82]-[.A82])/[.C82])" office:value-type="float" office:value="3.01740142770318" calcext:value-type="float">
            <text:p>3.01740142770318</text:p>
          </table:table-cell>
        </table:table-row>
        <table:table-row table:style-name="ro1">
          <table:table-cell office:value-type="float" office:value="0.049605" calcext:value-type="float">
            <text:p>0.049605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482140909402919" calcext:value-type="float">
            <text:p>0.0482140909402919</text:p>
          </table:table-cell>
          <table:table-cell/>
          <table:table-cell table:formula="of:=100*ABS(([.C83]-[.A83])/[.C83])" office:value-type="float" office:value="2.88486007426877" calcext:value-type="float">
            <text:p>2.88486007426877</text:p>
          </table:table-cell>
        </table:table-row>
        <table:table-row table:style-name="ro1">
          <table:table-cell office:value-type="float" office:value="0.050085" calcext:value-type="float">
            <text:p>0.050085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487400927955814" calcext:value-type="float">
            <text:p>0.0487400927955814</text:p>
          </table:table-cell>
          <table:table-cell/>
          <table:table-cell table:formula="of:=100*ABS(([.C84]-[.A84])/[.C84])" office:value-type="float" office:value="2.75934477609483" calcext:value-type="float">
            <text:p>2.75934477609483</text:p>
          </table:table-cell>
        </table:table-row>
        <table:table-row table:style-name="ro1">
          <table:table-cell office:value-type="float" office:value="0.050564" calcext:value-type="float">
            <text:p>0.050564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492670946528966" calcext:value-type="float">
            <text:p>0.0492670946528966</text:p>
          </table:table-cell>
          <table:table-cell/>
          <table:table-cell table:formula="of:=100*ABS(([.C85]-[.A85])/[.C85])" office:value-type="float" office:value="2.63239664575414" calcext:value-type="float">
            <text:p>2.63239664575414</text:p>
          </table:table-cell>
        </table:table-row>
        <table:table-row table:style-name="ro1">
          <table:table-cell office:value-type="float" office:value="0.051044" calcext:value-type="float">
            <text:p>0.051044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497940965120309" calcext:value-type="float">
            <text:p>0.0497940965120309</text:p>
          </table:table-cell>
          <table:table-cell/>
          <table:table-cell table:formula="of:=100*ABS(([.C86]-[.A86])/[.C86])" office:value-type="float" office:value="2.51014392372226" calcext:value-type="float">
            <text:p>2.51014392372226</text:p>
          </table:table-cell>
        </table:table-row>
        <table:table-row table:style-name="ro1">
          <table:table-cell office:value-type="float" office:value="0.051523" calcext:value-type="float">
            <text:p>0.051523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503200983787493" calcext:value-type="float">
            <text:p>0.0503200983787493</text:p>
          </table:table-cell>
          <table:table-cell/>
          <table:table-cell table:formula="of:=100*ABS(([.C87]-[.A87])/[.C87])" office:value-type="float" office:value="2.39049934321807" calcext:value-type="float">
            <text:p>2.39049934321807</text:p>
          </table:table-cell>
        </table:table-row>
        <table:table-row table:style-name="ro1">
          <table:table-cell office:value-type="float" office:value="0.052003" calcext:value-type="float">
            <text:p>0.052003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508471002510556" calcext:value-type="float">
            <text:p>0.0508471002510556</text:p>
          </table:table-cell>
          <table:table-cell/>
          <table:table-cell table:formula="of:=100*ABS(([.C88]-[.A88])/[.C88])" office:value-type="float" office:value="2.27328548380767" calcext:value-type="float">
            <text:p>2.27328548380767</text:p>
          </table:table-cell>
        </table:table-row>
        <table:table-row table:style-name="ro1">
          <table:table-cell office:value-type="float" office:value="0.052483" calcext:value-type="float">
            <text:p>0.052483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513741021128827" calcext:value-type="float">
            <text:p>0.0513741021128827</text:p>
          </table:table-cell>
          <table:table-cell/>
          <table:table-cell table:formula="of:=100*ABS(([.C89]-[.A89])/[.C89])" office:value-type="float" office:value="2.15847643367224" calcext:value-type="float">
            <text:p>2.15847643367224</text:p>
          </table:table-cell>
        </table:table-row>
        <table:table-row table:style-name="ro1">
          <table:table-cell office:value-type="float" office:value="0.052962" calcext:value-type="float">
            <text:p>0.052962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519001039999921" calcext:value-type="float">
            <text:p>0.0519001039999921</text:p>
          </table:table-cell>
          <table:table-cell/>
          <table:table-cell table:formula="of:=100*ABS(([.C90]-[.A90])/[.C90])" office:value-type="float" office:value="2.04603828926436" calcext:value-type="float">
            <text:p>2.04603828926436</text:p>
          </table:table-cell>
        </table:table-row>
        <table:table-row table:style-name="ro1">
          <table:table-cell office:value-type="float" office:value="0.053442" calcext:value-type="float">
            <text:p>0.053442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524271058683349" calcext:value-type="float">
            <text:p>0.0524271058683349</text:p>
          </table:table-cell>
          <table:table-cell/>
          <table:table-cell table:formula="of:=100*ABS(([.C91]-[.A91])/[.C91])" office:value-type="float" office:value="1.93581948661034" calcext:value-type="float">
            <text:p>1.93581948661034</text:p>
          </table:table-cell>
        </table:table-row>
        <table:table-row table:style-name="ro1">
          <table:table-cell office:value-type="float" office:value="0.053921" calcext:value-type="float">
            <text:p>0.05392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2953107761952" calcext:value-type="float">
            <text:p>0.052953107761952</text:p>
          </table:table-cell>
          <table:table-cell/>
          <table:table-cell table:formula="of:=100*ABS(([.C92]-[.A92])/[.C92])" office:value-type="float" office:value="1.82782895840433" calcext:value-type="float">
            <text:p>1.82782895840433</text:p>
          </table:table-cell>
        </table:table-row>
        <table:table-row table:style-name="ro1">
          <table:table-cell office:value-type="float" office:value="0.054401" calcext:value-type="float">
            <text:p>0.054401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534801096364256" calcext:value-type="float">
            <text:p>0.0534801096364256</text:p>
          </table:table-cell>
          <table:table-cell/>
          <table:table-cell table:formula="of:=100*ABS(([.C93]-[.A93])/[.C93])" office:value-type="float" office:value="1.7219305828558" calcext:value-type="float">
            <text:p>1.7219305828558</text:p>
          </table:table-cell>
        </table:table-row>
        <table:table-row table:style-name="ro1">
          <table:table-cell office:value-type="float" office:value="0.05488" calcext:value-type="float">
            <text:p>0.05488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540071115341082" calcext:value-type="float">
            <text:p>0.0540071115341082</text:p>
          </table:table-cell>
          <table:table-cell/>
          <table:table-cell table:formula="of:=100*ABS(([.C94]-[.A94])/[.C94])" office:value-type="float" office:value="1.61624727021469" calcext:value-type="float">
            <text:p>1.61624727021469</text:p>
          </table:table-cell>
        </table:table-row>
        <table:table-row table:style-name="ro1">
          <table:table-cell office:value-type="float" office:value="0.05536" calcext:value-type="float">
            <text:p>0.05536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545331134164225" calcext:value-type="float">
            <text:p>0.0545331134164225</text:p>
          </table:table-cell>
          <table:table-cell/>
          <table:table-cell table:formula="of:=100*ABS(([.C95]-[.A95])/[.C95])" office:value-type="float" office:value="1.51630180595646" calcext:value-type="float">
            <text:p>1.51630180595646</text:p>
          </table:table-cell>
        </table:table-row>
        <table:table-row table:style-name="ro1">
          <table:table-cell office:value-type="float" office:value="0.055839" calcext:value-type="float">
            <text:p>0.055839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550601153198584" calcext:value-type="float">
            <text:p>0.0550601153198584</text:p>
          </table:table-cell>
          <table:table-cell/>
          <table:table-cell table:formula="of:=100*ABS(([.C96]-[.A96])/[.C96])" office:value-type="float" office:value="1.41460778935335" calcext:value-type="float">
            <text:p>1.41460778935335</text:p>
          </table:table-cell>
        </table:table-row>
        <table:table-row table:style-name="ro1">
          <table:table-cell office:value-type="float" office:value="0.056319" calcext:value-type="float">
            <text:p>0.056319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555871172055405" calcext:value-type="float">
            <text:p>0.0555871172055405</text:p>
          </table:table-cell>
          <table:table-cell/>
          <table:table-cell table:formula="of:=100*ABS(([.C97]-[.A97])/[.C97])" office:value-type="float" office:value="1.31664103348487" calcext:value-type="float">
            <text:p>1.31664103348487</text:p>
          </table:table-cell>
        </table:table-row>
        <table:table-row table:style-name="ro1">
          <table:table-cell office:value-type="float" office:value="0.056799" calcext:value-type="float">
            <text:p>0.056799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561131190959129" calcext:value-type="float">
            <text:p>0.0561131190959129</text:p>
          </table:table-cell>
          <table:table-cell/>
          <table:table-cell table:formula="of:=100*ABS(([.C98]-[.A98])/[.C98])" office:value-type="float" office:value="1.22231826556422" calcext:value-type="float">
            <text:p>1.22231826556422</text:p>
          </table:table-cell>
        </table:table-row>
        <table:table-row table:style-name="ro1">
          <table:table-cell office:value-type="float" office:value="0.057278" calcext:value-type="float">
            <text:p>0.057278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566401210073425" calcext:value-type="float">
            <text:p>0.0566401210073425</text:p>
          </table:table-cell>
          <table:table-cell/>
          <table:table-cell table:formula="of:=100*ABS(([.C99]-[.A99])/[.C99])" office:value-type="float" office:value="1.12619638043291" calcext:value-type="float">
            <text:p>1.12619638043291</text:p>
          </table:table-cell>
        </table:table-row>
        <table:table-row table:style-name="ro1">
          <table:table-cell office:value-type="float" office:value="0.057758" calcext:value-type="float">
            <text:p>0.057758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571671229005938" calcext:value-type="float">
            <text:p>0.0571671229005938</text:p>
          </table:table-cell>
          <table:table-cell/>
          <table:table-cell table:formula="of:=100*ABS(([.C100]-[.A100])/[.C100])" office:value-type="float" office:value="1.03359600663063" calcext:value-type="float">
            <text:p>1.03359600663063</text:p>
          </table:table-cell>
        </table:table-row>
        <table:table-row table:style-name="ro1">
          <table:table-cell office:value-type="float" office:value="0.058237" calcext:value-type="float">
            <text:p>0.058237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57693124819168" calcext:value-type="float">
            <text:p>0.057693124819168</text:p>
          </table:table-cell>
          <table:table-cell/>
          <table:table-cell table:formula="of:=100*ABS(([.C101]-[.A101])/[.C101])" office:value-type="float" office:value="0.942703628095544" calcext:value-type="float">
            <text:p>0.942703628095544</text:p>
          </table:table-cell>
        </table:table-row>
        <table:table-row table:style-name="ro1">
          <table:table-cell office:value-type="float" office:value="0.058717" calcext:value-type="float">
            <text:p>0.058717</text:p>
          </table:table-cell>
          <table:table-cell office:value-type="float" office:value="0.01" calcext:value-type="float">
            <text:p>0.01</text:p>
          </table:table-cell>
          <table:table-cell office:value-type="float" office:value="0.0582201267171491" calcext:value-type="float">
            <text:p>0.0582201267171491</text:p>
          </table:table-cell>
          <table:table-cell/>
          <table:table-cell table:formula="of:=100*ABS(([.C102]-[.A102])/[.C102])" office:value-type="float" office:value="0.853439026790243" calcext:value-type="float">
            <text:p>0.853439026790243</text:p>
          </table:table-cell>
        </table:table-row>
        <table:table-row table:style-name="ro1">
          <table:table-cell office:value-type="float" office:value="0.059196" calcext:value-type="float">
            <text:p>0.059196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586811303590524" calcext:value-type="float">
            <text:p>0.0586811303590524</text:p>
          </table:table-cell>
          <table:table-cell/>
          <table:table-cell table:formula="of:=100*ABS(([.C103]-[.A103])/[.C103])" office:value-type="float" office:value="0.877402391189935" calcext:value-type="float">
            <text:p>0.877402391189935</text:p>
          </table:table-cell>
        </table:table-row>
        <table:table-row table:style-name="ro1">
          <table:table-cell office:value-type="float" office:value="0.059676" calcext:value-type="float">
            <text:p>0.059676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591431340252451" calcext:value-type="float">
            <text:p>0.0591431340252451</text:p>
          </table:table-cell>
          <table:table-cell/>
          <table:table-cell table:formula="of:=100*ABS(([.C104]-[.A104])/[.C104])" office:value-type="float" office:value="0.900976898734323" calcext:value-type="float">
            <text:p>0.900976898734323</text:p>
          </table:table-cell>
        </table:table-row>
        <table:table-row table:style-name="ro1">
          <table:table-cell office:value-type="float" office:value="0.060156" calcext:value-type="float">
            <text:p>0.060156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596041376981028" calcext:value-type="float">
            <text:p>0.0596041376981028</text:p>
          </table:table-cell>
          <table:table-cell/>
          <table:table-cell table:formula="of:=100*ABS(([.C105]-[.A105])/[.C105])" office:value-type="float" office:value="0.925879180892438" calcext:value-type="float">
            <text:p>0.925879180892438</text:p>
          </table:table-cell>
        </table:table-row>
        <table:table-row table:style-name="ro1">
          <table:table-cell office:value-type="float" office:value="0.060635" calcext:value-type="float">
            <text:p>0.060635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600651414175943" calcext:value-type="float">
            <text:p>0.0600651414175943</text:p>
          </table:table-cell>
          <table:table-cell/>
          <table:table-cell table:formula="of:=100*ABS(([.C106]-[.A106])/[.C106])" office:value-type="float" office:value="0.948734272419106" calcext:value-type="float">
            <text:p>0.948734272419106</text:p>
          </table:table-cell>
        </table:table-row>
        <table:table-row table:style-name="ro1">
          <table:table-cell office:value-type="float" office:value="0.061115" calcext:value-type="float">
            <text:p>0.061115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605261451399517" calcext:value-type="float">
            <text:p>0.0605261451399517</text:p>
          </table:table-cell>
          <table:table-cell/>
          <table:table-cell table:formula="of:=100*ABS(([.C107]-[.A107])/[.C107])" office:value-type="float" office:value="0.972893381342407" calcext:value-type="float">
            <text:p>0.972893381342407</text:p>
          </table:table-cell>
        </table:table-row>
        <table:table-row table:style-name="ro1">
          <table:table-cell office:value-type="float" office:value="0.061594" calcext:value-type="float">
            <text:p>0.061594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609881489057743" calcext:value-type="float">
            <text:p>0.0609881489057743</text:p>
          </table:table-cell>
          <table:table-cell/>
          <table:table-cell table:formula="of:=100*ABS(([.C108]-[.A108])/[.C108])" office:value-type="float" office:value="0.993391511458602" calcext:value-type="float">
            <text:p>0.993391511458602</text:p>
          </table:table-cell>
        </table:table-row>
        <table:table-row table:style-name="ro1">
          <table:table-cell office:value-type="float" office:value="0.062074" calcext:value-type="float">
            <text:p>0.062074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614491526976581" calcext:value-type="float">
            <text:p>0.0614491526976581</text:p>
          </table:table-cell>
          <table:table-cell/>
          <table:table-cell table:formula="of:=100*ABS(([.C109]-[.A109])/[.C109])" office:value-type="float" office:value="1.01685259260821" calcext:value-type="float">
            <text:p>1.01685259260821</text:p>
          </table:table-cell>
        </table:table-row>
        <table:table-row table:style-name="ro1">
          <table:table-cell office:value-type="float" office:value="0.062553" calcext:value-type="float">
            <text:p>0.062553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619101564901915" calcext:value-type="float">
            <text:p>0.0619101564901915</text:p>
          </table:table-cell>
          <table:table-cell/>
          <table:table-cell table:formula="of:=100*ABS(([.C110]-[.A110])/[.C110])" office:value-type="float" office:value="1.03834903068021" calcext:value-type="float">
            <text:p>1.03834903068021</text:p>
          </table:table-cell>
        </table:table-row>
        <table:table-row table:style-name="ro1">
          <table:table-cell office:value-type="float" office:value="0.063033" calcext:value-type="float">
            <text:p>0.063033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623721603250713" calcext:value-type="float">
            <text:p>0.0623721603250713</text:p>
          </table:table-cell>
          <table:table-cell/>
          <table:table-cell table:formula="of:=100*ABS(([.C111]-[.A111])/[.C111])" office:value-type="float" office:value="1.05951063981835" calcext:value-type="float">
            <text:p>1.05951063981835</text:p>
          </table:table-cell>
        </table:table-row>
        <table:table-row table:style-name="ro1">
          <table:table-cell office:value-type="float" office:value="0.063512" calcext:value-type="float">
            <text:p>0.0635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628331641617458" calcext:value-type="float">
            <text:p>0.0628331641617458</text:p>
          </table:table-cell>
          <table:table-cell/>
          <table:table-cell table:formula="of:=100*ABS(([.C112]-[.A112])/[.C112])" office:value-type="float" office:value="1.08037824819185" calcext:value-type="float">
            <text:p>1.08037824819185</text:p>
          </table:table-cell>
        </table:table-row>
        <table:table-row table:style-name="ro1">
          <table:table-cell office:value-type="float" office:value="0.063992" calcext:value-type="float">
            <text:p>0.06399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632941680427391" calcext:value-type="float">
            <text:p>0.0632941680427391</text:p>
          </table:table-cell>
          <table:table-cell/>
          <table:table-cell table:formula="of:=100*ABS(([.C113]-[.A113])/[.C113])" office:value-type="float" office:value="1.10252173121172" calcext:value-type="float">
            <text:p>1.10252173121172</text:p>
          </table:table-cell>
        </table:table-row>
        <table:table-row table:style-name="ro1">
          <table:table-cell office:value-type="float" office:value="0.064472" calcext:value-type="float">
            <text:p>0.064472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637551719449089" calcext:value-type="float">
            <text:p>0.0637551719449089</text:p>
          </table:table-cell>
          <table:table-cell/>
          <table:table-cell table:formula="of:=100*ABS(([.C114]-[.A114])/[.C114])" office:value-type="float" office:value="1.12434494837611" calcext:value-type="float">
            <text:p>1.12434494837611</text:p>
          </table:table-cell>
        </table:table-row>
        <table:table-row table:style-name="ro1">
          <table:table-cell office:value-type="float" office:value="0.064951" calcext:value-type="float">
            <text:p>0.064951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642171758416578" calcext:value-type="float">
            <text:p>0.0642171758416578</text:p>
          </table:table-cell>
          <table:table-cell/>
          <table:table-cell table:formula="of:=100*ABS(([.C115]-[.A115])/[.C115])" office:value-type="float" office:value="1.14272256405606" calcext:value-type="float">
            <text:p>1.14272256405606</text:p>
          </table:table-cell>
        </table:table-row>
        <table:table-row table:style-name="ro1">
          <table:table-cell office:value-type="float" office:value="0.065431" calcext:value-type="float">
            <text:p>0.06543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646781797846074" calcext:value-type="float">
            <text:p>0.0646781797846074</text:p>
          </table:table-cell>
          <table:table-cell/>
          <table:table-cell table:formula="of:=100*ABS(([.C116]-[.A116])/[.C116])" office:value-type="float" office:value="1.16394774543693" calcext:value-type="float">
            <text:p>1.16394774543693</text:p>
          </table:table-cell>
        </table:table-row>
        <table:table-row table:style-name="ro1">
          <table:table-cell office:value-type="float" office:value="0.06591" calcext:value-type="float">
            <text:p>0.06591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651391837236552" calcext:value-type="float">
            <text:p>0.0651391837236552</text:p>
          </table:table-cell>
          <table:table-cell/>
          <table:table-cell table:formula="of:=100*ABS(([.C117]-[.A117])/[.C117])" office:value-type="float" office:value="1.18333732828912" calcext:value-type="float">
            <text:p>1.18333732828912</text:p>
          </table:table-cell>
        </table:table-row>
        <table:table-row table:style-name="ro1">
          <table:table-cell office:value-type="float" office:value="0.06639" calcext:value-type="float">
            <text:p>0.06639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656001877057139" calcext:value-type="float">
            <text:p>0.0656001877057139</text:p>
          </table:table-cell>
          <table:table-cell/>
          <table:table-cell table:formula="of:=100*ABS(([.C118]-[.A118])/[.C118])" office:value-type="float" office:value="1.20397871089822" calcext:value-type="float">
            <text:p>1.20397871089822</text:p>
          </table:table-cell>
        </table:table-row>
        <table:table-row table:style-name="ro1">
          <table:table-cell office:value-type="float" office:value="0.066869" calcext:value-type="float">
            <text:p>0.066869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660621917038975" calcext:value-type="float">
            <text:p>0.0660621917038975</text:p>
          </table:table-cell>
          <table:table-cell/>
          <table:table-cell table:formula="of:=100*ABS(([.C119]-[.A119])/[.C119])" office:value-type="float" office:value="1.22128599626061" calcext:value-type="float">
            <text:p>1.22128599626061</text:p>
          </table:table-cell>
        </table:table-row>
        <table:table-row table:style-name="ro1">
          <table:table-cell office:value-type="float" office:value="0.067349" calcext:value-type="float">
            <text:p>0.067349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665231956993168" calcext:value-type="float">
            <text:p>0.0665231956993168</text:p>
          </table:table-cell>
          <table:table-cell/>
          <table:table-cell table:formula="of:=100*ABS(([.C120]-[.A120])/[.C120])" office:value-type="float" office:value="1.24137797651188" calcext:value-type="float">
            <text:p>1.24137797651188</text:p>
          </table:table-cell>
        </table:table-row>
        <table:table-row table:style-name="ro1">
          <table:table-cell office:value-type="float" office:value="0.067829" calcext:value-type="float">
            <text:p>0.067829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669841997370753" calcext:value-type="float">
            <text:p>0.0669841997370753</text:p>
          </table:table-cell>
          <table:table-cell/>
          <table:table-cell table:formula="of:=100*ABS(([.C121]-[.A121])/[.C121])" office:value-type="float" office:value="1.26119333550401" calcext:value-type="float">
            <text:p>1.26119333550401</text:p>
          </table:table-cell>
        </table:table-row>
        <table:table-row table:style-name="ro1">
          <table:table-cell office:value-type="float" office:value="0.068308" calcext:value-type="float">
            <text:p>0.0683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674462037651053" calcext:value-type="float">
            <text:p>0.0674462037651053</text:p>
          </table:table-cell>
          <table:table-cell/>
          <table:table-cell table:formula="of:=100*ABS(([.C122]-[.A122])/[.C122])" office:value-type="float" office:value="1.27775350840516" calcext:value-type="float">
            <text:p>1.27775350840516</text:p>
          </table:table-cell>
        </table:table-row>
        <table:table-row table:style-name="ro1">
          <table:table-cell office:value-type="float" office:value="0.068788" calcext:value-type="float">
            <text:p>0.068788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679072078380499" calcext:value-type="float">
            <text:p>0.0679072078380499</text:p>
          </table:table-cell>
          <table:table-cell/>
          <table:table-cell table:formula="of:=100*ABS(([.C123]-[.A123])/[.C123])" office:value-type="float" office:value="1.29705253682454" calcext:value-type="float">
            <text:p>1.29705253682454</text:p>
          </table:table-cell>
        </table:table-row>
        <table:table-row table:style-name="ro1">
          <table:table-cell office:value-type="float" office:value="0.069267" calcext:value-type="float">
            <text:p>0.069267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683682119281534" calcext:value-type="float">
            <text:p>0.0683682119281534</text:p>
          </table:table-cell>
          <table:table-cell/>
          <table:table-cell table:formula="of:=100*ABS(([.C124]-[.A124])/[.C124])" office:value-type="float" office:value="1.31462860662657" calcext:value-type="float">
            <text:p>1.31462860662657</text:p>
          </table:table-cell>
        </table:table-row>
        <table:table-row table:style-name="ro1">
          <table:table-cell office:value-type="float" office:value="0.069747" calcext:value-type="float">
            <text:p>0.06974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688292160100171" calcext:value-type="float">
            <text:p>0.0688292160100171</text:p>
          </table:table-cell>
          <table:table-cell/>
          <table:table-cell table:formula="of:=100*ABS(([.C125]-[.A125])/[.C125])" office:value-type="float" office:value="1.33342211808615" calcext:value-type="float">
            <text:p>1.33342211808615</text:p>
          </table:table-cell>
        </table:table-row>
        <table:table-row table:style-name="ro1">
          <table:table-cell office:value-type="float" office:value="0.070226" calcext:value-type="float">
            <text:p>0.070226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692912201300829" calcext:value-type="float">
            <text:p>0.0692912201300829</text:p>
          </table:table-cell>
          <table:table-cell/>
          <table:table-cell table:formula="of:=100*ABS(([.C126]-[.A126])/[.C126])" office:value-type="float" office:value="1.34905961846572" calcext:value-type="float">
            <text:p>1.34905961846572</text:p>
          </table:table-cell>
        </table:table-row>
        <table:table-row table:style-name="ro1">
          <table:table-cell office:value-type="float" office:value="0.070706" calcext:value-type="float">
            <text:p>0.070706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697522242440834" calcext:value-type="float">
            <text:p>0.0697522242440834</text:p>
          </table:table-cell>
          <table:table-cell/>
          <table:table-cell table:formula="of:=100*ABS(([.C127]-[.A127])/[.C127])" office:value-type="float" office:value="1.36737683457812" calcext:value-type="float">
            <text:p>1.36737683457812</text:p>
          </table:table-cell>
        </table:table-row>
        <table:table-row table:style-name="ro1">
          <table:table-cell office:value-type="float" office:value="0.071185" calcext:value-type="float">
            <text:p>0.071185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702132283991279" calcext:value-type="float">
            <text:p>0.0702132283991279</text:p>
          </table:table-cell>
          <table:table-cell/>
          <table:table-cell table:formula="of:=100*ABS(([.C128]-[.A128])/[.C128])" office:value-type="float" office:value="1.38402922501735" calcext:value-type="float">
            <text:p>1.38402922501735</text:p>
          </table:table-cell>
        </table:table-row>
        <table:table-row table:style-name="ro1">
          <table:table-cell office:value-type="float" office:value="0.071665" calcext:value-type="float">
            <text:p>0.071665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706742325697004" calcext:value-type="float">
            <text:p>0.0706742325697004</text:p>
          </table:table-cell>
          <table:table-cell/>
          <table:table-cell table:formula="of:=100*ABS(([.C129]-[.A129])/[.C129])" office:value-type="float" office:value="1.40187929076202" calcext:value-type="float">
            <text:p>1.40187929076202</text:p>
          </table:table-cell>
        </table:table-row>
        <table:table-row table:style-name="ro1">
          <table:table-cell office:value-type="float" office:value="0.072145" calcext:value-type="float">
            <text:p>0.072145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711362367263718" calcext:value-type="float">
            <text:p>0.0711362367263718</text:p>
          </table:table-cell>
          <table:table-cell/>
          <table:table-cell table:formula="of:=100*ABS(([.C130]-[.A130])/[.C130])" office:value-type="float" office:value="1.41807230751959" calcext:value-type="float">
            <text:p>1.41807230751959</text:p>
          </table:table-cell>
        </table:table-row>
        <table:table-row table:style-name="ro1">
          <table:table-cell office:value-type="float" office:value="0.072624" calcext:value-type="float">
            <text:p>0.072624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715972409269212" calcext:value-type="float">
            <text:p>0.0715972409269212</text:p>
          </table:table-cell>
          <table:table-cell/>
          <table:table-cell table:formula="of:=100*ABS(([.C131]-[.A131])/[.C131])" office:value-type="float" office:value="1.43407631325738" calcext:value-type="float">
            <text:p>1.43407631325738</text:p>
          </table:table-cell>
        </table:table-row>
        <table:table-row table:style-name="ro1">
          <table:table-cell office:value-type="float" office:value="0.073104" calcext:value-type="float">
            <text:p>0.0731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20582451160344" calcext:value-type="float">
            <text:p>0.0720582451160344</text:p>
          </table:table-cell>
          <table:table-cell/>
          <table:table-cell table:formula="of:=100*ABS(([.C132]-[.A132])/[.C132])" office:value-type="float" office:value="1.45126332494167" calcext:value-type="float">
            <text:p>1.45126332494167</text:p>
          </table:table-cell>
        </table:table-row>
        <table:table-row table:style-name="ro1">
          <table:table-cell office:value-type="float" office:value="0.073583" calcext:value-type="float">
            <text:p>0.073583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725192493454593" calcext:value-type="float">
            <text:p>0.0725192493454593</text:p>
          </table:table-cell>
          <table:table-cell/>
          <table:table-cell table:formula="of:=100*ABS(([.C133]-[.A133])/[.C133])" office:value-type="float" office:value="1.4668528206536" calcext:value-type="float">
            <text:p>1.4668528206536</text:p>
          </table:table-cell>
        </table:table-row>
        <table:table-row table:style-name="ro1">
          <table:table-cell office:value-type="float" office:value="0.074042" calcext:value-type="float">
            <text:p>0.07404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729812535855072" calcext:value-type="float">
            <text:p>0.0729812535855072</text:p>
          </table:table-cell>
          <table:table-cell/>
          <table:table-cell table:formula="of:=100*ABS(([.C134]-[.A134])/[.C134])" office:value-type="float" office:value="1.45345052651095" calcext:value-type="float">
            <text:p>1.45345052651095</text:p>
          </table:table-cell>
        </table:table-row>
        <table:table-row table:style-name="ro1">
          <table:table-cell office:value-type="float" office:value="0.074473" calcext:value-type="float">
            <text:p>0.074473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73442257816328" calcext:value-type="float">
            <text:p>0.073442257816328</text:p>
          </table:table-cell>
          <table:table-cell/>
          <table:table-cell table:formula="of:=100*ABS(([.C135]-[.A135])/[.C135])" office:value-type="float" office:value="1.40347289737434" calcext:value-type="float">
            <text:p>1.40347289737434</text:p>
          </table:table-cell>
        </table:table-row>
        <table:table-row table:style-name="ro1">
          <table:table-cell office:value-type="float" office:value="0.074903" calcext:value-type="float">
            <text:p>0.074903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739032620870852" calcext:value-type="float">
            <text:p>0.0739032620870852</text:p>
          </table:table-cell>
          <table:table-cell/>
          <table:table-cell table:formula="of:=100*ABS(([.C136]-[.A136])/[.C136])" office:value-type="float" office:value="1.35276560828502" calcext:value-type="float">
            <text:p>1.35276560828502</text:p>
          </table:table-cell>
        </table:table-row>
        <table:table-row table:style-name="ro1">
          <table:table-cell office:value-type="float" office:value="0.075334" calcext:value-type="float">
            <text:p>0.07533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743652663408187" calcext:value-type="float">
            <text:p>0.0743652663408187</text:p>
          </table:table-cell>
          <table:table-cell/>
          <table:table-cell table:formula="of:=100*ABS(([.C137]-[.A137])/[.C137])" office:value-type="float" office:value="1.30266952146931" calcext:value-type="float">
            <text:p>1.30266952146931</text:p>
          </table:table-cell>
        </table:table-row>
        <table:table-row table:style-name="ro1">
          <table:table-cell office:value-type="float" office:value="0.075764" calcext:value-type="float">
            <text:p>0.075764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748262706378081" calcext:value-type="float">
            <text:p>0.0748262706378081</text:p>
          </table:table-cell>
          <table:table-cell/>
          <table:table-cell table:formula="of:=100*ABS(([.C138]-[.A138])/[.C138])" office:value-type="float" office:value="1.25320873831991" calcext:value-type="float">
            <text:p>1.25320873831991</text:p>
          </table:table-cell>
        </table:table-row>
        <table:table-row table:style-name="ro1">
          <table:table-cell office:value-type="float" office:value="0.076195" calcext:value-type="float">
            <text:p>0.07619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752872749476358" calcext:value-type="float">
            <text:p>0.0752872749476358</text:p>
          </table:table-cell>
          <table:table-cell/>
          <table:table-cell table:formula="of:=100*ABS(([.C139]-[.A139])/[.C139])" office:value-type="float" office:value="1.20568190706278" calcext:value-type="float">
            <text:p>1.20568190706278</text:p>
          </table:table-cell>
        </table:table-row>
        <table:table-row table:style-name="ro1">
          <table:table-cell office:value-type="float" office:value="0.076625" calcext:value-type="float">
            <text:p>0.076625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757482792429135" calcext:value-type="float">
            <text:p>0.0757482792429135</text:p>
          </table:table-cell>
          <table:table-cell/>
          <table:table-cell table:formula="of:=100*ABS(([.C140]-[.A140])/[.C140])" office:value-type="float" office:value="1.15741343017838" calcext:value-type="float">
            <text:p>1.15741343017838</text:p>
          </table:table-cell>
        </table:table-row>
        <table:table-row table:style-name="ro1">
          <table:table-cell office:value-type="float" office:value="0.077055" calcext:value-type="float">
            <text:p>0.07705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762102835738721" calcext:value-type="float">
            <text:p>0.0762102835738721</text:p>
          </table:table-cell>
          <table:table-cell/>
          <table:table-cell table:formula="of:=100*ABS(([.C141]-[.A141])/[.C141])" office:value-type="float" office:value="1.10840215587059" calcext:value-type="float">
            <text:p>1.10840215587059</text:p>
          </table:table-cell>
        </table:table-row>
        <table:table-row table:style-name="ro1">
          <table:table-cell office:value-type="float" office:value="0.077486" calcext:value-type="float">
            <text:p>0.07748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766712878932662" calcext:value-type="float">
            <text:p>0.0766712878932662</text:p>
          </table:table-cell>
          <table:table-cell/>
          <table:table-cell table:formula="of:=100*ABS(([.C142]-[.A142])/[.C142])" office:value-type="float" office:value="1.06260391486838" calcext:value-type="float">
            <text:p>1.06260391486838</text:p>
          </table:table-cell>
        </table:table-row>
        <table:table-row table:style-name="ro1">
          <table:table-cell office:value-type="float" office:value="0.077916" calcext:value-type="float">
            <text:p>0.077916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771322922518766" calcext:value-type="float">
            <text:p>0.0771322922518766</text:p>
          </table:table-cell>
          <table:table-cell/>
          <table:table-cell table:formula="of:=100*ABS(([.C143]-[.A143])/[.C143])" office:value-type="float" office:value="1.01605660255008" calcext:value-type="float">
            <text:p>1.01605660255008</text:p>
          </table:table-cell>
        </table:table-row>
        <table:table-row table:style-name="ro1">
          <table:table-cell office:value-type="float" office:value="0.078347" calcext:value-type="float">
            <text:p>0.07834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775932966222115" calcext:value-type="float">
            <text:p>0.0775932966222115</text:p>
          </table:table-cell>
          <table:table-cell/>
          <table:table-cell table:formula="of:=100*ABS(([.C144]-[.A144])/[.C144])" office:value-type="float" office:value="0.971351148357753" calcext:value-type="float">
            <text:p>0.971351148357753</text:p>
          </table:table-cell>
        </table:table-row>
        <table:table-row table:style-name="ro1">
          <table:table-cell office:value-type="float" office:value="0.078777" calcext:value-type="float">
            <text:p>0.078777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780553009724362" calcext:value-type="float">
            <text:p>0.0780553009724362</text:p>
          </table:table-cell>
          <table:table-cell/>
          <table:table-cell table:formula="of:=100*ABS(([.C145]-[.A145])/[.C145])" office:value-type="float" office:value="0.924599634582981" calcext:value-type="float">
            <text:p>0.924599634582981</text:p>
          </table:table-cell>
        </table:table-row>
        <table:table-row table:style-name="ro1">
          <table:table-cell office:value-type="float" office:value="0.079208" calcext:value-type="float">
            <text:p>0.07920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785163053654488" calcext:value-type="float">
            <text:p>0.0785163053654488</text:p>
          </table:table-cell>
          <table:table-cell/>
          <table:table-cell table:formula="of:=100*ABS(([.C146]-[.A146])/[.C146])" office:value-type="float" office:value="0.880956676873394" calcext:value-type="float">
            <text:p>0.880956676873394</text:p>
          </table:table-cell>
        </table:table-row>
        <table:table-row table:style-name="ro1">
          <table:table-cell office:value-type="float" office:value="0.079638" calcext:value-type="float">
            <text:p>0.079638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789773097415714" calcext:value-type="float">
            <text:p>0.0789773097415714</text:p>
          </table:table-cell>
          <table:table-cell/>
          <table:table-cell table:formula="of:=100*ABS(([.C147]-[.A147])/[.C147])" office:value-type="float" office:value="0.836557057451752" calcext:value-type="float">
            <text:p>0.836557057451752</text:p>
          </table:table-cell>
        </table:table-row>
        <table:table-row table:style-name="ro1">
          <table:table-cell office:value-type="float" office:value="0.080069" calcext:value-type="float">
            <text:p>0.080069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794393141525536" calcext:value-type="float">
            <text:p>0.0794393141525536</text:p>
          </table:table-cell>
          <table:table-cell/>
          <table:table-cell table:formula="of:=100*ABS(([.C148]-[.A148])/[.C148])" office:value-type="float" office:value="0.792662744088133" calcext:value-type="float">
            <text:p>0.792662744088133</text:p>
          </table:table-cell>
        </table:table-row>
        <table:table-row table:style-name="ro1">
          <table:table-cell office:value-type="float" office:value="0.080499" calcext:value-type="float">
            <text:p>0.080499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799003185781941" calcext:value-type="float">
            <text:p>0.0799003185781941</text:p>
          </table:table-cell>
          <table:table-cell/>
          <table:table-cell table:formula="of:=100*ABS(([.C149]-[.A149])/[.C149])" office:value-type="float" office:value="0.749285400182802" calcext:value-type="float">
            <text:p>0.749285400182802</text:p>
          </table:table-cell>
        </table:table-row>
        <table:table-row table:style-name="ro1">
          <table:table-cell office:value-type="float" office:value="0.08093" calcext:value-type="float">
            <text:p>0.08093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803613229860335" calcext:value-type="float">
            <text:p>0.0803613229860335</text:p>
          </table:table-cell>
          <table:table-cell/>
          <table:table-cell table:formula="of:=100*ABS(([.C150]-[.A150])/[.C150])" office:value-type="float" office:value="0.707650139191111" calcext:value-type="float">
            <text:p>0.707650139191111</text:p>
          </table:table-cell>
        </table:table-row>
        <table:table-row table:style-name="ro1">
          <table:table-cell office:value-type="float" office:value="0.08136" calcext:value-type="float">
            <text:p>0.0813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808223274324837" calcext:value-type="float">
            <text:p>0.0808223274324837</text:p>
          </table:table-cell>
          <table:table-cell/>
          <table:table-cell table:formula="of:=100*ABS(([.C151]-[.A151])/[.C151])" office:value-type="float" office:value="0.665252516967538" calcext:value-type="float">
            <text:p>0.665252516967538</text:p>
          </table:table-cell>
        </table:table-row>
        <table:table-row table:style-name="ro1">
          <table:table-cell office:value-type="float" office:value="0.081791" calcext:value-type="float">
            <text:p>0.08179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12843318850466" calcext:value-type="float">
            <text:p>0.0812843318850466</text:p>
          </table:table-cell>
          <table:table-cell/>
          <table:table-cell table:formula="of:=100*ABS(([.C152]-[.A152])/[.C152])" office:value-type="float" office:value="0.623328141110836" calcext:value-type="float">
            <text:p>0.623328141110836</text:p>
          </table:table-cell>
        </table:table-row>
        <table:table-row table:style-name="ro1">
          <table:table-cell office:value-type="float" office:value="0.082221" calcext:value-type="float">
            <text:p>0.082221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817083401875745" calcext:value-type="float">
            <text:p>0.0817083401875745</text:p>
          </table:table-cell>
          <table:table-cell/>
          <table:table-cell table:formula="of:=100*ABS(([.C153]-[.A153])/[.C153])" office:value-type="float" office:value="0.627426540850814" calcext:value-type="float">
            <text:p>0.627426540850814</text:p>
          </table:table-cell>
        </table:table-row>
        <table:table-row table:style-name="ro1">
          <table:table-cell office:value-type="float" office:value="0.082652" calcext:value-type="float">
            <text:p>0.082652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821323485535291" calcext:value-type="float">
            <text:p>0.0821323485535291</text:p>
          </table:table-cell>
          <table:table-cell/>
          <table:table-cell table:formula="of:=100*ABS(([.C154]-[.A154])/[.C154])" office:value-type="float" office:value="0.632700093961384" calcext:value-type="float">
            <text:p>0.632700093961384</text:p>
          </table:table-cell>
        </table:table-row>
        <table:table-row table:style-name="ro1">
          <table:table-cell office:value-type="float" office:value="0.083082" calcext:value-type="float">
            <text:p>0.083082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825563570113417" calcext:value-type="float">
            <text:p>0.0825563570113417</text:p>
          </table:table-cell>
          <table:table-cell/>
          <table:table-cell table:formula="of:=100*ABS(([.C155]-[.A155])/[.C155])" office:value-type="float" office:value="0.636708071537276" calcext:value-type="float">
            <text:p>0.636708071537276</text:p>
          </table:table-cell>
        </table:table-row>
        <table:table-row table:style-name="ro1">
          <table:table-cell office:value-type="float" office:value="0.083513" calcext:value-type="float">
            <text:p>0.083513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829803655015095" calcext:value-type="float">
            <text:p>0.0829803655015095</text:p>
          </table:table-cell>
          <table:table-cell/>
          <table:table-cell table:formula="of:=100*ABS(([.C156]-[.A156])/[.C156])" office:value-type="float" office:value="0.641880154746794" calcext:value-type="float">
            <text:p>0.641880154746794</text:p>
          </table:table-cell>
        </table:table-row>
        <table:table-row table:style-name="ro1">
          <table:table-cell office:value-type="float" office:value="0.083943" calcext:value-type="float">
            <text:p>0.08394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834043740522288" calcext:value-type="float">
            <text:p>0.0834043740522288</text:p>
          </table:table-cell>
          <table:table-cell/>
          <table:table-cell table:formula="of:=100*ABS(([.C157]-[.A157])/[.C157])" office:value-type="float" office:value="0.645800599659063" calcext:value-type="float">
            <text:p>0.645800599659063</text:p>
          </table:table-cell>
        </table:table-row>
        <table:table-row table:style-name="ro1">
          <table:table-cell office:value-type="float" office:value="0.084374" calcext:value-type="float">
            <text:p>0.08437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838283826927968" calcext:value-type="float">
            <text:p>0.0838283826927968</text:p>
          </table:table-cell>
          <table:table-cell/>
          <table:table-cell table:formula="of:=100*ABS(([.C158]-[.A158])/[.C158])" office:value-type="float" office:value="0.650874190431026" calcext:value-type="float">
            <text:p>0.650874190431026</text:p>
          </table:table-cell>
        </table:table-row>
        <table:table-row table:style-name="ro1">
          <table:table-cell office:value-type="float" office:value="0.084804" calcext:value-type="float">
            <text:p>0.084804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842523913621447" calcext:value-type="float">
            <text:p>0.0842523913621447</text:p>
          </table:table-cell>
          <table:table-cell/>
          <table:table-cell table:formula="of:=100*ABS(([.C159]-[.A159])/[.C159])" office:value-type="float" office:value="0.65470977017647" calcext:value-type="float">
            <text:p>0.65470977017647</text:p>
          </table:table-cell>
        </table:table-row>
        <table:table-row table:style-name="ro1">
          <table:table-cell office:value-type="float" office:value="0.085234" calcext:value-type="float">
            <text:p>0.085234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846764001200813" calcext:value-type="float">
            <text:p>0.0846764001200813</text:p>
          </table:table-cell>
          <table:table-cell/>
          <table:table-cell table:formula="of:=100*ABS(([.C160]-[.A160])/[.C160])" office:value-type="float" office:value="0.658506832042911" calcext:value-type="float">
            <text:p>0.658506832042911</text:p>
          </table:table-cell>
        </table:table-row>
        <table:table-row table:style-name="ro1">
          <table:table-cell office:value-type="float" office:value="0.085665" calcext:value-type="float">
            <text:p>0.085665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851004089045176" calcext:value-type="float">
            <text:p>0.0851004089045176</text:p>
          </table:table-cell>
          <table:table-cell/>
          <table:table-cell table:formula="of:=100*ABS(([.C161]-[.A161])/[.C161])" office:value-type="float" office:value="0.663441107687123" calcext:value-type="float">
            <text:p>0.663441107687123</text:p>
          </table:table-cell>
        </table:table-row>
        <table:table-row table:style-name="ro1">
          <table:table-cell office:value-type="float" office:value="0.086095" calcext:value-type="float">
            <text:p>0.08609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855244177450867" calcext:value-type="float">
            <text:p>0.0855244177450867</text:p>
          </table:table-cell>
          <table:table-cell/>
          <table:table-cell table:formula="of:=100*ABS(([.C162]-[.A162])/[.C162])" office:value-type="float" office:value="0.667157134719082" calcext:value-type="float">
            <text:p>0.667157134719082</text:p>
          </table:table-cell>
        </table:table-row>
        <table:table-row table:style-name="ro1">
          <table:table-cell office:value-type="float" office:value="0.086526" calcext:value-type="float">
            <text:p>0.086526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859484266724668" calcext:value-type="float">
            <text:p>0.0859484266724668</text:p>
          </table:table-cell>
          <table:table-cell/>
          <table:table-cell table:formula="of:=100*ABS(([.C163]-[.A163])/[.C163])" office:value-type="float" office:value="0.671999883993523" calcext:value-type="float">
            <text:p>0.671999883993523</text:p>
          </table:table-cell>
        </table:table-row>
        <table:table-row table:style-name="ro1">
          <table:table-cell office:value-type="float" office:value="0.086956" calcext:value-type="float">
            <text:p>0.08695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86372435623076" calcext:value-type="float">
            <text:p>0.086372435623076</text:p>
          </table:table-cell>
          <table:table-cell/>
          <table:table-cell table:formula="of:=100*ABS(([.C164]-[.A164])/[.C164])" office:value-type="float" office:value="0.675637282559313" calcext:value-type="float">
            <text:p>0.675637282559313</text:p>
          </table:table-cell>
        </table:table-row>
        <table:table-row table:style-name="ro1">
          <table:table-cell office:value-type="float" office:value="0.087387" calcext:value-type="float">
            <text:p>0.087387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867964446273717" calcext:value-type="float">
            <text:p>0.0867964446273717</text:p>
          </table:table-cell>
          <table:table-cell/>
          <table:table-cell table:formula="of:=100*ABS(([.C165]-[.A165])/[.C165])" office:value-type="float" office:value="0.680391201694555" calcext:value-type="float">
            <text:p>0.680391201694555</text:p>
          </table:table-cell>
        </table:table-row>
        <table:table-row table:style-name="ro1">
          <table:table-cell office:value-type="float" office:value="0.087817" calcext:value-type="float">
            <text:p>0.08781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872204537168255" calcext:value-type="float">
            <text:p>0.0872204537168255</text:p>
          </table:table-cell>
          <table:table-cell/>
          <table:table-cell table:formula="of:=100*ABS(([.C166]-[.A166])/[.C166])" office:value-type="float" office:value="0.683952281549997" calcext:value-type="float">
            <text:p>0.683952281549997</text:p>
          </table:table-cell>
        </table:table-row>
        <table:table-row table:style-name="ro1">
          <table:table-cell office:value-type="float" office:value="0.088248" calcext:value-type="float">
            <text:p>0.088248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876444628264039" calcext:value-type="float">
            <text:p>0.0876444628264039</text:p>
          </table:table-cell>
          <table:table-cell/>
          <table:table-cell table:formula="of:=100*ABS(([.C167]-[.A167])/[.C167])" office:value-type="float" office:value="0.688619855873253" calcext:value-type="float">
            <text:p>0.688619855873253</text:p>
          </table:table-cell>
        </table:table-row>
        <table:table-row table:style-name="ro1">
          <table:table-cell office:value-type="float" office:value="0.088678" calcext:value-type="float">
            <text:p>0.088678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880684719873628" calcext:value-type="float">
            <text:p>0.0880684719873628</text:p>
          </table:table-cell>
          <table:table-cell/>
          <table:table-cell table:formula="of:=100*ABS(([.C168]-[.A168])/[.C168])" office:value-type="float" office:value="0.692106946881869" calcext:value-type="float">
            <text:p>0.692106946881869</text:p>
          </table:table-cell>
        </table:table-row>
        <table:table-row table:style-name="ro1">
          <table:table-cell office:value-type="float" office:value="0.089109" calcext:value-type="float">
            <text:p>0.089109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88492481231942" calcext:value-type="float">
            <text:p>0.088492481231942</text:p>
          </table:table-cell>
          <table:table-cell/>
          <table:table-cell table:formula="of:=100*ABS(([.C169]-[.A169])/[.C169])" office:value-type="float" office:value="0.696690565656208" calcext:value-type="float">
            <text:p>0.696690565656208</text:p>
          </table:table-cell>
        </table:table-row>
        <table:table-row table:style-name="ro1">
          <table:table-cell office:value-type="float" office:value="0.089539" calcext:value-type="float">
            <text:p>0.089539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889164904936964" calcext:value-type="float">
            <text:p>0.0889164904936964</text:p>
          </table:table-cell>
          <table:table-cell/>
          <table:table-cell table:formula="of:=100*ABS(([.C170]-[.A170])/[.C170])" office:value-type="float" office:value="0.70010579910118" calcext:value-type="float">
            <text:p>0.70010579910118</text:p>
          </table:table-cell>
        </table:table-row>
        <table:table-row table:style-name="ro1">
          <table:table-cell office:value-type="float" office:value="0.08997" calcext:value-type="float">
            <text:p>0.08997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893404998381053" calcext:value-type="float">
            <text:p>0.0893404998381053</text:p>
          </table:table-cell>
          <table:table-cell/>
          <table:table-cell table:formula="of:=100*ABS(([.C171]-[.A171])/[.C171])" office:value-type="float" office:value="0.704607835231925" calcext:value-type="float">
            <text:p>0.704607835231925</text:p>
          </table:table-cell>
        </table:table-row>
        <table:table-row table:style-name="ro1">
          <table:table-cell office:value-type="float" office:value="0.0904" calcext:value-type="float">
            <text:p>0.09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97645091978032" calcext:value-type="float">
            <text:p>0.0897645091978032</text:p>
          </table:table-cell>
          <table:table-cell/>
          <table:table-cell table:formula="of:=100*ABS(([.C172]-[.A172])/[.C172])" office:value-type="float" office:value="0.707953296771684" calcext:value-type="float">
            <text:p>0.707953296771684</text:p>
          </table:table-cell>
        </table:table-row>
        <table:table-row table:style-name="ro1">
          <table:table-cell office:value-type="float" office:value="0.090831" calcext:value-type="float">
            <text:p>0.090831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901885186053219" calcext:value-type="float">
            <text:p>0.0901885186053219</text:p>
          </table:table-cell>
          <table:table-cell/>
          <table:table-cell table:formula="of:=100*ABS(([.C173]-[.A173])/[.C173])" office:value-type="float" office:value="0.712376037009374" calcext:value-type="float">
            <text:p>0.712376037009374</text:p>
          </table:table-cell>
        </table:table-row>
        <table:table-row table:style-name="ro1">
          <table:table-cell office:value-type="float" office:value="0.091261" calcext:value-type="float">
            <text:p>0.091261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906125280941306" calcext:value-type="float">
            <text:p>0.0906125280941306</text:p>
          </table:table-cell>
          <table:table-cell/>
          <table:table-cell table:formula="of:=100*ABS(([.C174]-[.A174])/[.C174])" office:value-type="float" office:value="0.715653695475513" calcext:value-type="float">
            <text:p>0.715653695475513</text:p>
          </table:table-cell>
        </table:table-row>
        <table:table-row table:style-name="ro1">
          <table:table-cell office:value-type="float" office:value="0.091692" calcext:value-type="float">
            <text:p>0.091692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910365375955149" calcext:value-type="float">
            <text:p>0.0910365375955149</text:p>
          </table:table-cell>
          <table:table-cell/>
          <table:table-cell table:formula="of:=100*ABS(([.C175]-[.A175])/[.C175])" office:value-type="float" office:value="0.719999268203011" calcext:value-type="float">
            <text:p>0.719999268203011</text:p>
          </table:table-cell>
        </table:table-row>
        <table:table-row table:style-name="ro1">
          <table:table-cell office:value-type="float" office:value="0.092122" calcext:value-type="float">
            <text:p>0.092122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914605471773316" calcext:value-type="float">
            <text:p>0.0914605471773316</text:p>
          </table:table-cell>
          <table:table-cell/>
          <table:table-cell table:formula="of:=100*ABS(([.C176]-[.A176])/[.C176])" office:value-type="float" office:value="0.723211092741336" calcext:value-type="float">
            <text:p>0.723211092741336</text:p>
          </table:table-cell>
        </table:table-row>
        <table:table-row table:style-name="ro1">
          <table:table-cell office:value-type="float" office:value="0.092553" calcext:value-type="float">
            <text:p>0.092553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918845567699866" calcext:value-type="float">
            <text:p>0.0918845567699866</text:p>
          </table:table-cell>
          <table:table-cell/>
          <table:table-cell table:formula="of:=100*ABS(([.C177]-[.A177])/[.C177])" office:value-type="float" office:value="0.727481585057503" calcext:value-type="float">
            <text:p>0.727481585057503</text:p>
          </table:table-cell>
        </table:table-row>
        <table:table-row table:style-name="ro1">
          <table:table-cell office:value-type="float" office:value="0.092983" calcext:value-type="float">
            <text:p>0.092983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923085664072241" calcext:value-type="float">
            <text:p>0.0923085664072241</text:p>
          </table:table-cell>
          <table:table-cell/>
          <table:table-cell table:formula="of:=100*ABS(([.C178]-[.A178])/[.C178])" office:value-type="float" office:value="0.730629473542684" calcext:value-type="float">
            <text:p>0.730629473542684</text:p>
          </table:table-cell>
        </table:table-row>
        <table:table-row table:style-name="ro1">
          <table:table-cell office:value-type="float" office:value="0.093414" calcext:value-type="float">
            <text:p>0.093414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927335761174689" calcext:value-type="float">
            <text:p>0.0927335761174689</text:p>
          </table:table-cell>
          <table:table-cell/>
          <table:table-cell table:formula="of:=100*ABS(([.C179]-[.A179])/[.C179])" office:value-type="float" office:value="0.733740583528422" calcext:value-type="float">
            <text:p>0.733740583528422</text:p>
          </table:table-cell>
        </table:table-row>
        <table:table-row table:style-name="ro1">
          <table:table-cell office:value-type="float" office:value="0.093844" calcext:value-type="float">
            <text:p>0.093844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931575858421868" calcext:value-type="float">
            <text:p>0.0931575858421868</text:p>
          </table:table-cell>
          <table:table-cell/>
          <table:table-cell table:formula="of:=100*ABS(([.C180]-[.A180])/[.C180])" office:value-type="float" office:value="0.736831200173043" calcext:value-type="float">
            <text:p>0.736831200173043</text:p>
          </table:table-cell>
        </table:table-row>
        <table:table-row table:style-name="ro1">
          <table:table-cell office:value-type="float" office:value="0.094274" calcext:value-type="float">
            <text:p>0.094274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935815956096839" calcext:value-type="float">
            <text:p>0.0935815956096839</text:p>
          </table:table-cell>
          <table:table-cell/>
          <table:table-cell table:formula="of:=100*ABS(([.C181]-[.A181])/[.C181])" office:value-type="float" office:value="0.739893764158578" calcext:value-type="float">
            <text:p>0.739893764158578</text:p>
          </table:table-cell>
        </table:table-row>
        <table:table-row table:style-name="ro1">
          <table:table-cell office:value-type="float" office:value="0.094705" calcext:value-type="float">
            <text:p>0.09470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940056054552711" calcext:value-type="float">
            <text:p>0.0940056054552711</text:p>
          </table:table-cell>
          <table:table-cell/>
          <table:table-cell table:formula="of:=100*ABS(([.C182]-[.A182])/[.C182])" office:value-type="float" office:value="0.743992383583599" calcext:value-type="float">
            <text:p>0.743992383583599</text:p>
          </table:table-cell>
        </table:table-row>
        <table:table-row table:style-name="ro1">
          <table:table-cell office:value-type="float" office:value="0.095135" calcext:value-type="float">
            <text:p>0.095135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944296153068099" calcext:value-type="float">
            <text:p>0.0944296153068099</text:p>
          </table:table-cell>
          <table:table-cell/>
          <table:table-cell table:formula="of:=100*ABS(([.C183]-[.A183])/[.C183])" office:value-type="float" office:value="0.746995199438522" calcext:value-type="float">
            <text:p>0.746995199438522</text:p>
          </table:table-cell>
        </table:table-row>
        <table:table-row table:style-name="ro1">
          <table:table-cell office:value-type="float" office:value="0.095566" calcext:value-type="float">
            <text:p>0.09556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948536252357284" calcext:value-type="float">
            <text:p>0.0948536252357284</text:p>
          </table:table-cell>
          <table:table-cell/>
          <table:table-cell table:formula="of:=100*ABS(([.C184]-[.A184])/[.C184])" office:value-type="float" office:value="0.751025342996926" calcext:value-type="float">
            <text:p>0.751025342996926</text:p>
          </table:table-cell>
        </table:table-row>
        <table:table-row table:style-name="ro1">
          <table:table-cell office:value-type="float" office:value="0.095996" calcext:value-type="float">
            <text:p>0.095996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952776351690679" calcext:value-type="float">
            <text:p>0.0952776351690679</text:p>
          </table:table-cell>
          <table:table-cell/>
          <table:table-cell table:formula="of:=100*ABS(([.C185]-[.A185])/[.C185])" office:value-type="float" office:value="0.753970047280658" calcext:value-type="float">
            <text:p>0.753970047280658</text:p>
          </table:table-cell>
        </table:table-row>
        <table:table-row table:style-name="ro1">
          <table:table-cell office:value-type="float" office:value="0.096427" calcext:value-type="float">
            <text:p>0.096427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957016451423903" calcext:value-type="float">
            <text:p>0.0957016451423903</text:p>
          </table:table-cell>
          <table:table-cell/>
          <table:table-cell table:formula="of:=100*ABS(([.C186]-[.A186])/[.C186])" office:value-type="float" office:value="0.757933530327995" calcext:value-type="float">
            <text:p>0.757933530327995</text:p>
          </table:table-cell>
        </table:table-row>
        <table:table-row table:style-name="ro1">
          <table:table-cell office:value-type="float" office:value="0.096836" calcext:value-type="float">
            <text:p>0.096836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961256551920875" calcext:value-type="float">
            <text:p>0.0961256551920875</text:p>
          </table:table-cell>
          <table:table-cell/>
          <table:table-cell table:formula="of:=100*ABS(([.C187]-[.A187])/[.C187])" office:value-type="float" office:value="0.73897525743052" calcext:value-type="float">
            <text:p>0.73897525743052</text:p>
          </table:table-cell>
        </table:table-row>
        <table:table-row table:style-name="ro1">
          <table:table-cell office:value-type="float" office:value="0.097238" calcext:value-type="float">
            <text:p>0.097238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965496652439981" calcext:value-type="float">
            <text:p>0.0965496652439981</text:p>
          </table:table-cell>
          <table:table-cell/>
          <table:table-cell table:formula="of:=100*ABS(([.C188]-[.A188])/[.C188])" office:value-type="float" office:value="0.712933342919757" calcext:value-type="float">
            <text:p>0.712933342919757</text:p>
          </table:table-cell>
        </table:table-row>
        <table:table-row table:style-name="ro1">
          <table:table-cell office:value-type="float" office:value="0.097641" calcext:value-type="float">
            <text:p>0.09764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969736753343303" calcext:value-type="float">
            <text:p>0.0969736753343303</text:p>
          </table:table-cell>
          <table:table-cell/>
          <table:table-cell table:formula="of:=100*ABS(([.C189]-[.A189])/[.C189])" office:value-type="float" office:value="0.688150328807279" calcext:value-type="float">
            <text:p>0.688150328807279</text:p>
          </table:table-cell>
        </table:table-row>
        <table:table-row table:style-name="ro1">
          <table:table-cell office:value-type="float" office:value="0.098044" calcext:value-type="float">
            <text:p>0.098044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973976855001" calcext:value-type="float">
            <text:p>0.0973976855001</text:p>
          </table:table-cell>
          <table:table-cell/>
          <table:table-cell table:formula="of:=100*ABS(([.C190]-[.A190])/[.C190])" office:value-type="float" office:value="0.663583016969433" calcext:value-type="float">
            <text:p>0.663583016969433</text:p>
          </table:table-cell>
        </table:table-row>
        <table:table-row table:style-name="ro1">
          <table:table-cell office:value-type="float" office:value="0.098447" calcext:value-type="float">
            <text:p>0.098447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978216956659738" calcext:value-type="float">
            <text:p>0.0978216956659738</text:p>
          </table:table-cell>
          <table:table-cell/>
          <table:table-cell table:formula="of:=100*ABS(([.C191]-[.A191])/[.C191])" office:value-type="float" office:value="0.639228680068458" calcext:value-type="float">
            <text:p>0.639228680068458</text:p>
          </table:table-cell>
        </table:table-row>
        <table:table-row table:style-name="ro1">
          <table:table-cell office:value-type="float" office:value="0.09885" calcext:value-type="float">
            <text:p>0.0988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98245705868788" calcext:value-type="float">
            <text:p>0.098245705868788</text:p>
          </table:table-cell>
          <table:table-cell/>
          <table:table-cell table:formula="of:=100*ABS(([.C192]-[.A192])/[.C192])" office:value-type="float" office:value="0.615084522899248" calcext:value-type="float">
            <text:p>0.615084522899248</text:p>
          </table:table-cell>
        </table:table-row>
        <table:table-row table:style-name="ro1">
          <table:table-cell office:value-type="float" office:value="0.099253" calcext:value-type="float">
            <text:p>0.099253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986697161461656" calcext:value-type="float">
            <text:p>0.0986697161461656</text:p>
          </table:table-cell>
          <table:table-cell/>
          <table:table-cell table:formula="of:=100*ABS(([.C193]-[.A193])/[.C193])" office:value-type="float" office:value="0.59114779753729" calcext:value-type="float">
            <text:p>0.59114779753729</text:p>
          </table:table-cell>
        </table:table-row>
        <table:table-row table:style-name="ro1">
          <table:table-cell office:value-type="float" office:value="0.099656" calcext:value-type="float">
            <text:p>0.099656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990937264216303" calcext:value-type="float">
            <text:p>0.0990937264216303</text:p>
          </table:table-cell>
          <table:table-cell/>
          <table:table-cell table:formula="of:=100*ABS(([.C194]-[.A194])/[.C194])" office:value-type="float" office:value="0.567415918922401" calcext:value-type="float">
            <text:p>0.567415918922401</text:p>
          </table:table-cell>
        </table:table-row>
        <table:table-row table:style-name="ro1">
          <table:table-cell office:value-type="float" office:value="0.10006" calcext:value-type="float">
            <text:p>0.10006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995177367711083" calcext:value-type="float">
            <text:p>0.0995177367711083</text:p>
          </table:table-cell>
          <table:table-cell/>
          <table:table-cell table:formula="of:=100*ABS(([.C195]-[.A195])/[.C195])" office:value-type="float" office:value="0.544891038005525" calcext:value-type="float">
            <text:p>0.544891038005525</text:p>
          </table:table-cell>
        </table:table-row>
        <table:table-row table:style-name="ro1">
          <table:table-cell office:value-type="float" office:value="0.10046" calcext:value-type="float">
            <text:p>0.10046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999417471173763" calcext:value-type="float">
            <text:p>0.0999417471173763</text:p>
          </table:table-cell>
          <table:table-cell/>
          <table:table-cell table:formula="of:=100*ABS(([.C196]-[.A196])/[.C196])" office:value-type="float" office:value="0.518554955833426" calcext:value-type="float">
            <text:p>0.518554955833426</text:p>
          </table:table-cell>
        </table:table-row>
        <table:table-row table:style-name="ro1">
          <table:table-cell office:value-type="float" office:value="0.10086" calcext:value-type="float">
            <text:p>0.10086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100370757460545" calcext:value-type="float">
            <text:p>0.100370757460545</text:p>
          </table:table-cell>
          <table:table-cell/>
          <table:table-cell table:formula="of:=100*ABS(([.C197]-[.A197])/[.C197])" office:value-type="float" office:value="0.487435336579059" calcext:value-type="float">
            <text:p>0.487435336579059</text:p>
          </table:table-cell>
        </table:table-row>
        <table:table-row table:style-name="ro1">
          <table:table-cell office:value-type="float" office:value="0.10127" calcext:value-type="float">
            <text:p>0.10127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1007907679448" calcext:value-type="float">
            <text:p>0.1007907679448</text:p>
          </table:table-cell>
          <table:table-cell/>
          <table:table-cell table:formula="of:=100*ABS(([.C198]-[.A198])/[.C198])" office:value-type="float" office:value="0.475472173664324" calcext:value-type="float">
            <text:p>0.475472173664324</text:p>
          </table:table-cell>
        </table:table-row>
        <table:table-row table:style-name="ro1">
          <table:table-cell office:value-type="float" office:value="0.10167" calcext:value-type="float">
            <text:p>0.10167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101210778424546" calcext:value-type="float">
            <text:p>0.101210778424546</text:p>
          </table:table-cell>
          <table:table-cell/>
          <table:table-cell table:formula="of:=100*ABS(([.C199]-[.A199])/[.C199])" office:value-type="float" office:value="0.453727935505004" calcext:value-type="float">
            <text:p>0.453727935505004</text:p>
          </table:table-cell>
        </table:table-row>
        <table:table-row table:style-name="ro1">
          <table:table-cell office:value-type="float" office:value="0.10207" calcext:value-type="float">
            <text:p>0.10207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101640788860587" calcext:value-type="float">
            <text:p>0.101640788860587</text:p>
          </table:table-cell>
          <table:table-cell/>
          <table:table-cell table:formula="of:=100*ABS(([.C200]-[.A200])/[.C200])" office:value-type="float" office:value="0.422282377207194" calcext:value-type="float">
            <text:p>0.422282377207194</text:p>
          </table:table-cell>
        </table:table-row>
        <table:table-row table:style-name="ro1">
          <table:table-cell office:value-type="float" office:value="0.10248" calcext:value-type="float">
            <text:p>0.10248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102060799446612" calcext:value-type="float">
            <text:p>0.102060799446612</text:p>
          </table:table-cell>
          <table:table-cell/>
          <table:table-cell table:formula="of:=100*ABS(([.C201]-[.A201])/[.C201])" office:value-type="float" office:value="0.41073610598854" calcext:value-type="float">
            <text:p>0.41073610598854</text:p>
          </table:table-cell>
        </table:table-row>
        <table:table-row table:style-name="ro1">
          <table:table-cell office:value-type="float" office:value="0.10288" calcext:value-type="float">
            <text:p>0.10288</text:p>
          </table:table-cell>
          <table:table-cell office:value-type="float" office:value="0.02" calcext:value-type="float">
            <text:p>0.02</text:p>
          </table:table-cell>
          <table:table-cell office:value-type="float" office:value="0.10249080994729" calcext:value-type="float">
            <text:p>0.10249080994729</text:p>
          </table:table-cell>
          <table:table-cell/>
          <table:table-cell table:formula="of:=100*ABS(([.C202]-[.A202])/[.C202])" office:value-type="float" office:value="0.379731658779716" calcext:value-type="float">
            <text:p>0.379731658779716</text:p>
          </table:table-cell>
        </table:table-row>
        <table:table-row table:style-name="ro1">
          <table:table-cell office:value-type="float" office:value="0.10328" calcext:value-type="float">
            <text:p>0.10328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102890830332395" calcext:value-type="float">
            <text:p>0.102890830332395</text:p>
          </table:table-cell>
          <table:table-cell/>
          <table:table-cell table:formula="of:=100*ABS(([.C203]-[.A203])/[.C203])" office:value-type="float" office:value="0.378235520452339" calcext:value-type="float">
            <text:p>0.378235520452339</text:p>
          </table:table-cell>
        </table:table-row>
        <table:table-row table:style-name="ro1">
          <table:table-cell office:value-type="float" office:value="0.10368" calcext:value-type="float">
            <text:p>0.1036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103290850856029" calcext:value-type="float">
            <text:p>0.103290850856029</text:p>
          </table:table-cell>
          <table:table-cell/>
          <table:table-cell table:formula="of:=100*ABS(([.C204]-[.A204])/[.C204])" office:value-type="float" office:value="0.37675083586352" calcext:value-type="float">
            <text:p>0.37675083586352</text:p>
          </table:table-cell>
        </table:table-row>
        <table:table-row table:style-name="ro1">
          <table:table-cell office:value-type="float" office:value="0.10409" calcext:value-type="float">
            <text:p>0.10409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103690871596889" calcext:value-type="float">
            <text:p>0.103690871596889</text:p>
          </table:table-cell>
          <table:table-cell/>
          <table:table-cell table:formula="of:=100*ABS(([.C205]-[.A205])/[.C205])" office:value-type="float" office:value="0.384921446762218" calcext:value-type="float">
            <text:p>0.384921446762218</text:p>
          </table:table-cell>
        </table:table-row>
        <table:table-row table:style-name="ro1">
          <table:table-cell office:value-type="float" office:value="0.10449" calcext:value-type="float">
            <text:p>0.10449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104100892427022" calcext:value-type="float">
            <text:p>0.104100892427022</text:p>
          </table:table-cell>
          <table:table-cell/>
          <table:table-cell table:formula="of:=100*ABS(([.C206]-[.A206])/[.C206])" office:value-type="float" office:value="0.373779286522763" calcext:value-type="float">
            <text:p>0.373779286522763</text:p>
          </table:table-cell>
        </table:table-row>
        <table:table-row table:style-name="ro1">
          <table:table-cell office:value-type="float" office:value="0.10489" calcext:value-type="float">
            <text:p>0.10489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104500913472388" calcext:value-type="float">
            <text:p>0.104500913472388</text:p>
          </table:table-cell>
          <table:table-cell/>
          <table:table-cell table:formula="of:=100*ABS(([.C207]-[.A207])/[.C207])" office:value-type="float" office:value="0.372328350712875" calcext:value-type="float">
            <text:p>0.372328350712875</text:p>
          </table:table-cell>
        </table:table-row>
        <table:table-row table:style-name="ro1">
          <table:table-cell office:value-type="float" office:value="0.1053" calcext:value-type="float">
            <text:p>0.1053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104900934730181" calcext:value-type="float">
            <text:p>0.104900934730181</text:p>
          </table:table-cell>
          <table:table-cell/>
          <table:table-cell table:formula="of:=100*ABS(([.C208]-[.A208])/[.C208])" office:value-type="float" office:value="0.380421080942617" calcext:value-type="float">
            <text:p>0.380421080942617</text:p>
          </table:table-cell>
        </table:table-row>
        <table:table-row table:style-name="ro1">
          <table:table-cell office:value-type="float" office:value="0.1057" calcext:value-type="float">
            <text:p>0.1057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105310956023639" calcext:value-type="float">
            <text:p>0.105310956023639</text:p>
          </table:table-cell>
          <table:table-cell/>
          <table:table-cell table:formula="of:=100*ABS(([.C209]-[.A209])/[.C209])" office:value-type="float" office:value="0.369424028657887" calcext:value-type="float">
            <text:p>0.369424028657887</text:p>
          </table:table-cell>
        </table:table-row>
        <table:table-row table:style-name="ro1">
          <table:table-cell office:value-type="float" office:value="0.1061" calcext:value-type="float">
            <text:p>0.1061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105710977615558" calcext:value-type="float">
            <text:p>0.105710977615558</text:p>
          </table:table-cell>
          <table:table-cell/>
          <table:table-cell table:formula="of:=100*ABS(([.C210]-[.A210])/[.C210])" office:value-type="float" office:value="0.368005663382723" calcext:value-type="float">
            <text:p>0.368005663382723</text:p>
          </table:table-cell>
        </table:table-row>
        <table:table-row table:style-name="ro1">
          <table:table-cell office:value-type="float" office:value="0.1065" calcext:value-type="float">
            <text:p>0.1065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106110999329336" calcext:value-type="float">
            <text:p>0.106110999329336</text:p>
          </table:table-cell>
          <table:table-cell/>
          <table:table-cell table:formula="of:=100*ABS(([.C211]-[.A211])/[.C211])" office:value-type="float" office:value="0.366597876867041" calcext:value-type="float">
            <text:p>0.366597876867041</text:p>
          </table:table-cell>
        </table:table-row>
        <table:table-row table:style-name="ro1">
          <table:table-cell office:value-type="float" office:value="0.10691" calcext:value-type="float">
            <text:p>0.1069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6511021249523" calcext:value-type="float">
            <text:p>0.106511021249523</text:p>
          </table:table-cell>
          <table:table-cell/>
          <table:table-cell table:formula="of:=100*ABS(([.C212]-[.A212])/[.C212])" office:value-type="float" office:value="0.374589170018418" calcext:value-type="float">
            <text:p>0.374589170018418</text:p>
          </table:table-cell>
        </table:table-row>
        <table:table-row table:style-name="ro1">
          <table:table-cell office:value-type="float" office:value="0.10731" calcext:value-type="float">
            <text:p>0.10731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106921043233698" calcext:value-type="float">
            <text:p>0.106921043233698</text:p>
          </table:table-cell>
          <table:table-cell/>
          <table:table-cell table:formula="of:=100*ABS(([.C213]-[.A213])/[.C213])" office:value-type="float" office:value="0.363779434373333" calcext:value-type="float">
            <text:p>0.363779434373333</text:p>
          </table:table-cell>
        </table:table-row>
        <table:table-row table:style-name="ro1">
          <table:table-cell office:value-type="float" office:value="0.10771" calcext:value-type="float">
            <text:p>0.10771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107321065428946" calcext:value-type="float">
            <text:p>0.107321065428946</text:p>
          </table:table-cell>
          <table:table-cell/>
          <table:table-cell table:formula="of:=100*ABS(([.C214]-[.A214])/[.C214])" office:value-type="float" office:value="0.362402823247718" calcext:value-type="float">
            <text:p>0.362402823247718</text:p>
          </table:table-cell>
        </table:table-row>
        <table:table-row table:style-name="ro1">
          <table:table-cell office:value-type="float" office:value="0.10812" calcext:value-type="float">
            <text:p>0.10812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10772108782635" calcext:value-type="float">
            <text:p>0.10772108782635</text:p>
          </table:table-cell>
          <table:table-cell/>
          <table:table-cell table:formula="of:=100*ABS(([.C215]-[.A215])/[.C215])" office:value-type="float" office:value="0.370319481264021" calcext:value-type="float">
            <text:p>0.370319481264021</text:p>
          </table:table-cell>
        </table:table-row>
        <table:table-row table:style-name="ro1">
          <table:table-cell office:value-type="float" office:value="0.10852" calcext:value-type="float">
            <text:p>0.10852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108121110334661" calcext:value-type="float">
            <text:p>0.108121110334661</text:p>
          </table:table-cell>
          <table:table-cell/>
          <table:table-cell table:formula="of:=100*ABS(([.C216]-[.A216])/[.C216])" office:value-type="float" office:value="0.368928569179568" calcext:value-type="float">
            <text:p>0.368928569179568</text:p>
          </table:table-cell>
        </table:table-row>
        <table:table-row table:style-name="ro1">
          <table:table-cell office:value-type="float" office:value="0.10892" calcext:value-type="float">
            <text:p>0.10892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108531132938019" calcext:value-type="float">
            <text:p>0.108531132938019</text:p>
          </table:table-cell>
          <table:table-cell/>
          <table:table-cell table:formula="of:=100*ABS(([.C217]-[.A217])/[.C217])" office:value-type="float" office:value="0.358300011668412" calcext:value-type="float">
            <text:p>0.358300011668412</text:p>
          </table:table-cell>
        </table:table-row>
        <table:table-row table:style-name="ro1">
          <table:table-cell office:value-type="float" office:value="0.10932" calcext:value-type="float">
            <text:p>0.1093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108931155796861" calcext:value-type="float">
            <text:p>0.108931155796861</text:p>
          </table:table-cell>
          <table:table-cell/>
          <table:table-cell table:formula="of:=100*ABS(([.C218]-[.A218])/[.C218])" office:value-type="float" office:value="0.356963258394275" calcext:value-type="float">
            <text:p>0.356963258394275</text:p>
          </table:table-cell>
        </table:table-row>
        <table:table-row table:style-name="ro1">
          <table:table-cell office:value-type="float" office:value="0.10973" calcext:value-type="float">
            <text:p>0.10973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109331178760389" calcext:value-type="float">
            <text:p>0.109331178760389</text:p>
          </table:table-cell>
          <table:table-cell/>
          <table:table-cell table:formula="of:=100*ABS(([.C219]-[.A219])/[.C219])" office:value-type="float" office:value="0.364782712610479" calcext:value-type="float">
            <text:p>0.364782712610479</text:p>
          </table:table-cell>
        </table:table-row>
        <table:table-row table:style-name="ro1">
          <table:table-cell office:value-type="float" office:value="0.11013" calcext:value-type="float">
            <text:p>0.11013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109741201809931" calcext:value-type="float">
            <text:p>0.109741201809931</text:p>
          </table:table-cell>
          <table:table-cell/>
          <table:table-cell table:formula="of:=100*ABS(([.C220]-[.A220])/[.C220])" office:value-type="float" office:value="0.354286433587579" calcext:value-type="float">
            <text:p>0.354286433587579</text:p>
          </table:table-cell>
        </table:table-row>
        <table:table-row table:style-name="ro1">
          <table:table-cell office:value-type="float" office:value="0.11053" calcext:value-type="float">
            <text:p>0.11053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110141225067957" calcext:value-type="float">
            <text:p>0.110141225067957</text:p>
          </table:table-cell>
          <table:table-cell/>
          <table:table-cell table:formula="of:=100*ABS(([.C221]-[.A221])/[.C221])" office:value-type="float" office:value="0.352978579821441" calcext:value-type="float">
            <text:p>0.352978579821441</text:p>
          </table:table-cell>
        </table:table-row>
        <table:table-row table:style-name="ro1">
          <table:table-cell office:value-type="float" office:value="0.11094" calcext:value-type="float">
            <text:p>0.11094</text:p>
          </table:table-cell>
          <table:table-cell office:value-type="float" office:value="0.022" calcext:value-type="float">
            <text:p>0.022</text:p>
          </table:table-cell>
          <table:table-cell office:value-type="float" office:value="0.110541248519023" calcext:value-type="float">
            <text:p>0.110541248519023</text:p>
          </table:table-cell>
          <table:table-cell/>
          <table:table-cell table:formula="of:=100*ABS(([.C222]-[.A222])/[.C222])" office:value-type="float" office:value="0.360726413279465" calcext:value-type="float">
            <text:p>0.360726413279465</text:p>
          </table:table-cell>
        </table:table-row>
        <table:table-row table:style-name="ro1">
          <table:table-cell office:value-type="float" office:value="0.11134" calcext:value-type="float">
            <text:p>0.11134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110941272066859" calcext:value-type="float">
            <text:p>0.110941272066859</text:p>
          </table:table-cell>
          <table:table-cell/>
          <table:table-cell table:formula="of:=100*ABS(([.C223]-[.A223])/[.C223])" office:value-type="float" office:value="0.359404508089994" calcext:value-type="float">
            <text:p>0.359404508089994</text:p>
          </table:table-cell>
        </table:table-row>
        <table:table-row table:style-name="ro1">
          <table:table-cell office:value-type="float" office:value="0.11174" calcext:value-type="float">
            <text:p>0.11174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111351295688954" calcext:value-type="float">
            <text:p>0.111351295688954</text:p>
          </table:table-cell>
          <table:table-cell/>
          <table:table-cell table:formula="of:=100*ABS(([.C224]-[.A224])/[.C224])" office:value-type="float" office:value="0.349079288786762" calcext:value-type="float">
            <text:p>0.349079288786762</text:p>
          </table:table-cell>
        </table:table-row>
        <table:table-row table:style-name="ro1">
          <table:table-cell office:value-type="float" office:value="0.11214" calcext:value-type="float">
            <text:p>0.11214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111751319567265" calcext:value-type="float">
            <text:p>0.111751319567265</text:p>
          </table:table-cell>
          <table:table-cell/>
          <table:table-cell table:formula="of:=100*ABS(([.C225]-[.A225])/[.C225])" office:value-type="float" office:value="0.347808360778618" calcext:value-type="float">
            <text:p>0.347808360778618</text:p>
          </table:table-cell>
        </table:table-row>
        <table:table-row table:style-name="ro1">
          <table:table-cell office:value-type="float" office:value="0.11255" calcext:value-type="float">
            <text:p>0.11255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112151343536676" calcext:value-type="float">
            <text:p>0.112151343536676</text:p>
          </table:table-cell>
          <table:table-cell/>
          <table:table-cell table:formula="of:=100*ABS(([.C226]-[.A226])/[.C226])" office:value-type="float" office:value="0.355462940301964" calcext:value-type="float">
            <text:p>0.355462940301964</text:p>
          </table:table-cell>
        </table:table-row>
        <table:table-row table:style-name="ro1">
          <table:table-cell office:value-type="float" office:value="0.11295" calcext:value-type="float">
            <text:p>0.1129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112561367571737" calcext:value-type="float">
            <text:p>0.112561367571737</text:p>
          </table:table-cell>
          <table:table-cell/>
          <table:table-cell table:formula="of:=100*ABS(([.C227]-[.A227])/[.C227])" office:value-type="float" office:value="0.345262710152933" calcext:value-type="float">
            <text:p>0.345262710152933</text:p>
          </table:table-cell>
        </table:table-row>
        <table:table-row table:style-name="ro1">
          <table:table-cell office:value-type="float" office:value="0.11335" calcext:value-type="float">
            <text:p>0.11335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112961391814029" calcext:value-type="float">
            <text:p>0.112961391814029</text:p>
          </table:table-cell>
          <table:table-cell/>
          <table:table-cell table:formula="of:=100*ABS(([.C228]-[.A228])/[.C228])" office:value-type="float" office:value="0.344018588768032" calcext:value-type="float">
            <text:p>0.344018588768032</text:p>
          </table:table-cell>
        </table:table-row>
        <table:table-row table:style-name="ro1">
          <table:table-cell office:value-type="float" office:value="0.11376" calcext:value-type="float">
            <text:p>0.11376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113361416241252" calcext:value-type="float">
            <text:p>0.113361416241252</text:p>
          </table:table-cell>
          <table:table-cell/>
          <table:table-cell table:formula="of:=100*ABS(([.C229]-[.A229])/[.C229])" office:value-type="float" office:value="0.351604427646949" calcext:value-type="float">
            <text:p>0.351604427646949</text:p>
          </table:table-cell>
        </table:table-row>
        <table:table-row table:style-name="ro1">
          <table:table-cell office:value-type="float" office:value="0.11416" calcext:value-type="float">
            <text:p>0.11416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113761440752355" calcext:value-type="float">
            <text:p>0.113761440752355</text:p>
          </table:table-cell>
          <table:table-cell/>
          <table:table-cell table:formula="of:=100*ABS(([.C230]-[.A230])/[.C230])" office:value-type="float" office:value="0.350346519004196" calcext:value-type="float">
            <text:p>0.350346519004196</text:p>
          </table:table-cell>
        </table:table-row>
        <table:table-row table:style-name="ro1">
          <table:table-cell office:value-type="float" office:value="0.11456" calcext:value-type="float">
            <text:p>0.11456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114171465317888" calcext:value-type="float">
            <text:p>0.114171465317888</text:p>
          </table:table-cell>
          <table:table-cell/>
          <table:table-cell table:formula="of:=100*ABS(([.C231]-[.A231])/[.C231])" office:value-type="float" office:value="0.340308045474115" calcext:value-type="float">
            <text:p>0.340308045474115</text:p>
          </table:table-cell>
        </table:table-row>
        <table:table-row table:style-name="ro1">
          <table:table-cell office:value-type="float" office:value="0.11496" calcext:value-type="float">
            <text:p>0.11496</text:p>
          </table:table-cell>
          <table:table-cell office:value-type="float" office:value="0.023" calcext:value-type="float">
            <text:p>0.023</text:p>
          </table:table-cell>
          <table:table-cell office:value-type="float" office:value="0.114571490141464" calcext:value-type="float">
            <text:p>0.114571490141464</text:p>
          </table:table-cell>
          <table:table-cell/>
          <table:table-cell table:formula="of:=100*ABS(([.C232]-[.A232])/[.C232])" office:value-type="float" office:value="0.339098198038823" calcext:value-type="float">
            <text:p>0.339098198038823</text:p>
          </table:table-cell>
        </table:table-row>
        <table:table-row table:style-name="ro1">
          <table:table-cell office:value-type="float" office:value="0.11537" calcext:value-type="float">
            <text:p>0.11537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11497151504374" calcext:value-type="float">
            <text:p>0.11497151504374</text:p>
          </table:table-cell>
          <table:table-cell/>
          <table:table-cell table:formula="of:=100*ABS(([.C233]-[.A233])/[.C233])" office:value-type="float" office:value="0.346594507438251" calcext:value-type="float">
            <text:p>0.346594507438251</text:p>
          </table:table-cell>
        </table:table-row>
        <table:table-row table:style-name="ro1">
          <table:table-cell office:value-type="float" office:value="0.11577" calcext:value-type="float">
            <text:p>0.11577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115381539992223" calcext:value-type="float">
            <text:p>0.115381539992223</text:p>
          </table:table-cell>
          <table:table-cell/>
          <table:table-cell table:formula="of:=100*ABS(([.C234]-[.A234])/[.C234])" office:value-type="float" office:value="0.336674313589009" calcext:value-type="float">
            <text:p>0.336674313589009</text:p>
          </table:table-cell>
        </table:table-row>
        <table:table-row table:style-name="ro1">
          <table:table-cell office:value-type="float" office:value="0.11617" calcext:value-type="float">
            <text:p>0.11617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115781565147827" calcext:value-type="float">
            <text:p>0.115781565147827</text:p>
          </table:table-cell>
          <table:table-cell/>
          <table:table-cell table:formula="of:=100*ABS(([.C235]-[.A235])/[.C235])" office:value-type="float" office:value="0.335489377499376" calcext:value-type="float">
            <text:p>0.335489377499376</text:p>
          </table:table-cell>
        </table:table-row>
        <table:table-row table:style-name="ro1">
          <table:table-cell office:value-type="float" office:value="0.11658" calcext:value-type="float">
            <text:p>0.11658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116181590481136" calcext:value-type="float">
            <text:p>0.116181590481136</text:p>
          </table:table-cell>
          <table:table-cell/>
          <table:table-cell table:formula="of:=100*ABS(([.C236]-[.A236])/[.C236])" office:value-type="float" office:value="0.342919663273712" calcext:value-type="float">
            <text:p>0.342919663273712</text:p>
          </table:table-cell>
        </table:table-row>
        <table:table-row table:style-name="ro1">
          <table:table-cell office:value-type="float" office:value="0.11698" calcext:value-type="float">
            <text:p>0.1169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116581615939188" calcext:value-type="float">
            <text:p>0.116581615939188</text:p>
          </table:table-cell>
          <table:table-cell/>
          <table:table-cell table:formula="of:=100*ABS(([.C237]-[.A237])/[.C237])" office:value-type="float" office:value="0.341721168987334" calcext:value-type="float">
            <text:p>0.341721168987334</text:p>
          </table:table-cell>
        </table:table-row>
        <table:table-row table:style-name="ro1">
          <table:table-cell office:value-type="float" office:value="0.11738" calcext:value-type="float">
            <text:p>0.11738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116991641327422" calcext:value-type="float">
            <text:p>0.116991641327422</text:p>
          </table:table-cell>
          <table:table-cell/>
          <table:table-cell table:formula="of:=100*ABS(([.C238]-[.A238])/[.C238])" office:value-type="float" office:value="0.331954204737879" calcext:value-type="float">
            <text:p>0.331954204737879</text:p>
          </table:table-cell>
        </table:table-row>
        <table:table-row table:style-name="ro1">
          <table:table-cell office:value-type="float" office:value="0.11778" calcext:value-type="float">
            <text:p>0.11778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117391667029104" calcext:value-type="float">
            <text:p>0.117391667029104</text:p>
          </table:table-cell>
          <table:table-cell/>
          <table:table-cell table:formula="of:=100*ABS(([.C239]-[.A239])/[.C239])" office:value-type="float" office:value="0.330801138380118" calcext:value-type="float">
            <text:p>0.330801138380118</text:p>
          </table:table-cell>
        </table:table-row>
        <table:table-row table:style-name="ro1">
          <table:table-cell office:value-type="float" office:value="0.11817" calcext:value-type="float">
            <text:p>0.11817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117791692798134" calcext:value-type="float">
            <text:p>0.117791692798134</text:p>
          </table:table-cell>
          <table:table-cell/>
          <table:table-cell table:formula="of:=100*ABS(([.C240]-[.A240])/[.C240])" office:value-type="float" office:value="0.321166283359392" calcext:value-type="float">
            <text:p>0.321166283359392</text:p>
          </table:table-cell>
        </table:table-row>
        <table:table-row table:style-name="ro1">
          <table:table-cell office:value-type="float" office:value="0.11855" calcext:value-type="float">
            <text:p>0.11855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118201718594782" calcext:value-type="float">
            <text:p>0.118201718594782</text:p>
          </table:table-cell>
          <table:table-cell/>
          <table:table-cell table:formula="of:=100*ABS(([.C241]-[.A241])/[.C241])" office:value-type="float" office:value="0.294650035006782" calcext:value-type="float">
            <text:p>0.294650035006782</text:p>
          </table:table-cell>
        </table:table-row>
        <table:table-row table:style-name="ro1">
          <table:table-cell office:value-type="float" office:value="0.11894" calcext:value-type="float">
            <text:p>0.11894</text:p>
          </table:table-cell>
          <table:table-cell office:value-type="float" office:value="0.024" calcext:value-type="float">
            <text:p>0.024</text:p>
          </table:table-cell>
          <table:table-cell office:value-type="float" office:value="0.118601744599412" calcext:value-type="float">
            <text:p>0.118601744599412</text:p>
          </table:table-cell>
          <table:table-cell/>
          <table:table-cell table:formula="of:=100*ABS(([.C242]-[.A242])/[.C242])" office:value-type="float" office:value="0.285202719176457" calcext:value-type="float">
            <text:p>0.285202719176457</text:p>
          </table:table-cell>
        </table:table-row>
        <table:table-row table:style-name="ro1">
          <table:table-cell office:value-type="float" office:value="0.11932" calcext:value-type="float">
            <text:p>0.11932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119001770775296" calcext:value-type="float">
            <text:p>0.119001770775296</text:p>
          </table:table-cell>
          <table:table-cell/>
          <table:table-cell table:formula="of:=100*ABS(([.C243]-[.A243])/[.C243])" office:value-type="float" office:value="0.2674155372905" calcext:value-type="float">
            <text:p>0.2674155372905</text:p>
          </table:table-cell>
        </table:table-row>
        <table:table-row table:style-name="ro1">
          <table:table-cell office:value-type="float" office:value="0.11971" calcext:value-type="float">
            <text:p>0.11971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119401797067331" calcext:value-type="float">
            <text:p>0.119401797067331</text:p>
          </table:table-cell>
          <table:table-cell/>
          <table:table-cell table:formula="of:=100*ABS(([.C244]-[.A244])/[.C244])" office:value-type="float" office:value="0.258122524316084" calcext:value-type="float">
            <text:p>0.258122524316084</text:p>
          </table:table-cell>
        </table:table-row>
        <table:table-row table:style-name="ro1">
          <table:table-cell office:value-type="float" office:value="0.12009" calcext:value-type="float">
            <text:p>0.12009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11981182326699" calcext:value-type="float">
            <text:p>0.11981182326699</text:p>
          </table:table-cell>
          <table:table-cell/>
          <table:table-cell table:formula="of:=100*ABS(([.C245]-[.A245])/[.C245])" office:value-type="float" office:value="0.23217803170419" calcext:value-type="float">
            <text:p>0.23217803170419</text:p>
          </table:table-cell>
        </table:table-row>
        <table:table-row table:style-name="ro1">
          <table:table-cell office:value-type="float" office:value="0.12048" calcext:value-type="float">
            <text:p>0.12048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120211849785844" calcext:value-type="float">
            <text:p>0.120211849785844</text:p>
          </table:table-cell>
          <table:table-cell/>
          <table:table-cell table:formula="of:=100*ABS(([.C246]-[.A246])/[.C246])" office:value-type="float" office:value="0.223064710037649" calcext:value-type="float">
            <text:p>0.223064710037649</text:p>
          </table:table-cell>
        </table:table-row>
        <table:table-row table:style-name="ro1">
          <table:table-cell office:value-type="float" office:value="0.12087" calcext:value-type="float">
            <text:p>0.12087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120611876361629" calcext:value-type="float">
            <text:p>0.120611876361629</text:p>
          </table:table-cell>
          <table:table-cell/>
          <table:table-cell table:formula="of:=100*ABS(([.C247]-[.A247])/[.C247])" office:value-type="float" office:value="0.214011792335438" calcext:value-type="float">
            <text:p>0.214011792335438</text:p>
          </table:table-cell>
        </table:table-row>
        <table:table-row table:style-name="ro1">
          <table:table-cell office:value-type="float" office:value="0.12125" calcext:value-type="float">
            <text:p>0.12125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21021902947231" calcext:value-type="float">
            <text:p>0.121021902947231</text:p>
          </table:table-cell>
          <table:table-cell/>
          <table:table-cell table:formula="of:=100*ABS(([.C248]-[.A248])/[.C248])" office:value-type="float" office:value="0.188475843805619" calcext:value-type="float">
            <text:p>0.188475843805619</text:p>
          </table:table-cell>
        </table:table-row>
        <table:table-row table:style-name="ro1">
          <table:table-cell office:value-type="float" office:value="0.12164" calcext:value-type="float">
            <text:p>0.12164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121421929742504" calcext:value-type="float">
            <text:p>0.121421929742504</text:p>
          </table:table-cell>
          <table:table-cell/>
          <table:table-cell table:formula="of:=100*ABS(([.C249]-[.A249])/[.C249])" office:value-type="float" office:value="0.17959709416442" calcext:value-type="float">
            <text:p>0.17959709416442</text:p>
          </table:table-cell>
        </table:table-row>
        <table:table-row table:style-name="ro1">
          <table:table-cell office:value-type="float" office:value="0.12202" calcext:value-type="float">
            <text:p>0.12202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121821956703263" calcext:value-type="float">
            <text:p>0.121821956703263</text:p>
          </table:table-cell>
          <table:table-cell/>
          <table:table-cell table:formula="of:=100*ABS(([.C250]-[.A250])/[.C250])" office:value-type="float" office:value="0.162567817901457" calcext:value-type="float">
            <text:p>0.162567817901457</text:p>
          </table:table-cell>
        </table:table-row>
        <table:table-row table:style-name="ro1">
          <table:table-cell office:value-type="float" office:value="0.12241" calcext:value-type="float">
            <text:p>0.12241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122221983772354" calcext:value-type="float">
            <text:p>0.122221983772354</text:p>
          </table:table-cell>
          <table:table-cell/>
          <table:table-cell table:formula="of:=100*ABS(([.C251]-[.A251])/[.C251])" office:value-type="float" office:value="0.15383175910158" calcext:value-type="float">
            <text:p>0.15383175910158</text:p>
          </table:table-cell>
        </table:table-row>
        <table:table-row table:style-name="ro1">
          <table:table-cell office:value-type="float" office:value="0.12279" calcext:value-type="float">
            <text:p>0.12279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2632010727471" calcext:value-type="float">
            <text:p>0.122632010727471</text:p>
          </table:table-cell>
          <table:table-cell/>
          <table:table-cell table:formula="of:=100*ABS(([.C252]-[.A252])/[.C252])" office:value-type="float" office:value="0.128832000382307" calcext:value-type="float">
            <text:p>0.128832000382307</text:p>
          </table:table-cell>
        </table:table-row>
        <table:table-row table:style-name="ro1">
          <table:table-cell office:value-type="float" office:value="0.12318" calcext:value-type="float">
            <text:p>0.12318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123012061026252" calcext:value-type="float">
            <text:p>0.123012061026252</text:p>
          </table:table-cell>
          <table:table-cell/>
          <table:table-cell table:formula="of:=100*ABS(([.C253]-[.A253])/[.C253])" office:value-type="float" office:value="0.13652236402408" calcext:value-type="float">
            <text:p>0.13652236402408</text:p>
          </table:table-cell>
        </table:table-row>
        <table:table-row table:style-name="ro1">
          <table:table-cell office:value-type="float" office:value="0.12356" calcext:value-type="float">
            <text:p>0.12356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123402111568684" calcext:value-type="float">
            <text:p>0.123402111568684</text:p>
          </table:table-cell>
          <table:table-cell/>
          <table:table-cell table:formula="of:=100*ABS(([.C254]-[.A254])/[.C254])" office:value-type="float" office:value="0.127946296306161" calcext:value-type="float">
            <text:p>0.127946296306161</text:p>
          </table:table-cell>
        </table:table-row>
        <table:table-row table:style-name="ro1">
          <table:table-cell office:value-type="float" office:value="0.12395" calcext:value-type="float">
            <text:p>0.12395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12379216257162" calcext:value-type="float">
            <text:p>0.12379216257162</text:p>
          </table:table-cell>
          <table:table-cell/>
          <table:table-cell table:formula="of:=100*ABS(([.C255]-[.A255])/[.C255])" office:value-type="float" office:value="0.127501955779046" calcext:value-type="float">
            <text:p>0.127501955779046</text:p>
          </table:table-cell>
        </table:table-row>
        <table:table-row table:style-name="ro1">
          <table:table-cell office:value-type="float" office:value="0.12433" calcext:value-type="float">
            <text:p>0.12433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2418221403072" calcext:value-type="float">
            <text:p>0.12418221403072</text:p>
          </table:table-cell>
          <table:table-cell/>
          <table:table-cell table:formula="of:=100*ABS(([.C256]-[.A256])/[.C256])" office:value-type="float" office:value="0.119007355790297" calcext:value-type="float">
            <text:p>0.119007355790297</text:p>
          </table:table-cell>
        </table:table-row>
        <table:table-row table:style-name="ro1">
          <table:table-cell office:value-type="float" office:value="0.12472" calcext:value-type="float">
            <text:p>0.12472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124572266002015" calcext:value-type="float">
            <text:p>0.124572266002015</text:p>
          </table:table-cell>
          <table:table-cell/>
          <table:table-cell table:formula="of:=100*ABS(([.C257]-[.A257])/[.C257])" office:value-type="float" office:value="0.118593008480825" calcext:value-type="float">
            <text:p>0.118593008480825</text:p>
          </table:table-cell>
        </table:table-row>
        <table:table-row table:style-name="ro1">
          <table:table-cell office:value-type="float" office:value="0.12511" calcext:value-type="float">
            <text:p>0.12511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2495231854678" calcext:value-type="float">
            <text:p>0.12495231854678</text:p>
          </table:table-cell>
          <table:table-cell/>
          <table:table-cell table:formula="of:=100*ABS(([.C258]-[.A258])/[.C258])" office:value-type="float" office:value="0.126193299214764" calcext:value-type="float">
            <text:p>0.126193299214764</text:p>
          </table:table-cell>
        </table:table-row>
        <table:table-row table:style-name="ro1">
          <table:table-cell office:value-type="float" office:value="0.12549" calcext:value-type="float">
            <text:p>0.12549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125342371353107" calcext:value-type="float">
            <text:p>0.125342371353107</text:p>
          </table:table-cell>
          <table:table-cell/>
          <table:table-cell table:formula="of:=100*ABS(([.C259]-[.A259])/[.C259])" office:value-type="float" office:value="0.11778032065263" calcext:value-type="float">
            <text:p>0.11778032065263</text:p>
          </table:table-cell>
        </table:table-row>
        <table:table-row table:style-name="ro1">
          <table:table-cell office:value-type="float" office:value="0.12588" calcext:value-type="float">
            <text:p>0.12588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125732424598784" calcext:value-type="float">
            <text:p>0.125732424598784</text:p>
          </table:table-cell>
          <table:table-cell/>
          <table:table-cell table:formula="of:=100*ABS(([.C260]-[.A260])/[.C260])" office:value-type="float" office:value="0.117372588405024" calcext:value-type="float">
            <text:p>0.117372588405024</text:p>
          </table:table-cell>
        </table:table-row>
        <table:table-row table:style-name="ro1">
          <table:table-cell office:value-type="float" office:value="0.12626" calcext:value-type="float">
            <text:p>0.12626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126122478342426" calcext:value-type="float">
            <text:p>0.126122478342426</text:p>
          </table:table-cell>
          <table:table-cell/>
          <table:table-cell table:formula="of:=100*ABS(([.C261]-[.A261])/[.C261])" office:value-type="float" office:value="0.109038182076526" calcext:value-type="float">
            <text:p>0.109038182076526</text:p>
          </table:table-cell>
        </table:table-row>
        <table:table-row table:style-name="ro1">
          <table:table-cell office:value-type="float" office:value="0.12665" calcext:value-type="float">
            <text:p>0.12665</text:p>
          </table:table-cell>
          <table:table-cell office:value-type="float" office:value="0.026" calcext:value-type="float">
            <text:p>0.026</text:p>
          </table:table-cell>
          <table:table-cell office:value-type="float" office:value="0.126512532455209" calcext:value-type="float">
            <text:p>0.126512532455209</text:p>
          </table:table-cell>
          <table:table-cell/>
          <table:table-cell table:formula="of:=100*ABS(([.C262]-[.A262])/[.C262])" office:value-type="float" office:value="0.108659230925838" calcext:value-type="float">
            <text:p>0.108659230925838</text:p>
          </table:table-cell>
        </table:table-row>
        <table:table-row table:style-name="ro1">
          <table:table-cell office:value-type="float" office:value="0.12703" calcext:value-type="float">
            <text:p>0.12703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26892587199135" calcext:value-type="float">
            <text:p>0.126892587199135</text:p>
          </table:table-cell>
          <table:table-cell/>
          <table:table-cell table:formula="of:=100*ABS(([.C263]-[.A263])/[.C263])" office:value-type="float" office:value="0.108290644787351" calcext:value-type="float">
            <text:p>0.108290644787351</text:p>
          </table:table-cell>
        </table:table-row>
        <table:table-row table:style-name="ro1">
          <table:table-cell office:value-type="float" office:value="0.12742" calcext:value-type="float">
            <text:p>0.12742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127282642166222" calcext:value-type="float">
            <text:p>0.127282642166222</text:p>
          </table:table-cell>
          <table:table-cell/>
          <table:table-cell table:formula="of:=100*ABS(([.C264]-[.A264])/[.C264])" office:value-type="float" office:value="0.107915605333727" calcext:value-type="float">
            <text:p>0.107915605333727</text:p>
          </table:table-cell>
        </table:table-row>
        <table:table-row table:style-name="ro1">
          <table:table-cell office:value-type="float" office:value="0.1278" calcext:value-type="float">
            <text:p>0.1278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127672697617786" calcext:value-type="float">
            <text:p>0.127672697617786</text:p>
          </table:table-cell>
          <table:table-cell/>
          <table:table-cell table:formula="of:=100*ABS(([.C265]-[.A265])/[.C265])" office:value-type="float" office:value="0.0997099494173423" calcext:value-type="float">
            <text:p>0.0997099494173423</text:p>
          </table:table-cell>
        </table:table-row>
        <table:table-row table:style-name="ro1">
          <table:table-cell office:value-type="float" office:value="0.12819" calcext:value-type="float">
            <text:p>0.12819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28062753420551" calcext:value-type="float">
            <text:p>0.128062753420551</text:p>
          </table:table-cell>
          <table:table-cell/>
          <table:table-cell table:formula="of:=100*ABS(([.C266]-[.A266])/[.C266])" office:value-type="float" office:value="0.0993626765394627" calcext:value-type="float">
            <text:p>0.0993626765394627</text:p>
          </table:table-cell>
        </table:table-row>
        <table:table-row table:style-name="ro1">
          <table:table-cell office:value-type="float" office:value="0.12858" calcext:value-type="float">
            <text:p>0.12858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128452809635166" calcext:value-type="float">
            <text:p>0.128452809635166</text:p>
          </table:table-cell>
          <table:table-cell/>
          <table:table-cell table:formula="of:=100*ABS(([.C267]-[.A267])/[.C267])" office:value-type="float" office:value="0.0990171917575062" calcext:value-type="float">
            <text:p>0.0990171917575062</text:p>
          </table:table-cell>
        </table:table-row>
        <table:table-row table:style-name="ro1">
          <table:table-cell office:value-type="float" office:value="0.12896" calcext:value-type="float">
            <text:p>0.12896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128832866480367" calcext:value-type="float">
            <text:p>0.128832866480367</text:p>
          </table:table-cell>
          <table:table-cell/>
          <table:table-cell table:formula="of:=100*ABS(([.C268]-[.A268])/[.C268])" office:value-type="float" office:value="0.098680967912982" calcext:value-type="float">
            <text:p>0.098680967912982</text:p>
          </table:table-cell>
        </table:table-row>
        <table:table-row table:style-name="ro1">
          <table:table-cell office:value-type="float" office:value="0.12935" calcext:value-type="float">
            <text:p>0.1293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129222923578511" calcext:value-type="float">
            <text:p>0.129222923578511</text:p>
          </table:table-cell>
          <table:table-cell/>
          <table:table-cell table:formula="of:=100*ABS(([.C269]-[.A269])/[.C269])" office:value-type="float" office:value="0.0983389153954102" calcext:value-type="float">
            <text:p>0.0983389153954102</text:p>
          </table:table-cell>
        </table:table-row>
        <table:table-row table:style-name="ro1">
          <table:table-cell office:value-type="float" office:value="0.12973" calcext:value-type="float">
            <text:p>0.12973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129612981010714" calcext:value-type="float">
            <text:p>0.129612981010714</text:p>
          </table:table-cell>
          <table:table-cell/>
          <table:table-cell table:formula="of:=100*ABS(([.C270]-[.A270])/[.C270])" office:value-type="float" office:value="0.0902833870295403" calcext:value-type="float">
            <text:p>0.0902833870295403</text:p>
          </table:table-cell>
        </table:table-row>
        <table:table-row table:style-name="ro1">
          <table:table-cell office:value-type="float" office:value="0.13012" calcext:value-type="float">
            <text:p>0.13012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130003038840076" calcext:value-type="float">
            <text:p>0.130003038840076</text:p>
          </table:table-cell>
          <table:table-cell/>
          <table:table-cell table:formula="of:=100*ABS(([.C271]-[.A271])/[.C271])" office:value-type="float" office:value="0.0899680199533924" calcext:value-type="float">
            <text:p>0.0899680199533924</text:p>
          </table:table-cell>
        </table:table-row>
        <table:table-row table:style-name="ro1">
          <table:table-cell office:value-type="float" office:value="0.1305" calcext:value-type="float">
            <text:p>0.1305</text:p>
          </table:table-cell>
          <table:table-cell office:value-type="float" office:value="0.027" calcext:value-type="float">
            <text:p>0.027</text:p>
          </table:table-cell>
          <table:table-cell office:value-type="float" office:value="0.130393097131957" calcext:value-type="float">
            <text:p>0.130393097131957</text:p>
          </table:table-cell>
          <table:table-cell/>
          <table:table-cell table:formula="of:=100*ABS(([.C272]-[.A272])/[.C272])" office:value-type="float" office:value="0.0819850669965553" calcext:value-type="float">
            <text:p>0.0819850669965553</text:p>
          </table:table-cell>
        </table:table-row>
        <table:table-row table:style-name="ro1">
          <table:table-cell office:value-type="float" office:value="0.13089" calcext:value-type="float">
            <text:p>0.13089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13077315598685" calcext:value-type="float">
            <text:p>0.13077315598685</text:p>
          </table:table-cell>
          <table:table-cell/>
          <table:table-cell table:formula="of:=100*ABS(([.C273]-[.A273])/[.C273])" office:value-type="float" office:value="0.0893486222525302" calcext:value-type="float">
            <text:p>0.0893486222525302</text:p>
          </table:table-cell>
        </table:table-row>
        <table:table-row table:style-name="ro1">
          <table:table-cell office:value-type="float" office:value="0.13127" calcext:value-type="float">
            <text:p>0.13127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131163214990799" calcext:value-type="float">
            <text:p>0.131163214990799</text:p>
          </table:table-cell>
          <table:table-cell/>
          <table:table-cell table:formula="of:=100*ABS(([.C274]-[.A274])/[.C274])" office:value-type="float" office:value="0.0814138393975112" calcext:value-type="float">
            <text:p>0.0814138393975112</text:p>
          </table:table-cell>
        </table:table-row>
        <table:table-row table:style-name="ro1">
          <table:table-cell office:value-type="float" office:value="0.13166" calcext:value-type="float">
            <text:p>0.13166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31553274377907" calcext:value-type="float">
            <text:p>0.131553274377907</text:p>
          </table:table-cell>
          <table:table-cell/>
          <table:table-cell table:formula="of:=100*ABS(([.C275]-[.A275])/[.C275])" office:value-type="float" office:value="0.0811273019220707" calcext:value-type="float">
            <text:p>0.0811273019220707</text:p>
          </table:table-cell>
        </table:table-row>
        <table:table-row table:style-name="ro1">
          <table:table-cell office:value-type="float" office:value="0.13204" calcext:value-type="float">
            <text:p>0.13204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131943334215867" calcext:value-type="float">
            <text:p>0.131943334215867</text:p>
          </table:table-cell>
          <table:table-cell/>
          <table:table-cell table:formula="of:=100*ABS(([.C276]-[.A276])/[.C276])" office:value-type="float" office:value="0.073263105489469" calcext:value-type="float">
            <text:p>0.073263105489469</text:p>
          </table:table-cell>
        </table:table-row>
        <table:table-row table:style-name="ro1">
          <table:table-cell office:value-type="float" office:value="0.13243" calcext:value-type="float">
            <text:p>0.13243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132333394359672" calcext:value-type="float">
            <text:p>0.132333394359672</text:p>
          </table:table-cell>
          <table:table-cell/>
          <table:table-cell table:formula="of:=100*ABS(([.C277]-[.A277])/[.C277])" office:value-type="float" office:value="0.0730017096558923" calcext:value-type="float">
            <text:p>0.0730017096558923</text:p>
          </table:table-cell>
        </table:table-row>
        <table:table-row table:style-name="ro1">
          <table:table-cell office:value-type="float" office:value="0.13282" calcext:value-type="float">
            <text:p>0.13282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132713455136884" calcext:value-type="float">
            <text:p>0.132713455136884</text:p>
          </table:table-cell>
          <table:table-cell/>
          <table:table-cell table:formula="of:=100*ABS(([.C278]-[.A278])/[.C278])" office:value-type="float" office:value="0.0802818847618433" calcext:value-type="float">
            <text:p>0.0802818847618433</text:p>
          </table:table-cell>
        </table:table-row>
        <table:table-row table:style-name="ro1">
          <table:table-cell office:value-type="float" office:value="0.1332" calcext:value-type="float">
            <text:p>0.1332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133103516027382" calcext:value-type="float">
            <text:p>0.133103516027382</text:p>
          </table:table-cell>
          <table:table-cell/>
          <table:table-cell table:formula="of:=100*ABS(([.C279]-[.A279])/[.C279])" office:value-type="float" office:value="0.0724879218051036" calcext:value-type="float">
            <text:p>0.0724879218051036</text:p>
          </table:table-cell>
        </table:table-row>
        <table:table-row table:style-name="ro1">
          <table:table-cell office:value-type="float" office:value="0.13359" calcext:value-type="float">
            <text:p>0.13359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133493577357655" calcext:value-type="float">
            <text:p>0.133493577357655</text:p>
          </table:table-cell>
          <table:table-cell/>
          <table:table-cell table:formula="of:=100*ABS(([.C280]-[.A280])/[.C280])" office:value-type="float" office:value="0.072230173356659" calcext:value-type="float">
            <text:p>0.072230173356659</text:p>
          </table:table-cell>
        </table:table-row>
        <table:table-row table:style-name="ro1">
          <table:table-cell office:value-type="float" office:value="0.13397" calcext:value-type="float">
            <text:p>0.13397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1338836389786" calcext:value-type="float">
            <text:p>0.1338836389786</text:p>
          </table:table-cell>
          <table:table-cell/>
          <table:table-cell table:formula="of:=100*ABS(([.C281]-[.A281])/[.C281])" office:value-type="float" office:value="0.064504536968706" calcext:value-type="float">
            <text:p>0.064504536968706</text:p>
          </table:table-cell>
        </table:table-row>
        <table:table-row table:style-name="ro1">
          <table:table-cell office:value-type="float" office:value="0.13436" calcext:value-type="float">
            <text:p>0.13436</text:p>
          </table:table-cell>
          <table:table-cell office:value-type="float" office:value="0.028" calcext:value-type="float">
            <text:p>0.028</text:p>
          </table:table-cell>
          <table:table-cell office:value-type="float" office:value="0.134273700959737" calcext:value-type="float">
            <text:p>0.134273700959737</text:p>
          </table:table-cell>
          <table:table-cell/>
          <table:table-cell table:formula="of:=100*ABS(([.C282]-[.A282])/[.C282])" office:value-type="float" office:value="0.0642709924922628" calcext:value-type="float">
            <text:p>0.0642709924922628</text:p>
          </table:table-cell>
        </table:table-row>
        <table:table-row table:style-name="ro1">
          <table:table-cell office:value-type="float" office:value="0.13474" calcext:value-type="float">
            <text:p>0.13474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134653763951254" calcext:value-type="float">
            <text:p>0.134653763951254</text:p>
          </table:table-cell>
          <table:table-cell/>
          <table:table-cell table:formula="of:=100*ABS(([.C283]-[.A283])/[.C283])" office:value-type="float" office:value="0.0640428059458673" calcext:value-type="float">
            <text:p>0.0640428059458673</text:p>
          </table:table-cell>
        </table:table-row>
        <table:table-row table:style-name="ro1">
          <table:table-cell office:value-type="float" office:value="0.13513" calcext:value-type="float">
            <text:p>0.13513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135043826499252" calcext:value-type="float">
            <text:p>0.135043826499252</text:p>
          </table:table-cell>
          <table:table-cell/>
          <table:table-cell table:formula="of:=100*ABS(([.C284]-[.A284])/[.C284])" office:value-type="float" office:value="0.0638115069619835" calcext:value-type="float">
            <text:p>0.0638115069619835</text:p>
          </table:table-cell>
        </table:table-row>
        <table:table-row table:style-name="ro1">
          <table:table-cell office:value-type="float" office:value="0.13551" calcext:value-type="float">
            <text:p>0.13551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135433889396118" calcext:value-type="float">
            <text:p>0.135433889396118</text:p>
          </table:table-cell>
          <table:table-cell/>
          <table:table-cell table:formula="of:=100*ABS(([.C285]-[.A285])/[.C285])" office:value-type="float" office:value="0.0561976062424847" calcext:value-type="float">
            <text:p>0.0561976062424847</text:p>
          </table:table-cell>
        </table:table-row>
        <table:table-row table:style-name="ro1">
          <table:table-cell office:value-type="float" office:value="0.1359" calcext:value-type="float">
            <text:p>0.1359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135823952638848" calcext:value-type="float">
            <text:p>0.135823952638848</text:p>
          </table:table-cell>
          <table:table-cell/>
          <table:table-cell table:formula="of:=100*ABS(([.C286]-[.A286])/[.C286])" office:value-type="float" office:value="0.0559896540150647" calcext:value-type="float">
            <text:p>0.0559896540150647</text:p>
          </table:table-cell>
        </table:table-row>
        <table:table-row table:style-name="ro1">
          <table:table-cell office:value-type="float" office:value="0.13628" calcext:value-type="float">
            <text:p>0.13628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136214016224469" calcext:value-type="float">
            <text:p>0.136214016224469</text:p>
          </table:table-cell>
          <table:table-cell/>
          <table:table-cell table:formula="of:=100*ABS(([.C287]-[.A287])/[.C287])" office:value-type="float" office:value="0.0484412524933729" calcext:value-type="float">
            <text:p>0.0484412524933729</text:p>
          </table:table-cell>
        </table:table-row>
        <table:table-row table:style-name="ro1">
          <table:table-cell office:value-type="float" office:value="0.13667" calcext:value-type="float">
            <text:p>0.13667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136594081221735" calcext:value-type="float">
            <text:p>0.136594081221735</text:p>
          </table:table-cell>
          <table:table-cell/>
          <table:table-cell table:formula="of:=100*ABS(([.C288]-[.A288])/[.C288])" office:value-type="float" office:value="0.0555798447383339" calcext:value-type="float">
            <text:p>0.0555798447383339</text:p>
          </table:table-cell>
        </table:table-row>
        <table:table-row table:style-name="ro1">
          <table:table-cell office:value-type="float" office:value="0.13706" calcext:value-type="float">
            <text:p>0.13706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136984145493156" calcext:value-type="float">
            <text:p>0.136984145493156</text:p>
          </table:table-cell>
          <table:table-cell/>
          <table:table-cell table:formula="of:=100*ABS(([.C289]-[.A289])/[.C289])" office:value-type="float" office:value="0.0553746614773456" calcext:value-type="float">
            <text:p>0.0553746614773456</text:p>
          </table:table-cell>
        </table:table-row>
        <table:table-row table:style-name="ro1">
          <table:table-cell office:value-type="float" office:value="0.13744" calcext:value-type="float">
            <text:p>0.13744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13737421009873" calcext:value-type="float">
            <text:p>0.13737421009873</text:p>
          </table:table-cell>
          <table:table-cell/>
          <table:table-cell table:formula="of:=100*ABS(([.C290]-[.A290])/[.C290])" office:value-type="float" office:value="0.0478910133297846" calcext:value-type="float">
            <text:p>0.0478910133297846</text:p>
          </table:table-cell>
        </table:table-row>
        <table:table-row table:style-name="ro1">
          <table:table-cell office:value-type="float" office:value="0.13783" calcext:value-type="float">
            <text:p>0.13783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3776427503562" calcext:value-type="float">
            <text:p>0.13776427503562</text:p>
          </table:table-cell>
          <table:table-cell/>
          <table:table-cell table:formula="of:=100*ABS(([.C291]-[.A291])/[.C291])" office:value-type="float" office:value="0.0477082787702757" calcext:value-type="float">
            <text:p>0.0477082787702757</text:p>
          </table:table-cell>
        </table:table-row>
        <table:table-row table:style-name="ro1">
          <table:table-cell office:value-type="float" office:value="0.1382" calcext:value-type="float">
            <text:p>0.1382</text:p>
          </table:table-cell>
          <table:table-cell office:value-type="float" office:value="0.029" calcext:value-type="float">
            <text:p>0.029</text:p>
          </table:table-cell>
          <table:table-cell office:value-type="float" office:value="0.13815434109372" calcext:value-type="float">
            <text:p>0.13815434109372</text:p>
          </table:table-cell>
          <table:table-cell/>
          <table:table-cell table:formula="of:=100*ABS(([.C292]-[.A292])/[.C292])" office:value-type="float" office:value="0.0330492012905884" calcext:value-type="float">
            <text:p>0.0330492012905884</text:p>
          </table:table-cell>
        </table:table-row>
        <table:table-row table:style-name="ro1">
          <table:table-cell office:value-type="float" office:value="0.13857" calcext:value-type="float">
            <text:p>0.13857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13853440700779" calcext:value-type="float">
            <text:p>0.13853440700779</text:p>
          </table:table-cell>
          <table:table-cell/>
          <table:table-cell table:formula="of:=100*ABS(([.C293]-[.A293])/[.C293])" office:value-type="float" office:value="0.0256925286496254" calcext:value-type="float">
            <text:p>0.0256925286496254</text:p>
          </table:table-cell>
        </table:table-row>
        <table:table-row table:style-name="ro1">
          <table:table-cell office:value-type="float" office:value="0.13894" calcext:value-type="float">
            <text:p>0.13894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138924472930582" calcext:value-type="float">
            <text:p>0.138924472930582</text:p>
          </table:table-cell>
          <table:table-cell/>
          <table:table-cell table:formula="of:=100*ABS(([.C294]-[.A294])/[.C294])" office:value-type="float" office:value="0.0111766264722852" calcext:value-type="float">
            <text:p>0.0111766264722852</text:p>
          </table:table-cell>
        </table:table-row>
        <table:table-row table:style-name="ro1">
          <table:table-cell office:value-type="float" office:value="0.1393" calcext:value-type="float">
            <text:p>0.1393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139314539173627" calcext:value-type="float">
            <text:p>0.139314539173627</text:p>
          </table:table-cell>
          <table:table-cell/>
          <table:table-cell table:formula="of:=100*ABS(([.C295]-[.A295])/[.C295])" office:value-type="float" office:value="0.0104362213111637" calcext:value-type="float">
            <text:p>0.0104362213111637</text:p>
          </table:table-cell>
        </table:table-row>
        <table:table-row table:style-name="ro1">
          <table:table-cell office:value-type="float" office:value="0.13967" calcext:value-type="float">
            <text:p>0.13967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139704605734242" calcext:value-type="float">
            <text:p>0.139704605734242</text:p>
          </table:table-cell>
          <table:table-cell/>
          <table:table-cell table:formula="of:=100*ABS(([.C296]-[.A296])/[.C296])" office:value-type="float" office:value="0.0247706466512805" calcext:value-type="float">
            <text:p>0.0247706466512805</text:p>
          </table:table-cell>
        </table:table-row>
        <table:table-row table:style-name="ro1">
          <table:table-cell office:value-type="float" office:value="0.14004" calcext:value-type="float">
            <text:p>0.14004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140094673426544" calcext:value-type="float">
            <text:p>0.140094673426544</text:p>
          </table:table-cell>
          <table:table-cell/>
          <table:table-cell table:formula="of:=100*ABS(([.C297]-[.A297])/[.C297])" office:value-type="float" office:value="0.0390260565992262" calcext:value-type="float">
            <text:p>0.0390260565992262</text:p>
          </table:table-cell>
        </table:table-row>
        <table:table-row table:style-name="ro1">
          <table:table-cell office:value-type="float" office:value="0.14041" calcext:value-type="float">
            <text:p>0.14041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140474740956551" calcext:value-type="float">
            <text:p>0.140474740956551</text:p>
          </table:table-cell>
          <table:table-cell/>
          <table:table-cell table:formula="of:=100*ABS(([.C298]-[.A298])/[.C298])" office:value-type="float" office:value="0.0460872581859031" calcext:value-type="float">
            <text:p>0.0460872581859031</text:p>
          </table:table-cell>
        </table:table-row>
        <table:table-row table:style-name="ro1">
          <table:table-cell office:value-type="float" office:value="0.14077" calcext:value-type="float">
            <text:p>0.14077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140864808462618" calcext:value-type="float">
            <text:p>0.140864808462618</text:p>
          </table:table-cell>
          <table:table-cell/>
          <table:table-cell table:formula="of:=100*ABS(([.C299]-[.A299])/[.C299])" office:value-type="float" office:value="0.0673045763896146" calcext:value-type="float">
            <text:p>0.0673045763896146</text:p>
          </table:table-cell>
        </table:table-row>
        <table:table-row table:style-name="ro1">
          <table:table-cell office:value-type="float" office:value="0.14114" calcext:value-type="float">
            <text:p>0.14114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141254876275794" calcext:value-type="float">
            <text:p>0.141254876275794</text:p>
          </table:table-cell>
          <table:table-cell/>
          <table:table-cell table:formula="of:=100*ABS(([.C300]-[.A300])/[.C300])" office:value-type="float" office:value="0.0813255293007834" calcext:value-type="float">
            <text:p>0.0813255293007834</text:p>
          </table:table-cell>
        </table:table-row>
        <table:table-row table:style-name="ro1">
          <table:table-cell office:value-type="float" office:value="0.14151" calcext:value-type="float">
            <text:p>0.14151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141644945229119" calcext:value-type="float">
            <text:p>0.141644945229119</text:p>
          </table:table-cell>
          <table:table-cell/>
          <table:table-cell table:formula="of:=100*ABS(([.C301]-[.A301])/[.C301])" office:value-type="float" office:value="0.0952700633970902" calcext:value-type="float">
            <text:p>0.0952700633970902</text:p>
          </table:table-cell>
        </table:table-row>
        <table:table-row table:style-name="ro1">
          <table:table-cell office:value-type="float" office:value="0.14187" calcext:value-type="float">
            <text:p>0.14187</text:p>
          </table:table-cell>
          <table:table-cell office:value-type="float" office:value="0.03" calcext:value-type="float">
            <text:p>0.03</text:p>
          </table:table-cell>
          <table:table-cell office:value-type="float" office:value="0.142035013653535" calcext:value-type="float">
            <text:p>0.142035013653535</text:p>
          </table:table-cell>
          <table:table-cell/>
          <table:table-cell table:formula="of:=100*ABS(([.C302]-[.A302])/[.C302])" office:value-type="float" office:value="0.116178151633762" calcext:value-type="float">
            <text:p>0.116178151633762</text:p>
          </table:table-cell>
        </table:table-row>
        <table:table-row table:style-name="ro1">
          <table:table-cell office:value-type="float" office:value="0.14224" calcext:value-type="float">
            <text:p>0.14224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142405131365446" calcext:value-type="float">
            <text:p>0.142405131365446</text:p>
          </table:table-cell>
          <table:table-cell/>
          <table:table-cell table:formula="of:=100*ABS(([.C303]-[.A303])/[.C303])" office:value-type="float" office:value="0.115958858970079" calcext:value-type="float">
            <text:p>0.115958858970079</text:p>
          </table:table-cell>
        </table:table-row>
        <table:table-row table:style-name="ro1">
          <table:table-cell office:value-type="float" office:value="0.14261" calcext:value-type="float">
            <text:p>0.14261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142775251007484" calcext:value-type="float">
            <text:p>0.142775251007484</text:p>
          </table:table-cell>
          <table:table-cell/>
          <table:table-cell table:formula="of:=100*ABS(([.C304]-[.A304])/[.C304])" office:value-type="float" office:value="0.1157420535546" calcext:value-type="float">
            <text:p>0.1157420535546</text:p>
          </table:table-cell>
        </table:table-row>
        <table:table-row table:style-name="ro1">
          <table:table-cell office:value-type="float" office:value="0.14298" calcext:value-type="float">
            <text:p>0.14298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143145370864726" calcext:value-type="float">
            <text:p>0.143145370864726</text:p>
          </table:table-cell>
          <table:table-cell/>
          <table:table-cell table:formula="of:=100*ABS(([.C305]-[.A305])/[.C305])" office:value-type="float" office:value="0.115526519458638" calcext:value-type="float">
            <text:p>0.115526519458638</text:p>
          </table:table-cell>
        </table:table-row>
        <table:table-row table:style-name="ro1">
          <table:table-cell office:value-type="float" office:value="0.14334" calcext:value-type="float">
            <text:p>0.14334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143515492652745" calcext:value-type="float">
            <text:p>0.143515492652745</text:p>
          </table:table-cell>
          <table:table-cell/>
          <table:table-cell table:formula="of:=100*ABS(([.C306]-[.A306])/[.C306])" office:value-type="float" office:value="0.122281329702337" calcext:value-type="float">
            <text:p>0.122281329702337</text:p>
          </table:table-cell>
        </table:table-row>
        <table:table-row table:style-name="ro1">
          <table:table-cell office:value-type="float" office:value="0.14371" calcext:value-type="float">
            <text:p>0.1437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143885614622206" calcext:value-type="float">
            <text:p>0.143885614622206</text:p>
          </table:table-cell>
          <table:table-cell/>
          <table:table-cell table:formula="of:=100*ABS(([.C307]-[.A307])/[.C307])" office:value-type="float" office:value="0.122051549536197" calcext:value-type="float">
            <text:p>0.122051549536197</text:p>
          </table:table-cell>
        </table:table-row>
        <table:table-row table:style-name="ro1">
          <table:table-cell office:value-type="float" office:value="0.14408" calcext:value-type="float">
            <text:p>0.14408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144245738921086" calcext:value-type="float">
            <text:p>0.144245738921086</text:p>
          </table:table-cell>
          <table:table-cell/>
          <table:table-cell table:formula="of:=100*ABS(([.C308]-[.A308])/[.C308])" office:value-type="float" office:value="0.114900393124469" calcext:value-type="float">
            <text:p>0.114900393124469</text:p>
          </table:table-cell>
        </table:table-row>
        <table:table-row table:style-name="ro1">
          <table:table-cell office:value-type="float" office:value="0.14444" calcext:value-type="float">
            <text:p>0.14444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144615862977891" calcext:value-type="float">
            <text:p>0.144615862977891</text:p>
          </table:table-cell>
          <table:table-cell/>
          <table:table-cell table:formula="of:=100*ABS(([.C309]-[.A309])/[.C309])" office:value-type="float" office:value="0.121606976073832" calcext:value-type="float">
            <text:p>0.121606976073832</text:p>
          </table:table-cell>
        </table:table-row>
        <table:table-row table:style-name="ro1">
          <table:table-cell office:value-type="float" office:value="0.14481" calcext:value-type="float">
            <text:p>0.14481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144985988967348" calcext:value-type="float">
            <text:p>0.144985988967348</text:p>
          </table:table-cell>
          <table:table-cell/>
          <table:table-cell table:formula="of:=100*ABS(([.C310]-[.A310])/[.C310])" office:value-type="float" office:value="0.121383430634663" calcext:value-type="float">
            <text:p>0.121383430634663</text:p>
          </table:table-cell>
        </table:table-row>
        <table:table-row table:style-name="ro1">
          <table:table-cell office:value-type="float" office:value="0.14518" calcext:value-type="float">
            <text:p>0.14518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145356115072225" calcext:value-type="float">
            <text:p>0.145356115072225</text:p>
          </table:table-cell>
          <table:table-cell/>
          <table:table-cell table:formula="of:=100*ABS(([.C311]-[.A311])/[.C311])" office:value-type="float" office:value="0.121161102948972" calcext:value-type="float">
            <text:p>0.121161102948972</text:p>
          </table:table-cell>
        </table:table-row>
        <table:table-row table:style-name="ro1">
          <table:table-cell office:value-type="float" office:value="0.14555" calcext:value-type="float">
            <text:p>0.14555</text:p>
          </table:table-cell>
          <table:table-cell office:value-type="float" office:value="0.031" calcext:value-type="float">
            <text:p>0.031</text:p>
          </table:table-cell>
          <table:table-cell office:value-type="float" office:value="0.145726243110876" calcext:value-type="float">
            <text:p>0.145726243110876</text:p>
          </table:table-cell>
          <table:table-cell/>
          <table:table-cell table:formula="of:=100*ABS(([.C312]-[.A312])/[.C312])" office:value-type="float" office:value="0.120941230016771" calcext:value-type="float">
            <text:p>0.120941230016771</text:p>
          </table:table-cell>
        </table:table-row>
        <table:table-row table:style-name="ro1">
          <table:table-cell office:value-type="float" office:value="0.14591" calcext:value-type="float">
            <text:p>0.14591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14609637123269" calcext:value-type="float">
            <text:p>0.14609637123269</text:p>
          </table:table-cell>
          <table:table-cell/>
          <table:table-cell table:formula="of:=100*ABS(([.C313]-[.A313])/[.C313])" office:value-type="float" office:value="0.127567324990738" calcext:value-type="float">
            <text:p>0.127567324990738</text:p>
          </table:table-cell>
        </table:table-row>
        <table:table-row table:style-name="ro1">
          <table:table-cell office:value-type="float" office:value="0.14628" calcext:value-type="float">
            <text:p>0.14628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146466501289544" calcext:value-type="float">
            <text:p>0.146466501289544</text:p>
          </table:table-cell>
          <table:table-cell/>
          <table:table-cell table:formula="of:=100*ABS(([.C314]-[.A314])/[.C314])" office:value-type="float" office:value="0.127333750654251" calcext:value-type="float">
            <text:p>0.127333750654251</text:p>
          </table:table-cell>
        </table:table-row>
        <table:table-row table:style-name="ro1">
          <table:table-cell office:value-type="float" office:value="0.14665" calcext:value-type="float">
            <text:p>0.14665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146836631397788" calcext:value-type="float">
            <text:p>0.146836631397788</text:p>
          </table:table-cell>
          <table:table-cell/>
          <table:table-cell table:formula="of:=100*ABS(([.C315]-[.A315])/[.C315])" office:value-type="float" office:value="0.127101388810035" calcext:value-type="float">
            <text:p>0.127101388810035</text:p>
          </table:table-cell>
        </table:table-row>
        <table:table-row table:style-name="ro1">
          <table:table-cell office:value-type="float" office:value="0.14701" calcext:value-type="float">
            <text:p>0.14701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147206762483929" calcext:value-type="float">
            <text:p>0.147206762483929</text:p>
          </table:table-cell>
          <table:table-cell/>
          <table:table-cell table:formula="of:=100*ABS(([.C316]-[.A316])/[.C316])" office:value-type="float" office:value="0.133664025082317" calcext:value-type="float">
            <text:p>0.133664025082317</text:p>
          </table:table-cell>
        </table:table-row>
        <table:table-row table:style-name="ro1">
          <table:table-cell office:value-type="float" office:value="0.14738" calcext:value-type="float">
            <text:p>0.14738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147576895507258" calcext:value-type="float">
            <text:p>0.147576895507258</text:p>
          </table:table-cell>
          <table:table-cell/>
          <table:table-cell table:formula="of:=100*ABS(([.C317]-[.A317])/[.C317])" office:value-type="float" office:value="0.133418924812526" calcext:value-type="float">
            <text:p>0.133418924812526</text:p>
          </table:table-cell>
        </table:table-row>
        <table:table-row table:style-name="ro1">
          <table:table-cell office:value-type="float" office:value="0.14775" calcext:value-type="float">
            <text:p>0.14775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14794702853525" calcext:value-type="float">
            <text:p>0.14794702853525</text:p>
          </table:table-cell>
          <table:table-cell/>
          <table:table-cell table:formula="of:=100*ABS(([.C318]-[.A318])/[.C318])" office:value-type="float" office:value="0.13317505407199" calcext:value-type="float">
            <text:p>0.13317505407199</text:p>
          </table:table-cell>
        </table:table-row>
        <table:table-row table:style-name="ro1">
          <table:table-cell office:value-type="float" office:value="0.14812" calcext:value-type="float">
            <text:p>0.14812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148317163502037" calcext:value-type="float">
            <text:p>0.148317163502037</text:p>
          </table:table-cell>
          <table:table-cell/>
          <table:table-cell table:formula="of:=100*ABS(([.C319]-[.A319])/[.C319])" office:value-type="float" office:value="0.132933705972856" calcext:value-type="float">
            <text:p>0.132933705972856</text:p>
          </table:table-cell>
        </table:table-row>
        <table:table-row table:style-name="ro1">
          <table:table-cell office:value-type="float" office:value="0.14848" calcext:value-type="float">
            <text:p>0.14848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148687298442873" calcext:value-type="float">
            <text:p>0.148687298442873</text:p>
          </table:table-cell>
          <table:table-cell/>
          <table:table-cell table:formula="of:=100*ABS(([.C320]-[.A320])/[.C320])" office:value-type="float" office:value="0.13941906608298" calcext:value-type="float">
            <text:p>0.13941906608298</text:p>
          </table:table-cell>
        </table:table-row>
        <table:table-row table:style-name="ro1">
          <table:table-cell office:value-type="float" office:value="0.14885" calcext:value-type="float">
            <text:p>0.1488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14905743532424" calcext:value-type="float">
            <text:p>0.14905743532424</text:p>
          </table:table-cell>
          <table:table-cell/>
          <table:table-cell table:formula="of:=100*ABS(([.C321]-[.A321])/[.C321])" office:value-type="float" office:value="0.139164694326569" calcext:value-type="float">
            <text:p>0.139164694326569</text:p>
          </table:table-cell>
        </table:table-row>
        <table:table-row table:style-name="ro1">
          <table:table-cell office:value-type="float" office:value="0.14922" calcext:value-type="float">
            <text:p>0.14922</text:p>
          </table:table-cell>
          <table:table-cell office:value-type="float" office:value="0.032" calcext:value-type="float">
            <text:p>0.032</text:p>
          </table:table-cell>
          <table:table-cell office:value-type="float" office:value="0.149427572149487" calcext:value-type="float">
            <text:p>0.149427572149487</text:p>
          </table:table-cell>
          <table:table-cell/>
          <table:table-cell table:formula="of:=100*ABS(([.C322]-[.A322])/[.C322])" office:value-type="float" office:value="0.138911545239368" calcext:value-type="float">
            <text:p>0.138911545239368</text:p>
          </table:table-cell>
        </table:table-row>
        <table:table-row table:style-name="ro1">
          <table:table-cell office:value-type="float" office:value="0.14958" calcext:value-type="float">
            <text:p>0.14958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149797710917123" calcext:value-type="float">
            <text:p>0.149797710917123</text:p>
          </table:table-cell>
          <table:table-cell/>
          <table:table-cell table:formula="of:=100*ABS(([.C323]-[.A323])/[.C323])" office:value-type="float" office:value="0.145336611481076" calcext:value-type="float">
            <text:p>0.145336611481076</text:p>
          </table:table-cell>
        </table:table-row>
        <table:table-row table:style-name="ro1">
          <table:table-cell office:value-type="float" office:value="0.14995" calcext:value-type="float">
            <text:p>0.14995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150167849598907" calcext:value-type="float">
            <text:p>0.150167849598907</text:p>
          </table:table-cell>
          <table:table-cell/>
          <table:table-cell table:formula="of:=100*ABS(([.C324]-[.A324])/[.C324])" office:value-type="float" office:value="0.145070732176699" calcext:value-type="float">
            <text:p>0.145070732176699</text:p>
          </table:table-cell>
        </table:table-row>
        <table:table-row table:style-name="ro1">
          <table:table-cell office:value-type="float" office:value="0.15032" calcext:value-type="float">
            <text:p>0.15032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150537990225059" calcext:value-type="float">
            <text:p>0.150537990225059</text:p>
          </table:table-cell>
          <table:table-cell/>
          <table:table-cell table:formula="of:=100*ABS(([.C325]-[.A325])/[.C325])" office:value-type="float" office:value="0.144807450088319" calcext:value-type="float">
            <text:p>0.144807450088319</text:p>
          </table:table-cell>
        </table:table-row>
        <table:table-row table:style-name="ro1">
          <table:table-cell office:value-type="float" office:value="0.15069" calcext:value-type="float">
            <text:p>0.15069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150908130736054" calcext:value-type="float">
            <text:p>0.150908130736054</text:p>
          </table:table-cell>
          <table:table-cell/>
          <table:table-cell table:formula="of:=100*ABS(([.C326]-[.A326])/[.C326])" office:value-type="float" office:value="0.144545383333696" calcext:value-type="float">
            <text:p>0.144545383333696</text:p>
          </table:table-cell>
        </table:table-row>
        <table:table-row table:style-name="ro1">
          <table:table-cell office:value-type="float" office:value="0.15105" calcext:value-type="float">
            <text:p>0.15105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151278273193509" calcext:value-type="float">
            <text:p>0.151278273193509</text:p>
          </table:table-cell>
          <table:table-cell/>
          <table:table-cell table:formula="of:=100*ABS(([.C327]-[.A327])/[.C327])" office:value-type="float" office:value="0.150896218399574" calcext:value-type="float">
            <text:p>0.150896218399574</text:p>
          </table:table-cell>
        </table:table-row>
        <table:table-row table:style-name="ro1">
          <table:table-cell office:value-type="float" office:value="0.15142" calcext:value-type="float">
            <text:p>0.15142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151648415506922" calcext:value-type="float">
            <text:p>0.151648415506922</text:p>
          </table:table-cell>
          <table:table-cell/>
          <table:table-cell table:formula="of:=100*ABS(([.C328]-[.A328])/[.C328])" office:value-type="float" office:value="0.150621756355487" calcext:value-type="float">
            <text:p>0.150621756355487</text:p>
          </table:table-cell>
        </table:table-row>
        <table:table-row table:style-name="ro1">
          <table:table-cell office:value-type="float" office:value="0.15179" calcext:value-type="float">
            <text:p>0.15179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152018559768997" calcext:value-type="float">
            <text:p>0.152018559768997</text:p>
          </table:table-cell>
          <table:table-cell/>
          <table:table-cell table:formula="of:=100*ABS(([.C329]-[.A329])/[.C329])" office:value-type="float" office:value="0.150349910789805" calcext:value-type="float">
            <text:p>0.150349910789805</text:p>
          </table:table-cell>
        </table:table-row>
        <table:table-row table:style-name="ro1">
          <table:table-cell office:value-type="float" office:value="0.15215" calcext:value-type="float">
            <text:p>0.15215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152388703858554" calcext:value-type="float">
            <text:p>0.152388703858554</text:p>
          </table:table-cell>
          <table:table-cell/>
          <table:table-cell table:formula="of:=100*ABS(([.C330]-[.A330])/[.C330])" office:value-type="float" office:value="0.156641438971307" calcext:value-type="float">
            <text:p>0.156641438971307</text:p>
          </table:table-cell>
        </table:table-row>
        <table:table-row table:style-name="ro1">
          <table:table-cell office:value-type="float" office:value="0.15252" calcext:value-type="float">
            <text:p>0.15252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152758849899081" calcext:value-type="float">
            <text:p>0.152758849899081</text:p>
          </table:table-cell>
          <table:table-cell/>
          <table:table-cell table:formula="of:=100*ABS(([.C331]-[.A331])/[.C331])" office:value-type="float" office:value="0.156357487136701" calcext:value-type="float">
            <text:p>0.156357487136701</text:p>
          </table:table-cell>
        </table:table-row>
        <table:table-row table:style-name="ro1">
          <table:table-cell office:value-type="float" office:value="0.15289" calcext:value-type="float">
            <text:p>0.15289</text:p>
          </table:table-cell>
          <table:table-cell office:value-type="float" office:value="0.033" calcext:value-type="float">
            <text:p>0.033</text:p>
          </table:table-cell>
          <table:table-cell office:value-type="float" office:value="0.153128995739017" calcext:value-type="float">
            <text:p>0.153128995739017</text:p>
          </table:table-cell>
          <table:table-cell/>
          <table:table-cell table:formula="of:=100*ABS(([.C332]-[.A332])/[.C332])" office:value-type="float" office:value="0.156074777258185" calcext:value-type="float">
            <text:p>0.156074777258185</text:p>
          </table:table-cell>
        </table:table-row>
        <table:table-row table:style-name="ro1">
          <table:table-cell office:value-type="float" office:value="0.15326" calcext:value-type="float">
            <text:p>0.15326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153499143532334" calcext:value-type="float">
            <text:p>0.153499143532334</text:p>
          </table:table-cell>
          <table:table-cell/>
          <table:table-cell table:formula="of:=100*ABS(([.C333]-[.A333])/[.C333])" office:value-type="float" office:value="0.155794701410406" calcext:value-type="float">
            <text:p>0.155794701410406</text:p>
          </table:table-cell>
        </table:table-row>
        <table:table-row table:style-name="ro1">
          <table:table-cell office:value-type="float" office:value="0.15362" calcext:value-type="float">
            <text:p>0.15362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153869291097379" calcext:value-type="float">
            <text:p>0.153869291097379</text:p>
          </table:table-cell>
          <table:table-cell/>
          <table:table-cell table:formula="of:=100*ABS(([.C334]-[.A334])/[.C334])" office:value-type="float" office:value="0.162014847537951" calcext:value-type="float">
            <text:p>0.162014847537951</text:p>
          </table:table-cell>
        </table:table-row>
        <table:table-row table:style-name="ro1">
          <table:table-cell office:value-type="float" office:value="0.15399" calcext:value-type="float">
            <text:p>0.15399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154239439511948" calcext:value-type="float">
            <text:p>0.154239439511948</text:p>
          </table:table-cell>
          <table:table-cell/>
          <table:table-cell table:formula="of:=100*ABS(([.C335]-[.A335])/[.C335])" office:value-type="float" office:value="0.161722262955399" calcext:value-type="float">
            <text:p>0.161722262955399</text:p>
          </table:table-cell>
        </table:table-row>
        <table:table-row table:style-name="ro1">
          <table:table-cell office:value-type="float" office:value="0.15436" calcext:value-type="float">
            <text:p>0.15436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154609589883681" calcext:value-type="float">
            <text:p>0.154609589883681</text:p>
          </table:table-cell>
          <table:table-cell/>
          <table:table-cell table:formula="of:=100*ABS(([.C336]-[.A336])/[.C336])" office:value-type="float" office:value="0.161432343148104" calcext:value-type="float">
            <text:p>0.161432343148104</text:p>
          </table:table-cell>
        </table:table-row>
        <table:table-row table:style-name="ro1">
          <table:table-cell office:value-type="float" office:value="0.15473" calcext:value-type="float">
            <text:p>0.15473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154979739986393" calcext:value-type="float">
            <text:p>0.154979739986393</text:p>
          </table:table-cell>
          <table:table-cell/>
          <table:table-cell table:formula="of:=100*ABS(([.C337]-[.A337])/[.C337])" office:value-type="float" office:value="0.161143634913167" calcext:value-type="float">
            <text:p>0.161143634913167</text:p>
          </table:table-cell>
        </table:table-row>
        <table:table-row table:style-name="ro1">
          <table:table-cell office:value-type="float" office:value="0.15509" calcext:value-type="float">
            <text:p>0.15509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155349892048916" calcext:value-type="float">
            <text:p>0.155349892048916</text:p>
          </table:table-cell>
          <table:table-cell/>
          <table:table-cell table:formula="of:=100*ABS(([.C338]-[.A338])/[.C338])" office:value-type="float" office:value="0.16729464403788" calcext:value-type="float">
            <text:p>0.16729464403788</text:p>
          </table:table-cell>
        </table:table-row>
        <table:table-row table:style-name="ro1">
          <table:table-cell office:value-type="float" office:value="0.15546" calcext:value-type="float">
            <text:p>0.15546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155710044460722" calcext:value-type="float">
            <text:p>0.155710044460722</text:p>
          </table:table-cell>
          <table:table-cell/>
          <table:table-cell table:formula="of:=100*ABS(([.C339]-[.A339])/[.C339])" office:value-type="float" office:value="0.160583385348022" calcext:value-type="float">
            <text:p>0.160583385348022</text:p>
          </table:table-cell>
        </table:table-row>
        <table:table-row table:style-name="ro1">
          <table:table-cell office:value-type="float" office:value="0.15583" calcext:value-type="float">
            <text:p>0.15583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156080198198362" calcext:value-type="float">
            <text:p>0.156080198198362</text:p>
          </table:table-cell>
          <table:table-cell/>
          <table:table-cell table:formula="of:=100*ABS(([.C340]-[.A340])/[.C340])" office:value-type="float" office:value="0.160301051158415" calcext:value-type="float">
            <text:p>0.160301051158415</text:p>
          </table:table-cell>
        </table:table-row>
        <table:table-row table:style-name="ro1">
          <table:table-cell office:value-type="float" office:value="0.15619" calcext:value-type="float">
            <text:p>0.1561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56450351613827" calcext:value-type="float">
            <text:p>0.156450351613827</text:p>
          </table:table-cell>
          <table:table-cell/>
          <table:table-cell table:formula="of:=100*ABS(([.C341]-[.A341])/[.C341])" office:value-type="float" office:value="0.166411651454331" calcext:value-type="float">
            <text:p>0.166411651454331</text:p>
          </table:table-cell>
        </table:table-row>
        <table:table-row table:style-name="ro1">
          <table:table-cell office:value-type="float" office:value="0.15656" calcext:value-type="float">
            <text:p>0.15656</text:p>
          </table:table-cell>
          <table:table-cell office:value-type="float" office:value="0.034" calcext:value-type="float">
            <text:p>0.034</text:p>
          </table:table-cell>
          <table:table-cell office:value-type="float" office:value="0.156820506994749" calcext:value-type="float">
            <text:p>0.156820506994749</text:p>
          </table:table-cell>
          <table:table-cell/>
          <table:table-cell table:formula="of:=100*ABS(([.C342]-[.A342])/[.C342])" office:value-type="float" office:value="0.166117939382337" calcext:value-type="float">
            <text:p>0.166117939382337</text:p>
          </table:table-cell>
        </table:table-row>
        <table:table-row table:style-name="ro1">
          <table:table-cell office:value-type="float" office:value="0.15693" calcext:value-type="float">
            <text:p>0.15693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157190662027488" calcext:value-type="float">
            <text:p>0.157190662027488</text:p>
          </table:table-cell>
          <table:table-cell/>
          <table:table-cell table:formula="of:=100*ABS(([.C343]-[.A343])/[.C343])" office:value-type="float" office:value="0.165825389451291" calcext:value-type="float">
            <text:p>0.165825389451291</text:p>
          </table:table-cell>
        </table:table-row>
        <table:table-row table:style-name="ro1">
          <table:table-cell office:value-type="float" office:value="0.1573" calcext:value-type="float">
            <text:p>0.1573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15756081902859" calcext:value-type="float">
            <text:p>0.15756081902859</text:p>
          </table:table-cell>
          <table:table-cell/>
          <table:table-cell table:formula="of:=100*ABS(([.C344]-[.A344])/[.C344])" office:value-type="float" office:value="0.165535461289022" calcext:value-type="float">
            <text:p>0.165535461289022</text:p>
          </table:table-cell>
        </table:table-row>
        <table:table-row table:style-name="ro1">
          <table:table-cell office:value-type="float" office:value="0.15763" calcext:value-type="float">
            <text:p>0.15763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157930975655854" calcext:value-type="float">
            <text:p>0.157930975655854</text:p>
          </table:table-cell>
          <table:table-cell/>
          <table:table-cell table:formula="of:=100*ABS(([.C345]-[.A345])/[.C345])" office:value-type="float" office:value="0.19057417622116" calcext:value-type="float">
            <text:p>0.19057417622116</text:p>
          </table:table-cell>
        </table:table-row>
        <table:table-row table:style-name="ro1">
          <table:table-cell office:value-type="float" office:value="0.15797" calcext:value-type="float">
            <text:p>0.15797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158301134254465" calcext:value-type="float">
            <text:p>0.158301134254465</text:p>
          </table:table-cell>
          <table:table-cell/>
          <table:table-cell table:formula="of:=100*ABS(([.C346]-[.A346])/[.C346])" office:value-type="float" office:value="0.209179963254228" calcext:value-type="float">
            <text:p>0.209179963254228</text:p>
          </table:table-cell>
        </table:table-row>
        <table:table-row table:style-name="ro1">
          <table:table-cell office:value-type="float" office:value="0.15831" calcext:value-type="float">
            <text:p>0.15831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158671292453928" calcext:value-type="float">
            <text:p>0.158671292453928</text:p>
          </table:table-cell>
          <table:table-cell/>
          <table:table-cell table:formula="of:=100*ABS(([.C347]-[.A347])/[.C347])" office:value-type="float" office:value="0.227698689750722" calcext:value-type="float">
            <text:p>0.227698689750722</text:p>
          </table:table-cell>
        </table:table-row>
        <table:table-row table:style-name="ro1">
          <table:table-cell office:value-type="float" office:value="0.15864" calcext:value-type="float">
            <text:p>0.15864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159041452627798" calcext:value-type="float">
            <text:p>0.159041452627798</text:p>
          </table:table-cell>
          <table:table-cell/>
          <table:table-cell table:formula="of:=100*ABS(([.C348]-[.A348])/[.C348])" office:value-type="float" office:value="0.252420121398889" calcext:value-type="float">
            <text:p>0.252420121398889</text:p>
          </table:table-cell>
        </table:table-row>
        <table:table-row table:style-name="ro1">
          <table:table-cell office:value-type="float" office:value="0.15898" calcext:value-type="float">
            <text:p>0.15898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59411612377549" calcext:value-type="float">
            <text:p>0.159411612377549</text:p>
          </table:table-cell>
          <table:table-cell/>
          <table:table-cell table:formula="of:=100*ABS(([.C349]-[.A349])/[.C349])" office:value-type="float" office:value="0.270753410690657" calcext:value-type="float">
            <text:p>0.270753410690657</text:p>
          </table:table-cell>
        </table:table-row>
        <table:table-row table:style-name="ro1">
          <table:table-cell office:value-type="float" office:value="0.15931" calcext:value-type="float">
            <text:p>0.15931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15978177410484" calcext:value-type="float">
            <text:p>0.15978177410484</text:p>
          </table:table-cell>
          <table:table-cell/>
          <table:table-cell table:formula="of:=100*ABS(([.C350]-[.A350])/[.C350])" office:value-type="float" office:value="0.295261526217669" calcext:value-type="float">
            <text:p>0.295261526217669</text:p>
          </table:table-cell>
        </table:table-row>
        <table:table-row table:style-name="ro1">
          <table:table-cell office:value-type="float" office:value="0.15965" calcext:value-type="float">
            <text:p>0.15965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160151935383373" calcext:value-type="float">
            <text:p>0.160151935383373</text:p>
          </table:table-cell>
          <table:table-cell/>
          <table:table-cell table:formula="of:=100*ABS(([.C351]-[.A351])/[.C351])" office:value-type="float" office:value="0.313411999780847" calcext:value-type="float">
            <text:p>0.313411999780847</text:p>
          </table:table-cell>
        </table:table-row>
        <table:table-row table:style-name="ro1">
          <table:table-cell office:value-type="float" office:value="0.15999" calcext:value-type="float">
            <text:p>0.15999</text:p>
          </table:table-cell>
          <table:table-cell office:value-type="float" office:value="0.035" calcext:value-type="float">
            <text:p>0.035</text:p>
          </table:table-cell>
          <table:table-cell office:value-type="float" office:value="0.160522097414935" calcext:value-type="float">
            <text:p>0.160522097414935</text:p>
          </table:table-cell>
          <table:table-cell/>
          <table:table-cell table:formula="of:=100*ABS(([.C352]-[.A352])/[.C352])" office:value-type="float" office:value="0.33147923152284" calcext:value-type="float">
            <text:p>0.33147923152284</text:p>
          </table:table-cell>
        </table:table-row>
        <table:table-row table:style-name="ro1">
          <table:table-cell office:value-type="float" office:value="0.16032" calcext:value-type="float">
            <text:p>0.16032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160862356499089" calcext:value-type="float">
            <text:p>0.160862356499089</text:p>
          </table:table-cell>
          <table:table-cell/>
          <table:table-cell table:formula="of:=100*ABS(([.C353]-[.A353])/[.C353])" office:value-type="float" office:value="0.337155634725554" calcext:value-type="float">
            <text:p>0.337155634725554</text:p>
          </table:table-cell>
        </table:table-row>
        <table:table-row table:style-name="ro1">
          <table:table-cell office:value-type="float" office:value="0.16066" calcext:value-type="float">
            <text:p>0.1606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161192618582893" calcext:value-type="float">
            <text:p>0.161192618582893</text:p>
          </table:table-cell>
          <table:table-cell/>
          <table:table-cell table:formula="of:=100*ABS(([.C354]-[.A354])/[.C354])" office:value-type="float" office:value="0.330423680423688" calcext:value-type="float">
            <text:p>0.330423680423688</text:p>
          </table:table-cell>
        </table:table-row>
        <table:table-row table:style-name="ro1">
          <table:table-cell office:value-type="float" office:value="0.16099" calcext:value-type="float">
            <text:p>0.16099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161532882101447" calcext:value-type="float">
            <text:p>0.161532882101447</text:p>
          </table:table-cell>
          <table:table-cell/>
          <table:table-cell table:formula="of:=100*ABS(([.C355]-[.A355])/[.C355])" office:value-type="float" office:value="0.336081480367646" calcext:value-type="float">
            <text:p>0.336081480367646</text:p>
          </table:table-cell>
        </table:table-row>
        <table:table-row table:style-name="ro1">
          <table:table-cell office:value-type="float" office:value="0.16133" calcext:value-type="float">
            <text:p>0.16133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161873146534563" calcext:value-type="float">
            <text:p>0.161873146534563</text:p>
          </table:table-cell>
          <table:table-cell/>
          <table:table-cell table:formula="of:=100*ABS(([.C356]-[.A356])/[.C356])" office:value-type="float" office:value="0.335538380633563" calcext:value-type="float">
            <text:p>0.335538380633563</text:p>
          </table:table-cell>
        </table:table-row>
        <table:table-row table:style-name="ro1">
          <table:table-cell office:value-type="float" office:value="0.16166" calcext:value-type="float">
            <text:p>0.16166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16220341523288" calcext:value-type="float">
            <text:p>0.16220341523288</text:p>
          </table:table-cell>
          <table:table-cell/>
          <table:table-cell table:formula="of:=100*ABS(([.C357]-[.A357])/[.C357])" office:value-type="float" office:value="0.335020833007455" calcext:value-type="float">
            <text:p>0.335020833007455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162543685280727" calcext:value-type="float">
            <text:p>0.162543685280727</text:p>
          </table:table-cell>
          <table:table-cell/>
          <table:table-cell table:formula="of:=100*ABS(([.C358]-[.A358])/[.C358])" office:value-type="float" office:value="0.33448563676155" calcext:value-type="float">
            <text:p>0.33448563676155</text:p>
          </table:table-cell>
        </table:table-row>
        <table:table-row table:style-name="ro1">
          <table:table-cell office:value-type="float" office:value="0.16234" calcext:value-type="float">
            <text:p>0.16234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162883956167696" calcext:value-type="float">
            <text:p>0.162883956167696</text:p>
          </table:table-cell>
          <table:table-cell/>
          <table:table-cell table:formula="of:=100*ABS(([.C359]-[.A359])/[.C359])" office:value-type="float" office:value="0.33395319004668" calcext:value-type="float">
            <text:p>0.33395319004668</text:p>
          </table:table-cell>
        </table:table-row>
        <table:table-row table:style-name="ro1">
          <table:table-cell office:value-type="float" office:value="0.16267" calcext:value-type="float">
            <text:p>0.16267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163224230487051" calcext:value-type="float">
            <text:p>0.163224230487051</text:p>
          </table:table-cell>
          <table:table-cell/>
          <table:table-cell table:formula="of:=100*ABS(([.C360]-[.A360])/[.C360])" office:value-type="float" office:value="0.33955160051749" calcext:value-type="float">
            <text:p>0.33955160051749</text:p>
          </table:table-cell>
        </table:table-row>
        <table:table-row table:style-name="ro1">
          <table:table-cell office:value-type="float" office:value="0.16301" calcext:value-type="float">
            <text:p>0.16301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163554507814857" calcext:value-type="float">
            <text:p>0.163554507814857</text:p>
          </table:table-cell>
          <table:table-cell/>
          <table:table-cell table:formula="of:=100*ABS(([.C361]-[.A361])/[.C361])" office:value-type="float" office:value="0.332921312980874" calcext:value-type="float">
            <text:p>0.332921312980874</text:p>
          </table:table-cell>
        </table:table-row>
        <table:table-row table:style-name="ro1">
          <table:table-cell office:value-type="float" office:value="0.16334" calcext:value-type="float">
            <text:p>0.1633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63894785035888" calcext:value-type="float">
            <text:p>0.163894785035888</text:p>
          </table:table-cell>
          <table:table-cell/>
          <table:table-cell table:formula="of:=100*ABS(([.C362]-[.A362])/[.C362])" office:value-type="float" office:value="0.338500725185796" calcext:value-type="float">
            <text:p>0.338500725185796</text:p>
          </table:table-cell>
        </table:table-row>
        <table:table-row table:style-name="ro1">
          <table:table-cell office:value-type="float" office:value="0.16368" calcext:value-type="float">
            <text:p>0.16368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164235065684068" calcext:value-type="float">
            <text:p>0.164235065684068</text:p>
          </table:table-cell>
          <table:table-cell/>
          <table:table-cell table:formula="of:=100*ABS(([.C363]-[.A363])/[.C363])" office:value-type="float" office:value="0.337970263387836" calcext:value-type="float">
            <text:p>0.337970263387836</text:p>
          </table:table-cell>
        </table:table-row>
        <table:table-row table:style-name="ro1">
          <table:table-cell office:value-type="float" office:value="0.16402" calcext:value-type="float">
            <text:p>0.16402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164565349347182" calcext:value-type="float">
            <text:p>0.164565349347182</text:p>
          </table:table-cell>
          <table:table-cell/>
          <table:table-cell table:formula="of:=100*ABS(([.C364]-[.A364])/[.C364])" office:value-type="float" office:value="0.331387712750709" calcext:value-type="float">
            <text:p>0.331387712750709</text:p>
          </table:table-cell>
        </table:table-row>
        <table:table-row table:style-name="ro1">
          <table:table-cell office:value-type="float" office:value="0.16435" calcext:value-type="float">
            <text:p>0.16435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16490563416236" calcext:value-type="float">
            <text:p>0.16490563416236</text:p>
          </table:table-cell>
          <table:table-cell/>
          <table:table-cell table:formula="of:=100*ABS(([.C365]-[.A365])/[.C365])" office:value-type="float" office:value="0.336940678335221" calcext:value-type="float">
            <text:p>0.336940678335221</text:p>
          </table:table-cell>
        </table:table-row>
        <table:table-row table:style-name="ro1">
          <table:table-cell office:value-type="float" office:value="0.16469" calcext:value-type="float">
            <text:p>0.16469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165245919646114" calcext:value-type="float">
            <text:p>0.165245919646114</text:p>
          </table:table-cell>
          <table:table-cell/>
          <table:table-cell table:formula="of:=100*ABS(([.C366]-[.A366])/[.C366])" office:value-type="float" office:value="0.336419590453208" calcext:value-type="float">
            <text:p>0.336419590453208</text:p>
          </table:table-cell>
        </table:table-row>
        <table:table-row table:style-name="ro1">
          <table:table-cell office:value-type="float" office:value="0.16502" calcext:value-type="float">
            <text:p>0.16502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165576209529751" calcext:value-type="float">
            <text:p>0.165576209529751</text:p>
          </table:table-cell>
          <table:table-cell/>
          <table:table-cell table:formula="of:=100*ABS(([.C367]-[.A367])/[.C367])" office:value-type="float" office:value="0.335923579438539" calcext:value-type="float">
            <text:p>0.335923579438539</text:p>
          </table:table-cell>
        </table:table-row>
        <table:table-row table:style-name="ro1">
          <table:table-cell office:value-type="float" office:value="0.16536" calcext:value-type="float">
            <text:p>0.16536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165916500481447" calcext:value-type="float">
            <text:p>0.165916500481447</text:p>
          </table:table-cell>
          <table:table-cell/>
          <table:table-cell table:formula="of:=100*ABS(([.C368]-[.A368])/[.C368])" office:value-type="float" office:value="0.335409968166011" calcext:value-type="float">
            <text:p>0.335409968166011</text:p>
          </table:table-cell>
        </table:table-row>
        <table:table-row table:style-name="ro1">
          <table:table-cell office:value-type="float" office:value="0.16569" calcext:value-type="float">
            <text:p>0.16569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166256792030912" calcext:value-type="float">
            <text:p>0.166256792030912</text:p>
          </table:table-cell>
          <table:table-cell/>
          <table:table-cell table:formula="of:=100*ABS(([.C369]-[.A369])/[.C369])" office:value-type="float" office:value="0.34091360959668" calcext:value-type="float">
            <text:p>0.34091360959668</text:p>
          </table:table-cell>
        </table:table-row>
        <table:table-row table:style-name="ro1">
          <table:table-cell office:value-type="float" office:value="0.16603" calcext:value-type="float">
            <text:p>0.16603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166587088023052" calcext:value-type="float">
            <text:p>0.166587088023052</text:p>
          </table:table-cell>
          <table:table-cell/>
          <table:table-cell table:formula="of:=100*ABS(([.C370]-[.A370])/[.C370])" office:value-type="float" office:value="0.334412486383505" calcext:value-type="float">
            <text:p>0.334412486383505</text:p>
          </table:table-cell>
        </table:table-row>
        <table:table-row table:style-name="ro1">
          <table:table-cell office:value-type="float" office:value="0.16637" calcext:value-type="float">
            <text:p>0.16637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166927384999616" calcext:value-type="float">
            <text:p>0.166927384999616</text:p>
          </table:table-cell>
          <table:table-cell/>
          <table:table-cell table:formula="of:=100*ABS(([.C371]-[.A371])/[.C371])" office:value-type="float" office:value="0.333908663109544" calcext:value-type="float">
            <text:p>0.333908663109544</text:p>
          </table:table-cell>
        </table:table-row>
        <table:table-row table:style-name="ro1">
          <table:table-cell office:value-type="float" office:value="0.1667" calcext:value-type="float">
            <text:p>0.1667</text:p>
          </table:table-cell>
          <table:table-cell office:value-type="float" office:value="0.037" calcext:value-type="float">
            <text:p>0.037</text:p>
          </table:table-cell>
          <table:table-cell office:value-type="float" office:value="0.167267682504452" calcext:value-type="float">
            <text:p>0.167267682504452</text:p>
          </table:table-cell>
          <table:table-cell/>
          <table:table-cell table:formula="of:=100*ABS(([.C372]-[.A372])/[.C372])" office:value-type="float" office:value="0.339385645781541" calcext:value-type="float">
            <text:p>0.339385645781541</text:p>
          </table:table-cell>
        </table:table-row>
        <table:table-row table:style-name="ro1">
          <table:table-cell office:value-type="float" office:value="0.16704" calcext:value-type="float">
            <text:p>0.1670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167597984495757" calcext:value-type="float">
            <text:p>0.167597984495757</text:p>
          </table:table-cell>
          <table:table-cell/>
          <table:table-cell table:formula="of:=100*ABS(([.C373]-[.A373])/[.C373])" office:value-type="float" office:value="0.332930313831506" calcext:value-type="float">
            <text:p>0.332930313831506</text:p>
          </table:table-cell>
        </table:table-row>
        <table:table-row table:style-name="ro1">
          <table:table-cell office:value-type="float" office:value="0.16737" calcext:value-type="float">
            <text:p>0.1673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167938287388225" calcext:value-type="float">
            <text:p>0.167938287388225</text:p>
          </table:table-cell>
          <table:table-cell/>
          <table:table-cell table:formula="of:=100*ABS(([.C374]-[.A374])/[.C374])" office:value-type="float" office:value="0.338390605896292" calcext:value-type="float">
            <text:p>0.338390605896292</text:p>
          </table:table-cell>
        </table:table-row>
        <table:table-row table:style-name="ro1">
          <table:table-cell office:value-type="float" office:value="0.16771" calcext:value-type="float">
            <text:p>0.16771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168278590740742" calcext:value-type="float">
            <text:p>0.168278590740742</text:p>
          </table:table-cell>
          <table:table-cell/>
          <table:table-cell table:formula="of:=100*ABS(([.C375]-[.A375])/[.C375])" office:value-type="float" office:value="0.337886559566919" calcext:value-type="float">
            <text:p>0.337886559566919</text:p>
          </table:table-cell>
        </table:table-row>
        <table:table-row table:style-name="ro1">
          <table:table-cell office:value-type="float" office:value="0.16805" calcext:value-type="float">
            <text:p>0.16805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168608898624479" calcext:value-type="float">
            <text:p>0.168608898624479</text:p>
          </table:table-cell>
          <table:table-cell/>
          <table:table-cell table:formula="of:=100*ABS(([.C376]-[.A376])/[.C376])" office:value-type="float" office:value="0.331476350915637" calcext:value-type="float">
            <text:p>0.331476350915637</text:p>
          </table:table-cell>
        </table:table-row>
        <table:table-row table:style-name="ro1">
          <table:table-cell office:value-type="float" office:value="0.16838" calcext:value-type="float">
            <text:p>0.16838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168949207326492" calcext:value-type="float">
            <text:p>0.168949207326492</text:p>
          </table:table-cell>
          <table:table-cell/>
          <table:table-cell table:formula="of:=100*ABS(([.C377]-[.A377])/[.C377])" office:value-type="float" office:value="0.336910326777715" calcext:value-type="float">
            <text:p>0.336910326777715</text:p>
          </table:table-cell>
        </table:table-row>
        <table:table-row table:style-name="ro1">
          <table:table-cell office:value-type="float" office:value="0.16872" calcext:value-type="float">
            <text:p>0.16872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169289517940007" calcext:value-type="float">
            <text:p>0.169289517940007</text:p>
          </table:table-cell>
          <table:table-cell/>
          <table:table-cell table:formula="of:=100*ABS(([.C378]-[.A378])/[.C378])" office:value-type="float" office:value="0.336416540691518" calcext:value-type="float">
            <text:p>0.336416540691518</text:p>
          </table:table-cell>
        </table:table-row>
        <table:table-row table:style-name="ro1">
          <table:table-cell office:value-type="float" office:value="0.16905" calcext:value-type="float">
            <text:p>0.16905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169619830093536" calcext:value-type="float">
            <text:p>0.169619830093536</text:p>
          </table:table-cell>
          <table:table-cell/>
          <table:table-cell table:formula="of:=100*ABS(([.C379]-[.A379])/[.C379])" office:value-type="float" office:value="0.335945445306538" calcext:value-type="float">
            <text:p>0.335945445306538</text:p>
          </table:table-cell>
        </table:table-row>
        <table:table-row table:style-name="ro1">
          <table:table-cell office:value-type="float" office:value="0.16939" calcext:value-type="float">
            <text:p>0.16939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69960144501262" calcext:value-type="float">
            <text:p>0.169960144501262</text:p>
          </table:table-cell>
          <table:table-cell/>
          <table:table-cell table:formula="of:=100*ABS(([.C380]-[.A380])/[.C380])" office:value-type="float" office:value="0.335457764486768" calcext:value-type="float">
            <text:p>0.335457764486768</text:p>
          </table:table-cell>
        </table:table-row>
        <table:table-row table:style-name="ro1">
          <table:table-cell office:value-type="float" office:value="0.16973" calcext:value-type="float">
            <text:p>0.16973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170300460786341" calcext:value-type="float">
            <text:p>0.170300460786341</text:p>
          </table:table-cell>
          <table:table-cell/>
          <table:table-cell table:formula="of:=100*ABS(([.C381]-[.A381])/[.C381])" office:value-type="float" office:value="0.334973131432976" calcext:value-type="float">
            <text:p>0.334973131432976</text:p>
          </table:table-cell>
        </table:table-row>
        <table:table-row table:style-name="ro1">
          <table:table-cell office:value-type="float" office:value="0.17006" calcext:value-type="float">
            <text:p>0.17006</text:p>
          </table:table-cell>
          <table:table-cell office:value-type="float" office:value="0.038" calcext:value-type="float">
            <text:p>0.038</text:p>
          </table:table-cell>
          <table:table-cell office:value-type="float" office:value="0.170640777377038" calcext:value-type="float">
            <text:p>0.170640777377038</text:p>
          </table:table-cell>
          <table:table-cell/>
          <table:table-cell table:formula="of:=100*ABS(([.C382]-[.A382])/[.C382])" office:value-type="float" office:value="0.340350873903491" calcext:value-type="float">
            <text:p>0.340350873903491</text:p>
          </table:table-cell>
        </table:table-row>
        <table:table-row table:style-name="ro1">
          <table:table-cell office:value-type="float" office:value="0.1704" calcext:value-type="float">
            <text:p>0.1704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170971098606782" calcext:value-type="float">
            <text:p>0.170971098606782</text:p>
          </table:table-cell>
          <table:table-cell/>
          <table:table-cell table:formula="of:=100*ABS(([.C383]-[.A383])/[.C383])" office:value-type="float" office:value="0.334032249564902" calcext:value-type="float">
            <text:p>0.334032249564902</text:p>
          </table:table-cell>
        </table:table-row>
        <table:table-row table:style-name="ro1">
          <table:table-cell office:value-type="float" office:value="0.17073" calcext:value-type="float">
            <text:p>0.17073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171311420462852" calcext:value-type="float">
            <text:p>0.171311420462852</text:p>
          </table:table-cell>
          <table:table-cell/>
          <table:table-cell table:formula="of:=100*ABS(([.C384]-[.A384])/[.C384])" office:value-type="float" office:value="0.33939387186267" calcext:value-type="float">
            <text:p>0.33939387186267</text:p>
          </table:table-cell>
        </table:table-row>
        <table:table-row table:style-name="ro1">
          <table:table-cell office:value-type="float" office:value="0.17107" calcext:value-type="float">
            <text:p>0.17107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171651742560336" calcext:value-type="float">
            <text:p>0.171651742560336</text:p>
          </table:table-cell>
          <table:table-cell/>
          <table:table-cell table:formula="of:=100*ABS(([.C385]-[.A385])/[.C385])" office:value-type="float" office:value="0.338908624904812" calcext:value-type="float">
            <text:p>0.338908624904812</text:p>
          </table:table-cell>
        </table:table-row>
        <table:table-row table:style-name="ro1">
          <table:table-cell office:value-type="float" office:value="0.1714" calcext:value-type="float">
            <text:p>0.1714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171982069344481" calcext:value-type="float">
            <text:p>0.171982069344481</text:p>
          </table:table-cell>
          <table:table-cell/>
          <table:table-cell table:formula="of:=100*ABS(([.C386]-[.A386])/[.C386])" office:value-type="float" office:value="0.338447692076253" calcext:value-type="float">
            <text:p>0.338447692076253</text:p>
          </table:table-cell>
        </table:table-row>
        <table:table-row table:style-name="ro1">
          <table:table-cell office:value-type="float" office:value="0.17174" calcext:value-type="float">
            <text:p>0.17174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172322396673329" calcext:value-type="float">
            <text:p>0.172322396673329</text:p>
          </table:table-cell>
          <table:table-cell/>
          <table:table-cell table:formula="of:=100*ABS(([.C387]-[.A387])/[.C387])" office:value-type="float" office:value="0.337969227779846" calcext:value-type="float">
            <text:p>0.337969227779846</text:p>
          </table:table-cell>
        </table:table-row>
        <table:table-row table:style-name="ro1">
          <table:table-cell office:value-type="float" office:value="0.17208" calcext:value-type="float">
            <text:p>0.17208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172662725802907" calcext:value-type="float">
            <text:p>0.172662725802907</text:p>
          </table:table-cell>
          <table:table-cell/>
          <table:table-cell table:formula="of:=100*ABS(([.C388]-[.A388])/[.C388])" office:value-type="float" office:value="0.337493689038935" calcext:value-type="float">
            <text:p>0.337493689038935</text:p>
          </table:table-cell>
        </table:table-row>
        <table:table-row table:style-name="ro1">
          <table:table-cell office:value-type="float" office:value="0.17241" calcext:value-type="float">
            <text:p>0.17241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172993056422765" calcext:value-type="float">
            <text:p>0.172993056422765</text:p>
          </table:table-cell>
          <table:table-cell/>
          <table:table-cell table:formula="of:=100*ABS(([.C389]-[.A389])/[.C389])" office:value-type="float" office:value="0.337040361516151" calcext:value-type="float">
            <text:p>0.337040361516151</text:p>
          </table:table-cell>
        </table:table-row>
        <table:table-row table:style-name="ro1">
          <table:table-cell office:value-type="float" office:value="0.17275" calcext:value-type="float">
            <text:p>0.17275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173333389128465" calcext:value-type="float">
            <text:p>0.173333389128465</text:p>
          </table:table-cell>
          <table:table-cell/>
          <table:table-cell table:formula="of:=100*ABS(([.C390]-[.A390])/[.C390])" office:value-type="float" office:value="0.336570542697355" calcext:value-type="float">
            <text:p>0.336570542697355</text:p>
          </table:table-cell>
        </table:table-row>
        <table:table-row table:style-name="ro1">
          <table:table-cell office:value-type="float" office:value="0.17308" calcext:value-type="float">
            <text:p>0.17308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173673723603342" calcext:value-type="float">
            <text:p>0.173673723603342</text:p>
          </table:table-cell>
          <table:table-cell/>
          <table:table-cell table:formula="of:=100*ABS(([.C391]-[.A391])/[.C391])" office:value-type="float" office:value="0.341861503872581" calcext:value-type="float">
            <text:p>0.341861503872581</text:p>
          </table:table-cell>
        </table:table-row>
        <table:table-row table:style-name="ro1">
          <table:table-cell office:value-type="float" office:value="0.17342" calcext:value-type="float">
            <text:p>0.17342</text:p>
          </table:table-cell>
          <table:table-cell office:value-type="float" office:value="0.039" calcext:value-type="float">
            <text:p>0.039</text:p>
          </table:table-cell>
          <table:table-cell office:value-type="float" office:value="0.17400405955681" calcext:value-type="float">
            <text:p>0.17400405955681</text:p>
          </table:table-cell>
          <table:table-cell/>
          <table:table-cell table:formula="of:=100*ABS(([.C392]-[.A392])/[.C392])" office:value-type="float" office:value="0.335658580781362" calcext:value-type="float">
            <text:p>0.335658580781362</text:p>
          </table:table-cell>
        </table:table-row>
        <table:table-row table:style-name="ro1">
          <table:table-cell office:value-type="float" office:value="0.17376" calcext:value-type="float">
            <text:p>0.17376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174344397545662" calcext:value-type="float">
            <text:p>0.174344397545662</text:p>
          </table:table-cell>
          <table:table-cell/>
          <table:table-cell table:formula="of:=100*ABS(([.C393]-[.A393])/[.C393])" office:value-type="float" office:value="0.335197203861635" calcext:value-type="float">
            <text:p>0.335197203861635</text:p>
          </table:table-cell>
        </table:table-row>
        <table:table-row table:style-name="ro1">
          <table:table-cell office:value-type="float" office:value="0.17409" calcext:value-type="float">
            <text:p>0.17409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174684737272865" calcext:value-type="float">
            <text:p>0.174684737272865</text:p>
          </table:table-cell>
          <table:table-cell/>
          <table:table-cell table:formula="of:=100*ABS(([.C394]-[.A394])/[.C394])" office:value-type="float" office:value="0.340463215132742" calcext:value-type="float">
            <text:p>0.340463215132742</text:p>
          </table:table-cell>
        </table:table-row>
        <table:table-row table:style-name="ro1">
          <table:table-cell office:value-type="float" office:value="0.17443" calcext:value-type="float">
            <text:p>0.17443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175015078468371" calcext:value-type="float">
            <text:p>0.175015078468371</text:p>
          </table:table-cell>
          <table:table-cell/>
          <table:table-cell table:formula="of:=100*ABS(([.C395]-[.A395])/[.C395])" office:value-type="float" office:value="0.334301749021338" calcext:value-type="float">
            <text:p>0.334301749021338</text:p>
          </table:table-cell>
        </table:table-row>
        <table:table-row table:style-name="ro1">
          <table:table-cell office:value-type="float" office:value="0.17476" calcext:value-type="float">
            <text:p>0.17476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175355421648833" calcext:value-type="float">
            <text:p>0.175355421648833</text:p>
          </table:table-cell>
          <table:table-cell/>
          <table:table-cell table:formula="of:=100*ABS(([.C396]-[.A396])/[.C396])" office:value-type="float" office:value="0.339551319961675" calcext:value-type="float">
            <text:p>0.339551319961675</text:p>
          </table:table-cell>
        </table:table-row>
        <table:table-row table:style-name="ro1">
          <table:table-cell office:value-type="float" office:value="0.17508" calcext:value-type="float">
            <text:p>0.17508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175695766537529" calcext:value-type="float">
            <text:p>0.175695766537529</text:p>
          </table:table-cell>
          <table:table-cell/>
          <table:table-cell table:formula="of:=100*ABS(([.C397]-[.A397])/[.C397])" office:value-type="float" office:value="0.350473178531442" calcext:value-type="float">
            <text:p>0.350473178531442</text:p>
          </table:table-cell>
        </table:table-row>
        <table:table-row table:style-name="ro1">
          <table:table-cell office:value-type="float" office:value="0.17536" calcext:value-type="float">
            <text:p>0.17536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176026112885589" calcext:value-type="float">
            <text:p>0.176026112885589</text:p>
          </table:table-cell>
          <table:table-cell/>
          <table:table-cell table:formula="of:=100*ABS(([.C398]-[.A398])/[.C398])" office:value-type="float" office:value="0.378417085209174" calcext:value-type="float">
            <text:p>0.378417085209174</text:p>
          </table:table-cell>
        </table:table-row>
        <table:table-row table:style-name="ro1">
          <table:table-cell office:value-type="float" office:value="0.17564" calcext:value-type="float">
            <text:p>0.17564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176366461168216" calcext:value-type="float">
            <text:p>0.176366461168216</text:p>
          </table:table-cell>
          <table:table-cell/>
          <table:table-cell table:formula="of:=100*ABS(([.C399]-[.A399])/[.C399])" office:value-type="float" office:value="0.411904374224282" calcext:value-type="float">
            <text:p>0.411904374224282</text:p>
          </table:table-cell>
        </table:table-row>
        <table:table-row table:style-name="ro1">
          <table:table-cell office:value-type="float" office:value="0.17592" calcext:value-type="float">
            <text:p>0.17592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176706811129651" calcext:value-type="float">
            <text:p>0.176706811129651</text:p>
          </table:table-cell>
          <table:table-cell/>
          <table:table-cell table:formula="of:=100*ABS(([.C400]-[.A400])/[.C400])" office:value-type="float" office:value="0.445263611866838" calcext:value-type="float">
            <text:p>0.445263611866838</text:p>
          </table:table-cell>
        </table:table-row>
        <table:table-row table:style-name="ro1">
          <table:table-cell office:value-type="float" office:value="0.17619" calcext:value-type="float">
            <text:p>0.1761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177037164294506" calcext:value-type="float">
            <text:p>0.177037164294506</text:p>
          </table:table-cell>
          <table:table-cell/>
          <table:table-cell table:formula="of:=100*ABS(([.C401]-[.A401])/[.C401])" office:value-type="float" office:value="0.478523420707844" calcext:value-type="float">
            <text:p>0.478523420707844</text:p>
          </table:table-cell>
        </table:table-row>
        <table:table-row table:style-name="ro1">
          <table:table-cell office:value-type="float" office:value="0.17647" calcext:value-type="float">
            <text:p>0.17647</text:p>
          </table:table-cell>
          <table:table-cell office:value-type="float" office:value="0.04" calcext:value-type="float">
            <text:p>0.04</text:p>
          </table:table-cell>
          <table:table-cell office:value-type="float" office:value="0.177377515840199" calcext:value-type="float">
            <text:p>0.177377515840199</text:p>
          </table:table-cell>
          <table:table-cell/>
          <table:table-cell table:formula="of:=100*ABS(([.C402]-[.A402])/[.C402])" office:value-type="float" office:value="0.511629580502468" calcext:value-type="float">
            <text:p>0.511629580502468</text:p>
          </table:table-cell>
        </table:table-row>
        <table:table-row table:style-name="ro1">
          <table:table-cell office:value-type="float" office:value="0.17675" calcext:value-type="float">
            <text:p>0.17675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177658038091272" calcext:value-type="float">
            <text:p>0.177658038091272</text:p>
          </table:table-cell>
          <table:table-cell/>
          <table:table-cell table:formula="of:=100*ABS(([.C403]-[.A403])/[.C403])" office:value-type="float" office:value="0.511115681017442" calcext:value-type="float">
            <text:p>0.511115681017442</text:p>
          </table:table-cell>
        </table:table-row>
        <table:table-row table:style-name="ro1">
          <table:table-cell office:value-type="float" office:value="0.17702" calcext:value-type="float">
            <text:p>0.17702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177928564265578" calcext:value-type="float">
            <text:p>0.177928564265578</text:p>
          </table:table-cell>
          <table:table-cell/>
          <table:table-cell table:formula="of:=100*ABS(([.C404]-[.A404])/[.C404])" office:value-type="float" office:value="0.510634292660336" calcext:value-type="float">
            <text:p>0.510634292660336</text:p>
          </table:table-cell>
        </table:table-row>
        <table:table-row table:style-name="ro1">
          <table:table-cell office:value-type="float" office:value="0.1773" calcext:value-type="float">
            <text:p>0.1773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178209094728664" calcext:value-type="float">
            <text:p>0.178209094728664</text:p>
          </table:table-cell>
          <table:table-cell/>
          <table:table-cell table:formula="of:=100*ABS(([.C405]-[.A405])/[.C405])" office:value-type="float" office:value="0.510128133498639" calcext:value-type="float">
            <text:p>0.510128133498639</text:p>
          </table:table-cell>
        </table:table-row>
        <table:table-row table:style-name="ro1">
          <table:table-cell office:value-type="float" office:value="0.17758" calcext:value-type="float">
            <text:p>0.17758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178489627440924" calcext:value-type="float">
            <text:p>0.178489627440924</text:p>
          </table:table-cell>
          <table:table-cell/>
          <table:table-cell table:formula="of:=100*ABS(([.C406]-[.A406])/[.C406])" office:value-type="float" office:value="0.509624819081151" calcext:value-type="float">
            <text:p>0.509624819081151</text:p>
          </table:table-cell>
        </table:table-row>
        <table:table-row table:style-name="ro1">
          <table:table-cell office:value-type="float" office:value="0.17786" calcext:value-type="float">
            <text:p>0.17786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17876016769963" calcext:value-type="float">
            <text:p>0.17876016769963</text:p>
          </table:table-cell>
          <table:table-cell/>
          <table:table-cell table:formula="of:=100*ABS(([.C407]-[.A407])/[.C407])" office:value-type="float" office:value="0.503561677757536" calcext:value-type="float">
            <text:p>0.503561677757536</text:p>
          </table:table-cell>
        </table:table-row>
        <table:table-row table:style-name="ro1">
          <table:table-cell office:value-type="float" office:value="0.17813" calcext:value-type="float">
            <text:p>0.17813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179040708479413" calcext:value-type="float">
            <text:p>0.179040708479413</text:p>
          </table:table-cell>
          <table:table-cell/>
          <table:table-cell table:formula="of:=100*ABS(([.C408]-[.A408])/[.C408])" office:value-type="float" office:value="0.508660006513138" calcext:value-type="float">
            <text:p>0.508660006513138</text:p>
          </table:table-cell>
        </table:table-row>
        <table:table-row table:style-name="ro1">
          <table:table-cell office:value-type="float" office:value="0.17841" calcext:value-type="float">
            <text:p>0.17841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179321255110514" calcext:value-type="float">
            <text:p>0.179321255110514</text:p>
          </table:table-cell>
          <table:table-cell/>
          <table:table-cell table:formula="of:=100*ABS(([.C409]-[.A409])/[.C409])" office:value-type="float" office:value="0.508169045522394" calcext:value-type="float">
            <text:p>0.508169045522394</text:p>
          </table:table-cell>
        </table:table-row>
        <table:table-row table:style-name="ro1">
          <table:table-cell office:value-type="float" office:value="0.17869" calcext:value-type="float">
            <text:p>0.17869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179591807508054" calcext:value-type="float">
            <text:p>0.179591807508054</text:p>
          </table:table-cell>
          <table:table-cell/>
          <table:table-cell table:formula="of:=100*ABS(([.C410]-[.A410])/[.C410])" office:value-type="float" office:value="0.502142898703104" calcext:value-type="float">
            <text:p>0.502142898703104</text:p>
          </table:table-cell>
        </table:table-row>
        <table:table-row table:style-name="ro1">
          <table:table-cell office:value-type="float" office:value="0.17897" calcext:value-type="float">
            <text:p>0.17897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17987236024259" calcext:value-type="float">
            <text:p>0.17987236024259</text:p>
          </table:table-cell>
          <table:table-cell/>
          <table:table-cell table:formula="of:=100*ABS(([.C411]-[.A411])/[.C411])" office:value-type="float" office:value="0.501666982838739" calcext:value-type="float">
            <text:p>0.501666982838739</text:p>
          </table:table-cell>
        </table:table-row>
        <table:table-row table:style-name="ro1">
          <table:table-cell office:value-type="float" office:value="0.17924" calcext:value-type="float">
            <text:p>0.17924</text:p>
          </table:table-cell>
          <table:table-cell office:value-type="float" office:value="0.041" calcext:value-type="float">
            <text:p>0.041</text:p>
          </table:table-cell>
          <table:table-cell office:value-type="float" office:value="0.180152918817431" calcext:value-type="float">
            <text:p>0.180152918817431</text:p>
          </table:table-cell>
          <table:table-cell/>
          <table:table-cell table:formula="of:=100*ABS(([.C412]-[.A412])/[.C412])" office:value-type="float" office:value="0.506746614722624" calcext:value-type="float">
            <text:p>0.506746614722624</text:p>
          </table:table-cell>
        </table:table-row>
        <table:table-row table:style-name="ro1">
          <table:table-cell office:value-type="float" office:value="0.17952" calcext:value-type="float">
            <text:p>0.17952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18042348126142" calcext:value-type="float">
            <text:p>0.18042348126142</text:p>
          </table:table-cell>
          <table:table-cell/>
          <table:table-cell table:formula="of:=100*ABS(([.C413]-[.A413])/[.C413])" office:value-type="float" office:value="0.500755918854575" calcext:value-type="float">
            <text:p>0.500755918854575</text:p>
          </table:table-cell>
        </table:table-row>
        <table:table-row table:style-name="ro1">
          <table:table-cell office:value-type="float" office:value="0.1798" calcext:value-type="float">
            <text:p>0.1798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180704047711417" calcext:value-type="float">
            <text:p>0.180704047711417</text:p>
          </table:table-cell>
          <table:table-cell/>
          <table:table-cell table:formula="of:=100*ABS(([.C414]-[.A414])/[.C414])" office:value-type="float" office:value="0.5002918987518" calcext:value-type="float">
            <text:p>0.5002918987518</text:p>
          </table:table-cell>
        </table:table-row>
        <table:table-row table:style-name="ro1">
          <table:table-cell office:value-type="float" office:value="0.18008" calcext:value-type="float">
            <text:p>0.18008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180984616109105" calcext:value-type="float">
            <text:p>0.180984616109105</text:p>
          </table:table-cell>
          <table:table-cell/>
          <table:table-cell table:formula="of:=100*ABS(([.C415]-[.A415])/[.C415])" office:value-type="float" office:value="0.499830388102907" calcext:value-type="float">
            <text:p>0.499830388102907</text:p>
          </table:table-cell>
        </table:table-row>
        <table:table-row table:style-name="ro1">
          <table:table-cell office:value-type="float" office:value="0.18035" calcext:value-type="float">
            <text:p>0.18035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181255192274759" calcext:value-type="float">
            <text:p>0.181255192274759</text:p>
          </table:table-cell>
          <table:table-cell/>
          <table:table-cell table:formula="of:=100*ABS(([.C416]-[.A416])/[.C416])" office:value-type="float" office:value="0.499402121064332" calcext:value-type="float">
            <text:p>0.499402121064332</text:p>
          </table:table-cell>
        </table:table-row>
        <table:table-row table:style-name="ro1">
          <table:table-cell office:value-type="float" office:value="0.18063" calcext:value-type="float">
            <text:p>0.18063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181535768410113" calcext:value-type="float">
            <text:p>0.181535768410113</text:p>
          </table:table-cell>
          <table:table-cell/>
          <table:table-cell table:formula="of:=100*ABS(([.C417]-[.A417])/[.C417])" office:value-type="float" office:value="0.498947627811977" calcext:value-type="float">
            <text:p>0.498947627811977</text:p>
          </table:table-cell>
        </table:table-row>
        <table:table-row table:style-name="ro1">
          <table:table-cell office:value-type="float" office:value="0.18091" calcext:value-type="float">
            <text:p>0.18091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181816350365554" calcext:value-type="float">
            <text:p>0.181816350365554</text:p>
          </table:table-cell>
          <table:table-cell/>
          <table:table-cell table:formula="of:=100*ABS(([.C418]-[.A418])/[.C418])" office:value-type="float" office:value="0.49849772241717" calcext:value-type="float">
            <text:p>0.49849772241717</text:p>
          </table:table-cell>
        </table:table-row>
        <table:table-row table:style-name="ro1">
          <table:table-cell office:value-type="float" office:value="0.18118" calcext:value-type="float">
            <text:p>0.18118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182086936167206" calcext:value-type="float">
            <text:p>0.182086936167206</text:p>
          </table:table-cell>
          <table:table-cell/>
          <table:table-cell table:formula="of:=100*ABS(([.C419]-[.A419])/[.C419])" office:value-type="float" office:value="0.498078657533529" calcext:value-type="float">
            <text:p>0.498078657533529</text:p>
          </table:table-cell>
        </table:table-row>
        <table:table-row table:style-name="ro1">
          <table:table-cell office:value-type="float" office:value="0.18146" calcext:value-type="float">
            <text:p>0.18146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182367525783403" calcext:value-type="float">
            <text:p>0.182367525783403</text:p>
          </table:table-cell>
          <table:table-cell/>
          <table:table-cell table:formula="of:=100*ABS(([.C420]-[.A420])/[.C420])" office:value-type="float" office:value="0.497635628659251" calcext:value-type="float">
            <text:p>0.497635628659251</text:p>
          </table:table-cell>
        </table:table-row>
        <table:table-row table:style-name="ro1">
          <table:table-cell office:value-type="float" office:value="0.18174" calcext:value-type="float">
            <text:p>0.18174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182648117153422" calcext:value-type="float">
            <text:p>0.182648117153422</text:p>
          </table:table-cell>
          <table:table-cell/>
          <table:table-cell table:formula="of:=100*ABS(([.C421]-[.A421])/[.C421])" office:value-type="float" office:value="0.497194916418825" calcext:value-type="float">
            <text:p>0.497194916418825</text:p>
          </table:table-cell>
        </table:table-row>
        <table:table-row table:style-name="ro1">
          <table:table-cell office:value-type="float" office:value="0.18202" calcext:value-type="float">
            <text:p>0.18202</text:p>
          </table:table-cell>
          <table:table-cell office:value-type="float" office:value="0.042" calcext:value-type="float">
            <text:p>0.042</text:p>
          </table:table-cell>
          <table:table-cell office:value-type="float" office:value="0.182918716447744" calcext:value-type="float">
            <text:p>0.182918716447744</text:p>
          </table:table-cell>
          <table:table-cell/>
          <table:table-cell table:formula="of:=100*ABS(([.C422]-[.A422])/[.C422])" office:value-type="float" office:value="0.491320114855648" calcext:value-type="float">
            <text:p>0.491320114855648</text:p>
          </table:table-cell>
        </table:table-row>
        <table:table-row table:style-name="ro1">
          <table:table-cell office:value-type="float" office:value="0.18229" calcext:value-type="float">
            <text:p>0.18229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183199315345446" calcext:value-type="float">
            <text:p>0.183199315345446</text:p>
          </table:table-cell>
          <table:table-cell/>
          <table:table-cell table:formula="of:=100*ABS(([.C423]-[.A423])/[.C423])" office:value-type="float" office:value="0.496353026063934" calcext:value-type="float">
            <text:p>0.496353026063934</text:p>
          </table:table-cell>
        </table:table-row>
        <table:table-row table:style-name="ro1">
          <table:table-cell office:value-type="float" office:value="0.18257" calcext:value-type="float">
            <text:p>0.18257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183479920045328" calcext:value-type="float">
            <text:p>0.183479920045328</text:p>
          </table:table-cell>
          <table:table-cell/>
          <table:table-cell table:formula="of:=100*ABS(([.C424]-[.A424])/[.C424])" office:value-type="float" office:value="0.495923502203015" calcext:value-type="float">
            <text:p>0.495923502203015</text:p>
          </table:table-cell>
        </table:table-row>
        <table:table-row table:style-name="ro1">
          <table:table-cell office:value-type="float" office:value="0.18285" calcext:value-type="float">
            <text:p>0.18285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183750530678526" calcext:value-type="float">
            <text:p>0.183750530678526</text:p>
          </table:table-cell>
          <table:table-cell/>
          <table:table-cell table:formula="of:=100*ABS(([.C425]-[.A425])/[.C425])" office:value-type="float" office:value="0.490083307624118" calcext:value-type="float">
            <text:p>0.490083307624118</text:p>
          </table:table-cell>
        </table:table-row>
        <table:table-row table:style-name="ro1">
          <table:table-cell office:value-type="float" office:value="0.18313" calcext:value-type="float">
            <text:p>0.18313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184031140732241" calcext:value-type="float">
            <text:p>0.184031140732241</text:p>
          </table:table-cell>
          <table:table-cell/>
          <table:table-cell table:formula="of:=100*ABS(([.C426]-[.A426])/[.C426])" office:value-type="float" office:value="0.489667525102405" calcext:value-type="float">
            <text:p>0.489667525102405</text:p>
          </table:table-cell>
        </table:table-row>
        <table:table-row table:style-name="ro1">
          <table:table-cell office:value-type="float" office:value="0.1834" calcext:value-type="float">
            <text:p>0.1834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184311756580013" calcext:value-type="float">
            <text:p>0.184311756580013</text:p>
          </table:table-cell>
          <table:table-cell/>
          <table:table-cell table:formula="of:=100*ABS(([.C427]-[.A427])/[.C427])" office:value-type="float" office:value="0.494681726728196" calcext:value-type="float">
            <text:p>0.494681726728196</text:p>
          </table:table-cell>
        </table:table-row>
        <table:table-row table:style-name="ro1">
          <table:table-cell office:value-type="float" office:value="0.18368" calcext:value-type="float">
            <text:p>0.18368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184582376257865" calcext:value-type="float">
            <text:p>0.184582376257865</text:p>
          </table:table-cell>
          <table:table-cell/>
          <table:table-cell table:formula="of:=100*ABS(([.C428]-[.A428])/[.C428])" office:value-type="float" office:value="0.488874548133589" calcext:value-type="float">
            <text:p>0.488874548133589</text:p>
          </table:table-cell>
        </table:table-row>
        <table:table-row table:style-name="ro1">
          <table:table-cell office:value-type="float" office:value="0.18396" calcext:value-type="float">
            <text:p>0.18396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184862999459059" calcext:value-type="float">
            <text:p>0.184862999459059</text:p>
          </table:table-cell>
          <table:table-cell/>
          <table:table-cell table:formula="of:=100*ABS(([.C429]-[.A429])/[.C429])" office:value-type="float" office:value="0.488469548639383" calcext:value-type="float">
            <text:p>0.488469548639383</text:p>
          </table:table-cell>
        </table:table-row>
        <table:table-row table:style-name="ro1">
          <table:table-cell office:value-type="float" office:value="0.18424" calcext:value-type="float">
            <text:p>0.18424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185143624133293" calcext:value-type="float">
            <text:p>0.185143624133293</text:p>
          </table:table-cell>
          <table:table-cell/>
          <table:table-cell table:formula="of:=100*ABS(([.C430]-[.A430])/[.C430])" office:value-type="float" office:value="0.488066568602021" calcext:value-type="float">
            <text:p>0.488066568602021</text:p>
          </table:table-cell>
        </table:table-row>
        <table:table-row table:style-name="ro1">
          <table:table-cell office:value-type="float" office:value="0.18451" calcext:value-type="float">
            <text:p>0.1845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185414256978286" calcext:value-type="float">
            <text:p>0.185414256978286</text:p>
          </table:table-cell>
          <table:table-cell/>
          <table:table-cell table:formula="of:=100*ABS(([.C431]-[.A431])/[.C431])" office:value-type="float" office:value="0.48769549495443" calcext:value-type="float">
            <text:p>0.48769549495443</text:p>
          </table:table-cell>
        </table:table-row>
        <table:table-row table:style-name="ro1">
          <table:table-cell office:value-type="float" office:value="0.18479" calcext:value-type="float">
            <text:p>0.18479</text:p>
          </table:table-cell>
          <table:table-cell office:value-type="float" office:value="0.043" calcext:value-type="float">
            <text:p>0.043</text:p>
          </table:table-cell>
          <table:table-cell office:value-type="float" office:value="0.18569488887915" calcext:value-type="float">
            <text:p>0.18569488887915</text:p>
          </table:table-cell>
          <table:table-cell/>
          <table:table-cell table:formula="of:=100*ABS(([.C432]-[.A432])/[.C432])" office:value-type="float" office:value="0.487298753677197" calcext:value-type="float">
            <text:p>0.487298753677197</text:p>
          </table:table-cell>
        </table:table-row>
        <table:table-row table:style-name="ro1">
          <table:table-cell office:value-type="float" office:value="0.18507" calcext:value-type="float">
            <text:p>0.18507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185975526559384" calcext:value-type="float">
            <text:p>0.185975526559384</text:p>
          </table:table-cell>
          <table:table-cell/>
          <table:table-cell table:formula="of:=100*ABS(([.C433]-[.A433])/[.C433])" office:value-type="float" office:value="0.486906302208786" calcext:value-type="float">
            <text:p>0.486906302208786</text:p>
          </table:table-cell>
        </table:table-row>
        <table:table-row table:style-name="ro1">
          <table:table-cell office:value-type="float" office:value="0.18535" calcext:value-type="float">
            <text:p>0.18535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186246168070353" calcext:value-type="float">
            <text:p>0.186246168070353</text:p>
          </table:table-cell>
          <table:table-cell/>
          <table:table-cell table:formula="of:=100*ABS(([.C434]-[.A434])/[.C434])" office:value-type="float" office:value="0.481173964349169" calcext:value-type="float">
            <text:p>0.481173964349169</text:p>
          </table:table-cell>
        </table:table-row>
        <table:table-row table:style-name="ro1">
          <table:table-cell office:value-type="float" office:value="0.18562" calcext:value-type="float">
            <text:p>0.18562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186526812908198" calcext:value-type="float">
            <text:p>0.186526812908198</text:p>
          </table:table-cell>
          <table:table-cell/>
          <table:table-cell table:formula="of:=100*ABS(([.C435]-[.A435])/[.C435])" office:value-type="float" office:value="0.48615686616839" calcext:value-type="float">
            <text:p>0.48615686616839</text:p>
          </table:table-cell>
        </table:table-row>
        <table:table-row table:style-name="ro1">
          <table:table-cell office:value-type="float" office:value="0.1859" calcext:value-type="float">
            <text:p>0.1859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186807459038337" calcext:value-type="float">
            <text:p>0.186807459038337</text:p>
          </table:table-cell>
          <table:table-cell/>
          <table:table-cell table:formula="of:=100*ABS(([.C436]-[.A436])/[.C436])" office:value-type="float" office:value="0.485772379223294" calcext:value-type="float">
            <text:p>0.485772379223294</text:p>
          </table:table-cell>
        </table:table-row>
        <table:table-row table:style-name="ro1">
          <table:table-cell office:value-type="float" office:value="0.18618" calcext:value-type="float">
            <text:p>0.18618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187078113510801" calcext:value-type="float">
            <text:p>0.187078113510801</text:p>
          </table:table-cell>
          <table:table-cell/>
          <table:table-cell table:formula="of:=100*ABS(([.C437]-[.A437])/[.C437])" office:value-type="float" office:value="0.480074068497997" calcext:value-type="float">
            <text:p>0.480074068497997</text:p>
          </table:table-cell>
        </table:table-row>
        <table:table-row table:style-name="ro1">
          <table:table-cell office:value-type="float" office:value="0.18645" calcext:value-type="float">
            <text:p>0.18645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187358768957207" calcext:value-type="float">
            <text:p>0.187358768957207</text:p>
          </table:table-cell>
          <table:table-cell/>
          <table:table-cell table:formula="of:=100*ABS(([.C438]-[.A438])/[.C438])" office:value-type="float" office:value="0.485042126538713" calcext:value-type="float">
            <text:p>0.485042126538713</text:p>
          </table:table-cell>
        </table:table-row>
        <table:table-row table:style-name="ro1">
          <table:table-cell office:value-type="float" office:value="0.18673" calcext:value-type="float">
            <text:p>0.18673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187629428241547" calcext:value-type="float">
            <text:p>0.187629428241547</text:p>
          </table:table-cell>
          <table:table-cell/>
          <table:table-cell table:formula="of:=100*ABS(([.C439]-[.A439])/[.C439])" office:value-type="float" office:value="0.479364164767126" calcext:value-type="float">
            <text:p>0.479364164767126</text:p>
          </table:table-cell>
        </table:table-row>
        <table:table-row table:style-name="ro1">
          <table:table-cell office:value-type="float" office:value="0.18701" calcext:value-type="float">
            <text:p>0.18701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187910090687674" calcext:value-type="float">
            <text:p>0.187910090687674</text:p>
          </table:table-cell>
          <table:table-cell/>
          <table:table-cell table:formula="of:=100*ABS(([.C440]-[.A440])/[.C440])" office:value-type="float" office:value="0.479000720174414" calcext:value-type="float">
            <text:p>0.479000720174414</text:p>
          </table:table-cell>
        </table:table-row>
        <table:table-row table:style-name="ro1">
          <table:table-cell office:value-type="float" office:value="0.18729" calcext:value-type="float">
            <text:p>0.18729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188190754279162" calcext:value-type="float">
            <text:p>0.188190754279162</text:p>
          </table:table-cell>
          <table:table-cell/>
          <table:table-cell table:formula="of:=100*ABS(([.C441]-[.A441])/[.C441])" office:value-type="float" office:value="0.478638965347889" calcext:value-type="float">
            <text:p>0.478638965347889</text:p>
          </table:table-cell>
        </table:table-row>
        <table:table-row table:style-name="ro1">
          <table:table-cell office:value-type="float" office:value="0.18756" calcext:value-type="float">
            <text:p>0.18756</text:p>
          </table:table-cell>
          <table:table-cell office:value-type="float" office:value="0.044" calcext:value-type="float">
            <text:p>0.044</text:p>
          </table:table-cell>
          <table:table-cell office:value-type="float" office:value="0.188461426360303" calcext:value-type="float">
            <text:p>0.188461426360303</text:p>
          </table:table-cell>
          <table:table-cell/>
          <table:table-cell table:formula="of:=100*ABS(([.C442]-[.A442])/[.C442])" office:value-type="float" office:value="0.478308149159317" calcext:value-type="float">
            <text:p>0.478308149159317</text:p>
          </table:table-cell>
        </table:table-row>
        <table:table-row table:style-name="ro1">
          <table:table-cell office:value-type="float" office:value="0.18784" calcext:value-type="float">
            <text:p>0.18784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188742096831867" calcext:value-type="float">
            <text:p>0.188742096831867</text:p>
          </table:table-cell>
          <table:table-cell/>
          <table:table-cell table:formula="of:=100*ABS(([.C443]-[.A443])/[.C443])" office:value-type="float" office:value="0.477952108729069" calcext:value-type="float">
            <text:p>0.477952108729069</text:p>
          </table:table-cell>
        </table:table-row>
        <table:table-row table:style-name="ro1">
          <table:table-cell office:value-type="float" office:value="0.18812" calcext:value-type="float">
            <text:p>0.18812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189022773061052" calcext:value-type="float">
            <text:p>0.189022773061052</text:p>
          </table:table-cell>
          <table:table-cell/>
          <table:table-cell table:formula="of:=100*ABS(([.C444]-[.A444])/[.C444])" office:value-type="float" office:value="0.477600157077644" calcext:value-type="float">
            <text:p>0.477600157077644</text:p>
          </table:table-cell>
        </table:table-row>
        <table:table-row table:style-name="ro1">
          <table:table-cell office:value-type="float" office:value="0.1884" calcext:value-type="float">
            <text:p>0.1884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189293453144159" calcext:value-type="float">
            <text:p>0.189293453144159</text:p>
          </table:table-cell>
          <table:table-cell/>
          <table:table-cell table:formula="of:=100*ABS(([.C445]-[.A445])/[.C445])" office:value-type="float" office:value="0.471993684577538" calcext:value-type="float">
            <text:p>0.471993684577538</text:p>
          </table:table-cell>
        </table:table-row>
        <table:table-row table:style-name="ro1">
          <table:table-cell office:value-type="float" office:value="0.18867" calcext:value-type="float">
            <text:p>0.18867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189574136189618" calcext:value-type="float">
            <text:p>0.189574136189618</text:p>
          </table:table-cell>
          <table:table-cell/>
          <table:table-cell table:formula="of:=100*ABS(([.C446]-[.A446])/[.C446])" office:value-type="float" office:value="0.476930138146105" calcext:value-type="float">
            <text:p>0.476930138146105</text:p>
          </table:table-cell>
        </table:table-row>
        <table:table-row table:style-name="ro1">
          <table:table-cell office:value-type="float" office:value="0.18895" calcext:value-type="float">
            <text:p>0.18895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189854820208521" calcext:value-type="float">
            <text:p>0.189854820208521</text:p>
          </table:table-cell>
          <table:table-cell/>
          <table:table-cell table:formula="of:=100*ABS(([.C447]-[.A447])/[.C447])" office:value-type="float" office:value="0.476585323210462" calcext:value-type="float">
            <text:p>0.476585323210462</text:p>
          </table:table-cell>
        </table:table-row>
        <table:table-row table:style-name="ro1">
          <table:table-cell office:value-type="float" office:value="0.18923" calcext:value-type="float">
            <text:p>0.18923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190125512898217" calcext:value-type="float">
            <text:p>0.190125512898217</text:p>
          </table:table-cell>
          <table:table-cell/>
          <table:table-cell table:formula="of:=100*ABS(([.C448]-[.A448])/[.C448])" office:value-type="float" office:value="0.471011430589106" calcext:value-type="float">
            <text:p>0.471011430589106</text:p>
          </table:table-cell>
        </table:table-row>
        <table:table-row table:style-name="ro1">
          <table:table-cell office:value-type="float" office:value="0.18951" calcext:value-type="float">
            <text:p>0.18951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190406203617424" calcext:value-type="float">
            <text:p>0.190406203617424</text:p>
          </table:table-cell>
          <table:table-cell/>
          <table:table-cell table:formula="of:=100*ABS(([.C449]-[.A449])/[.C449])" office:value-type="float" office:value="0.470679841516554" calcext:value-type="float">
            <text:p>0.470679841516554</text:p>
          </table:table-cell>
        </table:table-row>
        <table:table-row table:style-name="ro1">
          <table:table-cell office:value-type="float" office:value="0.18972" calcext:value-type="float">
            <text:p>0.18972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19068690008493" calcext:value-type="float">
            <text:p>0.19068690008493</text:p>
          </table:table-cell>
          <table:table-cell/>
          <table:table-cell table:formula="of:=100*ABS(([.C450]-[.A450])/[.C450])" office:value-type="float" office:value="0.50706162012134" calcext:value-type="float">
            <text:p>0.50706162012134</text:p>
          </table:table-cell>
        </table:table-row>
        <table:table-row table:style-name="ro1">
          <table:table-cell office:value-type="float" office:value="0.18989" calcext:value-type="float">
            <text:p>0.18989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190957600430069" calcext:value-type="float">
            <text:p>0.190957600430069</text:p>
          </table:table-cell>
          <table:table-cell/>
          <table:table-cell table:formula="of:=100*ABS(([.C451]-[.A451])/[.C451])" office:value-type="float" office:value="0.55907721277647" calcext:value-type="float">
            <text:p>0.55907721277647</text:p>
          </table:table-cell>
        </table:table-row>
        <table:table-row table:style-name="ro1">
          <table:table-cell office:value-type="float" office:value="0.19007" calcext:value-type="float">
            <text:p>0.19007</text:p>
          </table:table-cell>
          <table:table-cell office:value-type="float" office:value="0.045" calcext:value-type="float">
            <text:p>0.045</text:p>
          </table:table-cell>
          <table:table-cell office:value-type="float" office:value="0.191238303536739" calcext:value-type="float">
            <text:p>0.191238303536739</text:p>
          </table:table-cell>
          <table:table-cell/>
          <table:table-cell table:formula="of:=100*ABS(([.C452]-[.A452])/[.C452])" office:value-type="float" office:value="0.610915028596635" calcext:value-type="float">
            <text:p>0.610915028596635</text:p>
          </table:table-cell>
        </table:table-row>
        <table:table-row table:style-name="ro1">
          <table:table-cell office:value-type="float" office:value="0.19024" calcext:value-type="float">
            <text:p>0.19024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191409270070705" calcext:value-type="float">
            <text:p>0.191409270070705</text:p>
          </table:table-cell>
          <table:table-cell/>
          <table:table-cell table:formula="of:=100*ABS(([.C453]-[.A453])/[.C453])" office:value-type="float" office:value="0.610874316731294" calcext:value-type="float">
            <text:p>0.610874316731294</text:p>
          </table:table-cell>
        </table:table-row>
        <table:table-row table:style-name="ro1">
          <table:table-cell office:value-type="float" office:value="0.19042" calcext:value-type="float">
            <text:p>0.19042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191590240557315" calcext:value-type="float">
            <text:p>0.191590240557315</text:p>
          </table:table-cell>
          <table:table-cell/>
          <table:table-cell table:formula="of:=100*ABS(([.C454]-[.A454])/[.C454])" office:value-type="float" office:value="0.610803845702869" calcext:value-type="float">
            <text:p>0.610803845702869</text:p>
          </table:table-cell>
        </table:table-row>
        <table:table-row table:style-name="ro1">
          <table:table-cell office:value-type="float" office:value="0.19059" calcext:value-type="float">
            <text:p>0.19059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191761223744765" calcext:value-type="float">
            <text:p>0.191761223744765</text:p>
          </table:table-cell>
          <table:table-cell/>
          <table:table-cell table:formula="of:=100*ABS(([.C455]-[.A455])/[.C455])" office:value-type="float" office:value="0.610771939130077" calcext:value-type="float">
            <text:p>0.610771939130077</text:p>
          </table:table-cell>
        </table:table-row>
        <table:table-row table:style-name="ro1">
          <table:table-cell office:value-type="float" office:value="0.19077" calcext:value-type="float">
            <text:p>0.19077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191942208242377" calcext:value-type="float">
            <text:p>0.191942208242377</text:p>
          </table:table-cell>
          <table:table-cell/>
          <table:table-cell table:formula="of:=100*ABS(([.C456]-[.A456])/[.C456])" office:value-type="float" office:value="0.61070894886066" calcext:value-type="float">
            <text:p>0.61070894886066</text:p>
          </table:table-cell>
        </table:table-row>
        <table:table-row table:style-name="ro1">
          <table:table-cell office:value-type="float" office:value="0.19094" calcext:value-type="float">
            <text:p>0.19094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192113202972232" calcext:value-type="float">
            <text:p>0.192113202972232</text:p>
          </table:table-cell>
          <table:table-cell/>
          <table:table-cell table:formula="of:=100*ABS(([.C457]-[.A457])/[.C457])" office:value-type="float" office:value="0.610683156639447" calcext:value-type="float">
            <text:p>0.610683156639447</text:p>
          </table:table-cell>
        </table:table-row>
        <table:table-row table:style-name="ro1">
          <table:table-cell office:value-type="float" office:value="0.19112" calcext:value-type="float">
            <text:p>0.19112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192284204723009" calcext:value-type="float">
            <text:p>0.192284204723009</text:p>
          </table:table-cell>
          <table:table-cell/>
          <table:table-cell table:formula="of:=100*ABS(([.C458]-[.A458])/[.C458])" office:value-type="float" office:value="0.605460404137692" calcext:value-type="float">
            <text:p>0.605460404137692</text:p>
          </table:table-cell>
        </table:table-row>
        <table:table-row table:style-name="ro1">
          <table:table-cell office:value-type="float" office:value="0.19129" calcext:value-type="float">
            <text:p>0.19129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192465210087668" calcext:value-type="float">
            <text:p>0.192465210087668</text:p>
          </table:table-cell>
          <table:table-cell/>
          <table:table-cell table:formula="of:=100*ABS(([.C459]-[.A459])/[.C459])" office:value-type="float" office:value="0.610609100279601" calcext:value-type="float">
            <text:p>0.610609100279601</text:p>
          </table:table-cell>
        </table:table-row>
        <table:table-row table:style-name="ro1">
          <table:table-cell office:value-type="float" office:value="0.19147" calcext:value-type="float">
            <text:p>0.19147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192636225774489" calcext:value-type="float">
            <text:p>0.192636225774489</text:p>
          </table:table-cell>
          <table:table-cell/>
          <table:table-cell table:formula="of:=100*ABS(([.C460]-[.A460])/[.C460])" office:value-type="float" office:value="0.605403147720782" calcext:value-type="float">
            <text:p>0.605403147720782</text:p>
          </table:table-cell>
        </table:table-row>
        <table:table-row table:style-name="ro1">
          <table:table-cell office:value-type="float" office:value="0.19164" calcext:value-type="float">
            <text:p>0.19164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192807251066966" calcext:value-type="float">
            <text:p>0.192807251066966</text:p>
          </table:table-cell>
          <table:table-cell/>
          <table:table-cell table:formula="of:=100*ABS(([.C461]-[.A461])/[.C461])" office:value-type="float" office:value="0.605397909314324" calcext:value-type="float">
            <text:p>0.605397909314324</text:p>
          </table:table-cell>
        </table:table-row>
        <table:table-row table:style-name="ro1">
          <table:table-cell office:value-type="float" office:value="0.19182" calcext:value-type="float">
            <text:p>0.19182</text:p>
          </table:table-cell>
          <table:table-cell office:value-type="float" office:value="0.046" calcext:value-type="float">
            <text:p>0.046</text:p>
          </table:table-cell>
          <table:table-cell office:value-type="float" office:value="0.192988277145556" calcext:value-type="float">
            <text:p>0.192988277145556</text:p>
          </table:table-cell>
          <table:table-cell/>
          <table:table-cell table:formula="of:=100*ABS(([.C462]-[.A462])/[.C462])" office:value-type="float" office:value="0.605361715662673" calcext:value-type="float">
            <text:p>0.605361715662673</text:p>
          </table:table-cell>
        </table:table-row>
        <table:table-row table:style-name="ro1">
          <table:table-cell office:value-type="float" office:value="0.19199" calcext:value-type="float">
            <text:p>0.19199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193159313639389" calcext:value-type="float">
            <text:p>0.193159313639389</text:p>
          </table:table-cell>
          <table:table-cell/>
          <table:table-cell table:formula="of:=100*ABS(([.C463]-[.A463])/[.C463])" office:value-type="float" office:value="0.605362287408211" calcext:value-type="float">
            <text:p>0.605362287408211</text:p>
          </table:table-cell>
        </table:table-row>
        <table:table-row table:style-name="ro1">
          <table:table-cell office:value-type="float" office:value="0.19217" calcext:value-type="float">
            <text:p>0.19217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193340353403241" calcext:value-type="float">
            <text:p>0.193340353403241</text:p>
          </table:table-cell>
          <table:table-cell/>
          <table:table-cell table:formula="of:=100*ABS(([.C464]-[.A464])/[.C464])" office:value-type="float" office:value="0.605333228495619" calcext:value-type="float">
            <text:p>0.605333228495619</text:p>
          </table:table-cell>
        </table:table-row>
        <table:table-row table:style-name="ro1">
          <table:table-cell office:value-type="float" office:value="0.19234" calcext:value-type="float">
            <text:p>0.19234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19351140364578" calcext:value-type="float">
            <text:p>0.19351140364578</text:p>
          </table:table-cell>
          <table:table-cell/>
          <table:table-cell table:formula="of:=100*ABS(([.C465]-[.A465])/[.C465])" office:value-type="float" office:value="0.60534088622717" calcext:value-type="float">
            <text:p>0.60534088622717</text:p>
          </table:table-cell>
        </table:table-row>
        <table:table-row table:style-name="ro1">
          <table:table-cell office:value-type="float" office:value="0.19252" calcext:value-type="float">
            <text:p>0.1925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193682463495692" calcext:value-type="float">
            <text:p>0.193682463495692</text:p>
          </table:table-cell>
          <table:table-cell/>
          <table:table-cell table:formula="of:=100*ABS(([.C466]-[.A466])/[.C466])" office:value-type="float" office:value="0.600190370728999" calcext:value-type="float">
            <text:p>0.600190370728999</text:p>
          </table:table-cell>
        </table:table-row>
        <table:table-row table:style-name="ro1">
          <table:table-cell office:value-type="float" office:value="0.19269" calcext:value-type="float">
            <text:p>0.19269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193863523690482" calcext:value-type="float">
            <text:p>0.193863523690482</text:p>
          </table:table-cell>
          <table:table-cell/>
          <table:table-cell table:formula="of:=100*ABS(([.C467]-[.A467])/[.C467])" office:value-type="float" office:value="0.605334963556845" calcext:value-type="float">
            <text:p>0.605334963556845</text:p>
          </table:table-cell>
        </table:table-row>
        <table:table-row table:style-name="ro1">
          <table:table-cell office:value-type="float" office:value="0.19287" calcext:value-type="float">
            <text:p>0.19287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194034594462019" calcext:value-type="float">
            <text:p>0.194034594462019</text:p>
          </table:table-cell>
          <table:table-cell/>
          <table:table-cell table:formula="of:=100*ABS(([.C468]-[.A468])/[.C468])" office:value-type="float" office:value="0.600199394982883" calcext:value-type="float">
            <text:p>0.600199394982883</text:p>
          </table:table-cell>
        </table:table-row>
        <table:table-row table:style-name="ro1">
          <table:table-cell office:value-type="float" office:value="0.19304" calcext:value-type="float">
            <text:p>0.19304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194205672051076" calcext:value-type="float">
            <text:p>0.194205672051076</text:p>
          </table:table-cell>
          <table:table-cell/>
          <table:table-cell table:formula="of:=100*ABS(([.C469]-[.A469])/[.C469])" office:value-type="float" office:value="0.600225543757146" calcext:value-type="float">
            <text:p>0.600225543757146</text:p>
          </table:table-cell>
        </table:table-row>
        <table:table-row table:style-name="ro1">
          <table:table-cell office:value-type="float" office:value="0.19322" calcext:value-type="float">
            <text:p>0.19322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194386752491007" calcext:value-type="float">
            <text:p>0.194386752491007</text:p>
          </table:table-cell>
          <table:table-cell/>
          <table:table-cell table:formula="of:=100*ABS(([.C470]-[.A470])/[.C470])" office:value-type="float" office:value="0.600222225051554" calcext:value-type="float">
            <text:p>0.600222225051554</text:p>
          </table:table-cell>
        </table:table-row>
        <table:table-row table:style-name="ro1">
          <table:table-cell office:value-type="float" office:value="0.19339" calcext:value-type="float">
            <text:p>0.19339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194557843608553" calcext:value-type="float">
            <text:p>0.194557843608553</text:p>
          </table:table-cell>
          <table:table-cell/>
          <table:table-cell table:formula="of:=100*ABS(([.C471]-[.A471])/[.C471])" office:value-type="float" office:value="0.600255218135655" calcext:value-type="float">
            <text:p>0.600255218135655</text:p>
          </table:table-cell>
        </table:table-row>
        <table:table-row table:style-name="ro1">
          <table:table-cell office:value-type="float" office:value="0.19357" calcext:value-type="float">
            <text:p>0.19357</text:p>
          </table:table-cell>
          <table:table-cell office:value-type="float" office:value="0.047" calcext:value-type="float">
            <text:p>0.047</text:p>
          </table:table-cell>
          <table:table-cell office:value-type="float" office:value="0.194738940282857" calcext:value-type="float">
            <text:p>0.194738940282857</text:p>
          </table:table-cell>
          <table:table-cell/>
          <table:table-cell table:formula="of:=100*ABS(([.C472]-[.A472])/[.C472])" office:value-type="float" office:value="0.600260164278782" calcext:value-type="float">
            <text:p>0.600260164278782</text:p>
          </table:table-cell>
        </table:table-row>
        <table:table-row table:style-name="ro1">
          <table:table-cell office:value-type="float" office:value="0.19374" calcext:value-type="float">
            <text:p>0.19374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194910044874963" calcext:value-type="float">
            <text:p>0.194910044874963</text:p>
          </table:table-cell>
          <table:table-cell/>
          <table:table-cell table:formula="of:=100*ABS(([.C473]-[.A473])/[.C473])" office:value-type="float" office:value="0.600299936164591" calcext:value-type="float">
            <text:p>0.600299936164591</text:p>
          </table:table-cell>
        </table:table-row>
        <table:table-row table:style-name="ro1">
          <table:table-cell office:value-type="float" office:value="0.19392" calcext:value-type="float">
            <text:p>0.19392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195081156194672" calcext:value-type="float">
            <text:p>0.195081156194672</text:p>
          </table:table-cell>
          <table:table-cell/>
          <table:table-cell table:formula="of:=100*ABS(([.C474]-[.A474])/[.C474])" office:value-type="float" office:value="0.595216994466267" calcext:value-type="float">
            <text:p>0.595216994466267</text:p>
          </table:table-cell>
        </table:table-row>
        <table:table-row table:style-name="ro1">
          <table:table-cell office:value-type="float" office:value="0.19409" calcext:value-type="float">
            <text:p>0.19409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195262270010773" calcext:value-type="float">
            <text:p>0.195262270010773</text:p>
          </table:table-cell>
          <table:table-cell/>
          <table:table-cell table:formula="of:=100*ABS(([.C475]-[.A475])/[.C475])" office:value-type="float" office:value="0.600356643763419" calcext:value-type="float">
            <text:p>0.600356643763419</text:p>
          </table:table-cell>
        </table:table-row>
        <table:table-row table:style-name="ro1">
          <table:table-cell office:value-type="float" office:value="0.19427" calcext:value-type="float">
            <text:p>0.19427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195433394678827" calcext:value-type="float">
            <text:p>0.195433394678827</text:p>
          </table:table-cell>
          <table:table-cell/>
          <table:table-cell table:formula="of:=100*ABS(([.C476]-[.A476])/[.C476])" office:value-type="float" office:value="0.595289602751107" calcext:value-type="float">
            <text:p>0.595289602751107</text:p>
          </table:table-cell>
        </table:table-row>
        <table:table-row table:style-name="ro1">
          <table:table-cell office:value-type="float" office:value="0.19444" calcext:value-type="float">
            <text:p>0.19444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195604526021358" calcext:value-type="float">
            <text:p>0.195604526021358</text:p>
          </table:table-cell>
          <table:table-cell/>
          <table:table-cell table:formula="of:=100*ABS(([.C477]-[.A477])/[.C477])" office:value-type="float" office:value="0.595347175775749" calcext:value-type="float">
            <text:p>0.595347175775749</text:p>
          </table:table-cell>
        </table:table-row>
        <table:table-row table:style-name="ro1">
          <table:table-cell office:value-type="float" office:value="0.19462" calcext:value-type="float">
            <text:p>0.19462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195785662603266" calcext:value-type="float">
            <text:p>0.195785662603266</text:p>
          </table:table-cell>
          <table:table-cell/>
          <table:table-cell table:formula="of:=100*ABS(([.C478]-[.A478])/[.C478])" office:value-type="float" office:value="0.595376897249272" calcext:value-type="float">
            <text:p>0.595376897249272</text:p>
          </table:table-cell>
        </table:table-row>
        <table:table-row table:style-name="ro1">
          <table:table-cell office:value-type="float" office:value="0.19479" calcext:value-type="float">
            <text:p>0.19479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195956807206103" calcext:value-type="float">
            <text:p>0.195956807206103</text:p>
          </table:table-cell>
          <table:table-cell/>
          <table:table-cell table:formula="of:=100*ABS(([.C479]-[.A479])/[.C479])" office:value-type="float" office:value="0.595441017201426" calcext:value-type="float">
            <text:p>0.595441017201426</text:p>
          </table:table-cell>
        </table:table-row>
        <table:table-row table:style-name="ro1">
          <table:table-cell office:value-type="float" office:value="0.19497" calcext:value-type="float">
            <text:p>0.19497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196137953946298" calcext:value-type="float">
            <text:p>0.196137953946298</text:p>
          </table:table-cell>
          <table:table-cell/>
          <table:table-cell table:formula="of:=100*ABS(([.C480]-[.A480])/[.C480])" office:value-type="float" office:value="0.595475746941609" calcext:value-type="float">
            <text:p>0.595475746941609</text:p>
          </table:table-cell>
        </table:table-row>
        <table:table-row table:style-name="ro1">
          <table:table-cell office:value-type="float" office:value="0.19514" calcext:value-type="float">
            <text:p>0.19514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196309111720496" calcext:value-type="float">
            <text:p>0.196309111720496</text:p>
          </table:table-cell>
          <table:table-cell/>
          <table:table-cell table:formula="of:=100*ABS(([.C481]-[.A481])/[.C481])" office:value-type="float" office:value="0.595546335190036" calcext:value-type="float">
            <text:p>0.595546335190036</text:p>
          </table:table-cell>
        </table:table-row>
        <table:table-row table:style-name="ro1">
          <table:table-cell office:value-type="float" office:value="0.19532" calcext:value-type="float">
            <text:p>0.19532</text:p>
          </table:table-cell>
          <table:table-cell office:value-type="float" office:value="0.048" calcext:value-type="float">
            <text:p>0.048</text:p>
          </table:table-cell>
          <table:table-cell office:value-type="float" office:value="0.196480276081748" calcext:value-type="float">
            <text:p>0.196480276081748</text:p>
          </table:table-cell>
          <table:table-cell/>
          <table:table-cell table:formula="of:=100*ABS(([.C482]-[.A482])/[.C482])" office:value-type="float" office:value="0.590530563620283" calcext:value-type="float">
            <text:p>0.590530563620283</text:p>
          </table:table-cell>
        </table:table-row>
        <table:table-row table:style-name="ro1">
          <table:table-cell office:value-type="float" office:value="0.19549" calcext:value-type="float">
            <text:p>0.19549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196661445412058" calcext:value-type="float">
            <text:p>0.196661445412058</text:p>
          </table:table-cell>
          <table:table-cell/>
          <table:table-cell table:formula="of:=100*ABS(([.C483]-[.A483])/[.C483])" office:value-type="float" office:value="0.595666023710867" calcext:value-type="float">
            <text:p>0.595666023710867</text:p>
          </table:table-cell>
        </table:table-row>
        <table:table-row table:style-name="ro1">
          <table:table-cell office:value-type="float" office:value="0.19567" calcext:value-type="float">
            <text:p>0.19567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196832622858331" calcext:value-type="float">
            <text:p>0.196832622858331</text:p>
          </table:table-cell>
          <table:table-cell/>
          <table:table-cell table:formula="of:=100*ABS(([.C484]-[.A484])/[.C484])" office:value-type="float" office:value="0.590665734901" calcext:value-type="float">
            <text:p>0.590665734901</text:p>
          </table:table-cell>
        </table:table-row>
        <table:table-row table:style-name="ro1">
          <table:table-cell office:value-type="float" office:value="0.19584" calcext:value-type="float">
            <text:p>0.19584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197003806839969" calcext:value-type="float">
            <text:p>0.197003806839969</text:p>
          </table:table-cell>
          <table:table-cell/>
          <table:table-cell table:formula="of:=100*ABS(([.C485]-[.A485])/[.C485])" office:value-type="float" office:value="0.590753477629424" calcext:value-type="float">
            <text:p>0.590753477629424</text:p>
          </table:table-cell>
        </table:table-row>
        <table:table-row table:style-name="ro1">
          <table:table-cell office:value-type="float" office:value="0.19602" calcext:value-type="float">
            <text:p>0.19602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197184992522276" calcext:value-type="float">
            <text:p>0.197184992522276</text:p>
          </table:table-cell>
          <table:table-cell/>
          <table:table-cell table:formula="of:=100*ABS(([.C486]-[.A486])/[.C486])" office:value-type="float" office:value="0.590811961586913" calcext:value-type="float">
            <text:p>0.590811961586913</text:p>
          </table:table-cell>
        </table:table-row>
        <table:table-row table:style-name="ro1">
          <table:table-cell office:value-type="float" office:value="0.19619" calcext:value-type="float">
            <text:p>0.19619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197356189467166" calcext:value-type="float">
            <text:p>0.197356189467166</text:p>
          </table:table-cell>
          <table:table-cell/>
          <table:table-cell table:formula="of:=100*ABS(([.C487]-[.A487])/[.C487])" office:value-type="float" office:value="0.590905950461815" calcext:value-type="float">
            <text:p>0.590905950461815</text:p>
          </table:table-cell>
        </table:table-row>
        <table:table-row table:style-name="ro1">
          <table:table-cell office:value-type="float" office:value="0.19637" calcext:value-type="float">
            <text:p>0.19637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197537387965949" calcext:value-type="float">
            <text:p>0.197537387965949</text:p>
          </table:table-cell>
          <table:table-cell/>
          <table:table-cell table:formula="of:=100*ABS(([.C488]-[.A488])/[.C488])" office:value-type="float" office:value="0.590970640024168" calcext:value-type="float">
            <text:p>0.590970640024168</text:p>
          </table:table-cell>
        </table:table-row>
        <table:table-row table:style-name="ro1">
          <table:table-cell office:value-type="float" office:value="0.19654" calcext:value-type="float">
            <text:p>0.19654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197708600963362" calcext:value-type="float">
            <text:p>0.197708600963362</text:p>
          </table:table-cell>
          <table:table-cell/>
          <table:table-cell table:formula="of:=100*ABS(([.C489]-[.A489])/[.C489])" office:value-type="float" office:value="0.591072395266621" calcext:value-type="float">
            <text:p>0.591072395266621</text:p>
          </table:table-cell>
        </table:table-row>
        <table:table-row table:style-name="ro1">
          <table:table-cell office:value-type="float" office:value="0.19672" calcext:value-type="float">
            <text:p>0.19672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197879817271393" calcext:value-type="float">
            <text:p>0.197879817271393</text:p>
          </table:table-cell>
          <table:table-cell/>
          <table:table-cell table:formula="of:=100*ABS(([.C490]-[.A490])/[.C490])" office:value-type="float" office:value="0.586122065092979" calcext:value-type="float">
            <text:p>0.586122065092979</text:p>
          </table:table-cell>
        </table:table-row>
        <table:table-row table:style-name="ro1">
          <table:table-cell office:value-type="float" office:value="0.19689" calcext:value-type="float">
            <text:p>0.19689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19806103491159" calcext:value-type="float">
            <text:p>0.19806103491159</text:p>
          </table:table-cell>
          <table:table-cell/>
          <table:table-cell table:formula="of:=100*ABS(([.C491]-[.A491])/[.C491])" office:value-type="float" office:value="0.591249516651543" calcext:value-type="float">
            <text:p>0.591249516651543</text:p>
          </table:table-cell>
        </table:table-row>
        <table:table-row table:style-name="ro1">
          <table:table-cell office:value-type="float" office:value="0.19706" calcext:value-type="float">
            <text:p>0.19706</text:p>
          </table:table-cell>
          <table:table-cell office:value-type="float" office:value="0.049" calcext:value-type="float">
            <text:p>0.049</text:p>
          </table:table-cell>
          <table:table-cell office:value-type="float" office:value="0.198232264012597" calcext:value-type="float">
            <text:p>0.198232264012597</text:p>
          </table:table-cell>
          <table:table-cell/>
          <table:table-cell table:formula="of:=100*ABS(([.C492]-[.A492])/[.C492])" office:value-type="float" office:value="0.591358837793732" calcext:value-type="float">
            <text:p>0.591358837793732</text:p>
          </table:table-cell>
        </table:table-row>
        <table:table-row table:style-name="ro1">
          <table:table-cell office:value-type="float" office:value="0.19724" calcext:value-type="float">
            <text:p>0.19724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198403499513718" calcext:value-type="float">
            <text:p>0.198403499513718</text:p>
          </table:table-cell>
          <table:table-cell/>
          <table:table-cell table:formula="of:=100*ABS(([.C493]-[.A493])/[.C493])" office:value-type="float" office:value="0.586430943289788" calcext:value-type="float">
            <text:p>0.586430943289788</text:p>
          </table:table-cell>
        </table:table-row>
        <table:table-row table:style-name="ro1">
          <table:table-cell office:value-type="float" office:value="0.19741" calcext:value-type="float">
            <text:p>0.19741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198584739371408" calcext:value-type="float">
            <text:p>0.198584739371408</text:p>
          </table:table-cell>
          <table:table-cell/>
          <table:table-cell table:formula="of:=100*ABS(([.C494]-[.A494])/[.C494])" office:value-type="float" office:value="0.591555713256885" calcext:value-type="float">
            <text:p>0.591555713256885</text:p>
          </table:table-cell>
        </table:table-row>
        <table:table-row table:style-name="ro1">
          <table:table-cell office:value-type="float" office:value="0.19759" calcext:value-type="float">
            <text:p>0.19759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198755987582764" calcext:value-type="float">
            <text:p>0.198755987582764</text:p>
          </table:table-cell>
          <table:table-cell/>
          <table:table-cell table:formula="of:=100*ABS(([.C495]-[.A495])/[.C495])" office:value-type="float" office:value="0.586642745682766" calcext:value-type="float">
            <text:p>0.586642745682766</text:p>
          </table:table-cell>
        </table:table-row>
        <table:table-row table:style-name="ro1">
          <table:table-cell office:value-type="float" office:value="0.19776" calcext:value-type="float">
            <text:p>0.19776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198937236753731" calcext:value-type="float">
            <text:p>0.198937236753731</text:p>
          </table:table-cell>
          <table:table-cell/>
          <table:table-cell table:formula="of:=100*ABS(([.C496]-[.A496])/[.C496])" office:value-type="float" office:value="0.591762896148142" calcext:value-type="float">
            <text:p>0.591762896148142</text:p>
          </table:table-cell>
        </table:table-row>
        <table:table-row table:style-name="ro1">
          <table:table-cell office:value-type="float" office:value="0.19794" calcext:value-type="float">
            <text:p>0.19794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199108497590736" calcext:value-type="float">
            <text:p>0.199108497590736</text:p>
          </table:table-cell>
          <table:table-cell/>
          <table:table-cell table:formula="of:=100*ABS(([.C497]-[.A497])/[.C497])" office:value-type="float" office:value="0.586864752069763" calcext:value-type="float">
            <text:p>0.586864752069763</text:p>
          </table:table-cell>
        </table:table-row>
        <table:table-row table:style-name="ro1">
          <table:table-cell office:value-type="float" office:value="0.19811" calcext:value-type="float">
            <text:p>0.19811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199279764745169" calcext:value-type="float">
            <text:p>0.199279764745169</text:p>
          </table:table-cell>
          <table:table-cell/>
          <table:table-cell table:formula="of:=100*ABS(([.C498]-[.A498])/[.C498])" office:value-type="float" office:value="0.586996249551527" calcext:value-type="float">
            <text:p>0.586996249551527</text:p>
          </table:table-cell>
        </table:table-row>
        <table:table-row table:style-name="ro1">
          <table:table-cell office:value-type="float" office:value="0.19829" calcext:value-type="float">
            <text:p>0.19829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199461032633846" calcext:value-type="float">
            <text:p>0.199461032633846</text:p>
          </table:table-cell>
          <table:table-cell/>
          <table:table-cell table:formula="of:=100*ABS(([.C499]-[.A499])/[.C499])" office:value-type="float" office:value="0.587098451453039" calcext:value-type="float">
            <text:p>0.587098451453039</text:p>
          </table:table-cell>
        </table:table-row>
        <table:table-row table:style-name="ro1">
          <table:table-cell office:value-type="float" office:value="0.19846" calcext:value-type="float">
            <text:p>0.19846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199632315668982" calcext:value-type="float">
            <text:p>0.199632315668982</text:p>
          </table:table-cell>
          <table:table-cell/>
          <table:table-cell table:formula="of:=100*ABS(([.C500]-[.A500])/[.C500])" office:value-type="float" office:value="0.587237424488757" calcext:value-type="float">
            <text:p>0.587237424488757</text:p>
          </table:table-cell>
        </table:table-row>
        <table:table-row table:style-name="ro1">
          <table:table-cell office:value-type="float" office:value="0.19864" calcext:value-type="float">
            <text:p>0.19864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199803601636432" calcext:value-type="float">
            <text:p>0.199803601636432</text:p>
          </table:table-cell>
          <table:table-cell/>
          <table:table-cell table:formula="of:=100*ABS(([.C501]-[.A501])/[.C501])" office:value-type="float" office:value="0.582372703445706" calcext:value-type="float">
            <text:p>0.582372703445706</text:p>
          </table:table-cell>
        </table:table-row>
        <table:table-row table:style-name="ro1">
          <table:table-cell office:value-type="float" office:value="0.19881" calcext:value-type="float">
            <text:p>0.19881</text:p>
          </table:table-cell>
          <table:table-cell office:value-type="float" office:value="0.05" calcext:value-type="float">
            <text:p>0.05</text:p>
          </table:table-cell>
          <table:table-cell office:value-type="float" office:value="0.199984888111177" calcext:value-type="float">
            <text:p>0.199984888111177</text:p>
          </table:table-cell>
          <table:table-cell/>
          <table:table-cell table:formula="of:=100*ABS(([.C502]-[.A502])/[.C502])" office:value-type="float" office:value="0.587488445888922" calcext:value-type="float">
            <text:p>0.587488445888922</text:p>
          </table:table-cell>
        </table:table-row>
        <table:table-row table:style-name="ro1">
          <table:table-cell office:value-type="float" office:value="0.19882" calcext:value-type="float">
            <text:p>0.19882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19999653531239" calcext:value-type="float">
            <text:p>0.19999653531239</text:p>
          </table:table-cell>
          <table:table-cell/>
          <table:table-cell table:formula="of:=100*ABS(([.C503]-[.A503])/[.C503])" office:value-type="float" office:value="0.588277847189764" calcext:value-type="float">
            <text:p>0.588277847189764</text:p>
          </table:table-cell>
        </table:table-row>
        <table:table-row table:style-name="ro1">
          <table:table-cell office:value-type="float" office:value="0.19883" calcext:value-type="float">
            <text:p>0.19883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200008197582024" calcext:value-type="float">
            <text:p>0.200008197582024</text:p>
          </table:table-cell>
          <table:table-cell/>
          <table:table-cell table:formula="of:=100*ABS(([.C504]-[.A504])/[.C504])" office:value-type="float" office:value="0.589074646073424" calcext:value-type="float">
            <text:p>0.589074646073424</text:p>
          </table:table-cell>
        </table:table-row>
        <table:table-row table:style-name="ro1">
          <table:table-cell office:value-type="float" office:value="0.19884" calcext:value-type="float">
            <text:p>0.19884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200019868067375" calcext:value-type="float">
            <text:p>0.200019868067375</text:p>
          </table:table-cell>
          <table:table-cell/>
          <table:table-cell table:formula="of:=100*ABS(([.C505]-[.A505])/[.C505])" office:value-type="float" office:value="0.58987543526292" calcext:value-type="float">
            <text:p>0.58987543526292</text:p>
          </table:table-cell>
        </table:table-row>
        <table:table-row table:style-name="ro1">
          <table:table-cell office:value-type="float" office:value="0.19885" calcext:value-type="float">
            <text:p>0.19885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200031553665316" calcext:value-type="float">
            <text:p>0.200031553665316</text:p>
          </table:table-cell>
          <table:table-cell/>
          <table:table-cell table:formula="of:=100*ABS(([.C506]-[.A506])/[.C506])" office:value-type="float" office:value="0.590683641488109" calcext:value-type="float">
            <text:p>0.590683641488109</text:p>
          </table:table-cell>
        </table:table-row>
        <table:table-row table:style-name="ro1">
          <table:table-cell office:value-type="float" office:value="0.19886" calcext:value-type="float">
            <text:p>0.19886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20004324742665" calcext:value-type="float">
            <text:p>0.20004324742665</text:p>
          </table:table-cell>
          <table:table-cell/>
          <table:table-cell table:formula="of:=100*ABS(([.C507]-[.A507])/[.C507])" office:value-type="float" office:value="0.591495809966816" calcext:value-type="float">
            <text:p>0.591495809966816</text:p>
          </table:table-cell>
        </table:table-row>
        <table:table-row table:style-name="ro1">
          <table:table-cell office:value-type="float" office:value="0.19887" calcext:value-type="float">
            <text:p>0.19887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200054956344725" calcext:value-type="float">
            <text:p>0.200054956344725</text:p>
          </table:table-cell>
          <table:table-cell/>
          <table:table-cell table:formula="of:=100*ABS(([.C508]-[.A508])/[.C508])" office:value-type="float" office:value="0.592315414912074" calcext:value-type="float">
            <text:p>0.592315414912074</text:p>
          </table:table-cell>
        </table:table-row>
        <table:table-row table:style-name="ro1">
          <table:table-cell office:value-type="float" office:value="0.19887" calcext:value-type="float">
            <text:p>0.19887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200066673373878" calcext:value-type="float">
            <text:p>0.200066673373878</text:p>
          </table:table-cell>
          <table:table-cell/>
          <table:table-cell table:formula="of:=100*ABS(([.C509]-[.A509])/[.C509])" office:value-type="float" office:value="0.598137287783944" calcext:value-type="float">
            <text:p>0.598137287783944</text:p>
          </table:table-cell>
        </table:table-row>
        <table:table-row table:style-name="ro1">
          <table:table-cell office:value-type="float" office:value="0.19888" calcext:value-type="float">
            <text:p>0.19888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200078405603903" calcext:value-type="float">
            <text:p>0.200078405603903</text:p>
          </table:table-cell>
          <table:table-cell/>
          <table:table-cell table:formula="of:=100*ABS(([.C510]-[.A510])/[.C510])" office:value-type="float" office:value="0.598967989716833" calcext:value-type="float">
            <text:p>0.598967989716833</text:p>
          </table:table-cell>
        </table:table-row>
        <table:table-row table:style-name="ro1">
          <table:table-cell office:value-type="float" office:value="0.19889" calcext:value-type="float">
            <text:p>0.19889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200090145892695" calcext:value-type="float">
            <text:p>0.200090145892695</text:p>
          </table:table-cell>
          <table:table-cell/>
          <table:table-cell table:formula="of:=100*ABS(([.C511]-[.A511])/[.C511])" office:value-type="float" office:value="0.599802597644508" calcext:value-type="float">
            <text:p>0.599802597644508</text:p>
          </table:table-cell>
        </table:table-row>
        <table:table-row table:style-name="ro1">
          <table:table-cell office:value-type="float" office:value="0.1989" calcext:value-type="float">
            <text:p>0.1989</text:p>
          </table:table-cell>
          <table:table-cell office:value-type="float" office:value="0.051" calcext:value-type="float">
            <text:p>0.051</text:p>
          </table:table-cell>
          <table:table-cell office:value-type="float" office:value="0.200101901426473" calcext:value-type="float">
            <text:p>0.200101901426473</text:p>
          </table:table-cell>
          <table:table-cell/>
          <table:table-cell table:formula="of:=100*ABS(([.C512]-[.A512])/[.C512])" office:value-type="float" office:value="0.600644680487885" calcext:value-type="float">
            <text:p>0.600644680487885</text:p>
          </table:table-cell>
        </table:table-row>
        <table:table-row table:style-name="ro1">
          <table:table-cell office:value-type="float" office:value="0.19891" calcext:value-type="float">
            <text:p>0.19891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200113664966713" calcext:value-type="float">
            <text:p>0.200113664966713</text:p>
          </table:table-cell>
          <table:table-cell/>
          <table:table-cell table:formula="of:=100*ABS(([.C513]-[.A513])/[.C513])" office:value-type="float" office:value="0.601490641288069" calcext:value-type="float">
            <text:p>0.601490641288069</text:p>
          </table:table-cell>
        </table:table-row>
        <table:table-row table:style-name="ro1">
          <table:table-cell office:value-type="float" office:value="0.19892" calcext:value-type="float">
            <text:p>0.19892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200125443796035" calcext:value-type="float">
            <text:p>0.200125443796035</text:p>
          </table:table-cell>
          <table:table-cell/>
          <table:table-cell table:formula="of:=100*ABS(([.C514]-[.A514])/[.C514])" office:value-type="float" office:value="0.602344096367697" calcext:value-type="float">
            <text:p>0.602344096367697</text:p>
          </table:table-cell>
        </table:table-row>
        <table:table-row table:style-name="ro1">
          <table:table-cell office:value-type="float" office:value="0.19893" calcext:value-type="float">
            <text:p>0.19893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20013723057952" calcext:value-type="float">
            <text:p>0.20013723057952</text:p>
          </table:table-cell>
          <table:table-cell/>
          <table:table-cell table:formula="of:=100*ABS(([.C515]-[.A515])/[.C515])" office:value-type="float" office:value="0.603201401370678" calcext:value-type="float">
            <text:p>0.603201401370678</text:p>
          </table:table-cell>
        </table:table-row>
        <table:table-row table:style-name="ro1">
          <table:table-cell office:value-type="float" office:value="0.19894" calcext:value-type="float">
            <text:p>0.19894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200149032696164" calcext:value-type="float">
            <text:p>0.200149032696164</text:p>
          </table:table-cell>
          <table:table-cell/>
          <table:table-cell table:formula="of:=100*ABS(([.C516]-[.A516])/[.C516])" office:value-type="float" office:value="0.604066219994704" calcext:value-type="float">
            <text:p>0.604066219994704</text:p>
          </table:table-cell>
        </table:table-row>
        <table:table-row table:style-name="ro1">
          <table:table-cell office:value-type="float" office:value="0.19894" calcext:value-type="float">
            <text:p>0.19894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200170835678552" calcext:value-type="float">
            <text:p>0.200170835678552</text:p>
          </table:table-cell>
          <table:table-cell/>
          <table:table-cell table:formula="of:=100*ABS(([.C517]-[.A517])/[.C517])" office:value-type="float" office:value="0.614892611293734" calcext:value-type="float">
            <text:p>0.614892611293734</text:p>
          </table:table-cell>
        </table:table-row>
        <table:table-row table:style-name="ro1">
          <table:table-cell office:value-type="float" office:value="0.19895" calcext:value-type="float">
            <text:p>0.19895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200182660983513" calcext:value-type="float">
            <text:p>0.200182660983513</text:p>
          </table:table-cell>
          <table:table-cell/>
          <table:table-cell table:formula="of:=100*ABS(([.C518]-[.A518])/[.C518])" office:value-type="float" office:value="0.615768107715515" calcext:value-type="float">
            <text:p>0.615768107715515</text:p>
          </table:table-cell>
        </table:table-row>
        <table:table-row table:style-name="ro1">
          <table:table-cell office:value-type="float" office:value="0.19896" calcext:value-type="float">
            <text:p>0.19896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200194494137676" calcext:value-type="float">
            <text:p>0.200194494137676</text:p>
          </table:table-cell>
          <table:table-cell/>
          <table:table-cell table:formula="of:=100*ABS(([.C519]-[.A519])/[.C519])" office:value-type="float" office:value="0.616647397319061" calcext:value-type="float">
            <text:p>0.616647397319061</text:p>
          </table:table-cell>
        </table:table-row>
        <table:table-row table:style-name="ro1">
          <table:table-cell office:value-type="float" office:value="0.19897" calcext:value-type="float">
            <text:p>0.19897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200206342712338" calcext:value-type="float">
            <text:p>0.200206342712338</text:p>
          </table:table-cell>
          <table:table-cell/>
          <table:table-cell table:formula="of:=100*ABS(([.C520]-[.A520])/[.C520])" office:value-type="float" office:value="0.617534237720968" calcext:value-type="float">
            <text:p>0.617534237720968</text:p>
          </table:table-cell>
        </table:table-row>
        <table:table-row table:style-name="ro1">
          <table:table-cell office:value-type="float" office:value="0.19898" calcext:value-type="float">
            <text:p>0.19898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200218199083924" calcext:value-type="float">
            <text:p>0.200218199083924</text:p>
          </table:table-cell>
          <table:table-cell/>
          <table:table-cell table:formula="of:=100*ABS(([.C521]-[.A521])/[.C521])" office:value-type="float" office:value="0.618424843290812" calcext:value-type="float">
            <text:p>0.618424843290812</text:p>
          </table:table-cell>
        </table:table-row>
        <table:table-row table:style-name="ro1">
          <table:table-cell office:value-type="float" office:value="0.19899" calcext:value-type="float">
            <text:p>0.19899</text:p>
          </table:table-cell>
          <table:table-cell office:value-type="float" office:value="0.052" calcext:value-type="float">
            <text:p>0.052</text:p>
          </table:table-cell>
          <table:table-cell office:value-type="float" office:value="0.200230070920029" calcext:value-type="float">
            <text:p>0.200230070920029</text:p>
          </table:table-cell>
          <table:table-cell/>
          <table:table-cell table:formula="of:=100*ABS(([.C522]-[.A522])/[.C522])" office:value-type="float" office:value="0.619323018930894" calcext:value-type="float">
            <text:p>0.619323018930894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200241950500788" calcext:value-type="float">
            <text:p>0.200241950500788</text:p>
          </table:table-cell>
          <table:table-cell/>
          <table:table-cell table:formula="of:=100*ABS(([.C523]-[.A523])/[.C523])" office:value-type="float" office:value="0.620224931729786" calcext:value-type="float">
            <text:p>0.620224931729786</text:p>
          </table:table-cell>
        </table:table-row>
        <table:table-row table:style-name="ro1">
          <table:table-cell office:value-type="float" office:value="0.19901" calcext:value-type="float">
            <text:p>0.19901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200253841671015" calcext:value-type="float">
            <text:p>0.200253841671015</text:p>
          </table:table-cell>
          <table:table-cell/>
          <table:table-cell table:formula="of:=100*ABS(([.C524]-[.A524])/[.C524])" office:value-type="float" office:value="0.621132488962977" calcext:value-type="float">
            <text:p>0.621132488962977</text:p>
          </table:table-cell>
        </table:table-row>
        <table:table-row table:style-name="ro1">
          <table:table-cell office:value-type="float" office:value="0.19901" calcext:value-type="float">
            <text:p>0.19901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200265748371732" calcext:value-type="float">
            <text:p>0.200265748371732</text:p>
          </table:table-cell>
          <table:table-cell/>
          <table:table-cell table:formula="of:=100*ABS(([.C525]-[.A525])/[.C525])" office:value-type="float" office:value="0.627041010228768" calcext:value-type="float">
            <text:p>0.627041010228768</text:p>
          </table:table-cell>
        </table:table-row>
        <table:table-row table:style-name="ro1">
          <table:table-cell office:value-type="float" office:value="0.19902" calcext:value-type="float">
            <text:p>0.19902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200277662738734" calcext:value-type="float">
            <text:p>0.200277662738734</text:p>
          </table:table-cell>
          <table:table-cell/>
          <table:table-cell table:formula="of:=100*ABS(([.C526]-[.A526])/[.C526])" office:value-type="float" office:value="0.627959564504423" calcext:value-type="float">
            <text:p>0.627959564504423</text:p>
          </table:table-cell>
        </table:table-row>
        <table:table-row table:style-name="ro1">
          <table:table-cell office:value-type="float" office:value="0.19903" calcext:value-type="float">
            <text:p>0.19903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200289592680199" calcext:value-type="float">
            <text:p>0.200289592680199</text:p>
          </table:table-cell>
          <table:table-cell/>
          <table:table-cell table:formula="of:=100*ABS(([.C527]-[.A527])/[.C527])" office:value-type="float" office:value="0.628885736569504" calcext:value-type="float">
            <text:p>0.628885736569504</text:p>
          </table:table-cell>
        </table:table-row>
        <table:table-row table:style-name="ro1">
          <table:table-cell office:value-type="float" office:value="0.19904" calcext:value-type="float">
            <text:p>0.19904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200301530235692" calcext:value-type="float">
            <text:p>0.200301530235692</text:p>
          </table:table-cell>
          <table:table-cell/>
          <table:table-cell table:formula="of:=100*ABS(([.C528]-[.A528])/[.C528])" office:value-type="float" office:value="0.629815575651366" calcext:value-type="float">
            <text:p>0.629815575651366</text:p>
          </table:table-cell>
        </table:table-row>
        <table:table-row table:style-name="ro1">
          <table:table-cell office:value-type="float" office:value="0.19905" calcext:value-type="float">
            <text:p>0.19905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200313483409605" calcext:value-type="float">
            <text:p>0.200313483409605</text:p>
          </table:table-cell>
          <table:table-cell/>
          <table:table-cell table:formula="of:=100*ABS(([.C529]-[.A529])/[.C529])" office:value-type="float" office:value="0.630753051716022" calcext:value-type="float">
            <text:p>0.630753051716022</text:p>
          </table:table-cell>
        </table:table-row>
        <table:table-row table:style-name="ro1">
          <table:table-cell office:value-type="float" office:value="0.19906" calcext:value-type="float">
            <text:p>0.19906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200325444145296" calcext:value-type="float">
            <text:p>0.200325444145296</text:p>
          </table:table-cell>
          <table:table-cell/>
          <table:table-cell table:formula="of:=100*ABS(([.C530]-[.A530])/[.C530])" office:value-type="float" office:value="0.631694166806852" calcext:value-type="float">
            <text:p>0.631694166806852</text:p>
          </table:table-cell>
        </table:table-row>
        <table:table-row table:style-name="ro1">
          <table:table-cell office:value-type="float" office:value="0.19907" calcext:value-type="float">
            <text:p>0.19907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200337420543342" calcext:value-type="float">
            <text:p>0.200337420543342</text:p>
          </table:table-cell>
          <table:table-cell/>
          <table:table-cell table:formula="of:=100*ABS(([.C531]-[.A531])/[.C531])" office:value-type="float" office:value="0.632642938051672" calcext:value-type="float">
            <text:p>0.632642938051672</text:p>
          </table:table-cell>
        </table:table-row>
        <table:table-row table:style-name="ro1">
          <table:table-cell office:value-type="float" office:value="0.19907" calcext:value-type="float">
            <text:p>0.19907</text:p>
          </table:table-cell>
          <table:table-cell office:value-type="float" office:value="0.053" calcext:value-type="float">
            <text:p>0.053</text:p>
          </table:table-cell>
          <table:table-cell office:value-type="float" office:value="0.200349404450924" calcext:value-type="float">
            <text:p>0.200349404450924</text:p>
          </table:table-cell>
          <table:table-cell/>
          <table:table-cell table:formula="of:=100*ABS(([.C532]-[.A532])/[.C532])" office:value-type="float" office:value="0.638586600459594" calcext:value-type="float">
            <text:p>0.638586600459594</text:p>
          </table:table-cell>
        </table:table-row>
        <table:table-row table:style-name="ro1">
          <table:table-cell office:value-type="float" office:value="0.19908" calcext:value-type="float">
            <text:p>0.19908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20036140406478" calcext:value-type="float">
            <text:p>0.20036140406478</text:p>
          </table:table-cell>
          <table:table-cell/>
          <table:table-cell table:formula="of:=100*ABS(([.C533]-[.A533])/[.C533])" office:value-type="float" office:value="0.639546359120937" calcext:value-type="float">
            <text:p>0.639546359120937</text:p>
          </table:table-cell>
        </table:table-row>
        <table:table-row table:style-name="ro1">
          <table:table-cell office:value-type="float" office:value="0.19909" calcext:value-type="float">
            <text:p>0.19909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200373411135934" calcext:value-type="float">
            <text:p>0.200373411135934</text:p>
          </table:table-cell>
          <table:table-cell/>
          <table:table-cell table:formula="of:=100*ABS(([.C534]-[.A534])/[.C534])" office:value-type="float" office:value="0.640509700692383" calcext:value-type="float">
            <text:p>0.640509700692383</text:p>
          </table:table-cell>
        </table:table-row>
        <table:table-row table:style-name="ro1">
          <table:table-cell office:value-type="float" office:value="0.1991" calcext:value-type="float">
            <text:p>0.1991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200395425202872" calcext:value-type="float">
            <text:p>0.200395425202872</text:p>
          </table:table-cell>
          <table:table-cell/>
          <table:table-cell table:formula="of:=100*ABS(([.C535]-[.A535])/[.C535])" office:value-type="float" office:value="0.646434518932211" calcext:value-type="float">
            <text:p>0.646434518932211</text:p>
          </table:table-cell>
        </table:table-row>
        <table:table-row table:style-name="ro1">
          <table:table-cell office:value-type="float" office:value="0.19911" calcext:value-type="float">
            <text:p>0.19911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200407455328488" calcext:value-type="float">
            <text:p>0.200407455328488</text:p>
          </table:table-cell>
          <table:table-cell/>
          <table:table-cell table:formula="of:=100*ABS(([.C536]-[.A536])/[.C536])" office:value-type="float" office:value="0.647408713593775" calcext:value-type="float">
            <text:p>0.647408713593775</text:p>
          </table:table-cell>
        </table:table-row>
        <table:table-row table:style-name="ro1">
          <table:table-cell office:value-type="float" office:value="0.19912" calcext:value-type="float">
            <text:p>0.19912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200419501247384" calcext:value-type="float">
            <text:p>0.200419501247384</text:p>
          </table:table-cell>
          <table:table-cell/>
          <table:table-cell table:formula="of:=100*ABS(([.C537]-[.A537])/[.C537])" office:value-type="float" office:value="0.648390620321727" calcext:value-type="float">
            <text:p>0.648390620321727</text:p>
          </table:table-cell>
        </table:table-row>
        <table:table-row table:style-name="ro1">
          <table:table-cell office:value-type="float" office:value="0.19913" calcext:value-type="float">
            <text:p>0.19913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200431554518768" calcext:value-type="float">
            <text:p>0.200431554518768</text:p>
          </table:table-cell>
          <table:table-cell/>
          <table:table-cell table:formula="of:=100*ABS(([.C538]-[.A538])/[.C538])" office:value-type="float" office:value="0.649376053532762" calcext:value-type="float">
            <text:p>0.649376053532762</text:p>
          </table:table-cell>
        </table:table-row>
        <table:table-row table:style-name="ro1">
          <table:table-cell office:value-type="float" office:value="0.19914" calcext:value-type="float">
            <text:p>0.19914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200443623627293" calcext:value-type="float">
            <text:p>0.200443623627293</text:p>
          </table:table-cell>
          <table:table-cell/>
          <table:table-cell table:formula="of:=100*ABS(([.C539]-[.A539])/[.C539])" office:value-type="float" office:value="0.650369217889025" calcext:value-type="float">
            <text:p>0.650369217889025</text:p>
          </table:table-cell>
        </table:table-row>
        <table:table-row table:style-name="ro1">
          <table:table-cell office:value-type="float" office:value="0.19914" calcext:value-type="float">
            <text:p>0.19914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200455700036093" calcext:value-type="float">
            <text:p>0.200455700036093</text:p>
          </table:table-cell>
          <table:table-cell/>
          <table:table-cell table:formula="of:=100*ABS(([.C540]-[.A540])/[.C540])" office:value-type="float" office:value="0.656354514167393" calcext:value-type="float">
            <text:p>0.656354514167393</text:p>
          </table:table-cell>
        </table:table-row>
        <table:table-row table:style-name="ro1">
          <table:table-cell office:value-type="float" office:value="0.19915" calcext:value-type="float">
            <text:p>0.19915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200467792325875" calcext:value-type="float">
            <text:p>0.200467792325875</text:p>
          </table:table-cell>
          <table:table-cell/>
          <table:table-cell table:formula="of:=100*ABS(([.C541]-[.A541])/[.C541])" office:value-type="float" office:value="0.657358626333605" calcext:value-type="float">
            <text:p>0.657358626333605</text:p>
          </table:table-cell>
        </table:table-row>
        <table:table-row table:style-name="ro1">
          <table:table-cell office:value-type="float" office:value="0.19916" calcext:value-type="float">
            <text:p>0.199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200479891863723" calcext:value-type="float">
            <text:p>0.200479891863723</text:p>
          </table:table-cell>
          <table:table-cell/>
          <table:table-cell table:formula="of:=100*ABS(([.C542]-[.A542])/[.C542])" office:value-type="float" office:value="0.658366208926334" calcext:value-type="float">
            <text:p>0.658366208926334</text:p>
          </table:table-cell>
        </table:table-row>
        <table:table-row table:style-name="ro1">
          <table:table-cell office:value-type="float" office:value="0.19917" calcext:value-type="float">
            <text:p>0.19917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200492002950966" calcext:value-type="float">
            <text:p>0.200492002950966</text:p>
          </table:table-cell>
          <table:table-cell/>
          <table:table-cell table:formula="of:=100*ABS(([.C543]-[.A543])/[.C543])" office:value-type="float" office:value="0.659379392448348" calcext:value-type="float">
            <text:p>0.659379392448348</text:p>
          </table:table-cell>
        </table:table-row>
        <table:table-row table:style-name="ro1">
          <table:table-cell office:value-type="float" office:value="0.19918" calcext:value-type="float">
            <text:p>0.19918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200504129984896" calcext:value-type="float">
            <text:p>0.200504129984896</text:p>
          </table:table-cell>
          <table:table-cell/>
          <table:table-cell table:formula="of:=100*ABS(([.C544]-[.A544])/[.C544])" office:value-type="float" office:value="0.660400354344601" calcext:value-type="float">
            <text:p>0.660400354344601</text:p>
          </table:table-cell>
        </table:table-row>
        <table:table-row table:style-name="ro1">
          <table:table-cell office:value-type="float" office:value="0.19919" calcext:value-type="float">
            <text:p>0.19919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200516264188619" calcext:value-type="float">
            <text:p>0.200516264188619</text:p>
          </table:table-cell>
          <table:table-cell/>
          <table:table-cell table:formula="of:=100*ABS(([.C545]-[.A545])/[.C545])" office:value-type="float" office:value="0.661424744763493" calcext:value-type="float">
            <text:p>0.661424744763493</text:p>
          </table:table-cell>
        </table:table-row>
        <table:table-row table:style-name="ro1">
          <table:table-cell office:value-type="float" office:value="0.1992" calcext:value-type="float">
            <text:p>0.1992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200528414382825" calcext:value-type="float">
            <text:p>0.200528414382825</text:p>
          </table:table-cell>
          <table:table-cell/>
          <table:table-cell table:formula="of:=100*ABS(([.C546]-[.A546])/[.C546])" office:value-type="float" office:value="0.662456932556713" calcext:value-type="float">
            <text:p>0.662456932556713</text:p>
          </table:table-cell>
        </table:table-row>
        <table:table-row table:style-name="ro1">
          <table:table-cell office:value-type="float" office:value="0.1992" calcext:value-type="float">
            <text:p>0.1992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200540571694632" calcext:value-type="float">
            <text:p>0.200540571694632</text:p>
          </table:table-cell>
          <table:table-cell/>
          <table:table-cell table:formula="of:=100*ABS(([.C547]-[.A547])/[.C547])" office:value-type="float" office:value="0.668479043070502" calcext:value-type="float">
            <text:p>0.668479043070502</text:p>
          </table:table-cell>
        </table:table-row>
        <table:table-row table:style-name="ro1">
          <table:table-cell office:value-type="float" office:value="0.19921" calcext:value-type="float">
            <text:p>0.19921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2005527450407" calcext:value-type="float">
            <text:p>0.2005527450407</text:p>
          </table:table-cell>
          <table:table-cell/>
          <table:table-cell table:formula="of:=100*ABS(([.C548]-[.A548])/[.C548])" office:value-type="float" office:value="0.669522145123197" calcext:value-type="float">
            <text:p>0.669522145123197</text:p>
          </table:table-cell>
        </table:table-row>
        <table:table-row table:style-name="ro1">
          <table:table-cell office:value-type="float" office:value="0.19922" calcext:value-type="float">
            <text:p>0.1992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200564925452184" calcext:value-type="float">
            <text:p>0.200564925452184</text:p>
          </table:table-cell>
          <table:table-cell/>
          <table:table-cell table:formula="of:=100*ABS(([.C549]-[.A549])/[.C549])" office:value-type="float" office:value="0.670568619688364" calcext:value-type="float">
            <text:p>0.670568619688364</text:p>
          </table:table-cell>
        </table:table-row>
        <table:table-row table:style-name="ro1">
          <table:table-cell office:value-type="float" office:value="0.19923" calcext:value-type="float">
            <text:p>0.19923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200577121941686" calcext:value-type="float">
            <text:p>0.200577121941686</text:p>
          </table:table-cell>
          <table:table-cell/>
          <table:table-cell table:formula="of:=100*ABS(([.C550]-[.A550])/[.C550])" office:value-type="float" office:value="0.671622929198136" calcext:value-type="float">
            <text:p>0.671622929198136</text:p>
          </table:table-cell>
        </table:table-row>
        <table:table-row table:style-name="ro1">
          <table:table-cell office:value-type="float" office:value="0.19924" calcext:value-type="float">
            <text:p>0.19924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200589325444426" calcext:value-type="float">
            <text:p>0.200589325444426</text:p>
          </table:table-cell>
          <table:table-cell/>
          <table:table-cell table:formula="of:=100*ABS(([.C551]-[.A551])/[.C551])" office:value-type="float" office:value="0.672680583294649" calcext:value-type="float">
            <text:p>0.672680583294649</text:p>
          </table:table-cell>
        </table:table-row>
        <table:table-row table:style-name="ro1">
          <table:table-cell office:value-type="float" office:value="0.19925" calcext:value-type="float">
            <text:p>0.19925</text:p>
          </table:table-cell>
          <table:table-cell office:value-type="float" office:value="0.055" calcext:value-type="float">
            <text:p>0.055</text:p>
          </table:table-cell>
          <table:table-cell office:value-type="float" office:value="0.200601545068925" calcext:value-type="float">
            <text:p>0.200601545068925</text:p>
          </table:table-cell>
          <table:table-cell/>
          <table:table-cell table:formula="of:=100*ABS(([.C552]-[.A552])/[.C552])" office:value-type="float" office:value="0.673746091268013" calcext:value-type="float">
            <text:p>0.673746091268013</text:p>
          </table:table-cell>
        </table:table-row>
        <table:table-row table:style-name="ro1">
          <table:table-cell office:value-type="float" office:value="0.19926" calcext:value-type="float">
            <text:p>0.19926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200374170969239" calcext:value-type="float">
            <text:p>0.200374170969239</text:p>
          </table:table-cell>
          <table:table-cell/>
          <table:table-cell table:formula="of:=100*ABS(([.C553]-[.A553])/[.C553])" office:value-type="float" office:value="0.556045204753714" calcext:value-type="float">
            <text:p>0.556045204753714</text:p>
          </table:table-cell>
        </table:table-row>
        <table:table-row table:style-name="ro1">
          <table:table-cell office:value-type="float" office:value="0.19927" calcext:value-type="float">
            <text:p>0.19927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20014681622489" calcext:value-type="float">
            <text:p>0.20014681622489</text:p>
          </table:table-cell>
          <table:table-cell/>
          <table:table-cell table:formula="of:=100*ABS(([.C554]-[.A554])/[.C554])" office:value-type="float" office:value="0.438086521398902" calcext:value-type="float">
            <text:p>0.438086521398902</text:p>
          </table:table-cell>
        </table:table-row>
        <table:table-row table:style-name="ro1">
          <table:table-cell office:value-type="float" office:value="0.19918" calcext:value-type="float">
            <text:p>0.19918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199909496565721" calcext:value-type="float">
            <text:p>0.199909496565721</text:p>
          </table:table-cell>
          <table:table-cell/>
          <table:table-cell table:formula="of:=100*ABS(([.C555]-[.A555])/[.C555])" office:value-type="float" office:value="0.364913412445687" calcext:value-type="float">
            <text:p>0.364913412445687</text:p>
          </table:table-cell>
        </table:table-row>
        <table:table-row table:style-name="ro1">
          <table:table-cell office:value-type="float" office:value="0.19894" calcext:value-type="float">
            <text:p>0.19894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199682180908588" calcext:value-type="float">
            <text:p>0.199682180908588</text:p>
          </table:table-cell>
          <table:table-cell/>
          <table:table-cell table:formula="of:=100*ABS(([.C556]-[.A556])/[.C556])" office:value-type="float" office:value="0.371681091027139" calcext:value-type="float">
            <text:p>0.371681091027139</text:p>
          </table:table-cell>
        </table:table-row>
        <table:table-row table:style-name="ro1">
          <table:table-cell office:value-type="float" office:value="0.19869" calcext:value-type="float">
            <text:p>0.19869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199454884807166" calcext:value-type="float">
            <text:p>0.199454884807166</text:p>
          </table:table-cell>
          <table:table-cell/>
          <table:table-cell table:formula="of:=100*ABS(([.C557]-[.A557])/[.C557])" office:value-type="float" office:value="0.383487628245265" calcext:value-type="float">
            <text:p>0.383487628245265</text:p>
          </table:table-cell>
        </table:table-row>
        <table:table-row table:style-name="ro1">
          <table:table-cell office:value-type="float" office:value="0.19845" calcext:value-type="float">
            <text:p>0.19845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199227608328389" calcext:value-type="float">
            <text:p>0.199227608328389</text:p>
          </table:table-cell>
          <table:table-cell/>
          <table:table-cell table:formula="of:=100*ABS(([.C558]-[.A558])/[.C558])" office:value-type="float" office:value="0.390311531074217" calcext:value-type="float">
            <text:p>0.390311531074217</text:p>
          </table:table-cell>
        </table:table-row>
        <table:table-row table:style-name="ro1">
          <table:table-cell office:value-type="float" office:value="0.1982" calcext:value-type="float">
            <text:p>0.1982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198990367925912" calcext:value-type="float">
            <text:p>0.198990367925912</text:p>
          </table:table-cell>
          <table:table-cell/>
          <table:table-cell table:formula="of:=100*ABS(([.C559]-[.A559])/[.C559])" office:value-type="float" office:value="0.397189036911919" calcext:value-type="float">
            <text:p>0.397189036911919</text:p>
          </table:table-cell>
        </table:table-row>
        <table:table-row table:style-name="ro1">
          <table:table-cell office:value-type="float" office:value="0.19796" calcext:value-type="float">
            <text:p>0.19796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198763131078176" calcext:value-type="float">
            <text:p>0.198763131078176</text:p>
          </table:table-cell>
          <table:table-cell/>
          <table:table-cell table:formula="of:=100*ABS(([.C560]-[.A560])/[.C560])" office:value-type="float" office:value="0.404064412659967" calcext:value-type="float">
            <text:p>0.404064412659967</text:p>
          </table:table-cell>
        </table:table-row>
        <table:table-row table:style-name="ro1">
          <table:table-cell office:value-type="float" office:value="0.19772" calcext:value-type="float">
            <text:p>0.19772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198535914057105" calcext:value-type="float">
            <text:p>0.198535914057105</text:p>
          </table:table-cell>
          <table:table-cell/>
          <table:table-cell table:formula="of:=100*ABS(([.C561]-[.A561])/[.C561])" office:value-type="float" office:value="0.410965472408113" calcext:value-type="float">
            <text:p>0.410965472408113</text:p>
          </table:table-cell>
        </table:table-row>
        <table:table-row table:style-name="ro1">
          <table:table-cell office:value-type="float" office:value="0.19747" calcext:value-type="float">
            <text:p>0.19747</text:p>
          </table:table-cell>
          <table:table-cell office:value-type="float" office:value="0.056" calcext:value-type="float">
            <text:p>0.056</text:p>
          </table:table-cell>
          <table:table-cell office:value-type="float" office:value="0.198298733874551" calcext:value-type="float">
            <text:p>0.198298733874551</text:p>
          </table:table-cell>
          <table:table-cell/>
          <table:table-cell table:formula="of:=100*ABS(([.C562]-[.A562])/[.C562])" office:value-type="float" office:value="0.417921919297423" calcext:value-type="float">
            <text:p>0.417921919297423</text:p>
          </table:table-cell>
        </table:table-row>
        <table:table-row table:style-name="ro1">
          <table:table-cell office:value-type="float" office:value="0.19723" calcext:value-type="float">
            <text:p>0.19723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198071556899622" calcext:value-type="float">
            <text:p>0.198071556899622</text:p>
          </table:table-cell>
          <table:table-cell/>
          <table:table-cell table:formula="of:=100*ABS(([.C563]-[.A563])/[.C563])" office:value-type="float" office:value="0.424875187934224" calcext:value-type="float">
            <text:p>0.424875187934224</text:p>
          </table:table-cell>
        </table:table-row>
        <table:table-row table:style-name="ro1">
          <table:table-cell office:value-type="float" office:value="0.19698" calcext:value-type="float">
            <text:p>0.19698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197844399958174" calcext:value-type="float">
            <text:p>0.197844399958174</text:p>
          </table:table-cell>
          <table:table-cell/>
          <table:table-cell table:formula="of:=100*ABS(([.C564]-[.A564])/[.C564])" office:value-type="float" office:value="0.436908984210286" calcext:value-type="float">
            <text:p>0.436908984210286</text:p>
          </table:table-cell>
        </table:table-row>
        <table:table-row table:style-name="ro1">
          <table:table-cell office:value-type="float" office:value="0.19674" calcext:value-type="float">
            <text:p>0.19674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197607275632149" calcext:value-type="float">
            <text:p>0.197607275632149</text:p>
          </table:table-cell>
          <table:table-cell/>
          <table:table-cell table:formula="of:=100*ABS(([.C565]-[.A565])/[.C565])" office:value-type="float" office:value="0.43888851226469" calcext:value-type="float">
            <text:p>0.43888851226469</text:p>
          </table:table-cell>
        </table:table-row>
        <table:table-row table:style-name="ro1">
          <table:table-cell office:value-type="float" office:value="0.1965" calcext:value-type="float">
            <text:p>0.1965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197380164158813" calcext:value-type="float">
            <text:p>0.197380164158813</text:p>
          </table:table-cell>
          <table:table-cell/>
          <table:table-cell table:formula="of:=100*ABS(([.C566]-[.A566])/[.C566])" office:value-type="float" office:value="0.445923308739818" calcext:value-type="float">
            <text:p>0.445923308739818</text:p>
          </table:table-cell>
        </table:table-row>
        <table:table-row table:style-name="ro1">
          <table:table-cell office:value-type="float" office:value="0.19625" calcext:value-type="float">
            <text:p>0.19625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197153067927461" calcext:value-type="float">
            <text:p>0.197153067927461</text:p>
          </table:table-cell>
          <table:table-cell/>
          <table:table-cell table:formula="of:=100*ABS(([.C567]-[.A567])/[.C567])" office:value-type="float" office:value="0.458054209835139" calcext:value-type="float">
            <text:p>0.458054209835139</text:p>
          </table:table-cell>
        </table:table-row>
        <table:table-row table:style-name="ro1">
          <table:table-cell office:value-type="float" office:value="0.19601" calcext:value-type="float">
            <text:p>0.19601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196916015204452" calcext:value-type="float">
            <text:p>0.196916015204452</text:p>
          </table:table-cell>
          <table:table-cell/>
          <table:table-cell table:formula="of:=100*ABS(([.C568]-[.A568])/[.C568])" office:value-type="float" office:value="0.460102345414321" calcext:value-type="float">
            <text:p>0.460102345414321</text:p>
          </table:table-cell>
        </table:table-row>
        <table:table-row table:style-name="ro1">
          <table:table-cell office:value-type="float" office:value="0.19576" calcext:value-type="float">
            <text:p>0.19576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196688975288398" calcext:value-type="float">
            <text:p>0.196688975288398</text:p>
          </table:table-cell>
          <table:table-cell/>
          <table:table-cell table:formula="of:=100*ABS(([.C569]-[.A569])/[.C569])" office:value-type="float" office:value="0.472306740647661" calcext:value-type="float">
            <text:p>0.472306740647661</text:p>
          </table:table-cell>
        </table:table-row>
        <table:table-row table:style-name="ro1">
          <table:table-cell office:value-type="float" office:value="0.19552" calcext:value-type="float">
            <text:p>0.19552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196461904401337" calcext:value-type="float">
            <text:p>0.196461904401337</text:p>
          </table:table-cell>
          <table:table-cell/>
          <table:table-cell table:formula="of:=100*ABS(([.C570]-[.A570])/[.C570])" office:value-type="float" office:value="0.47943361040249" calcext:value-type="float">
            <text:p>0.47943361040249</text:p>
          </table:table-cell>
        </table:table-row>
        <table:table-row table:style-name="ro1">
          <table:table-cell office:value-type="float" office:value="0.19527" calcext:value-type="float">
            <text:p>0.19527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19623490553161" calcext:value-type="float">
            <text:p>0.19623490553161</text:p>
          </table:table-cell>
          <table:table-cell/>
          <table:table-cell table:formula="of:=100*ABS(([.C571]-[.A571])/[.C571])" office:value-type="float" office:value="0.491709428043035" calcext:value-type="float">
            <text:p>0.491709428043035</text:p>
          </table:table-cell>
        </table:table-row>
        <table:table-row table:style-name="ro1">
          <table:table-cell office:value-type="float" office:value="0.19503" calcext:value-type="float">
            <text:p>0.19503</text:p>
          </table:table-cell>
          <table:table-cell office:value-type="float" office:value="0.057" calcext:value-type="float">
            <text:p>0.057</text:p>
          </table:table-cell>
          <table:table-cell office:value-type="float" office:value="0.19599794112439" calcext:value-type="float">
            <text:p>0.19599794112439</text:p>
          </table:table-cell>
          <table:table-cell/>
          <table:table-cell table:formula="of:=100*ABS(([.C572]-[.A572])/[.C572])" office:value-type="float" office:value="0.493852700103662" calcext:value-type="float">
            <text:p>0.493852700103662</text:p>
          </table:table-cell>
        </table:table-row>
        <table:table-row table:style-name="ro1">
          <table:table-cell office:value-type="float" office:value="0.19479" calcext:value-type="float">
            <text:p>0.19479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195770931488819" calcext:value-type="float">
            <text:p>0.195770931488819</text:p>
          </table:table-cell>
          <table:table-cell/>
          <table:table-cell table:formula="of:=100*ABS(([.C573]-[.A573])/[.C573])" office:value-type="float" office:value="0.501060847675124" calcext:value-type="float">
            <text:p>0.501060847675124</text:p>
          </table:table-cell>
        </table:table-row>
        <table:table-row table:style-name="ro1">
          <table:table-cell office:value-type="float" office:value="0.19454" calcext:value-type="float">
            <text:p>0.19454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195543995059935" calcext:value-type="float">
            <text:p>0.195543995059935</text:p>
          </table:table-cell>
          <table:table-cell/>
          <table:table-cell table:formula="of:=100*ABS(([.C574]-[.A574])/[.C574])" office:value-type="float" office:value="0.513436917164132" calcext:value-type="float">
            <text:p>0.513436917164132</text:p>
          </table:table-cell>
        </table:table-row>
        <table:table-row table:style-name="ro1">
          <table:table-cell office:value-type="float" office:value="0.1943" calcext:value-type="float">
            <text:p>0.1943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19530709382918" calcext:value-type="float">
            <text:p>0.19530709382918</text:p>
          </table:table-cell>
          <table:table-cell/>
          <table:table-cell table:formula="of:=100*ABS(([.C575]-[.A575])/[.C575])" office:value-type="float" office:value="0.515646313420925" calcext:value-type="float">
            <text:p>0.515646313420925</text:p>
          </table:table-cell>
        </table:table-row>
        <table:table-row table:style-name="ro1">
          <table:table-cell office:value-type="float" office:value="0.19405" calcext:value-type="float">
            <text:p>0.19405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195080199671827" calcext:value-type="float">
            <text:p>0.195080199671827</text:p>
          </table:table-cell>
          <table:table-cell/>
          <table:table-cell table:formula="of:=100*ABS(([.C576]-[.A576])/[.C576])" office:value-type="float" office:value="0.528090330828202" calcext:value-type="float">
            <text:p>0.528090330828202</text:p>
          </table:table-cell>
        </table:table-row>
        <table:table-row table:style-name="ro1">
          <table:table-cell office:value-type="float" office:value="0.19381" calcext:value-type="float">
            <text:p>0.19381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194853272769538" calcext:value-type="float">
            <text:p>0.194853272769538</text:p>
          </table:table-cell>
          <table:table-cell/>
          <table:table-cell table:formula="of:=100*ABS(([.C577]-[.A577])/[.C577])" office:value-type="float" office:value="0.535414547936259" calcext:value-type="float">
            <text:p>0.535414547936259</text:p>
          </table:table-cell>
        </table:table-row>
        <table:table-row table:style-name="ro1">
          <table:table-cell office:value-type="float" office:value="0.19357" calcext:value-type="float">
            <text:p>0.19357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1946164353928" calcext:value-type="float">
            <text:p>0.1946164353928</text:p>
          </table:table-cell>
          <table:table-cell/>
          <table:table-cell table:formula="of:=100*ABS(([.C578]-[.A578])/[.C578])" office:value-type="float" office:value="0.53769117222203" calcext:value-type="float">
            <text:p>0.53769117222203</text:p>
          </table:table-cell>
        </table:table-row>
        <table:table-row table:style-name="ro1">
          <table:table-cell office:value-type="float" office:value="0.19332" calcext:value-type="float">
            <text:p>0.19332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194389604786367" calcext:value-type="float">
            <text:p>0.194389604786367</text:p>
          </table:table-cell>
          <table:table-cell/>
          <table:table-cell table:formula="of:=100*ABS(([.C579]-[.A579])/[.C579])" office:value-type="float" office:value="0.550237646474255" calcext:value-type="float">
            <text:p>0.550237646474255</text:p>
          </table:table-cell>
        </table:table-row>
        <table:table-row table:style-name="ro1">
          <table:table-cell office:value-type="float" office:value="0.19308" calcext:value-type="float">
            <text:p>0.19308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194162795563414" calcext:value-type="float">
            <text:p>0.194162795563414</text:p>
          </table:table-cell>
          <table:table-cell/>
          <table:table-cell table:formula="of:=100*ABS(([.C580]-[.A580])/[.C580])" office:value-type="float" office:value="0.55767406946924" calcext:value-type="float">
            <text:p>0.55767406946924</text:p>
          </table:table-cell>
        </table:table-row>
        <table:table-row table:style-name="ro1">
          <table:table-cell office:value-type="float" office:value="0.19283" calcext:value-type="float">
            <text:p>0.19283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193925967833088" calcext:value-type="float">
            <text:p>0.193925967833088</text:p>
          </table:table-cell>
          <table:table-cell/>
          <table:table-cell table:formula="of:=100*ABS(([.C581]-[.A581])/[.C581])" office:value-type="float" office:value="0.565147538173739" calcext:value-type="float">
            <text:p>0.565147538173739</text:p>
          </table:table-cell>
        </table:table-row>
        <table:table-row table:style-name="ro1">
          <table:table-cell office:value-type="float" office:value="0.19259" calcext:value-type="float">
            <text:p>0.19259</text:p>
          </table:table-cell>
          <table:table-cell office:value-type="float" office:value="0.058" calcext:value-type="float">
            <text:p>0.058</text:p>
          </table:table-cell>
          <table:table-cell office:value-type="float" office:value="0.193699201454214" calcext:value-type="float">
            <text:p>0.193699201454214</text:p>
          </table:table-cell>
          <table:table-cell/>
          <table:table-cell table:formula="of:=100*ABS(([.C582]-[.A582])/[.C582])" office:value-type="float" office:value="0.572641211675684" calcext:value-type="float">
            <text:p>0.572641211675684</text:p>
          </table:table-cell>
        </table:table-row>
        <table:table-row table:style-name="ro1">
          <table:table-cell office:value-type="float" office:value="0.19234" calcext:value-type="float">
            <text:p>0.19234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1934724566857" calcext:value-type="float">
            <text:p>0.1934724566857</text:p>
          </table:table-cell>
          <table:table-cell/>
          <table:table-cell table:formula="of:=100*ABS(([.C583]-[.A583])/[.C583])" office:value-type="float" office:value="0.585332250956804" calcext:value-type="float">
            <text:p>0.585332250956804</text:p>
          </table:table-cell>
        </table:table-row>
        <table:table-row table:style-name="ro1">
          <table:table-cell office:value-type="float" office:value="0.1921" calcext:value-type="float">
            <text:p>0.1921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19324567737727" calcext:value-type="float">
            <text:p>0.19324567737727</text:p>
          </table:table-cell>
          <table:table-cell/>
          <table:table-cell table:formula="of:=100*ABS(([.C584]-[.A584])/[.C584])" office:value-type="float" office:value="0.592860545611864" calcext:value-type="float">
            <text:p>0.592860545611864</text:p>
          </table:table-cell>
        </table:table-row>
        <table:table-row table:style-name="ro1">
          <table:table-cell office:value-type="float" office:value="0.19186" calcext:value-type="float">
            <text:p>0.19186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193008991730955" calcext:value-type="float">
            <text:p>0.193008991730955</text:p>
          </table:table-cell>
          <table:table-cell/>
          <table:table-cell table:formula="of:=100*ABS(([.C585]-[.A585])/[.C585])" office:value-type="float" office:value="0.595304768265424" calcext:value-type="float">
            <text:p>0.595304768265424</text:p>
          </table:table-cell>
        </table:table-row>
        <table:table-row table:style-name="ro1">
          <table:table-cell office:value-type="float" office:value="0.19161" calcext:value-type="float">
            <text:p>0.19161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192782312106168" calcext:value-type="float">
            <text:p>0.192782312106168</text:p>
          </table:table-cell>
          <table:table-cell/>
          <table:table-cell table:formula="of:=100*ABS(([.C586]-[.A586])/[.C586])" office:value-type="float" office:value="0.608101486780838" calcext:value-type="float">
            <text:p>0.608101486780838</text:p>
          </table:table-cell>
        </table:table-row>
        <table:table-row table:style-name="ro1">
          <table:table-cell office:value-type="float" office:value="0.19137" calcext:value-type="float">
            <text:p>0.19137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19255565439893" calcext:value-type="float">
            <text:p>0.19255565439893</text:p>
          </table:table-cell>
          <table:table-cell/>
          <table:table-cell table:formula="of:=100*ABS(([.C587]-[.A587])/[.C587])" office:value-type="float" office:value="0.615746342339639" calcext:value-type="float">
            <text:p>0.615746342339639</text:p>
          </table:table-cell>
        </table:table-row>
        <table:table-row table:style-name="ro1">
          <table:table-cell office:value-type="float" office:value="0.19112" calcext:value-type="float">
            <text:p>0.19112</text:p>
          </table:table-cell>
          <table:table-cell office:value-type="float" office:value="0.0586" calcext:value-type="float">
            <text:p>0.0586</text:p>
          </table:table-cell>
          <table:table-cell office:value-type="float" office:value="0.19231897770111" calcext:value-type="float">
            <text:p>0.19231897770111</text:p>
          </table:table-cell>
          <table:table-cell/>
          <table:table-cell table:formula="of:=100*ABS(([.C588]-[.A588])/[.C588])" office:value-type="float" office:value="0.623431819075733" calcext:value-type="float">
            <text:p>0.623431819075733</text:p>
          </table:table-cell>
        </table:table-row>
        <table:table-row table:style-name="ro1">
          <table:table-cell office:value-type="float" office:value="0.19088" calcext:value-type="float">
            <text:p>0.19088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192092363919027" calcext:value-type="float">
            <text:p>0.192092363919027</text:p>
          </table:table-cell>
          <table:table-cell/>
          <table:table-cell table:formula="of:=100*ABS(([.C589]-[.A589])/[.C589])" office:value-type="float" office:value="0.631135925599981" calcext:value-type="float">
            <text:p>0.631135925599981</text:p>
          </table:table-cell>
        </table:table-row>
        <table:table-row table:style-name="ro1">
          <table:table-cell office:value-type="float" office:value="0.19064" calcext:value-type="float">
            <text:p>0.19064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191865772288858" calcext:value-type="float">
            <text:p>0.191865772288858</text:p>
          </table:table-cell>
          <table:table-cell/>
          <table:table-cell table:formula="of:=100*ABS(([.C590]-[.A590])/[.C590])" office:value-type="float" office:value="0.638869702623562" calcext:value-type="float">
            <text:p>0.638869702623562</text:p>
          </table:table-cell>
        </table:table-row>
        <table:table-row table:style-name="ro1">
          <table:table-cell office:value-type="float" office:value="0.19039" calcext:value-type="float">
            <text:p>0.19039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191629220068339" calcext:value-type="float">
            <text:p>0.191629220068339</text:p>
          </table:table-cell>
          <table:table-cell/>
          <table:table-cell table:formula="of:=100*ABS(([.C591]-[.A591])/[.C591])" office:value-type="float" office:value="0.646675944251785" calcext:value-type="float">
            <text:p>0.646675944251785</text:p>
          </table:table-cell>
        </table:table-row>
        <table:table-row table:style-name="ro1">
          <table:table-cell office:value-type="float" office:value="0.19015" calcext:value-type="float">
            <text:p>0.19015</text:p>
          </table:table-cell>
          <table:table-cell office:value-type="float" office:value="0.059" calcext:value-type="float">
            <text:p>0.059</text:p>
          </table:table-cell>
          <table:table-cell office:value-type="float" office:value="0.191402614248082" calcext:value-type="float">
            <text:p>0.191402614248082</text:p>
          </table:table-cell>
          <table:table-cell/>
          <table:table-cell table:formula="of:=100*ABS(([.C592]-[.A592])/[.C592])" office:value-type="float" office:value="0.654439466776675" calcext:value-type="float">
            <text:p>0.654439466776675</text:p>
          </table:table-cell>
        </table:table-row>
        <table:table-row table:style-name="ro1">
          <table:table-cell office:value-type="float" office:value="0.1899" calcext:value-type="float">
            <text:p>0.1899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191176089407122" calcext:value-type="float">
            <text:p>0.191176089407122</text:p>
          </table:table-cell>
          <table:table-cell/>
          <table:table-cell table:formula="of:=100*ABS(([.C593]-[.A593])/[.C593])" office:value-type="float" office:value="0.667494251545622" calcext:value-type="float">
            <text:p>0.667494251545622</text:p>
          </table:table-cell>
        </table:table-row>
        <table:table-row table:style-name="ro1">
          <table:table-cell office:value-type="float" office:value="0.18966" calcext:value-type="float">
            <text:p>0.18966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190939604820477" calcext:value-type="float">
            <text:p>0.190939604820477</text:p>
          </table:table-cell>
          <table:table-cell/>
          <table:table-cell table:formula="of:=100*ABS(([.C594]-[.A594])/[.C594])" office:value-type="float" office:value="0.670162076474547" calcext:value-type="float">
            <text:p>0.670162076474547</text:p>
          </table:table-cell>
        </table:table-row>
        <table:table-row table:style-name="ro1">
          <table:table-cell office:value-type="float" office:value="0.18941" calcext:value-type="float">
            <text:p>0.18941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190713065247245" calcext:value-type="float">
            <text:p>0.190713065247245</text:p>
          </table:table-cell>
          <table:table-cell/>
          <table:table-cell table:formula="of:=100*ABS(([.C595]-[.A595])/[.C595])" office:value-type="float" office:value="0.683259558308651" calcext:value-type="float">
            <text:p>0.683259558308651</text:p>
          </table:table-cell>
        </table:table-row>
        <table:table-row table:style-name="ro1">
          <table:table-cell office:value-type="float" office:value="0.18917" calcext:value-type="float">
            <text:p>0.18917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190486607917722" calcext:value-type="float">
            <text:p>0.190486607917722</text:p>
          </table:table-cell>
          <table:table-cell/>
          <table:table-cell table:formula="of:=100*ABS(([.C596]-[.A596])/[.C596])" office:value-type="float" office:value="0.691181355012006" calcext:value-type="float">
            <text:p>0.691181355012006</text:p>
          </table:table-cell>
        </table:table-row>
        <table:table-row table:style-name="ro1">
          <table:table-cell office:value-type="float" office:value="0.18893" calcext:value-type="float">
            <text:p>0.18893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190250191705554" calcext:value-type="float">
            <text:p>0.190250191705554</text:p>
          </table:table-cell>
          <table:table-cell/>
          <table:table-cell table:formula="of:=100*ABS(([.C597]-[.A597])/[.C597])" office:value-type="float" office:value="0.693923981741434" calcext:value-type="float">
            <text:p>0.693923981741434</text:p>
          </table:table-cell>
        </table:table-row>
        <table:table-row table:style-name="ro1">
          <table:table-cell office:value-type="float" office:value="0.18868" calcext:value-type="float">
            <text:p>0.18868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190023780090809" calcext:value-type="float">
            <text:p>0.190023780090809</text:p>
          </table:table-cell>
          <table:table-cell/>
          <table:table-cell table:formula="of:=100*ABS(([.C598]-[.A598])/[.C598])" office:value-type="float" office:value="0.707164171855997" calcext:value-type="float">
            <text:p>0.707164171855997</text:p>
          </table:table-cell>
        </table:table-row>
        <table:table-row table:style-name="ro1">
          <table:table-cell office:value-type="float" office:value="0.18844" calcext:value-type="float">
            <text:p>0.18844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189797330015467" calcext:value-type="float">
            <text:p>0.189797330015467</text:p>
          </table:table-cell>
          <table:table-cell/>
          <table:table-cell table:formula="of:=100*ABS(([.C599]-[.A599])/[.C599])" office:value-type="float" office:value="0.71514705467993" calcext:value-type="float">
            <text:p>0.71514705467993</text:p>
          </table:table-cell>
        </table:table-row>
        <table:table-row table:style-name="ro1">
          <table:table-cell office:value-type="float" office:value="0.18819" calcext:value-type="float">
            <text:p>0.18819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189570963886878" calcext:value-type="float">
            <text:p>0.189570963886878</text:p>
          </table:table-cell>
          <table:table-cell/>
          <table:table-cell table:formula="of:=100*ABS(([.C600]-[.A600])/[.C600])" office:value-type="float" office:value="0.728468040971748" calcext:value-type="float">
            <text:p>0.728468040971748</text:p>
          </table:table-cell>
        </table:table-row>
        <table:table-row table:style-name="ro1">
          <table:table-cell office:value-type="float" office:value="0.18795" calcext:value-type="float">
            <text:p>0.18795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189334640055643" calcext:value-type="float">
            <text:p>0.189334640055643</text:p>
          </table:table-cell>
          <table:table-cell/>
          <table:table-cell table:formula="of:=100*ABS(([.C601]-[.A601])/[.C601])" office:value-type="float" office:value="0.731318925705491" calcext:value-type="float">
            <text:p>0.731318925705491</text:p>
          </table:table-cell>
        </table:table-row>
        <table:table-row table:style-name="ro1">
          <table:table-cell office:value-type="float" office:value="0.1877" calcext:value-type="float">
            <text:p>0.1877</text:p>
          </table:table-cell>
          <table:table-cell office:value-type="float" office:value="0.06" calcext:value-type="float">
            <text:p>0.06</text:p>
          </table:table-cell>
          <table:table-cell office:value-type="float" office:value="0.189108320306115" calcext:value-type="float">
            <text:p>0.189108320306115</text:p>
          </table:table-cell>
          <table:table-cell/>
          <table:table-cell table:formula="of:=100*ABS(([.C602]-[.A602])/[.C602])" office:value-type="float" office:value="0.74471620488977" calcext:value-type="float">
            <text:p>0.74471620488977</text:p>
          </table:table-cell>
        </table:table-row>
        <table:table-row table:style-name="ro1">
          <table:table-cell office:value-type="float" office:value="0.18746" calcext:value-type="float">
            <text:p>0.18746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188532337409262" calcext:value-type="float">
            <text:p>0.188532337409262</text:p>
          </table:table-cell>
          <table:table-cell/>
          <table:table-cell table:formula="of:=100*ABS(([.C603]-[.A603])/[.C603])" office:value-type="float" office:value="0.568781687002947" calcext:value-type="float">
            <text:p>0.568781687002947</text:p>
          </table:table-cell>
        </table:table-row>
        <table:table-row table:style-name="ro1">
          <table:table-cell office:value-type="float" office:value="0.18722" calcext:value-type="float">
            <text:p>0.18722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187956453733305" calcext:value-type="float">
            <text:p>0.187956453733305</text:p>
          </table:table-cell>
          <table:table-cell/>
          <table:table-cell table:formula="of:=100*ABS(([.C604]-[.A604])/[.C604])" office:value-type="float" office:value="0.391821466449836" calcext:value-type="float">
            <text:p>0.391821466449836</text:p>
          </table:table-cell>
        </table:table-row>
        <table:table-row table:style-name="ro1">
          <table:table-cell office:value-type="float" office:value="0.18697" calcext:value-type="float">
            <text:p>0.18697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187380607238316" calcext:value-type="float">
            <text:p>0.187380607238316</text:p>
          </table:table-cell>
          <table:table-cell/>
          <table:table-cell table:formula="of:=100*ABS(([.C605]-[.A605])/[.C605])" office:value-type="float" office:value="0.219130060665072" calcext:value-type="float">
            <text:p>0.219130060665072</text:p>
          </table:table-cell>
        </table:table-row>
        <table:table-row table:style-name="ro1">
          <table:table-cell office:value-type="float" office:value="0.18673" calcext:value-type="float">
            <text:p>0.18673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18681477767029" calcext:value-type="float">
            <text:p>0.18681477767029</text:p>
          </table:table-cell>
          <table:table-cell/>
          <table:table-cell table:formula="of:=100*ABS(([.C606]-[.A606])/[.C606])" office:value-type="float" office:value="0.0453806017637189" calcext:value-type="float">
            <text:p>0.0453806017637189</text:p>
          </table:table-cell>
        </table:table-row>
        <table:table-row table:style-name="ro1">
          <table:table-cell office:value-type="float" office:value="0.18648" calcext:value-type="float">
            <text:p>0.18648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18623900628225" calcext:value-type="float">
            <text:p>0.18623900628225</text:p>
          </table:table-cell>
          <table:table-cell/>
          <table:table-cell table:formula="of:=100*ABS(([.C607]-[.A607])/[.C607])" office:value-type="float" office:value="0.129400238199659" calcext:value-type="float">
            <text:p>0.129400238199659</text:p>
          </table:table-cell>
        </table:table-row>
        <table:table-row table:style-name="ro1">
          <table:table-cell office:value-type="float" office:value="0.18597" calcext:value-type="float">
            <text:p>0.18597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185663273115606" calcext:value-type="float">
            <text:p>0.185663273115606</text:p>
          </table:table-cell>
          <table:table-cell/>
          <table:table-cell table:formula="of:=100*ABS(([.C608]-[.A608])/[.C608])" office:value-type="float" office:value="0.165206009377701" calcext:value-type="float">
            <text:p>0.165206009377701</text:p>
          </table:table-cell>
        </table:table-row>
        <table:table-row table:style-name="ro1">
          <table:table-cell office:value-type="float" office:value="0.18536" calcext:value-type="float">
            <text:p>0.18536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185087578527031" calcext:value-type="float">
            <text:p>0.185087578527031</text:p>
          </table:table-cell>
          <table:table-cell/>
          <table:table-cell table:formula="of:=100*ABS(([.C609]-[.A609])/[.C609])" office:value-type="float" office:value="0.147185173168643" calcext:value-type="float">
            <text:p>0.147185173168643</text:p>
          </table:table-cell>
        </table:table-row>
        <table:table-row table:style-name="ro1">
          <table:table-cell office:value-type="float" office:value="0.18476" calcext:value-type="float">
            <text:p>0.18476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184511922877629" calcext:value-type="float">
            <text:p>0.184511922877629</text:p>
          </table:table-cell>
          <table:table-cell/>
          <table:table-cell table:formula="of:=100*ABS(([.C610]-[.A610])/[.C610])" office:value-type="float" office:value="0.134450456372865" calcext:value-type="float">
            <text:p>0.134450456372865</text:p>
          </table:table-cell>
        </table:table-row>
        <table:table-row table:style-name="ro1">
          <table:table-cell office:value-type="float" office:value="0.18415" calcext:value-type="float">
            <text:p>0.18415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183936306532995" calcext:value-type="float">
            <text:p>0.183936306532995</text:p>
          </table:table-cell>
          <table:table-cell/>
          <table:table-cell table:formula="of:=100*ABS(([.C611]-[.A611])/[.C611])" office:value-type="float" office:value="0.116177969990075" calcext:value-type="float">
            <text:p>0.116177969990075</text:p>
          </table:table-cell>
        </table:table-row>
        <table:table-row table:style-name="ro1">
          <table:table-cell office:value-type="float" office:value="0.18354" calcext:value-type="float">
            <text:p>0.18354</text:p>
          </table:table-cell>
          <table:table-cell office:value-type="float" office:value="0.061" calcext:value-type="float">
            <text:p>0.061</text:p>
          </table:table-cell>
          <table:table-cell office:value-type="float" office:value="0.183370707464415" calcext:value-type="float">
            <text:p>0.183370707464415</text:p>
          </table:table-cell>
          <table:table-cell/>
          <table:table-cell table:formula="of:=100*ABS(([.C612]-[.A612])/[.C612])" office:value-type="float" office:value="0.092322562270764" calcext:value-type="float">
            <text:p>0.092322562270764</text:p>
          </table:table-cell>
        </table:table-row>
        <table:table-row table:style-name="ro1">
          <table:table-cell office:value-type="float" office:value="0.18293" calcext:value-type="float">
            <text:p>0.18293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182795170529749" calcext:value-type="float">
            <text:p>0.182795170529749</text:p>
          </table:table-cell>
          <table:table-cell/>
          <table:table-cell table:formula="of:=100*ABS(([.C613]-[.A613])/[.C613])" office:value-type="float" office:value="0.0737598645852192" calcext:value-type="float">
            <text:p>0.0737598645852192</text:p>
          </table:table-cell>
        </table:table-row>
        <table:table-row table:style-name="ro1">
          <table:table-cell office:value-type="float" office:value="0.18232" calcext:value-type="float">
            <text:p>0.18232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182219606192638" calcext:value-type="float">
            <text:p>0.182219606192638</text:p>
          </table:table-cell>
          <table:table-cell/>
          <table:table-cell table:formula="of:=100*ABS(([.C614]-[.A614])/[.C614])" office:value-type="float" office:value="0.0550949535343102" calcext:value-type="float">
            <text:p>0.0550949535343102</text:p>
          </table:table-cell>
        </table:table-row>
        <table:table-row table:style-name="ro1">
          <table:table-cell office:value-type="float" office:value="0.18172" calcext:value-type="float">
            <text:p>0.18172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181644150018656" calcext:value-type="float">
            <text:p>0.181644150018656</text:p>
          </table:table-cell>
          <table:table-cell/>
          <table:table-cell table:formula="of:=100*ABS(([.C615]-[.A615])/[.C615])" office:value-type="float" office:value="0.0417574589306799" calcext:value-type="float">
            <text:p>0.0417574589306799</text:p>
          </table:table-cell>
        </table:table-row>
        <table:table-row table:style-name="ro1">
          <table:table-cell office:value-type="float" office:value="0.18111" calcext:value-type="float">
            <text:p>0.18111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181068735040039" calcext:value-type="float">
            <text:p>0.181068735040039</text:p>
          </table:table-cell>
          <table:table-cell/>
          <table:table-cell table:formula="of:=100*ABS(([.C616]-[.A616])/[.C616])" office:value-type="float" office:value="0.0227896660080183" calcext:value-type="float">
            <text:p>0.0227896660080183</text:p>
          </table:table-cell>
        </table:table-row>
        <table:table-row table:style-name="ro1">
          <table:table-cell office:value-type="float" office:value="0.1805" calcext:value-type="float">
            <text:p>0.1805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180493361650782" calcext:value-type="float">
            <text:p>0.180493361650782</text:p>
          </table:table-cell>
          <table:table-cell/>
          <table:table-cell table:formula="of:=100*ABS(([.C617]-[.A617])/[.C617])" office:value-type="float" office:value="0.00367789106327756" calcext:value-type="float">
            <text:p>0.00367789106327756</text:p>
          </table:table-cell>
        </table:table-row>
        <table:table-row table:style-name="ro1">
          <table:table-cell office:value-type="float" office:value="0.17989" calcext:value-type="float">
            <text:p>0.17989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17992800590514" calcext:value-type="float">
            <text:p>0.17992800590514</text:p>
          </table:table-cell>
          <table:table-cell/>
          <table:table-cell table:formula="of:=100*ABS(([.C618]-[.A618])/[.C618])" office:value-type="float" office:value="0.0211228401874168" calcext:value-type="float">
            <text:p>0.0211228401874168</text:p>
          </table:table-cell>
        </table:table-row>
        <table:table-row table:style-name="ro1">
          <table:table-cell office:value-type="float" office:value="0.17928" calcext:value-type="float">
            <text:p>0.17928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179352716555953" calcext:value-type="float">
            <text:p>0.179352716555953</text:p>
          </table:table-cell>
          <table:table-cell/>
          <table:table-cell table:formula="of:=100*ABS(([.C619]-[.A619])/[.C619])" office:value-type="float" office:value="0.0405438832203543" calcext:value-type="float">
            <text:p>0.0405438832203543</text:p>
          </table:table-cell>
        </table:table-row>
        <table:table-row table:style-name="ro1">
          <table:table-cell office:value-type="float" office:value="0.17868" calcext:value-type="float">
            <text:p>0.17868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178777470003913" calcext:value-type="float">
            <text:p>0.178777470003913</text:p>
          </table:table-cell>
          <table:table-cell/>
          <table:table-cell table:formula="of:=100*ABS(([.C620]-[.A620])/[.C620])" office:value-type="float" office:value="0.054520294929114" calcext:value-type="float">
            <text:p>0.054520294929114</text:p>
          </table:table-cell>
        </table:table-row>
        <table:table-row table:style-name="ro1">
          <table:table-cell office:value-type="float" office:value="0.17807" calcext:value-type="float">
            <text:p>0.17807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178202266663474" calcext:value-type="float">
            <text:p>0.178202266663474</text:p>
          </table:table-cell>
          <table:table-cell/>
          <table:table-cell table:formula="of:=100*ABS(([.C621]-[.A621])/[.C621])" office:value-type="float" office:value="0.0742227727799031" calcext:value-type="float">
            <text:p>0.0742227727799031</text:p>
          </table:table-cell>
        </table:table-row>
        <table:table-row table:style-name="ro1">
          <table:table-cell office:value-type="float" office:value="0.17746" calcext:value-type="float">
            <text:p>0.17746</text:p>
          </table:table-cell>
          <table:table-cell office:value-type="float" office:value="0.062" calcext:value-type="float">
            <text:p>0.062</text:p>
          </table:table-cell>
          <table:table-cell office:value-type="float" office:value="0.177627106954429" calcext:value-type="float">
            <text:p>0.177627106954429</text:p>
          </table:table-cell>
          <table:table-cell/>
          <table:table-cell table:formula="of:=100*ABS(([.C622]-[.A622])/[.C622])" office:value-type="float" office:value="0.0940773946576952" calcext:value-type="float">
            <text:p>0.0940773946576952</text:p>
          </table:table-cell>
        </table:table-row>
        <table:table-row table:style-name="ro1">
          <table:table-cell office:value-type="float" office:value="0.17685" calcext:value-type="float">
            <text:p>0.17685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17705199130199" calcext:value-type="float">
            <text:p>0.17705199130199</text:p>
          </table:table-cell>
          <table:table-cell/>
          <table:table-cell table:formula="of:=100*ABS(([.C623]-[.A623])/[.C623])" office:value-type="float" office:value="0.114085868509444" calcext:value-type="float">
            <text:p>0.114085868509444</text:p>
          </table:table-cell>
        </table:table-row>
        <table:table-row table:style-name="ro1">
          <table:table-cell office:value-type="float" office:value="0.17624" calcext:value-type="float">
            <text:p>0.17624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17648682099239" calcext:value-type="float">
            <text:p>0.17648682099239</text:p>
          </table:table-cell>
          <table:table-cell/>
          <table:table-cell table:formula="of:=100*ABS(([.C624]-[.A624])/[.C624])" office:value-type="float" office:value="0.139852364614185" calcext:value-type="float">
            <text:p>0.139852364614185</text:p>
          </table:table-cell>
        </table:table-row>
        <table:table-row table:style-name="ro1">
          <table:table-cell office:value-type="float" office:value="0.17564" calcext:value-type="float">
            <text:p>0.17564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175911793876931" calcext:value-type="float">
            <text:p>0.175911793876931</text:p>
          </table:table-cell>
          <table:table-cell/>
          <table:table-cell table:formula="of:=100*ABS(([.C625]-[.A625])/[.C625])" office:value-type="float" office:value="0.154505773002113" calcext:value-type="float">
            <text:p>0.154505773002113</text:p>
          </table:table-cell>
        </table:table-row>
        <table:table-row table:style-name="ro1">
          <table:table-cell office:value-type="float" office:value="0.17503" calcext:value-type="float">
            <text:p>0.17503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175336812118847" calcext:value-type="float">
            <text:p>0.175336812118847</text:p>
          </table:table-cell>
          <table:table-cell/>
          <table:table-cell table:formula="of:=100*ABS(([.C626]-[.A626])/[.C626])" office:value-type="float" office:value="0.174984428620418" calcext:value-type="float">
            <text:p>0.174984428620418</text:p>
          </table:table-cell>
        </table:table-row>
        <table:table-row table:style-name="ro1">
          <table:table-cell office:value-type="float" office:value="0.17442" calcext:value-type="float">
            <text:p>0.1744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74761876165827" calcext:value-type="float">
            <text:p>0.174761876165827</text:p>
          </table:table-cell>
          <table:table-cell/>
          <table:table-cell table:formula="of:=100*ABS(([.C627]-[.A627])/[.C627])" office:value-type="float" office:value="0.195623996107153" calcext:value-type="float">
            <text:p>0.195623996107153</text:p>
          </table:table-cell>
        </table:table-row>
        <table:table-row table:style-name="ro1">
          <table:table-cell office:value-type="float" office:value="0.17381" calcext:value-type="float">
            <text:p>0.17381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174186986471435" calcext:value-type="float">
            <text:p>0.174186986471435</text:p>
          </table:table-cell>
          <table:table-cell/>
          <table:table-cell table:formula="of:=100*ABS(([.C628]-[.A628])/[.C628])" office:value-type="float" office:value="0.216426312362422" calcext:value-type="float">
            <text:p>0.216426312362422</text:p>
          </table:table-cell>
        </table:table-row>
        <table:table-row table:style-name="ro1">
          <table:table-cell office:value-type="float" office:value="0.1732" calcext:value-type="float">
            <text:p>0.1732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173612143495206" calcext:value-type="float">
            <text:p>0.173612143495206</text:p>
          </table:table-cell>
          <table:table-cell/>
          <table:table-cell table:formula="of:=100*ABS(([.C629]-[.A629])/[.C629])" office:value-type="float" office:value="0.237393241572067" calcext:value-type="float">
            <text:p>0.237393241572067</text:p>
          </table:table-cell>
        </table:table-row>
        <table:table-row table:style-name="ro1">
          <table:table-cell office:value-type="float" office:value="0.1726" calcext:value-type="float">
            <text:p>0.1726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173047318962184" calcext:value-type="float">
            <text:p>0.173047318962184</text:p>
          </table:table-cell>
          <table:table-cell/>
          <table:table-cell table:formula="of:=100*ABS(([.C630]-[.A630])/[.C630])" office:value-type="float" office:value="0.258495170492758" calcext:value-type="float">
            <text:p>0.258495170492758</text:p>
          </table:table-cell>
        </table:table-row>
        <table:table-row table:style-name="ro1">
          <table:table-cell office:value-type="float" office:value="0.17199" calcext:value-type="float">
            <text:p>0.17199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172472570424981" calcext:value-type="float">
            <text:p>0.172472570424981</text:p>
          </table:table-cell>
          <table:table-cell/>
          <table:table-cell table:formula="of:=100*ABS(([.C631]-[.A631])/[.C631])" office:value-type="float" office:value="0.27979546184754" calcext:value-type="float">
            <text:p>0.27979546184754</text:p>
          </table:table-cell>
        </table:table-row>
        <table:table-row table:style-name="ro1">
          <table:table-cell office:value-type="float" office:value="0.17138" calcext:value-type="float">
            <text:p>0.17138</text:p>
          </table:table-cell>
          <table:table-cell office:value-type="float" office:value="0.063" calcext:value-type="float">
            <text:p>0.063</text:p>
          </table:table-cell>
          <table:table-cell office:value-type="float" office:value="0.171897870015891" calcext:value-type="float">
            <text:p>0.171897870015891</text:p>
          </table:table-cell>
          <table:table-cell/>
          <table:table-cell table:formula="of:=100*ABS(([.C632]-[.A632])/[.C632])" office:value-type="float" office:value="0.301266104020161" calcext:value-type="float">
            <text:p>0.301266104020161</text:p>
          </table:table-cell>
        </table:table-row>
        <table:table-row table:style-name="ro1">
          <table:table-cell office:value-type="float" office:value="0.17077" calcext:value-type="float">
            <text:p>0.17077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171323218219248" calcext:value-type="float">
            <text:p>0.171323218219248</text:p>
          </table:table-cell>
          <table:table-cell/>
          <table:table-cell table:formula="of:=100*ABS(([.C633]-[.A633])/[.C633])" office:value-type="float" office:value="0.322909075020882" calcext:value-type="float">
            <text:p>0.322909075020882</text:p>
          </table:table-cell>
        </table:table-row>
        <table:table-row table:style-name="ro1">
          <table:table-cell office:value-type="float" office:value="0.17016" calcext:value-type="float">
            <text:p>0.17016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170748615525866" calcext:value-type="float">
            <text:p>0.170748615525866</text:p>
          </table:table-cell>
          <table:table-cell/>
          <table:table-cell table:formula="of:=100*ABS(([.C634]-[.A634])/[.C634])" office:value-type="float" office:value="0.344726382731232" calcext:value-type="float">
            <text:p>0.344726382731232</text:p>
          </table:table-cell>
        </table:table-row>
        <table:table-row table:style-name="ro1">
          <table:table-cell office:value-type="float" office:value="0.16956" calcext:value-type="float">
            <text:p>0.16956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170173984016359" calcext:value-type="float">
            <text:p>0.170173984016359</text:p>
          </table:table-cell>
          <table:table-cell/>
          <table:table-cell table:formula="of:=100*ABS(([.C635]-[.A635])/[.C635])" office:value-type="float" office:value="0.360797815193631" calcext:value-type="float">
            <text:p>0.360797815193631</text:p>
          </table:table-cell>
        </table:table-row>
        <table:table-row table:style-name="ro1">
          <table:table-cell office:value-type="float" office:value="0.16895" calcext:value-type="float">
            <text:p>0.16895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169609449268017" calcext:value-type="float">
            <text:p>0.169609449268017</text:p>
          </table:table-cell>
          <table:table-cell/>
          <table:table-cell table:formula="of:=100*ABS(([.C636]-[.A636])/[.C636])" office:value-type="float" office:value="0.388804557094492" calcext:value-type="float">
            <text:p>0.388804557094492</text:p>
          </table:table-cell>
        </table:table-row>
        <table:table-row table:style-name="ro1">
          <table:table-cell office:value-type="float" office:value="0.16834" calcext:value-type="float">
            <text:p>0.16834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169034995915047" calcext:value-type="float">
            <text:p>0.169034995915047</text:p>
          </table:table-cell>
          <table:table-cell/>
          <table:table-cell table:formula="of:=100*ABS(([.C637]-[.A637])/[.C637])" office:value-type="float" office:value="0.4111550459033" calcext:value-type="float">
            <text:p>0.4111550459033</text:p>
          </table:table-cell>
        </table:table-row>
        <table:table-row table:style-name="ro1">
          <table:table-cell office:value-type="float" office:value="0.16773" calcext:value-type="float">
            <text:p>0.16773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168460593685883" calcext:value-type="float">
            <text:p>0.168460593685883</text:p>
          </table:table-cell>
          <table:table-cell/>
          <table:table-cell table:formula="of:=100*ABS(([.C638]-[.A638])/[.C638])" office:value-type="float" office:value="0.433688181845564" calcext:value-type="float">
            <text:p>0.433688181845564</text:p>
          </table:table-cell>
        </table:table-row>
        <table:table-row table:style-name="ro1">
          <table:table-cell office:value-type="float" office:value="0.16713" calcext:value-type="float">
            <text:p>0.16713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167886243105265" calcext:value-type="float">
            <text:p>0.167886243105265</text:p>
          </table:table-cell>
          <table:table-cell/>
          <table:table-cell table:formula="of:=100*ABS(([.C639]-[.A639])/[.C639])" office:value-type="float" office:value="0.450449715996325" calcext:value-type="float">
            <text:p>0.450449715996325</text:p>
          </table:table-cell>
        </table:table-row>
        <table:table-row table:style-name="ro1">
          <table:table-cell office:value-type="float" office:value="0.16652" calcext:value-type="float">
            <text:p>0.16652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167311944705093" calcext:value-type="float">
            <text:p>0.167311944705093</text:p>
          </table:table-cell>
          <table:table-cell/>
          <table:table-cell table:formula="of:=100*ABS(([.C640]-[.A640])/[.C640])" office:value-type="float" office:value="0.473334229955065" calcext:value-type="float">
            <text:p>0.473334229955065</text:p>
          </table:table-cell>
        </table:table-row>
        <table:table-row table:style-name="ro1">
          <table:table-cell office:value-type="float" office:value="0.16591" calcext:value-type="float">
            <text:p>0.16591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166737699024546" calcext:value-type="float">
            <text:p>0.166737699024546</text:p>
          </table:table-cell>
          <table:table-cell/>
          <table:table-cell table:formula="of:=100*ABS(([.C641]-[.A641])/[.C641])" office:value-type="float" office:value="0.496407848607691" calcext:value-type="float">
            <text:p>0.496407848607691</text:p>
          </table:table-cell>
        </table:table-row>
        <table:table-row table:style-name="ro1">
          <table:table-cell office:value-type="float" office:value="0.1653" calcext:value-type="float">
            <text:p>0.16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166173472699466" calcext:value-type="float">
            <text:p>0.166173472699466</text:p>
          </table:table-cell>
          <table:table-cell/>
          <table:table-cell table:formula="of:=100*ABS(([.C642]-[.A642])/[.C642])" office:value-type="float" office:value="0.525639071794104" calcext:value-type="float">
            <text:p>0.525639071794104</text:p>
          </table:table-cell>
        </table:table-row>
        <table:table-row table:style-name="ro1">
          <table:table-cell office:value-type="float" office:value="0.16469" calcext:value-type="float">
            <text:p>0.16469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165599333633925" calcext:value-type="float">
            <text:p>0.165599333633925</text:p>
          </table:table-cell>
          <table:table-cell/>
          <table:table-cell table:formula="of:=100*ABS(([.C643]-[.A643])/[.C643])" office:value-type="float" office:value="0.549116722857827" calcext:value-type="float">
            <text:p>0.549116722857827</text:p>
          </table:table-cell>
        </table:table-row>
        <table:table-row table:style-name="ro1">
          <table:table-cell office:value-type="float" office:value="0.16409" calcext:value-type="float">
            <text:p>0.16409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165025248943912" calcext:value-type="float">
            <text:p>0.165025248943912</text:p>
          </table:table-cell>
          <table:table-cell/>
          <table:table-cell table:formula="of:=100*ABS(([.C644]-[.A644])/[.C644])" office:value-type="float" office:value="0.566730818403119" calcext:value-type="float">
            <text:p>0.566730818403119</text:p>
          </table:table-cell>
        </table:table-row>
        <table:table-row table:style-name="ro1">
          <table:table-cell office:value-type="float" office:value="0.16348" calcext:value-type="float">
            <text:p>0.16348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164451219198886" calcext:value-type="float">
            <text:p>0.164451219198886</text:p>
          </table:table-cell>
          <table:table-cell/>
          <table:table-cell table:formula="of:=100*ABS(([.C645]-[.A645])/[.C645])" office:value-type="float" office:value="0.590581938897798" calcext:value-type="float">
            <text:p>0.590581938897798</text:p>
          </table:table-cell>
        </table:table-row>
        <table:table-row table:style-name="ro1">
          <table:table-cell office:value-type="float" office:value="0.16287" calcext:value-type="float">
            <text:p>0.16287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163877160397659" calcext:value-type="float">
            <text:p>0.163877160397659</text:p>
          </table:table-cell>
          <table:table-cell/>
          <table:table-cell table:formula="of:=100*ABS(([.C646]-[.A646])/[.C646])" office:value-type="float" office:value="0.61458252950862" calcext:value-type="float">
            <text:p>0.61458252950862</text:p>
          </table:table-cell>
        </table:table-row>
        <table:table-row table:style-name="ro1">
          <table:table-cell office:value-type="float" office:value="0.16226" calcext:value-type="float">
            <text:p>0.16226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163303241697769" calcext:value-type="float">
            <text:p>0.163303241697769</text:p>
          </table:table-cell>
          <table:table-cell/>
          <table:table-cell table:formula="of:=100*ABS(([.C647]-[.A647])/[.C647])" office:value-type="float" office:value="0.638837102633813" calcext:value-type="float">
            <text:p>0.638837102633813</text:p>
          </table:table-cell>
        </table:table-row>
        <table:table-row table:style-name="ro1">
          <table:table-cell office:value-type="float" office:value="0.16165" calcext:value-type="float">
            <text:p>0.16165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162739342864594" calcext:value-type="float">
            <text:p>0.162739342864594</text:p>
          </table:table-cell>
          <table:table-cell/>
          <table:table-cell table:formula="of:=100*ABS(([.C648]-[.A648])/[.C648])" office:value-type="float" office:value="0.669378925476408" calcext:value-type="float">
            <text:p>0.669378925476408</text:p>
          </table:table-cell>
        </table:table-row>
        <table:table-row table:style-name="ro1">
          <table:table-cell office:value-type="float" office:value="0.16105" calcext:value-type="float">
            <text:p>0.16105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162165537649033" calcext:value-type="float">
            <text:p>0.162165537649033</text:p>
          </table:table-cell>
          <table:table-cell/>
          <table:table-cell table:formula="of:=100*ABS(([.C649]-[.A649])/[.C649])" office:value-type="float" office:value="0.687900564574633" calcext:value-type="float">
            <text:p>0.687900564574633</text:p>
          </table:table-cell>
        </table:table-row>
        <table:table-row table:style-name="ro1">
          <table:table-cell office:value-type="float" office:value="0.16044" calcext:value-type="float">
            <text:p>0.16044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161591790336019" calcext:value-type="float">
            <text:p>0.161591790336019</text:p>
          </table:table-cell>
          <table:table-cell/>
          <table:table-cell table:formula="of:=100*ABS(([.C650]-[.A650])/[.C650])" office:value-type="float" office:value="0.712777755369987" calcext:value-type="float">
            <text:p>0.712777755369987</text:p>
          </table:table-cell>
        </table:table-row>
        <table:table-row table:style-name="ro1">
          <table:table-cell office:value-type="float" office:value="0.15983" calcext:value-type="float">
            <text:p>0.15983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161018101544516" calcext:value-type="float">
            <text:p>0.161018101544516</text:p>
          </table:table-cell>
          <table:table-cell/>
          <table:table-cell table:formula="of:=100*ABS(([.C651]-[.A651])/[.C651])" office:value-type="float" office:value="0.737868309910065" calcext:value-type="float">
            <text:p>0.737868309910065</text:p>
          </table:table-cell>
        </table:table-row>
        <table:table-row table:style-name="ro1">
          <table:table-cell office:value-type="float" office:value="0.15922" calcext:value-type="float">
            <text:p>0.1592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0444471902275" calcext:value-type="float">
            <text:p>0.160444471902275</text:p>
          </table:table-cell>
          <table:table-cell/>
          <table:table-cell table:formula="of:=100*ABS(([.C652]-[.A652])/[.C652])" office:value-type="float" office:value="0.763174877736561" calcext:value-type="float">
            <text:p>0.763174877736561</text:p>
          </table:table-cell>
        </table:table-row>
        <table:table-row table:style-name="ro1">
          <table:table-cell office:value-type="float" office:value="0.15861" calcext:value-type="float">
            <text:p>0.15861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159411299251339" calcext:value-type="float">
            <text:p>0.159411299251339</text:p>
          </table:table-cell>
          <table:table-cell/>
          <table:table-cell table:formula="of:=100*ABS(([.C653]-[.A653])/[.C653])" office:value-type="float" office:value="0.50266151464945" calcext:value-type="float">
            <text:p>0.50266151464945</text:p>
          </table:table-cell>
        </table:table-row>
        <table:table-row table:style-name="ro1">
          <table:table-cell office:value-type="float" office:value="0.15801" calcext:value-type="float">
            <text:p>0.15801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158368262338134" calcext:value-type="float">
            <text:p>0.158368262338134</text:p>
          </table:table-cell>
          <table:table-cell/>
          <table:table-cell table:formula="of:=100*ABS(([.C654]-[.A654])/[.C654])" office:value-type="float" office:value="0.22622104507845" calcext:value-type="float">
            <text:p>0.22622104507845</text:p>
          </table:table-cell>
        </table:table-row>
        <table:table-row table:style-name="ro1">
          <table:table-cell office:value-type="float" office:value="0.1574" calcext:value-type="float">
            <text:p>0.1574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157335283153525" calcext:value-type="float">
            <text:p>0.157335283153525</text:p>
          </table:table-cell>
          <table:table-cell/>
          <table:table-cell table:formula="of:=100*ABS(([.C655]-[.A655])/[.C655])" office:value-type="float" office:value="0.0411330791018508" calcext:value-type="float">
            <text:p>0.0411330791018508</text:p>
          </table:table-cell>
        </table:table-row>
        <table:table-row table:style-name="ro1">
          <table:table-cell office:value-type="float" office:value="0.15679" calcext:value-type="float">
            <text:p>0.15679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156292444974157" calcext:value-type="float">
            <text:p>0.156292444974157</text:p>
          </table:table-cell>
          <table:table-cell/>
          <table:table-cell table:formula="of:=100*ABS(([.C656]-[.A656])/[.C656])" office:value-type="float" office:value="0.318348737794038" calcext:value-type="float">
            <text:p>0.318348737794038</text:p>
          </table:table-cell>
        </table:table-row>
        <table:table-row table:style-name="ro1">
          <table:table-cell office:value-type="float" office:value="0.15618" calcext:value-type="float">
            <text:p>0.15618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155259574957553" calcext:value-type="float">
            <text:p>0.155259574957553</text:p>
          </table:table-cell>
          <table:table-cell/>
          <table:table-cell table:formula="of:=100*ABS(([.C657]-[.A657])/[.C657])" office:value-type="float" office:value="0.592829809497234" calcext:value-type="float">
            <text:p>0.592829809497234</text:p>
          </table:table-cell>
        </table:table-row>
        <table:table-row table:style-name="ro1">
          <table:table-cell office:value-type="float" office:value="0.15557" calcext:value-type="float">
            <text:p>0.15557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154216942743007" calcext:value-type="float">
            <text:p>0.154216942743007</text:p>
          </table:table-cell>
          <table:table-cell/>
          <table:table-cell table:formula="of:=100*ABS(([.C658]-[.A658])/[.C658])" office:value-type="float" office:value="0.87737263683633" calcext:value-type="float">
            <text:p>0.87737263683633</text:p>
          </table:table-cell>
        </table:table-row>
        <table:table-row table:style-name="ro1">
          <table:table-cell office:value-type="float" office:value="0.15497" calcext:value-type="float">
            <text:p>0.15497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153184373432802" calcext:value-type="float">
            <text:p>0.153184373432802</text:p>
          </table:table-cell>
          <table:table-cell/>
          <table:table-cell table:formula="of:=100*ABS(([.C659]-[.A659])/[.C659])" office:value-type="float" office:value="1.16567148931921" calcext:value-type="float">
            <text:p>1.16567148931921</text:p>
          </table:table-cell>
        </table:table-row>
        <table:table-row table:style-name="ro1">
          <table:table-cell office:value-type="float" office:value="0.15431" calcext:value-type="float">
            <text:p>0.15431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152141956478152" calcext:value-type="float">
            <text:p>0.152141956478152</text:p>
          </table:table-cell>
          <table:table-cell/>
          <table:table-cell table:formula="of:=100*ABS(([.C660]-[.A660])/[.C660])" office:value-type="float" office:value="1.42501356761439" calcext:value-type="float">
            <text:p>1.42501356761439</text:p>
          </table:table-cell>
        </table:table-row>
        <table:table-row table:style-name="ro1">
          <table:table-cell office:value-type="float" office:value="0.1532" calcext:value-type="float">
            <text:p>0.1532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151109605253935" calcext:value-type="float">
            <text:p>0.151109605253935</text:p>
          </table:table-cell>
          <table:table-cell/>
          <table:table-cell table:formula="of:=100*ABS(([.C661]-[.A661])/[.C661])" office:value-type="float" office:value="1.38336324984263" calcext:value-type="float">
            <text:p>1.38336324984263</text:p>
          </table:table-cell>
        </table:table-row>
        <table:table-row table:style-name="ro1">
          <table:table-cell office:value-type="float" office:value="0.1521" calcext:value-type="float">
            <text:p>0.152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5006741252184" calcext:value-type="float">
            <text:p>0.15006741252184</text:p>
          </table:table-cell>
          <table:table-cell/>
          <table:table-cell table:formula="of:=100*ABS(([.C662]-[.A662])/[.C662])" office:value-type="float" office:value="1.35444960634911" calcext:value-type="float">
            <text:p>1.35444960634911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149035288519196" calcext:value-type="float">
            <text:p>0.149035288519196</text:p>
          </table:table-cell>
          <table:table-cell/>
          <table:table-cell table:formula="of:=100*ABS(([.C663]-[.A663])/[.C663])" office:value-type="float" office:value="1.31828609205593" calcext:value-type="float">
            <text:p>1.31828609205593</text:p>
          </table:table-cell>
        </table:table-row>
        <table:table-row table:style-name="ro1">
          <table:table-cell office:value-type="float" office:value="0.14989" calcext:value-type="float">
            <text:p>0.14989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147993329474676" calcext:value-type="float">
            <text:p>0.147993329474676</text:p>
          </table:table-cell>
          <table:table-cell/>
          <table:table-cell table:formula="of:=100*ABS(([.C664]-[.A664])/[.C664])" office:value-type="float" office:value="1.28159190151106" calcext:value-type="float">
            <text:p>1.28159190151106</text:p>
          </table:table-cell>
        </table:table-row>
        <table:table-row table:style-name="ro1">
          <table:table-cell office:value-type="float" office:value="0.14879" calcext:value-type="float">
            <text:p>0.14879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146961442344582" calcext:value-type="float">
            <text:p>0.146961442344582</text:p>
          </table:table-cell>
          <table:table-cell/>
          <table:table-cell table:formula="of:=100*ABS(([.C665]-[.A665])/[.C665])" office:value-type="float" office:value="1.24424313360385" calcext:value-type="float">
            <text:p>1.24424313360385</text:p>
          </table:table-cell>
        </table:table-row>
        <table:table-row table:style-name="ro1">
          <table:table-cell office:value-type="float" office:value="0.14769" calcext:value-type="float">
            <text:p>0.14769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145919726990562" calcext:value-type="float">
            <text:p>0.145919726990562</text:p>
          </table:table-cell>
          <table:table-cell/>
          <table:table-cell table:formula="of:=100*ABS(([.C666]-[.A666])/[.C666])" office:value-type="float" office:value="1.21318278614447" calcext:value-type="float">
            <text:p>1.21318278614447</text:p>
          </table:table-cell>
        </table:table-row>
        <table:table-row table:style-name="ro1">
          <table:table-cell office:value-type="float" office:value="0.14659" calcext:value-type="float">
            <text:p>0.14659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14488808693609" calcext:value-type="float">
            <text:p>0.14488808693609</text:p>
          </table:table-cell>
          <table:table-cell/>
          <table:table-cell table:formula="of:=100*ABS(([.C667]-[.A667])/[.C667])" office:value-type="float" office:value="1.17463975120371" calcext:value-type="float">
            <text:p>1.17463975120371</text:p>
          </table:table-cell>
        </table:table-row>
        <table:table-row table:style-name="ro1">
          <table:table-cell office:value-type="float" office:value="0.14548" calcext:value-type="float">
            <text:p>0.14548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143846625851982" calcext:value-type="float">
            <text:p>0.143846625851982</text:p>
          </table:table-cell>
          <table:table-cell/>
          <table:table-cell table:formula="of:=100*ABS(([.C668]-[.A668])/[.C668])" office:value-type="float" office:value="1.13549701867813" calcext:value-type="float">
            <text:p>1.13549701867813</text:p>
          </table:table-cell>
        </table:table-row>
        <table:table-row table:style-name="ro1">
          <table:table-cell office:value-type="float" office:value="0.14438" calcext:value-type="float">
            <text:p>0.14438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142815243668174" calcext:value-type="float">
            <text:p>0.142815243668174</text:p>
          </table:table-cell>
          <table:table-cell/>
          <table:table-cell table:formula="of:=100*ABS(([.C669]-[.A669])/[.C669])" office:value-type="float" office:value="1.09565078043164" calcext:value-type="float">
            <text:p>1.09565078043164</text:p>
          </table:table-cell>
        </table:table-row>
        <table:table-row table:style-name="ro1">
          <table:table-cell office:value-type="float" office:value="0.14328" calcext:value-type="float">
            <text:p>0.14328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141774048051821" calcext:value-type="float">
            <text:p>0.141774048051821</text:p>
          </table:table-cell>
          <table:table-cell/>
          <table:table-cell table:formula="of:=100*ABS(([.C670]-[.A670])/[.C670])" office:value-type="float" office:value="1.06221975662903" calcext:value-type="float">
            <text:p>1.06221975662903</text:p>
          </table:table-cell>
        </table:table-row>
        <table:table-row table:style-name="ro1">
          <table:table-cell office:value-type="float" office:value="0.14217" calcext:value-type="float">
            <text:p>0.14217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140742830513671" calcext:value-type="float">
            <text:p>0.140742830513671</text:p>
          </table:table-cell>
          <table:table-cell/>
          <table:table-cell table:formula="of:=100*ABS(([.C671]-[.A671])/[.C671])" office:value-type="float" office:value="1.01402642047197" calcext:value-type="float">
            <text:p>1.01402642047197</text:p>
          </table:table-cell>
        </table:table-row>
        <table:table-row table:style-name="ro1">
          <table:table-cell office:value-type="float" office:value="0.14107" calcext:value-type="float">
            <text:p>0.1410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39701911225294" calcext:value-type="float">
            <text:p>0.139701911225294</text:p>
          </table:table-cell>
          <table:table-cell/>
          <table:table-cell table:formula="of:=100*ABS(([.C672]-[.A672])/[.C672])" office:value-type="float" office:value="0.979291380272868" calcext:value-type="float">
            <text:p>0.979291380272868</text:p>
          </table:table-cell>
        </table:table-row>
        <table:table-row table:style-name="ro1">
          <table:table-cell office:value-type="float" office:value="0.13997" calcext:value-type="float">
            <text:p>0.13997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138671078747517" calcext:value-type="float">
            <text:p>0.138671078747517</text:p>
          </table:table-cell>
          <table:table-cell/>
          <table:table-cell table:formula="of:=100*ABS(([.C673]-[.A673])/[.C673])" office:value-type="float" office:value="0.936692253507453" calcext:value-type="float">
            <text:p>0.936692253507453</text:p>
          </table:table-cell>
        </table:table-row>
        <table:table-row table:style-name="ro1">
          <table:table-cell office:value-type="float" office:value="0.13887" calcext:value-type="float">
            <text:p>0.13887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137630449334441" calcext:value-type="float">
            <text:p>0.137630449334441</text:p>
          </table:table-cell>
          <table:table-cell/>
          <table:table-cell table:formula="of:=100*ABS(([.C674]-[.A674])/[.C674])" office:value-type="float" office:value="0.900636938667097" calcext:value-type="float">
            <text:p>0.900636938667097</text:p>
          </table:table-cell>
        </table:table-row>
        <table:table-row table:style-name="ro1">
          <table:table-cell office:value-type="float" office:value="0.13776" calcext:value-type="float">
            <text:p>0.13776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136599911087087" calcext:value-type="float">
            <text:p>0.136599911087087</text:p>
          </table:table-cell>
          <table:table-cell/>
          <table:table-cell table:formula="of:=100*ABS(([.C675]-[.A675])/[.C675])" office:value-type="float" office:value="0.849260371900011" calcext:value-type="float">
            <text:p>0.849260371900011</text:p>
          </table:table-cell>
        </table:table-row>
        <table:table-row table:style-name="ro1">
          <table:table-cell office:value-type="float" office:value="0.13666" calcext:value-type="float">
            <text:p>0.13666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135559584891663" calcext:value-type="float">
            <text:p>0.135559584891663</text:p>
          </table:table-cell>
          <table:table-cell/>
          <table:table-cell table:formula="of:=100*ABS(([.C676]-[.A676])/[.C676])" office:value-type="float" office:value="0.811757508121891" calcext:value-type="float">
            <text:p>0.811757508121891</text:p>
          </table:table-cell>
        </table:table-row>
        <table:table-row table:style-name="ro1">
          <table:table-cell office:value-type="float" office:value="0.13556" calcext:value-type="float">
            <text:p>0.13556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134529354510456" calcext:value-type="float">
            <text:p>0.134529354510456</text:p>
          </table:table-cell>
          <table:table-cell/>
          <table:table-cell table:formula="of:=100*ABS(([.C677]-[.A677])/[.C677])" office:value-type="float" office:value="0.766111971096771" calcext:value-type="float">
            <text:p>0.766111971096771</text:p>
          </table:table-cell>
        </table:table-row>
        <table:table-row table:style-name="ro1">
          <table:table-cell office:value-type="float" office:value="0.13445" calcext:value-type="float">
            <text:p>0.13445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133489345702195" calcext:value-type="float">
            <text:p>0.133489345702195</text:p>
          </table:table-cell>
          <table:table-cell/>
          <table:table-cell table:formula="of:=100*ABS(([.C678]-[.A678])/[.C678])" office:value-type="float" office:value="0.719648667653697" calcext:value-type="float">
            <text:p>0.719648667653697</text:p>
          </table:table-cell>
        </table:table-row>
        <table:table-row table:style-name="ro1">
          <table:table-cell office:value-type="float" office:value="0.13335" calcext:value-type="float">
            <text:p>0.13335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132459437674331" calcext:value-type="float">
            <text:p>0.132459437674331</text:p>
          </table:table-cell>
          <table:table-cell/>
          <table:table-cell table:formula="of:=100*ABS(([.C679]-[.A679])/[.C679])" office:value-type="float" office:value="0.672328330321381" calcext:value-type="float">
            <text:p>0.672328330321381</text:p>
          </table:table-cell>
        </table:table-row>
        <table:table-row table:style-name="ro1">
          <table:table-cell office:value-type="float" office:value="0.13225" calcext:value-type="float">
            <text:p>0.13225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131419761314652" calcext:value-type="float">
            <text:p>0.131419761314652</text:p>
          </table:table-cell>
          <table:table-cell/>
          <table:table-cell table:formula="of:=100*ABS(([.C680]-[.A680])/[.C680])" office:value-type="float" office:value="0.631745695657272" calcext:value-type="float">
            <text:p>0.631745695657272</text:p>
          </table:table-cell>
        </table:table-row>
        <table:table-row table:style-name="ro1">
          <table:table-cell office:value-type="float" office:value="0.13115" calcext:value-type="float">
            <text:p>0.13115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130380257788516" calcext:value-type="float">
            <text:p>0.130380257788516</text:p>
          </table:table-cell>
          <table:table-cell/>
          <table:table-cell table:formula="of:=100*ABS(([.C681]-[.A681])/[.C681])" office:value-type="float" office:value="0.590382489296909" calcext:value-type="float">
            <text:p>0.590382489296909</text:p>
          </table:table-cell>
        </table:table-row>
        <table:table-row table:style-name="ro1">
          <table:table-cell office:value-type="float" office:value="0.13004" calcext:value-type="float">
            <text:p>0.1300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29350863159084" calcext:value-type="float">
            <text:p>0.129350863159084</text:p>
          </table:table-cell>
          <table:table-cell/>
          <table:table-cell table:formula="of:=100*ABS(([.C682]-[.A682])/[.C682])" office:value-type="float" office:value="0.532765552610766" calcext:value-type="float">
            <text:p>0.532765552610766</text:p>
          </table:table-cell>
        </table:table-row>
        <table:table-row table:style-name="ro1">
          <table:table-cell office:value-type="float" office:value="0.12894" calcext:value-type="float">
            <text:p>0.12894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12831171653828" calcext:value-type="float">
            <text:p>0.12831171653828</text:p>
          </table:table-cell>
          <table:table-cell/>
          <table:table-cell table:formula="of:=100*ABS(([.C683]-[.A683])/[.C683])" office:value-type="float" office:value="0.489654007186654" calcext:value-type="float">
            <text:p>0.489654007186654</text:p>
          </table:table-cell>
        </table:table-row>
        <table:table-row table:style-name="ro1">
          <table:table-cell office:value-type="float" office:value="0.12784" calcext:value-type="float">
            <text:p>0.12784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127282684698273" calcext:value-type="float">
            <text:p>0.127282684698273</text:p>
          </table:table-cell>
          <table:table-cell/>
          <table:table-cell table:formula="of:=100*ABS(([.C684]-[.A684])/[.C684])" office:value-type="float" office:value="0.437856337684959" calcext:value-type="float">
            <text:p>0.437856337684959</text:p>
          </table:table-cell>
        </table:table-row>
        <table:table-row table:style-name="ro1">
          <table:table-cell office:value-type="float" office:value="0.12673" calcext:value-type="float">
            <text:p>0.12673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126243792496899" calcext:value-type="float">
            <text:p>0.126243792496899</text:p>
          </table:table-cell>
          <table:table-cell/>
          <table:table-cell table:formula="of:=100*ABS(([.C685]-[.A685])/[.C685])" office:value-type="float" office:value="0.385133790331376" calcext:value-type="float">
            <text:p>0.385133790331376</text:p>
          </table:table-cell>
        </table:table-row>
        <table:table-row table:style-name="ro1">
          <table:table-cell office:value-type="float" office:value="0.12563" calcext:value-type="float">
            <text:p>0.12563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125215140254683" calcext:value-type="float">
            <text:p>0.125215140254683</text:p>
          </table:table-cell>
          <table:table-cell/>
          <table:table-cell table:formula="of:=100*ABS(([.C686]-[.A686])/[.C686])" office:value-type="float" office:value="0.3313175583024" calcext:value-type="float">
            <text:p>0.3313175583024</text:p>
          </table:table-cell>
        </table:table-row>
        <table:table-row table:style-name="ro1">
          <table:table-cell office:value-type="float" office:value="0.12453" calcext:value-type="float">
            <text:p>0.12453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124176760208986" calcext:value-type="float">
            <text:p>0.124176760208986</text:p>
          </table:table-cell>
          <table:table-cell/>
          <table:table-cell table:formula="of:=100*ABS(([.C687]-[.A687])/[.C687])" office:value-type="float" office:value="0.284465298031246" calcext:value-type="float">
            <text:p>0.284465298031246</text:p>
          </table:table-cell>
        </table:table-row>
        <table:table-row table:style-name="ro1">
          <table:table-cell office:value-type="float" office:value="0.12343" calcext:value-type="float">
            <text:p>0.12343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123148508009639" calcext:value-type="float">
            <text:p>0.123148508009639</text:p>
          </table:table-cell>
          <table:table-cell/>
          <table:table-cell table:formula="of:=100*ABS(([.C688]-[.A688])/[.C688])" office:value-type="float" office:value="0.228579294147397" calcext:value-type="float">
            <text:p>0.228579294147397</text:p>
          </table:table-cell>
        </table:table-row>
        <table:table-row table:style-name="ro1">
          <table:table-cell office:value-type="float" office:value="0.12232" calcext:value-type="float">
            <text:p>0.12232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122110541297629" calcext:value-type="float">
            <text:p>0.122110541297629</text:p>
          </table:table-cell>
          <table:table-cell/>
          <table:table-cell table:formula="of:=100*ABS(([.C689]-[.A689])/[.C689])" office:value-type="float" office:value="0.17153203985911" calcext:value-type="float">
            <text:p>0.17153203985911</text:p>
          </table:table-cell>
        </table:table-row>
        <table:table-row table:style-name="ro1">
          <table:table-cell office:value-type="float" office:value="0.12122" calcext:value-type="float">
            <text:p>0.12122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121082709702913" calcext:value-type="float">
            <text:p>0.121082709702913</text:p>
          </table:table-cell>
          <table:table-cell/>
          <table:table-cell table:formula="of:=100*ABS(([.C690]-[.A690])/[.C690])" office:value-type="float" office:value="0.113385550607054" calcext:value-type="float">
            <text:p>0.113385550607054</text:p>
          </table:table-cell>
        </table:table-row>
        <table:table-row table:style-name="ro1">
          <table:table-cell office:value-type="float" office:value="0.12012" calcext:value-type="float">
            <text:p>0.12012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120045177762374" calcext:value-type="float">
            <text:p>0.120045177762374</text:p>
          </table:table-cell>
          <table:table-cell/>
          <table:table-cell table:formula="of:=100*ABS(([.C691]-[.A691])/[.C691])" office:value-type="float" office:value="0.0623283992081729" calcext:value-type="float">
            <text:p>0.0623283992081729</text:p>
          </table:table-cell>
        </table:table-row>
        <table:table-row table:style-name="ro1">
          <table:table-cell office:value-type="float" office:value="0.11901" calcext:value-type="float">
            <text:p>0.1190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017788758656" calcext:value-type="float">
            <text:p>0.119017788758656</text:p>
          </table:table-cell>
          <table:table-cell/>
          <table:table-cell table:formula="of:=100*ABS(([.C692]-[.A692])/[.C692])" office:value-type="float" office:value="0.00654419707924854" calcext:value-type="float">
            <text:p>0.00654419707924854</text:p>
          </table:table-cell>
        </table:table-row>
        <table:table-row table:style-name="ro1">
          <table:table-cell office:value-type="float" office:value="0.11791" calcext:value-type="float">
            <text:p>0.11791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117980714525722" calcext:value-type="float">
            <text:p>0.117980714525722</text:p>
          </table:table-cell>
          <table:table-cell/>
          <table:table-cell table:formula="of:=100*ABS(([.C693]-[.A693])/[.C693])" office:value-type="float" office:value="0.0599373601072558" calcext:value-type="float">
            <text:p>0.0599373601072558</text:p>
          </table:table-cell>
        </table:table-row>
        <table:table-row table:style-name="ro1">
          <table:table-cell office:value-type="float" office:value="0.11681" calcext:value-type="float">
            <text:p>0.11681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116953791648668" calcext:value-type="float">
            <text:p>0.116953791648668</text:p>
          </table:table-cell>
          <table:table-cell/>
          <table:table-cell table:formula="of:=100*ABS(([.C694]-[.A694])/[.C694])" office:value-type="float" office:value="0.122947402252483" calcext:value-type="float">
            <text:p>0.122947402252483</text:p>
          </table:table-cell>
        </table:table-row>
        <table:table-row table:style-name="ro1">
          <table:table-cell office:value-type="float" office:value="0.11571" calcext:value-type="float">
            <text:p>0.11571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115917199690124" calcext:value-type="float">
            <text:p>0.115917199690124</text:p>
          </table:table-cell>
          <table:table-cell/>
          <table:table-cell table:formula="of:=100*ABS(([.C695]-[.A695])/[.C695])" office:value-type="float" office:value="0.17874801209617" calcext:value-type="float">
            <text:p>0.17874801209617</text:p>
          </table:table-cell>
        </table:table-row>
        <table:table-row table:style-name="ro1">
          <table:table-cell office:value-type="float" office:value="0.1146" calcext:value-type="float">
            <text:p>0.1146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114890768162634" calcext:value-type="float">
            <text:p>0.114890768162634</text:p>
          </table:table-cell>
          <table:table-cell/>
          <table:table-cell table:formula="of:=100*ABS(([.C696]-[.A696])/[.C696])" office:value-type="float" office:value="0.253082268735382" calcext:value-type="float">
            <text:p>0.253082268735382</text:p>
          </table:table-cell>
        </table:table-row>
        <table:table-row table:style-name="ro1">
          <table:table-cell office:value-type="float" office:value="0.1135" calcext:value-type="float">
            <text:p>0.1135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113854684822365" calcext:value-type="float">
            <text:p>0.113854684822365</text:p>
          </table:table-cell>
          <table:table-cell/>
          <table:table-cell table:formula="of:=100*ABS(([.C697]-[.A697])/[.C697])" office:value-type="float" office:value="0.311524135276525" calcext:value-type="float">
            <text:p>0.311524135276525</text:p>
          </table:table-cell>
        </table:table-row>
        <table:table-row table:style-name="ro1">
          <table:table-cell office:value-type="float" office:value="0.1124" calcext:value-type="float">
            <text:p>0.1124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112828771707397" calcext:value-type="float">
            <text:p>0.112828771707397</text:p>
          </table:table-cell>
          <table:table-cell/>
          <table:table-cell table:formula="of:=100*ABS(([.C698]-[.A698])/[.C698])" office:value-type="float" office:value="0.380019830854267" calcext:value-type="float">
            <text:p>0.380019830854267</text:p>
          </table:table-cell>
        </table:table-row>
        <table:table-row table:style-name="ro1">
          <table:table-cell office:value-type="float" office:value="0.11129" calcext:value-type="float">
            <text:p>0.11129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111793085765623" calcext:value-type="float">
            <text:p>0.111793085765623</text:p>
          </table:table-cell>
          <table:table-cell/>
          <table:table-cell table:formula="of:=100*ABS(([.C699]-[.A699])/[.C699])" office:value-type="float" office:value="0.450015099035735" calcext:value-type="float">
            <text:p>0.450015099035735</text:p>
          </table:table-cell>
        </table:table-row>
        <table:table-row table:style-name="ro1">
          <table:table-cell office:value-type="float" office:value="0.11019" calcext:value-type="float">
            <text:p>0.11019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110767718564571" calcext:value-type="float">
            <text:p>0.110767718564571</text:p>
          </table:table-cell>
          <table:table-cell/>
          <table:table-cell table:formula="of:=100*ABS(([.C700]-[.A700])/[.C700])" office:value-type="float" office:value="0.521558602142906" calcext:value-type="float">
            <text:p>0.521558602142906</text:p>
          </table:table-cell>
        </table:table-row>
        <table:table-row table:style-name="ro1">
          <table:table-cell office:value-type="float" office:value="0.10909" calcext:value-type="float">
            <text:p>0.10909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109732737817845" calcext:value-type="float">
            <text:p>0.109732737817845</text:p>
          </table:table-cell>
          <table:table-cell/>
          <table:table-cell table:formula="of:=100*ABS(([.C701]-[.A701])/[.C701])" office:value-type="float" office:value="0.585730230218389" calcext:value-type="float">
            <text:p>0.585730230218389</text:p>
          </table:table-cell>
        </table:table-row>
        <table:table-row table:style-name="ro1">
          <table:table-cell office:value-type="float" office:value="0.10799" calcext:value-type="float">
            <text:p>0.10799</text:p>
          </table:table-cell>
          <table:table-cell office:value-type="float" office:value="0.07" calcext:value-type="float">
            <text:p>0.07</text:p>
          </table:table-cell>
          <table:table-cell office:value-type="float" office:value="0.108707949313746" calcext:value-type="float">
            <text:p>0.108707949313746</text:p>
          </table:table-cell>
          <table:table-cell/>
          <table:table-cell table:formula="of:=100*ABS(([.C702]-[.A702])/[.C702])" office:value-type="float" office:value="0.660438650787198" calcext:value-type="float">
            <text:p>0.660438650787198</text:p>
          </table:table-cell>
        </table:table-row>
        <table:table-row table:style-name="ro1">
          <table:table-cell office:value-type="float" office:value="0.10688" calcext:value-type="float">
            <text:p>0.10688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107075925776992" calcext:value-type="float">
            <text:p>0.107075925776992</text:p>
          </table:table-cell>
          <table:table-cell/>
          <table:table-cell table:formula="of:=100*ABS(([.C703]-[.A703])/[.C703])" office:value-type="float" office:value="0.182978363783214" calcext:value-type="float">
            <text:p>0.182978363783214</text:p>
          </table:table-cell>
        </table:table-row>
        <table:table-row table:style-name="ro1">
          <table:table-cell office:value-type="float" office:value="0.10578" calcext:value-type="float">
            <text:p>0.10578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10544431302351" calcext:value-type="float">
            <text:p>0.10544431302351</text:p>
          </table:table-cell>
          <table:table-cell/>
          <table:table-cell table:formula="of:=100*ABS(([.C704]-[.A704])/[.C704])" office:value-type="float" office:value="0.318354747510149" calcext:value-type="float">
            <text:p>0.318354747510149</text:p>
          </table:table-cell>
        </table:table-row>
        <table:table-row table:style-name="ro1">
          <table:table-cell office:value-type="float" office:value="0.10468" calcext:value-type="float">
            <text:p>0.10468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103813432733919" calcext:value-type="float">
            <text:p>0.103813432733919</text:p>
          </table:table-cell>
          <table:table-cell/>
          <table:table-cell table:formula="of:=100*ABS(([.C705]-[.A705])/[.C705])" office:value-type="float" office:value="0.834735200695749" calcext:value-type="float">
            <text:p>0.834735200695749</text:p>
          </table:table-cell>
        </table:table-row>
        <table:table-row table:style-name="ro1">
          <table:table-cell office:value-type="float" office:value="0.10357" calcext:value-type="float">
            <text:p>0.10357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102192894097388" calcext:value-type="float">
            <text:p>0.102192894097388</text:p>
          </table:table-cell>
          <table:table-cell/>
          <table:table-cell table:formula="of:=100*ABS(([.C706]-[.A706])/[.C706])" office:value-type="float" office:value="1.34755543893241" calcext:value-type="float">
            <text:p>1.34755543893241</text:p>
          </table:table-cell>
        </table:table-row>
        <table:table-row table:style-name="ro1">
          <table:table-cell office:value-type="float" office:value="0.10247" calcext:value-type="float">
            <text:p>0.10247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100562121303202" calcext:value-type="float">
            <text:p>0.100562121303202</text:p>
          </table:table-cell>
          <table:table-cell/>
          <table:table-cell table:formula="of:=100*ABS(([.C707]-[.A707])/[.C707])" office:value-type="float" office:value="1.89721405244146" calcext:value-type="float">
            <text:p>1.89721405244146</text:p>
          </table:table-cell>
        </table:table-row>
        <table:table-row table:style-name="ro1">
          <table:table-cell office:value-type="float" office:value="0.10137" calcext:value-type="float">
            <text:p>0.10137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0989351402182258" calcext:value-type="float">
            <text:p>0.0989351402182258</text:p>
          </table:table-cell>
          <table:table-cell/>
          <table:table-cell table:formula="of:=100*ABS(([.C708]-[.A708])/[.C708])" office:value-type="float" office:value="2.46106669117111" calcext:value-type="float">
            <text:p>2.46106669117111</text:p>
          </table:table-cell>
        </table:table-row>
        <table:table-row table:style-name="ro1">
          <table:table-cell office:value-type="float" office:value="0.10026" calcext:value-type="float">
            <text:p>0.10026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973087052323686" calcext:value-type="float">
            <text:p>0.0973087052323686</text:p>
          </table:table-cell>
          <table:table-cell/>
          <table:table-cell table:formula="of:=100*ABS(([.C709]-[.A709])/[.C709])" office:value-type="float" office:value="3.03291957341726" calcext:value-type="float">
            <text:p>3.03291957341726</text:p>
          </table:table-cell>
        </table:table-row>
        <table:table-row table:style-name="ro1">
          <table:table-cell office:value-type="float" office:value="0.099162" calcext:value-type="float">
            <text:p>0.099162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956841588770054" calcext:value-type="float">
            <text:p>0.0956841588770054</text:p>
          </table:table-cell>
          <table:table-cell/>
          <table:table-cell table:formula="of:=100*ABS(([.C710]-[.A710])/[.C710])" office:value-type="float" office:value="3.63470940625099" calcext:value-type="float">
            <text:p>3.63470940625099</text:p>
          </table:table-cell>
        </table:table-row>
        <table:table-row table:style-name="ro1">
          <table:table-cell office:value-type="float" office:value="0.098059" calcext:value-type="float">
            <text:p>0.098059</text:p>
          </table:table-cell>
          <table:table-cell office:value-type="float" office:value="0.0709" calcext:value-type="float">
            <text:p>0.0709</text:p>
          </table:table-cell>
          <table:table-cell office:value-type="float" office:value="0.0940592406093096" calcext:value-type="float">
            <text:p>0.0940592406093096</text:p>
          </table:table-cell>
          <table:table-cell/>
          <table:table-cell table:formula="of:=100*ABS(([.C711]-[.A711])/[.C711])" office:value-type="float" office:value="4.25238324781297" calcext:value-type="float">
            <text:p>4.25238324781297</text:p>
          </table:table-cell>
        </table:table-row>
        <table:table-row table:style-name="ro1">
          <table:table-cell office:value-type="float" office:value="0.096956" calcext:value-type="float">
            <text:p>0.096956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24353096440965" calcext:value-type="float">
            <text:p>0.0924353096440965</text:p>
          </table:table-cell>
          <table:table-cell/>
          <table:table-cell table:formula="of:=100*ABS(([.C712]-[.A712])/[.C712])" office:value-type="float" office:value="4.89065312087935" calcext:value-type="float">
            <text:p>4.89065312087935</text:p>
          </table:table-cell>
        </table:table-row>
        <table:table-row table:style-name="ro1">
          <table:table-cell office:value-type="float" office:value="0.095648" calcext:value-type="float">
            <text:p>0.095648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90813057838617" calcext:value-type="float">
            <text:p>0.090813057838617</text:p>
          </table:table-cell>
          <table:table-cell/>
          <table:table-cell table:formula="of:=100*ABS(([.C713]-[.A713])/[.C713])" office:value-type="float" office:value="5.32406052219397" calcext:value-type="float">
            <text:p>5.32406052219397</text:p>
          </table:table-cell>
        </table:table-row>
        <table:table-row table:style-name="ro1">
          <table:table-cell office:value-type="float" office:value="0.094113" calcext:value-type="float">
            <text:p>0.094113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891907288567596" calcext:value-type="float">
            <text:p>0.0891907288567596</text:p>
          </table:table-cell>
          <table:table-cell/>
          <table:table-cell table:formula="of:=100*ABS(([.C714]-[.A714])/[.C714])" office:value-type="float" office:value="5.51881479872827" calcext:value-type="float">
            <text:p>5.51881479872827</text:p>
          </table:table-cell>
        </table:table-row>
        <table:table-row table:style-name="ro1">
          <table:table-cell office:value-type="float" office:value="0.092577" calcext:value-type="float">
            <text:p>0.092577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0875695381339881" calcext:value-type="float">
            <text:p>0.0875695381339881</text:p>
          </table:table-cell>
          <table:table-cell/>
          <table:table-cell table:formula="of:=100*ABS(([.C715]-[.A715])/[.C715])" office:value-type="float" office:value="5.71826912955745" calcext:value-type="float">
            <text:p>5.71826912955745</text:p>
          </table:table-cell>
        </table:table-row>
        <table:table-row table:style-name="ro1">
          <table:table-cell office:value-type="float" office:value="0.091041" calcext:value-type="float">
            <text:p>0.091041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859491843184099" calcext:value-type="float">
            <text:p>0.0859491843184099</text:p>
          </table:table-cell>
          <table:table-cell/>
          <table:table-cell table:formula="of:=100*ABS(([.C716]-[.A716])/[.C716])" office:value-type="float" office:value="5.92421640992752" calcext:value-type="float">
            <text:p>5.92421640992752</text:p>
          </table:table-cell>
        </table:table-row>
        <table:table-row table:style-name="ro1">
          <table:table-cell office:value-type="float" office:value="0.089505" calcext:value-type="float">
            <text:p>0.089505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843310709584552" calcext:value-type="float">
            <text:p>0.0843310709584552</text:p>
          </table:table-cell>
          <table:table-cell/>
          <table:table-cell table:formula="of:=100*ABS(([.C717]-[.A717])/[.C717])" office:value-type="float" office:value="6.13525831314739" calcext:value-type="float">
            <text:p>6.13525831314739</text:p>
          </table:table-cell>
        </table:table-row>
        <table:table-row table:style-name="ro1">
          <table:table-cell office:value-type="float" office:value="0.087969" calcext:value-type="float">
            <text:p>0.087969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827129261058996" calcext:value-type="float">
            <text:p>0.0827129261058996</text:p>
          </table:table-cell>
          <table:table-cell/>
          <table:table-cell table:formula="of:=100*ABS(([.C718]-[.A718])/[.C718])" office:value-type="float" office:value="6.35459793475443" calcext:value-type="float">
            <text:p>6.35459793475443</text:p>
          </table:table-cell>
        </table:table-row>
        <table:table-row table:style-name="ro1">
          <table:table-cell office:value-type="float" office:value="0.086433" calcext:value-type="float">
            <text:p>0.086433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0810961776904436" calcext:value-type="float">
            <text:p>0.0810961776904436</text:p>
          </table:table-cell>
          <table:table-cell/>
          <table:table-cell table:formula="of:=100*ABS(([.C719]-[.A719])/[.C719])" office:value-type="float" office:value="6.58085554898513" calcext:value-type="float">
            <text:p>6.58085554898513</text:p>
          </table:table-cell>
        </table:table-row>
        <table:table-row table:style-name="ro1">
          <table:table-cell office:value-type="float" office:value="0.084898" calcext:value-type="float">
            <text:p>0.084898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794805151467956" calcext:value-type="float">
            <text:p>0.0794805151467956</text:p>
          </table:table-cell>
          <table:table-cell/>
          <table:table-cell table:formula="of:=100*ABS(([.C720]-[.A720])/[.C720])" office:value-type="float" office:value="6.81611693532519" calcext:value-type="float">
            <text:p>6.81611693532519</text:p>
          </table:table-cell>
        </table:table-row>
        <table:table-row table:style-name="ro1">
          <table:table-cell office:value-type="float" office:value="0.083362" calcext:value-type="float">
            <text:p>0.083362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0778673894900811" calcext:value-type="float">
            <text:p>0.0778673894900811</text:p>
          </table:table-cell>
          <table:table-cell/>
          <table:table-cell table:formula="of:=100*ABS(([.C721]-[.A721])/[.C721])" office:value-type="float" office:value="7.05636922709317" calcext:value-type="float">
            <text:p>7.05636922709317</text:p>
          </table:table-cell>
        </table:table-row>
        <table:table-row table:style-name="ro1">
          <table:table-cell office:value-type="float" office:value="0.081826" calcext:value-type="float">
            <text:p>0.08182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62545273278905" calcext:value-type="float">
            <text:p>0.0762545273278905</text:p>
          </table:table-cell>
          <table:table-cell/>
          <table:table-cell table:formula="of:=100*ABS(([.C722]-[.A722])/[.C722])" office:value-type="float" office:value="7.30641558913931" calcext:value-type="float">
            <text:p>7.30641558913931</text:p>
          </table:table-cell>
        </table:table-row>
        <table:table-row table:style-name="ro1">
          <table:table-cell office:value-type="float" office:value="0.08029" calcext:value-type="float">
            <text:p>0.08029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746432002663337" calcext:value-type="float">
            <text:p>0.0746432002663337</text:p>
          </table:table-cell>
          <table:table-cell/>
          <table:table-cell table:formula="of:=100*ABS(([.C723]-[.A723])/[.C723])" office:value-type="float" office:value="7.56505577670571" calcext:value-type="float">
            <text:p>7.56505577670571</text:p>
          </table:table-cell>
        </table:table-row>
        <table:table-row table:style-name="ro1">
          <table:table-cell office:value-type="float" office:value="0.078754" calcext:value-type="float">
            <text:p>0.078754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30347019436651" calcext:value-type="float">
            <text:p>0.0730347019436651</text:p>
          </table:table-cell>
          <table:table-cell/>
          <table:table-cell table:formula="of:=100*ABS(([.C724]-[.A724])/[.C724])" office:value-type="float" office:value="7.83093228852558" calcext:value-type="float">
            <text:p>7.83093228852558</text:p>
          </table:table-cell>
        </table:table-row>
        <table:table-row table:style-name="ro1">
          <table:table-cell office:value-type="float" office:value="0.077218" calcext:value-type="float">
            <text:p>0.077218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0714267627433863" calcext:value-type="float">
            <text:p>0.0714267627433863</text:p>
          </table:table-cell>
          <table:table-cell/>
          <table:table-cell table:formula="of:=100*ABS(([.C725]-[.A725])/[.C725])" office:value-type="float" office:value="8.1079374651484" calcext:value-type="float">
            <text:p>8.1079374651484</text:p>
          </table:table-cell>
        </table:table-row>
        <table:table-row table:style-name="ro1">
          <table:table-cell office:value-type="float" office:value="0.075683" calcext:value-type="float">
            <text:p>0.075683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698209173027682" calcext:value-type="float">
            <text:p>0.0698209173027682</text:p>
          </table:table-cell>
          <table:table-cell/>
          <table:table-cell table:formula="of:=100*ABS(([.C726]-[.A726])/[.C726])" office:value-type="float" office:value="8.39588324486158" calcext:value-type="float">
            <text:p>8.39588324486158</text:p>
          </table:table-cell>
        </table:table-row>
        <table:table-row table:style-name="ro1">
          <table:table-cell office:value-type="float" office:value="0.074147" calcext:value-type="float">
            <text:p>0.074147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682168518549486" calcext:value-type="float">
            <text:p>0.0682168518549486</text:p>
          </table:table-cell>
          <table:table-cell/>
          <table:table-cell table:formula="of:=100*ABS(([.C727]-[.A727])/[.C727])" office:value-type="float" office:value="8.69308386974656" calcext:value-type="float">
            <text:p>8.69308386974656</text:p>
          </table:table-cell>
        </table:table-row>
        <table:table-row table:style-name="ro1">
          <table:table-cell office:value-type="float" office:value="0.072611" calcext:value-type="float">
            <text:p>0.072611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0666161394333235" calcext:value-type="float">
            <text:p>0.0666161394333235</text:p>
          </table:table-cell>
          <table:table-cell/>
          <table:table-cell table:formula="of:=100*ABS(([.C728]-[.A728])/[.C728])" office:value-type="float" office:value="8.99911135300292" calcext:value-type="float">
            <text:p>8.99911135300292</text:p>
          </table:table-cell>
        </table:table-row>
        <table:table-row table:style-name="ro1">
          <table:table-cell office:value-type="float" office:value="0.071075" calcext:value-type="float">
            <text:p>0.071075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650165267989609" calcext:value-type="float">
            <text:p>0.0650165267989609</text:p>
          </table:table-cell>
          <table:table-cell/>
          <table:table-cell table:formula="of:=100*ABS(([.C729]-[.A729])/[.C729])" office:value-type="float" office:value="9.3183587301928" calcext:value-type="float">
            <text:p>9.3183587301928</text:p>
          </table:table-cell>
        </table:table-row>
        <table:table-row table:style-name="ro1">
          <table:table-cell office:value-type="float" office:value="0.069539" calcext:value-type="float">
            <text:p>0.069539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0634193921210224" calcext:value-type="float">
            <text:p>0.0634193921210224</text:p>
          </table:table-cell>
          <table:table-cell/>
          <table:table-cell table:formula="of:=100*ABS(([.C730]-[.A730])/[.C730])" office:value-type="float" office:value="9.64942689343287" calcext:value-type="float">
            <text:p>9.64942689343287</text:p>
          </table:table-cell>
        </table:table-row>
        <table:table-row table:style-name="ro1">
          <table:table-cell office:value-type="float" office:value="0.068003" calcext:value-type="float">
            <text:p>0.068003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61825182328886" calcext:value-type="float">
            <text:p>0.061825182328886</text:p>
          </table:table-cell>
          <table:table-cell/>
          <table:table-cell table:formula="of:=100*ABS(([.C731]-[.A731])/[.C731])" office:value-type="float" office:value="9.99239701105995" calcext:value-type="float">
            <text:p>9.99239701105995</text:p>
          </table:table-cell>
        </table:table-row>
        <table:table-row table:style-name="ro1">
          <table:table-cell office:value-type="float" office:value="0.066468" calcext:value-type="float">
            <text:p>0.06646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02345716096662" calcext:value-type="float">
            <text:p>0.0602345716096662</text:p>
          </table:table-cell>
          <table:table-cell/>
          <table:table-cell table:formula="of:=100*ABS(([.C732]-[.A732])/[.C732])" office:value-type="float" office:value="10.3485892299988" calcext:value-type="float">
            <text:p>10.3485892299988</text:p>
          </table:table-cell>
        </table:table-row>
        <table:table-row table:style-name="ro1">
          <table:table-cell office:value-type="float" office:value="0.064932" calcext:value-type="float">
            <text:p>0.064932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586463795984032" calcext:value-type="float">
            <text:p>0.0586463795984032</text:p>
          </table:table-cell>
          <table:table-cell/>
          <table:table-cell table:formula="of:=100*ABS(([.C733]-[.A733])/[.C733])" office:value-type="float" office:value="10.7178319354738" calcext:value-type="float">
            <text:p>10.7178319354738</text:p>
          </table:table-cell>
        </table:table-row>
        <table:table-row table:style-name="ro1">
          <table:table-cell office:value-type="float" office:value="0.063396" calcext:value-type="float">
            <text:p>0.063396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570613034901938" calcext:value-type="float">
            <text:p>0.0570613034901938</text:p>
          </table:table-cell>
          <table:table-cell/>
          <table:table-cell table:formula="of:=100*ABS(([.C734]-[.A734])/[.C734])" office:value-type="float" office:value="11.1015629197725" calcext:value-type="float">
            <text:p>11.1015629197725</text:p>
          </table:table-cell>
        </table:table-row>
        <table:table-row table:style-name="ro1">
          <table:table-cell office:value-type="float" office:value="0.06186" calcext:value-type="float">
            <text:p>0.06186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554801786677008" calcext:value-type="float">
            <text:p>0.0554801786677008</text:p>
          </table:table-cell>
          <table:table-cell/>
          <table:table-cell table:formula="of:=100*ABS(([.C735]-[.A735])/[.C735])" office:value-type="float" office:value="11.4992804376339" calcext:value-type="float">
            <text:p>11.4992804376339</text:p>
          </table:table-cell>
        </table:table-row>
        <table:table-row table:style-name="ro1">
          <table:table-cell office:value-type="float" office:value="0.060324" calcext:value-type="float">
            <text:p>0.060324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0539037240457466" calcext:value-type="float">
            <text:p>0.0539037240457466</text:p>
          </table:table-cell>
          <table:table-cell/>
          <table:table-cell table:formula="of:=100*ABS(([.C736]-[.A736])/[.C736])" office:value-type="float" office:value="11.9106352444308" calcext:value-type="float">
            <text:p>11.9106352444308</text:p>
          </table:table-cell>
        </table:table-row>
        <table:table-row table:style-name="ro1">
          <table:table-cell office:value-type="float" office:value="0.058788" calcext:value-type="float">
            <text:p>0.058788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0523306615475096" calcext:value-type="float">
            <text:p>0.0523306615475096</text:p>
          </table:table-cell>
          <table:table-cell/>
          <table:table-cell table:formula="of:=100*ABS(([.C737]-[.A737])/[.C737])" office:value-type="float" office:value="12.3394932560292" calcext:value-type="float">
            <text:p>12.3394932560292</text:p>
          </table:table-cell>
        </table:table-row>
        <table:table-row table:style-name="ro1">
          <table:table-cell office:value-type="float" office:value="0.057253" calcext:value-type="float">
            <text:p>0.057253</text:p>
          </table:table-cell>
          <table:table-cell office:value-type="float" office:value="0.0736" calcext:value-type="float">
            <text:p>0.0736</text:p>
          </table:table-cell>
          <table:table-cell office:value-type="float" office:value="0.0507626651881085" calcext:value-type="float">
            <text:p>0.0507626651881085</text:p>
          </table:table-cell>
          <table:table-cell/>
          <table:table-cell table:formula="of:=100*ABS(([.C738]-[.A738])/[.C738])" office:value-type="float" office:value="12.7856462773194" calcext:value-type="float">
            <text:p>12.7856462773194</text:p>
          </table:table-cell>
        </table:table-row>
        <table:table-row table:style-name="ro1">
          <table:table-cell office:value-type="float" office:value="0.055717" calcext:value-type="float">
            <text:p>0.055717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0491995780977845" calcext:value-type="float">
            <text:p>0.0491995780977845</text:p>
          </table:table-cell>
          <table:table-cell/>
          <table:table-cell table:formula="of:=100*ABS(([.C739]-[.A739])/[.C739])" office:value-type="float" office:value="13.2469060796864" calcext:value-type="float">
            <text:p>13.2469060796864</text:p>
          </table:table-cell>
        </table:table-row>
        <table:table-row table:style-name="ro1">
          <table:table-cell office:value-type="float" office:value="0.054181" calcext:value-type="float">
            <text:p>0.054181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47643489345345" calcext:value-type="float">
            <text:p>0.047643489345345</text:p>
          </table:table-cell>
          <table:table-cell/>
          <table:table-cell table:formula="of:=100*ABS(([.C740]-[.A740])/[.C740])" office:value-type="float" office:value="13.7217293369672" calcext:value-type="float">
            <text:p>13.7217293369672</text:p>
          </table:table-cell>
        </table:table-row>
        <table:table-row table:style-name="ro1">
          <table:table-cell office:value-type="float" office:value="0.052645" calcext:value-type="float">
            <text:p>0.052645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460924367440039" calcext:value-type="float">
            <text:p>0.0460924367440039</text:p>
          </table:table-cell>
          <table:table-cell/>
          <table:table-cell table:formula="of:=100*ABS(([.C741]-[.A741])/[.C741])" office:value-type="float" office:value="14.2161354852833" calcext:value-type="float">
            <text:p>14.2161354852833</text:p>
          </table:table-cell>
        </table:table-row>
        <table:table-row table:style-name="ro1">
          <table:table-cell office:value-type="float" office:value="0.051109" calcext:value-type="float">
            <text:p>0.05110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445487009911625" calcext:value-type="float">
            <text:p>0.0445487009911625</text:p>
          </table:table-cell>
          <table:table-cell/>
          <table:table-cell table:formula="of:=100*ABS(([.C742]-[.A742])/[.C742])" office:value-type="float" office:value="14.7261286252521" calcext:value-type="float">
            <text:p>14.7261286252521</text:p>
          </table:table-cell>
        </table:table-row>
        <table:table-row table:style-name="ro1">
          <table:table-cell office:value-type="float" office:value="0.049573" calcext:value-type="float">
            <text:p>0.049573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0430132661512701" calcext:value-type="float">
            <text:p>0.0430132661512701</text:p>
          </table:table-cell>
          <table:table-cell/>
          <table:table-cell table:formula="of:=100*ABS(([.C743]-[.A743])/[.C743])" office:value-type="float" office:value="15.2504899899032" calcext:value-type="float">
            <text:p>15.2504899899032</text:p>
          </table:table-cell>
        </table:table-row>
        <table:table-row table:style-name="ro1">
          <table:table-cell office:value-type="float" office:value="0.048038" calcext:value-type="float">
            <text:p>0.048038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414854657560934" calcext:value-type="float">
            <text:p>0.0414854657560934</text:p>
          </table:table-cell>
          <table:table-cell/>
          <table:table-cell table:formula="of:=100*ABS(([.C744]-[.A744])/[.C744])" office:value-type="float" office:value="15.7947708299361" calcext:value-type="float">
            <text:p>15.7947708299361</text:p>
          </table:table-cell>
        </table:table-row>
        <table:table-row table:style-name="ro1">
          <table:table-cell office:value-type="float" office:value="0.046502" calcext:value-type="float">
            <text:p>0.046502</text:p>
          </table:table-cell>
          <table:table-cell office:value-type="float" office:value="0.0743" calcext:value-type="float">
            <text:p>0.0743</text:p>
          </table:table-cell>
          <table:table-cell office:value-type="float" office:value="0.0399676128133768" calcext:value-type="float">
            <text:p>0.0399676128133768</text:p>
          </table:table-cell>
          <table:table-cell/>
          <table:table-cell table:formula="of:=100*ABS(([.C745]-[.A745])/[.C745])" office:value-type="float" office:value="16.3492055858693" calcext:value-type="float">
            <text:p>16.3492055858693</text:p>
          </table:table-cell>
        </table:table-row>
        <table:table-row table:style-name="ro1">
          <table:table-cell office:value-type="float" office:value="0.044966" calcext:value-type="float">
            <text:p>0.044966</text:p>
          </table:table-cell>
          <table:table-cell office:value-type="float" office:value="0.0744" calcext:value-type="float">
            <text:p>0.0744</text:p>
          </table:table-cell>
          <table:table-cell office:value-type="float" office:value="0.0384600638845023" calcext:value-type="float">
            <text:p>0.0384600638845023</text:p>
          </table:table-cell>
          <table:table-cell/>
          <table:table-cell table:formula="of:=100*ABS(([.C746]-[.A746])/[.C746])" office:value-type="float" office:value="16.9160824460286" calcext:value-type="float">
            <text:p>16.9160824460286</text:p>
          </table:table-cell>
        </table:table-row>
        <table:table-row table:style-name="ro1">
          <table:table-cell office:value-type="float" office:value="0.04343" calcext:value-type="float">
            <text:p>0.04343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369658383375787" calcext:value-type="float">
            <text:p>0.0369658383375787</text:p>
          </table:table-cell>
          <table:table-cell/>
          <table:table-cell table:formula="of:=100*ABS(([.C747]-[.A747])/[.C747])" office:value-type="float" office:value="17.4868525999315" calcext:value-type="float">
            <text:p>17.4868525999315</text:p>
          </table:table-cell>
        </table:table-row>
        <table:table-row table:style-name="ro1">
          <table:table-cell office:value-type="float" office:value="0.041894" calcext:value-type="float">
            <text:p>0.041894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0354837988947069" calcext:value-type="float">
            <text:p>0.0354837988947069</text:p>
          </table:table-cell>
          <table:table-cell/>
          <table:table-cell table:formula="of:=100*ABS(([.C748]-[.A748])/[.C748])" office:value-type="float" office:value="18.0651488988383" calcext:value-type="float">
            <text:p>18.0651488988383</text:p>
          </table:table-cell>
        </table:table-row>
        <table:table-row table:style-name="ro1">
          <table:table-cell office:value-type="float" office:value="0.040359" calcext:value-type="float">
            <text:p>0.040359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34017498217829" calcext:value-type="float">
            <text:p>0.034017498217829</text:p>
          </table:table-cell>
          <table:table-cell/>
          <table:table-cell table:formula="of:=100*ABS(([.C749]-[.A749])/[.C749])" office:value-type="float" office:value="18.6418817208825" calcext:value-type="float">
            <text:p>18.6418817208825</text:p>
          </table:table-cell>
        </table:table-row>
        <table:table-row table:style-name="ro1">
          <table:table-cell office:value-type="float" office:value="0.038823" calcext:value-type="float">
            <text:p>0.038823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325680917617229" calcext:value-type="float">
            <text:p>0.0325680917617229</text:p>
          </table:table-cell>
          <table:table-cell/>
          <table:table-cell table:formula="of:=100*ABS(([.C750]-[.A750])/[.C750])" office:value-type="float" office:value="19.2056331824406" calcext:value-type="float">
            <text:p>19.2056331824406</text:p>
          </table:table-cell>
        </table:table-row>
        <table:table-row table:style-name="ro1">
          <table:table-cell office:value-type="float" office:value="0.037287" calcext:value-type="float">
            <text:p>0.037287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0311398154297677" calcext:value-type="float">
            <text:p>0.0311398154297677</text:p>
          </table:table-cell>
          <table:table-cell/>
          <table:table-cell table:formula="of:=100*ABS(([.C751]-[.A751])/[.C751])" office:value-type="float" office:value="19.7405941088397" calcext:value-type="float">
            <text:p>19.7405941088397</text:p>
          </table:table-cell>
        </table:table-row>
        <table:table-row table:style-name="ro1">
          <table:table-cell office:value-type="float" office:value="0.035751" calcext:value-type="float">
            <text:p>0.035751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97327910058911" calcext:value-type="float">
            <text:p>0.0297327910058911</text:p>
          </table:table-cell>
          <table:table-cell/>
          <table:table-cell table:formula="of:=100*ABS(([.C752]-[.A752])/[.C752])" office:value-type="float" office:value="20.2409823985796" calcext:value-type="float">
            <text:p>20.2409823985796</text:p>
          </table:table-cell>
        </table:table-row>
        <table:table-row table:style-name="ro1">
          <table:table-cell office:value-type="float" office:value="0.034215" calcext:value-type="float">
            <text:p>0.034215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277189452360655" calcext:value-type="float">
            <text:p>0.0277189452360655</text:p>
          </table:table-cell>
          <table:table-cell/>
          <table:table-cell table:formula="of:=100*ABS(([.C753]-[.A753])/[.C753])" office:value-type="float" office:value="23.4354327288123" calcext:value-type="float">
            <text:p>23.4354327288123</text:p>
          </table:table-cell>
        </table:table-row>
        <table:table-row table:style-name="ro1">
          <table:table-cell office:value-type="float" office:value="0.032679" calcext:value-type="float">
            <text:p>0.032679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0257691417978946" calcext:value-type="float">
            <text:p>0.0257691417978946</text:p>
          </table:table-cell>
          <table:table-cell/>
          <table:table-cell table:formula="of:=100*ABS(([.C754]-[.A754])/[.C754])" office:value-type="float" office:value="26.8144676927887" calcext:value-type="float">
            <text:p>26.8144676927887</text:p>
          </table:table-cell>
        </table:table-row>
        <table:table-row table:style-name="ro1">
          <table:table-cell office:value-type="float" office:value="0.031144" calcext:value-type="float">
            <text:p>0.031144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238997175297115" calcext:value-type="float">
            <text:p>0.0238997175297115</text:p>
          </table:table-cell>
          <table:table-cell/>
          <table:table-cell table:formula="of:=100*ABS(([.C755]-[.A755])/[.C755])" office:value-type="float" office:value="30.3111635578227" calcext:value-type="float">
            <text:p>30.3111635578227</text:p>
          </table:table-cell>
        </table:table-row>
        <table:table-row table:style-name="ro1">
          <table:table-cell office:value-type="float" office:value="0.029608" calcext:value-type="float">
            <text:p>0.029608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221296301369905" calcext:value-type="float">
            <text:p>0.0221296301369905</text:p>
          </table:table-cell>
          <table:table-cell/>
          <table:table-cell table:formula="of:=100*ABS(([.C756]-[.A756])/[.C756])" office:value-type="float" office:value="33.7934697358953" calcext:value-type="float">
            <text:p>33.7934697358953</text:p>
          </table:table-cell>
        </table:table-row>
        <table:table-row table:style-name="ro1">
          <table:table-cell office:value-type="float" office:value="0.028072" calcext:value-type="float">
            <text:p>0.028072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204860617249876" calcext:value-type="float">
            <text:p>0.0204860617249876</text:p>
          </table:table-cell>
          <table:table-cell/>
          <table:table-cell table:formula="of:=100*ABS(([.C757]-[.A757])/[.C757])" office:value-type="float" office:value="37.0297540681507" calcext:value-type="float">
            <text:p>37.0297540681507</text:p>
          </table:table-cell>
        </table:table-row>
        <table:table-row table:style-name="ro1">
          <table:table-cell office:value-type="float" office:value="0.026536" calcext:value-type="float">
            <text:p>0.026536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190011718585986" calcext:value-type="float">
            <text:p>0.0190011718585986</text:p>
          </table:table-cell>
          <table:table-cell/>
          <table:table-cell table:formula="of:=100*ABS(([.C758]-[.A758])/[.C758])" office:value-type="float" office:value="39.6545444537498" calcext:value-type="float">
            <text:p>39.6545444537498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0177139315127952" calcext:value-type="float">
            <text:p>0.0177139315127952</text:p>
          </table:table-cell>
          <table:table-cell/>
          <table:table-cell table:formula="of:=100*ABS(([.C759]-[.A759])/[.C759])" office:value-type="float" office:value="41.1318542241278" calcext:value-type="float">
            <text:p>41.1318542241278</text:p>
          </table:table-cell>
        </table:table-row>
        <table:table-row table:style-name="ro1">
          <table:table-cell office:value-type="float" office:value="0.023464" calcext:value-type="float">
            <text:p>0.023464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016671395994637" calcext:value-type="float">
            <text:p>0.016671395994637</text:p>
          </table:table-cell>
          <table:table-cell/>
          <table:table-cell table:formula="of:=100*ABS(([.C760]-[.A760])/[.C760])" office:value-type="float" office:value="40.7440625101104" calcext:value-type="float">
            <text:p>40.7440625101104</text:p>
          </table:table-cell>
        </table:table-row>
        <table:table-row table:style-name="ro1">
          <table:table-cell office:value-type="float" office:value="0.021928" calcext:value-type="float">
            <text:p>0.021928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015921502567283" calcext:value-type="float">
            <text:p>0.015921502567283</text:p>
          </table:table-cell>
          <table:table-cell/>
          <table:table-cell table:formula="of:=100*ABS(([.C761]-[.A761])/[.C761])" office:value-type="float" office:value="37.7256945902812" calcext:value-type="float">
            <text:p>37.7256945902812</text:p>
          </table:table-cell>
        </table:table-row>
        <table:table-row table:style-name="ro1">
          <table:table-cell office:value-type="float" office:value="0.020393" calcext:value-type="float">
            <text:p>0.02039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55077701117859" calcext:value-type="float">
            <text:p>0.0155077701117859</text:p>
          </table:table-cell>
          <table:table-cell/>
          <table:table-cell table:formula="of:=100*ABS(([.C762]-[.A762])/[.C762])" office:value-type="float" office:value="31.5018203971268" calcext:value-type="float">
            <text:p>31.5018203971268</text:p>
          </table:table-cell>
        </table:table-row>
        <table:table-row table:style-name="ro1">
          <table:table-cell office:value-type="float" office:value="0.018857" calcext:value-type="float">
            <text:p>0.018857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0154551814447453" calcext:value-type="float">
            <text:p>0.0154551814447453</text:p>
          </table:table-cell>
          <table:table-cell/>
          <table:table-cell table:formula="of:=100*ABS(([.C763]-[.A763])/[.C763])" office:value-type="float" office:value="22.0108613245125" calcext:value-type="float">
            <text:p>22.0108613245125</text:p>
          </table:table-cell>
        </table:table-row>
        <table:table-row table:style-name="ro1">
          <table:table-cell office:value-type="float" office:value="0.017321" calcext:value-type="float">
            <text:p>0.017321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15768356222511" calcext:value-type="float">
            <text:p>0.015768356222511</text:p>
          </table:table-cell>
          <table:table-cell/>
          <table:table-cell table:formula="of:=100*ABS(([.C764]-[.A764])/[.C764])" office:value-type="float" office:value="9.84657979296841" calcext:value-type="float">
            <text:p>9.84657979296841</text:p>
          </table:table-cell>
        </table:table-row>
        <table:table-row table:style-name="ro1">
          <table:table-cell office:value-type="float" office:value="0.015785" calcext:value-type="float">
            <text:p>0.015785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164263875289121" calcext:value-type="float">
            <text:p>0.0164263875289121</text:p>
          </table:table-cell>
          <table:table-cell/>
          <table:table-cell table:formula="of:=100*ABS(([.C765]-[.A765])/[.C765])" office:value-type="float" office:value="3.90461705462157" calcext:value-type="float">
            <text:p>3.90461705462157</text:p>
          </table:table-cell>
        </table:table-row>
        <table:table-row table:style-name="ro1">
          <table:table-cell office:value-type="float" office:value="0.017437" calcext:value-type="float">
            <text:p>0.017437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17391099742397" calcext:value-type="float">
            <text:p>0.017391099742397</text:p>
          </table:table-cell>
          <table:table-cell/>
          <table:table-cell table:formula="of:=100*ABS(([.C766]-[.A766])/[.C766])" office:value-type="float" office:value="0.263929586299436" calcext:value-type="float">
            <text:p>0.263929586299436</text:p>
          </table:table-cell>
        </table:table-row>
        <table:table-row table:style-name="ro1">
          <table:table-cell office:value-type="float" office:value="0.019686" calcext:value-type="float">
            <text:p>0.019686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186129214525823" calcext:value-type="float">
            <text:p>0.0186129214525823</text:p>
          </table:table-cell>
          <table:table-cell/>
          <table:table-cell table:formula="of:=100*ABS(([.C767]-[.A767])/[.C767])" office:value-type="float" office:value="5.76523438381983" calcext:value-type="float">
            <text:p>5.76523438381983</text:p>
          </table:table-cell>
        </table:table-row>
        <table:table-row table:style-name="ro1">
          <table:table-cell office:value-type="float" office:value="0.021936" calcext:value-type="float">
            <text:p>0.021936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200461285289704" calcext:value-type="float">
            <text:p>0.0200461285289704</text:p>
          </table:table-cell>
          <table:table-cell/>
          <table:table-cell table:formula="of:=100*ABS(([.C768]-[.A768])/[.C768])" office:value-type="float" office:value="9.42761325858213" calcext:value-type="float">
            <text:p>9.42761325858213</text:p>
          </table:table-cell>
        </table:table-row>
        <table:table-row table:style-name="ro1">
          <table:table-cell office:value-type="float" office:value="0.024186" calcext:value-type="float">
            <text:p>0.024186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0216492904733619" calcext:value-type="float">
            <text:p>0.0216492904733619</text:p>
          </table:table-cell>
          <table:table-cell/>
          <table:table-cell table:formula="of:=100*ABS(([.C769]-[.A769])/[.C769])" office:value-type="float" office:value="11.717287131231" calcext:value-type="float">
            <text:p>11.717287131231</text:p>
          </table:table-cell>
        </table:table-row>
        <table:table-row table:style-name="ro1">
          <table:table-cell office:value-type="float" office:value="0.026435" calcext:value-type="float">
            <text:p>0.026435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0233861816036736" calcext:value-type="float">
            <text:p>0.0233861816036736</text:p>
          </table:table-cell>
          <table:table-cell/>
          <table:table-cell table:formula="of:=100*ABS(([.C770]-[.A770])/[.C770])" office:value-type="float" office:value="13.036837086083" calcext:value-type="float">
            <text:p>13.036837086083</text:p>
          </table:table-cell>
        </table:table-row>
        <table:table-row table:style-name="ro1">
          <table:table-cell office:value-type="float" office:value="0.028685" calcext:value-type="float">
            <text:p>0.028685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25229801465727" calcext:value-type="float">
            <text:p>0.025229801465727</text:p>
          </table:table-cell>
          <table:table-cell/>
          <table:table-cell table:formula="of:=100*ABS(([.C771]-[.A771])/[.C771])" office:value-type="float" office:value="13.6949097239892" calcext:value-type="float">
            <text:p>13.6949097239892</text:p>
          </table:table-cell>
        </table:table-row>
        <table:table-row table:style-name="ro1">
          <table:table-cell office:value-type="float" office:value="0.030934" calcext:value-type="float">
            <text:p>0.03093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27158423260565" calcext:value-type="float">
            <text:p>0.027158423260565</text:p>
          </table:table-cell>
          <table:table-cell/>
          <table:table-cell table:formula="of:=100*ABS(([.C772]-[.A772])/[.C772])" office:value-type="float" office:value="13.9020469016595" calcext:value-type="float">
            <text:p>13.9020469016595</text:p>
          </table:table-cell>
        </table:table-row>
        <table:table-row table:style-name="ro1">
          <table:table-cell office:value-type="float" office:value="0.033184" calcext:value-type="float">
            <text:p>0.033184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291556997000587" calcext:value-type="float">
            <text:p>0.0291556997000587</text:p>
          </table:table-cell>
          <table:table-cell/>
          <table:table-cell table:formula="of:=100*ABS(([.C773]-[.A773])/[.C773])" office:value-type="float" office:value="13.816510464104" calcext:value-type="float">
            <text:p>13.816510464104</text:p>
          </table:table-cell>
        </table:table-row>
        <table:table-row table:style-name="ro1">
          <table:table-cell office:value-type="float" office:value="0.035433" calcext:value-type="float">
            <text:p>0.035433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312074860410127" calcext:value-type="float">
            <text:p>0.0312074860410127</text:p>
          </table:table-cell>
          <table:table-cell/>
          <table:table-cell table:formula="of:=100*ABS(([.C774]-[.A774])/[.C774])" office:value-type="float" office:value="13.5400652056183" calcext:value-type="float">
            <text:p>13.5400652056183</text:p>
          </table:table-cell>
        </table:table-row>
        <table:table-row table:style-name="ro1">
          <table:table-cell office:value-type="float" office:value="0.037683" calcext:value-type="float">
            <text:p>0.037683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333032692689472" calcext:value-type="float">
            <text:p>0.0333032692689472</text:p>
          </table:table-cell>
          <table:table-cell/>
          <table:table-cell table:formula="of:=100*ABS(([.C775]-[.A775])/[.C775])" office:value-type="float" office:value="13.1510534166585" calcext:value-type="float">
            <text:p>13.1510534166585</text:p>
          </table:table-cell>
        </table:table-row>
        <table:table-row table:style-name="ro1">
          <table:table-cell office:value-type="float" office:value="0.039932" calcext:value-type="float">
            <text:p>0.039932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0354368549394553" calcext:value-type="float">
            <text:p>0.0354368549394553</text:p>
          </table:table-cell>
          <table:table-cell/>
          <table:table-cell table:formula="of:=100*ABS(([.C776]-[.A776])/[.C776])" office:value-type="float" office:value="12.6849435939638" calcext:value-type="float">
            <text:p>12.6849435939638</text:p>
          </table:table-cell>
        </table:table-row>
        <table:table-row table:style-name="ro1">
          <table:table-cell office:value-type="float" office:value="0.042182" calcext:value-type="float">
            <text:p>0.042182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376014779629737" calcext:value-type="float">
            <text:p>0.0376014779629737</text:p>
          </table:table-cell>
          <table:table-cell/>
          <table:table-cell table:formula="of:=100*ABS(([.C777]-[.A777])/[.C777])" office:value-type="float" office:value="12.181760625305" calcext:value-type="float">
            <text:p>12.181760625305</text:p>
          </table:table-cell>
        </table:table-row>
        <table:table-row table:style-name="ro1">
          <table:table-cell office:value-type="float" office:value="0.044431" calcext:value-type="float">
            <text:p>0.044431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39791322885775" calcext:value-type="float">
            <text:p>0.039791322885775</text:p>
          </table:table-cell>
          <table:table-cell/>
          <table:table-cell table:formula="of:=100*ABS(([.C778]-[.A778])/[.C778])" office:value-type="float" office:value="11.6600222805954" calcext:value-type="float">
            <text:p>11.6600222805954</text:p>
          </table:table-cell>
        </table:table-row>
        <table:table-row table:style-name="ro1">
          <table:table-cell office:value-type="float" office:value="0.046681" calcext:value-type="float">
            <text:p>0.046681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0420028009661261" calcext:value-type="float">
            <text:p>0.0420028009661261</text:p>
          </table:table-cell>
          <table:table-cell/>
          <table:table-cell table:formula="of:=100*ABS(([.C779]-[.A779])/[.C779])" office:value-type="float" office:value="11.1378263503112" calcext:value-type="float">
            <text:p>11.1378263503112</text:p>
          </table:table-cell>
        </table:table-row>
        <table:table-row table:style-name="ro1">
          <table:table-cell office:value-type="float" office:value="0.04893" calcext:value-type="float">
            <text:p>0.04893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442326675772556" calcext:value-type="float">
            <text:p>0.0442326675772556</text:p>
          </table:table-cell>
          <table:table-cell/>
          <table:table-cell table:formula="of:=100*ABS(([.C780]-[.A780])/[.C780])" office:value-type="float" office:value="10.6196001282087" calcext:value-type="float">
            <text:p>10.6196001282087</text:p>
          </table:table-cell>
        </table:table-row>
        <table:table-row table:style-name="ro1">
          <table:table-cell office:value-type="float" office:value="0.05118" calcext:value-type="float">
            <text:p>0.05118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464785939976674" calcext:value-type="float">
            <text:p>0.0464785939976674</text:p>
          </table:table-cell>
          <table:table-cell/>
          <table:table-cell table:formula="of:=100*ABS(([.C781]-[.A781])/[.C781])" office:value-type="float" office:value="10.1152070188883" calcext:value-type="float">
            <text:p>10.1152070188883</text:p>
          </table:table-cell>
        </table:table-row>
        <table:table-row table:style-name="ro1">
          <table:table-cell office:value-type="float" office:value="0.053429" calcext:value-type="float">
            <text:p>0.05342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487377531283501" calcext:value-type="float">
            <text:p>0.0487377531283501</text:p>
          </table:table-cell>
          <table:table-cell/>
          <table:table-cell table:formula="of:=100*ABS(([.C782]-[.A782])/[.C782])" office:value-type="float" office:value="9.62548860078874" calcext:value-type="float">
            <text:p>9.62548860078874</text:p>
          </table:table-cell>
        </table:table-row>
        <table:table-row table:style-name="ro1">
          <table:table-cell office:value-type="float" office:value="0.055679" calcext:value-type="float">
            <text:p>0.055679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510077195432221" calcext:value-type="float">
            <text:p>0.0510077195432221</text:p>
          </table:table-cell>
          <table:table-cell/>
          <table:table-cell table:formula="of:=100*ABS(([.C783]-[.A783])/[.C783])" office:value-type="float" office:value="9.1579872588102" calcext:value-type="float">
            <text:p>9.1579872588102</text:p>
          </table:table-cell>
        </table:table-row>
        <table:table-row table:style-name="ro1">
          <table:table-cell office:value-type="float" office:value="0.057928" calcext:value-type="float">
            <text:p>0.057928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0532891757301612" calcext:value-type="float">
            <text:p>0.0532891757301612</text:p>
          </table:table-cell>
          <table:table-cell/>
          <table:table-cell table:formula="of:=100*ABS(([.C784]-[.A784])/[.C784])" office:value-type="float" office:value="8.70500285710609" calcext:value-type="float">
            <text:p>8.70500285710609</text:p>
          </table:table-cell>
        </table:table-row>
        <table:table-row table:style-name="ro1">
          <table:table-cell office:value-type="float" office:value="0.060178" calcext:value-type="float">
            <text:p>0.060178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555793425833736" calcext:value-type="float">
            <text:p>0.0555793425833736</text:p>
          </table:table-cell>
          <table:table-cell/>
          <table:table-cell table:formula="of:=100*ABS(([.C785]-[.A785])/[.C785])" office:value-type="float" office:value="8.27404068288158" calcext:value-type="float">
            <text:p>8.27404068288158</text:p>
          </table:table-cell>
        </table:table-row>
        <table:table-row table:style-name="ro1">
          <table:table-cell office:value-type="float" office:value="0.062427" calcext:value-type="float">
            <text:p>0.062427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578774401127071" calcext:value-type="float">
            <text:p>0.0578774401127071</text:p>
          </table:table-cell>
          <table:table-cell/>
          <table:table-cell table:formula="of:=100*ABS(([.C786]-[.A786])/[.C786])" office:value-type="float" office:value="7.86067918420947" calcext:value-type="float">
            <text:p>7.86067918420947</text:p>
          </table:table-cell>
        </table:table-row>
        <table:table-row table:style-name="ro1">
          <table:table-cell office:value-type="float" office:value="0.064677" calcext:value-type="float">
            <text:p>0.064677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601825598159467" calcext:value-type="float">
            <text:p>0.0601825598159467</text:p>
          </table:table-cell>
          <table:table-cell/>
          <table:table-cell table:formula="of:=100*ABS(([.C787]-[.A787])/[.C787])" office:value-type="float" office:value="7.46801099487699" calcext:value-type="float">
            <text:p>7.46801099487699</text:p>
          </table:table-cell>
        </table:table-row>
        <table:table-row table:style-name="ro1">
          <table:table-cell office:value-type="float" office:value="0.066926" calcext:value-type="float">
            <text:p>0.066926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624941570468792" calcext:value-type="float">
            <text:p>0.0624941570468792</text:p>
          </table:table-cell>
          <table:table-cell/>
          <table:table-cell table:formula="of:=100*ABS(([.C788]-[.A788])/[.C788])" office:value-type="float" office:value="7.09161170026875" calcext:value-type="float">
            <text:p>7.09161170026875</text:p>
          </table:table-cell>
        </table:table-row>
        <table:table-row table:style-name="ro1">
          <table:table-cell office:value-type="float" office:value="0.069176" calcext:value-type="float">
            <text:p>0.069176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648110899846624" calcext:value-type="float">
            <text:p>0.0648110899846624</text:p>
          </table:table-cell>
          <table:table-cell/>
          <table:table-cell table:formula="of:=100*ABS(([.C789]-[.A789])/[.C789])" office:value-type="float" office:value="6.73481963714946" calcext:value-type="float">
            <text:p>6.73481963714946</text:p>
          </table:table-cell>
        </table:table-row>
        <table:table-row table:style-name="ro1">
          <table:table-cell office:value-type="float" office:value="0.071425" calcext:value-type="float">
            <text:p>0.071425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0671330230587004" calcext:value-type="float">
            <text:p>0.0671330230587004</text:p>
          </table:table-cell>
          <table:table-cell/>
          <table:table-cell table:formula="of:=100*ABS(([.C790]-[.A790])/[.C790])" office:value-type="float" office:value="6.39324246957677" calcext:value-type="float">
            <text:p>6.39324246957677</text:p>
          </table:table-cell>
        </table:table-row>
        <table:table-row table:style-name="ro1">
          <table:table-cell office:value-type="float" office:value="0.073675" calcext:value-type="float">
            <text:p>0.073675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0694594548279786" calcext:value-type="float">
            <text:p>0.0694594548279786</text:p>
          </table:table-cell>
          <table:table-cell/>
          <table:table-cell table:formula="of:=100*ABS(([.C791]-[.A791])/[.C791])" office:value-type="float" office:value="6.06907322042982" calcext:value-type="float">
            <text:p>6.06907322042982</text:p>
          </table:table-cell>
        </table:table-row>
        <table:table-row table:style-name="ro1">
          <table:table-cell office:value-type="float" office:value="0.075924" calcext:value-type="float">
            <text:p>0.07592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1789168521442" calcext:value-type="float">
            <text:p>0.071789168521442</text:p>
          </table:table-cell>
          <table:table-cell/>
          <table:table-cell table:formula="of:=100*ABS(([.C792]-[.A792])/[.C792])" office:value-type="float" office:value="5.75968710004353" calcext:value-type="float">
            <text:p>5.75968710004353</text:p>
          </table:table-cell>
        </table:table-row>
        <table:table-row table:style-name="ro1">
          <table:table-cell office:value-type="float" office:value="0.078174" calcext:value-type="float">
            <text:p>0.078174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741233317451395" calcext:value-type="float">
            <text:p>0.0741233317451395</text:p>
          </table:table-cell>
          <table:table-cell/>
          <table:table-cell table:formula="of:=100*ABS(([.C793]-[.A793])/[.C793])" office:value-type="float" office:value="5.46476819038311" calcext:value-type="float">
            <text:p>5.46476819038311</text:p>
          </table:table-cell>
        </table:table-row>
        <table:table-row table:style-name="ro1">
          <table:table-cell office:value-type="float" office:value="0.080423" calcext:value-type="float">
            <text:p>0.080423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764608369101464" calcext:value-type="float">
            <text:p>0.0764608369101464</text:p>
          </table:table-cell>
          <table:table-cell/>
          <table:table-cell table:formula="of:=100*ABS(([.C794]-[.A794])/[.C794])" office:value-type="float" office:value="5.1819509829716" calcext:value-type="float">
            <text:p>5.1819509829716</text:p>
          </table:table-cell>
        </table:table-row>
        <table:table-row table:style-name="ro1">
          <table:table-cell office:value-type="float" office:value="0.082673" calcext:value-type="float">
            <text:p>0.082673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0788013866185107" calcext:value-type="float">
            <text:p>0.0788013866185107</text:p>
          </table:table-cell>
          <table:table-cell/>
          <table:table-cell table:formula="of:=100*ABS(([.C795]-[.A795])/[.C795])" office:value-type="float" office:value="4.91312849637068" calcext:value-type="float">
            <text:p>4.91312849637068</text:p>
          </table:table-cell>
        </table:table-row>
        <table:table-row table:style-name="ro1">
          <table:table-cell office:value-type="float" office:value="0.084922" calcext:value-type="float">
            <text:p>0.084922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81144892876878" calcext:value-type="float">
            <text:p>0.081144892876878</text:p>
          </table:table-cell>
          <table:table-cell/>
          <table:table-cell table:formula="of:=100*ABS(([.C796]-[.A796])/[.C796])" office:value-type="float" office:value="4.654768758957" calcext:value-type="float">
            <text:p>4.654768758957</text:p>
          </table:table-cell>
        </table:table-row>
        <table:table-row table:style-name="ro1">
          <table:table-cell office:value-type="float" office:value="0.087172" calcext:value-type="float">
            <text:p>0.087172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0834907652378393" calcext:value-type="float">
            <text:p>0.0834907652378393</text:p>
          </table:table-cell>
          <table:table-cell/>
          <table:table-cell table:formula="of:=100*ABS(([.C797]-[.A797])/[.C797])" office:value-type="float" office:value="4.40915202019526" calcext:value-type="float">
            <text:p>4.40915202019526</text:p>
          </table:table-cell>
        </table:table-row>
        <table:table-row table:style-name="ro1">
          <table:table-cell office:value-type="float" office:value="0.089421" calcext:value-type="float">
            <text:p>0.089421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0858389759957562" calcext:value-type="float">
            <text:p>0.0858389759957562</text:p>
          </table:table-cell>
          <table:table-cell/>
          <table:table-cell table:formula="of:=100*ABS(([.C798]-[.A798])/[.C798])" office:value-type="float" office:value="4.1729575203937" calcext:value-type="float">
            <text:p>4.1729575203937</text:p>
          </table:table-cell>
        </table:table-row>
        <table:table-row table:style-name="ro1">
          <table:table-cell office:value-type="float" office:value="0.091671" calcext:value-type="float">
            <text:p>0.091671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881894985868499" calcext:value-type="float">
            <text:p>0.0881894985868499</text:p>
          </table:table-cell>
          <table:table-cell/>
          <table:table-cell table:formula="of:=100*ABS(([.C799]-[.A799])/[.C799])" office:value-type="float" office:value="3.94775054733018" calcext:value-type="float">
            <text:p>3.94775054733018</text:p>
          </table:table-cell>
        </table:table-row>
        <table:table-row table:style-name="ro1">
          <table:table-cell office:value-type="float" office:value="0.093921" calcext:value-type="float">
            <text:p>0.093921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905418404330285" calcext:value-type="float">
            <text:p>0.0905418404330285</text:p>
          </table:table-cell>
          <table:table-cell/>
          <table:table-cell table:formula="of:=100*ABS(([.C800]-[.A800])/[.C800])" office:value-type="float" office:value="3.73215250630005" calcext:value-type="float">
            <text:p>3.73215250630005</text:p>
          </table:table-cell>
        </table:table-row>
        <table:table-row table:style-name="ro1">
          <table:table-cell office:value-type="float" office:value="0.09617" calcext:value-type="float">
            <text:p>0.09617</text:p>
          </table:table-cell>
          <table:table-cell office:value-type="float" office:value="0.0799" calcext:value-type="float">
            <text:p>0.0799</text:p>
          </table:table-cell>
          <table:table-cell office:value-type="float" office:value="0.0928950273480771" calcext:value-type="float">
            <text:p>0.0928950273480771</text:p>
          </table:table-cell>
          <table:table-cell/>
          <table:table-cell table:formula="of:=100*ABS(([.C801]-[.A801])/[.C801])" office:value-type="float" office:value="3.52545528583738" calcext:value-type="float">
            <text:p>3.52545528583738</text:p>
          </table:table-cell>
        </table:table-row>
        <table:table-row table:style-name="ro1">
          <table:table-cell office:value-type="float" office:value="0.098419" calcext:value-type="float">
            <text:p>0.098419</text:p>
          </table:table-cell>
          <table:table-cell office:value-type="float" office:value="0.08" calcext:value-type="float">
            <text:p>0.08</text:p>
          </table:table-cell>
          <table:table-cell office:value-type="float" office:value="0.0952508997227848" calcext:value-type="float">
            <text:p>0.0952508997227848</text:p>
          </table:table-cell>
          <table:table-cell/>
          <table:table-cell table:formula="of:=100*ABS(([.C802]-[.A802])/[.C802])" office:value-type="float" office:value="3.32605811224416" calcext:value-type="float">
            <text:p>3.32605811224416</text:p>
          </table:table-cell>
        </table:table-row>
        <table:table-row table:style-name="ro1">
          <table:table-cell office:value-type="float" office:value="0.10067" calcext:value-type="float">
            <text:p>0.10067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0984511877277263" calcext:value-type="float">
            <text:p>0.0984511877277263</text:p>
          </table:table-cell>
          <table:table-cell/>
          <table:table-cell table:formula="of:=100*ABS(([.C803]-[.A803])/[.C803])" office:value-type="float" office:value="2.25371813533626" calcext:value-type="float">
            <text:p>2.25371813533626</text:p>
          </table:table-cell>
        </table:table-row>
        <table:table-row table:style-name="ro1">
          <table:table-cell office:value-type="float" office:value="0.10292" calcext:value-type="float">
            <text:p>0.10292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101651256145706" calcext:value-type="float">
            <text:p>0.101651256145706</text:p>
          </table:table-cell>
          <table:table-cell/>
          <table:table-cell table:formula="of:=100*ABS(([.C804]-[.A804])/[.C804])" office:value-type="float" office:value="1.248133965482" calcext:value-type="float">
            <text:p>1.248133965482</text:p>
          </table:table-cell>
        </table:table-row>
        <table:table-row table:style-name="ro1">
          <table:table-cell office:value-type="float" office:value="0.10517" calcext:value-type="float">
            <text:p>0.10517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104862016478799" calcext:value-type="float">
            <text:p>0.104862016478799</text:p>
          </table:table-cell>
          <table:table-cell/>
          <table:table-cell table:formula="of:=100*ABS(([.C805]-[.A805])/[.C805])" office:value-type="float" office:value="0.293703603594966" calcext:value-type="float">
            <text:p>0.293703603594966</text:p>
          </table:table-cell>
        </table:table-row>
        <table:table-row table:style-name="ro1">
          <table:table-cell office:value-type="float" office:value="0.10742" calcext:value-type="float">
            <text:p>0.10742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108065254249458" calcext:value-type="float">
            <text:p>0.108065254249458</text:p>
          </table:table-cell>
          <table:table-cell/>
          <table:table-cell table:formula="of:=100*ABS(([.C806]-[.A806])/[.C806])" office:value-type="float" office:value="0.597096868868219" calcext:value-type="float">
            <text:p>0.597096868868219</text:p>
          </table:table-cell>
        </table:table-row>
        <table:table-row table:style-name="ro1">
          <table:table-cell office:value-type="float" office:value="0.10967" calcext:value-type="float">
            <text:p>0.10967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111280471786383" calcext:value-type="float">
            <text:p>0.111280471786383</text:p>
          </table:table-cell>
          <table:table-cell/>
          <table:table-cell table:formula="of:=100*ABS(([.C807]-[.A807])/[.C807])" office:value-type="float" office:value="1.44721869033282" calcext:value-type="float">
            <text:p>1.44721869033282</text:p>
          </table:table-cell>
        </table:table-row>
        <table:table-row table:style-name="ro1">
          <table:table-cell office:value-type="float" office:value="0.11192" calcext:value-type="float">
            <text:p>0.11192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114487891626145" calcext:value-type="float">
            <text:p>0.114487891626145</text:p>
          </table:table-cell>
          <table:table-cell/>
          <table:table-cell table:formula="of:=100*ABS(([.C808]-[.A808])/[.C808])" office:value-type="float" office:value="2.24293730076772" calcext:value-type="float">
            <text:p>2.24293730076772</text:p>
          </table:table-cell>
        </table:table-row>
        <table:table-row table:style-name="ro1">
          <table:table-cell office:value-type="float" office:value="0.11417" calcext:value-type="float">
            <text:p>0.11417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117706962003103" calcext:value-type="float">
            <text:p>0.117706962003103</text:p>
          </table:table-cell>
          <table:table-cell/>
          <table:table-cell table:formula="of:=100*ABS(([.C809]-[.A809])/[.C809])" office:value-type="float" office:value="3.00488768286283" calcext:value-type="float">
            <text:p>3.00488768286283</text:p>
          </table:table-cell>
        </table:table-row>
        <table:table-row table:style-name="ro1">
          <table:table-cell office:value-type="float" office:value="0.11642" calcext:value-type="float">
            <text:p>0.11642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120917906382802" calcext:value-type="float">
            <text:p>0.120917906382802</text:p>
          </table:table-cell>
          <table:table-cell/>
          <table:table-cell table:formula="of:=100*ABS(([.C810]-[.A810])/[.C810])" office:value-type="float" office:value="3.7198017376866" calcext:value-type="float">
            <text:p>3.7198017376866</text:p>
          </table:table-cell>
        </table:table-row>
        <table:table-row table:style-name="ro1">
          <table:table-cell office:value-type="float" office:value="0.11867" calcext:value-type="float">
            <text:p>0.11867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124140239282031" calcext:value-type="float">
            <text:p>0.124140239282031</text:p>
          </table:table-cell>
          <table:table-cell/>
          <table:table-cell table:formula="of:=100*ABS(([.C811]-[.A811])/[.C811])" office:value-type="float" office:value="4.40649970844961" calcext:value-type="float">
            <text:p>4.40649970844961</text:p>
          </table:table-cell>
        </table:table-row>
        <table:table-row table:style-name="ro1">
          <table:table-cell office:value-type="float" office:value="0.12091" calcext:value-type="float">
            <text:p>0.1209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2735418108959" calcext:value-type="float">
            <text:p>0.12735418108959</text:p>
          </table:table-cell>
          <table:table-cell/>
          <table:table-cell table:formula="of:=100*ABS(([.C812]-[.A812])/[.C812])" office:value-type="float" office:value="5.06004674087331" calcext:value-type="float">
            <text:p>5.06004674087331</text:p>
          </table:table-cell>
        </table:table-row>
        <table:table-row table:style-name="ro1">
          <table:table-cell office:value-type="float" office:value="0.12316" calcext:value-type="float">
            <text:p>0.12316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130579300488247" calcext:value-type="float">
            <text:p>0.130579300488247</text:p>
          </table:table-cell>
          <table:table-cell/>
          <table:table-cell table:formula="of:=100*ABS(([.C813]-[.A813])/[.C813])" office:value-type="float" office:value="5.6818350691924" calcext:value-type="float">
            <text:p>5.6818350691924</text:p>
          </table:table-cell>
        </table:table-row>
        <table:table-row table:style-name="ro1">
          <table:table-cell office:value-type="float" office:value="0.12541" calcext:value-type="float">
            <text:p>0.12541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133795812341045" calcext:value-type="float">
            <text:p>0.133795812341045</text:p>
          </table:table-cell>
          <table:table-cell/>
          <table:table-cell table:formula="of:=100*ABS(([.C814]-[.A814])/[.C814])" office:value-type="float" office:value="6.26761943764663" calcext:value-type="float">
            <text:p>6.26761943764663</text:p>
          </table:table-cell>
        </table:table-row>
        <table:table-row table:style-name="ro1">
          <table:table-cell office:value-type="float" office:value="0.12766" calcext:value-type="float">
            <text:p>0.12766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137023425500897" calcext:value-type="float">
            <text:p>0.137023425500897</text:p>
          </table:table-cell>
          <table:table-cell/>
          <table:table-cell table:formula="of:=100*ABS(([.C815]-[.A815])/[.C815])" office:value-type="float" office:value="6.83344870898454" calcext:value-type="float">
            <text:p>6.83344870898454</text:p>
          </table:table-cell>
        </table:table-row>
        <table:table-row table:style-name="ro1">
          <table:table-cell office:value-type="float" office:value="0.12991" calcext:value-type="float">
            <text:p>0.12991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140242062024915" calcext:value-type="float">
            <text:p>0.140242062024915</text:p>
          </table:table-cell>
          <table:table-cell/>
          <table:table-cell table:formula="of:=100*ABS(([.C816]-[.A816])/[.C816])" office:value-type="float" office:value="7.36730612466256" calcext:value-type="float">
            <text:p>7.36730612466256</text:p>
          </table:table-cell>
        </table:table-row>
        <table:table-row table:style-name="ro1">
          <table:table-cell office:value-type="float" office:value="0.13216" calcext:value-type="float">
            <text:p>0.13216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143471748957765" calcext:value-type="float">
            <text:p>0.143471748957765</text:p>
          </table:table-cell>
          <table:table-cell/>
          <table:table-cell table:formula="of:=100*ABS(([.C817]-[.A817])/[.C817])" office:value-type="float" office:value="7.8843040807254" calcext:value-type="float">
            <text:p>7.8843040807254</text:p>
          </table:table-cell>
        </table:table-row>
        <table:table-row table:style-name="ro1">
          <table:table-cell office:value-type="float" office:value="0.13468" calcext:value-type="float">
            <text:p>0.13468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146692321285063" calcext:value-type="float">
            <text:p>0.146692321285063</text:p>
          </table:table-cell>
          <table:table-cell/>
          <table:table-cell table:formula="of:=100*ABS(([.C818]-[.A818])/[.C818])" office:value-type="float" office:value="8.18878669301262" calcext:value-type="float">
            <text:p>8.18878669301262</text:p>
          </table:table-cell>
        </table:table-row>
        <table:table-row table:style-name="ro1">
          <table:table-cell office:value-type="float" office:value="0.13818" calcext:value-type="float">
            <text:p>0.13818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149923817200604" calcext:value-type="float">
            <text:p>0.149923817200604</text:p>
          </table:table-cell>
          <table:table-cell/>
          <table:table-cell table:formula="of:=100*ABS(([.C819]-[.A819])/[.C819])" office:value-type="float" office:value="7.83318982926505" calcext:value-type="float">
            <text:p>7.83318982926505</text:p>
          </table:table-cell>
        </table:table-row>
        <table:table-row table:style-name="ro1">
          <table:table-cell office:value-type="float" office:value="0.14168" calcext:value-type="float">
            <text:p>0.14168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1531460834922" calcext:value-type="float">
            <text:p>0.1531460834922</text:p>
          </table:table-cell>
          <table:table-cell/>
          <table:table-cell table:formula="of:=100*ABS(([.C820]-[.A820])/[.C820])" office:value-type="float" office:value="7.48702365136508" calcext:value-type="float">
            <text:p>7.48702365136508</text:p>
          </table:table-cell>
        </table:table-row>
        <table:table-row table:style-name="ro1">
          <table:table-cell office:value-type="float" office:value="0.14518" calcext:value-type="float">
            <text:p>0.14518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156379166710275" calcext:value-type="float">
            <text:p>0.156379166710275</text:p>
          </table:table-cell>
          <table:table-cell/>
          <table:table-cell table:formula="of:=100*ABS(([.C821]-[.A821])/[.C821])" office:value-type="float" office:value="7.16154648081982" calcext:value-type="float">
            <text:p>7.16154648081982</text:p>
          </table:table-cell>
        </table:table-row>
        <table:table-row table:style-name="ro1">
          <table:table-cell office:value-type="float" office:value="0.14868" calcext:value-type="float">
            <text:p>0.14868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9602923707556" calcext:value-type="float">
            <text:p>0.159602923707556</text:p>
          </table:table-cell>
          <table:table-cell/>
          <table:table-cell table:formula="of:=100*ABS(([.C822]-[.A822])/[.C822])" office:value-type="float" office:value="6.84381178854247" calcext:value-type="float">
            <text:p>6.84381178854247</text:p>
          </table:table-cell>
        </table:table-row>
        <table:table-row table:style-name="ro1">
          <table:table-cell office:value-type="float" office:value="0.15218" calcext:value-type="float">
            <text:p>0.15218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1628374072503" calcext:value-type="float">
            <text:p>0.1628374072503</text:p>
          </table:table-cell>
          <table:table-cell/>
          <table:table-cell table:formula="of:=100*ABS(([.C823]-[.A823])/[.C823])" office:value-type="float" office:value="6.54481511973361" calcext:value-type="float">
            <text:p>6.54481511973361</text:p>
          </table:table-cell>
        </table:table-row>
        <table:table-row table:style-name="ro1">
          <table:table-cell office:value-type="float" office:value="0.15568" calcext:value-type="float">
            <text:p>0.15568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166062557477596" calcext:value-type="float">
            <text:p>0.166062557477596</text:p>
          </table:table-cell>
          <table:table-cell/>
          <table:table-cell table:formula="of:=100*ABS(([.C824]-[.A824])/[.C824])" office:value-type="float" office:value="6.25219654285831" calcext:value-type="float">
            <text:p>6.25219654285831</text:p>
          </table:table-cell>
        </table:table-row>
        <table:table-row table:style-name="ro1">
          <table:table-cell office:value-type="float" office:value="0.15918" calcext:value-type="float">
            <text:p>0.15918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16929820796748" calcext:value-type="float">
            <text:p>0.16929820796748</text:p>
          </table:table-cell>
          <table:table-cell/>
          <table:table-cell table:formula="of:=100*ABS(([.C825]-[.A825])/[.C825])" office:value-type="float" office:value="5.97655940305245" calcext:value-type="float">
            <text:p>5.97655940305245</text:p>
          </table:table-cell>
        </table:table-row>
        <table:table-row table:style-name="ro1">
          <table:table-cell office:value-type="float" office:value="0.16268" calcext:value-type="float">
            <text:p>0.16268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172524526572311" calcext:value-type="float">
            <text:p>0.172524526572311</text:p>
          </table:table-cell>
          <table:table-cell/>
          <table:table-cell table:formula="of:=100*ABS(([.C826]-[.A826])/[.C826])" office:value-type="float" office:value="5.70616060678462" calcext:value-type="float">
            <text:p>5.70616060678462</text:p>
          </table:table-cell>
        </table:table-row>
        <table:table-row table:style-name="ro1">
          <table:table-cell office:value-type="float" office:value="0.16618" calcext:value-type="float">
            <text:p>0.16618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175761286533753" calcext:value-type="float">
            <text:p>0.175761286533753</text:p>
          </table:table-cell>
          <table:table-cell/>
          <table:table-cell table:formula="of:=100*ABS(([.C827]-[.A827])/[.C827])" office:value-type="float" office:value="5.45130655487831" calcext:value-type="float">
            <text:p>5.45130655487831</text:p>
          </table:table-cell>
        </table:table-row>
        <table:table-row table:style-name="ro1">
          <table:table-cell office:value-type="float" office:value="0.16968" calcext:value-type="float">
            <text:p>0.16968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178988648086967" calcext:value-type="float">
            <text:p>0.178988648086967</text:p>
          </table:table-cell>
          <table:table-cell/>
          <table:table-cell table:formula="of:=100*ABS(([.C828]-[.A828])/[.C828])" office:value-type="float" office:value="5.20069187988044" calcext:value-type="float">
            <text:p>5.20069187988044</text:p>
          </table:table-cell>
        </table:table-row>
        <table:table-row table:style-name="ro1">
          <table:table-cell office:value-type="float" office:value="0.17318" calcext:value-type="float">
            <text:p>0.17318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182226400581804" calcext:value-type="float">
            <text:p>0.182226400581804</text:p>
          </table:table-cell>
          <table:table-cell/>
          <table:table-cell table:formula="of:=100*ABS(([.C829]-[.A829])/[.C829])" office:value-type="float" office:value="4.96437429094841" calcext:value-type="float">
            <text:p>4.96437429094841</text:p>
          </table:table-cell>
        </table:table-row>
        <table:table-row table:style-name="ro1">
          <table:table-cell office:value-type="float" office:value="0.17668" calcext:value-type="float">
            <text:p>0.17668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185454696950495" calcext:value-type="float">
            <text:p>0.185454696950495</text:p>
          </table:table-cell>
          <table:table-cell/>
          <table:table-cell table:formula="of:=100*ABS(([.C830]-[.A830])/[.C830])" office:value-type="float" office:value="4.73145037293797" calcext:value-type="float">
            <text:p>4.73145037293797</text:p>
          </table:table-cell>
        </table:table-row>
        <table:table-row table:style-name="ro1">
          <table:table-cell office:value-type="float" office:value="0.18018" calcext:value-type="float">
            <text:p>0.18018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188693340889391" calcext:value-type="float">
            <text:p>0.188693340889391</text:p>
          </table:table-cell>
          <table:table-cell/>
          <table:table-cell table:formula="of:=100*ABS(([.C831]-[.A831])/[.C831])" office:value-type="float" office:value="4.51173361458556" calcext:value-type="float">
            <text:p>4.51173361458556</text:p>
          </table:table-cell>
        </table:table-row>
        <table:table-row table:style-name="ro1">
          <table:table-cell office:value-type="float" office:value="0.18368" calcext:value-type="float">
            <text:p>0.1836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91922478360405" calcext:value-type="float">
            <text:p>0.191922478360405</text:p>
          </table:table-cell>
          <table:table-cell/>
          <table:table-cell table:formula="of:=100*ABS(([.C832]-[.A832])/[.C832])" office:value-type="float" office:value="4.29469149774442" calcext:value-type="float">
            <text:p>4.29469149774442</text:p>
          </table:table-cell>
        </table:table-row>
        <table:table-row table:style-name="ro1">
          <table:table-cell office:value-type="float" office:value="0.18718" calcext:value-type="float">
            <text:p>0.18718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195161985939885" calcext:value-type="float">
            <text:p>0.195161985939885</text:p>
          </table:table-cell>
          <table:table-cell/>
          <table:table-cell table:formula="of:=100*ABS(([.C833]-[.A833])/[.C833])" office:value-type="float" office:value="4.08992863105215" calcext:value-type="float">
            <text:p>4.08992863105215</text:p>
          </table:table-cell>
        </table:table-row>
        <table:table-row table:style-name="ro1">
          <table:table-cell office:value-type="float" office:value="0.19069" calcext:value-type="float">
            <text:p>0.19069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198391822868283" calcext:value-type="float">
            <text:p>0.198391822868283</text:p>
          </table:table-cell>
          <table:table-cell/>
          <table:table-cell table:formula="of:=100*ABS(([.C834]-[.A834])/[.C834])" office:value-type="float" office:value="3.88212717486647" calcext:value-type="float">
            <text:p>3.88212717486647</text:p>
          </table:table-cell>
        </table:table-row>
        <table:table-row table:style-name="ro1">
          <table:table-cell office:value-type="float" office:value="0.19419" calcext:value-type="float">
            <text:p>0.19419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20163205471601" calcext:value-type="float">
            <text:p>0.20163205471601</text:p>
          </table:table-cell>
          <table:table-cell/>
          <table:table-cell table:formula="of:=100*ABS(([.C835]-[.A835])/[.C835])" office:value-type="float" office:value="3.69090853460364" calcext:value-type="float">
            <text:p>3.69090853460364</text:p>
          </table:table-cell>
        </table:table-row>
        <table:table-row table:style-name="ro1">
          <table:table-cell office:value-type="float" office:value="0.19769" calcext:value-type="float">
            <text:p>0.19769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204862582391221" calcext:value-type="float">
            <text:p>0.204862582391221</text:p>
          </table:table-cell>
          <table:table-cell/>
          <table:table-cell table:formula="of:=100*ABS(([.C836]-[.A836])/[.C836])" office:value-type="float" office:value="3.50116761562838" calcext:value-type="float">
            <text:p>3.50116761562838</text:p>
          </table:table-cell>
        </table:table-row>
        <table:table-row table:style-name="ro1">
          <table:table-cell office:value-type="float" office:value="0.20119" calcext:value-type="float">
            <text:p>0.20119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208103471436687" calcext:value-type="float">
            <text:p>0.208103471436687</text:p>
          </table:table-cell>
          <table:table-cell/>
          <table:table-cell table:formula="of:=100*ABS(([.C837]-[.A837])/[.C837])" office:value-type="float" office:value="3.32213172080136" calcext:value-type="float">
            <text:p>3.32213172080136</text:p>
          </table:table-cell>
        </table:table-row>
        <table:table-row table:style-name="ro1">
          <table:table-cell office:value-type="float" office:value="0.20469" calcext:value-type="float">
            <text:p>0.20469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21133462695214" calcext:value-type="float">
            <text:p>0.21133462695214</text:p>
          </table:table-cell>
          <table:table-cell/>
          <table:table-cell table:formula="of:=100*ABS(([.C838]-[.A838])/[.C838])" office:value-type="float" office:value="3.14412599959039" calcext:value-type="float">
            <text:p>3.14412599959039</text:p>
          </table:table-cell>
        </table:table-row>
        <table:table-row table:style-name="ro1">
          <table:table-cell office:value-type="float" office:value="0.20819" calcext:value-type="float">
            <text:p>0.20819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214576114143676" calcext:value-type="float">
            <text:p>0.214576114143676</text:p>
          </table:table-cell>
          <table:table-cell/>
          <table:table-cell table:formula="of:=100*ABS(([.C839]-[.A839])/[.C839])" office:value-type="float" office:value="2.97615331937659" calcext:value-type="float">
            <text:p>2.97615331937659</text:p>
          </table:table-cell>
        </table:table-row>
        <table:table-row table:style-name="ro1">
          <table:table-cell office:value-type="float" office:value="0.21169" calcext:value-type="float">
            <text:p>0.21169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2178078419984" calcext:value-type="float">
            <text:p>0.2178078419984</text:p>
          </table:table-cell>
          <table:table-cell/>
          <table:table-cell table:formula="of:=100*ABS(([.C840]-[.A840])/[.C840])" office:value-type="float" office:value="2.80882540420422" calcext:value-type="float">
            <text:p>2.80882540420422</text:p>
          </table:table-cell>
        </table:table-row>
        <table:table-row table:style-name="ro1">
          <table:table-cell office:value-type="float" office:value="0.21519" calcext:value-type="float">
            <text:p>0.21519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221049875141335" calcext:value-type="float">
            <text:p>0.221049875141335</text:p>
          </table:table-cell>
          <table:table-cell/>
          <table:table-cell table:formula="of:=100*ABS(([.C841]-[.A841])/[.C841])" office:value-type="float" office:value="2.65092895329109" calcext:value-type="float">
            <text:p>2.65092895329109</text:p>
          </table:table-cell>
        </table:table-row>
        <table:table-row table:style-name="ro1">
          <table:table-cell office:value-type="float" office:value="0.21869" calcext:value-type="float">
            <text:p>0.21869</text:p>
          </table:table-cell>
          <table:table-cell office:value-type="float" office:value="0.084" calcext:value-type="float">
            <text:p>0.084</text:p>
          </table:table-cell>
          <table:table-cell office:value-type="float" office:value="0.224282175430862" calcext:value-type="float">
            <text:p>0.224282175430862</text:p>
          </table:table-cell>
          <table:table-cell/>
          <table:table-cell table:formula="of:=100*ABS(([.C842]-[.A842])/[.C842])" office:value-type="float" office:value="2.49336596638547" calcext:value-type="float">
            <text:p>2.49336596638547</text:p>
          </table:table-cell>
        </table:table-row>
        <table:table-row table:style-name="ro1">
          <table:table-cell office:value-type="float" office:value="0.22219" calcext:value-type="float">
            <text:p>0.22219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227524658973484" calcext:value-type="float">
            <text:p>0.227524658973484</text:p>
          </table:table-cell>
          <table:table-cell/>
          <table:table-cell table:formula="of:=100*ABS(([.C843]-[.A843])/[.C843])" office:value-type="float" office:value="2.34465090401708" calcext:value-type="float">
            <text:p>2.34465090401708</text:p>
          </table:table-cell>
        </table:table-row>
        <table:table-row table:style-name="ro1">
          <table:table-cell office:value-type="float" office:value="0.22569" calcext:value-type="float">
            <text:p>0.22569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230757436736067" calcext:value-type="float">
            <text:p>0.230757436736067</text:p>
          </table:table-cell>
          <table:table-cell/>
          <table:table-cell table:formula="of:=100*ABS(([.C844]-[.A844])/[.C844])" office:value-type="float" office:value="2.19600148439118" calcext:value-type="float">
            <text:p>2.19600148439118</text:p>
          </table:table-cell>
        </table:table-row>
        <table:table-row table:style-name="ro1">
          <table:table-cell office:value-type="float" office:value="0.22919" calcext:value-type="float">
            <text:p>0.22919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234000380734733" calcext:value-type="float">
            <text:p>0.234000380734733</text:p>
          </table:table-cell>
          <table:table-cell/>
          <table:table-cell table:formula="of:=100*ABS(([.C845]-[.A845])/[.C845])" office:value-type="float" office:value="2.05571491791125" calcext:value-type="float">
            <text:p>2.05571491791125</text:p>
          </table:table-cell>
        </table:table-row>
        <table:table-row table:style-name="ro1">
          <table:table-cell office:value-type="float" office:value="0.23269" calcext:value-type="float">
            <text:p>0.23269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237233597123173" calcext:value-type="float">
            <text:p>0.237233597123173</text:p>
          </table:table-cell>
          <table:table-cell/>
          <table:table-cell table:formula="of:=100*ABS(([.C846]-[.A846])/[.C846])" office:value-type="float" office:value="1.915241845283" calcext:value-type="float">
            <text:p>1.915241845283</text:p>
          </table:table-cell>
        </table:table-row>
        <table:table-row table:style-name="ro1">
          <table:table-cell office:value-type="float" office:value="0.23619" calcext:value-type="float">
            <text:p>0.23619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240476964653582" calcext:value-type="float">
            <text:p>0.240476964653582</text:p>
          </table:table-cell>
          <table:table-cell/>
          <table:table-cell table:formula="of:=100*ABS(([.C847]-[.A847])/[.C847])" office:value-type="float" office:value="1.78269243366296" calcext:value-type="float">
            <text:p>1.78269243366296</text:p>
          </table:table-cell>
        </table:table-row>
        <table:table-row table:style-name="ro1">
          <table:table-cell office:value-type="float" office:value="0.23969" calcext:value-type="float">
            <text:p>0.23969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243710584917849" calcext:value-type="float">
            <text:p>0.243710584917849</text:p>
          </table:table-cell>
          <table:table-cell/>
          <table:table-cell table:formula="of:=100*ABS(([.C848]-[.A848])/[.C848])" office:value-type="float" office:value="1.64973750286805" calcext:value-type="float">
            <text:p>1.64973750286805</text:p>
          </table:table-cell>
        </table:table-row>
        <table:table-row table:style-name="ro1">
          <table:table-cell office:value-type="float" office:value="0.24319" calcext:value-type="float">
            <text:p>0.24319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24695434289763" calcext:value-type="float">
            <text:p>0.24695434289763</text:p>
          </table:table-cell>
          <table:table-cell/>
          <table:table-cell table:formula="of:=100*ABS(([.C849]-[.A849])/[.C849])" office:value-type="float" office:value="1.52430722758742" calcext:value-type="float">
            <text:p>1.52430722758742</text:p>
          </table:table-cell>
        </table:table-row>
        <table:table-row table:style-name="ro1">
          <table:table-cell office:value-type="float" office:value="0.2467" calcext:value-type="float">
            <text:p>0.2467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250188335859208" calcext:value-type="float">
            <text:p>0.250188335859208</text:p>
          </table:table-cell>
          <table:table-cell/>
          <table:table-cell table:formula="of:=100*ABS(([.C850]-[.A850])/[.C850])" office:value-type="float" office:value="1.39428396900616" calcext:value-type="float">
            <text:p>1.39428396900616</text:p>
          </table:table-cell>
        </table:table-row>
        <table:table-row table:style-name="ro1">
          <table:table-cell office:value-type="float" office:value="0.2502" calcext:value-type="float">
            <text:p>0.2502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253432495501268" calcext:value-type="float">
            <text:p>0.253432495501268</text:p>
          </table:table-cell>
          <table:table-cell/>
          <table:table-cell table:formula="of:=100*ABS(([.C851]-[.A851])/[.C851])" office:value-type="float" office:value="1.27548580337892" calcext:value-type="float">
            <text:p>1.27548580337892</text:p>
          </table:table-cell>
        </table:table-row>
        <table:table-row table:style-name="ro1">
          <table:table-cell office:value-type="float" office:value="0.2537" calcext:value-type="float">
            <text:p>0.2537</text:p>
          </table:table-cell>
          <table:table-cell office:value-type="float" office:value="0.085" calcext:value-type="float">
            <text:p>0.085</text:p>
          </table:table-cell>
          <table:table-cell office:value-type="float" office:value="0.25666679216642" calcext:value-type="float">
            <text:p>0.25666679216642</text:p>
          </table:table-cell>
          <table:table-cell/>
          <table:table-cell table:formula="of:=100*ABS(([.C852]-[.A852])/[.C852])" office:value-type="float" office:value="1.15589248666651" calcext:value-type="float">
            <text:p>1.15589248666651</text:p>
          </table:table-cell>
        </table:table-row>
        <table:table-row table:style-name="ro1">
          <table:table-cell office:value-type="float" office:value="0.2572" calcext:value-type="float">
            <text:p>0.2572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260829712504155" calcext:value-type="float">
            <text:p>0.260829712504155</text:p>
          </table:table-cell>
          <table:table-cell/>
          <table:table-cell table:formula="of:=100*ABS(([.C853]-[.A853])/[.C853])" office:value-type="float" office:value="1.39160238659425" calcext:value-type="float">
            <text:p>1.39160238659425</text:p>
          </table:table-cell>
        </table:table-row>
        <table:table-row table:style-name="ro1">
          <table:table-cell office:value-type="float" office:value="0.2607" calcext:value-type="float">
            <text:p>0.2607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264982897525482" calcext:value-type="float">
            <text:p>0.264982897525482</text:p>
          </table:table-cell>
          <table:table-cell/>
          <table:table-cell table:formula="of:=100*ABS(([.C854]-[.A854])/[.C854])" office:value-type="float" office:value="1.61629205713926" calcext:value-type="float">
            <text:p>1.61629205713926</text:p>
          </table:table-cell>
        </table:table-row>
        <table:table-row table:style-name="ro1">
          <table:table-cell office:value-type="float" office:value="0.2642" calcext:value-type="float">
            <text:p>0.2642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269136327293437" calcext:value-type="float">
            <text:p>0.269136327293437</text:p>
          </table:table-cell>
          <table:table-cell/>
          <table:table-cell table:formula="of:=100*ABS(([.C855]-[.A855])/[.C855])" office:value-type="float" office:value="1.83413638102259" calcext:value-type="float">
            <text:p>1.83413638102259</text:p>
          </table:table-cell>
        </table:table-row>
        <table:table-row table:style-name="ro1">
          <table:table-cell office:value-type="float" office:value="0.2677" calcext:value-type="float">
            <text:p>0.2677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273299965920689" calcext:value-type="float">
            <text:p>0.273299965920689</text:p>
          </table:table-cell>
          <table:table-cell/>
          <table:table-cell table:formula="of:=100*ABS(([.C856]-[.A856])/[.C856])" office:value-type="float" office:value="2.04901815549969" calcext:value-type="float">
            <text:p>2.04901815549969</text:p>
          </table:table-cell>
        </table:table-row>
        <table:table-row table:style-name="ro1">
          <table:table-cell office:value-type="float" office:value="0.2712" calcext:value-type="float">
            <text:p>0.2712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277453846057484" calcext:value-type="float">
            <text:p>0.277453846057484</text:p>
          </table:table-cell>
          <table:table-cell/>
          <table:table-cell table:formula="of:=100*ABS(([.C857]-[.A857])/[.C857])" office:value-type="float" office:value="2.25401310753078" calcext:value-type="float">
            <text:p>2.25401310753078</text:p>
          </table:table-cell>
        </table:table-row>
        <table:table-row table:style-name="ro1">
          <table:table-cell office:value-type="float" office:value="0.2747" calcext:value-type="float">
            <text:p>0.2747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281607943186338" calcext:value-type="float">
            <text:p>0.281607943186338</text:p>
          </table:table-cell>
          <table:table-cell/>
          <table:table-cell table:formula="of:=100*ABS(([.C858]-[.A858])/[.C858])" office:value-type="float" office:value="2.45303563108924" calcext:value-type="float">
            <text:p>2.45303563108924</text:p>
          </table:table-cell>
        </table:table-row>
        <table:table-row table:style-name="ro1">
          <table:table-cell office:value-type="float" office:value="0.2782" calcext:value-type="float">
            <text:p>0.2782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285772238696501" calcext:value-type="float">
            <text:p>0.285772238696501</text:p>
          </table:table-cell>
          <table:table-cell/>
          <table:table-cell table:formula="of:=100*ABS(([.C859]-[.A859])/[.C859])" office:value-type="float" office:value="2.64974608136903" calcext:value-type="float">
            <text:p>2.64974608136903</text:p>
          </table:table-cell>
        </table:table-row>
        <table:table-row table:style-name="ro1">
          <table:table-cell office:value-type="float" office:value="0.2817" calcext:value-type="float">
            <text:p>0.2817</text:p>
          </table:table-cell>
          <table:table-cell office:value-type="float" office:value="0.0858" calcext:value-type="float">
            <text:p>0.0858</text:p>
          </table:table-cell>
          <table:table-cell office:value-type="float" office:value="0.289926732154194" calcext:value-type="float">
            <text:p>0.289926732154194</text:p>
          </table:table-cell>
          <table:table-cell/>
          <table:table-cell table:formula="of:=100*ABS(([.C860]-[.A860])/[.C860])" office:value-type="float" office:value="2.83752108440251" calcext:value-type="float">
            <text:p>2.83752108440251</text:p>
          </table:table-cell>
        </table:table-row>
        <table:table-row table:style-name="ro1">
          <table:table-cell office:value-type="float" office:value="0.2852" calcext:value-type="float">
            <text:p>0.2852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294081415974624" calcext:value-type="float">
            <text:p>0.294081415974624</text:p>
          </table:table-cell>
          <table:table-cell/>
          <table:table-cell table:formula="of:=100*ABS(([.C861]-[.A861])/[.C861])" office:value-type="float" office:value="3.02005345873016" calcext:value-type="float">
            <text:p>3.02005345873016</text:p>
          </table:table-cell>
        </table:table-row>
        <table:table-row table:style-name="ro1">
          <table:table-cell office:value-type="float" office:value="0.2887" calcext:value-type="float">
            <text:p>0.2887</text:p>
          </table:table-cell>
          <table:table-cell office:value-type="float" office:value="0.086" calcext:value-type="float">
            <text:p>0.086</text:p>
          </table:table-cell>
          <table:table-cell office:value-type="float" office:value="0.298246270937559" calcext:value-type="float">
            <text:p>0.298246270937559</text:p>
          </table:table-cell>
          <table:table-cell/>
          <table:table-cell table:formula="of:=100*ABS(([.C862]-[.A862])/[.C862])" office:value-type="float" office:value="3.20080144088636" calcext:value-type="float">
            <text:p>3.20080144088636</text:p>
          </table:table-cell>
        </table:table-row>
        <table:table-row table:style-name="ro1">
          <table:table-cell office:value-type="float" office:value="0.2922" calcext:value-type="float">
            <text:p>0.2922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302401306035953" calcext:value-type="float">
            <text:p>0.302401306035953</text:p>
          </table:table-cell>
          <table:table-cell/>
          <table:table-cell table:formula="of:=100*ABS(([.C863]-[.A863])/[.C863])" office:value-type="float" office:value="3.37343319368466" calcext:value-type="float">
            <text:p>3.37343319368466</text:p>
          </table:table-cell>
        </table:table-row>
        <table:table-row table:style-name="ro1">
          <table:table-cell office:value-type="float" office:value="0.2957" calcext:value-type="float">
            <text:p>0.2957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306556502944058" calcext:value-type="float">
            <text:p>0.306556502944058</text:p>
          </table:table-cell>
          <table:table-cell/>
          <table:table-cell table:formula="of:=100*ABS(([.C864]-[.A864])/[.C864])" office:value-type="float" office:value="3.54143619195668" calcext:value-type="float">
            <text:p>3.54143619195668</text:p>
          </table:table-cell>
        </table:table-row>
        <table:table-row table:style-name="ro1">
          <table:table-cell office:value-type="float" office:value="0.2992" calcext:value-type="float">
            <text:p>0.2992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310721856845379" calcext:value-type="float">
            <text:p>0.310721856845379</text:p>
          </table:table-cell>
          <table:table-cell/>
          <table:table-cell table:formula="of:=100*ABS(([.C865]-[.A865])/[.C865])" office:value-type="float" office:value="3.70809345771648" calcext:value-type="float">
            <text:p>3.70809345771648</text:p>
          </table:table-cell>
        </table:table-row>
        <table:table-row table:style-name="ro1">
          <table:table-cell office:value-type="float" office:value="0.30271" calcext:value-type="float">
            <text:p>0.30271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31487736426266" calcext:value-type="float">
            <text:p>0.31487736426266</text:p>
          </table:table-cell>
          <table:table-cell/>
          <table:table-cell table:formula="of:=100*ABS(([.C866]-[.A866])/[.C866])" office:value-type="float" office:value="3.86415971537115" calcext:value-type="float">
            <text:p>3.86415971537115</text:p>
          </table:table-cell>
        </table:table-row>
        <table:table-row table:style-name="ro1">
          <table:table-cell office:value-type="float" office:value="0.30621" calcext:value-type="float">
            <text:p>0.30621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319043016706541" calcext:value-type="float">
            <text:p>0.319043016706541</text:p>
          </table:table-cell>
          <table:table-cell/>
          <table:table-cell table:formula="of:=100*ABS(([.C867]-[.A867])/[.C867])" office:value-type="float" office:value="4.02234684181934" calcext:value-type="float">
            <text:p>4.02234684181934</text:p>
          </table:table-cell>
        </table:table-row>
        <table:table-row table:style-name="ro1">
          <table:table-cell office:value-type="float" office:value="0.30971" calcext:value-type="float">
            <text:p>0.30971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323198810813546" calcext:value-type="float">
            <text:p>0.323198810813546</text:p>
          </table:table-cell>
          <table:table-cell/>
          <table:table-cell table:formula="of:=100*ABS(([.C868]-[.A868])/[.C868])" office:value-type="float" office:value="4.17353355341622" calcext:value-type="float">
            <text:p>4.17353355341622</text:p>
          </table:table-cell>
        </table:table-row>
        <table:table-row table:style-name="ro1">
          <table:table-cell office:value-type="float" office:value="0.31321" calcext:value-type="float">
            <text:p>0.31321</text:p>
          </table:table-cell>
          <table:table-cell office:value-type="float" office:value="0.0867" calcext:value-type="float">
            <text:p>0.0867</text:p>
          </table:table-cell>
          <table:table-cell office:value-type="float" office:value="0.327354742680719" calcext:value-type="float">
            <text:p>0.327354742680719</text:p>
          </table:table-cell>
          <table:table-cell/>
          <table:table-cell table:formula="of:=100*ABS(([.C869]-[.A869])/[.C869])" office:value-type="float" office:value="4.32092187358814" calcext:value-type="float">
            <text:p>4.32092187358814</text:p>
          </table:table-cell>
        </table:table-row>
        <table:table-row table:style-name="ro1">
          <table:table-cell office:value-type="float" office:value="0.31671" calcext:value-type="float">
            <text:p>0.31671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331520798527272" calcext:value-type="float">
            <text:p>0.331520798527272</text:p>
          </table:table-cell>
          <table:table-cell/>
          <table:table-cell table:formula="of:=100*ABS(([.C870]-[.A870])/[.C870])" office:value-type="float" office:value="4.46753223118022" calcext:value-type="float">
            <text:p>4.46753223118022</text:p>
          </table:table-cell>
        </table:table-row>
        <table:table-row table:style-name="ro1">
          <table:table-cell office:value-type="float" office:value="0.3208" calcext:value-type="float">
            <text:p>0.3208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335676985598492" calcext:value-type="float">
            <text:p>0.335676985598492</text:p>
          </table:table-cell>
          <table:table-cell/>
          <table:table-cell table:formula="of:=100*ABS(([.C871]-[.A871])/[.C871])" office:value-type="float" office:value="4.4319349364887" calcext:value-type="float">
            <text:p>4.4319349364887</text:p>
          </table:table-cell>
        </table:table-row>
        <table:table-row table:style-name="ro1">
          <table:table-cell office:value-type="float" office:value="0.32532" calcext:value-type="float">
            <text:p>0.32532</text:p>
          </table:table-cell>
          <table:table-cell office:value-type="float" office:value="0.087" calcext:value-type="float">
            <text:p>0.087</text:p>
          </table:table-cell>
          <table:table-cell office:value-type="float" office:value="0.339833290687669" calcext:value-type="float">
            <text:p>0.339833290687669</text:p>
          </table:table-cell>
          <table:table-cell/>
          <table:table-cell table:formula="of:=100*ABS(([.C872]-[.A872])/[.C872])" office:value-type="float" office:value="4.27070892857525" calcext:value-type="float">
            <text:p>4.27070892857525</text:p>
          </table:table-cell>
        </table:table-row>
        <table:table-row table:style-name="ro1">
          <table:table-cell office:value-type="float" office:value="0.32984" calcext:value-type="float">
            <text:p>0.32984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343999711517321" calcext:value-type="float">
            <text:p>0.343999711517321</text:p>
          </table:table-cell>
          <table:table-cell/>
          <table:table-cell table:formula="of:=100*ABS(([.C873]-[.A873])/[.C873])" office:value-type="float" office:value="4.11619866041891" calcext:value-type="float">
            <text:p>4.11619866041891</text:p>
          </table:table-cell>
        </table:table-row>
        <table:table-row table:style-name="ro1">
          <table:table-cell office:value-type="float" office:value="0.33435" calcext:value-type="float">
            <text:p>0.33435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348156247335604" calcext:value-type="float">
            <text:p>0.348156247335604</text:p>
          </table:table-cell>
          <table:table-cell/>
          <table:table-cell table:formula="of:=100*ABS(([.C874]-[.A874])/[.C874])" office:value-type="float" office:value="3.96553198205147" calcext:value-type="float">
            <text:p>3.96553198205147</text:p>
          </table:table-cell>
        </table:table-row>
        <table:table-row table:style-name="ro1">
          <table:table-cell office:value-type="float" office:value="0.33887" calcext:value-type="float">
            <text:p>0.33887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352312888844689" calcext:value-type="float">
            <text:p>0.352312888844689</text:p>
          </table:table-cell>
          <table:table-cell/>
          <table:table-cell table:formula="of:=100*ABS(([.C875]-[.A875])/[.C875])" office:value-type="float" office:value="3.81561085907782" calcext:value-type="float">
            <text:p>3.81561085907782</text:p>
          </table:table-cell>
        </table:table-row>
        <table:table-row table:style-name="ro1">
          <table:table-cell office:value-type="float" office:value="0.34339" calcext:value-type="float">
            <text:p>0.34339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356479634398601" calcext:value-type="float">
            <text:p>0.356479634398601</text:p>
          </table:table-cell>
          <table:table-cell/>
          <table:table-cell table:formula="of:=100*ABS(([.C876]-[.A876])/[.C876])" office:value-type="float" office:value="3.67191646745362" calcext:value-type="float">
            <text:p>3.67191646745362</text:p>
          </table:table-cell>
        </table:table-row>
        <table:table-row table:style-name="ro1">
          <table:table-cell office:value-type="float" office:value="0.34791" calcext:value-type="float">
            <text:p>0.34791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360636480998193" calcext:value-type="float">
            <text:p>0.360636480998193</text:p>
          </table:table-cell>
          <table:table-cell/>
          <table:table-cell table:formula="of:=100*ABS(([.C877]-[.A877])/[.C877])" office:value-type="float" office:value="3.5288945153213" calcext:value-type="float">
            <text:p>3.5288945153213</text:p>
          </table:table-cell>
        </table:table-row>
        <table:table-row table:style-name="ro1">
          <table:table-cell office:value-type="float" office:value="0.35243" calcext:value-type="float">
            <text:p>0.35243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364793426999021" calcext:value-type="float">
            <text:p>0.364793426999021</text:p>
          </table:table-cell>
          <table:table-cell/>
          <table:table-cell table:formula="of:=100*ABS(([.C878]-[.A878])/[.C878])" office:value-type="float" office:value="3.38915837950503" calcext:value-type="float">
            <text:p>3.38915837950503</text:p>
          </table:table-cell>
        </table:table-row>
        <table:table-row table:style-name="ro1">
          <table:table-cell office:value-type="float" office:value="0.35695" calcext:value-type="float">
            <text:p>0.35695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368960462605426" calcext:value-type="float">
            <text:p>0.368960462605426</text:p>
          </table:table-cell>
          <table:table-cell/>
          <table:table-cell table:formula="of:=100*ABS(([.C879]-[.A879])/[.C879])" office:value-type="float" office:value="3.2552167027908" calcext:value-type="float">
            <text:p>3.2552167027908</text:p>
          </table:table-cell>
        </table:table-row>
        <table:table-row table:style-name="ro1">
          <table:table-cell office:value-type="float" office:value="0.36147" calcext:value-type="float">
            <text:p>0.36147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373117593368364" calcext:value-type="float">
            <text:p>0.373117593368364</text:p>
          </table:table-cell>
          <table:table-cell/>
          <table:table-cell table:formula="of:=100*ABS(([.C880]-[.A880])/[.C880])" office:value-type="float" office:value="3.12169503003441" calcext:value-type="float">
            <text:p>3.12169503003441</text:p>
          </table:table-cell>
        </table:table-row>
        <table:table-row table:style-name="ro1">
          <table:table-cell office:value-type="float" office:value="0.36599" calcext:value-type="float">
            <text:p>0.36599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377274809871849" calcext:value-type="float">
            <text:p>0.377274809871849</text:p>
          </table:table-cell>
          <table:table-cell/>
          <table:table-cell table:formula="of:=100*ABS(([.C881]-[.A881])/[.C881])" office:value-type="float" office:value="2.99113791235688" calcext:value-type="float">
            <text:p>2.99113791235688</text:p>
          </table:table-cell>
        </table:table-row>
        <table:table-row table:style-name="ro1">
          <table:table-cell office:value-type="float" office:value="0.37051" calcext:value-type="float">
            <text:p>0.37051</text:p>
          </table:table-cell>
          <table:table-cell office:value-type="float" office:value="0.088" calcext:value-type="float">
            <text:p>0.088</text:p>
          </table:table-cell>
          <table:table-cell office:value-type="float" office:value="0.381442111386368" calcext:value-type="float">
            <text:p>0.381442111386368</text:p>
          </table:table-cell>
          <table:table-cell/>
          <table:table-cell table:formula="of:=100*ABS(([.C882]-[.A882])/[.C882])" office:value-type="float" office:value="2.86599488101466" calcext:value-type="float">
            <text:p>2.86599488101466</text:p>
          </table:table-cell>
        </table:table-row>
        <table:table-row table:style-name="ro1">
          <table:table-cell office:value-type="float" office:value="0.37502" calcext:value-type="float">
            <text:p>0.37502</text:p>
          </table:table-cell>
          <table:table-cell office:value-type="float" office:value="0.0881" calcext:value-type="float">
            <text:p>0.0881</text:p>
          </table:table-cell>
          <table:table-cell office:value-type="float" office:value="0.385599495098541" calcext:value-type="float">
            <text:p>0.385599495098541</text:p>
          </table:table-cell>
          <table:table-cell/>
          <table:table-cell table:formula="of:=100*ABS(([.C883]-[.A883])/[.C883])" office:value-type="float" office:value="2.7436485869458" calcext:value-type="float">
            <text:p>2.7436485869458</text:p>
          </table:table-cell>
        </table:table-row>
        <table:table-row table:style-name="ro1">
          <table:table-cell office:value-type="float" office:value="0.37954" calcext:value-type="float">
            <text:p>0.37954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389756960239788" calcext:value-type="float">
            <text:p>0.389756960239788</text:p>
          </table:table-cell>
          <table:table-cell/>
          <table:table-cell table:formula="of:=100*ABS(([.C884]-[.A884])/[.C884])" office:value-type="float" office:value="2.62136697533321" calcext:value-type="float">
            <text:p>2.62136697533321</text:p>
          </table:table-cell>
        </table:table-row>
        <table:table-row table:style-name="ro1">
          <table:table-cell office:value-type="float" office:value="0.38406" calcext:value-type="float">
            <text:p>0.38406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393924498902061" calcext:value-type="float">
            <text:p>0.393924498902061</text:p>
          </table:table-cell>
          <table:table-cell/>
          <table:table-cell table:formula="of:=100*ABS(([.C885]-[.A885])/[.C885])" office:value-type="float" office:value="2.50415978938993" calcext:value-type="float">
            <text:p>2.50415978938993</text:p>
          </table:table-cell>
        </table:table-row>
        <table:table-row table:style-name="ro1">
          <table:table-cell office:value-type="float" office:value="0.38858" calcext:value-type="float">
            <text:p>0.38858</text:p>
          </table:table-cell>
          <table:table-cell office:value-type="float" office:value="0.0884" calcext:value-type="float">
            <text:p>0.0884</text:p>
          </table:table-cell>
          <table:table-cell office:value-type="float" office:value="0.398082115687718" calcext:value-type="float">
            <text:p>0.398082115687718</text:p>
          </table:table-cell>
          <table:table-cell/>
          <table:table-cell table:formula="of:=100*ABS(([.C886]-[.A886])/[.C886])" office:value-type="float" office:value="2.38697377080171" calcext:value-type="float">
            <text:p>2.38697377080171</text:p>
          </table:table-cell>
        </table:table-row>
        <table:table-row table:style-name="ro1">
          <table:table-cell office:value-type="float" office:value="0.3931" calcext:value-type="float">
            <text:p>0.3931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402239804713556" calcext:value-type="float">
            <text:p>0.402239804713556</text:p>
          </table:table-cell>
          <table:table-cell/>
          <table:table-cell table:formula="of:=100*ABS(([.C887]-[.A887])/[.C887])" office:value-type="float" office:value="2.27222781198022" calcext:value-type="float">
            <text:p>2.27222781198022</text:p>
          </table:table-cell>
        </table:table-row>
        <table:table-row table:style-name="ro1">
          <table:table-cell office:value-type="float" office:value="0.39762" calcext:value-type="float">
            <text:p>0.39762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406407560662988" calcext:value-type="float">
            <text:p>0.406407560662988</text:p>
          </table:table-cell>
          <table:table-cell/>
          <table:table-cell table:formula="of:=100*ABS(([.C888]-[.A888])/[.C888])" office:value-type="float" office:value="2.1622532436779" calcext:value-type="float">
            <text:p>2.1622532436779</text:p>
          </table:table-cell>
        </table:table-row>
        <table:table-row table:style-name="ro1">
          <table:table-cell office:value-type="float" office:value="0.40214" calcext:value-type="float">
            <text:p>0.40214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410565387715148" calcext:value-type="float">
            <text:p>0.410565387715148</text:p>
          </table:table-cell>
          <table:table-cell/>
          <table:table-cell table:formula="of:=100*ABS(([.C889]-[.A889])/[.C889])" office:value-type="float" office:value="2.052142720076" calcext:value-type="float">
            <text:p>2.052142720076</text:p>
          </table:table-cell>
        </table:table-row>
        <table:table-row table:style-name="ro1">
          <table:table-cell office:value-type="float" office:value="0.40666" calcext:value-type="float">
            <text:p>0.40666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414723279014152" calcext:value-type="float">
            <text:p>0.414723279014152</text:p>
          </table:table-cell>
          <table:table-cell/>
          <table:table-cell table:formula="of:=100*ABS(([.C890]-[.A890])/[.C890])" office:value-type="float" office:value="1.94425522322238" calcext:value-type="float">
            <text:p>1.94425522322238</text:p>
          </table:table-cell>
        </table:table-row>
        <table:table-row table:style-name="ro1">
          <table:table-cell office:value-type="float" office:value="0.41117" calcext:value-type="float">
            <text:p>0.41117</text:p>
          </table:table-cell>
          <table:table-cell office:value-type="float" office:value="0.0889" calcext:value-type="float">
            <text:p>0.0889</text:p>
          </table:table-cell>
          <table:table-cell office:value-type="float" office:value="0.418891234620587" calcext:value-type="float">
            <text:p>0.418891234620587</text:p>
          </table:table-cell>
          <table:table-cell/>
          <table:table-cell table:formula="of:=100*ABS(([.C891]-[.A891])/[.C891])" office:value-type="float" office:value="1.84325523726487" calcext:value-type="float">
            <text:p>1.84325523726487</text:p>
          </table:table-cell>
        </table:table-row>
        <table:table-row table:style-name="ro1">
          <table:table-cell office:value-type="float" office:value="0.41569" calcext:value-type="float">
            <text:p>0.41569</text:p>
          </table:table-cell>
          <table:table-cell office:value-type="float" office:value="0.089" calcext:value-type="float">
            <text:p>0.089</text:p>
          </table:table-cell>
          <table:table-cell office:value-type="float" office:value="0.423049251987331" calcext:value-type="float">
            <text:p>0.423049251987331</text:p>
          </table:table-cell>
          <table:table-cell/>
          <table:table-cell table:formula="of:=100*ABS(([.C892]-[.A892])/[.C892])" office:value-type="float" office:value="1.73957333638094" calcext:value-type="float">
            <text:p>1.73957333638094</text:p>
          </table:table-cell>
        </table:table-row>
        <table:table-row table:style-name="ro1">
          <table:table-cell office:value-type="float" office:value="0.42021" calcext:value-type="float">
            <text:p>0.42021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427207331108456" calcext:value-type="float">
            <text:p>0.427207331108456</text:p>
          </table:table-cell>
          <table:table-cell/>
          <table:table-cell table:formula="of:=100*ABS(([.C893]-[.A893])/[.C893])" office:value-type="float" office:value="1.63792393035494" calcext:value-type="float">
            <text:p>1.63792393035494</text:p>
          </table:table-cell>
        </table:table-row>
        <table:table-row table:style-name="ro1">
          <table:table-cell office:value-type="float" office:value="0.42473" calcext:value-type="float">
            <text:p>0.42473</text:p>
          </table:table-cell>
          <table:table-cell office:value-type="float" office:value="0.0892" calcext:value-type="float">
            <text:p>0.0892</text:p>
          </table:table-cell>
          <table:table-cell office:value-type="float" office:value="0.431375466173506" calcext:value-type="float">
            <text:p>0.431375466173506</text:p>
          </table:table-cell>
          <table:table-cell/>
          <table:table-cell table:formula="of:=100*ABS(([.C894]-[.A894])/[.C894])" office:value-type="float" office:value="1.54052946785655" calcext:value-type="float">
            <text:p>1.54052946785655</text:p>
          </table:table-cell>
        </table:table-row>
        <table:table-row table:style-name="ro1">
          <table:table-cell office:value-type="float" office:value="0.42925" calcext:value-type="float">
            <text:p>0.42925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435533660607582" calcext:value-type="float">
            <text:p>0.435533660607582</text:p>
          </table:table-cell>
          <table:table-cell/>
          <table:table-cell table:formula="of:=100*ABS(([.C895]-[.A895])/[.C895])" office:value-type="float" office:value="1.44274970591609" calcext:value-type="float">
            <text:p>1.44274970591609</text:p>
          </table:table-cell>
        </table:table-row>
        <table:table-row table:style-name="ro1">
          <table:table-cell office:value-type="float" office:value="0.43377" calcext:value-type="float">
            <text:p>0.43377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43970190786982" calcext:value-type="float">
            <text:p>0.43970190786982</text:p>
          </table:table-cell>
          <table:table-cell/>
          <table:table-cell table:formula="of:=100*ABS(([.C896]-[.A896])/[.C896])" office:value-type="float" office:value="1.34907485358844" calcext:value-type="float">
            <text:p>1.34907485358844</text:p>
          </table:table-cell>
        </table:table-row>
        <table:table-row table:style-name="ro1">
          <table:table-cell office:value-type="float" office:value="0.43829" calcext:value-type="float">
            <text:p>0.43829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443860211159155" calcext:value-type="float">
            <text:p>0.443860211159155</text:p>
          </table:table-cell>
          <table:table-cell/>
          <table:table-cell table:formula="of:=100*ABS(([.C897]-[.A897])/[.C897])" office:value-type="float" office:value="1.25494717010307" calcext:value-type="float">
            <text:p>1.25494717010307</text:p>
          </table:table-cell>
        </table:table-row>
        <table:table-row table:style-name="ro1">
          <table:table-cell office:value-type="float" office:value="0.44281" calcext:value-type="float">
            <text:p>0.44281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448018565252479" calcext:value-type="float">
            <text:p>0.448018565252479</text:p>
          </table:table-cell>
          <table:table-cell/>
          <table:table-cell table:formula="of:=100*ABS(([.C898]-[.A898])/[.C898])" office:value-type="float" office:value="1.16257799485251" calcext:value-type="float">
            <text:p>1.16257799485251</text:p>
          </table:table-cell>
        </table:table-row>
        <table:table-row table:style-name="ro1">
          <table:table-cell office:value-type="float" office:value="0.44733" calcext:value-type="float">
            <text:p>0.44733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452186970551828" calcext:value-type="float">
            <text:p>0.452186970551828</text:p>
          </table:table-cell>
          <table:table-cell/>
          <table:table-cell table:formula="of:=100*ABS(([.C899]-[.A899])/[.C899])" office:value-type="float" office:value="1.07410670101817" calcext:value-type="float">
            <text:p>1.07410670101817</text:p>
          </table:table-cell>
        </table:table-row>
        <table:table-row table:style-name="ro1">
          <table:table-cell office:value-type="float" office:value="0.45184" calcext:value-type="float">
            <text:p>0.45184</text:p>
          </table:table-cell>
          <table:table-cell office:value-type="float" office:value="0.0898" calcext:value-type="float">
            <text:p>0.0898</text:p>
          </table:table-cell>
          <table:table-cell office:value-type="float" office:value="0.456345426002288" calcext:value-type="float">
            <text:p>0.456345426002288</text:p>
          </table:table-cell>
          <table:table-cell/>
          <table:table-cell table:formula="of:=100*ABS(([.C900]-[.A900])/[.C900])" office:value-type="float" office:value="0.987284137316119" calcext:value-type="float">
            <text:p>0.987284137316119</text:p>
          </table:table-cell>
        </table:table-row>
        <table:table-row table:style-name="ro1">
          <table:table-cell office:value-type="float" office:value="0.45636" calcext:value-type="float">
            <text:p>0.45636</text:p>
          </table:table-cell>
          <table:table-cell office:value-type="float" office:value="0.0899" calcext:value-type="float">
            <text:p>0.0899</text:p>
          </table:table-cell>
          <table:table-cell office:value-type="float" office:value="0.460503928193897" calcext:value-type="float">
            <text:p>0.460503928193897</text:p>
          </table:table-cell>
          <table:table-cell/>
          <table:table-cell table:formula="of:=100*ABS(([.C901]-[.A901])/[.C901])" office:value-type="float" office:value="0.89986815316641" calcext:value-type="float">
            <text:p>0.89986815316641</text:p>
          </table:table-cell>
        </table:table-row>
        <table:table-row table:style-name="ro1">
          <table:table-cell office:value-type="float" office:value="0.46088" calcext:value-type="float">
            <text:p>0.46088</text:p>
          </table:table-cell>
          <table:table-cell office:value-type="float" office:value="0.09" calcext:value-type="float">
            <text:p>0.09</text:p>
          </table:table-cell>
          <table:table-cell office:value-type="float" office:value="0.464672477599481" calcext:value-type="float">
            <text:p>0.464672477599481</text:p>
          </table:table-cell>
          <table:table-cell/>
          <table:table-cell table:formula="of:=100*ABS(([.C902]-[.A902])/[.C902])" office:value-type="float" office:value="0.816161443232646" calcext:value-type="float">
            <text:p>0.816161443232646</text:p>
          </table:table-cell>
        </table:table-row>
        <table:table-row table:style-name="ro1">
          <table:table-cell office:value-type="float" office:value="0.4654" calcext:value-type="float">
            <text:p>0.4654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469701238951325" calcext:value-type="float">
            <text:p>0.469701238951325</text:p>
          </table:table-cell>
          <table:table-cell/>
          <table:table-cell table:formula="of:=100*ABS(([.C903]-[.A903])/[.C903])" office:value-type="float" office:value="0.915739324198592" calcext:value-type="float">
            <text:p>0.915739324198592</text:p>
          </table:table-cell>
        </table:table-row>
        <table:table-row table:style-name="ro1">
          <table:table-cell office:value-type="float" office:value="0.46992" calcext:value-type="float">
            <text:p>0.46992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474730038940196" calcext:value-type="float">
            <text:p>0.474730038940196</text:p>
          </table:table-cell>
          <table:table-cell/>
          <table:table-cell table:formula="of:=100*ABS(([.C904]-[.A904])/[.C904])" office:value-type="float" office:value="1.01321562691379" calcext:value-type="float">
            <text:p>1.01321562691379</text:p>
          </table:table-cell>
        </table:table-row>
        <table:table-row table:style-name="ro1">
          <table:table-cell office:value-type="float" office:value="0.47444" calcext:value-type="float">
            <text:p>0.47444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479758876351121" calcext:value-type="float">
            <text:p>0.479758876351121</text:p>
          </table:table-cell>
          <table:table-cell/>
          <table:table-cell table:formula="of:=100*ABS(([.C905]-[.A905])/[.C905])" office:value-type="float" office:value="1.10865616319062" calcext:value-type="float">
            <text:p>1.10865616319062</text:p>
          </table:table-cell>
        </table:table-row>
        <table:table-row table:style-name="ro1">
          <table:table-cell office:value-type="float" office:value="0.47896" calcext:value-type="float">
            <text:p>0.47896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484787751089495" calcext:value-type="float">
            <text:p>0.484787751089495</text:p>
          </table:table-cell>
          <table:table-cell/>
          <table:table-cell table:formula="of:=100*ABS(([.C906]-[.A906])/[.C906])" office:value-type="float" office:value="1.20212424435184" calcext:value-type="float">
            <text:p>1.20212424435184</text:p>
          </table:table-cell>
        </table:table-row>
        <table:table-row table:style-name="ro1">
          <table:table-cell office:value-type="float" office:value="0.48348" calcext:value-type="float">
            <text:p>0.48348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489816659871997" calcext:value-type="float">
            <text:p>0.489816659871997</text:p>
          </table:table-cell>
          <table:table-cell/>
          <table:table-cell table:formula="of:=100*ABS(([.C907]-[.A907])/[.C907])" office:value-type="float" office:value="1.29367994009297" calcext:value-type="float">
            <text:p>1.29367994009297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494845602724415" calcext:value-type="float">
            <text:p>0.494845602724415</text:p>
          </table:table-cell>
          <table:table-cell/>
          <table:table-cell table:formula="of:=100*ABS(([.C908]-[.A908])/[.C908])" office:value-type="float" office:value="1.38338154097487" calcext:value-type="float">
            <text:p>1.38338154097487</text:p>
          </table:table-cell>
        </table:table-row>
        <table:table-row table:style-name="ro1">
          <table:table-cell office:value-type="float" office:value="0.49251" calcext:value-type="float">
            <text:p>0.49251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499874579610136" calcext:value-type="float">
            <text:p>0.499874579610136</text:p>
          </table:table-cell>
          <table:table-cell/>
          <table:table-cell table:formula="of:=100*ABS(([.C909]-[.A909])/[.C909])" office:value-type="float" office:value="1.47328548210626" calcext:value-type="float">
            <text:p>1.47328548210626</text:p>
          </table:table-cell>
        </table:table-row>
        <table:table-row table:style-name="ro1">
          <table:table-cell office:value-type="float" office:value="0.49703" calcext:value-type="float">
            <text:p>0.49703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504903587533462" calcext:value-type="float">
            <text:p>0.504903587533462</text:p>
          </table:table-cell>
          <table:table-cell/>
          <table:table-cell table:formula="of:=100*ABS(([.C910]-[.A910])/[.C910])" office:value-type="float" office:value="1.55942396288476" calcext:value-type="float">
            <text:p>1.55942396288476</text:p>
          </table:table-cell>
        </table:table-row>
        <table:table-row table:style-name="ro1">
          <table:table-cell office:value-type="float" office:value="0.50155" calcext:value-type="float">
            <text:p>0.50155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509932626563245" calcext:value-type="float">
            <text:p>0.509932626563245</text:p>
          </table:table-cell>
          <table:table-cell/>
          <table:table-cell table:formula="of:=100*ABS(([.C911]-[.A911])/[.C911])" office:value-type="float" office:value="1.64386943030903" calcext:value-type="float">
            <text:p>1.64386943030903</text:p>
          </table:table-cell>
        </table:table-row>
        <table:table-row table:style-name="ro1">
          <table:table-cell office:value-type="float" office:value="0.50607" calcext:value-type="float">
            <text:p>0.50607</text:p>
          </table:table-cell>
          <table:table-cell office:value-type="float" office:value="0.091" calcext:value-type="float">
            <text:p>0.091</text:p>
          </table:table-cell>
          <table:table-cell office:value-type="float" office:value="0.514971695366843" calcext:value-type="float">
            <text:p>0.514971695366843</text:p>
          </table:table-cell>
          <table:table-cell/>
          <table:table-cell table:formula="of:=100*ABS(([.C912]-[.A912])/[.C912])" office:value-type="float" office:value="1.72857954076511" calcext:value-type="float">
            <text:p>1.72857954076511</text:p>
          </table:table-cell>
        </table:table-row>
        <table:table-row table:style-name="ro1">
          <table:table-cell office:value-type="float" office:value="0.51059" calcext:value-type="float">
            <text:p>0.51059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520000794826469" calcext:value-type="float">
            <text:p>0.520000794826469</text:p>
          </table:table-cell>
          <table:table-cell/>
          <table:table-cell table:formula="of:=100*ABS(([.C913]-[.A913])/[.C913])" office:value-type="float" office:value="1.80976546961047" calcext:value-type="float">
            <text:p>1.80976546961047</text:p>
          </table:table-cell>
        </table:table-row>
        <table:table-row table:style-name="ro1">
          <table:table-cell office:value-type="float" office:value="0.51511" calcext:value-type="float">
            <text:p>0.51511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525029921844165" calcext:value-type="float">
            <text:p>0.525029921844165</text:p>
          </table:table-cell>
          <table:table-cell/>
          <table:table-cell table:formula="of:=100*ABS(([.C914]-[.A914])/[.C914])" office:value-type="float" office:value="1.88940123818493" calcext:value-type="float">
            <text:p>1.88940123818493</text:p>
          </table:table-cell>
        </table:table-row>
        <table:table-row table:style-name="ro1">
          <table:table-cell office:value-type="float" office:value="0.51963" calcext:value-type="float">
            <text:p>0.51963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530059076527324" calcext:value-type="float">
            <text:p>0.530059076527324</text:p>
          </table:table-cell>
          <table:table-cell/>
          <table:table-cell table:formula="of:=100*ABS(([.C915]-[.A915])/[.C915])" office:value-type="float" office:value="1.967530977047" calcext:value-type="float">
            <text:p>1.967530977047</text:p>
          </table:table-cell>
        </table:table-row>
        <table:table-row table:style-name="ro1">
          <table:table-cell office:value-type="float" office:value="0.52415" calcext:value-type="float">
            <text:p>0.52415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535088258095887" calcext:value-type="float">
            <text:p>0.535088258095887</text:p>
          </table:table-cell>
          <table:table-cell/>
          <table:table-cell table:formula="of:=100*ABS(([.C916]-[.A916])/[.C916])" office:value-type="float" office:value="2.04419699561534" calcext:value-type="float">
            <text:p>2.04419699561534</text:p>
          </table:table-cell>
        </table:table-row>
        <table:table-row table:style-name="ro1">
          <table:table-cell office:value-type="float" office:value="0.52866" calcext:value-type="float">
            <text:p>0.52866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540117466603044" calcext:value-type="float">
            <text:p>0.540117466603044</text:p>
          </table:table-cell>
          <table:table-cell/>
          <table:table-cell table:formula="of:=100*ABS(([.C917]-[.A917])/[.C917])" office:value-type="float" office:value="2.12129162848649" calcext:value-type="float">
            <text:p>2.12129162848649</text:p>
          </table:table-cell>
        </table:table-row>
        <table:table-row table:style-name="ro1">
          <table:table-cell office:value-type="float" office:value="0.53318" calcext:value-type="float">
            <text:p>0.53318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545146699695596" calcext:value-type="float">
            <text:p>0.545146699695596</text:p>
          </table:table-cell>
          <table:table-cell/>
          <table:table-cell table:formula="of:=100*ABS(([.C918]-[.A918])/[.C918])" office:value-type="float" office:value="2.19513384237267" calcext:value-type="float">
            <text:p>2.19513384237267</text:p>
          </table:table-cell>
        </table:table-row>
        <table:table-row table:style-name="ro1">
          <table:table-cell office:value-type="float" office:value="0.5377" calcext:value-type="float">
            <text:p>0.5377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55017595750277" calcext:value-type="float">
            <text:p>0.55017595750277</text:p>
          </table:table-cell>
          <table:table-cell/>
          <table:table-cell table:formula="of:=100*ABS(([.C919]-[.A919])/[.C919])" office:value-type="float" office:value="2.26763044306737" calcext:value-type="float">
            <text:p>2.26763044306737</text:p>
          </table:table-cell>
        </table:table-row>
        <table:table-row table:style-name="ro1">
          <table:table-cell office:value-type="float" office:value="0.54222" calcext:value-type="float">
            <text:p>0.54222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555205240093868" calcext:value-type="float">
            <text:p>0.555205240093868</text:p>
          </table:table-cell>
          <table:table-cell/>
          <table:table-cell table:formula="of:=100*ABS(([.C920]-[.A920])/[.C920])" office:value-type="float" office:value="2.33881800028992" calcext:value-type="float">
            <text:p>2.33881800028992</text:p>
          </table:table-cell>
        </table:table-row>
        <table:table-row table:style-name="ro1">
          <table:table-cell office:value-type="float" office:value="0.54674" calcext:value-type="float">
            <text:p>0.54674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56023454531919" calcext:value-type="float">
            <text:p>0.56023454531919</text:p>
          </table:table-cell>
          <table:table-cell/>
          <table:table-cell table:formula="of:=100*ABS(([.C921]-[.A921])/[.C921])" office:value-type="float" office:value="2.4087313843708" calcext:value-type="float">
            <text:p>2.4087313843708</text:p>
          </table:table-cell>
        </table:table-row>
        <table:table-row table:style-name="ro1">
          <table:table-cell office:value-type="float" office:value="0.55126" calcext:value-type="float">
            <text:p>0.55126</text:p>
          </table:table-cell>
          <table:table-cell office:value-type="float" office:value="0.092" calcext:value-type="float">
            <text:p>0.092</text:p>
          </table:table-cell>
          <table:table-cell office:value-type="float" office:value="0.565263873315897" calcext:value-type="float">
            <text:p>0.565263873315897</text:p>
          </table:table-cell>
          <table:table-cell/>
          <table:table-cell table:formula="of:=100*ABS(([.C922]-[.A922])/[.C922])" office:value-type="float" office:value="2.47740462056215" calcext:value-type="float">
            <text:p>2.47740462056215</text:p>
          </table:table-cell>
        </table:table-row>
        <table:table-row table:style-name="ro1">
          <table:table-cell office:value-type="float" office:value="0.55578" calcext:value-type="float">
            <text:p>0.55578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570303223249667" calcext:value-type="float">
            <text:p>0.570303223249667</text:p>
          </table:table-cell>
          <table:table-cell/>
          <table:table-cell table:formula="of:=100*ABS(([.C923]-[.A923])/[.C923])" office:value-type="float" office:value="2.54657919815217" calcext:value-type="float">
            <text:p>2.54657919815217</text:p>
          </table:table-cell>
        </table:table-row>
        <table:table-row table:style-name="ro1">
          <table:table-cell office:value-type="float" office:value="0.56117" calcext:value-type="float">
            <text:p>0.56117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575332595677492" calcext:value-type="float">
            <text:p>0.575332595677492</text:p>
          </table:table-cell>
          <table:table-cell/>
          <table:table-cell table:formula="of:=100*ABS(([.C924]-[.A924])/[.C924])" office:value-type="float" office:value="2.46163624030623" calcext:value-type="float">
            <text:p>2.46163624030623</text:p>
          </table:table-cell>
        </table:table-row>
        <table:table-row table:style-name="ro1">
          <table:table-cell office:value-type="float" office:value="0.5666" calcext:value-type="float">
            <text:p>0.5666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58036198845039" calcext:value-type="float">
            <text:p>0.58036198845039</text:p>
          </table:table-cell>
          <table:table-cell/>
          <table:table-cell table:formula="of:=100*ABS(([.C925]-[.A925])/[.C925])" office:value-type="float" office:value="2.37127667288051" calcext:value-type="float">
            <text:p>2.37127667288051</text:p>
          </table:table-cell>
        </table:table-row>
        <table:table-row table:style-name="ro1">
          <table:table-cell office:value-type="float" office:value="0.57204" calcext:value-type="float">
            <text:p>0.57204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585391401707405" calcext:value-type="float">
            <text:p>0.585391401707405</text:p>
          </table:table-cell>
          <table:table-cell/>
          <table:table-cell table:formula="of:=100*ABS(([.C926]-[.A926])/[.C926])" office:value-type="float" office:value="2.28076491531355" calcext:value-type="float">
            <text:p>2.28076491531355</text:p>
          </table:table-cell>
        </table:table-row>
        <table:table-row table:style-name="ro1">
          <table:table-cell office:value-type="float" office:value="0.57748" calcext:value-type="float">
            <text:p>0.57748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590420835530895" calcext:value-type="float">
            <text:p>0.590420835530895</text:p>
          </table:table-cell>
          <table:table-cell/>
          <table:table-cell table:formula="of:=100*ABS(([.C927]-[.A927])/[.C927])" office:value-type="float" office:value="2.19179858706353" calcext:value-type="float">
            <text:p>2.19179858706353</text:p>
          </table:table-cell>
        </table:table-row>
        <table:table-row table:style-name="ro1">
          <table:table-cell office:value-type="float" office:value="0.58292" calcext:value-type="float">
            <text:p>0.58292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595450288185412" calcext:value-type="float">
            <text:p>0.595450288185412</text:p>
          </table:table-cell>
          <table:table-cell/>
          <table:table-cell table:formula="of:=100*ABS(([.C928]-[.A928])/[.C928])" office:value-type="float" office:value="2.104338251913" calcext:value-type="float">
            <text:p>2.104338251913</text:p>
          </table:table-cell>
        </table:table-row>
        <table:table-row table:style-name="ro1">
          <table:table-cell office:value-type="float" office:value="0.58836" calcext:value-type="float">
            <text:p>0.58836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60047975980624" calcext:value-type="float">
            <text:p>0.60047975980624</text:p>
          </table:table-cell>
          <table:table-cell/>
          <table:table-cell table:formula="of:=100*ABS(([.C929]-[.A929])/[.C929])" office:value-type="float" office:value="2.01834609881788" calcext:value-type="float">
            <text:p>2.01834609881788</text:p>
          </table:table-cell>
        </table:table-row>
        <table:table-row table:style-name="ro1">
          <table:table-cell office:value-type="float" office:value="0.59379" calcext:value-type="float">
            <text:p>0.59379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605509249920767" calcext:value-type="float">
            <text:p>0.605509249920767</text:p>
          </table:table-cell>
          <table:table-cell/>
          <table:table-cell table:formula="of:=100*ABS(([.C930]-[.A930])/[.C930])" office:value-type="float" office:value="1.93543697677626" calcext:value-type="float">
            <text:p>1.93543697677626</text:p>
          </table:table-cell>
        </table:table-row>
        <table:table-row table:style-name="ro1">
          <table:table-cell office:value-type="float" office:value="0.59923" calcext:value-type="float">
            <text:p>0.5992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610538758607584" calcext:value-type="float">
            <text:p>0.610538758607584</text:p>
          </table:table-cell>
          <table:table-cell/>
          <table:table-cell table:formula="of:=100*ABS(([.C931]-[.A931])/[.C931])" office:value-type="float" office:value="1.85225891856159" calcext:value-type="float">
            <text:p>1.85225891856159</text:p>
          </table:table-cell>
        </table:table-row>
        <table:table-row table:style-name="ro1">
          <table:table-cell office:value-type="float" office:value="0.60467" calcext:value-type="float">
            <text:p>0.604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615568284336482" calcext:value-type="float">
            <text:p>0.615568284336482</text:p>
          </table:table-cell>
          <table:table-cell/>
          <table:table-cell table:formula="of:=100*ABS(([.C932]-[.A932])/[.C932])" office:value-type="float" office:value="1.7704427946981" calcext:value-type="float">
            <text:p>1.7704427946981</text:p>
          </table:table-cell>
        </table:table-row>
        <table:table-row table:style-name="ro1">
          <table:table-cell office:value-type="float" office:value="0.61011" calcext:value-type="float">
            <text:p>0.61011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620597827232428" calcext:value-type="float">
            <text:p>0.620597827232428</text:p>
          </table:table-cell>
          <table:table-cell/>
          <table:table-cell table:formula="of:=100*ABS(([.C933]-[.A933])/[.C933])" office:value-type="float" office:value="1.6899555190514" calcext:value-type="float">
            <text:p>1.6899555190514</text:p>
          </table:table-cell>
        </table:table-row>
        <table:table-row table:style-name="ro1">
          <table:table-cell office:value-type="float" office:value="0.61554" calcext:value-type="float">
            <text:p>0.61554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625637386763323" calcext:value-type="float">
            <text:p>0.625637386763323</text:p>
          </table:table-cell>
          <table:table-cell/>
          <table:table-cell table:formula="of:=100*ABS(([.C934]-[.A934])/[.C934])" office:value-type="float" office:value="1.61393595986344" calcext:value-type="float">
            <text:p>1.61393595986344</text:p>
          </table:table-cell>
        </table:table-row>
        <table:table-row table:style-name="ro1">
          <table:table-cell office:value-type="float" office:value="0.62098" calcext:value-type="float">
            <text:p>0.62098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630666963242059" calcext:value-type="float">
            <text:p>0.630666963242059</text:p>
          </table:table-cell>
          <table:table-cell/>
          <table:table-cell table:formula="of:=100*ABS(([.C935]-[.A935])/[.C935])" office:value-type="float" office:value="1.53598710677042" calcext:value-type="float">
            <text:p>1.53598710677042</text:p>
          </table:table-cell>
        </table:table-row>
        <table:table-row table:style-name="ro1">
          <table:table-cell office:value-type="float" office:value="0.62642" calcext:value-type="float">
            <text:p>0.62642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635696555198791" calcext:value-type="float">
            <text:p>0.635696555198791</text:p>
          </table:table-cell>
          <table:table-cell/>
          <table:table-cell table:formula="of:=100*ABS(([.C936]-[.A936])/[.C936])" office:value-type="float" office:value="1.45927410223112" calcext:value-type="float">
            <text:p>1.45927410223112</text:p>
          </table:table-cell>
        </table:table-row>
        <table:table-row table:style-name="ro1">
          <table:table-cell office:value-type="float" office:value="0.63186" calcext:value-type="float">
            <text:p>0.63186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640726162743523" calcext:value-type="float">
            <text:p>0.640726162743523</text:p>
          </table:table-cell>
          <table:table-cell/>
          <table:table-cell table:formula="of:=100*ABS(([.C937]-[.A937])/[.C937])" office:value-type="float" office:value="1.38376786512968" calcext:value-type="float">
            <text:p>1.38376786512968</text:p>
          </table:table-cell>
        </table:table-row>
        <table:table-row table:style-name="ro1">
          <table:table-cell office:value-type="float" office:value="0.63729" calcext:value-type="float">
            <text:p>0.63729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645755785935333" calcext:value-type="float">
            <text:p>0.645755785935333</text:p>
          </table:table-cell>
          <table:table-cell/>
          <table:table-cell table:formula="of:=100*ABS(([.C938]-[.A938])/[.C938])" office:value-type="float" office:value="1.31098878550057" calcext:value-type="float">
            <text:p>1.31098878550057</text:p>
          </table:table-cell>
        </table:table-row>
        <table:table-row table:style-name="ro1">
          <table:table-cell office:value-type="float" office:value="0.64273" calcext:value-type="float">
            <text:p>0.64273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650785423559571" calcext:value-type="float">
            <text:p>0.650785423559571</text:p>
          </table:table-cell>
          <table:table-cell/>
          <table:table-cell table:formula="of:=100*ABS(([.C939]-[.A939])/[.C939])" office:value-type="float" office:value="1.23780024382085" calcext:value-type="float">
            <text:p>1.23780024382085</text:p>
          </table:table-cell>
        </table:table-row>
        <table:table-row table:style-name="ro1">
          <table:table-cell office:value-type="float" office:value="0.64817" calcext:value-type="float">
            <text:p>0.64817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655815075712689" calcext:value-type="float">
            <text:p>0.655815075712689</text:p>
          </table:table-cell>
          <table:table-cell/>
          <table:table-cell table:formula="of:=100*ABS(([.C940]-[.A940])/[.C940])" office:value-type="float" office:value="1.165736500397" calcext:value-type="float">
            <text:p>1.165736500397</text:p>
          </table:table-cell>
        </table:table-row>
        <table:table-row table:style-name="ro1">
          <table:table-cell office:value-type="float" office:value="0.65361" calcext:value-type="float">
            <text:p>0.65361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660844742062952" calcext:value-type="float">
            <text:p>0.660844742062952</text:p>
          </table:table-cell>
          <table:table-cell/>
          <table:table-cell table:formula="of:=100*ABS(([.C941]-[.A941])/[.C941])" office:value-type="float" office:value="1.09477182800421" calcext:value-type="float">
            <text:p>1.09477182800421</text:p>
          </table:table-cell>
        </table:table-row>
        <table:table-row table:style-name="ro1">
          <table:table-cell office:value-type="float" office:value="0.65905" calcext:value-type="float">
            <text:p>0.65905</text:p>
          </table:table-cell>
          <table:table-cell office:value-type="float" office:value="0.094" calcext:value-type="float">
            <text:p>0.094</text:p>
          </table:table-cell>
          <table:table-cell office:value-type="float" office:value="0.665874422653108" calcext:value-type="float">
            <text:p>0.665874422653108</text:p>
          </table:table-cell>
          <table:table-cell/>
          <table:table-cell table:formula="of:=100*ABS(([.C942]-[.A942])/[.C942])" office:value-type="float" office:value="1.02488133211617" calcext:value-type="float">
            <text:p>1.02488133211617</text:p>
          </table:table-cell>
        </table:table-row>
        <table:table-row table:style-name="ro1">
          <table:table-cell office:value-type="float" office:value="0.66448" calcext:value-type="float">
            <text:p>0.66448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670904116428004" calcext:value-type="float">
            <text:p>0.670904116428004</text:p>
          </table:table-cell>
          <table:table-cell/>
          <table:table-cell table:formula="of:=100*ABS(([.C943]-[.A943])/[.C943])" office:value-type="float" office:value="0.957531228487096" calcext:value-type="float">
            <text:p>0.957531228487096</text:p>
          </table:table-cell>
        </table:table-row>
        <table:table-row table:style-name="ro1">
          <table:table-cell office:value-type="float" office:value="0.66992" calcext:value-type="float">
            <text:p>0.66992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67594382340713" calcext:value-type="float">
            <text:p>0.67594382340713</text:p>
          </table:table-cell>
          <table:table-cell/>
          <table:table-cell table:formula="of:=100*ABS(([.C944]-[.A944])/[.C944])" office:value-type="float" office:value="0.891172194867775" calcext:value-type="float">
            <text:p>0.891172194867775</text:p>
          </table:table-cell>
        </table:table-row>
        <table:table-row table:style-name="ro1">
          <table:table-cell office:value-type="float" office:value="0.67536" calcext:value-type="float">
            <text:p>0.67536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680973543736913" calcext:value-type="float">
            <text:p>0.680973543736913</text:p>
          </table:table-cell>
          <table:table-cell/>
          <table:table-cell table:formula="of:=100*ABS(([.C945]-[.A945])/[.C945])" office:value-type="float" office:value="0.824340943718396" calcext:value-type="float">
            <text:p>0.824340943718396</text:p>
          </table:table-cell>
        </table:table-row>
        <table:table-row table:style-name="ro1">
          <table:table-cell office:value-type="float" office:value="0.6808" calcext:value-type="float">
            <text:p>0.6808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68600327641203" calcext:value-type="float">
            <text:p>0.68600327641203</text:p>
          </table:table-cell>
          <table:table-cell/>
          <table:table-cell table:formula="of:=100*ABS(([.C946]-[.A946])/[.C946])" office:value-type="float" office:value="0.758491481155099" calcext:value-type="float">
            <text:p>0.758491481155099</text:p>
          </table:table-cell>
        </table:table-row>
        <table:table-row table:style-name="ro1">
          <table:table-cell office:value-type="float" office:value="0.68623" calcext:value-type="float">
            <text:p>0.68623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691033021491918" calcext:value-type="float">
            <text:p>0.691033021491918</text:p>
          </table:table-cell>
          <table:table-cell/>
          <table:table-cell table:formula="of:=100*ABS(([.C947]-[.A947])/[.C947])" office:value-type="float" office:value="0.695049490044454" calcext:value-type="float">
            <text:p>0.695049490044454</text:p>
          </table:table-cell>
        </table:table-row>
        <table:table-row table:style-name="ro1">
          <table:table-cell office:value-type="float" office:value="0.69167" calcext:value-type="float">
            <text:p>0.69167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696062778707668" calcext:value-type="float">
            <text:p>0.696062778707668</text:p>
          </table:table-cell>
          <table:table-cell/>
          <table:table-cell table:formula="of:=100*ABS(([.C948]-[.A948])/[.C948])" office:value-type="float" office:value="0.631089442222976" calcext:value-type="float">
            <text:p>0.631089442222976</text:p>
          </table:table-cell>
        </table:table-row>
        <table:table-row table:style-name="ro1">
          <table:table-cell office:value-type="float" office:value="0.69711" calcext:value-type="float">
            <text:p>0.69711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701092548067686" calcext:value-type="float">
            <text:p>0.701092548067686</text:p>
          </table:table-cell>
          <table:table-cell/>
          <table:table-cell table:formula="of:=100*ABS(([.C949]-[.A949])/[.C949])" office:value-type="float" office:value="0.568048837298599" calcext:value-type="float">
            <text:p>0.568048837298599</text:p>
          </table:table-cell>
        </table:table-row>
        <table:table-row table:style-name="ro1">
          <table:table-cell office:value-type="float" office:value="0.70255" calcext:value-type="float">
            <text:p>0.70255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706122328766234" calcext:value-type="float">
            <text:p>0.706122328766234</text:p>
          </table:table-cell>
          <table:table-cell/>
          <table:table-cell table:formula="of:=100*ABS(([.C950]-[.A950])/[.C950])" office:value-type="float" office:value="0.505907917184277" calcext:value-type="float">
            <text:p>0.505907917184277</text:p>
          </table:table-cell>
        </table:table-row>
        <table:table-row table:style-name="ro1">
          <table:table-cell office:value-type="float" office:value="0.70798" calcext:value-type="float">
            <text:p>0.70798</text:p>
          </table:table-cell>
          <table:table-cell office:value-type="float" office:value="0.0949" calcext:value-type="float">
            <text:p>0.0949</text:p>
          </table:table-cell>
          <table:table-cell office:value-type="float" office:value="0.711152120839304" calcext:value-type="float">
            <text:p>0.711152120839304</text:p>
          </table:table-cell>
          <table:table-cell/>
          <table:table-cell table:formula="of:=100*ABS(([.C951]-[.A951])/[.C951])" office:value-type="float" office:value="0.44605376913734" calcext:value-type="float">
            <text:p>0.44605376913734</text:p>
          </table:table-cell>
        </table:table-row>
        <table:table-row table:style-name="ro1">
          <table:table-cell office:value-type="float" office:value="0.71342" calcext:value-type="float">
            <text:p>0.71342</text:p>
          </table:table-cell>
          <table:table-cell office:value-type="float" office:value="0.095" calcext:value-type="float">
            <text:p>0.095</text:p>
          </table:table-cell>
          <table:table-cell office:value-type="float" office:value="0.716181924047242" calcext:value-type="float">
            <text:p>0.716181924047242</text:p>
          </table:table-cell>
          <table:table-cell/>
          <table:table-cell table:formula="of:=100*ABS(([.C952]-[.A952])/[.C952])" office:value-type="float" office:value="0.385645595693658" calcext:value-type="float">
            <text:p>0.385645595693658</text:p>
          </table:table-cell>
        </table:table-row>
        <table:table-row table:style-name="ro1">
          <table:table-cell office:value-type="float" office:value="0.71886" calcext:value-type="float">
            <text:p>0.71886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721861833319653" calcext:value-type="float">
            <text:p>0.721861833319653</text:p>
          </table:table-cell>
          <table:table-cell/>
          <table:table-cell table:formula="of:=100*ABS(([.C953]-[.A953])/[.C953])" office:value-type="float" office:value="0.415845966789503" calcext:value-type="float">
            <text:p>0.415845966789503</text:p>
          </table:table-cell>
        </table:table-row>
        <table:table-row table:style-name="ro1">
          <table:table-cell office:value-type="float" office:value="0.7243" calcext:value-type="float">
            <text:p>0.7243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727541745523712" calcext:value-type="float">
            <text:p>0.727541745523712</text:p>
          </table:table-cell>
          <table:table-cell/>
          <table:table-cell table:formula="of:=100*ABS(([.C954]-[.A954])/[.C954])" office:value-type="float" office:value="0.445575191204802" calcext:value-type="float">
            <text:p>0.445575191204802</text:p>
          </table:table-cell>
        </table:table-row>
        <table:table-row table:style-name="ro1">
          <table:table-cell office:value-type="float" office:value="0.72973" calcext:value-type="float">
            <text:p>0.72973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733211660613939" calcext:value-type="float">
            <text:p>0.733211660613939</text:p>
          </table:table-cell>
          <table:table-cell/>
          <table:table-cell table:formula="of:=100*ABS(([.C955]-[.A955])/[.C955])" office:value-type="float" office:value="0.474850687865992" calcext:value-type="float">
            <text:p>0.474850687865992</text:p>
          </table:table-cell>
        </table:table-row>
        <table:table-row table:style-name="ro1">
          <table:table-cell office:value-type="float" office:value="0.73517" calcext:value-type="float">
            <text:p>0.73517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738891578477716" calcext:value-type="float">
            <text:p>0.738891578477716</text:p>
          </table:table-cell>
          <table:table-cell/>
          <table:table-cell table:formula="of:=100*ABS(([.C956]-[.A956])/[.C956])" office:value-type="float" office:value="0.503670441796466" calcext:value-type="float">
            <text:p>0.503670441796466</text:p>
          </table:table-cell>
        </table:table-row>
        <table:table-row table:style-name="ro1">
          <table:table-cell office:value-type="float" office:value="0.74061" calcext:value-type="float">
            <text:p>0.74061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744561499095145" calcext:value-type="float">
            <text:p>0.744561499095145</text:p>
          </table:table-cell>
          <table:table-cell/>
          <table:table-cell table:formula="of:=100*ABS(([.C957]-[.A957])/[.C957])" office:value-type="float" office:value="0.53071493757701" calcext:value-type="float">
            <text:p>0.53071493757701</text:p>
          </table:table-cell>
        </table:table-row>
        <table:table-row table:style-name="ro1">
          <table:table-cell office:value-type="float" office:value="0.74605" calcext:value-type="float">
            <text:p>0.74605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750241422362702" calcext:value-type="float">
            <text:p>0.750241422362702</text:p>
          </table:table-cell>
          <table:table-cell/>
          <table:table-cell table:formula="of:=100*ABS(([.C958]-[.A958])/[.C958])" office:value-type="float" office:value="0.558676479032844" calcext:value-type="float">
            <text:p>0.558676479032844</text:p>
          </table:table-cell>
        </table:table-row>
        <table:table-row table:style-name="ro1">
          <table:table-cell office:value-type="float" office:value="0.75149" calcext:value-type="float">
            <text:p>0.75149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755921348241528" calcext:value-type="float">
            <text:p>0.755921348241528</text:p>
          </table:table-cell>
          <table:table-cell/>
          <table:table-cell table:formula="of:=100*ABS(([.C959]-[.A959])/[.C959])" office:value-type="float" office:value="0.58621816301879" calcext:value-type="float">
            <text:p>0.58621816301879</text:p>
          </table:table-cell>
        </table:table-row>
        <table:table-row table:style-name="ro1">
          <table:table-cell office:value-type="float" office:value="0.75692" calcext:value-type="float">
            <text:p>0.75692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761591276689965" calcext:value-type="float">
            <text:p>0.761591276689965</text:p>
          </table:table-cell>
          <table:table-cell/>
          <table:table-cell table:formula="of:=100*ABS(([.C960]-[.A960])/[.C960])" office:value-type="float" office:value="0.613357431070748" calcext:value-type="float">
            <text:p>0.613357431070748</text:p>
          </table:table-cell>
        </table:table-row>
        <table:table-row table:style-name="ro1">
          <table:table-cell office:value-type="float" office:value="0.76236" calcext:value-type="float">
            <text:p>0.76236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767271207616766" calcext:value-type="float">
            <text:p>0.767271207616766</text:p>
          </table:table-cell>
          <table:table-cell/>
          <table:table-cell table:formula="of:=100*ABS(([.C961]-[.A961])/[.C961])" office:value-type="float" office:value="0.640087568517064" calcext:value-type="float">
            <text:p>0.640087568517064</text:p>
          </table:table-cell>
        </table:table-row>
        <table:table-row table:style-name="ro1">
          <table:table-cell office:value-type="float" office:value="0.7678" calcext:value-type="float">
            <text:p>0.7678</text:p>
          </table:table-cell>
          <table:table-cell office:value-type="float" office:value="0.096" calcext:value-type="float">
            <text:p>0.096</text:p>
          </table:table-cell>
          <table:table-cell office:value-type="float" office:value="0.772951140984739" calcext:value-type="float">
            <text:p>0.772951140984739</text:p>
          </table:table-cell>
          <table:table-cell/>
          <table:table-cell table:formula="of:=100*ABS(([.C962]-[.A962])/[.C962])" office:value-type="float" office:value="0.666425173805497" calcext:value-type="float">
            <text:p>0.666425173805497</text:p>
          </table:table-cell>
        </table:table-row>
        <table:table-row table:style-name="ro1">
          <table:table-cell office:value-type="float" office:value="0.77324" calcext:value-type="float">
            <text:p>0.77324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77862107675429" calcext:value-type="float">
            <text:p>0.77862107675429</text:p>
          </table:table-cell>
          <table:table-cell/>
          <table:table-cell table:formula="of:=100*ABS(([.C963]-[.A963])/[.C963])" office:value-type="float" office:value="0.69110340253326" calcext:value-type="float">
            <text:p>0.69110340253326</text:p>
          </table:table-cell>
        </table:table-row>
        <table:table-row table:style-name="ro1">
          <table:table-cell office:value-type="float" office:value="0.77867" calcext:value-type="float">
            <text:p>0.77867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784301014844996" calcext:value-type="float">
            <text:p>0.784301014844996</text:p>
          </table:table-cell>
          <table:table-cell/>
          <table:table-cell table:formula="of:=100*ABS(([.C964]-[.A964])/[.C964])" office:value-type="float" office:value="0.71796602814654" calcext:value-type="float">
            <text:p>0.71796602814654</text:p>
          </table:table-cell>
        </table:table-row>
        <table:table-row table:style-name="ro1">
          <table:table-cell office:value-type="float" office:value="0.78411" calcext:value-type="float">
            <text:p>0.78411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789970955233324" calcext:value-type="float">
            <text:p>0.789970955233324</text:p>
          </table:table-cell>
          <table:table-cell/>
          <table:table-cell table:formula="of:=100*ABS(([.C965]-[.A965])/[.C965])" office:value-type="float" office:value="0.741920344602122" calcext:value-type="float">
            <text:p>0.741920344602122</text:p>
          </table:table-cell>
        </table:table-row>
        <table:table-row table:style-name="ro1">
          <table:table-cell office:value-type="float" office:value="0.78955" calcext:value-type="float">
            <text:p>0.78955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795650897845336" calcext:value-type="float">
            <text:p>0.795650897845336</text:p>
          </table:table-cell>
          <table:table-cell/>
          <table:table-cell table:formula="of:=100*ABS(([.C966]-[.A966])/[.C966])" office:value-type="float" office:value="0.766780740379726" calcext:value-type="float">
            <text:p>0.766780740379726</text:p>
          </table:table-cell>
        </table:table-row>
        <table:table-row table:style-name="ro1">
          <table:table-cell office:value-type="float" office:value="0.79499" calcext:value-type="float">
            <text:p>0.79499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801330842646413" calcext:value-type="float">
            <text:p>0.801330842646413</text:p>
          </table:table-cell>
          <table:table-cell/>
          <table:table-cell table:formula="of:=100*ABS(([.C967]-[.A967])/[.C967])" office:value-type="float" office:value="0.791288979402315" calcext:value-type="float">
            <text:p>0.791288979402315</text:p>
          </table:table-cell>
        </table:table-row>
        <table:table-row table:style-name="ro1">
          <table:table-cell office:value-type="float" office:value="0.80042" calcext:value-type="float">
            <text:p>0.80042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807000789600116" calcext:value-type="float">
            <text:p>0.807000789600116</text:p>
          </table:table-cell>
          <table:table-cell/>
          <table:table-cell table:formula="of:=100*ABS(([.C968]-[.A968])/[.C968])" office:value-type="float" office:value="0.815462597425284" calcext:value-type="float">
            <text:p>0.815462597425284</text:p>
          </table:table-cell>
        </table:table-row>
        <table:table-row table:style-name="ro1">
          <table:table-cell office:value-type="float" office:value="0.80586" calcext:value-type="float">
            <text:p>0.80586</text:p>
          </table:table-cell>
          <table:table-cell office:value-type="float" office:value="0.0967" calcext:value-type="float">
            <text:p>0.0967</text:p>
          </table:table-cell>
          <table:table-cell office:value-type="float" office:value="0.812680738641251" calcext:value-type="float">
            <text:p>0.812680738641251</text:p>
          </table:table-cell>
          <table:table-cell/>
          <table:table-cell table:formula="of:=100*ABS(([.C969]-[.A969])/[.C969])" office:value-type="float" office:value="0.839288827326602" calcext:value-type="float">
            <text:p>0.839288827326602</text:p>
          </table:table-cell>
        </table:table-row>
        <table:table-row table:style-name="ro1">
          <table:table-cell office:value-type="float" office:value="0.8113" calcext:value-type="float">
            <text:p>0.8113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818360689736653" calcext:value-type="float">
            <text:p>0.818360689736653</text:p>
          </table:table-cell>
          <table:table-cell/>
          <table:table-cell table:formula="of:=100*ABS(([.C970]-[.A970])/[.C970])" office:value-type="float" office:value="0.862784567392267" calcext:value-type="float">
            <text:p>0.862784567392267</text:p>
          </table:table-cell>
        </table:table-row>
        <table:table-row table:style-name="ro1">
          <table:table-cell office:value-type="float" office:value="0.81674" calcext:value-type="float">
            <text:p>0.81674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824030642851642" calcext:value-type="float">
            <text:p>0.824030642851642</text:p>
          </table:table-cell>
          <table:table-cell/>
          <table:table-cell table:formula="of:=100*ABS(([.C971]-[.A971])/[.C971])" office:value-type="float" office:value="0.8847538516786" calcext:value-type="float">
            <text:p>0.8847538516786</text:p>
          </table:table-cell>
        </table:table-row>
        <table:table-row table:style-name="ro1">
          <table:table-cell office:value-type="float" office:value="0.82217" calcext:value-type="float">
            <text:p>0.82217</text:p>
          </table:table-cell>
          <table:table-cell office:value-type="float" office:value="0.097" calcext:value-type="float">
            <text:p>0.097</text:p>
          </table:table-cell>
          <table:table-cell office:value-type="float" office:value="0.8297105979167" calcext:value-type="float">
            <text:p>0.8297105979167</text:p>
          </table:table-cell>
          <table:table-cell/>
          <table:table-cell table:formula="of:=100*ABS(([.C972]-[.A972])/[.C972])" office:value-type="float" office:value="0.908822658844392" calcext:value-type="float">
            <text:p>0.908822658844392</text:p>
          </table:table-cell>
        </table:table-row>
        <table:table-row table:style-name="ro1">
          <table:table-cell office:value-type="float" office:value="0.82761" calcext:value-type="float">
            <text:p>0.82761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835390554913027" calcext:value-type="float">
            <text:p>0.835390554913027</text:p>
          </table:table-cell>
          <table:table-cell/>
          <table:table-cell table:formula="of:=100*ABS(([.C973]-[.A973])/[.C973])" office:value-type="float" office:value="0.931367354738238" calcext:value-type="float">
            <text:p>0.931367354738238</text:p>
          </table:table-cell>
        </table:table-row>
        <table:table-row table:style-name="ro1">
          <table:table-cell office:value-type="float" office:value="0.83305" calcext:value-type="float">
            <text:p>0.83305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841060513818657" calcext:value-type="float">
            <text:p>0.841060513818657</text:p>
          </table:table-cell>
          <table:table-cell/>
          <table:table-cell table:formula="of:=100*ABS(([.C974]-[.A974])/[.C974])" office:value-type="float" office:value="0.952430138740737" calcext:value-type="float">
            <text:p>0.952430138740737</text:p>
          </table:table-cell>
        </table:table-row>
        <table:table-row table:style-name="ro1">
          <table:table-cell office:value-type="float" office:value="0.83849" calcext:value-type="float">
            <text:p>0.83849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846740474570804" calcext:value-type="float">
            <text:p>0.846740474570804</text:p>
          </table:table-cell>
          <table:table-cell/>
          <table:table-cell table:formula="of:=100*ABS(([.C975]-[.A975])/[.C975])" office:value-type="float" office:value="0.974380559165568" calcext:value-type="float">
            <text:p>0.974380559165568</text:p>
          </table:table-cell>
        </table:table-row>
        <table:table-row table:style-name="ro1">
          <table:table-cell office:value-type="float" office:value="0.8441" calcext:value-type="float">
            <text:p>0.8441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852420437139067" calcext:value-type="float">
            <text:p>0.852420437139067</text:p>
          </table:table-cell>
          <table:table-cell/>
          <table:table-cell table:formula="of:=100*ABS(([.C976]-[.A976])/[.C976])" office:value-type="float" office:value="0.976095454373736" calcext:value-type="float">
            <text:p>0.976095454373736</text:p>
          </table:table-cell>
        </table:table-row>
        <table:table-row table:style-name="ro1">
          <table:table-cell office:value-type="float" office:value="0.8501" calcext:value-type="float">
            <text:p>0.8501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858090401482388" calcext:value-type="float">
            <text:p>0.858090401482388</text:p>
          </table:table-cell>
          <table:table-cell/>
          <table:table-cell table:formula="of:=100*ABS(([.C977]-[.A977])/[.C977])" office:value-type="float" office:value="0.93118411167212" calcext:value-type="float">
            <text:p>0.93118411167212</text:p>
          </table:table-cell>
        </table:table-row>
        <table:table-row table:style-name="ro1">
          <table:table-cell office:value-type="float" office:value="0.85609" calcext:value-type="float">
            <text:p>0.85609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863770367575664" calcext:value-type="float">
            <text:p>0.863770367575664</text:p>
          </table:table-cell>
          <table:table-cell/>
          <table:table-cell table:formula="of:=100*ABS(([.C978]-[.A978])/[.C978])" office:value-type="float" office:value="0.889167753834854" calcext:value-type="float">
            <text:p>0.889167753834854</text:p>
          </table:table-cell>
        </table:table-row>
        <table:table-row table:style-name="ro1">
          <table:table-cell office:value-type="float" office:value="0.86209" calcext:value-type="float">
            <text:p>0.86209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869440335383555" calcext:value-type="float">
            <text:p>0.869440335383555</text:p>
          </table:table-cell>
          <table:table-cell/>
          <table:table-cell table:formula="of:=100*ABS(([.C979]-[.A979])/[.C979])" office:value-type="float" office:value="0.845409982079162" calcext:value-type="float">
            <text:p>0.845409982079162</text:p>
          </table:table-cell>
        </table:table-row>
        <table:table-row table:style-name="ro1">
          <table:table-cell office:value-type="float" office:value="0.86809" calcext:value-type="float">
            <text:p>0.86809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875120304856316" calcext:value-type="float">
            <text:p>0.875120304856316</text:p>
          </table:table-cell>
          <table:table-cell/>
          <table:table-cell table:formula="of:=100*ABS(([.C980]-[.A980])/[.C980])" office:value-type="float" office:value="0.803352958136465" calcext:value-type="float">
            <text:p>0.803352958136465</text:p>
          </table:table-cell>
        </table:table-row>
        <table:table-row table:style-name="ro1">
          <table:table-cell office:value-type="float" office:value="0.87408" calcext:value-type="float">
            <text:p>0.87408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880800275982874" calcext:value-type="float">
            <text:p>0.880800275982874</text:p>
          </table:table-cell>
          <table:table-cell/>
          <table:table-cell table:formula="of:=100*ABS(([.C981]-[.A981])/[.C981])" office:value-type="float" office:value="0.762973873432921" calcext:value-type="float">
            <text:p>0.762973873432921</text:p>
          </table:table-cell>
        </table:table-row>
        <table:table-row table:style-name="ro1">
          <table:table-cell office:value-type="float" office:value="0.88008" calcext:value-type="float">
            <text:p>0.880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886470248725632" calcext:value-type="float">
            <text:p>0.886470248725632</text:p>
          </table:table-cell>
          <table:table-cell/>
          <table:table-cell table:formula="of:=100*ABS(([.C982]-[.A982])/[.C982])" office:value-type="float" office:value="0.72086443226023" calcext:value-type="float">
            <text:p>0.72086443226023</text:p>
          </table:table-cell>
        </table:table-row>
        <table:table-row table:style-name="ro1">
          <table:table-cell office:value-type="float" office:value="0.88607" calcext:value-type="float">
            <text:p>0.88607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892150223047856" calcext:value-type="float">
            <text:p>0.892150223047856</text:p>
          </table:table-cell>
          <table:table-cell/>
          <table:table-cell table:formula="of:=100*ABS(([.C983]-[.A983])/[.C983])" office:value-type="float" office:value="0.681524578572023" calcext:value-type="float">
            <text:p>0.681524578572023</text:p>
          </table:table-cell>
        </table:table-row>
        <table:table-row table:style-name="ro1">
          <table:table-cell office:value-type="float" office:value="0.89207" calcext:value-type="float">
            <text:p>0.89207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897830198915988" calcext:value-type="float">
            <text:p>0.897830198915988</text:p>
          </table:table-cell>
          <table:table-cell/>
          <table:table-cell table:formula="of:=100*ABS(([.C984]-[.A984])/[.C984])" office:value-type="float" office:value="0.641568853770187" calcext:value-type="float">
            <text:p>0.641568853770187</text:p>
          </table:table-cell>
        </table:table-row>
        <table:table-row table:style-name="ro1">
          <table:table-cell office:value-type="float" office:value="0.89807" calcext:value-type="float">
            <text:p>0.89807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90350017631642" calcext:value-type="float">
            <text:p>0.90350017631642</text:p>
          </table:table-cell>
          <table:table-cell/>
          <table:table-cell table:formula="of:=100*ABS(([.C985]-[.A985])/[.C985])" office:value-type="float" office:value="0.601015523711247" calcext:value-type="float">
            <text:p>0.601015523711247</text:p>
          </table:table-cell>
        </table:table-row>
        <table:table-row table:style-name="ro1">
          <table:table-cell office:value-type="float" office:value="0.90406" calcext:value-type="float">
            <text:p>0.90406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909180155209386" calcext:value-type="float">
            <text:p>0.909180155209386</text:p>
          </table:table-cell>
          <table:table-cell/>
          <table:table-cell table:formula="of:=100*ABS(([.C986]-[.A986])/[.C986])" office:value-type="float" office:value="0.563161787028491" calcext:value-type="float">
            <text:p>0.563161787028491</text:p>
          </table:table-cell>
        </table:table-row>
        <table:table-row table:style-name="ro1">
          <table:table-cell office:value-type="float" office:value="0.91006" calcext:value-type="float">
            <text:p>0.91006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914850135565297" calcext:value-type="float">
            <text:p>0.914850135565297</text:p>
          </table:table-cell>
          <table:table-cell/>
          <table:table-cell table:formula="of:=100*ABS(([.C987]-[.A987])/[.C987])" office:value-type="float" office:value="0.523597841775128" calcext:value-type="float">
            <text:p>0.523597841775128</text:p>
          </table:table-cell>
        </table:table-row>
        <table:table-row table:style-name="ro1">
          <table:table-cell office:value-type="float" office:value="0.91605" calcext:value-type="float">
            <text:p>0.91605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920530117365111" calcext:value-type="float">
            <text:p>0.920530117365111</text:p>
          </table:table-cell>
          <table:table-cell/>
          <table:table-cell table:formula="of:=100*ABS(([.C988]-[.A988])/[.C988])" office:value-type="float" office:value="0.486688841635615" calcext:value-type="float">
            <text:p>0.486688841635615</text:p>
          </table:table-cell>
        </table:table-row>
        <table:table-row table:style-name="ro1">
          <table:table-cell office:value-type="float" office:value="0.92205" calcext:value-type="float">
            <text:p>0.92205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926210100578206" calcext:value-type="float">
            <text:p>0.926210100578206</text:p>
          </table:table-cell>
          <table:table-cell/>
          <table:table-cell table:formula="of:=100*ABS(([.C989]-[.A989])/[.C989])" office:value-type="float" office:value="0.449153013512642" calcext:value-type="float">
            <text:p>0.449153013512642</text:p>
          </table:table-cell>
        </table:table-row>
        <table:table-row table:style-name="ro1">
          <table:table-cell office:value-type="float" office:value="0.92805" calcext:value-type="float">
            <text:p>0.9280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931880085175376" calcext:value-type="float">
            <text:p>0.931880085175376</text:p>
          </table:table-cell>
          <table:table-cell/>
          <table:table-cell table:formula="of:=100*ABS(([.C990]-[.A990])/[.C990])" office:value-type="float" office:value="0.411006226692205" calcext:value-type="float">
            <text:p>0.411006226692205</text:p>
          </table:table-cell>
        </table:table-row>
        <table:table-row table:style-name="ro1">
          <table:table-cell office:value-type="float" office:value="0.93404" calcext:value-type="float">
            <text:p>0.93404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937560071138353" calcext:value-type="float">
            <text:p>0.937560071138353</text:p>
          </table:table-cell>
          <table:table-cell/>
          <table:table-cell table:formula="of:=100*ABS(([.C991]-[.A991])/[.C991])" office:value-type="float" office:value="0.375450197455473" calcext:value-type="float">
            <text:p>0.375450197455473</text:p>
          </table:table-cell>
        </table:table-row>
        <table:table-row table:style-name="ro1">
          <table:table-cell office:value-type="float" office:value="0.94004" calcext:value-type="float">
            <text:p>0.940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943240058438954" calcext:value-type="float">
            <text:p>0.943240058438954</text:p>
          </table:table-cell>
          <table:table-cell/>
          <table:table-cell table:formula="of:=100*ABS(([.C992]-[.A992])/[.C992])" office:value-type="float" office:value="0.339262355359442" calcext:value-type="float">
            <text:p>0.339262355359442</text:p>
          </table:table-cell>
        </table:table-row>
        <table:table-row table:style-name="ro1">
          <table:table-cell office:value-type="float" office:value="0.94604" calcext:value-type="float">
            <text:p>0.94604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948910047053655" calcext:value-type="float">
            <text:p>0.948910047053655</text:p>
          </table:table-cell>
          <table:table-cell/>
          <table:table-cell table:formula="of:=100*ABS(([.C993]-[.A993])/[.C993])" office:value-type="float" office:value="0.302457231069057" calcext:value-type="float">
            <text:p>0.302457231069057</text:p>
          </table:table-cell>
        </table:table-row>
        <table:table-row table:style-name="ro1">
          <table:table-cell office:value-type="float" office:value="0.95203" calcext:value-type="float">
            <text:p>0.95203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954590036955124" calcext:value-type="float">
            <text:p>0.954590036955124</text:p>
          </table:table-cell>
          <table:table-cell/>
          <table:table-cell table:formula="of:=100*ABS(([.C994]-[.A994])/[.C994])" office:value-type="float" office:value="0.2681818221453" calcext:value-type="float">
            <text:p>0.2681818221453</text:p>
          </table:table-cell>
        </table:table-row>
        <table:table-row table:style-name="ro1">
          <table:table-cell office:value-type="float" office:value="0.95803" calcext:value-type="float">
            <text:p>0.95803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960270028127014" calcext:value-type="float">
            <text:p>0.960270028127014</text:p>
          </table:table-cell>
          <table:table-cell/>
          <table:table-cell table:formula="of:=100*ABS(([.C995]-[.A995])/[.C995])" office:value-type="float" office:value="0.233270649025992" calcext:value-type="float">
            <text:p>0.233270649025992</text:p>
          </table:table-cell>
        </table:table-row>
        <table:table-row table:style-name="ro1">
          <table:table-cell office:value-type="float" office:value="0.96402" calcext:value-type="float">
            <text:p>0.96402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965940020544034" calcext:value-type="float">
            <text:p>0.965940020544034</text:p>
          </table:table-cell>
          <table:table-cell/>
          <table:table-cell table:formula="of:=100*ABS(([.C996]-[.A996])/[.C996])" office:value-type="float" office:value="0.198772232560822" calcext:value-type="float">
            <text:p>0.198772232560822</text:p>
          </table:table-cell>
        </table:table-row>
        <table:table-row table:style-name="ro1">
          <table:table-cell office:value-type="float" office:value="0.97002" calcext:value-type="float">
            <text:p>0.97002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971620014182149" calcext:value-type="float">
            <text:p>0.971620014182149</text:p>
          </table:table-cell>
          <table:table-cell/>
          <table:table-cell table:formula="of:=100*ABS(([.C997]-[.A997])/[.C997])" office:value-type="float" office:value="0.164674889236013" calcext:value-type="float">
            <text:p>0.164674889236013</text:p>
          </table:table-cell>
        </table:table-row>
        <table:table-row table:style-name="ro1">
          <table:table-cell office:value-type="float" office:value="0.97602" calcext:value-type="float">
            <text:p>0.97602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977290009024187" calcext:value-type="float">
            <text:p>0.977290009024187</text:p>
          </table:table-cell>
          <table:table-cell/>
          <table:table-cell table:formula="of:=100*ABS(([.C998]-[.A998])/[.C998])" office:value-type="float" office:value="0.129952113749262" calcext:value-type="float">
            <text:p>0.129952113749262</text:p>
          </table:table-cell>
        </table:table-row>
        <table:table-row table:style-name="ro1">
          <table:table-cell office:value-type="float" office:value="0.98201" calcext:value-type="float">
            <text:p>0.98201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982970005046824" calcext:value-type="float">
            <text:p>0.982970005046824</text:p>
          </table:table-cell>
          <table:table-cell/>
          <table:table-cell table:formula="of:=100*ABS(([.C999]-[.A999])/[.C999])" office:value-type="float" office:value="0.0976637172950574" calcext:value-type="float">
            <text:p>0.0976637172950574</text:p>
          </table:table-cell>
        </table:table-row>
        <table:table-row table:style-name="ro1">
          <table:table-cell office:value-type="float" office:value="0.98801" calcext:value-type="float">
            <text:p>0.98801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988650002230258" calcext:value-type="float">
            <text:p>0.988650002230258</text:p>
          </table:table-cell>
          <table:table-cell/>
          <table:table-cell table:formula="of:=100*ABS(([.C1000]-[.A1000])/[.C1000])" office:value-type="float" office:value="0.0647349647311514" calcext:value-type="float">
            <text:p>0.0647349647311514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994320000554368" calcext:value-type="float">
            <text:p>0.994320000554368</text:p>
          </table:table-cell>
          <table:table-cell/>
          <table:table-cell table:formula="of:=100*ABS(([.C1001]-[.A1001])/[.C1001])" office:value-type="float" office:value="0.0321828540298913" calcext:value-type="float">
            <text:p>0.0321828540298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formula="of:=100*ABS(([.C1002]-[.A1002])/[.C100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8T09:30:37.367096416</dc:date>
    <meta:editing-duration>PT14M3S</meta:editing-duration>
    <meta:editing-cycles>2</meta:editing-cycles>
    <meta:generator>LibreOffice/24.2.7.2$Linux_X86_64 LibreOffice_project/420$Build-2</meta:generator>
    <meta:document-statistic meta:table-count="2" meta:cell-count="100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24cm" svg:y="3.952cm" style:legend-expansion="high" chart:style-name="ch2"/>
        <chart:plot-area chart:style-name="ch3" table:cell-range-address="Hoja2.A2:Hoja2.C1002 Hoja2.A1:Hoja2.A1 Hoja2.C1:Hoja2.C1" chart:data-source-has-labels="both" svg:x="0.32cm" svg:y="0.18cm" svg:width="12.984cm" svg:height="8.64cm">
          <chart:coordinate-region svg:x="1.18cm" svg:y="0.38cm" svg:width="12.124cm" svg:height="7.18cm"/>
          <chart:axis chart:dimension="x" chart:name="primary-x" chart:style-name="ch4" chartooo:axis-type="auto">
            <chartooo:date-scale/>
            <chart:categories table:cell-range-address="Hoja2.B2:Hoja2.B10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2.A2:Hoja2.A1002" chart:label-cell-address="Hoja2.A1:Hoja2.A1" chart:class="chart:line">
            <chart:data-point chart:repeated="1001"/>
          </chart:series>
          <chart:series chart:style-name="ch7" chart:values-cell-range-address="Hoja2.C2:Hoja2.C1002" chart:label-cell-address="Hoja2.C1:Hoja2.C1" chart:class="chart:line"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MAG</text:p>
                <draw:g>
                  <svg:desc>Hoja2.A1:Hoja2.A1</svg:desc>
                </draw:g>
              </table:table-cell>
              <table:table-cell office:value-type="string">
                <text:p>OF</text:p>
                <draw:g>
                  <svg:desc>Hoja2.C1:Hoja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2.B2:Hoja2.B1002</svg:desc>
                </draw:g>
              </table:table-cell>
              <table:table-cell office:value-type="float" office:value="0">
                <text:p>0</text:p>
                <draw:g>
                  <svg:desc>Hoja2.A2:Hoja2.A1002</svg:desc>
                </draw:g>
              </table:table-cell>
              <table:table-cell office:value-type="float" office:value="0">
                <text:p>0</text:p>
                <draw:g>
                  <svg:desc>Hoja2.C2:Hoja2.C1002</svg:desc>
                </draw:g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0071435">
                <text:p>0.00071435</text:p>
              </table:table-cell>
              <table:table-cell office:value-type="float" office:value="0.000637740729794671">
                <text:p>0.000637740729794671</text:p>
              </table:table-cell>
            </table:table-row>
            <table:table-row>
              <table:table-cell office:value-type="float" office:value="0.0002">
                <text:p>0.0002</text:p>
              </table:table-cell>
              <table:table-cell office:value-type="float" office:value="0.0014287">
                <text:p>0.0014287</text:p>
              </table:table-cell>
              <table:table-cell office:value-type="float" office:value="0.00127550145956646">
                <text:p>0.00127550145956646</text:p>
              </table:table-cell>
            </table:table-row>
            <table:table-row>
              <table:table-cell office:value-type="float" office:value="0.0003">
                <text:p>0.0003</text:p>
              </table:table-cell>
              <table:table-cell office:value-type="float" office:value="0.002143">
                <text:p>0.002143</text:p>
              </table:table-cell>
              <table:table-cell office:value-type="float" office:value="0.0019132021894069">
                <text:p>0.0019132021894069</text:p>
              </table:table-cell>
            </table:table-row>
            <table:table-row>
              <table:table-cell office:value-type="float" office:value="0.0004">
                <text:p>0.0004</text:p>
              </table:table-cell>
              <table:table-cell office:value-type="float" office:value="0.0028574">
                <text:p>0.0028574</text:p>
              </table:table-cell>
              <table:table-cell office:value-type="float" office:value="0.00255100291913291">
                <text:p>0.00255100291913291</text:p>
              </table:table-cell>
            </table:table-row>
            <table:table-row>
              <table:table-cell office:value-type="float" office:value="0.0005">
                <text:p>0.0005</text:p>
              </table:table-cell>
              <table:table-cell office:value-type="float" office:value="0.0035717">
                <text:p>0.0035717</text:p>
              </table:table-cell>
              <table:table-cell office:value-type="float" office:value="0.00318870364897336">
                <text:p>0.00318870364897336</text:p>
              </table:table-cell>
            </table:table-row>
            <table:table-row>
              <table:table-cell office:value-type="float" office:value="0.0006">
                <text:p>0.0006</text:p>
              </table:table-cell>
              <table:table-cell office:value-type="float" office:value="0.0042861">
                <text:p>0.0042861</text:p>
              </table:table-cell>
              <table:table-cell office:value-type="float" office:value="0.0038264043788138">
                <text:p>0.0038264043788138</text:p>
              </table:table-cell>
            </table:table-row>
            <table:table-row>
              <table:table-cell office:value-type="float" office:value="0.0007">
                <text:p>0.0007</text:p>
              </table:table-cell>
              <table:table-cell office:value-type="float" office:value="0.0050004">
                <text:p>0.0050004</text:p>
              </table:table-cell>
              <table:table-cell office:value-type="float" office:value="0.00446420510853981">
                <text:p>0.00446420510853981</text:p>
              </table:table-cell>
            </table:table-row>
            <table:table-row>
              <table:table-cell office:value-type="float" office:value="0.0008">
                <text:p>0.0008</text:p>
              </table:table-cell>
              <table:table-cell office:value-type="float" office:value="0.0057148">
                <text:p>0.0057148</text:p>
              </table:table-cell>
              <table:table-cell office:value-type="float" office:value="0.00510190583838026">
                <text:p>0.00510190583838026</text:p>
              </table:table-cell>
            </table:table-row>
            <table:table-row>
              <table:table-cell office:value-type="float" office:value="0.0009">
                <text:p>0.0009</text:p>
              </table:table-cell>
              <table:table-cell office:value-type="float" office:value="0.0064291">
                <text:p>0.0064291</text:p>
              </table:table-cell>
              <table:table-cell office:value-type="float" office:value="0.0057396065682207">
                <text:p>0.0057396065682207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0071435">
                <text:p>0.0071435</text:p>
              </table:table-cell>
              <table:table-cell office:value-type="float" office:value="0.00637740729794671">
                <text:p>0.00637740729794671</text:p>
              </table:table-cell>
            </table:table-row>
            <table:table-row>
              <table:table-cell office:value-type="float" office:value="0.0011">
                <text:p>0.0011</text:p>
              </table:table-cell>
              <table:table-cell office:value-type="float" office:value="0.0078578">
                <text:p>0.0078578</text:p>
              </table:table-cell>
              <table:table-cell office:value-type="float" office:value="0.00701510802808973">
                <text:p>0.00701510802808973</text:p>
              </table:table-cell>
            </table:table-row>
            <table:table-row>
              <table:table-cell office:value-type="float" office:value="0.0012">
                <text:p>0.0012</text:p>
              </table:table-cell>
              <table:table-cell office:value-type="float" office:value="0.0085722">
                <text:p>0.0085722</text:p>
              </table:table-cell>
              <table:table-cell office:value-type="float" office:value="0.00765290875811832">
                <text:p>0.00765290875811832</text:p>
              </table:table-cell>
            </table:table-row>
            <table:table-row>
              <table:table-cell office:value-type="float" office:value="0.0013">
                <text:p>0.0013</text:p>
              </table:table-cell>
              <table:table-cell office:value-type="float" office:value="0.0092865">
                <text:p>0.0092865</text:p>
              </table:table-cell>
              <table:table-cell office:value-type="float" office:value="0.00829060948674849">
                <text:p>0.00829060948674849</text:p>
              </table:table-cell>
            </table:table-row>
            <table:table-row>
              <table:table-cell office:value-type="float" office:value="0.0014">
                <text:p>0.0014</text:p>
              </table:table-cell>
              <table:table-cell office:value-type="float" office:value="0.010001">
                <text:p>0.010001</text:p>
              </table:table-cell>
              <table:table-cell office:value-type="float" office:value="0.00892831021689149">
                <text:p>0.00892831021689149</text:p>
              </table:table-cell>
            </table:table-row>
            <table:table-row>
              <table:table-cell office:value-type="float" office:value="0.0015">
                <text:p>0.0015</text:p>
              </table:table-cell>
              <table:table-cell office:value-type="float" office:value="0.010715">
                <text:p>0.010715</text:p>
              </table:table-cell>
              <table:table-cell office:value-type="float" office:value="0.00956611094692007">
                <text:p>0.00956611094692007</text:p>
              </table:table-cell>
            </table:table-row>
            <table:table-row>
              <table:table-cell office:value-type="float" office:value="0.0016">
                <text:p>0.0016</text:p>
              </table:table-cell>
              <table:table-cell office:value-type="float" office:value="0.01143">
                <text:p>0.01143</text:p>
              </table:table-cell>
              <table:table-cell office:value-type="float" office:value="0.0102040116768342">
                <text:p>0.0102040116768342</text:p>
              </table:table-cell>
            </table:table-row>
            <table:table-row>
              <table:table-cell office:value-type="float" office:value="0.0017">
                <text:p>0.0017</text:p>
              </table:table-cell>
              <table:table-cell office:value-type="float" office:value="0.012144">
                <text:p>0.012144</text:p>
              </table:table-cell>
              <table:table-cell office:value-type="float" office:value="0.0108420124066339">
                <text:p>0.0108420124066339</text:p>
              </table:table-cell>
            </table:table-row>
            <table:table-row>
              <table:table-cell office:value-type="float" office:value="0.0018">
                <text:p>0.0018</text:p>
              </table:table-cell>
              <table:table-cell office:value-type="float" office:value="0.012858">
                <text:p>0.012858</text:p>
              </table:table-cell>
              <table:table-cell office:value-type="float" office:value="0.0114790131360651">
                <text:p>0.0114790131360651</text:p>
              </table:table-cell>
            </table:table-row>
            <table:table-row>
              <table:table-cell office:value-type="float" office:value="0.0019">
                <text:p>0.0019</text:p>
              </table:table-cell>
              <table:table-cell office:value-type="float" office:value="0.013573">
                <text:p>0.013573</text:p>
              </table:table-cell>
              <table:table-cell office:value-type="float" office:value="0.0121170138658648">
                <text:p>0.0121170138658648</text:p>
              </table:table-cell>
            </table:table-row>
            <table:table-row>
              <table:table-cell office:value-type="float" office:value="0.002">
                <text:p>0.002</text:p>
              </table:table-cell>
              <table:table-cell office:value-type="float" office:value="0.014287">
                <text:p>0.014287</text:p>
              </table:table-cell>
              <table:table-cell office:value-type="float" office:value="0.0127550145956646">
                <text:p>0.0127550145956646</text:p>
              </table:table-cell>
            </table:table-row>
            <table:table-row>
              <table:table-cell office:value-type="float" office:value="0.0021">
                <text:p>0.0021</text:p>
              </table:table-cell>
              <table:table-cell office:value-type="float" office:value="0.015001">
                <text:p>0.015001</text:p>
              </table:table-cell>
              <table:table-cell office:value-type="float" office:value="0.0133920153266087">
                <text:p>0.0133920153266087</text:p>
              </table:table-cell>
            </table:table-row>
            <table:table-row>
              <table:table-cell office:value-type="float" office:value="0.0022">
                <text:p>0.0022</text:p>
              </table:table-cell>
              <table:table-cell office:value-type="float" office:value="0.015716">
                <text:p>0.015716</text:p>
              </table:table-cell>
              <table:table-cell office:value-type="float" office:value="0.0140300160548955">
                <text:p>0.0140300160548955</text:p>
              </table:table-cell>
            </table:table-row>
            <table:table-row>
              <table:table-cell office:value-type="float" office:value="0.0023">
                <text:p>0.0023</text:p>
              </table:table-cell>
              <table:table-cell office:value-type="float" office:value="0.01643">
                <text:p>0.01643</text:p>
              </table:table-cell>
              <table:table-cell office:value-type="float" office:value="0.0146680167846952">
                <text:p>0.0146680167846952</text:p>
              </table:table-cell>
            </table:table-row>
            <table:table-row>
              <table:table-cell office:value-type="float" office:value="0.0024">
                <text:p>0.0024</text:p>
              </table:table-cell>
              <table:table-cell office:value-type="float" office:value="0.017144">
                <text:p>0.017144</text:p>
              </table:table-cell>
              <table:table-cell office:value-type="float" office:value="0.0153060175144949">
                <text:p>0.0153060175144949</text:p>
              </table:table-cell>
            </table:table-row>
            <table:table-row>
              <table:table-cell office:value-type="float" office:value="0.0025">
                <text:p>0.0025</text:p>
              </table:table-cell>
              <table:table-cell office:value-type="float" office:value="0.017859">
                <text:p>0.017859</text:p>
              </table:table-cell>
              <table:table-cell office:value-type="float" office:value="0.015943018245439">
                <text:p>0.015943018245439</text:p>
              </table:table-cell>
            </table:table-row>
            <table:table-row>
              <table:table-cell office:value-type="float" office:value="0.0026">
                <text:p>0.0026</text:p>
              </table:table-cell>
              <table:table-cell office:value-type="float" office:value="0.018573">
                <text:p>0.018573</text:p>
              </table:table-cell>
              <table:table-cell office:value-type="float" office:value="0.0165810189752387">
                <text:p>0.0165810189752387</text:p>
              </table:table-cell>
            </table:table-row>
            <table:table-row>
              <table:table-cell office:value-type="float" office:value="0.0027">
                <text:p>0.0027</text:p>
              </table:table-cell>
              <table:table-cell office:value-type="float" office:value="0.019186">
                <text:p>0.019186</text:p>
              </table:table-cell>
              <table:table-cell office:value-type="float" office:value="0.0172190197035256">
                <text:p>0.0172190197035256</text:p>
              </table:table-cell>
            </table:table-row>
            <table:table-row>
              <table:table-cell office:value-type="float" office:value="0.0028">
                <text:p>0.0028</text:p>
              </table:table-cell>
              <table:table-cell office:value-type="float" office:value="0.019753">
                <text:p>0.019753</text:p>
              </table:table-cell>
              <table:table-cell office:value-type="float" office:value="0.0178570204333253">
                <text:p>0.0178570204333253</text:p>
              </table:table-cell>
            </table:table-row>
            <table:table-row>
              <table:table-cell office:value-type="float" office:value="0.0029">
                <text:p>0.0029</text:p>
              </table:table-cell>
              <table:table-cell office:value-type="float" office:value="0.02032">
                <text:p>0.02032</text:p>
              </table:table-cell>
              <table:table-cell office:value-type="float" office:value="0.0184940211642693">
                <text:p>0.0184940211642693</text:p>
              </table:table-cell>
            </table:table-row>
            <table:table-row>
              <table:table-cell office:value-type="float" office:value="0.003">
                <text:p>0.003</text:p>
              </table:table-cell>
              <table:table-cell office:value-type="float" office:value="0.020886">
                <text:p>0.020886</text:p>
              </table:table-cell>
              <table:table-cell office:value-type="float" office:value="0.019132021894069">
                <text:p>0.019132021894069</text:p>
              </table:table-cell>
            </table:table-row>
            <table:table-row>
              <table:table-cell office:value-type="float" office:value="0.0031">
                <text:p>0.0031</text:p>
              </table:table-cell>
              <table:table-cell office:value-type="float" office:value="0.021453">
                <text:p>0.021453</text:p>
              </table:table-cell>
              <table:table-cell office:value-type="float" office:value="0.0197700226238687">
                <text:p>0.0197700226238687</text:p>
              </table:table-cell>
            </table:table-row>
            <table:table-row>
              <table:table-cell office:value-type="float" office:value="0.0032">
                <text:p>0.0032</text:p>
              </table:table-cell>
              <table:table-cell office:value-type="float" office:value="0.022019">
                <text:p>0.022019</text:p>
              </table:table-cell>
              <table:table-cell office:value-type="float" office:value="0.0204080233521556">
                <text:p>0.0204080233521556</text:p>
              </table:table-cell>
            </table:table-row>
            <table:table-row>
              <table:table-cell office:value-type="float" office:value="0.0033">
                <text:p>0.0033</text:p>
              </table:table-cell>
              <table:table-cell office:value-type="float" office:value="0.022586">
                <text:p>0.022586</text:p>
              </table:table-cell>
              <table:table-cell office:value-type="float" office:value="0.0210450240830996">
                <text:p>0.0210450240830996</text:p>
              </table:table-cell>
            </table:table-row>
            <table:table-row>
              <table:table-cell office:value-type="float" office:value="0.0034">
                <text:p>0.0034</text:p>
              </table:table-cell>
              <table:table-cell office:value-type="float" office:value="0.023153">
                <text:p>0.023153</text:p>
              </table:table-cell>
              <table:table-cell office:value-type="float" office:value="0.0216830248128994">
                <text:p>0.0216830248128994</text:p>
              </table:table-cell>
            </table:table-row>
            <table:table-row>
              <table:table-cell office:value-type="float" office:value="0.0035">
                <text:p>0.0035</text:p>
              </table:table-cell>
              <table:table-cell office:value-type="float" office:value="0.023719">
                <text:p>0.023719</text:p>
              </table:table-cell>
              <table:table-cell office:value-type="float" office:value="0.0223210255426991">
                <text:p>0.0223210255426991</text:p>
              </table:table-cell>
            </table:table-row>
            <table:table-row>
              <table:table-cell office:value-type="float" office:value="0.0036">
                <text:p>0.0036</text:p>
              </table:table-cell>
              <table:table-cell office:value-type="float" office:value="0.024286">
                <text:p>0.024286</text:p>
              </table:table-cell>
              <table:table-cell office:value-type="float" office:value="0.0229590262724988">
                <text:p>0.0229590262724988</text:p>
              </table:table-cell>
            </table:table-row>
            <table:table-row>
              <table:table-cell office:value-type="float" office:value="0.0037">
                <text:p>0.0037</text:p>
              </table:table-cell>
              <table:table-cell office:value-type="float" office:value="0.024853">
                <text:p>0.024853</text:p>
              </table:table-cell>
              <table:table-cell office:value-type="float" office:value="0.02359602700193">
                <text:p>0.02359602700193</text:p>
              </table:table-cell>
            </table:table-row>
            <table:table-row>
              <table:table-cell office:value-type="float" office:value="0.0038">
                <text:p>0.0038</text:p>
              </table:table-cell>
              <table:table-cell office:value-type="float" office:value="0.025419">
                <text:p>0.025419</text:p>
              </table:table-cell>
              <table:table-cell office:value-type="float" office:value="0.0242340277317297">
                <text:p>0.0242340277317297</text:p>
              </table:table-cell>
            </table:table-row>
            <table:table-row>
              <table:table-cell office:value-type="float" office:value="0.0039">
                <text:p>0.0039</text:p>
              </table:table-cell>
              <table:table-cell office:value-type="float" office:value="0.025986">
                <text:p>0.025986</text:p>
              </table:table-cell>
              <table:table-cell office:value-type="float" office:value="0.0248720284615294">
                <text:p>0.0248720284615294</text:p>
              </table:table-cell>
            </table:table-row>
            <table:table-row>
              <table:table-cell office:value-type="float" office:value="0.004">
                <text:p>0.004</text:p>
              </table:table-cell>
              <table:table-cell office:value-type="float" office:value="0.026552">
                <text:p>0.026552</text:p>
              </table:table-cell>
              <table:table-cell office:value-type="float" office:value="0.0255100291913291">
                <text:p>0.0255100291913291</text:p>
              </table:table-cell>
            </table:table-row>
            <table:table-row>
              <table:table-cell office:value-type="float" office:value="0.0041">
                <text:p>0.0041</text:p>
              </table:table-cell>
              <table:table-cell office:value-type="float" office:value="0.027119">
                <text:p>0.027119</text:p>
              </table:table-cell>
              <table:table-cell office:value-type="float" office:value="0.0261470299222732">
                <text:p>0.0261470299222732</text:p>
              </table:table-cell>
            </table:table-row>
            <table:table-row>
              <table:table-cell office:value-type="float" office:value="0.0042">
                <text:p>0.0042</text:p>
              </table:table-cell>
              <table:table-cell office:value-type="float" office:value="0.027686">
                <text:p>0.027686</text:p>
              </table:table-cell>
              <table:table-cell office:value-type="float" office:value="0.02678503065056">
                <text:p>0.02678503065056</text:p>
              </table:table-cell>
            </table:table-row>
            <table:table-row>
              <table:table-cell office:value-type="float" office:value="0.0043">
                <text:p>0.0043</text:p>
              </table:table-cell>
              <table:table-cell office:value-type="float" office:value="0.028252">
                <text:p>0.028252</text:p>
              </table:table-cell>
              <table:table-cell office:value-type="float" office:value="0.0274230313803598">
                <text:p>0.0274230313803598</text:p>
              </table:table-cell>
            </table:table-row>
            <table:table-row>
              <table:table-cell office:value-type="float" office:value="0.0044">
                <text:p>0.0044</text:p>
              </table:table-cell>
              <table:table-cell office:value-type="float" office:value="0.028819">
                <text:p>0.028819</text:p>
              </table:table-cell>
              <table:table-cell office:value-type="float" office:value="0.0280600321113038">
                <text:p>0.0280600321113038</text:p>
              </table:table-cell>
            </table:table-row>
            <table:table-row>
              <table:table-cell office:value-type="float" office:value="0.0045">
                <text:p>0.0045</text:p>
              </table:table-cell>
              <table:table-cell office:value-type="float" office:value="0.029386">
                <text:p>0.029386</text:p>
              </table:table-cell>
              <table:table-cell office:value-type="float" office:value="0.0286980328411035">
                <text:p>0.0286980328411035</text:p>
              </table:table-cell>
            </table:table-row>
            <table:table-row>
              <table:table-cell office:value-type="float" office:value="0.0046">
                <text:p>0.0046</text:p>
              </table:table-cell>
              <table:table-cell office:value-type="float" office:value="0.029952">
                <text:p>0.029952</text:p>
              </table:table-cell>
              <table:table-cell office:value-type="float" office:value="0.0293360335709032">
                <text:p>0.0293360335709032</text:p>
              </table:table-cell>
            </table:table-row>
            <table:table-row>
              <table:table-cell office:value-type="float" office:value="0.0047">
                <text:p>0.0047</text:p>
              </table:table-cell>
              <table:table-cell office:value-type="float" office:value="0.030519">
                <text:p>0.030519</text:p>
              </table:table-cell>
              <table:table-cell office:value-type="float" office:value="0.0299740342991901">
                <text:p>0.0299740342991901</text:p>
              </table:table-cell>
            </table:table-row>
            <table:table-row>
              <table:table-cell office:value-type="float" office:value="0.0048">
                <text:p>0.0048</text:p>
              </table:table-cell>
              <table:table-cell office:value-type="float" office:value="0.031085">
                <text:p>0.031085</text:p>
              </table:table-cell>
              <table:table-cell office:value-type="float" office:value="0.0306110350301342">
                <text:p>0.0306110350301342</text:p>
              </table:table-cell>
            </table:table-row>
            <table:table-row>
              <table:table-cell office:value-type="float" office:value="0.0049">
                <text:p>0.0049</text:p>
              </table:table-cell>
              <table:table-cell office:value-type="float" office:value="0.031652">
                <text:p>0.031652</text:p>
              </table:table-cell>
              <table:table-cell office:value-type="float" office:value="0.0312490357599339">
                <text:p>0.0312490357599339</text:p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0.032219">
                <text:p>0.032219</text:p>
              </table:table-cell>
              <table:table-cell office:value-type="float" office:value="0.0318870364897336">
                <text:p>0.0318870364897336</text:p>
              </table:table-cell>
            </table:table-row>
            <table:table-row>
              <table:table-cell office:value-type="float" office:value="0.0051">
                <text:p>0.0051</text:p>
              </table:table-cell>
              <table:table-cell office:value-type="float" office:value="0.032785">
                <text:p>0.032785</text:p>
              </table:table-cell>
              <table:table-cell office:value-type="float" office:value="0.0324140381083199">
                <text:p>0.0324140381083199</text:p>
              </table:table-cell>
            </table:table-row>
            <table:table-row>
              <table:table-cell office:value-type="float" office:value="0.0052">
                <text:p>0.0052</text:p>
              </table:table-cell>
              <table:table-cell office:value-type="float" office:value="0.033352">
                <text:p>0.033352</text:p>
              </table:table-cell>
              <table:table-cell office:value-type="float" office:value="0.0329400397429414">
                <text:p>0.0329400397429414</text:p>
              </table:table-cell>
            </table:table-row>
            <table:table-row>
              <table:table-cell office:value-type="float" office:value="0.0053">
                <text:p>0.0053</text:p>
              </table:table-cell>
              <table:table-cell office:value-type="float" office:value="0.033918">
                <text:p>0.033918</text:p>
              </table:table-cell>
              <table:table-cell office:value-type="float" office:value="0.0334670413890735">
                <text:p>0.0334670413890735</text:p>
              </table:table-cell>
            </table:table-row>
            <table:table-row>
              <table:table-cell office:value-type="float" office:value="0.0054">
                <text:p>0.0054</text:p>
              </table:table-cell>
              <table:table-cell office:value-type="float" office:value="0.034485">
                <text:p>0.034485</text:p>
              </table:table-cell>
              <table:table-cell office:value-type="float" office:value="0.0339940430457103">
                <text:p>0.0339940430457103</text:p>
              </table:table-cell>
            </table:table-row>
            <table:table-row>
              <table:table-cell office:value-type="float" office:value="0.0055">
                <text:p>0.0055</text:p>
              </table:table-cell>
              <table:table-cell office:value-type="float" office:value="0.035052">
                <text:p>0.035052</text:p>
              </table:table-cell>
              <table:table-cell office:value-type="float" office:value="0.034520044716758">
                <text:p>0.034520044716758</text:p>
              </table:table-cell>
            </table:table-row>
            <table:table-row>
              <table:table-cell office:value-type="float" office:value="0.0056">
                <text:p>0.0056</text:p>
              </table:table-cell>
              <table:table-cell office:value-type="float" office:value="0.035618">
                <text:p>0.035618</text:p>
              </table:table-cell>
              <table:table-cell office:value-type="float" office:value="0.0350470463975609">
                <text:p>0.0350470463975609</text:p>
              </table:table-cell>
            </table:table-row>
            <table:table-row>
              <table:table-cell office:value-type="float" office:value="0.0057">
                <text:p>0.0057</text:p>
              </table:table-cell>
              <table:table-cell office:value-type="float" office:value="0.036185">
                <text:p>0.036185</text:p>
              </table:table-cell>
              <table:table-cell office:value-type="float" office:value="0.0355740480872512">
                <text:p>0.0355740480872512</text:p>
              </table:table-cell>
            </table:table-row>
            <table:table-row>
              <table:table-cell office:value-type="float" office:value="0.0058">
                <text:p>0.0058</text:p>
              </table:table-cell>
              <table:table-cell office:value-type="float" office:value="0.036752">
                <text:p>0.036752</text:p>
              </table:table-cell>
              <table:table-cell office:value-type="float" office:value="0.036100049790019">
                <text:p>0.036100049790019</text:p>
              </table:table-cell>
            </table:table-row>
            <table:table-row>
              <table:table-cell office:value-type="float" office:value="0.0059">
                <text:p>0.0059</text:p>
              </table:table-cell>
              <table:table-cell office:value-type="float" office:value="0.037318">
                <text:p>0.037318</text:p>
              </table:table-cell>
              <table:table-cell office:value-type="float" office:value="0.0366270515010707">
                <text:p>0.0366270515010707</text:p>
              </table:table-cell>
            </table:table-row>
            <table:table-row>
              <table:table-cell office:value-type="float" office:value="0.006">
                <text:p>0.006</text:p>
              </table:table-cell>
              <table:table-cell office:value-type="float" office:value="0.037885">
                <text:p>0.037885</text:p>
              </table:table-cell>
              <table:table-cell office:value-type="float" office:value="0.0371540532196555">
                <text:p>0.0371540532196555</text:p>
              </table:table-cell>
            </table:table-row>
            <table:table-row>
              <table:table-cell office:value-type="float" office:value="0.0061">
                <text:p>0.0061</text:p>
              </table:table-cell>
              <table:table-cell office:value-type="float" office:value="0.038451">
                <text:p>0.038451</text:p>
              </table:table-cell>
              <table:table-cell office:value-type="float" office:value="0.0376800549502147">
                <text:p>0.0376800549502147</text:p>
              </table:table-cell>
            </table:table-row>
            <table:table-row>
              <table:table-cell office:value-type="float" office:value="0.0062">
                <text:p>0.0062</text:p>
              </table:table-cell>
              <table:table-cell office:value-type="float" office:value="0.039018">
                <text:p>0.039018</text:p>
              </table:table-cell>
              <table:table-cell office:value-type="float" office:value="0.0382070566878143">
                <text:p>0.0382070566878143</text:p>
              </table:table-cell>
            </table:table-row>
            <table:table-row>
              <table:table-cell office:value-type="float" office:value="0.0063">
                <text:p>0.0063</text:p>
              </table:table-cell>
              <table:table-cell office:value-type="float" office:value="0.039585">
                <text:p>0.039585</text:p>
              </table:table-cell>
              <table:table-cell office:value-type="float" office:value="0.0387340584318039">
                <text:p>0.0387340584318039</text:p>
              </table:table-cell>
            </table:table-row>
            <table:table-row>
              <table:table-cell office:value-type="float" office:value="0.0064">
                <text:p>0.0064</text:p>
              </table:table-cell>
              <table:table-cell office:value-type="float" office:value="0.040151">
                <text:p>0.040151</text:p>
              </table:table-cell>
              <table:table-cell office:value-type="float" office:value="0.0392600601868492">
                <text:p>0.0392600601868492</text:p>
              </table:table-cell>
            </table:table-row>
            <table:table-row>
              <table:table-cell office:value-type="float" office:value="0.0065">
                <text:p>0.0065</text:p>
              </table:table-cell>
              <table:table-cell office:value-type="float" office:value="0.040718">
                <text:p>0.040718</text:p>
              </table:table-cell>
              <table:table-cell office:value-type="float" office:value="0.0397870619478757">
                <text:p>0.0397870619478757</text:p>
              </table:table-cell>
            </table:table-row>
            <table:table-row>
              <table:table-cell office:value-type="float" office:value="0.0066">
                <text:p>0.0066</text:p>
              </table:table-cell>
              <table:table-cell office:value-type="float" office:value="0.041285">
                <text:p>0.041285</text:p>
              </table:table-cell>
              <table:table-cell office:value-type="float" office:value="0.0403140637143203">
                <text:p>0.0403140637143203</text:p>
              </table:table-cell>
            </table:table-row>
            <table:table-row>
              <table:table-cell office:value-type="float" office:value="0.0067">
                <text:p>0.0067</text:p>
              </table:table-cell>
              <table:table-cell office:value-type="float" office:value="0.041851">
                <text:p>0.041851</text:p>
              </table:table-cell>
              <table:table-cell office:value-type="float" office:value="0.0408400654910508">
                <text:p>0.0408400654910508</text:p>
              </table:table-cell>
            </table:table-row>
            <table:table-row>
              <table:table-cell office:value-type="float" office:value="0.0068">
                <text:p>0.0068</text:p>
              </table:table-cell>
              <table:table-cell office:value-type="float" office:value="0.042418">
                <text:p>0.042418</text:p>
              </table:table-cell>
              <table:table-cell office:value-type="float" office:value="0.0413670672728539">
                <text:p>0.0413670672728539</text:p>
              </table:table-cell>
            </table:table-row>
            <table:table-row>
              <table:table-cell office:value-type="float" office:value="0.0069">
                <text:p>0.0069</text:p>
              </table:table-cell>
              <table:table-cell office:value-type="float" office:value="0.042984">
                <text:p>0.042984</text:p>
              </table:table-cell>
              <table:table-cell office:value-type="float" office:value="0.041894069059243">
                <text:p>0.041894069059243</text:p>
              </table:table-cell>
            </table:table-row>
            <table:table-row>
              <table:table-cell office:value-type="float" office:value="0.007">
                <text:p>0.007</text:p>
              </table:table-cell>
              <table:table-cell office:value-type="float" office:value="0.043551">
                <text:p>0.043551</text:p>
              </table:table-cell>
              <table:table-cell office:value-type="float" office:value="0.0424200708552696">
                <text:p>0.0424200708552696</text:p>
              </table:table-cell>
            </table:table-row>
            <table:table-row>
              <table:table-cell office:value-type="float" office:value="0.0071">
                <text:p>0.0071</text:p>
              </table:table-cell>
              <table:table-cell office:value-type="float" office:value="0.044118">
                <text:p>0.044118</text:p>
              </table:table-cell>
              <table:table-cell office:value-type="float" office:value="0.0429470726555839">
                <text:p>0.0429470726555839</text:p>
              </table:table-cell>
            </table:table-row>
            <table:table-row>
              <table:table-cell office:value-type="float" office:value="0.0072">
                <text:p>0.0072</text:p>
              </table:table-cell>
              <table:table-cell office:value-type="float" office:value="0.044684">
                <text:p>0.044684</text:p>
              </table:table-cell>
              <table:table-cell office:value-type="float" office:value="0.0434740744597679">
                <text:p>0.0434740744597679</text:p>
              </table:table-cell>
            </table:table-row>
            <table:table-row>
              <table:table-cell office:value-type="float" office:value="0.0073">
                <text:p>0.0073</text:p>
              </table:table-cell>
              <table:table-cell office:value-type="float" office:value="0.045251">
                <text:p>0.045251</text:p>
              </table:table-cell>
              <table:table-cell office:value-type="float" office:value="0.0440000762730399">
                <text:p>0.0440000762730399</text:p>
              </table:table-cell>
            </table:table-row>
            <table:table-row>
              <table:table-cell office:value-type="float" office:value="0.0074">
                <text:p>0.0074</text:p>
              </table:table-cell>
              <table:table-cell office:value-type="float" office:value="0.045818">
                <text:p>0.045818</text:p>
              </table:table-cell>
              <table:table-cell office:value-type="float" office:value="0.0445270780899181">
                <text:p>0.0445270780899181</text:p>
              </table:table-cell>
            </table:table-row>
            <table:table-row>
              <table:table-cell office:value-type="float" office:value="0.0075">
                <text:p>0.0075</text:p>
              </table:table-cell>
              <table:table-cell office:value-type="float" office:value="0.046384">
                <text:p>0.046384</text:p>
              </table:table-cell>
              <table:table-cell office:value-type="float" office:value="0.0450540799100452">
                <text:p>0.0450540799100452</text:p>
              </table:table-cell>
            </table:table-row>
            <table:table-row>
              <table:table-cell office:value-type="float" office:value="0.0076">
                <text:p>0.0076</text:p>
              </table:table-cell>
              <table:table-cell office:value-type="float" office:value="0.046951">
                <text:p>0.046951</text:p>
              </table:table-cell>
              <table:table-cell office:value-type="float" office:value="0.0455800817387929">
                <text:p>0.0455800817387929</text:p>
              </table:table-cell>
            </table:table-row>
            <table:table-row>
              <table:table-cell office:value-type="float" office:value="0.0077">
                <text:p>0.0077</text:p>
              </table:table-cell>
              <table:table-cell office:value-type="float" office:value="0.047517">
                <text:p>0.047517</text:p>
              </table:table-cell>
              <table:table-cell office:value-type="float" office:value="0.0461070835705512">
                <text:p>0.0461070835705512</text:p>
              </table:table-cell>
            </table:table-row>
            <table:table-row>
              <table:table-cell office:value-type="float" office:value="0.0078">
                <text:p>0.0078</text:p>
              </table:table-cell>
              <table:table-cell office:value-type="float" office:value="0.048084">
                <text:p>0.048084</text:p>
              </table:table-cell>
              <table:table-cell office:value-type="float" office:value="0.0466340854050179">
                <text:p>0.0466340854050179</text:p>
              </table:table-cell>
            </table:table-row>
            <table:table-row>
              <table:table-cell office:value-type="float" office:value="0.0079">
                <text:p>0.0079</text:p>
              </table:table-cell>
              <table:table-cell office:value-type="float" office:value="0.048646">
                <text:p>0.048646</text:p>
              </table:table-cell>
              <table:table-cell office:value-type="float" office:value="0.0471600872477058">
                <text:p>0.0471600872477058</text:p>
              </table:table-cell>
            </table:table-row>
            <table:table-row>
              <table:table-cell office:value-type="float" office:value="0.008">
                <text:p>0.008</text:p>
              </table:table-cell>
              <table:table-cell office:value-type="float" office:value="0.049126">
                <text:p>0.049126</text:p>
              </table:table-cell>
              <table:table-cell office:value-type="float" office:value="0.0476870890928813">
                <text:p>0.0476870890928813</text:p>
              </table:table-cell>
            </table:table-row>
            <table:table-row>
              <table:table-cell office:value-type="float" office:value="0.0081">
                <text:p>0.0081</text:p>
              </table:table-cell>
              <table:table-cell office:value-type="float" office:value="0.049605">
                <text:p>0.049605</text:p>
              </table:table-cell>
              <table:table-cell office:value-type="float" office:value="0.0482140909402919">
                <text:p>0.0482140909402919</text:p>
              </table:table-cell>
            </table:table-row>
            <table:table-row>
              <table:table-cell office:value-type="float" office:value="0.0082">
                <text:p>0.0082</text:p>
              </table:table-cell>
              <table:table-cell office:value-type="float" office:value="0.050085">
                <text:p>0.050085</text:p>
              </table:table-cell>
              <table:table-cell office:value-type="float" office:value="0.0487400927955814">
                <text:p>0.0487400927955814</text:p>
              </table:table-cell>
            </table:table-row>
            <table:table-row>
              <table:table-cell office:value-type="float" office:value="0.0083">
                <text:p>0.0083</text:p>
              </table:table-cell>
              <table:table-cell office:value-type="float" office:value="0.050564">
                <text:p>0.050564</text:p>
              </table:table-cell>
              <table:table-cell office:value-type="float" office:value="0.0492670946528966">
                <text:p>0.0492670946528966</text:p>
              </table:table-cell>
            </table:table-row>
            <table:table-row>
              <table:table-cell office:value-type="float" office:value="0.0084">
                <text:p>0.0084</text:p>
              </table:table-cell>
              <table:table-cell office:value-type="float" office:value="0.051044">
                <text:p>0.051044</text:p>
              </table:table-cell>
              <table:table-cell office:value-type="float" office:value="0.0497940965120309">
                <text:p>0.0497940965120309</text:p>
              </table:table-cell>
            </table:table-row>
            <table:table-row>
              <table:table-cell office:value-type="float" office:value="0.0085">
                <text:p>0.0085</text:p>
              </table:table-cell>
              <table:table-cell office:value-type="float" office:value="0.051523">
                <text:p>0.051523</text:p>
              </table:table-cell>
              <table:table-cell office:value-type="float" office:value="0.0503200983787493">
                <text:p>0.0503200983787493</text:p>
              </table:table-cell>
            </table:table-row>
            <table:table-row>
              <table:table-cell office:value-type="float" office:value="0.0086">
                <text:p>0.0086</text:p>
              </table:table-cell>
              <table:table-cell office:value-type="float" office:value="0.052003">
                <text:p>0.052003</text:p>
              </table:table-cell>
              <table:table-cell office:value-type="float" office:value="0.0508471002510556">
                <text:p>0.0508471002510556</text:p>
              </table:table-cell>
            </table:table-row>
            <table:table-row>
              <table:table-cell office:value-type="float" office:value="0.0087">
                <text:p>0.0087</text:p>
              </table:table-cell>
              <table:table-cell office:value-type="float" office:value="0.052483">
                <text:p>0.052483</text:p>
              </table:table-cell>
              <table:table-cell office:value-type="float" office:value="0.0513741021128827">
                <text:p>0.0513741021128827</text:p>
              </table:table-cell>
            </table:table-row>
            <table:table-row>
              <table:table-cell office:value-type="float" office:value="0.0088">
                <text:p>0.0088</text:p>
              </table:table-cell>
              <table:table-cell office:value-type="float" office:value="0.052962">
                <text:p>0.052962</text:p>
              </table:table-cell>
              <table:table-cell office:value-type="float" office:value="0.0519001039999921">
                <text:p>0.0519001039999921</text:p>
              </table:table-cell>
            </table:table-row>
            <table:table-row>
              <table:table-cell office:value-type="float" office:value="0.0089">
                <text:p>0.0089</text:p>
              </table:table-cell>
              <table:table-cell office:value-type="float" office:value="0.053442">
                <text:p>0.053442</text:p>
              </table:table-cell>
              <table:table-cell office:value-type="float" office:value="0.0524271058683349">
                <text:p>0.0524271058683349</text:p>
              </table:table-cell>
            </table:table-row>
            <table:table-row>
              <table:table-cell office:value-type="float" office:value="0.009">
                <text:p>0.009</text:p>
              </table:table-cell>
              <table:table-cell office:value-type="float" office:value="0.053921">
                <text:p>0.053921</text:p>
              </table:table-cell>
              <table:table-cell office:value-type="float" office:value="0.052953107761952">
                <text:p>0.052953107761952</text:p>
              </table:table-cell>
            </table:table-row>
            <table:table-row>
              <table:table-cell office:value-type="float" office:value="0.0091">
                <text:p>0.0091</text:p>
              </table:table-cell>
              <table:table-cell office:value-type="float" office:value="0.054401">
                <text:p>0.054401</text:p>
              </table:table-cell>
              <table:table-cell office:value-type="float" office:value="0.0534801096364256">
                <text:p>0.0534801096364256</text:p>
              </table:table-cell>
            </table:table-row>
            <table:table-row>
              <table:table-cell office:value-type="float" office:value="0.0092">
                <text:p>0.0092</text:p>
              </table:table-cell>
              <table:table-cell office:value-type="float" office:value="0.05488">
                <text:p>0.05488</text:p>
              </table:table-cell>
              <table:table-cell office:value-type="float" office:value="0.0540071115341082">
                <text:p>0.0540071115341082</text:p>
              </table:table-cell>
            </table:table-row>
            <table:table-row>
              <table:table-cell office:value-type="float" office:value="0.0093">
                <text:p>0.0093</text:p>
              </table:table-cell>
              <table:table-cell office:value-type="float" office:value="0.05536">
                <text:p>0.05536</text:p>
              </table:table-cell>
              <table:table-cell office:value-type="float" office:value="0.0545331134164225">
                <text:p>0.0545331134164225</text:p>
              </table:table-cell>
            </table:table-row>
            <table:table-row>
              <table:table-cell office:value-type="float" office:value="0.0094">
                <text:p>0.0094</text:p>
              </table:table-cell>
              <table:table-cell office:value-type="float" office:value="0.055839">
                <text:p>0.055839</text:p>
              </table:table-cell>
              <table:table-cell office:value-type="float" office:value="0.0550601153198584">
                <text:p>0.0550601153198584</text:p>
              </table:table-cell>
            </table:table-row>
            <table:table-row>
              <table:table-cell office:value-type="float" office:value="0.0095">
                <text:p>0.0095</text:p>
              </table:table-cell>
              <table:table-cell office:value-type="float" office:value="0.056319">
                <text:p>0.056319</text:p>
              </table:table-cell>
              <table:table-cell office:value-type="float" office:value="0.0555871172055405">
                <text:p>0.0555871172055405</text:p>
              </table:table-cell>
            </table:table-row>
            <table:table-row>
              <table:table-cell office:value-type="float" office:value="0.0096">
                <text:p>0.0096</text:p>
              </table:table-cell>
              <table:table-cell office:value-type="float" office:value="0.056799">
                <text:p>0.056799</text:p>
              </table:table-cell>
              <table:table-cell office:value-type="float" office:value="0.0561131190959129">
                <text:p>0.0561131190959129</text:p>
              </table:table-cell>
            </table:table-row>
            <table:table-row>
              <table:table-cell office:value-type="float" office:value="0.0097">
                <text:p>0.0097</text:p>
              </table:table-cell>
              <table:table-cell office:value-type="float" office:value="0.057278">
                <text:p>0.057278</text:p>
              </table:table-cell>
              <table:table-cell office:value-type="float" office:value="0.0566401210073425">
                <text:p>0.0566401210073425</text:p>
              </table:table-cell>
            </table:table-row>
            <table:table-row>
              <table:table-cell office:value-type="float" office:value="0.0098">
                <text:p>0.0098</text:p>
              </table:table-cell>
              <table:table-cell office:value-type="float" office:value="0.057758">
                <text:p>0.057758</text:p>
              </table:table-cell>
              <table:table-cell office:value-type="float" office:value="0.0571671229005938">
                <text:p>0.0571671229005938</text:p>
              </table:table-cell>
            </table:table-row>
            <table:table-row>
              <table:table-cell office:value-type="float" office:value="0.0099">
                <text:p>0.0099</text:p>
              </table:table-cell>
              <table:table-cell office:value-type="float" office:value="0.058237">
                <text:p>0.058237</text:p>
              </table:table-cell>
              <table:table-cell office:value-type="float" office:value="0.057693124819168">
                <text:p>0.057693124819168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58717">
                <text:p>0.058717</text:p>
              </table:table-cell>
              <table:table-cell office:value-type="float" office:value="0.0582201267171491">
                <text:p>0.0582201267171491</text:p>
              </table:table-cell>
            </table:table-row>
            <table:table-row>
              <table:table-cell office:value-type="float" office:value="0.0101">
                <text:p>0.0101</text:p>
              </table:table-cell>
              <table:table-cell office:value-type="float" office:value="0.059196">
                <text:p>0.059196</text:p>
              </table:table-cell>
              <table:table-cell office:value-type="float" office:value="0.0586811303590524">
                <text:p>0.0586811303590524</text:p>
              </table:table-cell>
            </table:table-row>
            <table:table-row>
              <table:table-cell office:value-type="float" office:value="0.0102">
                <text:p>0.0102</text:p>
              </table:table-cell>
              <table:table-cell office:value-type="float" office:value="0.059676">
                <text:p>0.059676</text:p>
              </table:table-cell>
              <table:table-cell office:value-type="float" office:value="0.0591431340252451">
                <text:p>0.0591431340252451</text:p>
              </table:table-cell>
            </table:table-row>
            <table:table-row>
              <table:table-cell office:value-type="float" office:value="0.0103">
                <text:p>0.0103</text:p>
              </table:table-cell>
              <table:table-cell office:value-type="float" office:value="0.060156">
                <text:p>0.060156</text:p>
              </table:table-cell>
              <table:table-cell office:value-type="float" office:value="0.0596041376981028">
                <text:p>0.0596041376981028</text:p>
              </table:table-cell>
            </table:table-row>
            <table:table-row>
              <table:table-cell office:value-type="float" office:value="0.0104">
                <text:p>0.0104</text:p>
              </table:table-cell>
              <table:table-cell office:value-type="float" office:value="0.060635">
                <text:p>0.060635</text:p>
              </table:table-cell>
              <table:table-cell office:value-type="float" office:value="0.0600651414175943">
                <text:p>0.0600651414175943</text:p>
              </table:table-cell>
            </table:table-row>
            <table:table-row>
              <table:table-cell office:value-type="float" office:value="0.0105">
                <text:p>0.0105</text:p>
              </table:table-cell>
              <table:table-cell office:value-type="float" office:value="0.061115">
                <text:p>0.061115</text:p>
              </table:table-cell>
              <table:table-cell office:value-type="float" office:value="0.0605261451399517">
                <text:p>0.0605261451399517</text:p>
              </table:table-cell>
            </table:table-row>
            <table:table-row>
              <table:table-cell office:value-type="float" office:value="0.0106">
                <text:p>0.0106</text:p>
              </table:table-cell>
              <table:table-cell office:value-type="float" office:value="0.061594">
                <text:p>0.061594</text:p>
              </table:table-cell>
              <table:table-cell office:value-type="float" office:value="0.0609881489057743">
                <text:p>0.0609881489057743</text:p>
              </table:table-cell>
            </table:table-row>
            <table:table-row>
              <table:table-cell office:value-type="float" office:value="0.0107">
                <text:p>0.0107</text:p>
              </table:table-cell>
              <table:table-cell office:value-type="float" office:value="0.062074">
                <text:p>0.062074</text:p>
              </table:table-cell>
              <table:table-cell office:value-type="float" office:value="0.0614491526976581">
                <text:p>0.0614491526976581</text:p>
              </table:table-cell>
            </table:table-row>
            <table:table-row>
              <table:table-cell office:value-type="float" office:value="0.0108">
                <text:p>0.0108</text:p>
              </table:table-cell>
              <table:table-cell office:value-type="float" office:value="0.062553">
                <text:p>0.062553</text:p>
              </table:table-cell>
              <table:table-cell office:value-type="float" office:value="0.0619101564901915">
                <text:p>0.0619101564901915</text:p>
              </table:table-cell>
            </table:table-row>
            <table:table-row>
              <table:table-cell office:value-type="float" office:value="0.0109">
                <text:p>0.0109</text:p>
              </table:table-cell>
              <table:table-cell office:value-type="float" office:value="0.063033">
                <text:p>0.063033</text:p>
              </table:table-cell>
              <table:table-cell office:value-type="float" office:value="0.0623721603250713">
                <text:p>0.0623721603250713</text:p>
              </table:table-cell>
            </table:table-row>
            <table:table-row>
              <table:table-cell office:value-type="float" office:value="0.011">
                <text:p>0.011</text:p>
              </table:table-cell>
              <table:table-cell office:value-type="float" office:value="0.063512">
                <text:p>0.063512</text:p>
              </table:table-cell>
              <table:table-cell office:value-type="float" office:value="0.0628331641617458">
                <text:p>0.0628331641617458</text:p>
              </table:table-cell>
            </table:table-row>
            <table:table-row>
              <table:table-cell office:value-type="float" office:value="0.0111">
                <text:p>0.0111</text:p>
              </table:table-cell>
              <table:table-cell office:value-type="float" office:value="0.063992">
                <text:p>0.063992</text:p>
              </table:table-cell>
              <table:table-cell office:value-type="float" office:value="0.0632941680427391">
                <text:p>0.0632941680427391</text:p>
              </table:table-cell>
            </table:table-row>
            <table:table-row>
              <table:table-cell office:value-type="float" office:value="0.0112">
                <text:p>0.0112</text:p>
              </table:table-cell>
              <table:table-cell office:value-type="float" office:value="0.064472">
                <text:p>0.064472</text:p>
              </table:table-cell>
              <table:table-cell office:value-type="float" office:value="0.0637551719449089">
                <text:p>0.0637551719449089</text:p>
              </table:table-cell>
            </table:table-row>
            <table:table-row>
              <table:table-cell office:value-type="float" office:value="0.0113">
                <text:p>0.0113</text:p>
              </table:table-cell>
              <table:table-cell office:value-type="float" office:value="0.064951">
                <text:p>0.064951</text:p>
              </table:table-cell>
              <table:table-cell office:value-type="float" office:value="0.0642171758416578">
                <text:p>0.0642171758416578</text:p>
              </table:table-cell>
            </table:table-row>
            <table:table-row>
              <table:table-cell office:value-type="float" office:value="0.0114">
                <text:p>0.0114</text:p>
              </table:table-cell>
              <table:table-cell office:value-type="float" office:value="0.065431">
                <text:p>0.065431</text:p>
              </table:table-cell>
              <table:table-cell office:value-type="float" office:value="0.0646781797846074">
                <text:p>0.0646781797846074</text:p>
              </table:table-cell>
            </table:table-row>
            <table:table-row>
              <table:table-cell office:value-type="float" office:value="0.0115">
                <text:p>0.0115</text:p>
              </table:table-cell>
              <table:table-cell office:value-type="float" office:value="0.06591">
                <text:p>0.06591</text:p>
              </table:table-cell>
              <table:table-cell office:value-type="float" office:value="0.0651391837236552">
                <text:p>0.0651391837236552</text:p>
              </table:table-cell>
            </table:table-row>
            <table:table-row>
              <table:table-cell office:value-type="float" office:value="0.0116">
                <text:p>0.0116</text:p>
              </table:table-cell>
              <table:table-cell office:value-type="float" office:value="0.06639">
                <text:p>0.06639</text:p>
              </table:table-cell>
              <table:table-cell office:value-type="float" office:value="0.0656001877057139">
                <text:p>0.0656001877057139</text:p>
              </table:table-cell>
            </table:table-row>
            <table:table-row>
              <table:table-cell office:value-type="float" office:value="0.0117">
                <text:p>0.0117</text:p>
              </table:table-cell>
              <table:table-cell office:value-type="float" office:value="0.066869">
                <text:p>0.066869</text:p>
              </table:table-cell>
              <table:table-cell office:value-type="float" office:value="0.0660621917038975">
                <text:p>0.0660621917038975</text:p>
              </table:table-cell>
            </table:table-row>
            <table:table-row>
              <table:table-cell office:value-type="float" office:value="0.0118">
                <text:p>0.0118</text:p>
              </table:table-cell>
              <table:table-cell office:value-type="float" office:value="0.067349">
                <text:p>0.067349</text:p>
              </table:table-cell>
              <table:table-cell office:value-type="float" office:value="0.0665231956993168">
                <text:p>0.0665231956993168</text:p>
              </table:table-cell>
            </table:table-row>
            <table:table-row>
              <table:table-cell office:value-type="float" office:value="0.0119">
                <text:p>0.0119</text:p>
              </table:table-cell>
              <table:table-cell office:value-type="float" office:value="0.067829">
                <text:p>0.067829</text:p>
              </table:table-cell>
              <table:table-cell office:value-type="float" office:value="0.0669841997370753">
                <text:p>0.0669841997370753</text:p>
              </table:table-cell>
            </table:table-row>
            <table:table-row>
              <table:table-cell office:value-type="float" office:value="0.012">
                <text:p>0.012</text:p>
              </table:table-cell>
              <table:table-cell office:value-type="float" office:value="0.068308">
                <text:p>0.068308</text:p>
              </table:table-cell>
              <table:table-cell office:value-type="float" office:value="0.0674462037651053">
                <text:p>0.0674462037651053</text:p>
              </table:table-cell>
            </table:table-row>
            <table:table-row>
              <table:table-cell office:value-type="float" office:value="0.0121">
                <text:p>0.0121</text:p>
              </table:table-cell>
              <table:table-cell office:value-type="float" office:value="0.068788">
                <text:p>0.068788</text:p>
              </table:table-cell>
              <table:table-cell office:value-type="float" office:value="0.0679072078380499">
                <text:p>0.0679072078380499</text:p>
              </table:table-cell>
            </table:table-row>
            <table:table-row>
              <table:table-cell office:value-type="float" office:value="0.0122">
                <text:p>0.0122</text:p>
              </table:table-cell>
              <table:table-cell office:value-type="float" office:value="0.069267">
                <text:p>0.069267</text:p>
              </table:table-cell>
              <table:table-cell office:value-type="float" office:value="0.0683682119281534">
                <text:p>0.0683682119281534</text:p>
              </table:table-cell>
            </table:table-row>
            <table:table-row>
              <table:table-cell office:value-type="float" office:value="0.0123">
                <text:p>0.0123</text:p>
              </table:table-cell>
              <table:table-cell office:value-type="float" office:value="0.069747">
                <text:p>0.069747</text:p>
              </table:table-cell>
              <table:table-cell office:value-type="float" office:value="0.0688292160100171">
                <text:p>0.0688292160100171</text:p>
              </table:table-cell>
            </table:table-row>
            <table:table-row>
              <table:table-cell office:value-type="float" office:value="0.0124">
                <text:p>0.0124</text:p>
              </table:table-cell>
              <table:table-cell office:value-type="float" office:value="0.070226">
                <text:p>0.070226</text:p>
              </table:table-cell>
              <table:table-cell office:value-type="float" office:value="0.0692912201300829">
                <text:p>0.0692912201300829</text:p>
              </table:table-cell>
            </table:table-row>
            <table:table-row>
              <table:table-cell office:value-type="float" office:value="0.0125">
                <text:p>0.0125</text:p>
              </table:table-cell>
              <table:table-cell office:value-type="float" office:value="0.070706">
                <text:p>0.070706</text:p>
              </table:table-cell>
              <table:table-cell office:value-type="float" office:value="0.0697522242440834">
                <text:p>0.0697522242440834</text:p>
              </table:table-cell>
            </table:table-row>
            <table:table-row>
              <table:table-cell office:value-type="float" office:value="0.0126">
                <text:p>0.0126</text:p>
              </table:table-cell>
              <table:table-cell office:value-type="float" office:value="0.071185">
                <text:p>0.071185</text:p>
              </table:table-cell>
              <table:table-cell office:value-type="float" office:value="0.0702132283991279">
                <text:p>0.0702132283991279</text:p>
              </table:table-cell>
            </table:table-row>
            <table:table-row>
              <table:table-cell office:value-type="float" office:value="0.0127">
                <text:p>0.0127</text:p>
              </table:table-cell>
              <table:table-cell office:value-type="float" office:value="0.071665">
                <text:p>0.071665</text:p>
              </table:table-cell>
              <table:table-cell office:value-type="float" office:value="0.0706742325697004">
                <text:p>0.0706742325697004</text:p>
              </table:table-cell>
            </table:table-row>
            <table:table-row>
              <table:table-cell office:value-type="float" office:value="0.0128">
                <text:p>0.0128</text:p>
              </table:table-cell>
              <table:table-cell office:value-type="float" office:value="0.072145">
                <text:p>0.072145</text:p>
              </table:table-cell>
              <table:table-cell office:value-type="float" office:value="0.0711362367263718">
                <text:p>0.0711362367263718</text:p>
              </table:table-cell>
            </table:table-row>
            <table:table-row>
              <table:table-cell office:value-type="float" office:value="0.0129">
                <text:p>0.0129</text:p>
              </table:table-cell>
              <table:table-cell office:value-type="float" office:value="0.072624">
                <text:p>0.072624</text:p>
              </table:table-cell>
              <table:table-cell office:value-type="float" office:value="0.0715972409269212">
                <text:p>0.0715972409269212</text:p>
              </table:table-cell>
            </table:table-row>
            <table:table-row>
              <table:table-cell office:value-type="float" office:value="0.013">
                <text:p>0.013</text:p>
              </table:table-cell>
              <table:table-cell office:value-type="float" office:value="0.073104">
                <text:p>0.073104</text:p>
              </table:table-cell>
              <table:table-cell office:value-type="float" office:value="0.0720582451160344">
                <text:p>0.0720582451160344</text:p>
              </table:table-cell>
            </table:table-row>
            <table:table-row>
              <table:table-cell office:value-type="float" office:value="0.0131">
                <text:p>0.0131</text:p>
              </table:table-cell>
              <table:table-cell office:value-type="float" office:value="0.073583">
                <text:p>0.073583</text:p>
              </table:table-cell>
              <table:table-cell office:value-type="float" office:value="0.0725192493454593">
                <text:p>0.0725192493454593</text:p>
              </table:table-cell>
            </table:table-row>
            <table:table-row>
              <table:table-cell office:value-type="float" office:value="0.0132">
                <text:p>0.0132</text:p>
              </table:table-cell>
              <table:table-cell office:value-type="float" office:value="0.074042">
                <text:p>0.074042</text:p>
              </table:table-cell>
              <table:table-cell office:value-type="float" office:value="0.0729812535855072">
                <text:p>0.0729812535855072</text:p>
              </table:table-cell>
            </table:table-row>
            <table:table-row>
              <table:table-cell office:value-type="float" office:value="0.0133">
                <text:p>0.0133</text:p>
              </table:table-cell>
              <table:table-cell office:value-type="float" office:value="0.074473">
                <text:p>0.074473</text:p>
              </table:table-cell>
              <table:table-cell office:value-type="float" office:value="0.073442257816328">
                <text:p>0.073442257816328</text:p>
              </table:table-cell>
            </table:table-row>
            <table:table-row>
              <table:table-cell office:value-type="float" office:value="0.0134">
                <text:p>0.0134</text:p>
              </table:table-cell>
              <table:table-cell office:value-type="float" office:value="0.074903">
                <text:p>0.074903</text:p>
              </table:table-cell>
              <table:table-cell office:value-type="float" office:value="0.0739032620870852">
                <text:p>0.0739032620870852</text:p>
              </table:table-cell>
            </table:table-row>
            <table:table-row>
              <table:table-cell office:value-type="float" office:value="0.0135">
                <text:p>0.0135</text:p>
              </table:table-cell>
              <table:table-cell office:value-type="float" office:value="0.075334">
                <text:p>0.075334</text:p>
              </table:table-cell>
              <table:table-cell office:value-type="float" office:value="0.0743652663408187">
                <text:p>0.0743652663408187</text:p>
              </table:table-cell>
            </table:table-row>
            <table:table-row>
              <table:table-cell office:value-type="float" office:value="0.0136">
                <text:p>0.0136</text:p>
              </table:table-cell>
              <table:table-cell office:value-type="float" office:value="0.075764">
                <text:p>0.075764</text:p>
              </table:table-cell>
              <table:table-cell office:value-type="float" office:value="0.0748262706378081">
                <text:p>0.0748262706378081</text:p>
              </table:table-cell>
            </table:table-row>
            <table:table-row>
              <table:table-cell office:value-type="float" office:value="0.0137">
                <text:p>0.0137</text:p>
              </table:table-cell>
              <table:table-cell office:value-type="float" office:value="0.076195">
                <text:p>0.076195</text:p>
              </table:table-cell>
              <table:table-cell office:value-type="float" office:value="0.0752872749476358">
                <text:p>0.0752872749476358</text:p>
              </table:table-cell>
            </table:table-row>
            <table:table-row>
              <table:table-cell office:value-type="float" office:value="0.0138">
                <text:p>0.0138</text:p>
              </table:table-cell>
              <table:table-cell office:value-type="float" office:value="0.076625">
                <text:p>0.076625</text:p>
              </table:table-cell>
              <table:table-cell office:value-type="float" office:value="0.0757482792429135">
                <text:p>0.0757482792429135</text:p>
              </table:table-cell>
            </table:table-row>
            <table:table-row>
              <table:table-cell office:value-type="float" office:value="0.0139">
                <text:p>0.0139</text:p>
              </table:table-cell>
              <table:table-cell office:value-type="float" office:value="0.077055">
                <text:p>0.077055</text:p>
              </table:table-cell>
              <table:table-cell office:value-type="float" office:value="0.0762102835738721">
                <text:p>0.0762102835738721</text:p>
              </table:table-cell>
            </table:table-row>
            <table:table-row>
              <table:table-cell office:value-type="float" office:value="0.014">
                <text:p>0.014</text:p>
              </table:table-cell>
              <table:table-cell office:value-type="float" office:value="0.077486">
                <text:p>0.077486</text:p>
              </table:table-cell>
              <table:table-cell office:value-type="float" office:value="0.0766712878932662">
                <text:p>0.0766712878932662</text:p>
              </table:table-cell>
            </table:table-row>
            <table:table-row>
              <table:table-cell office:value-type="float" office:value="0.0141">
                <text:p>0.0141</text:p>
              </table:table-cell>
              <table:table-cell office:value-type="float" office:value="0.077916">
                <text:p>0.077916</text:p>
              </table:table-cell>
              <table:table-cell office:value-type="float" office:value="0.0771322922518766">
                <text:p>0.0771322922518766</text:p>
              </table:table-cell>
            </table:table-row>
            <table:table-row>
              <table:table-cell office:value-type="float" office:value="0.0142">
                <text:p>0.0142</text:p>
              </table:table-cell>
              <table:table-cell office:value-type="float" office:value="0.078347">
                <text:p>0.078347</text:p>
              </table:table-cell>
              <table:table-cell office:value-type="float" office:value="0.0775932966222115">
                <text:p>0.0775932966222115</text:p>
              </table:table-cell>
            </table:table-row>
            <table:table-row>
              <table:table-cell office:value-type="float" office:value="0.0143">
                <text:p>0.0143</text:p>
              </table:table-cell>
              <table:table-cell office:value-type="float" office:value="0.078777">
                <text:p>0.078777</text:p>
              </table:table-cell>
              <table:table-cell office:value-type="float" office:value="0.0780553009724362">
                <text:p>0.0780553009724362</text:p>
              </table:table-cell>
            </table:table-row>
            <table:table-row>
              <table:table-cell office:value-type="float" office:value="0.0144">
                <text:p>0.0144</text:p>
              </table:table-cell>
              <table:table-cell office:value-type="float" office:value="0.079208">
                <text:p>0.079208</text:p>
              </table:table-cell>
              <table:table-cell office:value-type="float" office:value="0.0785163053654488">
                <text:p>0.0785163053654488</text:p>
              </table:table-cell>
            </table:table-row>
            <table:table-row>
              <table:table-cell office:value-type="float" office:value="0.0145">
                <text:p>0.0145</text:p>
              </table:table-cell>
              <table:table-cell office:value-type="float" office:value="0.079638">
                <text:p>0.079638</text:p>
              </table:table-cell>
              <table:table-cell office:value-type="float" office:value="0.0789773097415714">
                <text:p>0.0789773097415714</text:p>
              </table:table-cell>
            </table:table-row>
            <table:table-row>
              <table:table-cell office:value-type="float" office:value="0.0146">
                <text:p>0.0146</text:p>
              </table:table-cell>
              <table:table-cell office:value-type="float" office:value="0.080069">
                <text:p>0.080069</text:p>
              </table:table-cell>
              <table:table-cell office:value-type="float" office:value="0.0794393141525536">
                <text:p>0.0794393141525536</text:p>
              </table:table-cell>
            </table:table-row>
            <table:table-row>
              <table:table-cell office:value-type="float" office:value="0.0147">
                <text:p>0.0147</text:p>
              </table:table-cell>
              <table:table-cell office:value-type="float" office:value="0.080499">
                <text:p>0.080499</text:p>
              </table:table-cell>
              <table:table-cell office:value-type="float" office:value="0.0799003185781941">
                <text:p>0.0799003185781941</text:p>
              </table:table-cell>
            </table:table-row>
            <table:table-row>
              <table:table-cell office:value-type="float" office:value="0.0148">
                <text:p>0.0148</text:p>
              </table:table-cell>
              <table:table-cell office:value-type="float" office:value="0.08093">
                <text:p>0.08093</text:p>
              </table:table-cell>
              <table:table-cell office:value-type="float" office:value="0.0803613229860335">
                <text:p>0.0803613229860335</text:p>
              </table:table-cell>
            </table:table-row>
            <table:table-row>
              <table:table-cell office:value-type="float" office:value="0.0149">
                <text:p>0.0149</text:p>
              </table:table-cell>
              <table:table-cell office:value-type="float" office:value="0.08136">
                <text:p>0.08136</text:p>
              </table:table-cell>
              <table:table-cell office:value-type="float" office:value="0.0808223274324837">
                <text:p>0.0808223274324837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0.081791">
                <text:p>0.081791</text:p>
              </table:table-cell>
              <table:table-cell office:value-type="float" office:value="0.0812843318850466">
                <text:p>0.0812843318850466</text:p>
              </table:table-cell>
            </table:table-row>
            <table:table-row>
              <table:table-cell office:value-type="float" office:value="0.0151">
                <text:p>0.0151</text:p>
              </table:table-cell>
              <table:table-cell office:value-type="float" office:value="0.082221">
                <text:p>0.082221</text:p>
              </table:table-cell>
              <table:table-cell office:value-type="float" office:value="0.0817083401875745">
                <text:p>0.0817083401875745</text:p>
              </table:table-cell>
            </table:table-row>
            <table:table-row>
              <table:table-cell office:value-type="float" office:value="0.0152">
                <text:p>0.0152</text:p>
              </table:table-cell>
              <table:table-cell office:value-type="float" office:value="0.082652">
                <text:p>0.082652</text:p>
              </table:table-cell>
              <table:table-cell office:value-type="float" office:value="0.0821323485535291">
                <text:p>0.0821323485535291</text:p>
              </table:table-cell>
            </table:table-row>
            <table:table-row>
              <table:table-cell office:value-type="float" office:value="0.0153">
                <text:p>0.0153</text:p>
              </table:table-cell>
              <table:table-cell office:value-type="float" office:value="0.083082">
                <text:p>0.083082</text:p>
              </table:table-cell>
              <table:table-cell office:value-type="float" office:value="0.0825563570113417">
                <text:p>0.0825563570113417</text:p>
              </table:table-cell>
            </table:table-row>
            <table:table-row>
              <table:table-cell office:value-type="float" office:value="0.0154">
                <text:p>0.0154</text:p>
              </table:table-cell>
              <table:table-cell office:value-type="float" office:value="0.083513">
                <text:p>0.083513</text:p>
              </table:table-cell>
              <table:table-cell office:value-type="float" office:value="0.0829803655015095">
                <text:p>0.0829803655015095</text:p>
              </table:table-cell>
            </table:table-row>
            <table:table-row>
              <table:table-cell office:value-type="float" office:value="0.0155">
                <text:p>0.0155</text:p>
              </table:table-cell>
              <table:table-cell office:value-type="float" office:value="0.083943">
                <text:p>0.083943</text:p>
              </table:table-cell>
              <table:table-cell office:value-type="float" office:value="0.0834043740522288">
                <text:p>0.0834043740522288</text:p>
              </table:table-cell>
            </table:table-row>
            <table:table-row>
              <table:table-cell office:value-type="float" office:value="0.0156">
                <text:p>0.0156</text:p>
              </table:table-cell>
              <table:table-cell office:value-type="float" office:value="0.084374">
                <text:p>0.084374</text:p>
              </table:table-cell>
              <table:table-cell office:value-type="float" office:value="0.0838283826927968">
                <text:p>0.0838283826927968</text:p>
              </table:table-cell>
            </table:table-row>
            <table:table-row>
              <table:table-cell office:value-type="float" office:value="0.0157">
                <text:p>0.0157</text:p>
              </table:table-cell>
              <table:table-cell office:value-type="float" office:value="0.084804">
                <text:p>0.084804</text:p>
              </table:table-cell>
              <table:table-cell office:value-type="float" office:value="0.0842523913621447">
                <text:p>0.0842523913621447</text:p>
              </table:table-cell>
            </table:table-row>
            <table:table-row>
              <table:table-cell office:value-type="float" office:value="0.0158">
                <text:p>0.0158</text:p>
              </table:table-cell>
              <table:table-cell office:value-type="float" office:value="0.085234">
                <text:p>0.085234</text:p>
              </table:table-cell>
              <table:table-cell office:value-type="float" office:value="0.0846764001200813">
                <text:p>0.0846764001200813</text:p>
              </table:table-cell>
            </table:table-row>
            <table:table-row>
              <table:table-cell office:value-type="float" office:value="0.0159">
                <text:p>0.0159</text:p>
              </table:table-cell>
              <table:table-cell office:value-type="float" office:value="0.085665">
                <text:p>0.085665</text:p>
              </table:table-cell>
              <table:table-cell office:value-type="float" office:value="0.0851004089045176">
                <text:p>0.0851004089045176</text:p>
              </table:table-cell>
            </table:table-row>
            <table:table-row>
              <table:table-cell office:value-type="float" office:value="0.016">
                <text:p>0.016</text:p>
              </table:table-cell>
              <table:table-cell office:value-type="float" office:value="0.086095">
                <text:p>0.086095</text:p>
              </table:table-cell>
              <table:table-cell office:value-type="float" office:value="0.0855244177450867">
                <text:p>0.0855244177450867</text:p>
              </table:table-cell>
            </table:table-row>
            <table:table-row>
              <table:table-cell office:value-type="float" office:value="0.0161">
                <text:p>0.0161</text:p>
              </table:table-cell>
              <table:table-cell office:value-type="float" office:value="0.086526">
                <text:p>0.086526</text:p>
              </table:table-cell>
              <table:table-cell office:value-type="float" office:value="0.0859484266724668">
                <text:p>0.0859484266724668</text:p>
              </table:table-cell>
            </table:table-row>
            <table:table-row>
              <table:table-cell office:value-type="float" office:value="0.0162">
                <text:p>0.0162</text:p>
              </table:table-cell>
              <table:table-cell office:value-type="float" office:value="0.086956">
                <text:p>0.086956</text:p>
              </table:table-cell>
              <table:table-cell office:value-type="float" office:value="0.086372435623076">
                <text:p>0.086372435623076</text:p>
              </table:table-cell>
            </table:table-row>
            <table:table-row>
              <table:table-cell office:value-type="float" office:value="0.0163">
                <text:p>0.0163</text:p>
              </table:table-cell>
              <table:table-cell office:value-type="float" office:value="0.087387">
                <text:p>0.087387</text:p>
              </table:table-cell>
              <table:table-cell office:value-type="float" office:value="0.0867964446273717">
                <text:p>0.0867964446273717</text:p>
              </table:table-cell>
            </table:table-row>
            <table:table-row>
              <table:table-cell office:value-type="float" office:value="0.0164">
                <text:p>0.0164</text:p>
              </table:table-cell>
              <table:table-cell office:value-type="float" office:value="0.087817">
                <text:p>0.087817</text:p>
              </table:table-cell>
              <table:table-cell office:value-type="float" office:value="0.0872204537168255">
                <text:p>0.0872204537168255</text:p>
              </table:table-cell>
            </table:table-row>
            <table:table-row>
              <table:table-cell office:value-type="float" office:value="0.0165">
                <text:p>0.0165</text:p>
              </table:table-cell>
              <table:table-cell office:value-type="float" office:value="0.088248">
                <text:p>0.088248</text:p>
              </table:table-cell>
              <table:table-cell office:value-type="float" office:value="0.0876444628264039">
                <text:p>0.0876444628264039</text:p>
              </table:table-cell>
            </table:table-row>
            <table:table-row>
              <table:table-cell office:value-type="float" office:value="0.0166">
                <text:p>0.0166</text:p>
              </table:table-cell>
              <table:table-cell office:value-type="float" office:value="0.088678">
                <text:p>0.088678</text:p>
              </table:table-cell>
              <table:table-cell office:value-type="float" office:value="0.0880684719873628">
                <text:p>0.0880684719873628</text:p>
              </table:table-cell>
            </table:table-row>
            <table:table-row>
              <table:table-cell office:value-type="float" office:value="0.0167">
                <text:p>0.0167</text:p>
              </table:table-cell>
              <table:table-cell office:value-type="float" office:value="0.089109">
                <text:p>0.089109</text:p>
              </table:table-cell>
              <table:table-cell office:value-type="float" office:value="0.088492481231942">
                <text:p>0.088492481231942</text:p>
              </table:table-cell>
            </table:table-row>
            <table:table-row>
              <table:table-cell office:value-type="float" office:value="0.0168">
                <text:p>0.0168</text:p>
              </table:table-cell>
              <table:table-cell office:value-type="float" office:value="0.089539">
                <text:p>0.089539</text:p>
              </table:table-cell>
              <table:table-cell office:value-type="float" office:value="0.0889164904936964">
                <text:p>0.0889164904936964</text:p>
              </table:table-cell>
            </table:table-row>
            <table:table-row>
              <table:table-cell office:value-type="float" office:value="0.0169">
                <text:p>0.0169</text:p>
              </table:table-cell>
              <table:table-cell office:value-type="float" office:value="0.08997">
                <text:p>0.08997</text:p>
              </table:table-cell>
              <table:table-cell office:value-type="float" office:value="0.0893404998381053">
                <text:p>0.0893404998381053</text:p>
              </table:table-cell>
            </table:table-row>
            <table:table-row>
              <table:table-cell office:value-type="float" office:value="0.017">
                <text:p>0.017</text:p>
              </table:table-cell>
              <table:table-cell office:value-type="float" office:value="0.0904">
                <text:p>0.0904</text:p>
              </table:table-cell>
              <table:table-cell office:value-type="float" office:value="0.0897645091978032">
                <text:p>0.0897645091978032</text:p>
              </table:table-cell>
            </table:table-row>
            <table:table-row>
              <table:table-cell office:value-type="float" office:value="0.0171">
                <text:p>0.0171</text:p>
              </table:table-cell>
              <table:table-cell office:value-type="float" office:value="0.090831">
                <text:p>0.090831</text:p>
              </table:table-cell>
              <table:table-cell office:value-type="float" office:value="0.0901885186053219">
                <text:p>0.0901885186053219</text:p>
              </table:table-cell>
            </table:table-row>
            <table:table-row>
              <table:table-cell office:value-type="float" office:value="0.0172">
                <text:p>0.0172</text:p>
              </table:table-cell>
              <table:table-cell office:value-type="float" office:value="0.091261">
                <text:p>0.091261</text:p>
              </table:table-cell>
              <table:table-cell office:value-type="float" office:value="0.0906125280941306">
                <text:p>0.0906125280941306</text:p>
              </table:table-cell>
            </table:table-row>
            <table:table-row>
              <table:table-cell office:value-type="float" office:value="0.0173">
                <text:p>0.0173</text:p>
              </table:table-cell>
              <table:table-cell office:value-type="float" office:value="0.091692">
                <text:p>0.091692</text:p>
              </table:table-cell>
              <table:table-cell office:value-type="float" office:value="0.0910365375955149">
                <text:p>0.0910365375955149</text:p>
              </table:table-cell>
            </table:table-row>
            <table:table-row>
              <table:table-cell office:value-type="float" office:value="0.0174">
                <text:p>0.0174</text:p>
              </table:table-cell>
              <table:table-cell office:value-type="float" office:value="0.092122">
                <text:p>0.092122</text:p>
              </table:table-cell>
              <table:table-cell office:value-type="float" office:value="0.0914605471773316">
                <text:p>0.0914605471773316</text:p>
              </table:table-cell>
            </table:table-row>
            <table:table-row>
              <table:table-cell office:value-type="float" office:value="0.0175">
                <text:p>0.0175</text:p>
              </table:table-cell>
              <table:table-cell office:value-type="float" office:value="0.092553">
                <text:p>0.092553</text:p>
              </table:table-cell>
              <table:table-cell office:value-type="float" office:value="0.0918845567699866">
                <text:p>0.0918845567699866</text:p>
              </table:table-cell>
            </table:table-row>
            <table:table-row>
              <table:table-cell office:value-type="float" office:value="0.0176">
                <text:p>0.0176</text:p>
              </table:table-cell>
              <table:table-cell office:value-type="float" office:value="0.092983">
                <text:p>0.092983</text:p>
              </table:table-cell>
              <table:table-cell office:value-type="float" office:value="0.0923085664072241">
                <text:p>0.0923085664072241</text:p>
              </table:table-cell>
            </table:table-row>
            <table:table-row>
              <table:table-cell office:value-type="float" office:value="0.0177">
                <text:p>0.0177</text:p>
              </table:table-cell>
              <table:table-cell office:value-type="float" office:value="0.093414">
                <text:p>0.093414</text:p>
              </table:table-cell>
              <table:table-cell office:value-type="float" office:value="0.0927335761174689">
                <text:p>0.0927335761174689</text:p>
              </table:table-cell>
            </table:table-row>
            <table:table-row>
              <table:table-cell office:value-type="float" office:value="0.0178">
                <text:p>0.0178</text:p>
              </table:table-cell>
              <table:table-cell office:value-type="float" office:value="0.093844">
                <text:p>0.093844</text:p>
              </table:table-cell>
              <table:table-cell office:value-type="float" office:value="0.0931575858421868">
                <text:p>0.0931575858421868</text:p>
              </table:table-cell>
            </table:table-row>
            <table:table-row>
              <table:table-cell office:value-type="float" office:value="0.0179">
                <text:p>0.0179</text:p>
              </table:table-cell>
              <table:table-cell office:value-type="float" office:value="0.094274">
                <text:p>0.094274</text:p>
              </table:table-cell>
              <table:table-cell office:value-type="float" office:value="0.0935815956096839">
                <text:p>0.0935815956096839</text:p>
              </table:table-cell>
            </table:table-row>
            <table:table-row>
              <table:table-cell office:value-type="float" office:value="0.018">
                <text:p>0.018</text:p>
              </table:table-cell>
              <table:table-cell office:value-type="float" office:value="0.094705">
                <text:p>0.094705</text:p>
              </table:table-cell>
              <table:table-cell office:value-type="float" office:value="0.0940056054552711">
                <text:p>0.0940056054552711</text:p>
              </table:table-cell>
            </table:table-row>
            <table:table-row>
              <table:table-cell office:value-type="float" office:value="0.0181">
                <text:p>0.0181</text:p>
              </table:table-cell>
              <table:table-cell office:value-type="float" office:value="0.095135">
                <text:p>0.095135</text:p>
              </table:table-cell>
              <table:table-cell office:value-type="float" office:value="0.0944296153068099">
                <text:p>0.0944296153068099</text:p>
              </table:table-cell>
            </table:table-row>
            <table:table-row>
              <table:table-cell office:value-type="float" office:value="0.0182">
                <text:p>0.0182</text:p>
              </table:table-cell>
              <table:table-cell office:value-type="float" office:value="0.095566">
                <text:p>0.095566</text:p>
              </table:table-cell>
              <table:table-cell office:value-type="float" office:value="0.0948536252357284">
                <text:p>0.0948536252357284</text:p>
              </table:table-cell>
            </table:table-row>
            <table:table-row>
              <table:table-cell office:value-type="float" office:value="0.0183">
                <text:p>0.0183</text:p>
              </table:table-cell>
              <table:table-cell office:value-type="float" office:value="0.095996">
                <text:p>0.095996</text:p>
              </table:table-cell>
              <table:table-cell office:value-type="float" office:value="0.0952776351690679">
                <text:p>0.0952776351690679</text:p>
              </table:table-cell>
            </table:table-row>
            <table:table-row>
              <table:table-cell office:value-type="float" office:value="0.0184">
                <text:p>0.0184</text:p>
              </table:table-cell>
              <table:table-cell office:value-type="float" office:value="0.096427">
                <text:p>0.096427</text:p>
              </table:table-cell>
              <table:table-cell office:value-type="float" office:value="0.0957016451423903">
                <text:p>0.0957016451423903</text:p>
              </table:table-cell>
            </table:table-row>
            <table:table-row>
              <table:table-cell office:value-type="float" office:value="0.0185">
                <text:p>0.0185</text:p>
              </table:table-cell>
              <table:table-cell office:value-type="float" office:value="0.096836">
                <text:p>0.096836</text:p>
              </table:table-cell>
              <table:table-cell office:value-type="float" office:value="0.0961256551920875">
                <text:p>0.0961256551920875</text:p>
              </table:table-cell>
            </table:table-row>
            <table:table-row>
              <table:table-cell office:value-type="float" office:value="0.0186">
                <text:p>0.0186</text:p>
              </table:table-cell>
              <table:table-cell office:value-type="float" office:value="0.097238">
                <text:p>0.097238</text:p>
              </table:table-cell>
              <table:table-cell office:value-type="float" office:value="0.0965496652439981">
                <text:p>0.0965496652439981</text:p>
              </table:table-cell>
            </table:table-row>
            <table:table-row>
              <table:table-cell office:value-type="float" office:value="0.0187">
                <text:p>0.0187</text:p>
              </table:table-cell>
              <table:table-cell office:value-type="float" office:value="0.097641">
                <text:p>0.097641</text:p>
              </table:table-cell>
              <table:table-cell office:value-type="float" office:value="0.0969736753343303">
                <text:p>0.0969736753343303</text:p>
              </table:table-cell>
            </table:table-row>
            <table:table-row>
              <table:table-cell office:value-type="float" office:value="0.0188">
                <text:p>0.0188</text:p>
              </table:table-cell>
              <table:table-cell office:value-type="float" office:value="0.098044">
                <text:p>0.098044</text:p>
              </table:table-cell>
              <table:table-cell office:value-type="float" office:value="0.0973976855001">
                <text:p>0.0973976855001</text:p>
              </table:table-cell>
            </table:table-row>
            <table:table-row>
              <table:table-cell office:value-type="float" office:value="0.0189">
                <text:p>0.0189</text:p>
              </table:table-cell>
              <table:table-cell office:value-type="float" office:value="0.098447">
                <text:p>0.098447</text:p>
              </table:table-cell>
              <table:table-cell office:value-type="float" office:value="0.0978216956659738">
                <text:p>0.0978216956659738</text:p>
              </table:table-cell>
            </table:table-row>
            <table:table-row>
              <table:table-cell office:value-type="float" office:value="0.019">
                <text:p>0.019</text:p>
              </table:table-cell>
              <table:table-cell office:value-type="float" office:value="0.09885">
                <text:p>0.09885</text:p>
              </table:table-cell>
              <table:table-cell office:value-type="float" office:value="0.098245705868788">
                <text:p>0.098245705868788</text:p>
              </table:table-cell>
            </table:table-row>
            <table:table-row>
              <table:table-cell office:value-type="float" office:value="0.0191">
                <text:p>0.0191</text:p>
              </table:table-cell>
              <table:table-cell office:value-type="float" office:value="0.099253">
                <text:p>0.099253</text:p>
              </table:table-cell>
              <table:table-cell office:value-type="float" office:value="0.0986697161461656">
                <text:p>0.0986697161461656</text:p>
              </table:table-cell>
            </table:table-row>
            <table:table-row>
              <table:table-cell office:value-type="float" office:value="0.0192">
                <text:p>0.0192</text:p>
              </table:table-cell>
              <table:table-cell office:value-type="float" office:value="0.099656">
                <text:p>0.099656</text:p>
              </table:table-cell>
              <table:table-cell office:value-type="float" office:value="0.0990937264216303">
                <text:p>0.0990937264216303</text:p>
              </table:table-cell>
            </table:table-row>
            <table:table-row>
              <table:table-cell office:value-type="float" office:value="0.0193">
                <text:p>0.0193</text:p>
              </table:table-cell>
              <table:table-cell office:value-type="float" office:value="0.10006">
                <text:p>0.10006</text:p>
              </table:table-cell>
              <table:table-cell office:value-type="float" office:value="0.0995177367711083">
                <text:p>0.0995177367711083</text:p>
              </table:table-cell>
            </table:table-row>
            <table:table-row>
              <table:table-cell office:value-type="float" office:value="0.0194">
                <text:p>0.0194</text:p>
              </table:table-cell>
              <table:table-cell office:value-type="float" office:value="0.10046">
                <text:p>0.10046</text:p>
              </table:table-cell>
              <table:table-cell office:value-type="float" office:value="0.0999417471173763">
                <text:p>0.0999417471173763</text:p>
              </table:table-cell>
            </table:table-row>
            <table:table-row>
              <table:table-cell office:value-type="float" office:value="0.0195">
                <text:p>0.0195</text:p>
              </table:table-cell>
              <table:table-cell office:value-type="float" office:value="0.10086">
                <text:p>0.10086</text:p>
              </table:table-cell>
              <table:table-cell office:value-type="float" office:value="0.100370757460545">
                <text:p>0.100370757460545</text:p>
              </table:table-cell>
            </table:table-row>
            <table:table-row>
              <table:table-cell office:value-type="float" office:value="0.0196">
                <text:p>0.0196</text:p>
              </table:table-cell>
              <table:table-cell office:value-type="float" office:value="0.10127">
                <text:p>0.10127</text:p>
              </table:table-cell>
              <table:table-cell office:value-type="float" office:value="0.1007907679448">
                <text:p>0.1007907679448</text:p>
              </table:table-cell>
            </table:table-row>
            <table:table-row>
              <table:table-cell office:value-type="float" office:value="0.0197">
                <text:p>0.0197</text:p>
              </table:table-cell>
              <table:table-cell office:value-type="float" office:value="0.10167">
                <text:p>0.10167</text:p>
              </table:table-cell>
              <table:table-cell office:value-type="float" office:value="0.101210778424546">
                <text:p>0.101210778424546</text:p>
              </table:table-cell>
            </table:table-row>
            <table:table-row>
              <table:table-cell office:value-type="float" office:value="0.0198">
                <text:p>0.0198</text:p>
              </table:table-cell>
              <table:table-cell office:value-type="float" office:value="0.10207">
                <text:p>0.10207</text:p>
              </table:table-cell>
              <table:table-cell office:value-type="float" office:value="0.101640788860587">
                <text:p>0.101640788860587</text:p>
              </table:table-cell>
            </table:table-row>
            <table:table-row>
              <table:table-cell office:value-type="float" office:value="0.0199">
                <text:p>0.0199</text:p>
              </table:table-cell>
              <table:table-cell office:value-type="float" office:value="0.10248">
                <text:p>0.10248</text:p>
              </table:table-cell>
              <table:table-cell office:value-type="float" office:value="0.102060799446612">
                <text:p>0.102060799446612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10288">
                <text:p>0.10288</text:p>
              </table:table-cell>
              <table:table-cell office:value-type="float" office:value="0.10249080994729">
                <text:p>0.10249080994729</text:p>
              </table:table-cell>
            </table:table-row>
            <table:table-row>
              <table:table-cell office:value-type="float" office:value="0.0201">
                <text:p>0.0201</text:p>
              </table:table-cell>
              <table:table-cell office:value-type="float" office:value="0.10328">
                <text:p>0.10328</text:p>
              </table:table-cell>
              <table:table-cell office:value-type="float" office:value="0.102890830332395">
                <text:p>0.102890830332395</text:p>
              </table:table-cell>
            </table:table-row>
            <table:table-row>
              <table:table-cell office:value-type="float" office:value="0.0202">
                <text:p>0.0202</text:p>
              </table:table-cell>
              <table:table-cell office:value-type="float" office:value="0.10368">
                <text:p>0.10368</text:p>
              </table:table-cell>
              <table:table-cell office:value-type="float" office:value="0.103290850856029">
                <text:p>0.103290850856029</text:p>
              </table:table-cell>
            </table:table-row>
            <table:table-row>
              <table:table-cell office:value-type="float" office:value="0.0203">
                <text:p>0.0203</text:p>
              </table:table-cell>
              <table:table-cell office:value-type="float" office:value="0.10409">
                <text:p>0.10409</text:p>
              </table:table-cell>
              <table:table-cell office:value-type="float" office:value="0.103690871596889">
                <text:p>0.103690871596889</text:p>
              </table:table-cell>
            </table:table-row>
            <table:table-row>
              <table:table-cell office:value-type="float" office:value="0.0204">
                <text:p>0.0204</text:p>
              </table:table-cell>
              <table:table-cell office:value-type="float" office:value="0.10449">
                <text:p>0.10449</text:p>
              </table:table-cell>
              <table:table-cell office:value-type="float" office:value="0.104100892427022">
                <text:p>0.104100892427022</text:p>
              </table:table-cell>
            </table:table-row>
            <table:table-row>
              <table:table-cell office:value-type="float" office:value="0.0205">
                <text:p>0.0205</text:p>
              </table:table-cell>
              <table:table-cell office:value-type="float" office:value="0.10489">
                <text:p>0.10489</text:p>
              </table:table-cell>
              <table:table-cell office:value-type="float" office:value="0.104500913472388">
                <text:p>0.104500913472388</text:p>
              </table:table-cell>
            </table:table-row>
            <table:table-row>
              <table:table-cell office:value-type="float" office:value="0.0206">
                <text:p>0.0206</text:p>
              </table:table-cell>
              <table:table-cell office:value-type="float" office:value="0.1053">
                <text:p>0.1053</text:p>
              </table:table-cell>
              <table:table-cell office:value-type="float" office:value="0.104900934730181">
                <text:p>0.104900934730181</text:p>
              </table:table-cell>
            </table:table-row>
            <table:table-row>
              <table:table-cell office:value-type="float" office:value="0.0207">
                <text:p>0.0207</text:p>
              </table:table-cell>
              <table:table-cell office:value-type="float" office:value="0.1057">
                <text:p>0.1057</text:p>
              </table:table-cell>
              <table:table-cell office:value-type="float" office:value="0.105310956023639">
                <text:p>0.105310956023639</text:p>
              </table:table-cell>
            </table:table-row>
            <table:table-row>
              <table:table-cell office:value-type="float" office:value="0.0208">
                <text:p>0.0208</text:p>
              </table:table-cell>
              <table:table-cell office:value-type="float" office:value="0.1061">
                <text:p>0.1061</text:p>
              </table:table-cell>
              <table:table-cell office:value-type="float" office:value="0.105710977615558">
                <text:p>0.105710977615558</text:p>
              </table:table-cell>
            </table:table-row>
            <table:table-row>
              <table:table-cell office:value-type="float" office:value="0.0209">
                <text:p>0.0209</text:p>
              </table:table-cell>
              <table:table-cell office:value-type="float" office:value="0.1065">
                <text:p>0.1065</text:p>
              </table:table-cell>
              <table:table-cell office:value-type="float" office:value="0.106110999329336">
                <text:p>0.106110999329336</text:p>
              </table:table-cell>
            </table:table-row>
            <table:table-row>
              <table:table-cell office:value-type="float" office:value="0.021">
                <text:p>0.021</text:p>
              </table:table-cell>
              <table:table-cell office:value-type="float" office:value="0.10691">
                <text:p>0.10691</text:p>
              </table:table-cell>
              <table:table-cell office:value-type="float" office:value="0.106511021249523">
                <text:p>0.106511021249523</text:p>
              </table:table-cell>
            </table:table-row>
            <table:table-row>
              <table:table-cell office:value-type="float" office:value="0.0211">
                <text:p>0.0211</text:p>
              </table:table-cell>
              <table:table-cell office:value-type="float" office:value="0.10731">
                <text:p>0.10731</text:p>
              </table:table-cell>
              <table:table-cell office:value-type="float" office:value="0.106921043233698">
                <text:p>0.106921043233698</text:p>
              </table:table-cell>
            </table:table-row>
            <table:table-row>
              <table:table-cell office:value-type="float" office:value="0.0212">
                <text:p>0.0212</text:p>
              </table:table-cell>
              <table:table-cell office:value-type="float" office:value="0.10771">
                <text:p>0.10771</text:p>
              </table:table-cell>
              <table:table-cell office:value-type="float" office:value="0.107321065428946">
                <text:p>0.107321065428946</text:p>
              </table:table-cell>
            </table:table-row>
            <table:table-row>
              <table:table-cell office:value-type="float" office:value="0.0213">
                <text:p>0.0213</text:p>
              </table:table-cell>
              <table:table-cell office:value-type="float" office:value="0.10812">
                <text:p>0.10812</text:p>
              </table:table-cell>
              <table:table-cell office:value-type="float" office:value="0.10772108782635">
                <text:p>0.10772108782635</text:p>
              </table:table-cell>
            </table:table-row>
            <table:table-row>
              <table:table-cell office:value-type="float" office:value="0.0214">
                <text:p>0.0214</text:p>
              </table:table-cell>
              <table:table-cell office:value-type="float" office:value="0.10852">
                <text:p>0.10852</text:p>
              </table:table-cell>
              <table:table-cell office:value-type="float" office:value="0.108121110334661">
                <text:p>0.108121110334661</text:p>
              </table:table-cell>
            </table:table-row>
            <table:table-row>
              <table:table-cell office:value-type="float" office:value="0.0215">
                <text:p>0.0215</text:p>
              </table:table-cell>
              <table:table-cell office:value-type="float" office:value="0.10892">
                <text:p>0.10892</text:p>
              </table:table-cell>
              <table:table-cell office:value-type="float" office:value="0.108531132938019">
                <text:p>0.108531132938019</text:p>
              </table:table-cell>
            </table:table-row>
            <table:table-row>
              <table:table-cell office:value-type="float" office:value="0.0216">
                <text:p>0.0216</text:p>
              </table:table-cell>
              <table:table-cell office:value-type="float" office:value="0.10932">
                <text:p>0.10932</text:p>
              </table:table-cell>
              <table:table-cell office:value-type="float" office:value="0.108931155796861">
                <text:p>0.108931155796861</text:p>
              </table:table-cell>
            </table:table-row>
            <table:table-row>
              <table:table-cell office:value-type="float" office:value="0.0217">
                <text:p>0.0217</text:p>
              </table:table-cell>
              <table:table-cell office:value-type="float" office:value="0.10973">
                <text:p>0.10973</text:p>
              </table:table-cell>
              <table:table-cell office:value-type="float" office:value="0.109331178760389">
                <text:p>0.109331178760389</text:p>
              </table:table-cell>
            </table:table-row>
            <table:table-row>
              <table:table-cell office:value-type="float" office:value="0.0218">
                <text:p>0.0218</text:p>
              </table:table-cell>
              <table:table-cell office:value-type="float" office:value="0.11013">
                <text:p>0.11013</text:p>
              </table:table-cell>
              <table:table-cell office:value-type="float" office:value="0.109741201809931">
                <text:p>0.109741201809931</text:p>
              </table:table-cell>
            </table:table-row>
            <table:table-row>
              <table:table-cell office:value-type="float" office:value="0.0219">
                <text:p>0.0219</text:p>
              </table:table-cell>
              <table:table-cell office:value-type="float" office:value="0.11053">
                <text:p>0.11053</text:p>
              </table:table-cell>
              <table:table-cell office:value-type="float" office:value="0.110141225067957">
                <text:p>0.110141225067957</text:p>
              </table:table-cell>
            </table:table-row>
            <table:table-row>
              <table:table-cell office:value-type="float" office:value="0.022">
                <text:p>0.022</text:p>
              </table:table-cell>
              <table:table-cell office:value-type="float" office:value="0.11094">
                <text:p>0.11094</text:p>
              </table:table-cell>
              <table:table-cell office:value-type="float" office:value="0.110541248519023">
                <text:p>0.110541248519023</text:p>
              </table:table-cell>
            </table:table-row>
            <table:table-row>
              <table:table-cell office:value-type="float" office:value="0.0221">
                <text:p>0.0221</text:p>
              </table:table-cell>
              <table:table-cell office:value-type="float" office:value="0.11134">
                <text:p>0.11134</text:p>
              </table:table-cell>
              <table:table-cell office:value-type="float" office:value="0.110941272066859">
                <text:p>0.110941272066859</text:p>
              </table:table-cell>
            </table:table-row>
            <table:table-row>
              <table:table-cell office:value-type="float" office:value="0.0222">
                <text:p>0.0222</text:p>
              </table:table-cell>
              <table:table-cell office:value-type="float" office:value="0.11174">
                <text:p>0.11174</text:p>
              </table:table-cell>
              <table:table-cell office:value-type="float" office:value="0.111351295688954">
                <text:p>0.111351295688954</text:p>
              </table:table-cell>
            </table:table-row>
            <table:table-row>
              <table:table-cell office:value-type="float" office:value="0.0223">
                <text:p>0.0223</text:p>
              </table:table-cell>
              <table:table-cell office:value-type="float" office:value="0.11214">
                <text:p>0.11214</text:p>
              </table:table-cell>
              <table:table-cell office:value-type="float" office:value="0.111751319567265">
                <text:p>0.111751319567265</text:p>
              </table:table-cell>
            </table:table-row>
            <table:table-row>
              <table:table-cell office:value-type="float" office:value="0.0224">
                <text:p>0.0224</text:p>
              </table:table-cell>
              <table:table-cell office:value-type="float" office:value="0.11255">
                <text:p>0.11255</text:p>
              </table:table-cell>
              <table:table-cell office:value-type="float" office:value="0.112151343536676">
                <text:p>0.112151343536676</text:p>
              </table:table-cell>
            </table:table-row>
            <table:table-row>
              <table:table-cell office:value-type="float" office:value="0.0225">
                <text:p>0.0225</text:p>
              </table:table-cell>
              <table:table-cell office:value-type="float" office:value="0.11295">
                <text:p>0.11295</text:p>
              </table:table-cell>
              <table:table-cell office:value-type="float" office:value="0.112561367571737">
                <text:p>0.112561367571737</text:p>
              </table:table-cell>
            </table:table-row>
            <table:table-row>
              <table:table-cell office:value-type="float" office:value="0.0226">
                <text:p>0.0226</text:p>
              </table:table-cell>
              <table:table-cell office:value-type="float" office:value="0.11335">
                <text:p>0.11335</text:p>
              </table:table-cell>
              <table:table-cell office:value-type="float" office:value="0.112961391814029">
                <text:p>0.112961391814029</text:p>
              </table:table-cell>
            </table:table-row>
            <table:table-row>
              <table:table-cell office:value-type="float" office:value="0.0227">
                <text:p>0.0227</text:p>
              </table:table-cell>
              <table:table-cell office:value-type="float" office:value="0.11376">
                <text:p>0.11376</text:p>
              </table:table-cell>
              <table:table-cell office:value-type="float" office:value="0.113361416241252">
                <text:p>0.113361416241252</text:p>
              </table:table-cell>
            </table:table-row>
            <table:table-row>
              <table:table-cell office:value-type="float" office:value="0.0228">
                <text:p>0.0228</text:p>
              </table:table-cell>
              <table:table-cell office:value-type="float" office:value="0.11416">
                <text:p>0.11416</text:p>
              </table:table-cell>
              <table:table-cell office:value-type="float" office:value="0.113761440752355">
                <text:p>0.113761440752355</text:p>
              </table:table-cell>
            </table:table-row>
            <table:table-row>
              <table:table-cell office:value-type="float" office:value="0.0229">
                <text:p>0.0229</text:p>
              </table:table-cell>
              <table:table-cell office:value-type="float" office:value="0.11456">
                <text:p>0.11456</text:p>
              </table:table-cell>
              <table:table-cell office:value-type="float" office:value="0.114171465317888">
                <text:p>0.114171465317888</text:p>
              </table:table-cell>
            </table:table-row>
            <table:table-row>
              <table:table-cell office:value-type="float" office:value="0.023">
                <text:p>0.023</text:p>
              </table:table-cell>
              <table:table-cell office:value-type="float" office:value="0.11496">
                <text:p>0.11496</text:p>
              </table:table-cell>
              <table:table-cell office:value-type="float" office:value="0.114571490141464">
                <text:p>0.114571490141464</text:p>
              </table:table-cell>
            </table:table-row>
            <table:table-row>
              <table:table-cell office:value-type="float" office:value="0.0231">
                <text:p>0.0231</text:p>
              </table:table-cell>
              <table:table-cell office:value-type="float" office:value="0.11537">
                <text:p>0.11537</text:p>
              </table:table-cell>
              <table:table-cell office:value-type="float" office:value="0.11497151504374">
                <text:p>0.11497151504374</text:p>
              </table:table-cell>
            </table:table-row>
            <table:table-row>
              <table:table-cell office:value-type="float" office:value="0.0232">
                <text:p>0.0232</text:p>
              </table:table-cell>
              <table:table-cell office:value-type="float" office:value="0.11577">
                <text:p>0.11577</text:p>
              </table:table-cell>
              <table:table-cell office:value-type="float" office:value="0.115381539992223">
                <text:p>0.115381539992223</text:p>
              </table:table-cell>
            </table:table-row>
            <table:table-row>
              <table:table-cell office:value-type="float" office:value="0.0233">
                <text:p>0.0233</text:p>
              </table:table-cell>
              <table:table-cell office:value-type="float" office:value="0.11617">
                <text:p>0.11617</text:p>
              </table:table-cell>
              <table:table-cell office:value-type="float" office:value="0.115781565147827">
                <text:p>0.115781565147827</text:p>
              </table:table-cell>
            </table:table-row>
            <table:table-row>
              <table:table-cell office:value-type="float" office:value="0.0234">
                <text:p>0.0234</text:p>
              </table:table-cell>
              <table:table-cell office:value-type="float" office:value="0.11658">
                <text:p>0.11658</text:p>
              </table:table-cell>
              <table:table-cell office:value-type="float" office:value="0.116181590481136">
                <text:p>0.116181590481136</text:p>
              </table:table-cell>
            </table:table-row>
            <table:table-row>
              <table:table-cell office:value-type="float" office:value="0.0235">
                <text:p>0.0235</text:p>
              </table:table-cell>
              <table:table-cell office:value-type="float" office:value="0.11698">
                <text:p>0.11698</text:p>
              </table:table-cell>
              <table:table-cell office:value-type="float" office:value="0.116581615939188">
                <text:p>0.116581615939188</text:p>
              </table:table-cell>
            </table:table-row>
            <table:table-row>
              <table:table-cell office:value-type="float" office:value="0.0236">
                <text:p>0.0236</text:p>
              </table:table-cell>
              <table:table-cell office:value-type="float" office:value="0.11738">
                <text:p>0.11738</text:p>
              </table:table-cell>
              <table:table-cell office:value-type="float" office:value="0.116991641327422">
                <text:p>0.116991641327422</text:p>
              </table:table-cell>
            </table:table-row>
            <table:table-row>
              <table:table-cell office:value-type="float" office:value="0.0237">
                <text:p>0.0237</text:p>
              </table:table-cell>
              <table:table-cell office:value-type="float" office:value="0.11778">
                <text:p>0.11778</text:p>
              </table:table-cell>
              <table:table-cell office:value-type="float" office:value="0.117391667029104">
                <text:p>0.117391667029104</text:p>
              </table:table-cell>
            </table:table-row>
            <table:table-row>
              <table:table-cell office:value-type="float" office:value="0.0238">
                <text:p>0.0238</text:p>
              </table:table-cell>
              <table:table-cell office:value-type="float" office:value="0.11817">
                <text:p>0.11817</text:p>
              </table:table-cell>
              <table:table-cell office:value-type="float" office:value="0.117791692798134">
                <text:p>0.117791692798134</text:p>
              </table:table-cell>
            </table:table-row>
            <table:table-row>
              <table:table-cell office:value-type="float" office:value="0.0239">
                <text:p>0.0239</text:p>
              </table:table-cell>
              <table:table-cell office:value-type="float" office:value="0.11855">
                <text:p>0.11855</text:p>
              </table:table-cell>
              <table:table-cell office:value-type="float" office:value="0.118201718594782">
                <text:p>0.118201718594782</text:p>
              </table:table-cell>
            </table:table-row>
            <table:table-row>
              <table:table-cell office:value-type="float" office:value="0.024">
                <text:p>0.024</text:p>
              </table:table-cell>
              <table:table-cell office:value-type="float" office:value="0.11894">
                <text:p>0.11894</text:p>
              </table:table-cell>
              <table:table-cell office:value-type="float" office:value="0.118601744599412">
                <text:p>0.118601744599412</text:p>
              </table:table-cell>
            </table:table-row>
            <table:table-row>
              <table:table-cell office:value-type="float" office:value="0.0241">
                <text:p>0.0241</text:p>
              </table:table-cell>
              <table:table-cell office:value-type="float" office:value="0.11932">
                <text:p>0.11932</text:p>
              </table:table-cell>
              <table:table-cell office:value-type="float" office:value="0.119001770775296">
                <text:p>0.119001770775296</text:p>
              </table:table-cell>
            </table:table-row>
            <table:table-row>
              <table:table-cell office:value-type="float" office:value="0.0242">
                <text:p>0.0242</text:p>
              </table:table-cell>
              <table:table-cell office:value-type="float" office:value="0.11971">
                <text:p>0.11971</text:p>
              </table:table-cell>
              <table:table-cell office:value-type="float" office:value="0.119401797067331">
                <text:p>0.119401797067331</text:p>
              </table:table-cell>
            </table:table-row>
            <table:table-row>
              <table:table-cell office:value-type="float" office:value="0.0243">
                <text:p>0.0243</text:p>
              </table:table-cell>
              <table:table-cell office:value-type="float" office:value="0.12009">
                <text:p>0.12009</text:p>
              </table:table-cell>
              <table:table-cell office:value-type="float" office:value="0.11981182326699">
                <text:p>0.11981182326699</text:p>
              </table:table-cell>
            </table:table-row>
            <table:table-row>
              <table:table-cell office:value-type="float" office:value="0.0244">
                <text:p>0.0244</text:p>
              </table:table-cell>
              <table:table-cell office:value-type="float" office:value="0.12048">
                <text:p>0.12048</text:p>
              </table:table-cell>
              <table:table-cell office:value-type="float" office:value="0.120211849785844">
                <text:p>0.120211849785844</text:p>
              </table:table-cell>
            </table:table-row>
            <table:table-row>
              <table:table-cell office:value-type="float" office:value="0.0245">
                <text:p>0.0245</text:p>
              </table:table-cell>
              <table:table-cell office:value-type="float" office:value="0.12087">
                <text:p>0.12087</text:p>
              </table:table-cell>
              <table:table-cell office:value-type="float" office:value="0.120611876361629">
                <text:p>0.120611876361629</text:p>
              </table:table-cell>
            </table:table-row>
            <table:table-row>
              <table:table-cell office:value-type="float" office:value="0.0246">
                <text:p>0.0246</text:p>
              </table:table-cell>
              <table:table-cell office:value-type="float" office:value="0.12125">
                <text:p>0.12125</text:p>
              </table:table-cell>
              <table:table-cell office:value-type="float" office:value="0.121021902947231">
                <text:p>0.121021902947231</text:p>
              </table:table-cell>
            </table:table-row>
            <table:table-row>
              <table:table-cell office:value-type="float" office:value="0.0247">
                <text:p>0.0247</text:p>
              </table:table-cell>
              <table:table-cell office:value-type="float" office:value="0.12164">
                <text:p>0.12164</text:p>
              </table:table-cell>
              <table:table-cell office:value-type="float" office:value="0.121421929742504">
                <text:p>0.121421929742504</text:p>
              </table:table-cell>
            </table:table-row>
            <table:table-row>
              <table:table-cell office:value-type="float" office:value="0.0248">
                <text:p>0.0248</text:p>
              </table:table-cell>
              <table:table-cell office:value-type="float" office:value="0.12202">
                <text:p>0.12202</text:p>
              </table:table-cell>
              <table:table-cell office:value-type="float" office:value="0.121821956703263">
                <text:p>0.121821956703263</text:p>
              </table:table-cell>
            </table:table-row>
            <table:table-row>
              <table:table-cell office:value-type="float" office:value="0.0249">
                <text:p>0.0249</text:p>
              </table:table-cell>
              <table:table-cell office:value-type="float" office:value="0.12241">
                <text:p>0.12241</text:p>
              </table:table-cell>
              <table:table-cell office:value-type="float" office:value="0.122221983772354">
                <text:p>0.122221983772354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0.12279">
                <text:p>0.12279</text:p>
              </table:table-cell>
              <table:table-cell office:value-type="float" office:value="0.122632010727471">
                <text:p>0.122632010727471</text:p>
              </table:table-cell>
            </table:table-row>
            <table:table-row>
              <table:table-cell office:value-type="float" office:value="0.0251">
                <text:p>0.0251</text:p>
              </table:table-cell>
              <table:table-cell office:value-type="float" office:value="0.12318">
                <text:p>0.12318</text:p>
              </table:table-cell>
              <table:table-cell office:value-type="float" office:value="0.123012061026252">
                <text:p>0.123012061026252</text:p>
              </table:table-cell>
            </table:table-row>
            <table:table-row>
              <table:table-cell office:value-type="float" office:value="0.0252">
                <text:p>0.0252</text:p>
              </table:table-cell>
              <table:table-cell office:value-type="float" office:value="0.12356">
                <text:p>0.12356</text:p>
              </table:table-cell>
              <table:table-cell office:value-type="float" office:value="0.123402111568684">
                <text:p>0.123402111568684</text:p>
              </table:table-cell>
            </table:table-row>
            <table:table-row>
              <table:table-cell office:value-type="float" office:value="0.0253">
                <text:p>0.0253</text:p>
              </table:table-cell>
              <table:table-cell office:value-type="float" office:value="0.12395">
                <text:p>0.12395</text:p>
              </table:table-cell>
              <table:table-cell office:value-type="float" office:value="0.12379216257162">
                <text:p>0.12379216257162</text:p>
              </table:table-cell>
            </table:table-row>
            <table:table-row>
              <table:table-cell office:value-type="float" office:value="0.0254">
                <text:p>0.0254</text:p>
              </table:table-cell>
              <table:table-cell office:value-type="float" office:value="0.12433">
                <text:p>0.12433</text:p>
              </table:table-cell>
              <table:table-cell office:value-type="float" office:value="0.12418221403072">
                <text:p>0.12418221403072</text:p>
              </table:table-cell>
            </table:table-row>
            <table:table-row>
              <table:table-cell office:value-type="float" office:value="0.0255">
                <text:p>0.0255</text:p>
              </table:table-cell>
              <table:table-cell office:value-type="float" office:value="0.12472">
                <text:p>0.12472</text:p>
              </table:table-cell>
              <table:table-cell office:value-type="float" office:value="0.124572266002015">
                <text:p>0.124572266002015</text:p>
              </table:table-cell>
            </table:table-row>
            <table:table-row>
              <table:table-cell office:value-type="float" office:value="0.0256">
                <text:p>0.0256</text:p>
              </table:table-cell>
              <table:table-cell office:value-type="float" office:value="0.12511">
                <text:p>0.12511</text:p>
              </table:table-cell>
              <table:table-cell office:value-type="float" office:value="0.12495231854678">
                <text:p>0.12495231854678</text:p>
              </table:table-cell>
            </table:table-row>
            <table:table-row>
              <table:table-cell office:value-type="float" office:value="0.0257">
                <text:p>0.0257</text:p>
              </table:table-cell>
              <table:table-cell office:value-type="float" office:value="0.12549">
                <text:p>0.12549</text:p>
              </table:table-cell>
              <table:table-cell office:value-type="float" office:value="0.125342371353107">
                <text:p>0.125342371353107</text:p>
              </table:table-cell>
            </table:table-row>
            <table:table-row>
              <table:table-cell office:value-type="float" office:value="0.0258">
                <text:p>0.0258</text:p>
              </table:table-cell>
              <table:table-cell office:value-type="float" office:value="0.12588">
                <text:p>0.12588</text:p>
              </table:table-cell>
              <table:table-cell office:value-type="float" office:value="0.125732424598784">
                <text:p>0.125732424598784</text:p>
              </table:table-cell>
            </table:table-row>
            <table:table-row>
              <table:table-cell office:value-type="float" office:value="0.0259">
                <text:p>0.0259</text:p>
              </table:table-cell>
              <table:table-cell office:value-type="float" office:value="0.12626">
                <text:p>0.12626</text:p>
              </table:table-cell>
              <table:table-cell office:value-type="float" office:value="0.126122478342426">
                <text:p>0.126122478342426</text:p>
              </table:table-cell>
            </table:table-row>
            <table:table-row>
              <table:table-cell office:value-type="float" office:value="0.026">
                <text:p>0.026</text:p>
              </table:table-cell>
              <table:table-cell office:value-type="float" office:value="0.12665">
                <text:p>0.12665</text:p>
              </table:table-cell>
              <table:table-cell office:value-type="float" office:value="0.126512532455209">
                <text:p>0.126512532455209</text:p>
              </table:table-cell>
            </table:table-row>
            <table:table-row>
              <table:table-cell office:value-type="float" office:value="0.0261">
                <text:p>0.0261</text:p>
              </table:table-cell>
              <table:table-cell office:value-type="float" office:value="0.12703">
                <text:p>0.12703</text:p>
              </table:table-cell>
              <table:table-cell office:value-type="float" office:value="0.126892587199135">
                <text:p>0.126892587199135</text:p>
              </table:table-cell>
            </table:table-row>
            <table:table-row>
              <table:table-cell office:value-type="float" office:value="0.0262">
                <text:p>0.0262</text:p>
              </table:table-cell>
              <table:table-cell office:value-type="float" office:value="0.12742">
                <text:p>0.12742</text:p>
              </table:table-cell>
              <table:table-cell office:value-type="float" office:value="0.127282642166222">
                <text:p>0.127282642166222</text:p>
              </table:table-cell>
            </table:table-row>
            <table:table-row>
              <table:table-cell office:value-type="float" office:value="0.0263">
                <text:p>0.0263</text:p>
              </table:table-cell>
              <table:table-cell office:value-type="float" office:value="0.1278">
                <text:p>0.1278</text:p>
              </table:table-cell>
              <table:table-cell office:value-type="float" office:value="0.127672697617786">
                <text:p>0.127672697617786</text:p>
              </table:table-cell>
            </table:table-row>
            <table:table-row>
              <table:table-cell office:value-type="float" office:value="0.0264">
                <text:p>0.0264</text:p>
              </table:table-cell>
              <table:table-cell office:value-type="float" office:value="0.12819">
                <text:p>0.12819</text:p>
              </table:table-cell>
              <table:table-cell office:value-type="float" office:value="0.128062753420551">
                <text:p>0.128062753420551</text:p>
              </table:table-cell>
            </table:table-row>
            <table:table-row>
              <table:table-cell office:value-type="float" office:value="0.0265">
                <text:p>0.0265</text:p>
              </table:table-cell>
              <table:table-cell office:value-type="float" office:value="0.12858">
                <text:p>0.12858</text:p>
              </table:table-cell>
              <table:table-cell office:value-type="float" office:value="0.128452809635166">
                <text:p>0.128452809635166</text:p>
              </table:table-cell>
            </table:table-row>
            <table:table-row>
              <table:table-cell office:value-type="float" office:value="0.0266">
                <text:p>0.0266</text:p>
              </table:table-cell>
              <table:table-cell office:value-type="float" office:value="0.12896">
                <text:p>0.12896</text:p>
              </table:table-cell>
              <table:table-cell office:value-type="float" office:value="0.128832866480367">
                <text:p>0.128832866480367</text:p>
              </table:table-cell>
            </table:table-row>
            <table:table-row>
              <table:table-cell office:value-type="float" office:value="0.0267">
                <text:p>0.0267</text:p>
              </table:table-cell>
              <table:table-cell office:value-type="float" office:value="0.12935">
                <text:p>0.12935</text:p>
              </table:table-cell>
              <table:table-cell office:value-type="float" office:value="0.129222923578511">
                <text:p>0.129222923578511</text:p>
              </table:table-cell>
            </table:table-row>
            <table:table-row>
              <table:table-cell office:value-type="float" office:value="0.0268">
                <text:p>0.0268</text:p>
              </table:table-cell>
              <table:table-cell office:value-type="float" office:value="0.12973">
                <text:p>0.12973</text:p>
              </table:table-cell>
              <table:table-cell office:value-type="float" office:value="0.129612981010714">
                <text:p>0.129612981010714</text:p>
              </table:table-cell>
            </table:table-row>
            <table:table-row>
              <table:table-cell office:value-type="float" office:value="0.0269">
                <text:p>0.0269</text:p>
              </table:table-cell>
              <table:table-cell office:value-type="float" office:value="0.13012">
                <text:p>0.13012</text:p>
              </table:table-cell>
              <table:table-cell office:value-type="float" office:value="0.130003038840076">
                <text:p>0.130003038840076</text:p>
              </table:table-cell>
            </table:table-row>
            <table:table-row>
              <table:table-cell office:value-type="float" office:value="0.027">
                <text:p>0.027</text:p>
              </table:table-cell>
              <table:table-cell office:value-type="float" office:value="0.1305">
                <text:p>0.1305</text:p>
              </table:table-cell>
              <table:table-cell office:value-type="float" office:value="0.130393097131957">
                <text:p>0.130393097131957</text:p>
              </table:table-cell>
            </table:table-row>
            <table:table-row>
              <table:table-cell office:value-type="float" office:value="0.0271">
                <text:p>0.0271</text:p>
              </table:table-cell>
              <table:table-cell office:value-type="float" office:value="0.13089">
                <text:p>0.13089</text:p>
              </table:table-cell>
              <table:table-cell office:value-type="float" office:value="0.13077315598685">
                <text:p>0.13077315598685</text:p>
              </table:table-cell>
            </table:table-row>
            <table:table-row>
              <table:table-cell office:value-type="float" office:value="0.0272">
                <text:p>0.0272</text:p>
              </table:table-cell>
              <table:table-cell office:value-type="float" office:value="0.13127">
                <text:p>0.13127</text:p>
              </table:table-cell>
              <table:table-cell office:value-type="float" office:value="0.131163214990799">
                <text:p>0.131163214990799</text:p>
              </table:table-cell>
            </table:table-row>
            <table:table-row>
              <table:table-cell office:value-type="float" office:value="0.0273">
                <text:p>0.0273</text:p>
              </table:table-cell>
              <table:table-cell office:value-type="float" office:value="0.13166">
                <text:p>0.13166</text:p>
              </table:table-cell>
              <table:table-cell office:value-type="float" office:value="0.131553274377907">
                <text:p>0.131553274377907</text:p>
              </table:table-cell>
            </table:table-row>
            <table:table-row>
              <table:table-cell office:value-type="float" office:value="0.0274">
                <text:p>0.0274</text:p>
              </table:table-cell>
              <table:table-cell office:value-type="float" office:value="0.13204">
                <text:p>0.13204</text:p>
              </table:table-cell>
              <table:table-cell office:value-type="float" office:value="0.131943334215867">
                <text:p>0.131943334215867</text:p>
              </table:table-cell>
            </table:table-row>
            <table:table-row>
              <table:table-cell office:value-type="float" office:value="0.0275">
                <text:p>0.0275</text:p>
              </table:table-cell>
              <table:table-cell office:value-type="float" office:value="0.13243">
                <text:p>0.13243</text:p>
              </table:table-cell>
              <table:table-cell office:value-type="float" office:value="0.132333394359672">
                <text:p>0.132333394359672</text:p>
              </table:table-cell>
            </table:table-row>
            <table:table-row>
              <table:table-cell office:value-type="float" office:value="0.0276">
                <text:p>0.0276</text:p>
              </table:table-cell>
              <table:table-cell office:value-type="float" office:value="0.13282">
                <text:p>0.13282</text:p>
              </table:table-cell>
              <table:table-cell office:value-type="float" office:value="0.132713455136884">
                <text:p>0.132713455136884</text:p>
              </table:table-cell>
            </table:table-row>
            <table:table-row>
              <table:table-cell office:value-type="float" office:value="0.0277">
                <text:p>0.0277</text:p>
              </table:table-cell>
              <table:table-cell office:value-type="float" office:value="0.1332">
                <text:p>0.1332</text:p>
              </table:table-cell>
              <table:table-cell office:value-type="float" office:value="0.133103516027382">
                <text:p>0.133103516027382</text:p>
              </table:table-cell>
            </table:table-row>
            <table:table-row>
              <table:table-cell office:value-type="float" office:value="0.0278">
                <text:p>0.0278</text:p>
              </table:table-cell>
              <table:table-cell office:value-type="float" office:value="0.13359">
                <text:p>0.13359</text:p>
              </table:table-cell>
              <table:table-cell office:value-type="float" office:value="0.133493577357655">
                <text:p>0.133493577357655</text:p>
              </table:table-cell>
            </table:table-row>
            <table:table-row>
              <table:table-cell office:value-type="float" office:value="0.0279">
                <text:p>0.0279</text:p>
              </table:table-cell>
              <table:table-cell office:value-type="float" office:value="0.13397">
                <text:p>0.13397</text:p>
              </table:table-cell>
              <table:table-cell office:value-type="float" office:value="0.1338836389786">
                <text:p>0.1338836389786</text:p>
              </table:table-cell>
            </table:table-row>
            <table:table-row>
              <table:table-cell office:value-type="float" office:value="0.028">
                <text:p>0.028</text:p>
              </table:table-cell>
              <table:table-cell office:value-type="float" office:value="0.13436">
                <text:p>0.13436</text:p>
              </table:table-cell>
              <table:table-cell office:value-type="float" office:value="0.134273700959737">
                <text:p>0.134273700959737</text:p>
              </table:table-cell>
            </table:table-row>
            <table:table-row>
              <table:table-cell office:value-type="float" office:value="0.0281">
                <text:p>0.0281</text:p>
              </table:table-cell>
              <table:table-cell office:value-type="float" office:value="0.13474">
                <text:p>0.13474</text:p>
              </table:table-cell>
              <table:table-cell office:value-type="float" office:value="0.134653763951254">
                <text:p>0.134653763951254</text:p>
              </table:table-cell>
            </table:table-row>
            <table:table-row>
              <table:table-cell office:value-type="float" office:value="0.0282">
                <text:p>0.0282</text:p>
              </table:table-cell>
              <table:table-cell office:value-type="float" office:value="0.13513">
                <text:p>0.13513</text:p>
              </table:table-cell>
              <table:table-cell office:value-type="float" office:value="0.135043826499252">
                <text:p>0.135043826499252</text:p>
              </table:table-cell>
            </table:table-row>
            <table:table-row>
              <table:table-cell office:value-type="float" office:value="0.0283">
                <text:p>0.0283</text:p>
              </table:table-cell>
              <table:table-cell office:value-type="float" office:value="0.13551">
                <text:p>0.13551</text:p>
              </table:table-cell>
              <table:table-cell office:value-type="float" office:value="0.135433889396118">
                <text:p>0.135433889396118</text:p>
              </table:table-cell>
            </table:table-row>
            <table:table-row>
              <table:table-cell office:value-type="float" office:value="0.0284">
                <text:p>0.0284</text:p>
              </table:table-cell>
              <table:table-cell office:value-type="float" office:value="0.1359">
                <text:p>0.1359</text:p>
              </table:table-cell>
              <table:table-cell office:value-type="float" office:value="0.135823952638848">
                <text:p>0.135823952638848</text:p>
              </table:table-cell>
            </table:table-row>
            <table:table-row>
              <table:table-cell office:value-type="float" office:value="0.0285">
                <text:p>0.0285</text:p>
              </table:table-cell>
              <table:table-cell office:value-type="float" office:value="0.13628">
                <text:p>0.13628</text:p>
              </table:table-cell>
              <table:table-cell office:value-type="float" office:value="0.136214016224469">
                <text:p>0.136214016224469</text:p>
              </table:table-cell>
            </table:table-row>
            <table:table-row>
              <table:table-cell office:value-type="float" office:value="0.0286">
                <text:p>0.0286</text:p>
              </table:table-cell>
              <table:table-cell office:value-type="float" office:value="0.13667">
                <text:p>0.13667</text:p>
              </table:table-cell>
              <table:table-cell office:value-type="float" office:value="0.136594081221735">
                <text:p>0.136594081221735</text:p>
              </table:table-cell>
            </table:table-row>
            <table:table-row>
              <table:table-cell office:value-type="float" office:value="0.0287">
                <text:p>0.0287</text:p>
              </table:table-cell>
              <table:table-cell office:value-type="float" office:value="0.13706">
                <text:p>0.13706</text:p>
              </table:table-cell>
              <table:table-cell office:value-type="float" office:value="0.136984145493156">
                <text:p>0.136984145493156</text:p>
              </table:table-cell>
            </table:table-row>
            <table:table-row>
              <table:table-cell office:value-type="float" office:value="0.0288">
                <text:p>0.0288</text:p>
              </table:table-cell>
              <table:table-cell office:value-type="float" office:value="0.13744">
                <text:p>0.13744</text:p>
              </table:table-cell>
              <table:table-cell office:value-type="float" office:value="0.13737421009873">
                <text:p>0.13737421009873</text:p>
              </table:table-cell>
            </table:table-row>
            <table:table-row>
              <table:table-cell office:value-type="float" office:value="0.0289">
                <text:p>0.0289</text:p>
              </table:table-cell>
              <table:table-cell office:value-type="float" office:value="0.13783">
                <text:p>0.13783</text:p>
              </table:table-cell>
              <table:table-cell office:value-type="float" office:value="0.13776427503562">
                <text:p>0.13776427503562</text:p>
              </table:table-cell>
            </table:table-row>
            <table:table-row>
              <table:table-cell office:value-type="float" office:value="0.029">
                <text:p>0.029</text:p>
              </table:table-cell>
              <table:table-cell office:value-type="float" office:value="0.1382">
                <text:p>0.1382</text:p>
              </table:table-cell>
              <table:table-cell office:value-type="float" office:value="0.13815434109372">
                <text:p>0.13815434109372</text:p>
              </table:table-cell>
            </table:table-row>
            <table:table-row>
              <table:table-cell office:value-type="float" office:value="0.0291">
                <text:p>0.0291</text:p>
              </table:table-cell>
              <table:table-cell office:value-type="float" office:value="0.13857">
                <text:p>0.13857</text:p>
              </table:table-cell>
              <table:table-cell office:value-type="float" office:value="0.13853440700779">
                <text:p>0.13853440700779</text:p>
              </table:table-cell>
            </table:table-row>
            <table:table-row>
              <table:table-cell office:value-type="float" office:value="0.0292">
                <text:p>0.0292</text:p>
              </table:table-cell>
              <table:table-cell office:value-type="float" office:value="0.13894">
                <text:p>0.13894</text:p>
              </table:table-cell>
              <table:table-cell office:value-type="float" office:value="0.138924472930582">
                <text:p>0.138924472930582</text:p>
              </table:table-cell>
            </table:table-row>
            <table:table-row>
              <table:table-cell office:value-type="float" office:value="0.0293">
                <text:p>0.0293</text:p>
              </table:table-cell>
              <table:table-cell office:value-type="float" office:value="0.1393">
                <text:p>0.1393</text:p>
              </table:table-cell>
              <table:table-cell office:value-type="float" office:value="0.139314539173627">
                <text:p>0.139314539173627</text:p>
              </table:table-cell>
            </table:table-row>
            <table:table-row>
              <table:table-cell office:value-type="float" office:value="0.0294">
                <text:p>0.0294</text:p>
              </table:table-cell>
              <table:table-cell office:value-type="float" office:value="0.13967">
                <text:p>0.13967</text:p>
              </table:table-cell>
              <table:table-cell office:value-type="float" office:value="0.139704605734242">
                <text:p>0.139704605734242</text:p>
              </table:table-cell>
            </table:table-row>
            <table:table-row>
              <table:table-cell office:value-type="float" office:value="0.0295">
                <text:p>0.0295</text:p>
              </table:table-cell>
              <table:table-cell office:value-type="float" office:value="0.14004">
                <text:p>0.14004</text:p>
              </table:table-cell>
              <table:table-cell office:value-type="float" office:value="0.140094673426544">
                <text:p>0.140094673426544</text:p>
              </table:table-cell>
            </table:table-row>
            <table:table-row>
              <table:table-cell office:value-type="float" office:value="0.0296">
                <text:p>0.0296</text:p>
              </table:table-cell>
              <table:table-cell office:value-type="float" office:value="0.14041">
                <text:p>0.14041</text:p>
              </table:table-cell>
              <table:table-cell office:value-type="float" office:value="0.140474740956551">
                <text:p>0.140474740956551</text:p>
              </table:table-cell>
            </table:table-row>
            <table:table-row>
              <table:table-cell office:value-type="float" office:value="0.0297">
                <text:p>0.0297</text:p>
              </table:table-cell>
              <table:table-cell office:value-type="float" office:value="0.14077">
                <text:p>0.14077</text:p>
              </table:table-cell>
              <table:table-cell office:value-type="float" office:value="0.140864808462618">
                <text:p>0.140864808462618</text:p>
              </table:table-cell>
            </table:table-row>
            <table:table-row>
              <table:table-cell office:value-type="float" office:value="0.0298">
                <text:p>0.0298</text:p>
              </table:table-cell>
              <table:table-cell office:value-type="float" office:value="0.14114">
                <text:p>0.14114</text:p>
              </table:table-cell>
              <table:table-cell office:value-type="float" office:value="0.141254876275794">
                <text:p>0.141254876275794</text:p>
              </table:table-cell>
            </table:table-row>
            <table:table-row>
              <table:table-cell office:value-type="float" office:value="0.0299">
                <text:p>0.0299</text:p>
              </table:table-cell>
              <table:table-cell office:value-type="float" office:value="0.14151">
                <text:p>0.14151</text:p>
              </table:table-cell>
              <table:table-cell office:value-type="float" office:value="0.141644945229119">
                <text:p>0.141644945229119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14187">
                <text:p>0.14187</text:p>
              </table:table-cell>
              <table:table-cell office:value-type="float" office:value="0.142035013653535">
                <text:p>0.142035013653535</text:p>
              </table:table-cell>
            </table:table-row>
            <table:table-row>
              <table:table-cell office:value-type="float" office:value="0.0301">
                <text:p>0.0301</text:p>
              </table:table-cell>
              <table:table-cell office:value-type="float" office:value="0.14224">
                <text:p>0.14224</text:p>
              </table:table-cell>
              <table:table-cell office:value-type="float" office:value="0.142405131365446">
                <text:p>0.142405131365446</text:p>
              </table:table-cell>
            </table:table-row>
            <table:table-row>
              <table:table-cell office:value-type="float" office:value="0.0302">
                <text:p>0.0302</text:p>
              </table:table-cell>
              <table:table-cell office:value-type="float" office:value="0.14261">
                <text:p>0.14261</text:p>
              </table:table-cell>
              <table:table-cell office:value-type="float" office:value="0.142775251007484">
                <text:p>0.142775251007484</text:p>
              </table:table-cell>
            </table:table-row>
            <table:table-row>
              <table:table-cell office:value-type="float" office:value="0.0303">
                <text:p>0.0303</text:p>
              </table:table-cell>
              <table:table-cell office:value-type="float" office:value="0.14298">
                <text:p>0.14298</text:p>
              </table:table-cell>
              <table:table-cell office:value-type="float" office:value="0.143145370864726">
                <text:p>0.143145370864726</text:p>
              </table:table-cell>
            </table:table-row>
            <table:table-row>
              <table:table-cell office:value-type="float" office:value="0.0304">
                <text:p>0.0304</text:p>
              </table:table-cell>
              <table:table-cell office:value-type="float" office:value="0.14334">
                <text:p>0.14334</text:p>
              </table:table-cell>
              <table:table-cell office:value-type="float" office:value="0.143515492652745">
                <text:p>0.143515492652745</text:p>
              </table:table-cell>
            </table:table-row>
            <table:table-row>
              <table:table-cell office:value-type="float" office:value="0.0305">
                <text:p>0.0305</text:p>
              </table:table-cell>
              <table:table-cell office:value-type="float" office:value="0.14371">
                <text:p>0.14371</text:p>
              </table:table-cell>
              <table:table-cell office:value-type="float" office:value="0.143885614622206">
                <text:p>0.143885614622206</text:p>
              </table:table-cell>
            </table:table-row>
            <table:table-row>
              <table:table-cell office:value-type="float" office:value="0.0306">
                <text:p>0.0306</text:p>
              </table:table-cell>
              <table:table-cell office:value-type="float" office:value="0.14408">
                <text:p>0.14408</text:p>
              </table:table-cell>
              <table:table-cell office:value-type="float" office:value="0.144245738921086">
                <text:p>0.144245738921086</text:p>
              </table:table-cell>
            </table:table-row>
            <table:table-row>
              <table:table-cell office:value-type="float" office:value="0.0307">
                <text:p>0.0307</text:p>
              </table:table-cell>
              <table:table-cell office:value-type="float" office:value="0.14444">
                <text:p>0.14444</text:p>
              </table:table-cell>
              <table:table-cell office:value-type="float" office:value="0.144615862977891">
                <text:p>0.144615862977891</text:p>
              </table:table-cell>
            </table:table-row>
            <table:table-row>
              <table:table-cell office:value-type="float" office:value="0.0308">
                <text:p>0.0308</text:p>
              </table:table-cell>
              <table:table-cell office:value-type="float" office:value="0.14481">
                <text:p>0.14481</text:p>
              </table:table-cell>
              <table:table-cell office:value-type="float" office:value="0.144985988967348">
                <text:p>0.144985988967348</text:p>
              </table:table-cell>
            </table:table-row>
            <table:table-row>
              <table:table-cell office:value-type="float" office:value="0.0309">
                <text:p>0.0309</text:p>
              </table:table-cell>
              <table:table-cell office:value-type="float" office:value="0.14518">
                <text:p>0.14518</text:p>
              </table:table-cell>
              <table:table-cell office:value-type="float" office:value="0.145356115072225">
                <text:p>0.145356115072225</text:p>
              </table:table-cell>
            </table:table-row>
            <table:table-row>
              <table:table-cell office:value-type="float" office:value="0.031">
                <text:p>0.031</text:p>
              </table:table-cell>
              <table:table-cell office:value-type="float" office:value="0.14555">
                <text:p>0.14555</text:p>
              </table:table-cell>
              <table:table-cell office:value-type="float" office:value="0.145726243110876">
                <text:p>0.145726243110876</text:p>
              </table:table-cell>
            </table:table-row>
            <table:table-row>
              <table:table-cell office:value-type="float" office:value="0.0311">
                <text:p>0.0311</text:p>
              </table:table-cell>
              <table:table-cell office:value-type="float" office:value="0.14591">
                <text:p>0.14591</text:p>
              </table:table-cell>
              <table:table-cell office:value-type="float" office:value="0.14609637123269">
                <text:p>0.14609637123269</text:p>
              </table:table-cell>
            </table:table-row>
            <table:table-row>
              <table:table-cell office:value-type="float" office:value="0.0312">
                <text:p>0.0312</text:p>
              </table:table-cell>
              <table:table-cell office:value-type="float" office:value="0.14628">
                <text:p>0.14628</text:p>
              </table:table-cell>
              <table:table-cell office:value-type="float" office:value="0.146466501289544">
                <text:p>0.146466501289544</text:p>
              </table:table-cell>
            </table:table-row>
            <table:table-row>
              <table:table-cell office:value-type="float" office:value="0.0313">
                <text:p>0.0313</text:p>
              </table:table-cell>
              <table:table-cell office:value-type="float" office:value="0.14665">
                <text:p>0.14665</text:p>
              </table:table-cell>
              <table:table-cell office:value-type="float" office:value="0.146836631397788">
                <text:p>0.146836631397788</text:p>
              </table:table-cell>
            </table:table-row>
            <table:table-row>
              <table:table-cell office:value-type="float" office:value="0.0314">
                <text:p>0.0314</text:p>
              </table:table-cell>
              <table:table-cell office:value-type="float" office:value="0.14701">
                <text:p>0.14701</text:p>
              </table:table-cell>
              <table:table-cell office:value-type="float" office:value="0.147206762483929">
                <text:p>0.147206762483929</text:p>
              </table:table-cell>
            </table:table-row>
            <table:table-row>
              <table:table-cell office:value-type="float" office:value="0.0315">
                <text:p>0.0315</text:p>
              </table:table-cell>
              <table:table-cell office:value-type="float" office:value="0.14738">
                <text:p>0.14738</text:p>
              </table:table-cell>
              <table:table-cell office:value-type="float" office:value="0.147576895507258">
                <text:p>0.147576895507258</text:p>
              </table:table-cell>
            </table:table-row>
            <table:table-row>
              <table:table-cell office:value-type="float" office:value="0.0316">
                <text:p>0.0316</text:p>
              </table:table-cell>
              <table:table-cell office:value-type="float" office:value="0.14775">
                <text:p>0.14775</text:p>
              </table:table-cell>
              <table:table-cell office:value-type="float" office:value="0.14794702853525">
                <text:p>0.14794702853525</text:p>
              </table:table-cell>
            </table:table-row>
            <table:table-row>
              <table:table-cell office:value-type="float" office:value="0.0317">
                <text:p>0.0317</text:p>
              </table:table-cell>
              <table:table-cell office:value-type="float" office:value="0.14812">
                <text:p>0.14812</text:p>
              </table:table-cell>
              <table:table-cell office:value-type="float" office:value="0.148317163502037">
                <text:p>0.148317163502037</text:p>
              </table:table-cell>
            </table:table-row>
            <table:table-row>
              <table:table-cell office:value-type="float" office:value="0.0318">
                <text:p>0.0318</text:p>
              </table:table-cell>
              <table:table-cell office:value-type="float" office:value="0.14848">
                <text:p>0.14848</text:p>
              </table:table-cell>
              <table:table-cell office:value-type="float" office:value="0.148687298442873">
                <text:p>0.148687298442873</text:p>
              </table:table-cell>
            </table:table-row>
            <table:table-row>
              <table:table-cell office:value-type="float" office:value="0.0319">
                <text:p>0.0319</text:p>
              </table:table-cell>
              <table:table-cell office:value-type="float" office:value="0.14885">
                <text:p>0.14885</text:p>
              </table:table-cell>
              <table:table-cell office:value-type="float" office:value="0.14905743532424">
                <text:p>0.14905743532424</text:p>
              </table:table-cell>
            </table:table-row>
            <table:table-row>
              <table:table-cell office:value-type="float" office:value="0.032">
                <text:p>0.032</text:p>
              </table:table-cell>
              <table:table-cell office:value-type="float" office:value="0.14922">
                <text:p>0.14922</text:p>
              </table:table-cell>
              <table:table-cell office:value-type="float" office:value="0.149427572149487">
                <text:p>0.149427572149487</text:p>
              </table:table-cell>
            </table:table-row>
            <table:table-row>
              <table:table-cell office:value-type="float" office:value="0.0321">
                <text:p>0.0321</text:p>
              </table:table-cell>
              <table:table-cell office:value-type="float" office:value="0.14958">
                <text:p>0.14958</text:p>
              </table:table-cell>
              <table:table-cell office:value-type="float" office:value="0.149797710917123">
                <text:p>0.149797710917123</text:p>
              </table:table-cell>
            </table:table-row>
            <table:table-row>
              <table:table-cell office:value-type="float" office:value="0.0322">
                <text:p>0.0322</text:p>
              </table:table-cell>
              <table:table-cell office:value-type="float" office:value="0.14995">
                <text:p>0.14995</text:p>
              </table:table-cell>
              <table:table-cell office:value-type="float" office:value="0.150167849598907">
                <text:p>0.150167849598907</text:p>
              </table:table-cell>
            </table:table-row>
            <table:table-row>
              <table:table-cell office:value-type="float" office:value="0.0323">
                <text:p>0.0323</text:p>
              </table:table-cell>
              <table:table-cell office:value-type="float" office:value="0.15032">
                <text:p>0.15032</text:p>
              </table:table-cell>
              <table:table-cell office:value-type="float" office:value="0.150537990225059">
                <text:p>0.150537990225059</text:p>
              </table:table-cell>
            </table:table-row>
            <table:table-row>
              <table:table-cell office:value-type="float" office:value="0.0324">
                <text:p>0.0324</text:p>
              </table:table-cell>
              <table:table-cell office:value-type="float" office:value="0.15069">
                <text:p>0.15069</text:p>
              </table:table-cell>
              <table:table-cell office:value-type="float" office:value="0.150908130736054">
                <text:p>0.150908130736054</text:p>
              </table:table-cell>
            </table:table-row>
            <table:table-row>
              <table:table-cell office:value-type="float" office:value="0.0325">
                <text:p>0.0325</text:p>
              </table:table-cell>
              <table:table-cell office:value-type="float" office:value="0.15105">
                <text:p>0.15105</text:p>
              </table:table-cell>
              <table:table-cell office:value-type="float" office:value="0.151278273193509">
                <text:p>0.151278273193509</text:p>
              </table:table-cell>
            </table:table-row>
            <table:table-row>
              <table:table-cell office:value-type="float" office:value="0.0326">
                <text:p>0.0326</text:p>
              </table:table-cell>
              <table:table-cell office:value-type="float" office:value="0.15142">
                <text:p>0.15142</text:p>
              </table:table-cell>
              <table:table-cell office:value-type="float" office:value="0.151648415506922">
                <text:p>0.151648415506922</text:p>
              </table:table-cell>
            </table:table-row>
            <table:table-row>
              <table:table-cell office:value-type="float" office:value="0.0327">
                <text:p>0.0327</text:p>
              </table:table-cell>
              <table:table-cell office:value-type="float" office:value="0.15179">
                <text:p>0.15179</text:p>
              </table:table-cell>
              <table:table-cell office:value-type="float" office:value="0.152018559768997">
                <text:p>0.152018559768997</text:p>
              </table:table-cell>
            </table:table-row>
            <table:table-row>
              <table:table-cell office:value-type="float" office:value="0.0328">
                <text:p>0.0328</text:p>
              </table:table-cell>
              <table:table-cell office:value-type="float" office:value="0.15215">
                <text:p>0.15215</text:p>
              </table:table-cell>
              <table:table-cell office:value-type="float" office:value="0.152388703858554">
                <text:p>0.152388703858554</text:p>
              </table:table-cell>
            </table:table-row>
            <table:table-row>
              <table:table-cell office:value-type="float" office:value="0.0329">
                <text:p>0.0329</text:p>
              </table:table-cell>
              <table:table-cell office:value-type="float" office:value="0.15252">
                <text:p>0.15252</text:p>
              </table:table-cell>
              <table:table-cell office:value-type="float" office:value="0.152758849899081">
                <text:p>0.152758849899081</text:p>
              </table:table-cell>
            </table:table-row>
            <table:table-row>
              <table:table-cell office:value-type="float" office:value="0.033">
                <text:p>0.033</text:p>
              </table:table-cell>
              <table:table-cell office:value-type="float" office:value="0.15289">
                <text:p>0.15289</text:p>
              </table:table-cell>
              <table:table-cell office:value-type="float" office:value="0.153128995739017">
                <text:p>0.153128995739017</text:p>
              </table:table-cell>
            </table:table-row>
            <table:table-row>
              <table:table-cell office:value-type="float" office:value="0.0331">
                <text:p>0.0331</text:p>
              </table:table-cell>
              <table:table-cell office:value-type="float" office:value="0.15326">
                <text:p>0.15326</text:p>
              </table:table-cell>
              <table:table-cell office:value-type="float" office:value="0.153499143532334">
                <text:p>0.153499143532334</text:p>
              </table:table-cell>
            </table:table-row>
            <table:table-row>
              <table:table-cell office:value-type="float" office:value="0.0332">
                <text:p>0.0332</text:p>
              </table:table-cell>
              <table:table-cell office:value-type="float" office:value="0.15362">
                <text:p>0.15362</text:p>
              </table:table-cell>
              <table:table-cell office:value-type="float" office:value="0.153869291097379">
                <text:p>0.153869291097379</text:p>
              </table:table-cell>
            </table:table-row>
            <table:table-row>
              <table:table-cell office:value-type="float" office:value="0.0333">
                <text:p>0.0333</text:p>
              </table:table-cell>
              <table:table-cell office:value-type="float" office:value="0.15399">
                <text:p>0.15399</text:p>
              </table:table-cell>
              <table:table-cell office:value-type="float" office:value="0.154239439511948">
                <text:p>0.154239439511948</text:p>
              </table:table-cell>
            </table:table-row>
            <table:table-row>
              <table:table-cell office:value-type="float" office:value="0.0334">
                <text:p>0.0334</text:p>
              </table:table-cell>
              <table:table-cell office:value-type="float" office:value="0.15436">
                <text:p>0.15436</text:p>
              </table:table-cell>
              <table:table-cell office:value-type="float" office:value="0.154609589883681">
                <text:p>0.154609589883681</text:p>
              </table:table-cell>
            </table:table-row>
            <table:table-row>
              <table:table-cell office:value-type="float" office:value="0.0335">
                <text:p>0.0335</text:p>
              </table:table-cell>
              <table:table-cell office:value-type="float" office:value="0.15473">
                <text:p>0.15473</text:p>
              </table:table-cell>
              <table:table-cell office:value-type="float" office:value="0.154979739986393">
                <text:p>0.154979739986393</text:p>
              </table:table-cell>
            </table:table-row>
            <table:table-row>
              <table:table-cell office:value-type="float" office:value="0.0336">
                <text:p>0.0336</text:p>
              </table:table-cell>
              <table:table-cell office:value-type="float" office:value="0.15509">
                <text:p>0.15509</text:p>
              </table:table-cell>
              <table:table-cell office:value-type="float" office:value="0.155349892048916">
                <text:p>0.155349892048916</text:p>
              </table:table-cell>
            </table:table-row>
            <table:table-row>
              <table:table-cell office:value-type="float" office:value="0.0337">
                <text:p>0.0337</text:p>
              </table:table-cell>
              <table:table-cell office:value-type="float" office:value="0.15546">
                <text:p>0.15546</text:p>
              </table:table-cell>
              <table:table-cell office:value-type="float" office:value="0.155710044460722">
                <text:p>0.155710044460722</text:p>
              </table:table-cell>
            </table:table-row>
            <table:table-row>
              <table:table-cell office:value-type="float" office:value="0.0338">
                <text:p>0.0338</text:p>
              </table:table-cell>
              <table:table-cell office:value-type="float" office:value="0.15583">
                <text:p>0.15583</text:p>
              </table:table-cell>
              <table:table-cell office:value-type="float" office:value="0.156080198198362">
                <text:p>0.156080198198362</text:p>
              </table:table-cell>
            </table:table-row>
            <table:table-row>
              <table:table-cell office:value-type="float" office:value="0.0339">
                <text:p>0.0339</text:p>
              </table:table-cell>
              <table:table-cell office:value-type="float" office:value="0.15619">
                <text:p>0.15619</text:p>
              </table:table-cell>
              <table:table-cell office:value-type="float" office:value="0.156450351613827">
                <text:p>0.156450351613827</text:p>
              </table:table-cell>
            </table:table-row>
            <table:table-row>
              <table:table-cell office:value-type="float" office:value="0.034">
                <text:p>0.034</text:p>
              </table:table-cell>
              <table:table-cell office:value-type="float" office:value="0.15656">
                <text:p>0.15656</text:p>
              </table:table-cell>
              <table:table-cell office:value-type="float" office:value="0.156820506994749">
                <text:p>0.156820506994749</text:p>
              </table:table-cell>
            </table:table-row>
            <table:table-row>
              <table:table-cell office:value-type="float" office:value="0.0341">
                <text:p>0.0341</text:p>
              </table:table-cell>
              <table:table-cell office:value-type="float" office:value="0.15693">
                <text:p>0.15693</text:p>
              </table:table-cell>
              <table:table-cell office:value-type="float" office:value="0.157190662027488">
                <text:p>0.157190662027488</text:p>
              </table:table-cell>
            </table:table-row>
            <table:table-row>
              <table:table-cell office:value-type="float" office:value="0.0342">
                <text:p>0.0342</text:p>
              </table:table-cell>
              <table:table-cell office:value-type="float" office:value="0.1573">
                <text:p>0.1573</text:p>
              </table:table-cell>
              <table:table-cell office:value-type="float" office:value="0.15756081902859">
                <text:p>0.15756081902859</text:p>
              </table:table-cell>
            </table:table-row>
            <table:table-row>
              <table:table-cell office:value-type="float" office:value="0.0343">
                <text:p>0.0343</text:p>
              </table:table-cell>
              <table:table-cell office:value-type="float" office:value="0.15763">
                <text:p>0.15763</text:p>
              </table:table-cell>
              <table:table-cell office:value-type="float" office:value="0.157930975655854">
                <text:p>0.157930975655854</text:p>
              </table:table-cell>
            </table:table-row>
            <table:table-row>
              <table:table-cell office:value-type="float" office:value="0.0344">
                <text:p>0.0344</text:p>
              </table:table-cell>
              <table:table-cell office:value-type="float" office:value="0.15797">
                <text:p>0.15797</text:p>
              </table:table-cell>
              <table:table-cell office:value-type="float" office:value="0.158301134254465">
                <text:p>0.158301134254465</text:p>
              </table:table-cell>
            </table:table-row>
            <table:table-row>
              <table:table-cell office:value-type="float" office:value="0.0345">
                <text:p>0.0345</text:p>
              </table:table-cell>
              <table:table-cell office:value-type="float" office:value="0.15831">
                <text:p>0.15831</text:p>
              </table:table-cell>
              <table:table-cell office:value-type="float" office:value="0.158671292453928">
                <text:p>0.158671292453928</text:p>
              </table:table-cell>
            </table:table-row>
            <table:table-row>
              <table:table-cell office:value-type="float" office:value="0.0346">
                <text:p>0.0346</text:p>
              </table:table-cell>
              <table:table-cell office:value-type="float" office:value="0.15864">
                <text:p>0.15864</text:p>
              </table:table-cell>
              <table:table-cell office:value-type="float" office:value="0.159041452627798">
                <text:p>0.159041452627798</text:p>
              </table:table-cell>
            </table:table-row>
            <table:table-row>
              <table:table-cell office:value-type="float" office:value="0.0347">
                <text:p>0.0347</text:p>
              </table:table-cell>
              <table:table-cell office:value-type="float" office:value="0.15898">
                <text:p>0.15898</text:p>
              </table:table-cell>
              <table:table-cell office:value-type="float" office:value="0.159411612377549">
                <text:p>0.159411612377549</text:p>
              </table:table-cell>
            </table:table-row>
            <table:table-row>
              <table:table-cell office:value-type="float" office:value="0.0348">
                <text:p>0.0348</text:p>
              </table:table-cell>
              <table:table-cell office:value-type="float" office:value="0.15931">
                <text:p>0.15931</text:p>
              </table:table-cell>
              <table:table-cell office:value-type="float" office:value="0.15978177410484">
                <text:p>0.15978177410484</text:p>
              </table:table-cell>
            </table:table-row>
            <table:table-row>
              <table:table-cell office:value-type="float" office:value="0.0349">
                <text:p>0.0349</text:p>
              </table:table-cell>
              <table:table-cell office:value-type="float" office:value="0.15965">
                <text:p>0.15965</text:p>
              </table:table-cell>
              <table:table-cell office:value-type="float" office:value="0.160151935383373">
                <text:p>0.160151935383373</text:p>
              </table:table-cell>
            </table:table-row>
            <table:table-row>
              <table:table-cell office:value-type="float" office:value="0.035">
                <text:p>0.035</text:p>
              </table:table-cell>
              <table:table-cell office:value-type="float" office:value="0.15999">
                <text:p>0.15999</text:p>
              </table:table-cell>
              <table:table-cell office:value-type="float" office:value="0.160522097414935">
                <text:p>0.160522097414935</text:p>
              </table:table-cell>
            </table:table-row>
            <table:table-row>
              <table:table-cell office:value-type="float" office:value="0.0351">
                <text:p>0.0351</text:p>
              </table:table-cell>
              <table:table-cell office:value-type="float" office:value="0.16032">
                <text:p>0.16032</text:p>
              </table:table-cell>
              <table:table-cell office:value-type="float" office:value="0.160862356499089">
                <text:p>0.160862356499089</text:p>
              </table:table-cell>
            </table:table-row>
            <table:table-row>
              <table:table-cell office:value-type="float" office:value="0.0352">
                <text:p>0.0352</text:p>
              </table:table-cell>
              <table:table-cell office:value-type="float" office:value="0.16066">
                <text:p>0.16066</text:p>
              </table:table-cell>
              <table:table-cell office:value-type="float" office:value="0.161192618582893">
                <text:p>0.161192618582893</text:p>
              </table:table-cell>
            </table:table-row>
            <table:table-row>
              <table:table-cell office:value-type="float" office:value="0.0353">
                <text:p>0.0353</text:p>
              </table:table-cell>
              <table:table-cell office:value-type="float" office:value="0.16099">
                <text:p>0.16099</text:p>
              </table:table-cell>
              <table:table-cell office:value-type="float" office:value="0.161532882101447">
                <text:p>0.161532882101447</text:p>
              </table:table-cell>
            </table:table-row>
            <table:table-row>
              <table:table-cell office:value-type="float" office:value="0.0354">
                <text:p>0.0354</text:p>
              </table:table-cell>
              <table:table-cell office:value-type="float" office:value="0.16133">
                <text:p>0.16133</text:p>
              </table:table-cell>
              <table:table-cell office:value-type="float" office:value="0.161873146534563">
                <text:p>0.161873146534563</text:p>
              </table:table-cell>
            </table:table-row>
            <table:table-row>
              <table:table-cell office:value-type="float" office:value="0.0355">
                <text:p>0.0355</text:p>
              </table:table-cell>
              <table:table-cell office:value-type="float" office:value="0.16166">
                <text:p>0.16166</text:p>
              </table:table-cell>
              <table:table-cell office:value-type="float" office:value="0.16220341523288">
                <text:p>0.16220341523288</text:p>
              </table:table-cell>
            </table:table-row>
            <table:table-row>
              <table:table-cell office:value-type="float" office:value="0.0356">
                <text:p>0.0356</text:p>
              </table:table-cell>
              <table:table-cell office:value-type="float" office:value="0.162">
                <text:p>0.162</text:p>
              </table:table-cell>
              <table:table-cell office:value-type="float" office:value="0.162543685280727">
                <text:p>0.162543685280727</text:p>
              </table:table-cell>
            </table:table-row>
            <table:table-row>
              <table:table-cell office:value-type="float" office:value="0.0357">
                <text:p>0.0357</text:p>
              </table:table-cell>
              <table:table-cell office:value-type="float" office:value="0.16234">
                <text:p>0.16234</text:p>
              </table:table-cell>
              <table:table-cell office:value-type="float" office:value="0.162883956167696">
                <text:p>0.162883956167696</text:p>
              </table:table-cell>
            </table:table-row>
            <table:table-row>
              <table:table-cell office:value-type="float" office:value="0.0358">
                <text:p>0.0358</text:p>
              </table:table-cell>
              <table:table-cell office:value-type="float" office:value="0.16267">
                <text:p>0.16267</text:p>
              </table:table-cell>
              <table:table-cell office:value-type="float" office:value="0.163224230487051">
                <text:p>0.163224230487051</text:p>
              </table:table-cell>
            </table:table-row>
            <table:table-row>
              <table:table-cell office:value-type="float" office:value="0.0359">
                <text:p>0.0359</text:p>
              </table:table-cell>
              <table:table-cell office:value-type="float" office:value="0.16301">
                <text:p>0.16301</text:p>
              </table:table-cell>
              <table:table-cell office:value-type="float" office:value="0.163554507814857">
                <text:p>0.163554507814857</text:p>
              </table:table-cell>
            </table:table-row>
            <table:table-row>
              <table:table-cell office:value-type="float" office:value="0.036">
                <text:p>0.036</text:p>
              </table:table-cell>
              <table:table-cell office:value-type="float" office:value="0.16334">
                <text:p>0.16334</text:p>
              </table:table-cell>
              <table:table-cell office:value-type="float" office:value="0.163894785035888">
                <text:p>0.163894785035888</text:p>
              </table:table-cell>
            </table:table-row>
            <table:table-row>
              <table:table-cell office:value-type="float" office:value="0.0361">
                <text:p>0.0361</text:p>
              </table:table-cell>
              <table:table-cell office:value-type="float" office:value="0.16368">
                <text:p>0.16368</text:p>
              </table:table-cell>
              <table:table-cell office:value-type="float" office:value="0.164235065684068">
                <text:p>0.164235065684068</text:p>
              </table:table-cell>
            </table:table-row>
            <table:table-row>
              <table:table-cell office:value-type="float" office:value="0.0362">
                <text:p>0.0362</text:p>
              </table:table-cell>
              <table:table-cell office:value-type="float" office:value="0.16402">
                <text:p>0.16402</text:p>
              </table:table-cell>
              <table:table-cell office:value-type="float" office:value="0.164565349347182">
                <text:p>0.164565349347182</text:p>
              </table:table-cell>
            </table:table-row>
            <table:table-row>
              <table:table-cell office:value-type="float" office:value="0.0363">
                <text:p>0.0363</text:p>
              </table:table-cell>
              <table:table-cell office:value-type="float" office:value="0.16435">
                <text:p>0.16435</text:p>
              </table:table-cell>
              <table:table-cell office:value-type="float" office:value="0.16490563416236">
                <text:p>0.16490563416236</text:p>
              </table:table-cell>
            </table:table-row>
            <table:table-row>
              <table:table-cell office:value-type="float" office:value="0.0364">
                <text:p>0.0364</text:p>
              </table:table-cell>
              <table:table-cell office:value-type="float" office:value="0.16469">
                <text:p>0.16469</text:p>
              </table:table-cell>
              <table:table-cell office:value-type="float" office:value="0.165245919646114">
                <text:p>0.165245919646114</text:p>
              </table:table-cell>
            </table:table-row>
            <table:table-row>
              <table:table-cell office:value-type="float" office:value="0.0365">
                <text:p>0.0365</text:p>
              </table:table-cell>
              <table:table-cell office:value-type="float" office:value="0.16502">
                <text:p>0.16502</text:p>
              </table:table-cell>
              <table:table-cell office:value-type="float" office:value="0.165576209529751">
                <text:p>0.165576209529751</text:p>
              </table:table-cell>
            </table:table-row>
            <table:table-row>
              <table:table-cell office:value-type="float" office:value="0.0366">
                <text:p>0.0366</text:p>
              </table:table-cell>
              <table:table-cell office:value-type="float" office:value="0.16536">
                <text:p>0.16536</text:p>
              </table:table-cell>
              <table:table-cell office:value-type="float" office:value="0.165916500481447">
                <text:p>0.165916500481447</text:p>
              </table:table-cell>
            </table:table-row>
            <table:table-row>
              <table:table-cell office:value-type="float" office:value="0.0367">
                <text:p>0.0367</text:p>
              </table:table-cell>
              <table:table-cell office:value-type="float" office:value="0.16569">
                <text:p>0.16569</text:p>
              </table:table-cell>
              <table:table-cell office:value-type="float" office:value="0.166256792030912">
                <text:p>0.166256792030912</text:p>
              </table:table-cell>
            </table:table-row>
            <table:table-row>
              <table:table-cell office:value-type="float" office:value="0.0368">
                <text:p>0.0368</text:p>
              </table:table-cell>
              <table:table-cell office:value-type="float" office:value="0.16603">
                <text:p>0.16603</text:p>
              </table:table-cell>
              <table:table-cell office:value-type="float" office:value="0.166587088023052">
                <text:p>0.166587088023052</text:p>
              </table:table-cell>
            </table:table-row>
            <table:table-row>
              <table:table-cell office:value-type="float" office:value="0.0369">
                <text:p>0.0369</text:p>
              </table:table-cell>
              <table:table-cell office:value-type="float" office:value="0.16637">
                <text:p>0.16637</text:p>
              </table:table-cell>
              <table:table-cell office:value-type="float" office:value="0.166927384999616">
                <text:p>0.166927384999616</text:p>
              </table:table-cell>
            </table:table-row>
            <table:table-row>
              <table:table-cell office:value-type="float" office:value="0.037">
                <text:p>0.037</text:p>
              </table:table-cell>
              <table:table-cell office:value-type="float" office:value="0.1667">
                <text:p>0.1667</text:p>
              </table:table-cell>
              <table:table-cell office:value-type="float" office:value="0.167267682504452">
                <text:p>0.167267682504452</text:p>
              </table:table-cell>
            </table:table-row>
            <table:table-row>
              <table:table-cell office:value-type="float" office:value="0.0371">
                <text:p>0.0371</text:p>
              </table:table-cell>
              <table:table-cell office:value-type="float" office:value="0.16704">
                <text:p>0.16704</text:p>
              </table:table-cell>
              <table:table-cell office:value-type="float" office:value="0.167597984495757">
                <text:p>0.167597984495757</text:p>
              </table:table-cell>
            </table:table-row>
            <table:table-row>
              <table:table-cell office:value-type="float" office:value="0.0372">
                <text:p>0.0372</text:p>
              </table:table-cell>
              <table:table-cell office:value-type="float" office:value="0.16737">
                <text:p>0.16737</text:p>
              </table:table-cell>
              <table:table-cell office:value-type="float" office:value="0.167938287388225">
                <text:p>0.167938287388225</text:p>
              </table:table-cell>
            </table:table-row>
            <table:table-row>
              <table:table-cell office:value-type="float" office:value="0.0373">
                <text:p>0.0373</text:p>
              </table:table-cell>
              <table:table-cell office:value-type="float" office:value="0.16771">
                <text:p>0.16771</text:p>
              </table:table-cell>
              <table:table-cell office:value-type="float" office:value="0.168278590740742">
                <text:p>0.168278590740742</text:p>
              </table:table-cell>
            </table:table-row>
            <table:table-row>
              <table:table-cell office:value-type="float" office:value="0.0374">
                <text:p>0.0374</text:p>
              </table:table-cell>
              <table:table-cell office:value-type="float" office:value="0.16805">
                <text:p>0.16805</text:p>
              </table:table-cell>
              <table:table-cell office:value-type="float" office:value="0.168608898624479">
                <text:p>0.168608898624479</text:p>
              </table:table-cell>
            </table:table-row>
            <table:table-row>
              <table:table-cell office:value-type="float" office:value="0.0375">
                <text:p>0.0375</text:p>
              </table:table-cell>
              <table:table-cell office:value-type="float" office:value="0.16838">
                <text:p>0.16838</text:p>
              </table:table-cell>
              <table:table-cell office:value-type="float" office:value="0.168949207326492">
                <text:p>0.168949207326492</text:p>
              </table:table-cell>
            </table:table-row>
            <table:table-row>
              <table:table-cell office:value-type="float" office:value="0.0376">
                <text:p>0.0376</text:p>
              </table:table-cell>
              <table:table-cell office:value-type="float" office:value="0.16872">
                <text:p>0.16872</text:p>
              </table:table-cell>
              <table:table-cell office:value-type="float" office:value="0.169289517940007">
                <text:p>0.169289517940007</text:p>
              </table:table-cell>
            </table:table-row>
            <table:table-row>
              <table:table-cell office:value-type="float" office:value="0.0377">
                <text:p>0.0377</text:p>
              </table:table-cell>
              <table:table-cell office:value-type="float" office:value="0.16905">
                <text:p>0.16905</text:p>
              </table:table-cell>
              <table:table-cell office:value-type="float" office:value="0.169619830093536">
                <text:p>0.169619830093536</text:p>
              </table:table-cell>
            </table:table-row>
            <table:table-row>
              <table:table-cell office:value-type="float" office:value="0.0378">
                <text:p>0.0378</text:p>
              </table:table-cell>
              <table:table-cell office:value-type="float" office:value="0.16939">
                <text:p>0.16939</text:p>
              </table:table-cell>
              <table:table-cell office:value-type="float" office:value="0.169960144501262">
                <text:p>0.169960144501262</text:p>
              </table:table-cell>
            </table:table-row>
            <table:table-row>
              <table:table-cell office:value-type="float" office:value="0.0379">
                <text:p>0.0379</text:p>
              </table:table-cell>
              <table:table-cell office:value-type="float" office:value="0.16973">
                <text:p>0.16973</text:p>
              </table:table-cell>
              <table:table-cell office:value-type="float" office:value="0.170300460786341">
                <text:p>0.170300460786341</text:p>
              </table:table-cell>
            </table:table-row>
            <table:table-row>
              <table:table-cell office:value-type="float" office:value="0.038">
                <text:p>0.038</text:p>
              </table:table-cell>
              <table:table-cell office:value-type="float" office:value="0.17006">
                <text:p>0.17006</text:p>
              </table:table-cell>
              <table:table-cell office:value-type="float" office:value="0.170640777377038">
                <text:p>0.170640777377038</text:p>
              </table:table-cell>
            </table:table-row>
            <table:table-row>
              <table:table-cell office:value-type="float" office:value="0.0381">
                <text:p>0.0381</text:p>
              </table:table-cell>
              <table:table-cell office:value-type="float" office:value="0.1704">
                <text:p>0.1704</text:p>
              </table:table-cell>
              <table:table-cell office:value-type="float" office:value="0.170971098606782">
                <text:p>0.170971098606782</text:p>
              </table:table-cell>
            </table:table-row>
            <table:table-row>
              <table:table-cell office:value-type="float" office:value="0.0382">
                <text:p>0.0382</text:p>
              </table:table-cell>
              <table:table-cell office:value-type="float" office:value="0.17073">
                <text:p>0.17073</text:p>
              </table:table-cell>
              <table:table-cell office:value-type="float" office:value="0.171311420462852">
                <text:p>0.171311420462852</text:p>
              </table:table-cell>
            </table:table-row>
            <table:table-row>
              <table:table-cell office:value-type="float" office:value="0.0383">
                <text:p>0.0383</text:p>
              </table:table-cell>
              <table:table-cell office:value-type="float" office:value="0.17107">
                <text:p>0.17107</text:p>
              </table:table-cell>
              <table:table-cell office:value-type="float" office:value="0.171651742560336">
                <text:p>0.171651742560336</text:p>
              </table:table-cell>
            </table:table-row>
            <table:table-row>
              <table:table-cell office:value-type="float" office:value="0.0384">
                <text:p>0.0384</text:p>
              </table:table-cell>
              <table:table-cell office:value-type="float" office:value="0.1714">
                <text:p>0.1714</text:p>
              </table:table-cell>
              <table:table-cell office:value-type="float" office:value="0.171982069344481">
                <text:p>0.171982069344481</text:p>
              </table:table-cell>
            </table:table-row>
            <table:table-row>
              <table:table-cell office:value-type="float" office:value="0.0385">
                <text:p>0.0385</text:p>
              </table:table-cell>
              <table:table-cell office:value-type="float" office:value="0.17174">
                <text:p>0.17174</text:p>
              </table:table-cell>
              <table:table-cell office:value-type="float" office:value="0.172322396673329">
                <text:p>0.172322396673329</text:p>
              </table:table-cell>
            </table:table-row>
            <table:table-row>
              <table:table-cell office:value-type="float" office:value="0.0386">
                <text:p>0.0386</text:p>
              </table:table-cell>
              <table:table-cell office:value-type="float" office:value="0.17208">
                <text:p>0.17208</text:p>
              </table:table-cell>
              <table:table-cell office:value-type="float" office:value="0.172662725802907">
                <text:p>0.172662725802907</text:p>
              </table:table-cell>
            </table:table-row>
            <table:table-row>
              <table:table-cell office:value-type="float" office:value="0.0387">
                <text:p>0.0387</text:p>
              </table:table-cell>
              <table:table-cell office:value-type="float" office:value="0.17241">
                <text:p>0.17241</text:p>
              </table:table-cell>
              <table:table-cell office:value-type="float" office:value="0.172993056422765">
                <text:p>0.172993056422765</text:p>
              </table:table-cell>
            </table:table-row>
            <table:table-row>
              <table:table-cell office:value-type="float" office:value="0.0388">
                <text:p>0.0388</text:p>
              </table:table-cell>
              <table:table-cell office:value-type="float" office:value="0.17275">
                <text:p>0.17275</text:p>
              </table:table-cell>
              <table:table-cell office:value-type="float" office:value="0.173333389128465">
                <text:p>0.173333389128465</text:p>
              </table:table-cell>
            </table:table-row>
            <table:table-row>
              <table:table-cell office:value-type="float" office:value="0.0389">
                <text:p>0.0389</text:p>
              </table:table-cell>
              <table:table-cell office:value-type="float" office:value="0.17308">
                <text:p>0.17308</text:p>
              </table:table-cell>
              <table:table-cell office:value-type="float" office:value="0.173673723603342">
                <text:p>0.173673723603342</text:p>
              </table:table-cell>
            </table:table-row>
            <table:table-row>
              <table:table-cell office:value-type="float" office:value="0.039">
                <text:p>0.039</text:p>
              </table:table-cell>
              <table:table-cell office:value-type="float" office:value="0.17342">
                <text:p>0.17342</text:p>
              </table:table-cell>
              <table:table-cell office:value-type="float" office:value="0.17400405955681">
                <text:p>0.17400405955681</text:p>
              </table:table-cell>
            </table:table-row>
            <table:table-row>
              <table:table-cell office:value-type="float" office:value="0.0391">
                <text:p>0.0391</text:p>
              </table:table-cell>
              <table:table-cell office:value-type="float" office:value="0.17376">
                <text:p>0.17376</text:p>
              </table:table-cell>
              <table:table-cell office:value-type="float" office:value="0.174344397545662">
                <text:p>0.174344397545662</text:p>
              </table:table-cell>
            </table:table-row>
            <table:table-row>
              <table:table-cell office:value-type="float" office:value="0.0392">
                <text:p>0.0392</text:p>
              </table:table-cell>
              <table:table-cell office:value-type="float" office:value="0.17409">
                <text:p>0.17409</text:p>
              </table:table-cell>
              <table:table-cell office:value-type="float" office:value="0.174684737272865">
                <text:p>0.174684737272865</text:p>
              </table:table-cell>
            </table:table-row>
            <table:table-row>
              <table:table-cell office:value-type="float" office:value="0.0393">
                <text:p>0.0393</text:p>
              </table:table-cell>
              <table:table-cell office:value-type="float" office:value="0.17443">
                <text:p>0.17443</text:p>
              </table:table-cell>
              <table:table-cell office:value-type="float" office:value="0.175015078468371">
                <text:p>0.175015078468371</text:p>
              </table:table-cell>
            </table:table-row>
            <table:table-row>
              <table:table-cell office:value-type="float" office:value="0.0394">
                <text:p>0.0394</text:p>
              </table:table-cell>
              <table:table-cell office:value-type="float" office:value="0.17476">
                <text:p>0.17476</text:p>
              </table:table-cell>
              <table:table-cell office:value-type="float" office:value="0.175355421648833">
                <text:p>0.175355421648833</text:p>
              </table:table-cell>
            </table:table-row>
            <table:table-row>
              <table:table-cell office:value-type="float" office:value="0.0395">
                <text:p>0.0395</text:p>
              </table:table-cell>
              <table:table-cell office:value-type="float" office:value="0.17508">
                <text:p>0.17508</text:p>
              </table:table-cell>
              <table:table-cell office:value-type="float" office:value="0.175695766537529">
                <text:p>0.175695766537529</text:p>
              </table:table-cell>
            </table:table-row>
            <table:table-row>
              <table:table-cell office:value-type="float" office:value="0.0396">
                <text:p>0.0396</text:p>
              </table:table-cell>
              <table:table-cell office:value-type="float" office:value="0.17536">
                <text:p>0.17536</text:p>
              </table:table-cell>
              <table:table-cell office:value-type="float" office:value="0.176026112885589">
                <text:p>0.176026112885589</text:p>
              </table:table-cell>
            </table:table-row>
            <table:table-row>
              <table:table-cell office:value-type="float" office:value="0.0397">
                <text:p>0.0397</text:p>
              </table:table-cell>
              <table:table-cell office:value-type="float" office:value="0.17564">
                <text:p>0.17564</text:p>
              </table:table-cell>
              <table:table-cell office:value-type="float" office:value="0.176366461168216">
                <text:p>0.176366461168216</text:p>
              </table:table-cell>
            </table:table-row>
            <table:table-row>
              <table:table-cell office:value-type="float" office:value="0.0398">
                <text:p>0.0398</text:p>
              </table:table-cell>
              <table:table-cell office:value-type="float" office:value="0.17592">
                <text:p>0.17592</text:p>
              </table:table-cell>
              <table:table-cell office:value-type="float" office:value="0.176706811129651">
                <text:p>0.176706811129651</text:p>
              </table:table-cell>
            </table:table-row>
            <table:table-row>
              <table:table-cell office:value-type="float" office:value="0.0399">
                <text:p>0.0399</text:p>
              </table:table-cell>
              <table:table-cell office:value-type="float" office:value="0.17619">
                <text:p>0.17619</text:p>
              </table:table-cell>
              <table:table-cell office:value-type="float" office:value="0.177037164294506">
                <text:p>0.177037164294506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17647">
                <text:p>0.17647</text:p>
              </table:table-cell>
              <table:table-cell office:value-type="float" office:value="0.177377515840199">
                <text:p>0.177377515840199</text:p>
              </table:table-cell>
            </table:table-row>
            <table:table-row>
              <table:table-cell office:value-type="float" office:value="0.0401">
                <text:p>0.0401</text:p>
              </table:table-cell>
              <table:table-cell office:value-type="float" office:value="0.17675">
                <text:p>0.17675</text:p>
              </table:table-cell>
              <table:table-cell office:value-type="float" office:value="0.177658038091272">
                <text:p>0.177658038091272</text:p>
              </table:table-cell>
            </table:table-row>
            <table:table-row>
              <table:table-cell office:value-type="float" office:value="0.0402">
                <text:p>0.0402</text:p>
              </table:table-cell>
              <table:table-cell office:value-type="float" office:value="0.17702">
                <text:p>0.17702</text:p>
              </table:table-cell>
              <table:table-cell office:value-type="float" office:value="0.177928564265578">
                <text:p>0.177928564265578</text:p>
              </table:table-cell>
            </table:table-row>
            <table:table-row>
              <table:table-cell office:value-type="float" office:value="0.0403">
                <text:p>0.0403</text:p>
              </table:table-cell>
              <table:table-cell office:value-type="float" office:value="0.1773">
                <text:p>0.1773</text:p>
              </table:table-cell>
              <table:table-cell office:value-type="float" office:value="0.178209094728664">
                <text:p>0.178209094728664</text:p>
              </table:table-cell>
            </table:table-row>
            <table:table-row>
              <table:table-cell office:value-type="float" office:value="0.0404">
                <text:p>0.0404</text:p>
              </table:table-cell>
              <table:table-cell office:value-type="float" office:value="0.17758">
                <text:p>0.17758</text:p>
              </table:table-cell>
              <table:table-cell office:value-type="float" office:value="0.178489627440924">
                <text:p>0.178489627440924</text:p>
              </table:table-cell>
            </table:table-row>
            <table:table-row>
              <table:table-cell office:value-type="float" office:value="0.0405">
                <text:p>0.0405</text:p>
              </table:table-cell>
              <table:table-cell office:value-type="float" office:value="0.17786">
                <text:p>0.17786</text:p>
              </table:table-cell>
              <table:table-cell office:value-type="float" office:value="0.17876016769963">
                <text:p>0.17876016769963</text:p>
              </table:table-cell>
            </table:table-row>
            <table:table-row>
              <table:table-cell office:value-type="float" office:value="0.0406">
                <text:p>0.0406</text:p>
              </table:table-cell>
              <table:table-cell office:value-type="float" office:value="0.17813">
                <text:p>0.17813</text:p>
              </table:table-cell>
              <table:table-cell office:value-type="float" office:value="0.179040708479413">
                <text:p>0.179040708479413</text:p>
              </table:table-cell>
            </table:table-row>
            <table:table-row>
              <table:table-cell office:value-type="float" office:value="0.0407">
                <text:p>0.0407</text:p>
              </table:table-cell>
              <table:table-cell office:value-type="float" office:value="0.17841">
                <text:p>0.17841</text:p>
              </table:table-cell>
              <table:table-cell office:value-type="float" office:value="0.179321255110514">
                <text:p>0.179321255110514</text:p>
              </table:table-cell>
            </table:table-row>
            <table:table-row>
              <table:table-cell office:value-type="float" office:value="0.0408">
                <text:p>0.0408</text:p>
              </table:table-cell>
              <table:table-cell office:value-type="float" office:value="0.17869">
                <text:p>0.17869</text:p>
              </table:table-cell>
              <table:table-cell office:value-type="float" office:value="0.179591807508054">
                <text:p>0.179591807508054</text:p>
              </table:table-cell>
            </table:table-row>
            <table:table-row>
              <table:table-cell office:value-type="float" office:value="0.0409">
                <text:p>0.0409</text:p>
              </table:table-cell>
              <table:table-cell office:value-type="float" office:value="0.17897">
                <text:p>0.17897</text:p>
              </table:table-cell>
              <table:table-cell office:value-type="float" office:value="0.17987236024259">
                <text:p>0.17987236024259</text:p>
              </table:table-cell>
            </table:table-row>
            <table:table-row>
              <table:table-cell office:value-type="float" office:value="0.041">
                <text:p>0.041</text:p>
              </table:table-cell>
              <table:table-cell office:value-type="float" office:value="0.17924">
                <text:p>0.17924</text:p>
              </table:table-cell>
              <table:table-cell office:value-type="float" office:value="0.180152918817431">
                <text:p>0.180152918817431</text:p>
              </table:table-cell>
            </table:table-row>
            <table:table-row>
              <table:table-cell office:value-type="float" office:value="0.0411">
                <text:p>0.0411</text:p>
              </table:table-cell>
              <table:table-cell office:value-type="float" office:value="0.17952">
                <text:p>0.17952</text:p>
              </table:table-cell>
              <table:table-cell office:value-type="float" office:value="0.18042348126142">
                <text:p>0.18042348126142</text:p>
              </table:table-cell>
            </table:table-row>
            <table:table-row>
              <table:table-cell office:value-type="float" office:value="0.0412">
                <text:p>0.0412</text:p>
              </table:table-cell>
              <table:table-cell office:value-type="float" office:value="0.1798">
                <text:p>0.1798</text:p>
              </table:table-cell>
              <table:table-cell office:value-type="float" office:value="0.180704047711417">
                <text:p>0.180704047711417</text:p>
              </table:table-cell>
            </table:table-row>
            <table:table-row>
              <table:table-cell office:value-type="float" office:value="0.0413">
                <text:p>0.0413</text:p>
              </table:table-cell>
              <table:table-cell office:value-type="float" office:value="0.18008">
                <text:p>0.18008</text:p>
              </table:table-cell>
              <table:table-cell office:value-type="float" office:value="0.180984616109105">
                <text:p>0.180984616109105</text:p>
              </table:table-cell>
            </table:table-row>
            <table:table-row>
              <table:table-cell office:value-type="float" office:value="0.0414">
                <text:p>0.0414</text:p>
              </table:table-cell>
              <table:table-cell office:value-type="float" office:value="0.18035">
                <text:p>0.18035</text:p>
              </table:table-cell>
              <table:table-cell office:value-type="float" office:value="0.181255192274759">
                <text:p>0.181255192274759</text:p>
              </table:table-cell>
            </table:table-row>
            <table:table-row>
              <table:table-cell office:value-type="float" office:value="0.0415">
                <text:p>0.0415</text:p>
              </table:table-cell>
              <table:table-cell office:value-type="float" office:value="0.18063">
                <text:p>0.18063</text:p>
              </table:table-cell>
              <table:table-cell office:value-type="float" office:value="0.181535768410113">
                <text:p>0.181535768410113</text:p>
              </table:table-cell>
            </table:table-row>
            <table:table-row>
              <table:table-cell office:value-type="float" office:value="0.0416">
                <text:p>0.0416</text:p>
              </table:table-cell>
              <table:table-cell office:value-type="float" office:value="0.18091">
                <text:p>0.18091</text:p>
              </table:table-cell>
              <table:table-cell office:value-type="float" office:value="0.181816350365554">
                <text:p>0.181816350365554</text:p>
              </table:table-cell>
            </table:table-row>
            <table:table-row>
              <table:table-cell office:value-type="float" office:value="0.0417">
                <text:p>0.0417</text:p>
              </table:table-cell>
              <table:table-cell office:value-type="float" office:value="0.18118">
                <text:p>0.18118</text:p>
              </table:table-cell>
              <table:table-cell office:value-type="float" office:value="0.182086936167206">
                <text:p>0.182086936167206</text:p>
              </table:table-cell>
            </table:table-row>
            <table:table-row>
              <table:table-cell office:value-type="float" office:value="0.0418">
                <text:p>0.0418</text:p>
              </table:table-cell>
              <table:table-cell office:value-type="float" office:value="0.18146">
                <text:p>0.18146</text:p>
              </table:table-cell>
              <table:table-cell office:value-type="float" office:value="0.182367525783403">
                <text:p>0.182367525783403</text:p>
              </table:table-cell>
            </table:table-row>
            <table:table-row>
              <table:table-cell office:value-type="float" office:value="0.0419">
                <text:p>0.0419</text:p>
              </table:table-cell>
              <table:table-cell office:value-type="float" office:value="0.18174">
                <text:p>0.18174</text:p>
              </table:table-cell>
              <table:table-cell office:value-type="float" office:value="0.182648117153422">
                <text:p>0.182648117153422</text:p>
              </table:table-cell>
            </table:table-row>
            <table:table-row>
              <table:table-cell office:value-type="float" office:value="0.042">
                <text:p>0.042</text:p>
              </table:table-cell>
              <table:table-cell office:value-type="float" office:value="0.18202">
                <text:p>0.18202</text:p>
              </table:table-cell>
              <table:table-cell office:value-type="float" office:value="0.182918716447744">
                <text:p>0.182918716447744</text:p>
              </table:table-cell>
            </table:table-row>
            <table:table-row>
              <table:table-cell office:value-type="float" office:value="0.0421">
                <text:p>0.0421</text:p>
              </table:table-cell>
              <table:table-cell office:value-type="float" office:value="0.18229">
                <text:p>0.18229</text:p>
              </table:table-cell>
              <table:table-cell office:value-type="float" office:value="0.183199315345446">
                <text:p>0.183199315345446</text:p>
              </table:table-cell>
            </table:table-row>
            <table:table-row>
              <table:table-cell office:value-type="float" office:value="0.0422">
                <text:p>0.0422</text:p>
              </table:table-cell>
              <table:table-cell office:value-type="float" office:value="0.18257">
                <text:p>0.18257</text:p>
              </table:table-cell>
              <table:table-cell office:value-type="float" office:value="0.183479920045328">
                <text:p>0.183479920045328</text:p>
              </table:table-cell>
            </table:table-row>
            <table:table-row>
              <table:table-cell office:value-type="float" office:value="0.0423">
                <text:p>0.0423</text:p>
              </table:table-cell>
              <table:table-cell office:value-type="float" office:value="0.18285">
                <text:p>0.18285</text:p>
              </table:table-cell>
              <table:table-cell office:value-type="float" office:value="0.183750530678526">
                <text:p>0.183750530678526</text:p>
              </table:table-cell>
            </table:table-row>
            <table:table-row>
              <table:table-cell office:value-type="float" office:value="0.0424">
                <text:p>0.0424</text:p>
              </table:table-cell>
              <table:table-cell office:value-type="float" office:value="0.18313">
                <text:p>0.18313</text:p>
              </table:table-cell>
              <table:table-cell office:value-type="float" office:value="0.184031140732241">
                <text:p>0.184031140732241</text:p>
              </table:table-cell>
            </table:table-row>
            <table:table-row>
              <table:table-cell office:value-type="float" office:value="0.0425">
                <text:p>0.0425</text:p>
              </table:table-cell>
              <table:table-cell office:value-type="float" office:value="0.1834">
                <text:p>0.1834</text:p>
              </table:table-cell>
              <table:table-cell office:value-type="float" office:value="0.184311756580013">
                <text:p>0.184311756580013</text:p>
              </table:table-cell>
            </table:table-row>
            <table:table-row>
              <table:table-cell office:value-type="float" office:value="0.0426">
                <text:p>0.0426</text:p>
              </table:table-cell>
              <table:table-cell office:value-type="float" office:value="0.18368">
                <text:p>0.18368</text:p>
              </table:table-cell>
              <table:table-cell office:value-type="float" office:value="0.184582376257865">
                <text:p>0.184582376257865</text:p>
              </table:table-cell>
            </table:table-row>
            <table:table-row>
              <table:table-cell office:value-type="float" office:value="0.0427">
                <text:p>0.0427</text:p>
              </table:table-cell>
              <table:table-cell office:value-type="float" office:value="0.18396">
                <text:p>0.18396</text:p>
              </table:table-cell>
              <table:table-cell office:value-type="float" office:value="0.184862999459059">
                <text:p>0.184862999459059</text:p>
              </table:table-cell>
            </table:table-row>
            <table:table-row>
              <table:table-cell office:value-type="float" office:value="0.0428">
                <text:p>0.0428</text:p>
              </table:table-cell>
              <table:table-cell office:value-type="float" office:value="0.18424">
                <text:p>0.18424</text:p>
              </table:table-cell>
              <table:table-cell office:value-type="float" office:value="0.185143624133293">
                <text:p>0.185143624133293</text:p>
              </table:table-cell>
            </table:table-row>
            <table:table-row>
              <table:table-cell office:value-type="float" office:value="0.0429">
                <text:p>0.0429</text:p>
              </table:table-cell>
              <table:table-cell office:value-type="float" office:value="0.18451">
                <text:p>0.18451</text:p>
              </table:table-cell>
              <table:table-cell office:value-type="float" office:value="0.185414256978286">
                <text:p>0.185414256978286</text:p>
              </table:table-cell>
            </table:table-row>
            <table:table-row>
              <table:table-cell office:value-type="float" office:value="0.043">
                <text:p>0.043</text:p>
              </table:table-cell>
              <table:table-cell office:value-type="float" office:value="0.18479">
                <text:p>0.18479</text:p>
              </table:table-cell>
              <table:table-cell office:value-type="float" office:value="0.18569488887915">
                <text:p>0.18569488887915</text:p>
              </table:table-cell>
            </table:table-row>
            <table:table-row>
              <table:table-cell office:value-type="float" office:value="0.0431">
                <text:p>0.0431</text:p>
              </table:table-cell>
              <table:table-cell office:value-type="float" office:value="0.18507">
                <text:p>0.18507</text:p>
              </table:table-cell>
              <table:table-cell office:value-type="float" office:value="0.185975526559384">
                <text:p>0.185975526559384</text:p>
              </table:table-cell>
            </table:table-row>
            <table:table-row>
              <table:table-cell office:value-type="float" office:value="0.0432">
                <text:p>0.0432</text:p>
              </table:table-cell>
              <table:table-cell office:value-type="float" office:value="0.18535">
                <text:p>0.18535</text:p>
              </table:table-cell>
              <table:table-cell office:value-type="float" office:value="0.186246168070353">
                <text:p>0.186246168070353</text:p>
              </table:table-cell>
            </table:table-row>
            <table:table-row>
              <table:table-cell office:value-type="float" office:value="0.0433">
                <text:p>0.0433</text:p>
              </table:table-cell>
              <table:table-cell office:value-type="float" office:value="0.18562">
                <text:p>0.18562</text:p>
              </table:table-cell>
              <table:table-cell office:value-type="float" office:value="0.186526812908198">
                <text:p>0.186526812908198</text:p>
              </table:table-cell>
            </table:table-row>
            <table:table-row>
              <table:table-cell office:value-type="float" office:value="0.0434">
                <text:p>0.0434</text:p>
              </table:table-cell>
              <table:table-cell office:value-type="float" office:value="0.1859">
                <text:p>0.1859</text:p>
              </table:table-cell>
              <table:table-cell office:value-type="float" office:value="0.186807459038337">
                <text:p>0.186807459038337</text:p>
              </table:table-cell>
            </table:table-row>
            <table:table-row>
              <table:table-cell office:value-type="float" office:value="0.0435">
                <text:p>0.0435</text:p>
              </table:table-cell>
              <table:table-cell office:value-type="float" office:value="0.18618">
                <text:p>0.18618</text:p>
              </table:table-cell>
              <table:table-cell office:value-type="float" office:value="0.187078113510801">
                <text:p>0.187078113510801</text:p>
              </table:table-cell>
            </table:table-row>
            <table:table-row>
              <table:table-cell office:value-type="float" office:value="0.0436">
                <text:p>0.0436</text:p>
              </table:table-cell>
              <table:table-cell office:value-type="float" office:value="0.18645">
                <text:p>0.18645</text:p>
              </table:table-cell>
              <table:table-cell office:value-type="float" office:value="0.187358768957207">
                <text:p>0.187358768957207</text:p>
              </table:table-cell>
            </table:table-row>
            <table:table-row>
              <table:table-cell office:value-type="float" office:value="0.0437">
                <text:p>0.0437</text:p>
              </table:table-cell>
              <table:table-cell office:value-type="float" office:value="0.18673">
                <text:p>0.18673</text:p>
              </table:table-cell>
              <table:table-cell office:value-type="float" office:value="0.187629428241547">
                <text:p>0.187629428241547</text:p>
              </table:table-cell>
            </table:table-row>
            <table:table-row>
              <table:table-cell office:value-type="float" office:value="0.0438">
                <text:p>0.0438</text:p>
              </table:table-cell>
              <table:table-cell office:value-type="float" office:value="0.18701">
                <text:p>0.18701</text:p>
              </table:table-cell>
              <table:table-cell office:value-type="float" office:value="0.187910090687674">
                <text:p>0.187910090687674</text:p>
              </table:table-cell>
            </table:table-row>
            <table:table-row>
              <table:table-cell office:value-type="float" office:value="0.0439">
                <text:p>0.0439</text:p>
              </table:table-cell>
              <table:table-cell office:value-type="float" office:value="0.18729">
                <text:p>0.18729</text:p>
              </table:table-cell>
              <table:table-cell office:value-type="float" office:value="0.188190754279162">
                <text:p>0.188190754279162</text:p>
              </table:table-cell>
            </table:table-row>
            <table:table-row>
              <table:table-cell office:value-type="float" office:value="0.044">
                <text:p>0.044</text:p>
              </table:table-cell>
              <table:table-cell office:value-type="float" office:value="0.18756">
                <text:p>0.18756</text:p>
              </table:table-cell>
              <table:table-cell office:value-type="float" office:value="0.188461426360303">
                <text:p>0.188461426360303</text:p>
              </table:table-cell>
            </table:table-row>
            <table:table-row>
              <table:table-cell office:value-type="float" office:value="0.0441">
                <text:p>0.0441</text:p>
              </table:table-cell>
              <table:table-cell office:value-type="float" office:value="0.18784">
                <text:p>0.18784</text:p>
              </table:table-cell>
              <table:table-cell office:value-type="float" office:value="0.188742096831867">
                <text:p>0.188742096831867</text:p>
              </table:table-cell>
            </table:table-row>
            <table:table-row>
              <table:table-cell office:value-type="float" office:value="0.0442">
                <text:p>0.0442</text:p>
              </table:table-cell>
              <table:table-cell office:value-type="float" office:value="0.18812">
                <text:p>0.18812</text:p>
              </table:table-cell>
              <table:table-cell office:value-type="float" office:value="0.189022773061052">
                <text:p>0.189022773061052</text:p>
              </table:table-cell>
            </table:table-row>
            <table:table-row>
              <table:table-cell office:value-type="float" office:value="0.0443">
                <text:p>0.0443</text:p>
              </table:table-cell>
              <table:table-cell office:value-type="float" office:value="0.1884">
                <text:p>0.1884</text:p>
              </table:table-cell>
              <table:table-cell office:value-type="float" office:value="0.189293453144159">
                <text:p>0.189293453144159</text:p>
              </table:table-cell>
            </table:table-row>
            <table:table-row>
              <table:table-cell office:value-type="float" office:value="0.0444">
                <text:p>0.0444</text:p>
              </table:table-cell>
              <table:table-cell office:value-type="float" office:value="0.18867">
                <text:p>0.18867</text:p>
              </table:table-cell>
              <table:table-cell office:value-type="float" office:value="0.189574136189618">
                <text:p>0.189574136189618</text:p>
              </table:table-cell>
            </table:table-row>
            <table:table-row>
              <table:table-cell office:value-type="float" office:value="0.0445">
                <text:p>0.0445</text:p>
              </table:table-cell>
              <table:table-cell office:value-type="float" office:value="0.18895">
                <text:p>0.18895</text:p>
              </table:table-cell>
              <table:table-cell office:value-type="float" office:value="0.189854820208521">
                <text:p>0.189854820208521</text:p>
              </table:table-cell>
            </table:table-row>
            <table:table-row>
              <table:table-cell office:value-type="float" office:value="0.0446">
                <text:p>0.0446</text:p>
              </table:table-cell>
              <table:table-cell office:value-type="float" office:value="0.18923">
                <text:p>0.18923</text:p>
              </table:table-cell>
              <table:table-cell office:value-type="float" office:value="0.190125512898217">
                <text:p>0.190125512898217</text:p>
              </table:table-cell>
            </table:table-row>
            <table:table-row>
              <table:table-cell office:value-type="float" office:value="0.0447">
                <text:p>0.0447</text:p>
              </table:table-cell>
              <table:table-cell office:value-type="float" office:value="0.18951">
                <text:p>0.18951</text:p>
              </table:table-cell>
              <table:table-cell office:value-type="float" office:value="0.190406203617424">
                <text:p>0.190406203617424</text:p>
              </table:table-cell>
            </table:table-row>
            <table:table-row>
              <table:table-cell office:value-type="float" office:value="0.0448">
                <text:p>0.0448</text:p>
              </table:table-cell>
              <table:table-cell office:value-type="float" office:value="0.18972">
                <text:p>0.18972</text:p>
              </table:table-cell>
              <table:table-cell office:value-type="float" office:value="0.19068690008493">
                <text:p>0.19068690008493</text:p>
              </table:table-cell>
            </table:table-row>
            <table:table-row>
              <table:table-cell office:value-type="float" office:value="0.0449">
                <text:p>0.0449</text:p>
              </table:table-cell>
              <table:table-cell office:value-type="float" office:value="0.18989">
                <text:p>0.18989</text:p>
              </table:table-cell>
              <table:table-cell office:value-type="float" office:value="0.190957600430069">
                <text:p>0.190957600430069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0.19007">
                <text:p>0.19007</text:p>
              </table:table-cell>
              <table:table-cell office:value-type="float" office:value="0.191238303536739">
                <text:p>0.191238303536739</text:p>
              </table:table-cell>
            </table:table-row>
            <table:table-row>
              <table:table-cell office:value-type="float" office:value="0.0451">
                <text:p>0.0451</text:p>
              </table:table-cell>
              <table:table-cell office:value-type="float" office:value="0.19024">
                <text:p>0.19024</text:p>
              </table:table-cell>
              <table:table-cell office:value-type="float" office:value="0.191409270070705">
                <text:p>0.191409270070705</text:p>
              </table:table-cell>
            </table:table-row>
            <table:table-row>
              <table:table-cell office:value-type="float" office:value="0.0452">
                <text:p>0.0452</text:p>
              </table:table-cell>
              <table:table-cell office:value-type="float" office:value="0.19042">
                <text:p>0.19042</text:p>
              </table:table-cell>
              <table:table-cell office:value-type="float" office:value="0.191590240557315">
                <text:p>0.191590240557315</text:p>
              </table:table-cell>
            </table:table-row>
            <table:table-row>
              <table:table-cell office:value-type="float" office:value="0.0453">
                <text:p>0.0453</text:p>
              </table:table-cell>
              <table:table-cell office:value-type="float" office:value="0.19059">
                <text:p>0.19059</text:p>
              </table:table-cell>
              <table:table-cell office:value-type="float" office:value="0.191761223744765">
                <text:p>0.191761223744765</text:p>
              </table:table-cell>
            </table:table-row>
            <table:table-row>
              <table:table-cell office:value-type="float" office:value="0.0454">
                <text:p>0.0454</text:p>
              </table:table-cell>
              <table:table-cell office:value-type="float" office:value="0.19077">
                <text:p>0.19077</text:p>
              </table:table-cell>
              <table:table-cell office:value-type="float" office:value="0.191942208242377">
                <text:p>0.191942208242377</text:p>
              </table:table-cell>
            </table:table-row>
            <table:table-row>
              <table:table-cell office:value-type="float" office:value="0.0455">
                <text:p>0.0455</text:p>
              </table:table-cell>
              <table:table-cell office:value-type="float" office:value="0.19094">
                <text:p>0.19094</text:p>
              </table:table-cell>
              <table:table-cell office:value-type="float" office:value="0.192113202972232">
                <text:p>0.192113202972232</text:p>
              </table:table-cell>
            </table:table-row>
            <table:table-row>
              <table:table-cell office:value-type="float" office:value="0.0456">
                <text:p>0.0456</text:p>
              </table:table-cell>
              <table:table-cell office:value-type="float" office:value="0.19112">
                <text:p>0.19112</text:p>
              </table:table-cell>
              <table:table-cell office:value-type="float" office:value="0.192284204723009">
                <text:p>0.192284204723009</text:p>
              </table:table-cell>
            </table:table-row>
            <table:table-row>
              <table:table-cell office:value-type="float" office:value="0.0457">
                <text:p>0.0457</text:p>
              </table:table-cell>
              <table:table-cell office:value-type="float" office:value="0.19129">
                <text:p>0.19129</text:p>
              </table:table-cell>
              <table:table-cell office:value-type="float" office:value="0.192465210087668">
                <text:p>0.192465210087668</text:p>
              </table:table-cell>
            </table:table-row>
            <table:table-row>
              <table:table-cell office:value-type="float" office:value="0.0458">
                <text:p>0.0458</text:p>
              </table:table-cell>
              <table:table-cell office:value-type="float" office:value="0.19147">
                <text:p>0.19147</text:p>
              </table:table-cell>
              <table:table-cell office:value-type="float" office:value="0.192636225774489">
                <text:p>0.192636225774489</text:p>
              </table:table-cell>
            </table:table-row>
            <table:table-row>
              <table:table-cell office:value-type="float" office:value="0.0459">
                <text:p>0.0459</text:p>
              </table:table-cell>
              <table:table-cell office:value-type="float" office:value="0.19164">
                <text:p>0.19164</text:p>
              </table:table-cell>
              <table:table-cell office:value-type="float" office:value="0.192807251066966">
                <text:p>0.192807251066966</text:p>
              </table:table-cell>
            </table:table-row>
            <table:table-row>
              <table:table-cell office:value-type="float" office:value="0.046">
                <text:p>0.046</text:p>
              </table:table-cell>
              <table:table-cell office:value-type="float" office:value="0.19182">
                <text:p>0.19182</text:p>
              </table:table-cell>
              <table:table-cell office:value-type="float" office:value="0.192988277145556">
                <text:p>0.192988277145556</text:p>
              </table:table-cell>
            </table:table-row>
            <table:table-row>
              <table:table-cell office:value-type="float" office:value="0.0461">
                <text:p>0.0461</text:p>
              </table:table-cell>
              <table:table-cell office:value-type="float" office:value="0.19199">
                <text:p>0.19199</text:p>
              </table:table-cell>
              <table:table-cell office:value-type="float" office:value="0.193159313639389">
                <text:p>0.193159313639389</text:p>
              </table:table-cell>
            </table:table-row>
            <table:table-row>
              <table:table-cell office:value-type="float" office:value="0.0462">
                <text:p>0.0462</text:p>
              </table:table-cell>
              <table:table-cell office:value-type="float" office:value="0.19217">
                <text:p>0.19217</text:p>
              </table:table-cell>
              <table:table-cell office:value-type="float" office:value="0.193340353403241">
                <text:p>0.193340353403241</text:p>
              </table:table-cell>
            </table:table-row>
            <table:table-row>
              <table:table-cell office:value-type="float" office:value="0.0463">
                <text:p>0.0463</text:p>
              </table:table-cell>
              <table:table-cell office:value-type="float" office:value="0.19234">
                <text:p>0.19234</text:p>
              </table:table-cell>
              <table:table-cell office:value-type="float" office:value="0.19351140364578">
                <text:p>0.19351140364578</text:p>
              </table:table-cell>
            </table:table-row>
            <table:table-row>
              <table:table-cell office:value-type="float" office:value="0.0464">
                <text:p>0.0464</text:p>
              </table:table-cell>
              <table:table-cell office:value-type="float" office:value="0.19252">
                <text:p>0.19252</text:p>
              </table:table-cell>
              <table:table-cell office:value-type="float" office:value="0.193682463495692">
                <text:p>0.193682463495692</text:p>
              </table:table-cell>
            </table:table-row>
            <table:table-row>
              <table:table-cell office:value-type="float" office:value="0.0465">
                <text:p>0.0465</text:p>
              </table:table-cell>
              <table:table-cell office:value-type="float" office:value="0.19269">
                <text:p>0.19269</text:p>
              </table:table-cell>
              <table:table-cell office:value-type="float" office:value="0.193863523690482">
                <text:p>0.193863523690482</text:p>
              </table:table-cell>
            </table:table-row>
            <table:table-row>
              <table:table-cell office:value-type="float" office:value="0.0466">
                <text:p>0.0466</text:p>
              </table:table-cell>
              <table:table-cell office:value-type="float" office:value="0.19287">
                <text:p>0.19287</text:p>
              </table:table-cell>
              <table:table-cell office:value-type="float" office:value="0.194034594462019">
                <text:p>0.194034594462019</text:p>
              </table:table-cell>
            </table:table-row>
            <table:table-row>
              <table:table-cell office:value-type="float" office:value="0.0467">
                <text:p>0.0467</text:p>
              </table:table-cell>
              <table:table-cell office:value-type="float" office:value="0.19304">
                <text:p>0.19304</text:p>
              </table:table-cell>
              <table:table-cell office:value-type="float" office:value="0.194205672051076">
                <text:p>0.194205672051076</text:p>
              </table:table-cell>
            </table:table-row>
            <table:table-row>
              <table:table-cell office:value-type="float" office:value="0.0468">
                <text:p>0.0468</text:p>
              </table:table-cell>
              <table:table-cell office:value-type="float" office:value="0.19322">
                <text:p>0.19322</text:p>
              </table:table-cell>
              <table:table-cell office:value-type="float" office:value="0.194386752491007">
                <text:p>0.194386752491007</text:p>
              </table:table-cell>
            </table:table-row>
            <table:table-row>
              <table:table-cell office:value-type="float" office:value="0.0469">
                <text:p>0.0469</text:p>
              </table:table-cell>
              <table:table-cell office:value-type="float" office:value="0.19339">
                <text:p>0.19339</text:p>
              </table:table-cell>
              <table:table-cell office:value-type="float" office:value="0.194557843608553">
                <text:p>0.194557843608553</text:p>
              </table:table-cell>
            </table:table-row>
            <table:table-row>
              <table:table-cell office:value-type="float" office:value="0.047">
                <text:p>0.047</text:p>
              </table:table-cell>
              <table:table-cell office:value-type="float" office:value="0.19357">
                <text:p>0.19357</text:p>
              </table:table-cell>
              <table:table-cell office:value-type="float" office:value="0.194738940282857">
                <text:p>0.194738940282857</text:p>
              </table:table-cell>
            </table:table-row>
            <table:table-row>
              <table:table-cell office:value-type="float" office:value="0.0471">
                <text:p>0.0471</text:p>
              </table:table-cell>
              <table:table-cell office:value-type="float" office:value="0.19374">
                <text:p>0.19374</text:p>
              </table:table-cell>
              <table:table-cell office:value-type="float" office:value="0.194910044874963">
                <text:p>0.194910044874963</text:p>
              </table:table-cell>
            </table:table-row>
            <table:table-row>
              <table:table-cell office:value-type="float" office:value="0.0472">
                <text:p>0.0472</text:p>
              </table:table-cell>
              <table:table-cell office:value-type="float" office:value="0.19392">
                <text:p>0.19392</text:p>
              </table:table-cell>
              <table:table-cell office:value-type="float" office:value="0.195081156194672">
                <text:p>0.195081156194672</text:p>
              </table:table-cell>
            </table:table-row>
            <table:table-row>
              <table:table-cell office:value-type="float" office:value="0.0473">
                <text:p>0.0473</text:p>
              </table:table-cell>
              <table:table-cell office:value-type="float" office:value="0.19409">
                <text:p>0.19409</text:p>
              </table:table-cell>
              <table:table-cell office:value-type="float" office:value="0.195262270010773">
                <text:p>0.195262270010773</text:p>
              </table:table-cell>
            </table:table-row>
            <table:table-row>
              <table:table-cell office:value-type="float" office:value="0.0474">
                <text:p>0.0474</text:p>
              </table:table-cell>
              <table:table-cell office:value-type="float" office:value="0.19427">
                <text:p>0.19427</text:p>
              </table:table-cell>
              <table:table-cell office:value-type="float" office:value="0.195433394678827">
                <text:p>0.195433394678827</text:p>
              </table:table-cell>
            </table:table-row>
            <table:table-row>
              <table:table-cell office:value-type="float" office:value="0.0475">
                <text:p>0.0475</text:p>
              </table:table-cell>
              <table:table-cell office:value-type="float" office:value="0.19444">
                <text:p>0.19444</text:p>
              </table:table-cell>
              <table:table-cell office:value-type="float" office:value="0.195604526021358">
                <text:p>0.195604526021358</text:p>
              </table:table-cell>
            </table:table-row>
            <table:table-row>
              <table:table-cell office:value-type="float" office:value="0.0476">
                <text:p>0.0476</text:p>
              </table:table-cell>
              <table:table-cell office:value-type="float" office:value="0.19462">
                <text:p>0.19462</text:p>
              </table:table-cell>
              <table:table-cell office:value-type="float" office:value="0.195785662603266">
                <text:p>0.195785662603266</text:p>
              </table:table-cell>
            </table:table-row>
            <table:table-row>
              <table:table-cell office:value-type="float" office:value="0.0477">
                <text:p>0.0477</text:p>
              </table:table-cell>
              <table:table-cell office:value-type="float" office:value="0.19479">
                <text:p>0.19479</text:p>
              </table:table-cell>
              <table:table-cell office:value-type="float" office:value="0.195956807206103">
                <text:p>0.195956807206103</text:p>
              </table:table-cell>
            </table:table-row>
            <table:table-row>
              <table:table-cell office:value-type="float" office:value="0.0478">
                <text:p>0.0478</text:p>
              </table:table-cell>
              <table:table-cell office:value-type="float" office:value="0.19497">
                <text:p>0.19497</text:p>
              </table:table-cell>
              <table:table-cell office:value-type="float" office:value="0.196137953946298">
                <text:p>0.196137953946298</text:p>
              </table:table-cell>
            </table:table-row>
            <table:table-row>
              <table:table-cell office:value-type="float" office:value="0.0479">
                <text:p>0.0479</text:p>
              </table:table-cell>
              <table:table-cell office:value-type="float" office:value="0.19514">
                <text:p>0.19514</text:p>
              </table:table-cell>
              <table:table-cell office:value-type="float" office:value="0.196309111720496">
                <text:p>0.196309111720496</text:p>
              </table:table-cell>
            </table:table-row>
            <table:table-row>
              <table:table-cell office:value-type="float" office:value="0.048">
                <text:p>0.048</text:p>
              </table:table-cell>
              <table:table-cell office:value-type="float" office:value="0.19532">
                <text:p>0.19532</text:p>
              </table:table-cell>
              <table:table-cell office:value-type="float" office:value="0.196480276081748">
                <text:p>0.196480276081748</text:p>
              </table:table-cell>
            </table:table-row>
            <table:table-row>
              <table:table-cell office:value-type="float" office:value="0.0481">
                <text:p>0.0481</text:p>
              </table:table-cell>
              <table:table-cell office:value-type="float" office:value="0.19549">
                <text:p>0.19549</text:p>
              </table:table-cell>
              <table:table-cell office:value-type="float" office:value="0.196661445412058">
                <text:p>0.196661445412058</text:p>
              </table:table-cell>
            </table:table-row>
            <table:table-row>
              <table:table-cell office:value-type="float" office:value="0.0482">
                <text:p>0.0482</text:p>
              </table:table-cell>
              <table:table-cell office:value-type="float" office:value="0.19567">
                <text:p>0.19567</text:p>
              </table:table-cell>
              <table:table-cell office:value-type="float" office:value="0.196832622858331">
                <text:p>0.196832622858331</text:p>
              </table:table-cell>
            </table:table-row>
            <table:table-row>
              <table:table-cell office:value-type="float" office:value="0.0483">
                <text:p>0.0483</text:p>
              </table:table-cell>
              <table:table-cell office:value-type="float" office:value="0.19584">
                <text:p>0.19584</text:p>
              </table:table-cell>
              <table:table-cell office:value-type="float" office:value="0.197003806839969">
                <text:p>0.197003806839969</text:p>
              </table:table-cell>
            </table:table-row>
            <table:table-row>
              <table:table-cell office:value-type="float" office:value="0.0484">
                <text:p>0.0484</text:p>
              </table:table-cell>
              <table:table-cell office:value-type="float" office:value="0.19602">
                <text:p>0.19602</text:p>
              </table:table-cell>
              <table:table-cell office:value-type="float" office:value="0.197184992522276">
                <text:p>0.197184992522276</text:p>
              </table:table-cell>
            </table:table-row>
            <table:table-row>
              <table:table-cell office:value-type="float" office:value="0.0485">
                <text:p>0.0485</text:p>
              </table:table-cell>
              <table:table-cell office:value-type="float" office:value="0.19619">
                <text:p>0.19619</text:p>
              </table:table-cell>
              <table:table-cell office:value-type="float" office:value="0.197356189467166">
                <text:p>0.197356189467166</text:p>
              </table:table-cell>
            </table:table-row>
            <table:table-row>
              <table:table-cell office:value-type="float" office:value="0.0486">
                <text:p>0.0486</text:p>
              </table:table-cell>
              <table:table-cell office:value-type="float" office:value="0.19637">
                <text:p>0.19637</text:p>
              </table:table-cell>
              <table:table-cell office:value-type="float" office:value="0.197537387965949">
                <text:p>0.197537387965949</text:p>
              </table:table-cell>
            </table:table-row>
            <table:table-row>
              <table:table-cell office:value-type="float" office:value="0.0487">
                <text:p>0.0487</text:p>
              </table:table-cell>
              <table:table-cell office:value-type="float" office:value="0.19654">
                <text:p>0.19654</text:p>
              </table:table-cell>
              <table:table-cell office:value-type="float" office:value="0.197708600963362">
                <text:p>0.197708600963362</text:p>
              </table:table-cell>
            </table:table-row>
            <table:table-row>
              <table:table-cell office:value-type="float" office:value="0.0488">
                <text:p>0.0488</text:p>
              </table:table-cell>
              <table:table-cell office:value-type="float" office:value="0.19672">
                <text:p>0.19672</text:p>
              </table:table-cell>
              <table:table-cell office:value-type="float" office:value="0.197879817271393">
                <text:p>0.197879817271393</text:p>
              </table:table-cell>
            </table:table-row>
            <table:table-row>
              <table:table-cell office:value-type="float" office:value="0.0489">
                <text:p>0.0489</text:p>
              </table:table-cell>
              <table:table-cell office:value-type="float" office:value="0.19689">
                <text:p>0.19689</text:p>
              </table:table-cell>
              <table:table-cell office:value-type="float" office:value="0.19806103491159">
                <text:p>0.19806103491159</text:p>
              </table:table-cell>
            </table:table-row>
            <table:table-row>
              <table:table-cell office:value-type="float" office:value="0.049">
                <text:p>0.049</text:p>
              </table:table-cell>
              <table:table-cell office:value-type="float" office:value="0.19706">
                <text:p>0.19706</text:p>
              </table:table-cell>
              <table:table-cell office:value-type="float" office:value="0.198232264012597">
                <text:p>0.198232264012597</text:p>
              </table:table-cell>
            </table:table-row>
            <table:table-row>
              <table:table-cell office:value-type="float" office:value="0.0491">
                <text:p>0.0491</text:p>
              </table:table-cell>
              <table:table-cell office:value-type="float" office:value="0.19724">
                <text:p>0.19724</text:p>
              </table:table-cell>
              <table:table-cell office:value-type="float" office:value="0.198403499513718">
                <text:p>0.198403499513718</text:p>
              </table:table-cell>
            </table:table-row>
            <table:table-row>
              <table:table-cell office:value-type="float" office:value="0.0492">
                <text:p>0.0492</text:p>
              </table:table-cell>
              <table:table-cell office:value-type="float" office:value="0.19741">
                <text:p>0.19741</text:p>
              </table:table-cell>
              <table:table-cell office:value-type="float" office:value="0.198584739371408">
                <text:p>0.198584739371408</text:p>
              </table:table-cell>
            </table:table-row>
            <table:table-row>
              <table:table-cell office:value-type="float" office:value="0.0493">
                <text:p>0.0493</text:p>
              </table:table-cell>
              <table:table-cell office:value-type="float" office:value="0.19759">
                <text:p>0.19759</text:p>
              </table:table-cell>
              <table:table-cell office:value-type="float" office:value="0.198755987582764">
                <text:p>0.198755987582764</text:p>
              </table:table-cell>
            </table:table-row>
            <table:table-row>
              <table:table-cell office:value-type="float" office:value="0.0494">
                <text:p>0.0494</text:p>
              </table:table-cell>
              <table:table-cell office:value-type="float" office:value="0.19776">
                <text:p>0.19776</text:p>
              </table:table-cell>
              <table:table-cell office:value-type="float" office:value="0.198937236753731">
                <text:p>0.198937236753731</text:p>
              </table:table-cell>
            </table:table-row>
            <table:table-row>
              <table:table-cell office:value-type="float" office:value="0.0495">
                <text:p>0.0495</text:p>
              </table:table-cell>
              <table:table-cell office:value-type="float" office:value="0.19794">
                <text:p>0.19794</text:p>
              </table:table-cell>
              <table:table-cell office:value-type="float" office:value="0.199108497590736">
                <text:p>0.199108497590736</text:p>
              </table:table-cell>
            </table:table-row>
            <table:table-row>
              <table:table-cell office:value-type="float" office:value="0.0496">
                <text:p>0.0496</text:p>
              </table:table-cell>
              <table:table-cell office:value-type="float" office:value="0.19811">
                <text:p>0.19811</text:p>
              </table:table-cell>
              <table:table-cell office:value-type="float" office:value="0.199279764745169">
                <text:p>0.199279764745169</text:p>
              </table:table-cell>
            </table:table-row>
            <table:table-row>
              <table:table-cell office:value-type="float" office:value="0.0497">
                <text:p>0.0497</text:p>
              </table:table-cell>
              <table:table-cell office:value-type="float" office:value="0.19829">
                <text:p>0.19829</text:p>
              </table:table-cell>
              <table:table-cell office:value-type="float" office:value="0.199461032633846">
                <text:p>0.199461032633846</text:p>
              </table:table-cell>
            </table:table-row>
            <table:table-row>
              <table:table-cell office:value-type="float" office:value="0.0498">
                <text:p>0.0498</text:p>
              </table:table-cell>
              <table:table-cell office:value-type="float" office:value="0.19846">
                <text:p>0.19846</text:p>
              </table:table-cell>
              <table:table-cell office:value-type="float" office:value="0.199632315668982">
                <text:p>0.199632315668982</text:p>
              </table:table-cell>
            </table:table-row>
            <table:table-row>
              <table:table-cell office:value-type="float" office:value="0.0499">
                <text:p>0.0499</text:p>
              </table:table-cell>
              <table:table-cell office:value-type="float" office:value="0.19864">
                <text:p>0.19864</text:p>
              </table:table-cell>
              <table:table-cell office:value-type="float" office:value="0.199803601636432">
                <text:p>0.199803601636432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19881">
                <text:p>0.19881</text:p>
              </table:table-cell>
              <table:table-cell office:value-type="float" office:value="0.199984888111177">
                <text:p>0.199984888111177</text:p>
              </table:table-cell>
            </table:table-row>
            <table:table-row>
              <table:table-cell office:value-type="float" office:value="0.0501">
                <text:p>0.0501</text:p>
              </table:table-cell>
              <table:table-cell office:value-type="float" office:value="0.19882">
                <text:p>0.19882</text:p>
              </table:table-cell>
              <table:table-cell office:value-type="float" office:value="0.19999653531239">
                <text:p>0.19999653531239</text:p>
              </table:table-cell>
            </table:table-row>
            <table:table-row>
              <table:table-cell office:value-type="float" office:value="0.0502">
                <text:p>0.0502</text:p>
              </table:table-cell>
              <table:table-cell office:value-type="float" office:value="0.19883">
                <text:p>0.19883</text:p>
              </table:table-cell>
              <table:table-cell office:value-type="float" office:value="0.200008197582024">
                <text:p>0.200008197582024</text:p>
              </table:table-cell>
            </table:table-row>
            <table:table-row>
              <table:table-cell office:value-type="float" office:value="0.0503">
                <text:p>0.0503</text:p>
              </table:table-cell>
              <table:table-cell office:value-type="float" office:value="0.19884">
                <text:p>0.19884</text:p>
              </table:table-cell>
              <table:table-cell office:value-type="float" office:value="0.200019868067375">
                <text:p>0.200019868067375</text:p>
              </table:table-cell>
            </table:table-row>
            <table:table-row>
              <table:table-cell office:value-type="float" office:value="0.0504">
                <text:p>0.0504</text:p>
              </table:table-cell>
              <table:table-cell office:value-type="float" office:value="0.19885">
                <text:p>0.19885</text:p>
              </table:table-cell>
              <table:table-cell office:value-type="float" office:value="0.200031553665316">
                <text:p>0.200031553665316</text:p>
              </table:table-cell>
            </table:table-row>
            <table:table-row>
              <table:table-cell office:value-type="float" office:value="0.0505">
                <text:p>0.0505</text:p>
              </table:table-cell>
              <table:table-cell office:value-type="float" office:value="0.19886">
                <text:p>0.19886</text:p>
              </table:table-cell>
              <table:table-cell office:value-type="float" office:value="0.20004324742665">
                <text:p>0.20004324742665</text:p>
              </table:table-cell>
            </table:table-row>
            <table:table-row>
              <table:table-cell office:value-type="float" office:value="0.0506">
                <text:p>0.0506</text:p>
              </table:table-cell>
              <table:table-cell office:value-type="float" office:value="0.19887">
                <text:p>0.19887</text:p>
              </table:table-cell>
              <table:table-cell office:value-type="float" office:value="0.200054956344725">
                <text:p>0.200054956344725</text:p>
              </table:table-cell>
            </table:table-row>
            <table:table-row>
              <table:table-cell office:value-type="float" office:value="0.0507">
                <text:p>0.0507</text:p>
              </table:table-cell>
              <table:table-cell office:value-type="float" office:value="0.19887">
                <text:p>0.19887</text:p>
              </table:table-cell>
              <table:table-cell office:value-type="float" office:value="0.200066673373878">
                <text:p>0.200066673373878</text:p>
              </table:table-cell>
            </table:table-row>
            <table:table-row>
              <table:table-cell office:value-type="float" office:value="0.0508">
                <text:p>0.0508</text:p>
              </table:table-cell>
              <table:table-cell office:value-type="float" office:value="0.19888">
                <text:p>0.19888</text:p>
              </table:table-cell>
              <table:table-cell office:value-type="float" office:value="0.200078405603903">
                <text:p>0.200078405603903</text:p>
              </table:table-cell>
            </table:table-row>
            <table:table-row>
              <table:table-cell office:value-type="float" office:value="0.0509">
                <text:p>0.0509</text:p>
              </table:table-cell>
              <table:table-cell office:value-type="float" office:value="0.19889">
                <text:p>0.19889</text:p>
              </table:table-cell>
              <table:table-cell office:value-type="float" office:value="0.200090145892695">
                <text:p>0.200090145892695</text:p>
              </table:table-cell>
            </table:table-row>
            <table:table-row>
              <table:table-cell office:value-type="float" office:value="0.051">
                <text:p>0.051</text:p>
              </table:table-cell>
              <table:table-cell office:value-type="float" office:value="0.1989">
                <text:p>0.1989</text:p>
              </table:table-cell>
              <table:table-cell office:value-type="float" office:value="0.200101901426473">
                <text:p>0.200101901426473</text:p>
              </table:table-cell>
            </table:table-row>
            <table:table-row>
              <table:table-cell office:value-type="float" office:value="0.0511">
                <text:p>0.0511</text:p>
              </table:table-cell>
              <table:table-cell office:value-type="float" office:value="0.19891">
                <text:p>0.19891</text:p>
              </table:table-cell>
              <table:table-cell office:value-type="float" office:value="0.200113664966713">
                <text:p>0.200113664966713</text:p>
              </table:table-cell>
            </table:table-row>
            <table:table-row>
              <table:table-cell office:value-type="float" office:value="0.0512">
                <text:p>0.0512</text:p>
              </table:table-cell>
              <table:table-cell office:value-type="float" office:value="0.19892">
                <text:p>0.19892</text:p>
              </table:table-cell>
              <table:table-cell office:value-type="float" office:value="0.200125443796035">
                <text:p>0.200125443796035</text:p>
              </table:table-cell>
            </table:table-row>
            <table:table-row>
              <table:table-cell office:value-type="float" office:value="0.0513">
                <text:p>0.0513</text:p>
              </table:table-cell>
              <table:table-cell office:value-type="float" office:value="0.19893">
                <text:p>0.19893</text:p>
              </table:table-cell>
              <table:table-cell office:value-type="float" office:value="0.20013723057952">
                <text:p>0.20013723057952</text:p>
              </table:table-cell>
            </table:table-row>
            <table:table-row>
              <table:table-cell office:value-type="float" office:value="0.0514">
                <text:p>0.0514</text:p>
              </table:table-cell>
              <table:table-cell office:value-type="float" office:value="0.19894">
                <text:p>0.19894</text:p>
              </table:table-cell>
              <table:table-cell office:value-type="float" office:value="0.200149032696164">
                <text:p>0.200149032696164</text:p>
              </table:table-cell>
            </table:table-row>
            <table:table-row>
              <table:table-cell office:value-type="float" office:value="0.0515">
                <text:p>0.0515</text:p>
              </table:table-cell>
              <table:table-cell office:value-type="float" office:value="0.19894">
                <text:p>0.19894</text:p>
              </table:table-cell>
              <table:table-cell office:value-type="float" office:value="0.200170835678552">
                <text:p>0.200170835678552</text:p>
              </table:table-cell>
            </table:table-row>
            <table:table-row>
              <table:table-cell office:value-type="float" office:value="0.0516">
                <text:p>0.0516</text:p>
              </table:table-cell>
              <table:table-cell office:value-type="float" office:value="0.19895">
                <text:p>0.19895</text:p>
              </table:table-cell>
              <table:table-cell office:value-type="float" office:value="0.200182660983513">
                <text:p>0.200182660983513</text:p>
              </table:table-cell>
            </table:table-row>
            <table:table-row>
              <table:table-cell office:value-type="float" office:value="0.0517">
                <text:p>0.0517</text:p>
              </table:table-cell>
              <table:table-cell office:value-type="float" office:value="0.19896">
                <text:p>0.19896</text:p>
              </table:table-cell>
              <table:table-cell office:value-type="float" office:value="0.200194494137676">
                <text:p>0.200194494137676</text:p>
              </table:table-cell>
            </table:table-row>
            <table:table-row>
              <table:table-cell office:value-type="float" office:value="0.0518">
                <text:p>0.0518</text:p>
              </table:table-cell>
              <table:table-cell office:value-type="float" office:value="0.19897">
                <text:p>0.19897</text:p>
              </table:table-cell>
              <table:table-cell office:value-type="float" office:value="0.200206342712338">
                <text:p>0.200206342712338</text:p>
              </table:table-cell>
            </table:table-row>
            <table:table-row>
              <table:table-cell office:value-type="float" office:value="0.0519">
                <text:p>0.0519</text:p>
              </table:table-cell>
              <table:table-cell office:value-type="float" office:value="0.19898">
                <text:p>0.19898</text:p>
              </table:table-cell>
              <table:table-cell office:value-type="float" office:value="0.200218199083924">
                <text:p>0.200218199083924</text:p>
              </table:table-cell>
            </table:table-row>
            <table:table-row>
              <table:table-cell office:value-type="float" office:value="0.052">
                <text:p>0.052</text:p>
              </table:table-cell>
              <table:table-cell office:value-type="float" office:value="0.19899">
                <text:p>0.19899</text:p>
              </table:table-cell>
              <table:table-cell office:value-type="float" office:value="0.200230070920029">
                <text:p>0.200230070920029</text:p>
              </table:table-cell>
            </table:table-row>
            <table:table-row>
              <table:table-cell office:value-type="float" office:value="0.0521">
                <text:p>0.0521</text:p>
              </table:table-cell>
              <table:table-cell office:value-type="float" office:value="0.199">
                <text:p>0.199</text:p>
              </table:table-cell>
              <table:table-cell office:value-type="float" office:value="0.200241950500788">
                <text:p>0.200241950500788</text:p>
              </table:table-cell>
            </table:table-row>
            <table:table-row>
              <table:table-cell office:value-type="float" office:value="0.0522">
                <text:p>0.0522</text:p>
              </table:table-cell>
              <table:table-cell office:value-type="float" office:value="0.19901">
                <text:p>0.19901</text:p>
              </table:table-cell>
              <table:table-cell office:value-type="float" office:value="0.200253841671015">
                <text:p>0.200253841671015</text:p>
              </table:table-cell>
            </table:table-row>
            <table:table-row>
              <table:table-cell office:value-type="float" office:value="0.0523">
                <text:p>0.0523</text:p>
              </table:table-cell>
              <table:table-cell office:value-type="float" office:value="0.19901">
                <text:p>0.19901</text:p>
              </table:table-cell>
              <table:table-cell office:value-type="float" office:value="0.200265748371732">
                <text:p>0.200265748371732</text:p>
              </table:table-cell>
            </table:table-row>
            <table:table-row>
              <table:table-cell office:value-type="float" office:value="0.0524">
                <text:p>0.0524</text:p>
              </table:table-cell>
              <table:table-cell office:value-type="float" office:value="0.19902">
                <text:p>0.19902</text:p>
              </table:table-cell>
              <table:table-cell office:value-type="float" office:value="0.200277662738734">
                <text:p>0.200277662738734</text:p>
              </table:table-cell>
            </table:table-row>
            <table:table-row>
              <table:table-cell office:value-type="float" office:value="0.0525">
                <text:p>0.0525</text:p>
              </table:table-cell>
              <table:table-cell office:value-type="float" office:value="0.19903">
                <text:p>0.19903</text:p>
              </table:table-cell>
              <table:table-cell office:value-type="float" office:value="0.200289592680199">
                <text:p>0.200289592680199</text:p>
              </table:table-cell>
            </table:table-row>
            <table:table-row>
              <table:table-cell office:value-type="float" office:value="0.0526">
                <text:p>0.0526</text:p>
              </table:table-cell>
              <table:table-cell office:value-type="float" office:value="0.19904">
                <text:p>0.19904</text:p>
              </table:table-cell>
              <table:table-cell office:value-type="float" office:value="0.200301530235692">
                <text:p>0.200301530235692</text:p>
              </table:table-cell>
            </table:table-row>
            <table:table-row>
              <table:table-cell office:value-type="float" office:value="0.0527">
                <text:p>0.0527</text:p>
              </table:table-cell>
              <table:table-cell office:value-type="float" office:value="0.19905">
                <text:p>0.19905</text:p>
              </table:table-cell>
              <table:table-cell office:value-type="float" office:value="0.200313483409605">
                <text:p>0.200313483409605</text:p>
              </table:table-cell>
            </table:table-row>
            <table:table-row>
              <table:table-cell office:value-type="float" office:value="0.0528">
                <text:p>0.0528</text:p>
              </table:table-cell>
              <table:table-cell office:value-type="float" office:value="0.19906">
                <text:p>0.19906</text:p>
              </table:table-cell>
              <table:table-cell office:value-type="float" office:value="0.200325444145296">
                <text:p>0.200325444145296</text:p>
              </table:table-cell>
            </table:table-row>
            <table:table-row>
              <table:table-cell office:value-type="float" office:value="0.0529">
                <text:p>0.0529</text:p>
              </table:table-cell>
              <table:table-cell office:value-type="float" office:value="0.19907">
                <text:p>0.19907</text:p>
              </table:table-cell>
              <table:table-cell office:value-type="float" office:value="0.200337420543342">
                <text:p>0.200337420543342</text:p>
              </table:table-cell>
            </table:table-row>
            <table:table-row>
              <table:table-cell office:value-type="float" office:value="0.053">
                <text:p>0.053</text:p>
              </table:table-cell>
              <table:table-cell office:value-type="float" office:value="0.19907">
                <text:p>0.19907</text:p>
              </table:table-cell>
              <table:table-cell office:value-type="float" office:value="0.200349404450924">
                <text:p>0.200349404450924</text:p>
              </table:table-cell>
            </table:table-row>
            <table:table-row>
              <table:table-cell office:value-type="float" office:value="0.0531">
                <text:p>0.0531</text:p>
              </table:table-cell>
              <table:table-cell office:value-type="float" office:value="0.19908">
                <text:p>0.19908</text:p>
              </table:table-cell>
              <table:table-cell office:value-type="float" office:value="0.20036140406478">
                <text:p>0.20036140406478</text:p>
              </table:table-cell>
            </table:table-row>
            <table:table-row>
              <table:table-cell office:value-type="float" office:value="0.0532">
                <text:p>0.0532</text:p>
              </table:table-cell>
              <table:table-cell office:value-type="float" office:value="0.19909">
                <text:p>0.19909</text:p>
              </table:table-cell>
              <table:table-cell office:value-type="float" office:value="0.200373411135934">
                <text:p>0.200373411135934</text:p>
              </table:table-cell>
            </table:table-row>
            <table:table-row>
              <table:table-cell office:value-type="float" office:value="0.0533">
                <text:p>0.0533</text:p>
              </table:table-cell>
              <table:table-cell office:value-type="float" office:value="0.1991">
                <text:p>0.1991</text:p>
              </table:table-cell>
              <table:table-cell office:value-type="float" office:value="0.200395425202872">
                <text:p>0.200395425202872</text:p>
              </table:table-cell>
            </table:table-row>
            <table:table-row>
              <table:table-cell office:value-type="float" office:value="0.0534">
                <text:p>0.0534</text:p>
              </table:table-cell>
              <table:table-cell office:value-type="float" office:value="0.19911">
                <text:p>0.19911</text:p>
              </table:table-cell>
              <table:table-cell office:value-type="float" office:value="0.200407455328488">
                <text:p>0.200407455328488</text:p>
              </table:table-cell>
            </table:table-row>
            <table:table-row>
              <table:table-cell office:value-type="float" office:value="0.0535">
                <text:p>0.0535</text:p>
              </table:table-cell>
              <table:table-cell office:value-type="float" office:value="0.19912">
                <text:p>0.19912</text:p>
              </table:table-cell>
              <table:table-cell office:value-type="float" office:value="0.200419501247384">
                <text:p>0.200419501247384</text:p>
              </table:table-cell>
            </table:table-row>
            <table:table-row>
              <table:table-cell office:value-type="float" office:value="0.0536">
                <text:p>0.0536</text:p>
              </table:table-cell>
              <table:table-cell office:value-type="float" office:value="0.19913">
                <text:p>0.19913</text:p>
              </table:table-cell>
              <table:table-cell office:value-type="float" office:value="0.200431554518768">
                <text:p>0.200431554518768</text:p>
              </table:table-cell>
            </table:table-row>
            <table:table-row>
              <table:table-cell office:value-type="float" office:value="0.0537">
                <text:p>0.0537</text:p>
              </table:table-cell>
              <table:table-cell office:value-type="float" office:value="0.19914">
                <text:p>0.19914</text:p>
              </table:table-cell>
              <table:table-cell office:value-type="float" office:value="0.200443623627293">
                <text:p>0.200443623627293</text:p>
              </table:table-cell>
            </table:table-row>
            <table:table-row>
              <table:table-cell office:value-type="float" office:value="0.0538">
                <text:p>0.0538</text:p>
              </table:table-cell>
              <table:table-cell office:value-type="float" office:value="0.19914">
                <text:p>0.19914</text:p>
              </table:table-cell>
              <table:table-cell office:value-type="float" office:value="0.200455700036093">
                <text:p>0.200455700036093</text:p>
              </table:table-cell>
            </table:table-row>
            <table:table-row>
              <table:table-cell office:value-type="float" office:value="0.0539">
                <text:p>0.0539</text:p>
              </table:table-cell>
              <table:table-cell office:value-type="float" office:value="0.19915">
                <text:p>0.19915</text:p>
              </table:table-cell>
              <table:table-cell office:value-type="float" office:value="0.200467792325875">
                <text:p>0.200467792325875</text:p>
              </table:table-cell>
            </table:table-row>
            <table:table-row>
              <table:table-cell office:value-type="float" office:value="0.054">
                <text:p>0.054</text:p>
              </table:table-cell>
              <table:table-cell office:value-type="float" office:value="0.19916">
                <text:p>0.19916</text:p>
              </table:table-cell>
              <table:table-cell office:value-type="float" office:value="0.200479891863723">
                <text:p>0.200479891863723</text:p>
              </table:table-cell>
            </table:table-row>
            <table:table-row>
              <table:table-cell office:value-type="float" office:value="0.0541">
                <text:p>0.0541</text:p>
              </table:table-cell>
              <table:table-cell office:value-type="float" office:value="0.19917">
                <text:p>0.19917</text:p>
              </table:table-cell>
              <table:table-cell office:value-type="float" office:value="0.200492002950966">
                <text:p>0.200492002950966</text:p>
              </table:table-cell>
            </table:table-row>
            <table:table-row>
              <table:table-cell office:value-type="float" office:value="0.0542">
                <text:p>0.0542</text:p>
              </table:table-cell>
              <table:table-cell office:value-type="float" office:value="0.19918">
                <text:p>0.19918</text:p>
              </table:table-cell>
              <table:table-cell office:value-type="float" office:value="0.200504129984896">
                <text:p>0.200504129984896</text:p>
              </table:table-cell>
            </table:table-row>
            <table:table-row>
              <table:table-cell office:value-type="float" office:value="0.0543">
                <text:p>0.0543</text:p>
              </table:table-cell>
              <table:table-cell office:value-type="float" office:value="0.19919">
                <text:p>0.19919</text:p>
              </table:table-cell>
              <table:table-cell office:value-type="float" office:value="0.200516264188619">
                <text:p>0.200516264188619</text:p>
              </table:table-cell>
            </table:table-row>
            <table:table-row>
              <table:table-cell office:value-type="float" office:value="0.0544">
                <text:p>0.0544</text:p>
              </table:table-cell>
              <table:table-cell office:value-type="float" office:value="0.1992">
                <text:p>0.1992</text:p>
              </table:table-cell>
              <table:table-cell office:value-type="float" office:value="0.200528414382825">
                <text:p>0.200528414382825</text:p>
              </table:table-cell>
            </table:table-row>
            <table:table-row>
              <table:table-cell office:value-type="float" office:value="0.0545">
                <text:p>0.0545</text:p>
              </table:table-cell>
              <table:table-cell office:value-type="float" office:value="0.1992">
                <text:p>0.1992</text:p>
              </table:table-cell>
              <table:table-cell office:value-type="float" office:value="0.200540571694632">
                <text:p>0.200540571694632</text:p>
              </table:table-cell>
            </table:table-row>
            <table:table-row>
              <table:table-cell office:value-type="float" office:value="0.0546">
                <text:p>0.0546</text:p>
              </table:table-cell>
              <table:table-cell office:value-type="float" office:value="0.19921">
                <text:p>0.19921</text:p>
              </table:table-cell>
              <table:table-cell office:value-type="float" office:value="0.2005527450407">
                <text:p>0.2005527450407</text:p>
              </table:table-cell>
            </table:table-row>
            <table:table-row>
              <table:table-cell office:value-type="float" office:value="0.0547">
                <text:p>0.0547</text:p>
              </table:table-cell>
              <table:table-cell office:value-type="float" office:value="0.19922">
                <text:p>0.19922</text:p>
              </table:table-cell>
              <table:table-cell office:value-type="float" office:value="0.200564925452184">
                <text:p>0.200564925452184</text:p>
              </table:table-cell>
            </table:table-row>
            <table:table-row>
              <table:table-cell office:value-type="float" office:value="0.0548">
                <text:p>0.0548</text:p>
              </table:table-cell>
              <table:table-cell office:value-type="float" office:value="0.19923">
                <text:p>0.19923</text:p>
              </table:table-cell>
              <table:table-cell office:value-type="float" office:value="0.200577121941686">
                <text:p>0.200577121941686</text:p>
              </table:table-cell>
            </table:table-row>
            <table:table-row>
              <table:table-cell office:value-type="float" office:value="0.0549">
                <text:p>0.0549</text:p>
              </table:table-cell>
              <table:table-cell office:value-type="float" office:value="0.19924">
                <text:p>0.19924</text:p>
              </table:table-cell>
              <table:table-cell office:value-type="float" office:value="0.200589325444426">
                <text:p>0.200589325444426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0.19925">
                <text:p>0.19925</text:p>
              </table:table-cell>
              <table:table-cell office:value-type="float" office:value="0.200601545068925">
                <text:p>0.200601545068925</text:p>
              </table:table-cell>
            </table:table-row>
            <table:table-row>
              <table:table-cell office:value-type="float" office:value="0.0551">
                <text:p>0.0551</text:p>
              </table:table-cell>
              <table:table-cell office:value-type="float" office:value="0.19926">
                <text:p>0.19926</text:p>
              </table:table-cell>
              <table:table-cell office:value-type="float" office:value="0.200374170969239">
                <text:p>0.200374170969239</text:p>
              </table:table-cell>
            </table:table-row>
            <table:table-row>
              <table:table-cell office:value-type="float" office:value="0.0552">
                <text:p>0.0552</text:p>
              </table:table-cell>
              <table:table-cell office:value-type="float" office:value="0.19927">
                <text:p>0.19927</text:p>
              </table:table-cell>
              <table:table-cell office:value-type="float" office:value="0.20014681622489">
                <text:p>0.20014681622489</text:p>
              </table:table-cell>
            </table:table-row>
            <table:table-row>
              <table:table-cell office:value-type="float" office:value="0.0553">
                <text:p>0.0553</text:p>
              </table:table-cell>
              <table:table-cell office:value-type="float" office:value="0.19918">
                <text:p>0.19918</text:p>
              </table:table-cell>
              <table:table-cell office:value-type="float" office:value="0.199909496565721">
                <text:p>0.199909496565721</text:p>
              </table:table-cell>
            </table:table-row>
            <table:table-row>
              <table:table-cell office:value-type="float" office:value="0.0554">
                <text:p>0.0554</text:p>
              </table:table-cell>
              <table:table-cell office:value-type="float" office:value="0.19894">
                <text:p>0.19894</text:p>
              </table:table-cell>
              <table:table-cell office:value-type="float" office:value="0.199682180908588">
                <text:p>0.199682180908588</text:p>
              </table:table-cell>
            </table:table-row>
            <table:table-row>
              <table:table-cell office:value-type="float" office:value="0.0555">
                <text:p>0.0555</text:p>
              </table:table-cell>
              <table:table-cell office:value-type="float" office:value="0.19869">
                <text:p>0.19869</text:p>
              </table:table-cell>
              <table:table-cell office:value-type="float" office:value="0.199454884807166">
                <text:p>0.199454884807166</text:p>
              </table:table-cell>
            </table:table-row>
            <table:table-row>
              <table:table-cell office:value-type="float" office:value="0.0556">
                <text:p>0.0556</text:p>
              </table:table-cell>
              <table:table-cell office:value-type="float" office:value="0.19845">
                <text:p>0.19845</text:p>
              </table:table-cell>
              <table:table-cell office:value-type="float" office:value="0.199227608328389">
                <text:p>0.199227608328389</text:p>
              </table:table-cell>
            </table:table-row>
            <table:table-row>
              <table:table-cell office:value-type="float" office:value="0.0557">
                <text:p>0.0557</text:p>
              </table:table-cell>
              <table:table-cell office:value-type="float" office:value="0.1982">
                <text:p>0.1982</text:p>
              </table:table-cell>
              <table:table-cell office:value-type="float" office:value="0.198990367925912">
                <text:p>0.198990367925912</text:p>
              </table:table-cell>
            </table:table-row>
            <table:table-row>
              <table:table-cell office:value-type="float" office:value="0.0558">
                <text:p>0.0558</text:p>
              </table:table-cell>
              <table:table-cell office:value-type="float" office:value="0.19796">
                <text:p>0.19796</text:p>
              </table:table-cell>
              <table:table-cell office:value-type="float" office:value="0.198763131078176">
                <text:p>0.198763131078176</text:p>
              </table:table-cell>
            </table:table-row>
            <table:table-row>
              <table:table-cell office:value-type="float" office:value="0.0559">
                <text:p>0.0559</text:p>
              </table:table-cell>
              <table:table-cell office:value-type="float" office:value="0.19772">
                <text:p>0.19772</text:p>
              </table:table-cell>
              <table:table-cell office:value-type="float" office:value="0.198535914057105">
                <text:p>0.198535914057105</text:p>
              </table:table-cell>
            </table:table-row>
            <table:table-row>
              <table:table-cell office:value-type="float" office:value="0.056">
                <text:p>0.056</text:p>
              </table:table-cell>
              <table:table-cell office:value-type="float" office:value="0.19747">
                <text:p>0.19747</text:p>
              </table:table-cell>
              <table:table-cell office:value-type="float" office:value="0.198298733874551">
                <text:p>0.198298733874551</text:p>
              </table:table-cell>
            </table:table-row>
            <table:table-row>
              <table:table-cell office:value-type="float" office:value="0.0561">
                <text:p>0.0561</text:p>
              </table:table-cell>
              <table:table-cell office:value-type="float" office:value="0.19723">
                <text:p>0.19723</text:p>
              </table:table-cell>
              <table:table-cell office:value-type="float" office:value="0.198071556899622">
                <text:p>0.198071556899622</text:p>
              </table:table-cell>
            </table:table-row>
            <table:table-row>
              <table:table-cell office:value-type="float" office:value="0.0562">
                <text:p>0.0562</text:p>
              </table:table-cell>
              <table:table-cell office:value-type="float" office:value="0.19698">
                <text:p>0.19698</text:p>
              </table:table-cell>
              <table:table-cell office:value-type="float" office:value="0.197844399958174">
                <text:p>0.197844399958174</text:p>
              </table:table-cell>
            </table:table-row>
            <table:table-row>
              <table:table-cell office:value-type="float" office:value="0.0563">
                <text:p>0.0563</text:p>
              </table:table-cell>
              <table:table-cell office:value-type="float" office:value="0.19674">
                <text:p>0.19674</text:p>
              </table:table-cell>
              <table:table-cell office:value-type="float" office:value="0.197607275632149">
                <text:p>0.197607275632149</text:p>
              </table:table-cell>
            </table:table-row>
            <table:table-row>
              <table:table-cell office:value-type="float" office:value="0.0564">
                <text:p>0.0564</text:p>
              </table:table-cell>
              <table:table-cell office:value-type="float" office:value="0.1965">
                <text:p>0.1965</text:p>
              </table:table-cell>
              <table:table-cell office:value-type="float" office:value="0.197380164158813">
                <text:p>0.197380164158813</text:p>
              </table:table-cell>
            </table:table-row>
            <table:table-row>
              <table:table-cell office:value-type="float" office:value="0.0565">
                <text:p>0.0565</text:p>
              </table:table-cell>
              <table:table-cell office:value-type="float" office:value="0.19625">
                <text:p>0.19625</text:p>
              </table:table-cell>
              <table:table-cell office:value-type="float" office:value="0.197153067927461">
                <text:p>0.197153067927461</text:p>
              </table:table-cell>
            </table:table-row>
            <table:table-row>
              <table:table-cell office:value-type="float" office:value="0.0566">
                <text:p>0.0566</text:p>
              </table:table-cell>
              <table:table-cell office:value-type="float" office:value="0.19601">
                <text:p>0.19601</text:p>
              </table:table-cell>
              <table:table-cell office:value-type="float" office:value="0.196916015204452">
                <text:p>0.196916015204452</text:p>
              </table:table-cell>
            </table:table-row>
            <table:table-row>
              <table:table-cell office:value-type="float" office:value="0.0567">
                <text:p>0.0567</text:p>
              </table:table-cell>
              <table:table-cell office:value-type="float" office:value="0.19576">
                <text:p>0.19576</text:p>
              </table:table-cell>
              <table:table-cell office:value-type="float" office:value="0.196688975288398">
                <text:p>0.196688975288398</text:p>
              </table:table-cell>
            </table:table-row>
            <table:table-row>
              <table:table-cell office:value-type="float" office:value="0.0568">
                <text:p>0.0568</text:p>
              </table:table-cell>
              <table:table-cell office:value-type="float" office:value="0.19552">
                <text:p>0.19552</text:p>
              </table:table-cell>
              <table:table-cell office:value-type="float" office:value="0.196461904401337">
                <text:p>0.196461904401337</text:p>
              </table:table-cell>
            </table:table-row>
            <table:table-row>
              <table:table-cell office:value-type="float" office:value="0.0569">
                <text:p>0.0569</text:p>
              </table:table-cell>
              <table:table-cell office:value-type="float" office:value="0.19527">
                <text:p>0.19527</text:p>
              </table:table-cell>
              <table:table-cell office:value-type="float" office:value="0.19623490553161">
                <text:p>0.19623490553161</text:p>
              </table:table-cell>
            </table:table-row>
            <table:table-row>
              <table:table-cell office:value-type="float" office:value="0.057">
                <text:p>0.057</text:p>
              </table:table-cell>
              <table:table-cell office:value-type="float" office:value="0.19503">
                <text:p>0.19503</text:p>
              </table:table-cell>
              <table:table-cell office:value-type="float" office:value="0.19599794112439">
                <text:p>0.19599794112439</text:p>
              </table:table-cell>
            </table:table-row>
            <table:table-row>
              <table:table-cell office:value-type="float" office:value="0.0571">
                <text:p>0.0571</text:p>
              </table:table-cell>
              <table:table-cell office:value-type="float" office:value="0.19479">
                <text:p>0.19479</text:p>
              </table:table-cell>
              <table:table-cell office:value-type="float" office:value="0.195770931488819">
                <text:p>0.195770931488819</text:p>
              </table:table-cell>
            </table:table-row>
            <table:table-row>
              <table:table-cell office:value-type="float" office:value="0.0572">
                <text:p>0.0572</text:p>
              </table:table-cell>
              <table:table-cell office:value-type="float" office:value="0.19454">
                <text:p>0.19454</text:p>
              </table:table-cell>
              <table:table-cell office:value-type="float" office:value="0.195543995059935">
                <text:p>0.195543995059935</text:p>
              </table:table-cell>
            </table:table-row>
            <table:table-row>
              <table:table-cell office:value-type="float" office:value="0.0573">
                <text:p>0.0573</text:p>
              </table:table-cell>
              <table:table-cell office:value-type="float" office:value="0.1943">
                <text:p>0.1943</text:p>
              </table:table-cell>
              <table:table-cell office:value-type="float" office:value="0.19530709382918">
                <text:p>0.19530709382918</text:p>
              </table:table-cell>
            </table:table-row>
            <table:table-row>
              <table:table-cell office:value-type="float" office:value="0.0574">
                <text:p>0.0574</text:p>
              </table:table-cell>
              <table:table-cell office:value-type="float" office:value="0.19405">
                <text:p>0.19405</text:p>
              </table:table-cell>
              <table:table-cell office:value-type="float" office:value="0.195080199671827">
                <text:p>0.195080199671827</text:p>
              </table:table-cell>
            </table:table-row>
            <table:table-row>
              <table:table-cell office:value-type="float" office:value="0.0575">
                <text:p>0.0575</text:p>
              </table:table-cell>
              <table:table-cell office:value-type="float" office:value="0.19381">
                <text:p>0.19381</text:p>
              </table:table-cell>
              <table:table-cell office:value-type="float" office:value="0.194853272769538">
                <text:p>0.194853272769538</text:p>
              </table:table-cell>
            </table:table-row>
            <table:table-row>
              <table:table-cell office:value-type="float" office:value="0.0576">
                <text:p>0.0576</text:p>
              </table:table-cell>
              <table:table-cell office:value-type="float" office:value="0.19357">
                <text:p>0.19357</text:p>
              </table:table-cell>
              <table:table-cell office:value-type="float" office:value="0.1946164353928">
                <text:p>0.1946164353928</text:p>
              </table:table-cell>
            </table:table-row>
            <table:table-row>
              <table:table-cell office:value-type="float" office:value="0.0577">
                <text:p>0.0577</text:p>
              </table:table-cell>
              <table:table-cell office:value-type="float" office:value="0.19332">
                <text:p>0.19332</text:p>
              </table:table-cell>
              <table:table-cell office:value-type="float" office:value="0.194389604786367">
                <text:p>0.194389604786367</text:p>
              </table:table-cell>
            </table:table-row>
            <table:table-row>
              <table:table-cell office:value-type="float" office:value="0.0578">
                <text:p>0.0578</text:p>
              </table:table-cell>
              <table:table-cell office:value-type="float" office:value="0.19308">
                <text:p>0.19308</text:p>
              </table:table-cell>
              <table:table-cell office:value-type="float" office:value="0.194162795563414">
                <text:p>0.194162795563414</text:p>
              </table:table-cell>
            </table:table-row>
            <table:table-row>
              <table:table-cell office:value-type="float" office:value="0.0579">
                <text:p>0.0579</text:p>
              </table:table-cell>
              <table:table-cell office:value-type="float" office:value="0.19283">
                <text:p>0.19283</text:p>
              </table:table-cell>
              <table:table-cell office:value-type="float" office:value="0.193925967833088">
                <text:p>0.193925967833088</text:p>
              </table:table-cell>
            </table:table-row>
            <table:table-row>
              <table:table-cell office:value-type="float" office:value="0.058">
                <text:p>0.058</text:p>
              </table:table-cell>
              <table:table-cell office:value-type="float" office:value="0.19259">
                <text:p>0.19259</text:p>
              </table:table-cell>
              <table:table-cell office:value-type="float" office:value="0.193699201454214">
                <text:p>0.193699201454214</text:p>
              </table:table-cell>
            </table:table-row>
            <table:table-row>
              <table:table-cell office:value-type="float" office:value="0.0581">
                <text:p>0.0581</text:p>
              </table:table-cell>
              <table:table-cell office:value-type="float" office:value="0.19234">
                <text:p>0.19234</text:p>
              </table:table-cell>
              <table:table-cell office:value-type="float" office:value="0.1934724566857">
                <text:p>0.1934724566857</text:p>
              </table:table-cell>
            </table:table-row>
            <table:table-row>
              <table:table-cell office:value-type="float" office:value="0.0582">
                <text:p>0.0582</text:p>
              </table:table-cell>
              <table:table-cell office:value-type="float" office:value="0.1921">
                <text:p>0.1921</text:p>
              </table:table-cell>
              <table:table-cell office:value-type="float" office:value="0.19324567737727">
                <text:p>0.19324567737727</text:p>
              </table:table-cell>
            </table:table-row>
            <table:table-row>
              <table:table-cell office:value-type="float" office:value="0.0583">
                <text:p>0.0583</text:p>
              </table:table-cell>
              <table:table-cell office:value-type="float" office:value="0.19186">
                <text:p>0.19186</text:p>
              </table:table-cell>
              <table:table-cell office:value-type="float" office:value="0.193008991730955">
                <text:p>0.193008991730955</text:p>
              </table:table-cell>
            </table:table-row>
            <table:table-row>
              <table:table-cell office:value-type="float" office:value="0.0584">
                <text:p>0.0584</text:p>
              </table:table-cell>
              <table:table-cell office:value-type="float" office:value="0.19161">
                <text:p>0.19161</text:p>
              </table:table-cell>
              <table:table-cell office:value-type="float" office:value="0.192782312106168">
                <text:p>0.192782312106168</text:p>
              </table:table-cell>
            </table:table-row>
            <table:table-row>
              <table:table-cell office:value-type="float" office:value="0.0585">
                <text:p>0.0585</text:p>
              </table:table-cell>
              <table:table-cell office:value-type="float" office:value="0.19137">
                <text:p>0.19137</text:p>
              </table:table-cell>
              <table:table-cell office:value-type="float" office:value="0.19255565439893">
                <text:p>0.19255565439893</text:p>
              </table:table-cell>
            </table:table-row>
            <table:table-row>
              <table:table-cell office:value-type="float" office:value="0.0586">
                <text:p>0.0586</text:p>
              </table:table-cell>
              <table:table-cell office:value-type="float" office:value="0.19112">
                <text:p>0.19112</text:p>
              </table:table-cell>
              <table:table-cell office:value-type="float" office:value="0.19231897770111">
                <text:p>0.19231897770111</text:p>
              </table:table-cell>
            </table:table-row>
            <table:table-row>
              <table:table-cell office:value-type="float" office:value="0.0587">
                <text:p>0.0587</text:p>
              </table:table-cell>
              <table:table-cell office:value-type="float" office:value="0.19088">
                <text:p>0.19088</text:p>
              </table:table-cell>
              <table:table-cell office:value-type="float" office:value="0.192092363919027">
                <text:p>0.192092363919027</text:p>
              </table:table-cell>
            </table:table-row>
            <table:table-row>
              <table:table-cell office:value-type="float" office:value="0.0588">
                <text:p>0.0588</text:p>
              </table:table-cell>
              <table:table-cell office:value-type="float" office:value="0.19064">
                <text:p>0.19064</text:p>
              </table:table-cell>
              <table:table-cell office:value-type="float" office:value="0.191865772288858">
                <text:p>0.191865772288858</text:p>
              </table:table-cell>
            </table:table-row>
            <table:table-row>
              <table:table-cell office:value-type="float" office:value="0.0589">
                <text:p>0.0589</text:p>
              </table:table-cell>
              <table:table-cell office:value-type="float" office:value="0.19039">
                <text:p>0.19039</text:p>
              </table:table-cell>
              <table:table-cell office:value-type="float" office:value="0.191629220068339">
                <text:p>0.191629220068339</text:p>
              </table:table-cell>
            </table:table-row>
            <table:table-row>
              <table:table-cell office:value-type="float" office:value="0.059">
                <text:p>0.059</text:p>
              </table:table-cell>
              <table:table-cell office:value-type="float" office:value="0.19015">
                <text:p>0.19015</text:p>
              </table:table-cell>
              <table:table-cell office:value-type="float" office:value="0.191402614248082">
                <text:p>0.191402614248082</text:p>
              </table:table-cell>
            </table:table-row>
            <table:table-row>
              <table:table-cell office:value-type="float" office:value="0.0591">
                <text:p>0.0591</text:p>
              </table:table-cell>
              <table:table-cell office:value-type="float" office:value="0.1899">
                <text:p>0.1899</text:p>
              </table:table-cell>
              <table:table-cell office:value-type="float" office:value="0.191176089407122">
                <text:p>0.191176089407122</text:p>
              </table:table-cell>
            </table:table-row>
            <table:table-row>
              <table:table-cell office:value-type="float" office:value="0.0592">
                <text:p>0.0592</text:p>
              </table:table-cell>
              <table:table-cell office:value-type="float" office:value="0.18966">
                <text:p>0.18966</text:p>
              </table:table-cell>
              <table:table-cell office:value-type="float" office:value="0.190939604820477">
                <text:p>0.190939604820477</text:p>
              </table:table-cell>
            </table:table-row>
            <table:table-row>
              <table:table-cell office:value-type="float" office:value="0.0593">
                <text:p>0.0593</text:p>
              </table:table-cell>
              <table:table-cell office:value-type="float" office:value="0.18941">
                <text:p>0.18941</text:p>
              </table:table-cell>
              <table:table-cell office:value-type="float" office:value="0.190713065247245">
                <text:p>0.190713065247245</text:p>
              </table:table-cell>
            </table:table-row>
            <table:table-row>
              <table:table-cell office:value-type="float" office:value="0.0594">
                <text:p>0.0594</text:p>
              </table:table-cell>
              <table:table-cell office:value-type="float" office:value="0.18917">
                <text:p>0.18917</text:p>
              </table:table-cell>
              <table:table-cell office:value-type="float" office:value="0.190486607917722">
                <text:p>0.190486607917722</text:p>
              </table:table-cell>
            </table:table-row>
            <table:table-row>
              <table:table-cell office:value-type="float" office:value="0.0595">
                <text:p>0.0595</text:p>
              </table:table-cell>
              <table:table-cell office:value-type="float" office:value="0.18893">
                <text:p>0.18893</text:p>
              </table:table-cell>
              <table:table-cell office:value-type="float" office:value="0.190250191705554">
                <text:p>0.190250191705554</text:p>
              </table:table-cell>
            </table:table-row>
            <table:table-row>
              <table:table-cell office:value-type="float" office:value="0.0596">
                <text:p>0.0596</text:p>
              </table:table-cell>
              <table:table-cell office:value-type="float" office:value="0.18868">
                <text:p>0.18868</text:p>
              </table:table-cell>
              <table:table-cell office:value-type="float" office:value="0.190023780090809">
                <text:p>0.190023780090809</text:p>
              </table:table-cell>
            </table:table-row>
            <table:table-row>
              <table:table-cell office:value-type="float" office:value="0.0597">
                <text:p>0.0597</text:p>
              </table:table-cell>
              <table:table-cell office:value-type="float" office:value="0.18844">
                <text:p>0.18844</text:p>
              </table:table-cell>
              <table:table-cell office:value-type="float" office:value="0.189797330015467">
                <text:p>0.189797330015467</text:p>
              </table:table-cell>
            </table:table-row>
            <table:table-row>
              <table:table-cell office:value-type="float" office:value="0.0598">
                <text:p>0.0598</text:p>
              </table:table-cell>
              <table:table-cell office:value-type="float" office:value="0.18819">
                <text:p>0.18819</text:p>
              </table:table-cell>
              <table:table-cell office:value-type="float" office:value="0.189570963886878">
                <text:p>0.189570963886878</text:p>
              </table:table-cell>
            </table:table-row>
            <table:table-row>
              <table:table-cell office:value-type="float" office:value="0.0599">
                <text:p>0.0599</text:p>
              </table:table-cell>
              <table:table-cell office:value-type="float" office:value="0.18795">
                <text:p>0.18795</text:p>
              </table:table-cell>
              <table:table-cell office:value-type="float" office:value="0.189334640055643">
                <text:p>0.189334640055643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1877">
                <text:p>0.1877</text:p>
              </table:table-cell>
              <table:table-cell office:value-type="float" office:value="0.189108320306115">
                <text:p>0.189108320306115</text:p>
              </table:table-cell>
            </table:table-row>
            <table:table-row>
              <table:table-cell office:value-type="float" office:value="0.0601">
                <text:p>0.0601</text:p>
              </table:table-cell>
              <table:table-cell office:value-type="float" office:value="0.18746">
                <text:p>0.18746</text:p>
              </table:table-cell>
              <table:table-cell office:value-type="float" office:value="0.188532337409262">
                <text:p>0.188532337409262</text:p>
              </table:table-cell>
            </table:table-row>
            <table:table-row>
              <table:table-cell office:value-type="float" office:value="0.0602">
                <text:p>0.0602</text:p>
              </table:table-cell>
              <table:table-cell office:value-type="float" office:value="0.18722">
                <text:p>0.18722</text:p>
              </table:table-cell>
              <table:table-cell office:value-type="float" office:value="0.187956453733305">
                <text:p>0.187956453733305</text:p>
              </table:table-cell>
            </table:table-row>
            <table:table-row>
              <table:table-cell office:value-type="float" office:value="0.0603">
                <text:p>0.0603</text:p>
              </table:table-cell>
              <table:table-cell office:value-type="float" office:value="0.18697">
                <text:p>0.18697</text:p>
              </table:table-cell>
              <table:table-cell office:value-type="float" office:value="0.187380607238316">
                <text:p>0.187380607238316</text:p>
              </table:table-cell>
            </table:table-row>
            <table:table-row>
              <table:table-cell office:value-type="float" office:value="0.0604">
                <text:p>0.0604</text:p>
              </table:table-cell>
              <table:table-cell office:value-type="float" office:value="0.18673">
                <text:p>0.18673</text:p>
              </table:table-cell>
              <table:table-cell office:value-type="float" office:value="0.18681477767029">
                <text:p>0.18681477767029</text:p>
              </table:table-cell>
            </table:table-row>
            <table:table-row>
              <table:table-cell office:value-type="float" office:value="0.0605">
                <text:p>0.0605</text:p>
              </table:table-cell>
              <table:table-cell office:value-type="float" office:value="0.18648">
                <text:p>0.18648</text:p>
              </table:table-cell>
              <table:table-cell office:value-type="float" office:value="0.18623900628225">
                <text:p>0.18623900628225</text:p>
              </table:table-cell>
            </table:table-row>
            <table:table-row>
              <table:table-cell office:value-type="float" office:value="0.0606">
                <text:p>0.0606</text:p>
              </table:table-cell>
              <table:table-cell office:value-type="float" office:value="0.18597">
                <text:p>0.18597</text:p>
              </table:table-cell>
              <table:table-cell office:value-type="float" office:value="0.185663273115606">
                <text:p>0.185663273115606</text:p>
              </table:table-cell>
            </table:table-row>
            <table:table-row>
              <table:table-cell office:value-type="float" office:value="0.0607">
                <text:p>0.0607</text:p>
              </table:table-cell>
              <table:table-cell office:value-type="float" office:value="0.18536">
                <text:p>0.18536</text:p>
              </table:table-cell>
              <table:table-cell office:value-type="float" office:value="0.185087578527031">
                <text:p>0.185087578527031</text:p>
              </table:table-cell>
            </table:table-row>
            <table:table-row>
              <table:table-cell office:value-type="float" office:value="0.0608">
                <text:p>0.0608</text:p>
              </table:table-cell>
              <table:table-cell office:value-type="float" office:value="0.18476">
                <text:p>0.18476</text:p>
              </table:table-cell>
              <table:table-cell office:value-type="float" office:value="0.184511922877629">
                <text:p>0.184511922877629</text:p>
              </table:table-cell>
            </table:table-row>
            <table:table-row>
              <table:table-cell office:value-type="float" office:value="0.0609">
                <text:p>0.0609</text:p>
              </table:table-cell>
              <table:table-cell office:value-type="float" office:value="0.18415">
                <text:p>0.18415</text:p>
              </table:table-cell>
              <table:table-cell office:value-type="float" office:value="0.183936306532995">
                <text:p>0.183936306532995</text:p>
              </table:table-cell>
            </table:table-row>
            <table:table-row>
              <table:table-cell office:value-type="float" office:value="0.061">
                <text:p>0.061</text:p>
              </table:table-cell>
              <table:table-cell office:value-type="float" office:value="0.18354">
                <text:p>0.18354</text:p>
              </table:table-cell>
              <table:table-cell office:value-type="float" office:value="0.183370707464415">
                <text:p>0.183370707464415</text:p>
              </table:table-cell>
            </table:table-row>
            <table:table-row>
              <table:table-cell office:value-type="float" office:value="0.0611">
                <text:p>0.0611</text:p>
              </table:table-cell>
              <table:table-cell office:value-type="float" office:value="0.18293">
                <text:p>0.18293</text:p>
              </table:table-cell>
              <table:table-cell office:value-type="float" office:value="0.182795170529749">
                <text:p>0.182795170529749</text:p>
              </table:table-cell>
            </table:table-row>
            <table:table-row>
              <table:table-cell office:value-type="float" office:value="0.0612">
                <text:p>0.0612</text:p>
              </table:table-cell>
              <table:table-cell office:value-type="float" office:value="0.18232">
                <text:p>0.18232</text:p>
              </table:table-cell>
              <table:table-cell office:value-type="float" office:value="0.182219606192638">
                <text:p>0.182219606192638</text:p>
              </table:table-cell>
            </table:table-row>
            <table:table-row>
              <table:table-cell office:value-type="float" office:value="0.0613">
                <text:p>0.0613</text:p>
              </table:table-cell>
              <table:table-cell office:value-type="float" office:value="0.18172">
                <text:p>0.18172</text:p>
              </table:table-cell>
              <table:table-cell office:value-type="float" office:value="0.181644150018656">
                <text:p>0.181644150018656</text:p>
              </table:table-cell>
            </table:table-row>
            <table:table-row>
              <table:table-cell office:value-type="float" office:value="0.0614">
                <text:p>0.0614</text:p>
              </table:table-cell>
              <table:table-cell office:value-type="float" office:value="0.18111">
                <text:p>0.18111</text:p>
              </table:table-cell>
              <table:table-cell office:value-type="float" office:value="0.181068735040039">
                <text:p>0.181068735040039</text:p>
              </table:table-cell>
            </table:table-row>
            <table:table-row>
              <table:table-cell office:value-type="float" office:value="0.0615">
                <text:p>0.0615</text:p>
              </table:table-cell>
              <table:table-cell office:value-type="float" office:value="0.1805">
                <text:p>0.1805</text:p>
              </table:table-cell>
              <table:table-cell office:value-type="float" office:value="0.180493361650782">
                <text:p>0.180493361650782</text:p>
              </table:table-cell>
            </table:table-row>
            <table:table-row>
              <table:table-cell office:value-type="float" office:value="0.0616">
                <text:p>0.0616</text:p>
              </table:table-cell>
              <table:table-cell office:value-type="float" office:value="0.17989">
                <text:p>0.17989</text:p>
              </table:table-cell>
              <table:table-cell office:value-type="float" office:value="0.17992800590514">
                <text:p>0.17992800590514</text:p>
              </table:table-cell>
            </table:table-row>
            <table:table-row>
              <table:table-cell office:value-type="float" office:value="0.0617">
                <text:p>0.0617</text:p>
              </table:table-cell>
              <table:table-cell office:value-type="float" office:value="0.17928">
                <text:p>0.17928</text:p>
              </table:table-cell>
              <table:table-cell office:value-type="float" office:value="0.179352716555953">
                <text:p>0.179352716555953</text:p>
              </table:table-cell>
            </table:table-row>
            <table:table-row>
              <table:table-cell office:value-type="float" office:value="0.0618">
                <text:p>0.0618</text:p>
              </table:table-cell>
              <table:table-cell office:value-type="float" office:value="0.17868">
                <text:p>0.17868</text:p>
              </table:table-cell>
              <table:table-cell office:value-type="float" office:value="0.178777470003913">
                <text:p>0.178777470003913</text:p>
              </table:table-cell>
            </table:table-row>
            <table:table-row>
              <table:table-cell office:value-type="float" office:value="0.0619">
                <text:p>0.0619</text:p>
              </table:table-cell>
              <table:table-cell office:value-type="float" office:value="0.17807">
                <text:p>0.17807</text:p>
              </table:table-cell>
              <table:table-cell office:value-type="float" office:value="0.178202266663474">
                <text:p>0.178202266663474</text:p>
              </table:table-cell>
            </table:table-row>
            <table:table-row>
              <table:table-cell office:value-type="float" office:value="0.062">
                <text:p>0.062</text:p>
              </table:table-cell>
              <table:table-cell office:value-type="float" office:value="0.17746">
                <text:p>0.17746</text:p>
              </table:table-cell>
              <table:table-cell office:value-type="float" office:value="0.177627106954429">
                <text:p>0.177627106954429</text:p>
              </table:table-cell>
            </table:table-row>
            <table:table-row>
              <table:table-cell office:value-type="float" office:value="0.0621">
                <text:p>0.0621</text:p>
              </table:table-cell>
              <table:table-cell office:value-type="float" office:value="0.17685">
                <text:p>0.17685</text:p>
              </table:table-cell>
              <table:table-cell office:value-type="float" office:value="0.17705199130199">
                <text:p>0.17705199130199</text:p>
              </table:table-cell>
            </table:table-row>
            <table:table-row>
              <table:table-cell office:value-type="float" office:value="0.0622">
                <text:p>0.0622</text:p>
              </table:table-cell>
              <table:table-cell office:value-type="float" office:value="0.17624">
                <text:p>0.17624</text:p>
              </table:table-cell>
              <table:table-cell office:value-type="float" office:value="0.17648682099239">
                <text:p>0.17648682099239</text:p>
              </table:table-cell>
            </table:table-row>
            <table:table-row>
              <table:table-cell office:value-type="float" office:value="0.0623">
                <text:p>0.0623</text:p>
              </table:table-cell>
              <table:table-cell office:value-type="float" office:value="0.17564">
                <text:p>0.17564</text:p>
              </table:table-cell>
              <table:table-cell office:value-type="float" office:value="0.175911793876931">
                <text:p>0.175911793876931</text:p>
              </table:table-cell>
            </table:table-row>
            <table:table-row>
              <table:table-cell office:value-type="float" office:value="0.0624">
                <text:p>0.0624</text:p>
              </table:table-cell>
              <table:table-cell office:value-type="float" office:value="0.17503">
                <text:p>0.17503</text:p>
              </table:table-cell>
              <table:table-cell office:value-type="float" office:value="0.175336812118847">
                <text:p>0.175336812118847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0.17442">
                <text:p>0.17442</text:p>
              </table:table-cell>
              <table:table-cell office:value-type="float" office:value="0.174761876165827">
                <text:p>0.174761876165827</text:p>
              </table:table-cell>
            </table:table-row>
            <table:table-row>
              <table:table-cell office:value-type="float" office:value="0.0626">
                <text:p>0.0626</text:p>
              </table:table-cell>
              <table:table-cell office:value-type="float" office:value="0.17381">
                <text:p>0.17381</text:p>
              </table:table-cell>
              <table:table-cell office:value-type="float" office:value="0.174186986471435">
                <text:p>0.174186986471435</text:p>
              </table:table-cell>
            </table:table-row>
            <table:table-row>
              <table:table-cell office:value-type="float" office:value="0.0627">
                <text:p>0.0627</text:p>
              </table:table-cell>
              <table:table-cell office:value-type="float" office:value="0.1732">
                <text:p>0.1732</text:p>
              </table:table-cell>
              <table:table-cell office:value-type="float" office:value="0.173612143495206">
                <text:p>0.173612143495206</text:p>
              </table:table-cell>
            </table:table-row>
            <table:table-row>
              <table:table-cell office:value-type="float" office:value="0.0628">
                <text:p>0.0628</text:p>
              </table:table-cell>
              <table:table-cell office:value-type="float" office:value="0.1726">
                <text:p>0.1726</text:p>
              </table:table-cell>
              <table:table-cell office:value-type="float" office:value="0.173047318962184">
                <text:p>0.173047318962184</text:p>
              </table:table-cell>
            </table:table-row>
            <table:table-row>
              <table:table-cell office:value-type="float" office:value="0.0629">
                <text:p>0.0629</text:p>
              </table:table-cell>
              <table:table-cell office:value-type="float" office:value="0.17199">
                <text:p>0.17199</text:p>
              </table:table-cell>
              <table:table-cell office:value-type="float" office:value="0.172472570424981">
                <text:p>0.172472570424981</text:p>
              </table:table-cell>
            </table:table-row>
            <table:table-row>
              <table:table-cell office:value-type="float" office:value="0.063">
                <text:p>0.063</text:p>
              </table:table-cell>
              <table:table-cell office:value-type="float" office:value="0.17138">
                <text:p>0.17138</text:p>
              </table:table-cell>
              <table:table-cell office:value-type="float" office:value="0.171897870015891">
                <text:p>0.171897870015891</text:p>
              </table:table-cell>
            </table:table-row>
            <table:table-row>
              <table:table-cell office:value-type="float" office:value="0.0631">
                <text:p>0.0631</text:p>
              </table:table-cell>
              <table:table-cell office:value-type="float" office:value="0.17077">
                <text:p>0.17077</text:p>
              </table:table-cell>
              <table:table-cell office:value-type="float" office:value="0.171323218219248">
                <text:p>0.171323218219248</text:p>
              </table:table-cell>
            </table:table-row>
            <table:table-row>
              <table:table-cell office:value-type="float" office:value="0.0632">
                <text:p>0.0632</text:p>
              </table:table-cell>
              <table:table-cell office:value-type="float" office:value="0.17016">
                <text:p>0.17016</text:p>
              </table:table-cell>
              <table:table-cell office:value-type="float" office:value="0.170748615525866">
                <text:p>0.170748615525866</text:p>
              </table:table-cell>
            </table:table-row>
            <table:table-row>
              <table:table-cell office:value-type="float" office:value="0.0633">
                <text:p>0.0633</text:p>
              </table:table-cell>
              <table:table-cell office:value-type="float" office:value="0.16956">
                <text:p>0.16956</text:p>
              </table:table-cell>
              <table:table-cell office:value-type="float" office:value="0.170173984016359">
                <text:p>0.170173984016359</text:p>
              </table:table-cell>
            </table:table-row>
            <table:table-row>
              <table:table-cell office:value-type="float" office:value="0.0634">
                <text:p>0.0634</text:p>
              </table:table-cell>
              <table:table-cell office:value-type="float" office:value="0.16895">
                <text:p>0.16895</text:p>
              </table:table-cell>
              <table:table-cell office:value-type="float" office:value="0.169609449268017">
                <text:p>0.169609449268017</text:p>
              </table:table-cell>
            </table:table-row>
            <table:table-row>
              <table:table-cell office:value-type="float" office:value="0.0635">
                <text:p>0.0635</text:p>
              </table:table-cell>
              <table:table-cell office:value-type="float" office:value="0.16834">
                <text:p>0.16834</text:p>
              </table:table-cell>
              <table:table-cell office:value-type="float" office:value="0.169034995915047">
                <text:p>0.169034995915047</text:p>
              </table:table-cell>
            </table:table-row>
            <table:table-row>
              <table:table-cell office:value-type="float" office:value="0.0636">
                <text:p>0.0636</text:p>
              </table:table-cell>
              <table:table-cell office:value-type="float" office:value="0.16773">
                <text:p>0.16773</text:p>
              </table:table-cell>
              <table:table-cell office:value-type="float" office:value="0.168460593685883">
                <text:p>0.168460593685883</text:p>
              </table:table-cell>
            </table:table-row>
            <table:table-row>
              <table:table-cell office:value-type="float" office:value="0.0637">
                <text:p>0.0637</text:p>
              </table:table-cell>
              <table:table-cell office:value-type="float" office:value="0.16713">
                <text:p>0.16713</text:p>
              </table:table-cell>
              <table:table-cell office:value-type="float" office:value="0.167886243105265">
                <text:p>0.167886243105265</text:p>
              </table:table-cell>
            </table:table-row>
            <table:table-row>
              <table:table-cell office:value-type="float" office:value="0.0638">
                <text:p>0.0638</text:p>
              </table:table-cell>
              <table:table-cell office:value-type="float" office:value="0.16652">
                <text:p>0.16652</text:p>
              </table:table-cell>
              <table:table-cell office:value-type="float" office:value="0.167311944705093">
                <text:p>0.167311944705093</text:p>
              </table:table-cell>
            </table:table-row>
            <table:table-row>
              <table:table-cell office:value-type="float" office:value="0.0639">
                <text:p>0.0639</text:p>
              </table:table-cell>
              <table:table-cell office:value-type="float" office:value="0.16591">
                <text:p>0.16591</text:p>
              </table:table-cell>
              <table:table-cell office:value-type="float" office:value="0.166737699024546">
                <text:p>0.166737699024546</text:p>
              </table:table-cell>
            </table:table-row>
            <table:table-row>
              <table:table-cell office:value-type="float" office:value="0.064">
                <text:p>0.064</text:p>
              </table:table-cell>
              <table:table-cell office:value-type="float" office:value="0.1653">
                <text:p>0.1653</text:p>
              </table:table-cell>
              <table:table-cell office:value-type="float" office:value="0.166173472699466">
                <text:p>0.166173472699466</text:p>
              </table:table-cell>
            </table:table-row>
            <table:table-row>
              <table:table-cell office:value-type="float" office:value="0.0641">
                <text:p>0.0641</text:p>
              </table:table-cell>
              <table:table-cell office:value-type="float" office:value="0.16469">
                <text:p>0.16469</text:p>
              </table:table-cell>
              <table:table-cell office:value-type="float" office:value="0.165599333633925">
                <text:p>0.165599333633925</text:p>
              </table:table-cell>
            </table:table-row>
            <table:table-row>
              <table:table-cell office:value-type="float" office:value="0.0642">
                <text:p>0.0642</text:p>
              </table:table-cell>
              <table:table-cell office:value-type="float" office:value="0.16409">
                <text:p>0.16409</text:p>
              </table:table-cell>
              <table:table-cell office:value-type="float" office:value="0.165025248943912">
                <text:p>0.165025248943912</text:p>
              </table:table-cell>
            </table:table-row>
            <table:table-row>
              <table:table-cell office:value-type="float" office:value="0.0643">
                <text:p>0.0643</text:p>
              </table:table-cell>
              <table:table-cell office:value-type="float" office:value="0.16348">
                <text:p>0.16348</text:p>
              </table:table-cell>
              <table:table-cell office:value-type="float" office:value="0.164451219198886">
                <text:p>0.164451219198886</text:p>
              </table:table-cell>
            </table:table-row>
            <table:table-row>
              <table:table-cell office:value-type="float" office:value="0.0644">
                <text:p>0.0644</text:p>
              </table:table-cell>
              <table:table-cell office:value-type="float" office:value="0.16287">
                <text:p>0.16287</text:p>
              </table:table-cell>
              <table:table-cell office:value-type="float" office:value="0.163877160397659">
                <text:p>0.163877160397659</text:p>
              </table:table-cell>
            </table:table-row>
            <table:table-row>
              <table:table-cell office:value-type="float" office:value="0.0645">
                <text:p>0.0645</text:p>
              </table:table-cell>
              <table:table-cell office:value-type="float" office:value="0.16226">
                <text:p>0.16226</text:p>
              </table:table-cell>
              <table:table-cell office:value-type="float" office:value="0.163303241697769">
                <text:p>0.163303241697769</text:p>
              </table:table-cell>
            </table:table-row>
            <table:table-row>
              <table:table-cell office:value-type="float" office:value="0.0646">
                <text:p>0.0646</text:p>
              </table:table-cell>
              <table:table-cell office:value-type="float" office:value="0.16165">
                <text:p>0.16165</text:p>
              </table:table-cell>
              <table:table-cell office:value-type="float" office:value="0.162739342864594">
                <text:p>0.162739342864594</text:p>
              </table:table-cell>
            </table:table-row>
            <table:table-row>
              <table:table-cell office:value-type="float" office:value="0.0647">
                <text:p>0.0647</text:p>
              </table:table-cell>
              <table:table-cell office:value-type="float" office:value="0.16105">
                <text:p>0.16105</text:p>
              </table:table-cell>
              <table:table-cell office:value-type="float" office:value="0.162165537649033">
                <text:p>0.162165537649033</text:p>
              </table:table-cell>
            </table:table-row>
            <table:table-row>
              <table:table-cell office:value-type="float" office:value="0.0648">
                <text:p>0.0648</text:p>
              </table:table-cell>
              <table:table-cell office:value-type="float" office:value="0.16044">
                <text:p>0.16044</text:p>
              </table:table-cell>
              <table:table-cell office:value-type="float" office:value="0.161591790336019">
                <text:p>0.161591790336019</text:p>
              </table:table-cell>
            </table:table-row>
            <table:table-row>
              <table:table-cell office:value-type="float" office:value="0.0649">
                <text:p>0.0649</text:p>
              </table:table-cell>
              <table:table-cell office:value-type="float" office:value="0.15983">
                <text:p>0.15983</text:p>
              </table:table-cell>
              <table:table-cell office:value-type="float" office:value="0.161018101544516">
                <text:p>0.161018101544516</text:p>
              </table:table-cell>
            </table:table-row>
            <table:table-row>
              <table:table-cell office:value-type="float" office:value="0.065">
                <text:p>0.065</text:p>
              </table:table-cell>
              <table:table-cell office:value-type="float" office:value="0.15922">
                <text:p>0.15922</text:p>
              </table:table-cell>
              <table:table-cell office:value-type="float" office:value="0.160444471902275">
                <text:p>0.160444471902275</text:p>
              </table:table-cell>
            </table:table-row>
            <table:table-row>
              <table:table-cell office:value-type="float" office:value="0.0651">
                <text:p>0.0651</text:p>
              </table:table-cell>
              <table:table-cell office:value-type="float" office:value="0.15861">
                <text:p>0.15861</text:p>
              </table:table-cell>
              <table:table-cell office:value-type="float" office:value="0.159411299251339">
                <text:p>0.159411299251339</text:p>
              </table:table-cell>
            </table:table-row>
            <table:table-row>
              <table:table-cell office:value-type="float" office:value="0.0652">
                <text:p>0.0652</text:p>
              </table:table-cell>
              <table:table-cell office:value-type="float" office:value="0.15801">
                <text:p>0.15801</text:p>
              </table:table-cell>
              <table:table-cell office:value-type="float" office:value="0.158368262338134">
                <text:p>0.158368262338134</text:p>
              </table:table-cell>
            </table:table-row>
            <table:table-row>
              <table:table-cell office:value-type="float" office:value="0.0653">
                <text:p>0.0653</text:p>
              </table:table-cell>
              <table:table-cell office:value-type="float" office:value="0.1574">
                <text:p>0.1574</text:p>
              </table:table-cell>
              <table:table-cell office:value-type="float" office:value="0.157335283153525">
                <text:p>0.157335283153525</text:p>
              </table:table-cell>
            </table:table-row>
            <table:table-row>
              <table:table-cell office:value-type="float" office:value="0.0654">
                <text:p>0.0654</text:p>
              </table:table-cell>
              <table:table-cell office:value-type="float" office:value="0.15679">
                <text:p>0.15679</text:p>
              </table:table-cell>
              <table:table-cell office:value-type="float" office:value="0.156292444974157">
                <text:p>0.156292444974157</text:p>
              </table:table-cell>
            </table:table-row>
            <table:table-row>
              <table:table-cell office:value-type="float" office:value="0.0655">
                <text:p>0.0655</text:p>
              </table:table-cell>
              <table:table-cell office:value-type="float" office:value="0.15618">
                <text:p>0.15618</text:p>
              </table:table-cell>
              <table:table-cell office:value-type="float" office:value="0.155259574957553">
                <text:p>0.155259574957553</text:p>
              </table:table-cell>
            </table:table-row>
            <table:table-row>
              <table:table-cell office:value-type="float" office:value="0.0656">
                <text:p>0.0656</text:p>
              </table:table-cell>
              <table:table-cell office:value-type="float" office:value="0.15557">
                <text:p>0.15557</text:p>
              </table:table-cell>
              <table:table-cell office:value-type="float" office:value="0.154216942743007">
                <text:p>0.154216942743007</text:p>
              </table:table-cell>
            </table:table-row>
            <table:table-row>
              <table:table-cell office:value-type="float" office:value="0.0657">
                <text:p>0.0657</text:p>
              </table:table-cell>
              <table:table-cell office:value-type="float" office:value="0.15497">
                <text:p>0.15497</text:p>
              </table:table-cell>
              <table:table-cell office:value-type="float" office:value="0.153184373432802">
                <text:p>0.153184373432802</text:p>
              </table:table-cell>
            </table:table-row>
            <table:table-row>
              <table:table-cell office:value-type="float" office:value="0.0658">
                <text:p>0.0658</text:p>
              </table:table-cell>
              <table:table-cell office:value-type="float" office:value="0.15431">
                <text:p>0.15431</text:p>
              </table:table-cell>
              <table:table-cell office:value-type="float" office:value="0.152141956478152">
                <text:p>0.152141956478152</text:p>
              </table:table-cell>
            </table:table-row>
            <table:table-row>
              <table:table-cell office:value-type="float" office:value="0.0659">
                <text:p>0.0659</text:p>
              </table:table-cell>
              <table:table-cell office:value-type="float" office:value="0.1532">
                <text:p>0.1532</text:p>
              </table:table-cell>
              <table:table-cell office:value-type="float" office:value="0.151109605253935">
                <text:p>0.151109605253935</text:p>
              </table:table-cell>
            </table:table-row>
            <table:table-row>
              <table:table-cell office:value-type="float" office:value="0.066">
                <text:p>0.066</text:p>
              </table:table-cell>
              <table:table-cell office:value-type="float" office:value="0.1521">
                <text:p>0.1521</text:p>
              </table:table-cell>
              <table:table-cell office:value-type="float" office:value="0.15006741252184">
                <text:p>0.15006741252184</text:p>
              </table:table-cell>
            </table:table-row>
            <table:table-row>
              <table:table-cell office:value-type="float" office:value="0.0661">
                <text:p>0.0661</text:p>
              </table:table-cell>
              <table:table-cell office:value-type="float" office:value="0.151">
                <text:p>0.151</text:p>
              </table:table-cell>
              <table:table-cell office:value-type="float" office:value="0.149035288519196">
                <text:p>0.149035288519196</text:p>
              </table:table-cell>
            </table:table-row>
            <table:table-row>
              <table:table-cell office:value-type="float" office:value="0.0662">
                <text:p>0.0662</text:p>
              </table:table-cell>
              <table:table-cell office:value-type="float" office:value="0.14989">
                <text:p>0.14989</text:p>
              </table:table-cell>
              <table:table-cell office:value-type="float" office:value="0.147993329474676">
                <text:p>0.147993329474676</text:p>
              </table:table-cell>
            </table:table-row>
            <table:table-row>
              <table:table-cell office:value-type="float" office:value="0.0663">
                <text:p>0.0663</text:p>
              </table:table-cell>
              <table:table-cell office:value-type="float" office:value="0.14879">
                <text:p>0.14879</text:p>
              </table:table-cell>
              <table:table-cell office:value-type="float" office:value="0.146961442344582">
                <text:p>0.146961442344582</text:p>
              </table:table-cell>
            </table:table-row>
            <table:table-row>
              <table:table-cell office:value-type="float" office:value="0.0664">
                <text:p>0.0664</text:p>
              </table:table-cell>
              <table:table-cell office:value-type="float" office:value="0.14769">
                <text:p>0.14769</text:p>
              </table:table-cell>
              <table:table-cell office:value-type="float" office:value="0.145919726990562">
                <text:p>0.145919726990562</text:p>
              </table:table-cell>
            </table:table-row>
            <table:table-row>
              <table:table-cell office:value-type="float" office:value="0.0665">
                <text:p>0.0665</text:p>
              </table:table-cell>
              <table:table-cell office:value-type="float" office:value="0.14659">
                <text:p>0.14659</text:p>
              </table:table-cell>
              <table:table-cell office:value-type="float" office:value="0.14488808693609">
                <text:p>0.14488808693609</text:p>
              </table:table-cell>
            </table:table-row>
            <table:table-row>
              <table:table-cell office:value-type="float" office:value="0.0666">
                <text:p>0.0666</text:p>
              </table:table-cell>
              <table:table-cell office:value-type="float" office:value="0.14548">
                <text:p>0.14548</text:p>
              </table:table-cell>
              <table:table-cell office:value-type="float" office:value="0.143846625851982">
                <text:p>0.143846625851982</text:p>
              </table:table-cell>
            </table:table-row>
            <table:table-row>
              <table:table-cell office:value-type="float" office:value="0.0667">
                <text:p>0.0667</text:p>
              </table:table-cell>
              <table:table-cell office:value-type="float" office:value="0.14438">
                <text:p>0.14438</text:p>
              </table:table-cell>
              <table:table-cell office:value-type="float" office:value="0.142815243668174">
                <text:p>0.142815243668174</text:p>
              </table:table-cell>
            </table:table-row>
            <table:table-row>
              <table:table-cell office:value-type="float" office:value="0.0668">
                <text:p>0.0668</text:p>
              </table:table-cell>
              <table:table-cell office:value-type="float" office:value="0.14328">
                <text:p>0.14328</text:p>
              </table:table-cell>
              <table:table-cell office:value-type="float" office:value="0.141774048051821">
                <text:p>0.141774048051821</text:p>
              </table:table-cell>
            </table:table-row>
            <table:table-row>
              <table:table-cell office:value-type="float" office:value="0.0669">
                <text:p>0.0669</text:p>
              </table:table-cell>
              <table:table-cell office:value-type="float" office:value="0.14217">
                <text:p>0.14217</text:p>
              </table:table-cell>
              <table:table-cell office:value-type="float" office:value="0.140742830513671">
                <text:p>0.140742830513671</text:p>
              </table:table-cell>
            </table:table-row>
            <table:table-row>
              <table:table-cell office:value-type="float" office:value="0.067">
                <text:p>0.067</text:p>
              </table:table-cell>
              <table:table-cell office:value-type="float" office:value="0.14107">
                <text:p>0.14107</text:p>
              </table:table-cell>
              <table:table-cell office:value-type="float" office:value="0.139701911225294">
                <text:p>0.139701911225294</text:p>
              </table:table-cell>
            </table:table-row>
            <table:table-row>
              <table:table-cell office:value-type="float" office:value="0.0671">
                <text:p>0.0671</text:p>
              </table:table-cell>
              <table:table-cell office:value-type="float" office:value="0.13997">
                <text:p>0.13997</text:p>
              </table:table-cell>
              <table:table-cell office:value-type="float" office:value="0.138671078747517">
                <text:p>0.138671078747517</text:p>
              </table:table-cell>
            </table:table-row>
            <table:table-row>
              <table:table-cell office:value-type="float" office:value="0.0672">
                <text:p>0.0672</text:p>
              </table:table-cell>
              <table:table-cell office:value-type="float" office:value="0.13887">
                <text:p>0.13887</text:p>
              </table:table-cell>
              <table:table-cell office:value-type="float" office:value="0.137630449334441">
                <text:p>0.137630449334441</text:p>
              </table:table-cell>
            </table:table-row>
            <table:table-row>
              <table:table-cell office:value-type="float" office:value="0.0673">
                <text:p>0.0673</text:p>
              </table:table-cell>
              <table:table-cell office:value-type="float" office:value="0.13776">
                <text:p>0.13776</text:p>
              </table:table-cell>
              <table:table-cell office:value-type="float" office:value="0.136599911087087">
                <text:p>0.136599911087087</text:p>
              </table:table-cell>
            </table:table-row>
            <table:table-row>
              <table:table-cell office:value-type="float" office:value="0.0674">
                <text:p>0.0674</text:p>
              </table:table-cell>
              <table:table-cell office:value-type="float" office:value="0.13666">
                <text:p>0.13666</text:p>
              </table:table-cell>
              <table:table-cell office:value-type="float" office:value="0.135559584891663">
                <text:p>0.135559584891663</text:p>
              </table:table-cell>
            </table:table-row>
            <table:table-row>
              <table:table-cell office:value-type="float" office:value="0.0675">
                <text:p>0.0675</text:p>
              </table:table-cell>
              <table:table-cell office:value-type="float" office:value="0.13556">
                <text:p>0.13556</text:p>
              </table:table-cell>
              <table:table-cell office:value-type="float" office:value="0.134529354510456">
                <text:p>0.134529354510456</text:p>
              </table:table-cell>
            </table:table-row>
            <table:table-row>
              <table:table-cell office:value-type="float" office:value="0.0676">
                <text:p>0.0676</text:p>
              </table:table-cell>
              <table:table-cell office:value-type="float" office:value="0.13445">
                <text:p>0.13445</text:p>
              </table:table-cell>
              <table:table-cell office:value-type="float" office:value="0.133489345702195">
                <text:p>0.133489345702195</text:p>
              </table:table-cell>
            </table:table-row>
            <table:table-row>
              <table:table-cell office:value-type="float" office:value="0.0677">
                <text:p>0.0677</text:p>
              </table:table-cell>
              <table:table-cell office:value-type="float" office:value="0.13335">
                <text:p>0.13335</text:p>
              </table:table-cell>
              <table:table-cell office:value-type="float" office:value="0.132459437674331">
                <text:p>0.132459437674331</text:p>
              </table:table-cell>
            </table:table-row>
            <table:table-row>
              <table:table-cell office:value-type="float" office:value="0.0678">
                <text:p>0.0678</text:p>
              </table:table-cell>
              <table:table-cell office:value-type="float" office:value="0.13225">
                <text:p>0.13225</text:p>
              </table:table-cell>
              <table:table-cell office:value-type="float" office:value="0.131419761314652">
                <text:p>0.131419761314652</text:p>
              </table:table-cell>
            </table:table-row>
            <table:table-row>
              <table:table-cell office:value-type="float" office:value="0.0679">
                <text:p>0.0679</text:p>
              </table:table-cell>
              <table:table-cell office:value-type="float" office:value="0.13115">
                <text:p>0.13115</text:p>
              </table:table-cell>
              <table:table-cell office:value-type="float" office:value="0.130380257788516">
                <text:p>0.130380257788516</text:p>
              </table:table-cell>
            </table:table-row>
            <table:table-row>
              <table:table-cell office:value-type="float" office:value="0.068">
                <text:p>0.068</text:p>
              </table:table-cell>
              <table:table-cell office:value-type="float" office:value="0.13004">
                <text:p>0.13004</text:p>
              </table:table-cell>
              <table:table-cell office:value-type="float" office:value="0.129350863159084">
                <text:p>0.129350863159084</text:p>
              </table:table-cell>
            </table:table-row>
            <table:table-row>
              <table:table-cell office:value-type="float" office:value="0.0681">
                <text:p>0.0681</text:p>
              </table:table-cell>
              <table:table-cell office:value-type="float" office:value="0.12894">
                <text:p>0.12894</text:p>
              </table:table-cell>
              <table:table-cell office:value-type="float" office:value="0.12831171653828">
                <text:p>0.12831171653828</text:p>
              </table:table-cell>
            </table:table-row>
            <table:table-row>
              <table:table-cell office:value-type="float" office:value="0.0682">
                <text:p>0.0682</text:p>
              </table:table-cell>
              <table:table-cell office:value-type="float" office:value="0.12784">
                <text:p>0.12784</text:p>
              </table:table-cell>
              <table:table-cell office:value-type="float" office:value="0.127282684698273">
                <text:p>0.127282684698273</text:p>
              </table:table-cell>
            </table:table-row>
            <table:table-row>
              <table:table-cell office:value-type="float" office:value="0.0683">
                <text:p>0.0683</text:p>
              </table:table-cell>
              <table:table-cell office:value-type="float" office:value="0.12673">
                <text:p>0.12673</text:p>
              </table:table-cell>
              <table:table-cell office:value-type="float" office:value="0.126243792496899">
                <text:p>0.126243792496899</text:p>
              </table:table-cell>
            </table:table-row>
            <table:table-row>
              <table:table-cell office:value-type="float" office:value="0.0684">
                <text:p>0.0684</text:p>
              </table:table-cell>
              <table:table-cell office:value-type="float" office:value="0.12563">
                <text:p>0.12563</text:p>
              </table:table-cell>
              <table:table-cell office:value-type="float" office:value="0.125215140254683">
                <text:p>0.125215140254683</text:p>
              </table:table-cell>
            </table:table-row>
            <table:table-row>
              <table:table-cell office:value-type="float" office:value="0.0685">
                <text:p>0.0685</text:p>
              </table:table-cell>
              <table:table-cell office:value-type="float" office:value="0.12453">
                <text:p>0.12453</text:p>
              </table:table-cell>
              <table:table-cell office:value-type="float" office:value="0.124176760208986">
                <text:p>0.124176760208986</text:p>
              </table:table-cell>
            </table:table-row>
            <table:table-row>
              <table:table-cell office:value-type="float" office:value="0.0686">
                <text:p>0.0686</text:p>
              </table:table-cell>
              <table:table-cell office:value-type="float" office:value="0.12343">
                <text:p>0.12343</text:p>
              </table:table-cell>
              <table:table-cell office:value-type="float" office:value="0.123148508009639">
                <text:p>0.123148508009639</text:p>
              </table:table-cell>
            </table:table-row>
            <table:table-row>
              <table:table-cell office:value-type="float" office:value="0.0687">
                <text:p>0.0687</text:p>
              </table:table-cell>
              <table:table-cell office:value-type="float" office:value="0.12232">
                <text:p>0.12232</text:p>
              </table:table-cell>
              <table:table-cell office:value-type="float" office:value="0.122110541297629">
                <text:p>0.122110541297629</text:p>
              </table:table-cell>
            </table:table-row>
            <table:table-row>
              <table:table-cell office:value-type="float" office:value="0.0688">
                <text:p>0.0688</text:p>
              </table:table-cell>
              <table:table-cell office:value-type="float" office:value="0.12122">
                <text:p>0.12122</text:p>
              </table:table-cell>
              <table:table-cell office:value-type="float" office:value="0.121082709702913">
                <text:p>0.121082709702913</text:p>
              </table:table-cell>
            </table:table-row>
            <table:table-row>
              <table:table-cell office:value-type="float" office:value="0.0689">
                <text:p>0.0689</text:p>
              </table:table-cell>
              <table:table-cell office:value-type="float" office:value="0.12012">
                <text:p>0.12012</text:p>
              </table:table-cell>
              <table:table-cell office:value-type="float" office:value="0.120045177762374">
                <text:p>0.120045177762374</text:p>
              </table:table-cell>
            </table:table-row>
            <table:table-row>
              <table:table-cell office:value-type="float" office:value="0.069">
                <text:p>0.069</text:p>
              </table:table-cell>
              <table:table-cell office:value-type="float" office:value="0.11901">
                <text:p>0.11901</text:p>
              </table:table-cell>
              <table:table-cell office:value-type="float" office:value="0.119017788758656">
                <text:p>0.119017788758656</text:p>
              </table:table-cell>
            </table:table-row>
            <table:table-row>
              <table:table-cell office:value-type="float" office:value="0.0691">
                <text:p>0.0691</text:p>
              </table:table-cell>
              <table:table-cell office:value-type="float" office:value="0.11791">
                <text:p>0.11791</text:p>
              </table:table-cell>
              <table:table-cell office:value-type="float" office:value="0.117980714525722">
                <text:p>0.117980714525722</text:p>
              </table:table-cell>
            </table:table-row>
            <table:table-row>
              <table:table-cell office:value-type="float" office:value="0.0692">
                <text:p>0.0692</text:p>
              </table:table-cell>
              <table:table-cell office:value-type="float" office:value="0.11681">
                <text:p>0.11681</text:p>
              </table:table-cell>
              <table:table-cell office:value-type="float" office:value="0.116953791648668">
                <text:p>0.116953791648668</text:p>
              </table:table-cell>
            </table:table-row>
            <table:table-row>
              <table:table-cell office:value-type="float" office:value="0.0693">
                <text:p>0.0693</text:p>
              </table:table-cell>
              <table:table-cell office:value-type="float" office:value="0.11571">
                <text:p>0.11571</text:p>
              </table:table-cell>
              <table:table-cell office:value-type="float" office:value="0.115917199690124">
                <text:p>0.115917199690124</text:p>
              </table:table-cell>
            </table:table-row>
            <table:table-row>
              <table:table-cell office:value-type="float" office:value="0.0694">
                <text:p>0.0694</text:p>
              </table:table-cell>
              <table:table-cell office:value-type="float" office:value="0.1146">
                <text:p>0.1146</text:p>
              </table:table-cell>
              <table:table-cell office:value-type="float" office:value="0.114890768162634">
                <text:p>0.114890768162634</text:p>
              </table:table-cell>
            </table:table-row>
            <table:table-row>
              <table:table-cell office:value-type="float" office:value="0.0695">
                <text:p>0.0695</text:p>
              </table:table-cell>
              <table:table-cell office:value-type="float" office:value="0.1135">
                <text:p>0.1135</text:p>
              </table:table-cell>
              <table:table-cell office:value-type="float" office:value="0.113854684822365">
                <text:p>0.113854684822365</text:p>
              </table:table-cell>
            </table:table-row>
            <table:table-row>
              <table:table-cell office:value-type="float" office:value="0.0696">
                <text:p>0.0696</text:p>
              </table:table-cell>
              <table:table-cell office:value-type="float" office:value="0.1124">
                <text:p>0.1124</text:p>
              </table:table-cell>
              <table:table-cell office:value-type="float" office:value="0.112828771707397">
                <text:p>0.112828771707397</text:p>
              </table:table-cell>
            </table:table-row>
            <table:table-row>
              <table:table-cell office:value-type="float" office:value="0.0697">
                <text:p>0.0697</text:p>
              </table:table-cell>
              <table:table-cell office:value-type="float" office:value="0.11129">
                <text:p>0.11129</text:p>
              </table:table-cell>
              <table:table-cell office:value-type="float" office:value="0.111793085765623">
                <text:p>0.111793085765623</text:p>
              </table:table-cell>
            </table:table-row>
            <table:table-row>
              <table:table-cell office:value-type="float" office:value="0.0698">
                <text:p>0.0698</text:p>
              </table:table-cell>
              <table:table-cell office:value-type="float" office:value="0.11019">
                <text:p>0.11019</text:p>
              </table:table-cell>
              <table:table-cell office:value-type="float" office:value="0.110767718564571">
                <text:p>0.110767718564571</text:p>
              </table:table-cell>
            </table:table-row>
            <table:table-row>
              <table:table-cell office:value-type="float" office:value="0.0699">
                <text:p>0.0699</text:p>
              </table:table-cell>
              <table:table-cell office:value-type="float" office:value="0.10909">
                <text:p>0.10909</text:p>
              </table:table-cell>
              <table:table-cell office:value-type="float" office:value="0.109732737817845">
                <text:p>0.109732737817845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10799">
                <text:p>0.10799</text:p>
              </table:table-cell>
              <table:table-cell office:value-type="float" office:value="0.108707949313746">
                <text:p>0.108707949313746</text:p>
              </table:table-cell>
            </table:table-row>
            <table:table-row>
              <table:table-cell office:value-type="float" office:value="0.0701">
                <text:p>0.0701</text:p>
              </table:table-cell>
              <table:table-cell office:value-type="float" office:value="0.10688">
                <text:p>0.10688</text:p>
              </table:table-cell>
              <table:table-cell office:value-type="float" office:value="0.107075925776992">
                <text:p>0.107075925776992</text:p>
              </table:table-cell>
            </table:table-row>
            <table:table-row>
              <table:table-cell office:value-type="float" office:value="0.0702">
                <text:p>0.0702</text:p>
              </table:table-cell>
              <table:table-cell office:value-type="float" office:value="0.10578">
                <text:p>0.10578</text:p>
              </table:table-cell>
              <table:table-cell office:value-type="float" office:value="0.10544431302351">
                <text:p>0.10544431302351</text:p>
              </table:table-cell>
            </table:table-row>
            <table:table-row>
              <table:table-cell office:value-type="float" office:value="0.0703">
                <text:p>0.0703</text:p>
              </table:table-cell>
              <table:table-cell office:value-type="float" office:value="0.10468">
                <text:p>0.10468</text:p>
              </table:table-cell>
              <table:table-cell office:value-type="float" office:value="0.103813432733919">
                <text:p>0.103813432733919</text:p>
              </table:table-cell>
            </table:table-row>
            <table:table-row>
              <table:table-cell office:value-type="float" office:value="0.0704">
                <text:p>0.0704</text:p>
              </table:table-cell>
              <table:table-cell office:value-type="float" office:value="0.10357">
                <text:p>0.10357</text:p>
              </table:table-cell>
              <table:table-cell office:value-type="float" office:value="0.102192894097388">
                <text:p>0.102192894097388</text:p>
              </table:table-cell>
            </table:table-row>
            <table:table-row>
              <table:table-cell office:value-type="float" office:value="0.0705">
                <text:p>0.0705</text:p>
              </table:table-cell>
              <table:table-cell office:value-type="float" office:value="0.10247">
                <text:p>0.10247</text:p>
              </table:table-cell>
              <table:table-cell office:value-type="float" office:value="0.100562121303202">
                <text:p>0.100562121303202</text:p>
              </table:table-cell>
            </table:table-row>
            <table:table-row>
              <table:table-cell office:value-type="float" office:value="0.0706">
                <text:p>0.0706</text:p>
              </table:table-cell>
              <table:table-cell office:value-type="float" office:value="0.10137">
                <text:p>0.10137</text:p>
              </table:table-cell>
              <table:table-cell office:value-type="float" office:value="0.0989351402182258">
                <text:p>0.0989351402182258</text:p>
              </table:table-cell>
            </table:table-row>
            <table:table-row>
              <table:table-cell office:value-type="float" office:value="0.0707">
                <text:p>0.0707</text:p>
              </table:table-cell>
              <table:table-cell office:value-type="float" office:value="0.10026">
                <text:p>0.10026</text:p>
              </table:table-cell>
              <table:table-cell office:value-type="float" office:value="0.0973087052323686">
                <text:p>0.0973087052323686</text:p>
              </table:table-cell>
            </table:table-row>
            <table:table-row>
              <table:table-cell office:value-type="float" office:value="0.0708">
                <text:p>0.0708</text:p>
              </table:table-cell>
              <table:table-cell office:value-type="float" office:value="0.099162">
                <text:p>0.099162</text:p>
              </table:table-cell>
              <table:table-cell office:value-type="float" office:value="0.0956841588770054">
                <text:p>0.0956841588770054</text:p>
              </table:table-cell>
            </table:table-row>
            <table:table-row>
              <table:table-cell office:value-type="float" office:value="0.0709">
                <text:p>0.0709</text:p>
              </table:table-cell>
              <table:table-cell office:value-type="float" office:value="0.098059">
                <text:p>0.098059</text:p>
              </table:table-cell>
              <table:table-cell office:value-type="float" office:value="0.0940592406093096">
                <text:p>0.0940592406093096</text:p>
              </table:table-cell>
            </table:table-row>
            <table:table-row>
              <table:table-cell office:value-type="float" office:value="0.071">
                <text:p>0.071</text:p>
              </table:table-cell>
              <table:table-cell office:value-type="float" office:value="0.096956">
                <text:p>0.096956</text:p>
              </table:table-cell>
              <table:table-cell office:value-type="float" office:value="0.0924353096440965">
                <text:p>0.0924353096440965</text:p>
              </table:table-cell>
            </table:table-row>
            <table:table-row>
              <table:table-cell office:value-type="float" office:value="0.0711">
                <text:p>0.0711</text:p>
              </table:table-cell>
              <table:table-cell office:value-type="float" office:value="0.095648">
                <text:p>0.095648</text:p>
              </table:table-cell>
              <table:table-cell office:value-type="float" office:value="0.090813057838617">
                <text:p>0.090813057838617</text:p>
              </table:table-cell>
            </table:table-row>
            <table:table-row>
              <table:table-cell office:value-type="float" office:value="0.0712">
                <text:p>0.0712</text:p>
              </table:table-cell>
              <table:table-cell office:value-type="float" office:value="0.094113">
                <text:p>0.094113</text:p>
              </table:table-cell>
              <table:table-cell office:value-type="float" office:value="0.0891907288567596">
                <text:p>0.0891907288567596</text:p>
              </table:table-cell>
            </table:table-row>
            <table:table-row>
              <table:table-cell office:value-type="float" office:value="0.0713">
                <text:p>0.0713</text:p>
              </table:table-cell>
              <table:table-cell office:value-type="float" office:value="0.092577">
                <text:p>0.092577</text:p>
              </table:table-cell>
              <table:table-cell office:value-type="float" office:value="0.0875695381339881">
                <text:p>0.0875695381339881</text:p>
              </table:table-cell>
            </table:table-row>
            <table:table-row>
              <table:table-cell office:value-type="float" office:value="0.0714">
                <text:p>0.0714</text:p>
              </table:table-cell>
              <table:table-cell office:value-type="float" office:value="0.091041">
                <text:p>0.091041</text:p>
              </table:table-cell>
              <table:table-cell office:value-type="float" office:value="0.0859491843184099">
                <text:p>0.0859491843184099</text:p>
              </table:table-cell>
            </table:table-row>
            <table:table-row>
              <table:table-cell office:value-type="float" office:value="0.0715">
                <text:p>0.0715</text:p>
              </table:table-cell>
              <table:table-cell office:value-type="float" office:value="0.089505">
                <text:p>0.089505</text:p>
              </table:table-cell>
              <table:table-cell office:value-type="float" office:value="0.0843310709584552">
                <text:p>0.0843310709584552</text:p>
              </table:table-cell>
            </table:table-row>
            <table:table-row>
              <table:table-cell office:value-type="float" office:value="0.0716">
                <text:p>0.0716</text:p>
              </table:table-cell>
              <table:table-cell office:value-type="float" office:value="0.087969">
                <text:p>0.087969</text:p>
              </table:table-cell>
              <table:table-cell office:value-type="float" office:value="0.0827129261058996">
                <text:p>0.0827129261058996</text:p>
              </table:table-cell>
            </table:table-row>
            <table:table-row>
              <table:table-cell office:value-type="float" office:value="0.0717">
                <text:p>0.0717</text:p>
              </table:table-cell>
              <table:table-cell office:value-type="float" office:value="0.086433">
                <text:p>0.086433</text:p>
              </table:table-cell>
              <table:table-cell office:value-type="float" office:value="0.0810961776904436">
                <text:p>0.0810961776904436</text:p>
              </table:table-cell>
            </table:table-row>
            <table:table-row>
              <table:table-cell office:value-type="float" office:value="0.0718">
                <text:p>0.0718</text:p>
              </table:table-cell>
              <table:table-cell office:value-type="float" office:value="0.084898">
                <text:p>0.084898</text:p>
              </table:table-cell>
              <table:table-cell office:value-type="float" office:value="0.0794805151467956">
                <text:p>0.0794805151467956</text:p>
              </table:table-cell>
            </table:table-row>
            <table:table-row>
              <table:table-cell office:value-type="float" office:value="0.0719">
                <text:p>0.0719</text:p>
              </table:table-cell>
              <table:table-cell office:value-type="float" office:value="0.083362">
                <text:p>0.083362</text:p>
              </table:table-cell>
              <table:table-cell office:value-type="float" office:value="0.0778673894900811">
                <text:p>0.0778673894900811</text:p>
              </table:table-cell>
            </table:table-row>
            <table:table-row>
              <table:table-cell office:value-type="float" office:value="0.072">
                <text:p>0.072</text:p>
              </table:table-cell>
              <table:table-cell office:value-type="float" office:value="0.081826">
                <text:p>0.081826</text:p>
              </table:table-cell>
              <table:table-cell office:value-type="float" office:value="0.0762545273278905">
                <text:p>0.0762545273278905</text:p>
              </table:table-cell>
            </table:table-row>
            <table:table-row>
              <table:table-cell office:value-type="float" office:value="0.0721">
                <text:p>0.0721</text:p>
              </table:table-cell>
              <table:table-cell office:value-type="float" office:value="0.08029">
                <text:p>0.08029</text:p>
              </table:table-cell>
              <table:table-cell office:value-type="float" office:value="0.0746432002663337">
                <text:p>0.0746432002663337</text:p>
              </table:table-cell>
            </table:table-row>
            <table:table-row>
              <table:table-cell office:value-type="float" office:value="0.0722">
                <text:p>0.0722</text:p>
              </table:table-cell>
              <table:table-cell office:value-type="float" office:value="0.078754">
                <text:p>0.078754</text:p>
              </table:table-cell>
              <table:table-cell office:value-type="float" office:value="0.0730347019436651">
                <text:p>0.0730347019436651</text:p>
              </table:table-cell>
            </table:table-row>
            <table:table-row>
              <table:table-cell office:value-type="float" office:value="0.0723">
                <text:p>0.0723</text:p>
              </table:table-cell>
              <table:table-cell office:value-type="float" office:value="0.077218">
                <text:p>0.077218</text:p>
              </table:table-cell>
              <table:table-cell office:value-type="float" office:value="0.0714267627433863">
                <text:p>0.0714267627433863</text:p>
              </table:table-cell>
            </table:table-row>
            <table:table-row>
              <table:table-cell office:value-type="float" office:value="0.0724">
                <text:p>0.0724</text:p>
              </table:table-cell>
              <table:table-cell office:value-type="float" office:value="0.075683">
                <text:p>0.075683</text:p>
              </table:table-cell>
              <table:table-cell office:value-type="float" office:value="0.0698209173027682">
                <text:p>0.0698209173027682</text:p>
              </table:table-cell>
            </table:table-row>
            <table:table-row>
              <table:table-cell office:value-type="float" office:value="0.0725">
                <text:p>0.0725</text:p>
              </table:table-cell>
              <table:table-cell office:value-type="float" office:value="0.074147">
                <text:p>0.074147</text:p>
              </table:table-cell>
              <table:table-cell office:value-type="float" office:value="0.0682168518549486">
                <text:p>0.0682168518549486</text:p>
              </table:table-cell>
            </table:table-row>
            <table:table-row>
              <table:table-cell office:value-type="float" office:value="0.0726">
                <text:p>0.0726</text:p>
              </table:table-cell>
              <table:table-cell office:value-type="float" office:value="0.072611">
                <text:p>0.072611</text:p>
              </table:table-cell>
              <table:table-cell office:value-type="float" office:value="0.0666161394333235">
                <text:p>0.0666161394333235</text:p>
              </table:table-cell>
            </table:table-row>
            <table:table-row>
              <table:table-cell office:value-type="float" office:value="0.0727">
                <text:p>0.0727</text:p>
              </table:table-cell>
              <table:table-cell office:value-type="float" office:value="0.071075">
                <text:p>0.071075</text:p>
              </table:table-cell>
              <table:table-cell office:value-type="float" office:value="0.0650165267989609">
                <text:p>0.0650165267989609</text:p>
              </table:table-cell>
            </table:table-row>
            <table:table-row>
              <table:table-cell office:value-type="float" office:value="0.0728">
                <text:p>0.0728</text:p>
              </table:table-cell>
              <table:table-cell office:value-type="float" office:value="0.069539">
                <text:p>0.069539</text:p>
              </table:table-cell>
              <table:table-cell office:value-type="float" office:value="0.0634193921210224">
                <text:p>0.0634193921210224</text:p>
              </table:table-cell>
            </table:table-row>
            <table:table-row>
              <table:table-cell office:value-type="float" office:value="0.0729">
                <text:p>0.0729</text:p>
              </table:table-cell>
              <table:table-cell office:value-type="float" office:value="0.068003">
                <text:p>0.068003</text:p>
              </table:table-cell>
              <table:table-cell office:value-type="float" office:value="0.061825182328886">
                <text:p>0.061825182328886</text:p>
              </table:table-cell>
            </table:table-row>
            <table:table-row>
              <table:table-cell office:value-type="float" office:value="0.073">
                <text:p>0.073</text:p>
              </table:table-cell>
              <table:table-cell office:value-type="float" office:value="0.066468">
                <text:p>0.066468</text:p>
              </table:table-cell>
              <table:table-cell office:value-type="float" office:value="0.0602345716096662">
                <text:p>0.0602345716096662</text:p>
              </table:table-cell>
            </table:table-row>
            <table:table-row>
              <table:table-cell office:value-type="float" office:value="0.0731">
                <text:p>0.0731</text:p>
              </table:table-cell>
              <table:table-cell office:value-type="float" office:value="0.064932">
                <text:p>0.064932</text:p>
              </table:table-cell>
              <table:table-cell office:value-type="float" office:value="0.0586463795984032">
                <text:p>0.0586463795984032</text:p>
              </table:table-cell>
            </table:table-row>
            <table:table-row>
              <table:table-cell office:value-type="float" office:value="0.0732">
                <text:p>0.0732</text:p>
              </table:table-cell>
              <table:table-cell office:value-type="float" office:value="0.063396">
                <text:p>0.063396</text:p>
              </table:table-cell>
              <table:table-cell office:value-type="float" office:value="0.0570613034901938">
                <text:p>0.0570613034901938</text:p>
              </table:table-cell>
            </table:table-row>
            <table:table-row>
              <table:table-cell office:value-type="float" office:value="0.0733">
                <text:p>0.0733</text:p>
              </table:table-cell>
              <table:table-cell office:value-type="float" office:value="0.06186">
                <text:p>0.06186</text:p>
              </table:table-cell>
              <table:table-cell office:value-type="float" office:value="0.0554801786677008">
                <text:p>0.0554801786677008</text:p>
              </table:table-cell>
            </table:table-row>
            <table:table-row>
              <table:table-cell office:value-type="float" office:value="0.0734">
                <text:p>0.0734</text:p>
              </table:table-cell>
              <table:table-cell office:value-type="float" office:value="0.060324">
                <text:p>0.060324</text:p>
              </table:table-cell>
              <table:table-cell office:value-type="float" office:value="0.0539037240457466">
                <text:p>0.0539037240457466</text:p>
              </table:table-cell>
            </table:table-row>
            <table:table-row>
              <table:table-cell office:value-type="float" office:value="0.0735">
                <text:p>0.0735</text:p>
              </table:table-cell>
              <table:table-cell office:value-type="float" office:value="0.058788">
                <text:p>0.058788</text:p>
              </table:table-cell>
              <table:table-cell office:value-type="float" office:value="0.0523306615475096">
                <text:p>0.0523306615475096</text:p>
              </table:table-cell>
            </table:table-row>
            <table:table-row>
              <table:table-cell office:value-type="float" office:value="0.0736">
                <text:p>0.0736</text:p>
              </table:table-cell>
              <table:table-cell office:value-type="float" office:value="0.057253">
                <text:p>0.057253</text:p>
              </table:table-cell>
              <table:table-cell office:value-type="float" office:value="0.0507626651881085">
                <text:p>0.0507626651881085</text:p>
              </table:table-cell>
            </table:table-row>
            <table:table-row>
              <table:table-cell office:value-type="float" office:value="0.0737">
                <text:p>0.0737</text:p>
              </table:table-cell>
              <table:table-cell office:value-type="float" office:value="0.055717">
                <text:p>0.055717</text:p>
              </table:table-cell>
              <table:table-cell office:value-type="float" office:value="0.0491995780977845">
                <text:p>0.0491995780977845</text:p>
              </table:table-cell>
            </table:table-row>
            <table:table-row>
              <table:table-cell office:value-type="float" office:value="0.0738">
                <text:p>0.0738</text:p>
              </table:table-cell>
              <table:table-cell office:value-type="float" office:value="0.054181">
                <text:p>0.054181</text:p>
              </table:table-cell>
              <table:table-cell office:value-type="float" office:value="0.047643489345345">
                <text:p>0.047643489345345</text:p>
              </table:table-cell>
            </table:table-row>
            <table:table-row>
              <table:table-cell office:value-type="float" office:value="0.0739">
                <text:p>0.0739</text:p>
              </table:table-cell>
              <table:table-cell office:value-type="float" office:value="0.052645">
                <text:p>0.052645</text:p>
              </table:table-cell>
              <table:table-cell office:value-type="float" office:value="0.0460924367440039">
                <text:p>0.0460924367440039</text:p>
              </table:table-cell>
            </table:table-row>
            <table:table-row>
              <table:table-cell office:value-type="float" office:value="0.074">
                <text:p>0.074</text:p>
              </table:table-cell>
              <table:table-cell office:value-type="float" office:value="0.051109">
                <text:p>0.051109</text:p>
              </table:table-cell>
              <table:table-cell office:value-type="float" office:value="0.0445487009911625">
                <text:p>0.0445487009911625</text:p>
              </table:table-cell>
            </table:table-row>
            <table:table-row>
              <table:table-cell office:value-type="float" office:value="0.0741">
                <text:p>0.0741</text:p>
              </table:table-cell>
              <table:table-cell office:value-type="float" office:value="0.049573">
                <text:p>0.049573</text:p>
              </table:table-cell>
              <table:table-cell office:value-type="float" office:value="0.0430132661512701">
                <text:p>0.0430132661512701</text:p>
              </table:table-cell>
            </table:table-row>
            <table:table-row>
              <table:table-cell office:value-type="float" office:value="0.0742">
                <text:p>0.0742</text:p>
              </table:table-cell>
              <table:table-cell office:value-type="float" office:value="0.048038">
                <text:p>0.048038</text:p>
              </table:table-cell>
              <table:table-cell office:value-type="float" office:value="0.0414854657560934">
                <text:p>0.0414854657560934</text:p>
              </table:table-cell>
            </table:table-row>
            <table:table-row>
              <table:table-cell office:value-type="float" office:value="0.0743">
                <text:p>0.0743</text:p>
              </table:table-cell>
              <table:table-cell office:value-type="float" office:value="0.046502">
                <text:p>0.046502</text:p>
              </table:table-cell>
              <table:table-cell office:value-type="float" office:value="0.0399676128133768">
                <text:p>0.0399676128133768</text:p>
              </table:table-cell>
            </table:table-row>
            <table:table-row>
              <table:table-cell office:value-type="float" office:value="0.0744">
                <text:p>0.0744</text:p>
              </table:table-cell>
              <table:table-cell office:value-type="float" office:value="0.044966">
                <text:p>0.044966</text:p>
              </table:table-cell>
              <table:table-cell office:value-type="float" office:value="0.0384600638845023">
                <text:p>0.0384600638845023</text:p>
              </table:table-cell>
            </table:table-row>
            <table:table-row>
              <table:table-cell office:value-type="float" office:value="0.0745">
                <text:p>0.0745</text:p>
              </table:table-cell>
              <table:table-cell office:value-type="float" office:value="0.04343">
                <text:p>0.04343</text:p>
              </table:table-cell>
              <table:table-cell office:value-type="float" office:value="0.0369658383375787">
                <text:p>0.0369658383375787</text:p>
              </table:table-cell>
            </table:table-row>
            <table:table-row>
              <table:table-cell office:value-type="float" office:value="0.0746">
                <text:p>0.0746</text:p>
              </table:table-cell>
              <table:table-cell office:value-type="float" office:value="0.041894">
                <text:p>0.041894</text:p>
              </table:table-cell>
              <table:table-cell office:value-type="float" office:value="0.0354837988947069">
                <text:p>0.0354837988947069</text:p>
              </table:table-cell>
            </table:table-row>
            <table:table-row>
              <table:table-cell office:value-type="float" office:value="0.0747">
                <text:p>0.0747</text:p>
              </table:table-cell>
              <table:table-cell office:value-type="float" office:value="0.040359">
                <text:p>0.040359</text:p>
              </table:table-cell>
              <table:table-cell office:value-type="float" office:value="0.034017498217829">
                <text:p>0.034017498217829</text:p>
              </table:table-cell>
            </table:table-row>
            <table:table-row>
              <table:table-cell office:value-type="float" office:value="0.0748">
                <text:p>0.0748</text:p>
              </table:table-cell>
              <table:table-cell office:value-type="float" office:value="0.038823">
                <text:p>0.038823</text:p>
              </table:table-cell>
              <table:table-cell office:value-type="float" office:value="0.0325680917617229">
                <text:p>0.0325680917617229</text:p>
              </table:table-cell>
            </table:table-row>
            <table:table-row>
              <table:table-cell office:value-type="float" office:value="0.0749">
                <text:p>0.0749</text:p>
              </table:table-cell>
              <table:table-cell office:value-type="float" office:value="0.037287">
                <text:p>0.037287</text:p>
              </table:table-cell>
              <table:table-cell office:value-type="float" office:value="0.0311398154297677">
                <text:p>0.0311398154297677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0.035751">
                <text:p>0.035751</text:p>
              </table:table-cell>
              <table:table-cell office:value-type="float" office:value="0.0297327910058911">
                <text:p>0.0297327910058911</text:p>
              </table:table-cell>
            </table:table-row>
            <table:table-row>
              <table:table-cell office:value-type="float" office:value="0.0751">
                <text:p>0.0751</text:p>
              </table:table-cell>
              <table:table-cell office:value-type="float" office:value="0.034215">
                <text:p>0.034215</text:p>
              </table:table-cell>
              <table:table-cell office:value-type="float" office:value="0.0277189452360655">
                <text:p>0.0277189452360655</text:p>
              </table:table-cell>
            </table:table-row>
            <table:table-row>
              <table:table-cell office:value-type="float" office:value="0.0752">
                <text:p>0.0752</text:p>
              </table:table-cell>
              <table:table-cell office:value-type="float" office:value="0.032679">
                <text:p>0.032679</text:p>
              </table:table-cell>
              <table:table-cell office:value-type="float" office:value="0.0257691417978946">
                <text:p>0.0257691417978946</text:p>
              </table:table-cell>
            </table:table-row>
            <table:table-row>
              <table:table-cell office:value-type="float" office:value="0.0753">
                <text:p>0.0753</text:p>
              </table:table-cell>
              <table:table-cell office:value-type="float" office:value="0.031144">
                <text:p>0.031144</text:p>
              </table:table-cell>
              <table:table-cell office:value-type="float" office:value="0.0238997175297115">
                <text:p>0.0238997175297115</text:p>
              </table:table-cell>
            </table:table-row>
            <table:table-row>
              <table:table-cell office:value-type="float" office:value="0.0754">
                <text:p>0.0754</text:p>
              </table:table-cell>
              <table:table-cell office:value-type="float" office:value="0.029608">
                <text:p>0.029608</text:p>
              </table:table-cell>
              <table:table-cell office:value-type="float" office:value="0.0221296301369905">
                <text:p>0.0221296301369905</text:p>
              </table:table-cell>
            </table:table-row>
            <table:table-row>
              <table:table-cell office:value-type="float" office:value="0.0755">
                <text:p>0.0755</text:p>
              </table:table-cell>
              <table:table-cell office:value-type="float" office:value="0.028072">
                <text:p>0.028072</text:p>
              </table:table-cell>
              <table:table-cell office:value-type="float" office:value="0.0204860617249876">
                <text:p>0.0204860617249876</text:p>
              </table:table-cell>
            </table:table-row>
            <table:table-row>
              <table:table-cell office:value-type="float" office:value="0.0756">
                <text:p>0.0756</text:p>
              </table:table-cell>
              <table:table-cell office:value-type="float" office:value="0.026536">
                <text:p>0.026536</text:p>
              </table:table-cell>
              <table:table-cell office:value-type="float" office:value="0.0190011718585986">
                <text:p>0.0190011718585986</text:p>
              </table:table-cell>
            </table:table-row>
            <table:table-row>
              <table:table-cell office:value-type="float" office:value="0.0757">
                <text:p>0.0757</text:p>
              </table:table-cell>
              <table:table-cell office:value-type="float" office:value="0.025">
                <text:p>0.025</text:p>
              </table:table-cell>
              <table:table-cell office:value-type="float" office:value="0.0177139315127952">
                <text:p>0.0177139315127952</text:p>
              </table:table-cell>
            </table:table-row>
            <table:table-row>
              <table:table-cell office:value-type="float" office:value="0.0758">
                <text:p>0.0758</text:p>
              </table:table-cell>
              <table:table-cell office:value-type="float" office:value="0.023464">
                <text:p>0.023464</text:p>
              </table:table-cell>
              <table:table-cell office:value-type="float" office:value="0.016671395994637">
                <text:p>0.016671395994637</text:p>
              </table:table-cell>
            </table:table-row>
            <table:table-row>
              <table:table-cell office:value-type="float" office:value="0.0759">
                <text:p>0.0759</text:p>
              </table:table-cell>
              <table:table-cell office:value-type="float" office:value="0.021928">
                <text:p>0.021928</text:p>
              </table:table-cell>
              <table:table-cell office:value-type="float" office:value="0.015921502567283">
                <text:p>0.015921502567283</text:p>
              </table:table-cell>
            </table:table-row>
            <table:table-row>
              <table:table-cell office:value-type="float" office:value="0.076">
                <text:p>0.076</text:p>
              </table:table-cell>
              <table:table-cell office:value-type="float" office:value="0.020393">
                <text:p>0.020393</text:p>
              </table:table-cell>
              <table:table-cell office:value-type="float" office:value="0.0155077701117859">
                <text:p>0.0155077701117859</text:p>
              </table:table-cell>
            </table:table-row>
            <table:table-row>
              <table:table-cell office:value-type="float" office:value="0.0761">
                <text:p>0.0761</text:p>
              </table:table-cell>
              <table:table-cell office:value-type="float" office:value="0.018857">
                <text:p>0.018857</text:p>
              </table:table-cell>
              <table:table-cell office:value-type="float" office:value="0.0154551814447453">
                <text:p>0.0154551814447453</text:p>
              </table:table-cell>
            </table:table-row>
            <table:table-row>
              <table:table-cell office:value-type="float" office:value="0.0762">
                <text:p>0.0762</text:p>
              </table:table-cell>
              <table:table-cell office:value-type="float" office:value="0.017321">
                <text:p>0.017321</text:p>
              </table:table-cell>
              <table:table-cell office:value-type="float" office:value="0.015768356222511">
                <text:p>0.015768356222511</text:p>
              </table:table-cell>
            </table:table-row>
            <table:table-row>
              <table:table-cell office:value-type="float" office:value="0.0763">
                <text:p>0.0763</text:p>
              </table:table-cell>
              <table:table-cell office:value-type="float" office:value="0.015785">
                <text:p>0.015785</text:p>
              </table:table-cell>
              <table:table-cell office:value-type="float" office:value="0.0164263875289121">
                <text:p>0.0164263875289121</text:p>
              </table:table-cell>
            </table:table-row>
            <table:table-row>
              <table:table-cell office:value-type="float" office:value="0.0764">
                <text:p>0.0764</text:p>
              </table:table-cell>
              <table:table-cell office:value-type="float" office:value="0.017437">
                <text:p>0.017437</text:p>
              </table:table-cell>
              <table:table-cell office:value-type="float" office:value="0.017391099742397">
                <text:p>0.017391099742397</text:p>
              </table:table-cell>
            </table:table-row>
            <table:table-row>
              <table:table-cell office:value-type="float" office:value="0.0765">
                <text:p>0.0765</text:p>
              </table:table-cell>
              <table:table-cell office:value-type="float" office:value="0.019686">
                <text:p>0.019686</text:p>
              </table:table-cell>
              <table:table-cell office:value-type="float" office:value="0.0186129214525823">
                <text:p>0.0186129214525823</text:p>
              </table:table-cell>
            </table:table-row>
            <table:table-row>
              <table:table-cell office:value-type="float" office:value="0.0766">
                <text:p>0.0766</text:p>
              </table:table-cell>
              <table:table-cell office:value-type="float" office:value="0.021936">
                <text:p>0.021936</text:p>
              </table:table-cell>
              <table:table-cell office:value-type="float" office:value="0.0200461285289704">
                <text:p>0.0200461285289704</text:p>
              </table:table-cell>
            </table:table-row>
            <table:table-row>
              <table:table-cell office:value-type="float" office:value="0.0767">
                <text:p>0.0767</text:p>
              </table:table-cell>
              <table:table-cell office:value-type="float" office:value="0.024186">
                <text:p>0.024186</text:p>
              </table:table-cell>
              <table:table-cell office:value-type="float" office:value="0.0216492904733619">
                <text:p>0.0216492904733619</text:p>
              </table:table-cell>
            </table:table-row>
            <table:table-row>
              <table:table-cell office:value-type="float" office:value="0.0768">
                <text:p>0.0768</text:p>
              </table:table-cell>
              <table:table-cell office:value-type="float" office:value="0.026435">
                <text:p>0.026435</text:p>
              </table:table-cell>
              <table:table-cell office:value-type="float" office:value="0.0233861816036736">
                <text:p>0.0233861816036736</text:p>
              </table:table-cell>
            </table:table-row>
            <table:table-row>
              <table:table-cell office:value-type="float" office:value="0.0769">
                <text:p>0.0769</text:p>
              </table:table-cell>
              <table:table-cell office:value-type="float" office:value="0.028685">
                <text:p>0.028685</text:p>
              </table:table-cell>
              <table:table-cell office:value-type="float" office:value="0.025229801465727">
                <text:p>0.025229801465727</text:p>
              </table:table-cell>
            </table:table-row>
            <table:table-row>
              <table:table-cell office:value-type="float" office:value="0.077">
                <text:p>0.077</text:p>
              </table:table-cell>
              <table:table-cell office:value-type="float" office:value="0.030934">
                <text:p>0.030934</text:p>
              </table:table-cell>
              <table:table-cell office:value-type="float" office:value="0.027158423260565">
                <text:p>0.027158423260565</text:p>
              </table:table-cell>
            </table:table-row>
            <table:table-row>
              <table:table-cell office:value-type="float" office:value="0.0771">
                <text:p>0.0771</text:p>
              </table:table-cell>
              <table:table-cell office:value-type="float" office:value="0.033184">
                <text:p>0.033184</text:p>
              </table:table-cell>
              <table:table-cell office:value-type="float" office:value="0.0291556997000587">
                <text:p>0.0291556997000587</text:p>
              </table:table-cell>
            </table:table-row>
            <table:table-row>
              <table:table-cell office:value-type="float" office:value="0.0772">
                <text:p>0.0772</text:p>
              </table:table-cell>
              <table:table-cell office:value-type="float" office:value="0.035433">
                <text:p>0.035433</text:p>
              </table:table-cell>
              <table:table-cell office:value-type="float" office:value="0.0312074860410127">
                <text:p>0.0312074860410127</text:p>
              </table:table-cell>
            </table:table-row>
            <table:table-row>
              <table:table-cell office:value-type="float" office:value="0.0773">
                <text:p>0.0773</text:p>
              </table:table-cell>
              <table:table-cell office:value-type="float" office:value="0.037683">
                <text:p>0.037683</text:p>
              </table:table-cell>
              <table:table-cell office:value-type="float" office:value="0.0333032692689472">
                <text:p>0.0333032692689472</text:p>
              </table:table-cell>
            </table:table-row>
            <table:table-row>
              <table:table-cell office:value-type="float" office:value="0.0774">
                <text:p>0.0774</text:p>
              </table:table-cell>
              <table:table-cell office:value-type="float" office:value="0.039932">
                <text:p>0.039932</text:p>
              </table:table-cell>
              <table:table-cell office:value-type="float" office:value="0.0354368549394553">
                <text:p>0.0354368549394553</text:p>
              </table:table-cell>
            </table:table-row>
            <table:table-row>
              <table:table-cell office:value-type="float" office:value="0.0775">
                <text:p>0.0775</text:p>
              </table:table-cell>
              <table:table-cell office:value-type="float" office:value="0.042182">
                <text:p>0.042182</text:p>
              </table:table-cell>
              <table:table-cell office:value-type="float" office:value="0.0376014779629737">
                <text:p>0.0376014779629737</text:p>
              </table:table-cell>
            </table:table-row>
            <table:table-row>
              <table:table-cell office:value-type="float" office:value="0.0776">
                <text:p>0.0776</text:p>
              </table:table-cell>
              <table:table-cell office:value-type="float" office:value="0.044431">
                <text:p>0.044431</text:p>
              </table:table-cell>
              <table:table-cell office:value-type="float" office:value="0.039791322885775">
                <text:p>0.039791322885775</text:p>
              </table:table-cell>
            </table:table-row>
            <table:table-row>
              <table:table-cell office:value-type="float" office:value="0.0777">
                <text:p>0.0777</text:p>
              </table:table-cell>
              <table:table-cell office:value-type="float" office:value="0.046681">
                <text:p>0.046681</text:p>
              </table:table-cell>
              <table:table-cell office:value-type="float" office:value="0.0420028009661261">
                <text:p>0.0420028009661261</text:p>
              </table:table-cell>
            </table:table-row>
            <table:table-row>
              <table:table-cell office:value-type="float" office:value="0.0778">
                <text:p>0.0778</text:p>
              </table:table-cell>
              <table:table-cell office:value-type="float" office:value="0.04893">
                <text:p>0.04893</text:p>
              </table:table-cell>
              <table:table-cell office:value-type="float" office:value="0.0442326675772556">
                <text:p>0.0442326675772556</text:p>
              </table:table-cell>
            </table:table-row>
            <table:table-row>
              <table:table-cell office:value-type="float" office:value="0.0779">
                <text:p>0.0779</text:p>
              </table:table-cell>
              <table:table-cell office:value-type="float" office:value="0.05118">
                <text:p>0.05118</text:p>
              </table:table-cell>
              <table:table-cell office:value-type="float" office:value="0.0464785939976674">
                <text:p>0.0464785939976674</text:p>
              </table:table-cell>
            </table:table-row>
            <table:table-row>
              <table:table-cell office:value-type="float" office:value="0.078">
                <text:p>0.078</text:p>
              </table:table-cell>
              <table:table-cell office:value-type="float" office:value="0.053429">
                <text:p>0.053429</text:p>
              </table:table-cell>
              <table:table-cell office:value-type="float" office:value="0.0487377531283501">
                <text:p>0.0487377531283501</text:p>
              </table:table-cell>
            </table:table-row>
            <table:table-row>
              <table:table-cell office:value-type="float" office:value="0.0781">
                <text:p>0.0781</text:p>
              </table:table-cell>
              <table:table-cell office:value-type="float" office:value="0.055679">
                <text:p>0.055679</text:p>
              </table:table-cell>
              <table:table-cell office:value-type="float" office:value="0.0510077195432221">
                <text:p>0.0510077195432221</text:p>
              </table:table-cell>
            </table:table-row>
            <table:table-row>
              <table:table-cell office:value-type="float" office:value="0.0782">
                <text:p>0.0782</text:p>
              </table:table-cell>
              <table:table-cell office:value-type="float" office:value="0.057928">
                <text:p>0.057928</text:p>
              </table:table-cell>
              <table:table-cell office:value-type="float" office:value="0.0532891757301612">
                <text:p>0.0532891757301612</text:p>
              </table:table-cell>
            </table:table-row>
            <table:table-row>
              <table:table-cell office:value-type="float" office:value="0.0783">
                <text:p>0.0783</text:p>
              </table:table-cell>
              <table:table-cell office:value-type="float" office:value="0.060178">
                <text:p>0.060178</text:p>
              </table:table-cell>
              <table:table-cell office:value-type="float" office:value="0.0555793425833736">
                <text:p>0.0555793425833736</text:p>
              </table:table-cell>
            </table:table-row>
            <table:table-row>
              <table:table-cell office:value-type="float" office:value="0.0784">
                <text:p>0.0784</text:p>
              </table:table-cell>
              <table:table-cell office:value-type="float" office:value="0.062427">
                <text:p>0.062427</text:p>
              </table:table-cell>
              <table:table-cell office:value-type="float" office:value="0.0578774401127071">
                <text:p>0.0578774401127071</text:p>
              </table:table-cell>
            </table:table-row>
            <table:table-row>
              <table:table-cell office:value-type="float" office:value="0.0785">
                <text:p>0.0785</text:p>
              </table:table-cell>
              <table:table-cell office:value-type="float" office:value="0.064677">
                <text:p>0.064677</text:p>
              </table:table-cell>
              <table:table-cell office:value-type="float" office:value="0.0601825598159467">
                <text:p>0.0601825598159467</text:p>
              </table:table-cell>
            </table:table-row>
            <table:table-row>
              <table:table-cell office:value-type="float" office:value="0.0786">
                <text:p>0.0786</text:p>
              </table:table-cell>
              <table:table-cell office:value-type="float" office:value="0.066926">
                <text:p>0.066926</text:p>
              </table:table-cell>
              <table:table-cell office:value-type="float" office:value="0.0624941570468792">
                <text:p>0.0624941570468792</text:p>
              </table:table-cell>
            </table:table-row>
            <table:table-row>
              <table:table-cell office:value-type="float" office:value="0.0787">
                <text:p>0.0787</text:p>
              </table:table-cell>
              <table:table-cell office:value-type="float" office:value="0.069176">
                <text:p>0.069176</text:p>
              </table:table-cell>
              <table:table-cell office:value-type="float" office:value="0.0648110899846624">
                <text:p>0.0648110899846624</text:p>
              </table:table-cell>
            </table:table-row>
            <table:table-row>
              <table:table-cell office:value-type="float" office:value="0.0788">
                <text:p>0.0788</text:p>
              </table:table-cell>
              <table:table-cell office:value-type="float" office:value="0.071425">
                <text:p>0.071425</text:p>
              </table:table-cell>
              <table:table-cell office:value-type="float" office:value="0.0671330230587004">
                <text:p>0.0671330230587004</text:p>
              </table:table-cell>
            </table:table-row>
            <table:table-row>
              <table:table-cell office:value-type="float" office:value="0.0789">
                <text:p>0.0789</text:p>
              </table:table-cell>
              <table:table-cell office:value-type="float" office:value="0.073675">
                <text:p>0.073675</text:p>
              </table:table-cell>
              <table:table-cell office:value-type="float" office:value="0.0694594548279786">
                <text:p>0.0694594548279786</text:p>
              </table:table-cell>
            </table:table-row>
            <table:table-row>
              <table:table-cell office:value-type="float" office:value="0.079">
                <text:p>0.079</text:p>
              </table:table-cell>
              <table:table-cell office:value-type="float" office:value="0.075924">
                <text:p>0.075924</text:p>
              </table:table-cell>
              <table:table-cell office:value-type="float" office:value="0.071789168521442">
                <text:p>0.071789168521442</text:p>
              </table:table-cell>
            </table:table-row>
            <table:table-row>
              <table:table-cell office:value-type="float" office:value="0.0791">
                <text:p>0.0791</text:p>
              </table:table-cell>
              <table:table-cell office:value-type="float" office:value="0.078174">
                <text:p>0.078174</text:p>
              </table:table-cell>
              <table:table-cell office:value-type="float" office:value="0.0741233317451395">
                <text:p>0.0741233317451395</text:p>
              </table:table-cell>
            </table:table-row>
            <table:table-row>
              <table:table-cell office:value-type="float" office:value="0.0792">
                <text:p>0.0792</text:p>
              </table:table-cell>
              <table:table-cell office:value-type="float" office:value="0.080423">
                <text:p>0.080423</text:p>
              </table:table-cell>
              <table:table-cell office:value-type="float" office:value="0.0764608369101464">
                <text:p>0.0764608369101464</text:p>
              </table:table-cell>
            </table:table-row>
            <table:table-row>
              <table:table-cell office:value-type="float" office:value="0.0793">
                <text:p>0.0793</text:p>
              </table:table-cell>
              <table:table-cell office:value-type="float" office:value="0.082673">
                <text:p>0.082673</text:p>
              </table:table-cell>
              <table:table-cell office:value-type="float" office:value="0.0788013866185107">
                <text:p>0.0788013866185107</text:p>
              </table:table-cell>
            </table:table-row>
            <table:table-row>
              <table:table-cell office:value-type="float" office:value="0.0794">
                <text:p>0.0794</text:p>
              </table:table-cell>
              <table:table-cell office:value-type="float" office:value="0.084922">
                <text:p>0.084922</text:p>
              </table:table-cell>
              <table:table-cell office:value-type="float" office:value="0.081144892876878">
                <text:p>0.081144892876878</text:p>
              </table:table-cell>
            </table:table-row>
            <table:table-row>
              <table:table-cell office:value-type="float" office:value="0.0795">
                <text:p>0.0795</text:p>
              </table:table-cell>
              <table:table-cell office:value-type="float" office:value="0.087172">
                <text:p>0.087172</text:p>
              </table:table-cell>
              <table:table-cell office:value-type="float" office:value="0.0834907652378393">
                <text:p>0.0834907652378393</text:p>
              </table:table-cell>
            </table:table-row>
            <table:table-row>
              <table:table-cell office:value-type="float" office:value="0.0796">
                <text:p>0.0796</text:p>
              </table:table-cell>
              <table:table-cell office:value-type="float" office:value="0.089421">
                <text:p>0.089421</text:p>
              </table:table-cell>
              <table:table-cell office:value-type="float" office:value="0.0858389759957562">
                <text:p>0.0858389759957562</text:p>
              </table:table-cell>
            </table:table-row>
            <table:table-row>
              <table:table-cell office:value-type="float" office:value="0.0797">
                <text:p>0.0797</text:p>
              </table:table-cell>
              <table:table-cell office:value-type="float" office:value="0.091671">
                <text:p>0.091671</text:p>
              </table:table-cell>
              <table:table-cell office:value-type="float" office:value="0.0881894985868499">
                <text:p>0.0881894985868499</text:p>
              </table:table-cell>
            </table:table-row>
            <table:table-row>
              <table:table-cell office:value-type="float" office:value="0.0798">
                <text:p>0.0798</text:p>
              </table:table-cell>
              <table:table-cell office:value-type="float" office:value="0.093921">
                <text:p>0.093921</text:p>
              </table:table-cell>
              <table:table-cell office:value-type="float" office:value="0.0905418404330285">
                <text:p>0.0905418404330285</text:p>
              </table:table-cell>
            </table:table-row>
            <table:table-row>
              <table:table-cell office:value-type="float" office:value="0.0799">
                <text:p>0.0799</text:p>
              </table:table-cell>
              <table:table-cell office:value-type="float" office:value="0.09617">
                <text:p>0.09617</text:p>
              </table:table-cell>
              <table:table-cell office:value-type="float" office:value="0.0928950273480771">
                <text:p>0.0928950273480771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098419">
                <text:p>0.098419</text:p>
              </table:table-cell>
              <table:table-cell office:value-type="float" office:value="0.0952508997227848">
                <text:p>0.0952508997227848</text:p>
              </table:table-cell>
            </table:table-row>
            <table:table-row>
              <table:table-cell office:value-type="float" office:value="0.0801">
                <text:p>0.0801</text:p>
              </table:table-cell>
              <table:table-cell office:value-type="float" office:value="0.10067">
                <text:p>0.10067</text:p>
              </table:table-cell>
              <table:table-cell office:value-type="float" office:value="0.0984511877277263">
                <text:p>0.0984511877277263</text:p>
              </table:table-cell>
            </table:table-row>
            <table:table-row>
              <table:table-cell office:value-type="float" office:value="0.0802">
                <text:p>0.0802</text:p>
              </table:table-cell>
              <table:table-cell office:value-type="float" office:value="0.10292">
                <text:p>0.10292</text:p>
              </table:table-cell>
              <table:table-cell office:value-type="float" office:value="0.101651256145706">
                <text:p>0.101651256145706</text:p>
              </table:table-cell>
            </table:table-row>
            <table:table-row>
              <table:table-cell office:value-type="float" office:value="0.0803">
                <text:p>0.0803</text:p>
              </table:table-cell>
              <table:table-cell office:value-type="float" office:value="0.10517">
                <text:p>0.10517</text:p>
              </table:table-cell>
              <table:table-cell office:value-type="float" office:value="0.104862016478799">
                <text:p>0.104862016478799</text:p>
              </table:table-cell>
            </table:table-row>
            <table:table-row>
              <table:table-cell office:value-type="float" office:value="0.0804">
                <text:p>0.0804</text:p>
              </table:table-cell>
              <table:table-cell office:value-type="float" office:value="0.10742">
                <text:p>0.10742</text:p>
              </table:table-cell>
              <table:table-cell office:value-type="float" office:value="0.108065254249458">
                <text:p>0.108065254249458</text:p>
              </table:table-cell>
            </table:table-row>
            <table:table-row>
              <table:table-cell office:value-type="float" office:value="0.0805">
                <text:p>0.0805</text:p>
              </table:table-cell>
              <table:table-cell office:value-type="float" office:value="0.10967">
                <text:p>0.10967</text:p>
              </table:table-cell>
              <table:table-cell office:value-type="float" office:value="0.111280471786383">
                <text:p>0.111280471786383</text:p>
              </table:table-cell>
            </table:table-row>
            <table:table-row>
              <table:table-cell office:value-type="float" office:value="0.0806">
                <text:p>0.0806</text:p>
              </table:table-cell>
              <table:table-cell office:value-type="float" office:value="0.11192">
                <text:p>0.11192</text:p>
              </table:table-cell>
              <table:table-cell office:value-type="float" office:value="0.114487891626145">
                <text:p>0.114487891626145</text:p>
              </table:table-cell>
            </table:table-row>
            <table:table-row>
              <table:table-cell office:value-type="float" office:value="0.0807">
                <text:p>0.0807</text:p>
              </table:table-cell>
              <table:table-cell office:value-type="float" office:value="0.11417">
                <text:p>0.11417</text:p>
              </table:table-cell>
              <table:table-cell office:value-type="float" office:value="0.117706962003103">
                <text:p>0.117706962003103</text:p>
              </table:table-cell>
            </table:table-row>
            <table:table-row>
              <table:table-cell office:value-type="float" office:value="0.0808">
                <text:p>0.0808</text:p>
              </table:table-cell>
              <table:table-cell office:value-type="float" office:value="0.11642">
                <text:p>0.11642</text:p>
              </table:table-cell>
              <table:table-cell office:value-type="float" office:value="0.120917906382802">
                <text:p>0.120917906382802</text:p>
              </table:table-cell>
            </table:table-row>
            <table:table-row>
              <table:table-cell office:value-type="float" office:value="0.0809">
                <text:p>0.0809</text:p>
              </table:table-cell>
              <table:table-cell office:value-type="float" office:value="0.11867">
                <text:p>0.11867</text:p>
              </table:table-cell>
              <table:table-cell office:value-type="float" office:value="0.124140239282031">
                <text:p>0.124140239282031</text:p>
              </table:table-cell>
            </table:table-row>
            <table:table-row>
              <table:table-cell office:value-type="float" office:value="0.081">
                <text:p>0.081</text:p>
              </table:table-cell>
              <table:table-cell office:value-type="float" office:value="0.12091">
                <text:p>0.12091</text:p>
              </table:table-cell>
              <table:table-cell office:value-type="float" office:value="0.12735418108959">
                <text:p>0.12735418108959</text:p>
              </table:table-cell>
            </table:table-row>
            <table:table-row>
              <table:table-cell office:value-type="float" office:value="0.0811">
                <text:p>0.0811</text:p>
              </table:table-cell>
              <table:table-cell office:value-type="float" office:value="0.12316">
                <text:p>0.12316</text:p>
              </table:table-cell>
              <table:table-cell office:value-type="float" office:value="0.130579300488247">
                <text:p>0.130579300488247</text:p>
              </table:table-cell>
            </table:table-row>
            <table:table-row>
              <table:table-cell office:value-type="float" office:value="0.0812">
                <text:p>0.0812</text:p>
              </table:table-cell>
              <table:table-cell office:value-type="float" office:value="0.12541">
                <text:p>0.12541</text:p>
              </table:table-cell>
              <table:table-cell office:value-type="float" office:value="0.133795812341045">
                <text:p>0.133795812341045</text:p>
              </table:table-cell>
            </table:table-row>
            <table:table-row>
              <table:table-cell office:value-type="float" office:value="0.0813">
                <text:p>0.0813</text:p>
              </table:table-cell>
              <table:table-cell office:value-type="float" office:value="0.12766">
                <text:p>0.12766</text:p>
              </table:table-cell>
              <table:table-cell office:value-type="float" office:value="0.137023425500897">
                <text:p>0.137023425500897</text:p>
              </table:table-cell>
            </table:table-row>
            <table:table-row>
              <table:table-cell office:value-type="float" office:value="0.0814">
                <text:p>0.0814</text:p>
              </table:table-cell>
              <table:table-cell office:value-type="float" office:value="0.12991">
                <text:p>0.12991</text:p>
              </table:table-cell>
              <table:table-cell office:value-type="float" office:value="0.140242062024915">
                <text:p>0.140242062024915</text:p>
              </table:table-cell>
            </table:table-row>
            <table:table-row>
              <table:table-cell office:value-type="float" office:value="0.0815">
                <text:p>0.0815</text:p>
              </table:table-cell>
              <table:table-cell office:value-type="float" office:value="0.13216">
                <text:p>0.13216</text:p>
              </table:table-cell>
              <table:table-cell office:value-type="float" office:value="0.143471748957765">
                <text:p>0.143471748957765</text:p>
              </table:table-cell>
            </table:table-row>
            <table:table-row>
              <table:table-cell office:value-type="float" office:value="0.0816">
                <text:p>0.0816</text:p>
              </table:table-cell>
              <table:table-cell office:value-type="float" office:value="0.13468">
                <text:p>0.13468</text:p>
              </table:table-cell>
              <table:table-cell office:value-type="float" office:value="0.146692321285063">
                <text:p>0.146692321285063</text:p>
              </table:table-cell>
            </table:table-row>
            <table:table-row>
              <table:table-cell office:value-type="float" office:value="0.0817">
                <text:p>0.0817</text:p>
              </table:table-cell>
              <table:table-cell office:value-type="float" office:value="0.13818">
                <text:p>0.13818</text:p>
              </table:table-cell>
              <table:table-cell office:value-type="float" office:value="0.149923817200604">
                <text:p>0.149923817200604</text:p>
              </table:table-cell>
            </table:table-row>
            <table:table-row>
              <table:table-cell office:value-type="float" office:value="0.0818">
                <text:p>0.0818</text:p>
              </table:table-cell>
              <table:table-cell office:value-type="float" office:value="0.14168">
                <text:p>0.14168</text:p>
              </table:table-cell>
              <table:table-cell office:value-type="float" office:value="0.1531460834922">
                <text:p>0.1531460834922</text:p>
              </table:table-cell>
            </table:table-row>
            <table:table-row>
              <table:table-cell office:value-type="float" office:value="0.0819">
                <text:p>0.0819</text:p>
              </table:table-cell>
              <table:table-cell office:value-type="float" office:value="0.14518">
                <text:p>0.14518</text:p>
              </table:table-cell>
              <table:table-cell office:value-type="float" office:value="0.156379166710275">
                <text:p>0.156379166710275</text:p>
              </table:table-cell>
            </table:table-row>
            <table:table-row>
              <table:table-cell office:value-type="float" office:value="0.082">
                <text:p>0.082</text:p>
              </table:table-cell>
              <table:table-cell office:value-type="float" office:value="0.14868">
                <text:p>0.14868</text:p>
              </table:table-cell>
              <table:table-cell office:value-type="float" office:value="0.159602923707556">
                <text:p>0.159602923707556</text:p>
              </table:table-cell>
            </table:table-row>
            <table:table-row>
              <table:table-cell office:value-type="float" office:value="0.0821">
                <text:p>0.0821</text:p>
              </table:table-cell>
              <table:table-cell office:value-type="float" office:value="0.15218">
                <text:p>0.15218</text:p>
              </table:table-cell>
              <table:table-cell office:value-type="float" office:value="0.1628374072503">
                <text:p>0.1628374072503</text:p>
              </table:table-cell>
            </table:table-row>
            <table:table-row>
              <table:table-cell office:value-type="float" office:value="0.0822">
                <text:p>0.0822</text:p>
              </table:table-cell>
              <table:table-cell office:value-type="float" office:value="0.15568">
                <text:p>0.15568</text:p>
              </table:table-cell>
              <table:table-cell office:value-type="float" office:value="0.166062557477596">
                <text:p>0.166062557477596</text:p>
              </table:table-cell>
            </table:table-row>
            <table:table-row>
              <table:table-cell office:value-type="float" office:value="0.0823">
                <text:p>0.0823</text:p>
              </table:table-cell>
              <table:table-cell office:value-type="float" office:value="0.15918">
                <text:p>0.15918</text:p>
              </table:table-cell>
              <table:table-cell office:value-type="float" office:value="0.16929820796748">
                <text:p>0.16929820796748</text:p>
              </table:table-cell>
            </table:table-row>
            <table:table-row>
              <table:table-cell office:value-type="float" office:value="0.0824">
                <text:p>0.0824</text:p>
              </table:table-cell>
              <table:table-cell office:value-type="float" office:value="0.16268">
                <text:p>0.16268</text:p>
              </table:table-cell>
              <table:table-cell office:value-type="float" office:value="0.172524526572311">
                <text:p>0.172524526572311</text:p>
              </table:table-cell>
            </table:table-row>
            <table:table-row>
              <table:table-cell office:value-type="float" office:value="0.0825">
                <text:p>0.0825</text:p>
              </table:table-cell>
              <table:table-cell office:value-type="float" office:value="0.16618">
                <text:p>0.16618</text:p>
              </table:table-cell>
              <table:table-cell office:value-type="float" office:value="0.175761286533753">
                <text:p>0.175761286533753</text:p>
              </table:table-cell>
            </table:table-row>
            <table:table-row>
              <table:table-cell office:value-type="float" office:value="0.0826">
                <text:p>0.0826</text:p>
              </table:table-cell>
              <table:table-cell office:value-type="float" office:value="0.16968">
                <text:p>0.16968</text:p>
              </table:table-cell>
              <table:table-cell office:value-type="float" office:value="0.178988648086967">
                <text:p>0.178988648086967</text:p>
              </table:table-cell>
            </table:table-row>
            <table:table-row>
              <table:table-cell office:value-type="float" office:value="0.0827">
                <text:p>0.0827</text:p>
              </table:table-cell>
              <table:table-cell office:value-type="float" office:value="0.17318">
                <text:p>0.17318</text:p>
              </table:table-cell>
              <table:table-cell office:value-type="float" office:value="0.182226400581804">
                <text:p>0.182226400581804</text:p>
              </table:table-cell>
            </table:table-row>
            <table:table-row>
              <table:table-cell office:value-type="float" office:value="0.0828">
                <text:p>0.0828</text:p>
              </table:table-cell>
              <table:table-cell office:value-type="float" office:value="0.17668">
                <text:p>0.17668</text:p>
              </table:table-cell>
              <table:table-cell office:value-type="float" office:value="0.185454696950495">
                <text:p>0.185454696950495</text:p>
              </table:table-cell>
            </table:table-row>
            <table:table-row>
              <table:table-cell office:value-type="float" office:value="0.0829">
                <text:p>0.0829</text:p>
              </table:table-cell>
              <table:table-cell office:value-type="float" office:value="0.18018">
                <text:p>0.18018</text:p>
              </table:table-cell>
              <table:table-cell office:value-type="float" office:value="0.188693340889391">
                <text:p>0.188693340889391</text:p>
              </table:table-cell>
            </table:table-row>
            <table:table-row>
              <table:table-cell office:value-type="float" office:value="0.083">
                <text:p>0.083</text:p>
              </table:table-cell>
              <table:table-cell office:value-type="float" office:value="0.18368">
                <text:p>0.18368</text:p>
              </table:table-cell>
              <table:table-cell office:value-type="float" office:value="0.191922478360405">
                <text:p>0.191922478360405</text:p>
              </table:table-cell>
            </table:table-row>
            <table:table-row>
              <table:table-cell office:value-type="float" office:value="0.0831">
                <text:p>0.0831</text:p>
              </table:table-cell>
              <table:table-cell office:value-type="float" office:value="0.18718">
                <text:p>0.18718</text:p>
              </table:table-cell>
              <table:table-cell office:value-type="float" office:value="0.195161985939885">
                <text:p>0.195161985939885</text:p>
              </table:table-cell>
            </table:table-row>
            <table:table-row>
              <table:table-cell office:value-type="float" office:value="0.0832">
                <text:p>0.0832</text:p>
              </table:table-cell>
              <table:table-cell office:value-type="float" office:value="0.19069">
                <text:p>0.19069</text:p>
              </table:table-cell>
              <table:table-cell office:value-type="float" office:value="0.198391822868283">
                <text:p>0.198391822868283</text:p>
              </table:table-cell>
            </table:table-row>
            <table:table-row>
              <table:table-cell office:value-type="float" office:value="0.0833">
                <text:p>0.0833</text:p>
              </table:table-cell>
              <table:table-cell office:value-type="float" office:value="0.19419">
                <text:p>0.19419</text:p>
              </table:table-cell>
              <table:table-cell office:value-type="float" office:value="0.20163205471601">
                <text:p>0.20163205471601</text:p>
              </table:table-cell>
            </table:table-row>
            <table:table-row>
              <table:table-cell office:value-type="float" office:value="0.0834">
                <text:p>0.0834</text:p>
              </table:table-cell>
              <table:table-cell office:value-type="float" office:value="0.19769">
                <text:p>0.19769</text:p>
              </table:table-cell>
              <table:table-cell office:value-type="float" office:value="0.204862582391221">
                <text:p>0.204862582391221</text:p>
              </table:table-cell>
            </table:table-row>
            <table:table-row>
              <table:table-cell office:value-type="float" office:value="0.0835">
                <text:p>0.0835</text:p>
              </table:table-cell>
              <table:table-cell office:value-type="float" office:value="0.20119">
                <text:p>0.20119</text:p>
              </table:table-cell>
              <table:table-cell office:value-type="float" office:value="0.208103471436687">
                <text:p>0.208103471436687</text:p>
              </table:table-cell>
            </table:table-row>
            <table:table-row>
              <table:table-cell office:value-type="float" office:value="0.0836">
                <text:p>0.0836</text:p>
              </table:table-cell>
              <table:table-cell office:value-type="float" office:value="0.20469">
                <text:p>0.20469</text:p>
              </table:table-cell>
              <table:table-cell office:value-type="float" office:value="0.21133462695214">
                <text:p>0.21133462695214</text:p>
              </table:table-cell>
            </table:table-row>
            <table:table-row>
              <table:table-cell office:value-type="float" office:value="0.0837">
                <text:p>0.0837</text:p>
              </table:table-cell>
              <table:table-cell office:value-type="float" office:value="0.20819">
                <text:p>0.20819</text:p>
              </table:table-cell>
              <table:table-cell office:value-type="float" office:value="0.214576114143676">
                <text:p>0.214576114143676</text:p>
              </table:table-cell>
            </table:table-row>
            <table:table-row>
              <table:table-cell office:value-type="float" office:value="0.0838">
                <text:p>0.0838</text:p>
              </table:table-cell>
              <table:table-cell office:value-type="float" office:value="0.21169">
                <text:p>0.21169</text:p>
              </table:table-cell>
              <table:table-cell office:value-type="float" office:value="0.2178078419984">
                <text:p>0.2178078419984</text:p>
              </table:table-cell>
            </table:table-row>
            <table:table-row>
              <table:table-cell office:value-type="float" office:value="0.0839">
                <text:p>0.0839</text:p>
              </table:table-cell>
              <table:table-cell office:value-type="float" office:value="0.21519">
                <text:p>0.21519</text:p>
              </table:table-cell>
              <table:table-cell office:value-type="float" office:value="0.221049875141335">
                <text:p>0.221049875141335</text:p>
              </table:table-cell>
            </table:table-row>
            <table:table-row>
              <table:table-cell office:value-type="float" office:value="0.084">
                <text:p>0.084</text:p>
              </table:table-cell>
              <table:table-cell office:value-type="float" office:value="0.21869">
                <text:p>0.21869</text:p>
              </table:table-cell>
              <table:table-cell office:value-type="float" office:value="0.224282175430862">
                <text:p>0.224282175430862</text:p>
              </table:table-cell>
            </table:table-row>
            <table:table-row>
              <table:table-cell office:value-type="float" office:value="0.0841">
                <text:p>0.0841</text:p>
              </table:table-cell>
              <table:table-cell office:value-type="float" office:value="0.22219">
                <text:p>0.22219</text:p>
              </table:table-cell>
              <table:table-cell office:value-type="float" office:value="0.227524658973484">
                <text:p>0.227524658973484</text:p>
              </table:table-cell>
            </table:table-row>
            <table:table-row>
              <table:table-cell office:value-type="float" office:value="0.0842">
                <text:p>0.0842</text:p>
              </table:table-cell>
              <table:table-cell office:value-type="float" office:value="0.22569">
                <text:p>0.22569</text:p>
              </table:table-cell>
              <table:table-cell office:value-type="float" office:value="0.230757436736067">
                <text:p>0.230757436736067</text:p>
              </table:table-cell>
            </table:table-row>
            <table:table-row>
              <table:table-cell office:value-type="float" office:value="0.0843">
                <text:p>0.0843</text:p>
              </table:table-cell>
              <table:table-cell office:value-type="float" office:value="0.22919">
                <text:p>0.22919</text:p>
              </table:table-cell>
              <table:table-cell office:value-type="float" office:value="0.234000380734733">
                <text:p>0.234000380734733</text:p>
              </table:table-cell>
            </table:table-row>
            <table:table-row>
              <table:table-cell office:value-type="float" office:value="0.0844">
                <text:p>0.0844</text:p>
              </table:table-cell>
              <table:table-cell office:value-type="float" office:value="0.23269">
                <text:p>0.23269</text:p>
              </table:table-cell>
              <table:table-cell office:value-type="float" office:value="0.237233597123173">
                <text:p>0.237233597123173</text:p>
              </table:table-cell>
            </table:table-row>
            <table:table-row>
              <table:table-cell office:value-type="float" office:value="0.0845">
                <text:p>0.0845</text:p>
              </table:table-cell>
              <table:table-cell office:value-type="float" office:value="0.23619">
                <text:p>0.23619</text:p>
              </table:table-cell>
              <table:table-cell office:value-type="float" office:value="0.240476964653582">
                <text:p>0.240476964653582</text:p>
              </table:table-cell>
            </table:table-row>
            <table:table-row>
              <table:table-cell office:value-type="float" office:value="0.0846">
                <text:p>0.0846</text:p>
              </table:table-cell>
              <table:table-cell office:value-type="float" office:value="0.23969">
                <text:p>0.23969</text:p>
              </table:table-cell>
              <table:table-cell office:value-type="float" office:value="0.243710584917849">
                <text:p>0.243710584917849</text:p>
              </table:table-cell>
            </table:table-row>
            <table:table-row>
              <table:table-cell office:value-type="float" office:value="0.0847">
                <text:p>0.0847</text:p>
              </table:table-cell>
              <table:table-cell office:value-type="float" office:value="0.24319">
                <text:p>0.24319</text:p>
              </table:table-cell>
              <table:table-cell office:value-type="float" office:value="0.24695434289763">
                <text:p>0.24695434289763</text:p>
              </table:table-cell>
            </table:table-row>
            <table:table-row>
              <table:table-cell office:value-type="float" office:value="0.0848">
                <text:p>0.0848</text:p>
              </table:table-cell>
              <table:table-cell office:value-type="float" office:value="0.2467">
                <text:p>0.2467</text:p>
              </table:table-cell>
              <table:table-cell office:value-type="float" office:value="0.250188335859208">
                <text:p>0.250188335859208</text:p>
              </table:table-cell>
            </table:table-row>
            <table:table-row>
              <table:table-cell office:value-type="float" office:value="0.0849">
                <text:p>0.0849</text:p>
              </table:table-cell>
              <table:table-cell office:value-type="float" office:value="0.2502">
                <text:p>0.2502</text:p>
              </table:table-cell>
              <table:table-cell office:value-type="float" office:value="0.253432495501268">
                <text:p>0.253432495501268</text:p>
              </table:table-cell>
            </table:table-row>
            <table:table-row>
              <table:table-cell office:value-type="float" office:value="0.085">
                <text:p>0.085</text:p>
              </table:table-cell>
              <table:table-cell office:value-type="float" office:value="0.2537">
                <text:p>0.2537</text:p>
              </table:table-cell>
              <table:table-cell office:value-type="float" office:value="0.25666679216642">
                <text:p>0.25666679216642</text:p>
              </table:table-cell>
            </table:table-row>
            <table:table-row>
              <table:table-cell office:value-type="float" office:value="0.0851">
                <text:p>0.0851</text:p>
              </table:table-cell>
              <table:table-cell office:value-type="float" office:value="0.2572">
                <text:p>0.2572</text:p>
              </table:table-cell>
              <table:table-cell office:value-type="float" office:value="0.260829712504155">
                <text:p>0.260829712504155</text:p>
              </table:table-cell>
            </table:table-row>
            <table:table-row>
              <table:table-cell office:value-type="float" office:value="0.0852">
                <text:p>0.0852</text:p>
              </table:table-cell>
              <table:table-cell office:value-type="float" office:value="0.2607">
                <text:p>0.2607</text:p>
              </table:table-cell>
              <table:table-cell office:value-type="float" office:value="0.264982897525482">
                <text:p>0.264982897525482</text:p>
              </table:table-cell>
            </table:table-row>
            <table:table-row>
              <table:table-cell office:value-type="float" office:value="0.0853">
                <text:p>0.0853</text:p>
              </table:table-cell>
              <table:table-cell office:value-type="float" office:value="0.2642">
                <text:p>0.2642</text:p>
              </table:table-cell>
              <table:table-cell office:value-type="float" office:value="0.269136327293437">
                <text:p>0.269136327293437</text:p>
              </table:table-cell>
            </table:table-row>
            <table:table-row>
              <table:table-cell office:value-type="float" office:value="0.0854">
                <text:p>0.0854</text:p>
              </table:table-cell>
              <table:table-cell office:value-type="float" office:value="0.2677">
                <text:p>0.2677</text:p>
              </table:table-cell>
              <table:table-cell office:value-type="float" office:value="0.273299965920689">
                <text:p>0.273299965920689</text:p>
              </table:table-cell>
            </table:table-row>
            <table:table-row>
              <table:table-cell office:value-type="float" office:value="0.0855">
                <text:p>0.0855</text:p>
              </table:table-cell>
              <table:table-cell office:value-type="float" office:value="0.2712">
                <text:p>0.2712</text:p>
              </table:table-cell>
              <table:table-cell office:value-type="float" office:value="0.277453846057484">
                <text:p>0.277453846057484</text:p>
              </table:table-cell>
            </table:table-row>
            <table:table-row>
              <table:table-cell office:value-type="float" office:value="0.0856">
                <text:p>0.0856</text:p>
              </table:table-cell>
              <table:table-cell office:value-type="float" office:value="0.2747">
                <text:p>0.2747</text:p>
              </table:table-cell>
              <table:table-cell office:value-type="float" office:value="0.281607943186338">
                <text:p>0.281607943186338</text:p>
              </table:table-cell>
            </table:table-row>
            <table:table-row>
              <table:table-cell office:value-type="float" office:value="0.0857">
                <text:p>0.0857</text:p>
              </table:table-cell>
              <table:table-cell office:value-type="float" office:value="0.2782">
                <text:p>0.2782</text:p>
              </table:table-cell>
              <table:table-cell office:value-type="float" office:value="0.285772238696501">
                <text:p>0.285772238696501</text:p>
              </table:table-cell>
            </table:table-row>
            <table:table-row>
              <table:table-cell office:value-type="float" office:value="0.0858">
                <text:p>0.0858</text:p>
              </table:table-cell>
              <table:table-cell office:value-type="float" office:value="0.2817">
                <text:p>0.2817</text:p>
              </table:table-cell>
              <table:table-cell office:value-type="float" office:value="0.289926732154194">
                <text:p>0.289926732154194</text:p>
              </table:table-cell>
            </table:table-row>
            <table:table-row>
              <table:table-cell office:value-type="float" office:value="0.0859">
                <text:p>0.0859</text:p>
              </table:table-cell>
              <table:table-cell office:value-type="float" office:value="0.2852">
                <text:p>0.2852</text:p>
              </table:table-cell>
              <table:table-cell office:value-type="float" office:value="0.294081415974624">
                <text:p>0.294081415974624</text:p>
              </table:table-cell>
            </table:table-row>
            <table:table-row>
              <table:table-cell office:value-type="float" office:value="0.086">
                <text:p>0.086</text:p>
              </table:table-cell>
              <table:table-cell office:value-type="float" office:value="0.2887">
                <text:p>0.2887</text:p>
              </table:table-cell>
              <table:table-cell office:value-type="float" office:value="0.298246270937559">
                <text:p>0.298246270937559</text:p>
              </table:table-cell>
            </table:table-row>
            <table:table-row>
              <table:table-cell office:value-type="float" office:value="0.0861">
                <text:p>0.0861</text:p>
              </table:table-cell>
              <table:table-cell office:value-type="float" office:value="0.2922">
                <text:p>0.2922</text:p>
              </table:table-cell>
              <table:table-cell office:value-type="float" office:value="0.302401306035953">
                <text:p>0.302401306035953</text:p>
              </table:table-cell>
            </table:table-row>
            <table:table-row>
              <table:table-cell office:value-type="float" office:value="0.0862">
                <text:p>0.0862</text:p>
              </table:table-cell>
              <table:table-cell office:value-type="float" office:value="0.2957">
                <text:p>0.2957</text:p>
              </table:table-cell>
              <table:table-cell office:value-type="float" office:value="0.306556502944058">
                <text:p>0.306556502944058</text:p>
              </table:table-cell>
            </table:table-row>
            <table:table-row>
              <table:table-cell office:value-type="float" office:value="0.0863">
                <text:p>0.0863</text:p>
              </table:table-cell>
              <table:table-cell office:value-type="float" office:value="0.2992">
                <text:p>0.2992</text:p>
              </table:table-cell>
              <table:table-cell office:value-type="float" office:value="0.310721856845379">
                <text:p>0.310721856845379</text:p>
              </table:table-cell>
            </table:table-row>
            <table:table-row>
              <table:table-cell office:value-type="float" office:value="0.0864">
                <text:p>0.0864</text:p>
              </table:table-cell>
              <table:table-cell office:value-type="float" office:value="0.30271">
                <text:p>0.30271</text:p>
              </table:table-cell>
              <table:table-cell office:value-type="float" office:value="0.31487736426266">
                <text:p>0.31487736426266</text:p>
              </table:table-cell>
            </table:table-row>
            <table:table-row>
              <table:table-cell office:value-type="float" office:value="0.0865">
                <text:p>0.0865</text:p>
              </table:table-cell>
              <table:table-cell office:value-type="float" office:value="0.30621">
                <text:p>0.30621</text:p>
              </table:table-cell>
              <table:table-cell office:value-type="float" office:value="0.319043016706541">
                <text:p>0.319043016706541</text:p>
              </table:table-cell>
            </table:table-row>
            <table:table-row>
              <table:table-cell office:value-type="float" office:value="0.0866">
                <text:p>0.0866</text:p>
              </table:table-cell>
              <table:table-cell office:value-type="float" office:value="0.30971">
                <text:p>0.30971</text:p>
              </table:table-cell>
              <table:table-cell office:value-type="float" office:value="0.323198810813546">
                <text:p>0.323198810813546</text:p>
              </table:table-cell>
            </table:table-row>
            <table:table-row>
              <table:table-cell office:value-type="float" office:value="0.0867">
                <text:p>0.0867</text:p>
              </table:table-cell>
              <table:table-cell office:value-type="float" office:value="0.31321">
                <text:p>0.31321</text:p>
              </table:table-cell>
              <table:table-cell office:value-type="float" office:value="0.327354742680719">
                <text:p>0.327354742680719</text:p>
              </table:table-cell>
            </table:table-row>
            <table:table-row>
              <table:table-cell office:value-type="float" office:value="0.0868">
                <text:p>0.0868</text:p>
              </table:table-cell>
              <table:table-cell office:value-type="float" office:value="0.31671">
                <text:p>0.31671</text:p>
              </table:table-cell>
              <table:table-cell office:value-type="float" office:value="0.331520798527272">
                <text:p>0.331520798527272</text:p>
              </table:table-cell>
            </table:table-row>
            <table:table-row>
              <table:table-cell office:value-type="float" office:value="0.0869">
                <text:p>0.0869</text:p>
              </table:table-cell>
              <table:table-cell office:value-type="float" office:value="0.3208">
                <text:p>0.3208</text:p>
              </table:table-cell>
              <table:table-cell office:value-type="float" office:value="0.335676985598492">
                <text:p>0.335676985598492</text:p>
              </table:table-cell>
            </table:table-row>
            <table:table-row>
              <table:table-cell office:value-type="float" office:value="0.087">
                <text:p>0.087</text:p>
              </table:table-cell>
              <table:table-cell office:value-type="float" office:value="0.32532">
                <text:p>0.32532</text:p>
              </table:table-cell>
              <table:table-cell office:value-type="float" office:value="0.339833290687669">
                <text:p>0.339833290687669</text:p>
              </table:table-cell>
            </table:table-row>
            <table:table-row>
              <table:table-cell office:value-type="float" office:value="0.0871">
                <text:p>0.0871</text:p>
              </table:table-cell>
              <table:table-cell office:value-type="float" office:value="0.32984">
                <text:p>0.32984</text:p>
              </table:table-cell>
              <table:table-cell office:value-type="float" office:value="0.343999711517321">
                <text:p>0.343999711517321</text:p>
              </table:table-cell>
            </table:table-row>
            <table:table-row>
              <table:table-cell office:value-type="float" office:value="0.0872">
                <text:p>0.0872</text:p>
              </table:table-cell>
              <table:table-cell office:value-type="float" office:value="0.33435">
                <text:p>0.33435</text:p>
              </table:table-cell>
              <table:table-cell office:value-type="float" office:value="0.348156247335604">
                <text:p>0.348156247335604</text:p>
              </table:table-cell>
            </table:table-row>
            <table:table-row>
              <table:table-cell office:value-type="float" office:value="0.0873">
                <text:p>0.0873</text:p>
              </table:table-cell>
              <table:table-cell office:value-type="float" office:value="0.33887">
                <text:p>0.33887</text:p>
              </table:table-cell>
              <table:table-cell office:value-type="float" office:value="0.352312888844689">
                <text:p>0.352312888844689</text:p>
              </table:table-cell>
            </table:table-row>
            <table:table-row>
              <table:table-cell office:value-type="float" office:value="0.0874">
                <text:p>0.0874</text:p>
              </table:table-cell>
              <table:table-cell office:value-type="float" office:value="0.34339">
                <text:p>0.34339</text:p>
              </table:table-cell>
              <table:table-cell office:value-type="float" office:value="0.356479634398601">
                <text:p>0.356479634398601</text:p>
              </table:table-cell>
            </table:table-row>
            <table:table-row>
              <table:table-cell office:value-type="float" office:value="0.0875">
                <text:p>0.0875</text:p>
              </table:table-cell>
              <table:table-cell office:value-type="float" office:value="0.34791">
                <text:p>0.34791</text:p>
              </table:table-cell>
              <table:table-cell office:value-type="float" office:value="0.360636480998193">
                <text:p>0.360636480998193</text:p>
              </table:table-cell>
            </table:table-row>
            <table:table-row>
              <table:table-cell office:value-type="float" office:value="0.0876">
                <text:p>0.0876</text:p>
              </table:table-cell>
              <table:table-cell office:value-type="float" office:value="0.35243">
                <text:p>0.35243</text:p>
              </table:table-cell>
              <table:table-cell office:value-type="float" office:value="0.364793426999021">
                <text:p>0.364793426999021</text:p>
              </table:table-cell>
            </table:table-row>
            <table:table-row>
              <table:table-cell office:value-type="float" office:value="0.0877">
                <text:p>0.0877</text:p>
              </table:table-cell>
              <table:table-cell office:value-type="float" office:value="0.35695">
                <text:p>0.35695</text:p>
              </table:table-cell>
              <table:table-cell office:value-type="float" office:value="0.368960462605426">
                <text:p>0.368960462605426</text:p>
              </table:table-cell>
            </table:table-row>
            <table:table-row>
              <table:table-cell office:value-type="float" office:value="0.0878">
                <text:p>0.0878</text:p>
              </table:table-cell>
              <table:table-cell office:value-type="float" office:value="0.36147">
                <text:p>0.36147</text:p>
              </table:table-cell>
              <table:table-cell office:value-type="float" office:value="0.373117593368364">
                <text:p>0.373117593368364</text:p>
              </table:table-cell>
            </table:table-row>
            <table:table-row>
              <table:table-cell office:value-type="float" office:value="0.0879">
                <text:p>0.0879</text:p>
              </table:table-cell>
              <table:table-cell office:value-type="float" office:value="0.36599">
                <text:p>0.36599</text:p>
              </table:table-cell>
              <table:table-cell office:value-type="float" office:value="0.377274809871849">
                <text:p>0.377274809871849</text:p>
              </table:table-cell>
            </table:table-row>
            <table:table-row>
              <table:table-cell office:value-type="float" office:value="0.088">
                <text:p>0.088</text:p>
              </table:table-cell>
              <table:table-cell office:value-type="float" office:value="0.37051">
                <text:p>0.37051</text:p>
              </table:table-cell>
              <table:table-cell office:value-type="float" office:value="0.381442111386368">
                <text:p>0.381442111386368</text:p>
              </table:table-cell>
            </table:table-row>
            <table:table-row>
              <table:table-cell office:value-type="float" office:value="0.0881">
                <text:p>0.0881</text:p>
              </table:table-cell>
              <table:table-cell office:value-type="float" office:value="0.37502">
                <text:p>0.37502</text:p>
              </table:table-cell>
              <table:table-cell office:value-type="float" office:value="0.385599495098541">
                <text:p>0.385599495098541</text:p>
              </table:table-cell>
            </table:table-row>
            <table:table-row>
              <table:table-cell office:value-type="float" office:value="0.0882">
                <text:p>0.0882</text:p>
              </table:table-cell>
              <table:table-cell office:value-type="float" office:value="0.37954">
                <text:p>0.37954</text:p>
              </table:table-cell>
              <table:table-cell office:value-type="float" office:value="0.389756960239788">
                <text:p>0.389756960239788</text:p>
              </table:table-cell>
            </table:table-row>
            <table:table-row>
              <table:table-cell office:value-type="float" office:value="0.0883">
                <text:p>0.0883</text:p>
              </table:table-cell>
              <table:table-cell office:value-type="float" office:value="0.38406">
                <text:p>0.38406</text:p>
              </table:table-cell>
              <table:table-cell office:value-type="float" office:value="0.393924498902061">
                <text:p>0.393924498902061</text:p>
              </table:table-cell>
            </table:table-row>
            <table:table-row>
              <table:table-cell office:value-type="float" office:value="0.0884">
                <text:p>0.0884</text:p>
              </table:table-cell>
              <table:table-cell office:value-type="float" office:value="0.38858">
                <text:p>0.38858</text:p>
              </table:table-cell>
              <table:table-cell office:value-type="float" office:value="0.398082115687718">
                <text:p>0.398082115687718</text:p>
              </table:table-cell>
            </table:table-row>
            <table:table-row>
              <table:table-cell office:value-type="float" office:value="0.0885">
                <text:p>0.0885</text:p>
              </table:table-cell>
              <table:table-cell office:value-type="float" office:value="0.3931">
                <text:p>0.3931</text:p>
              </table:table-cell>
              <table:table-cell office:value-type="float" office:value="0.402239804713556">
                <text:p>0.402239804713556</text:p>
              </table:table-cell>
            </table:table-row>
            <table:table-row>
              <table:table-cell office:value-type="float" office:value="0.0886">
                <text:p>0.0886</text:p>
              </table:table-cell>
              <table:table-cell office:value-type="float" office:value="0.39762">
                <text:p>0.39762</text:p>
              </table:table-cell>
              <table:table-cell office:value-type="float" office:value="0.406407560662988">
                <text:p>0.406407560662988</text:p>
              </table:table-cell>
            </table:table-row>
            <table:table-row>
              <table:table-cell office:value-type="float" office:value="0.0887">
                <text:p>0.0887</text:p>
              </table:table-cell>
              <table:table-cell office:value-type="float" office:value="0.40214">
                <text:p>0.40214</text:p>
              </table:table-cell>
              <table:table-cell office:value-type="float" office:value="0.410565387715148">
                <text:p>0.410565387715148</text:p>
              </table:table-cell>
            </table:table-row>
            <table:table-row>
              <table:table-cell office:value-type="float" office:value="0.0888">
                <text:p>0.0888</text:p>
              </table:table-cell>
              <table:table-cell office:value-type="float" office:value="0.40666">
                <text:p>0.40666</text:p>
              </table:table-cell>
              <table:table-cell office:value-type="float" office:value="0.414723279014152">
                <text:p>0.414723279014152</text:p>
              </table:table-cell>
            </table:table-row>
            <table:table-row>
              <table:table-cell office:value-type="float" office:value="0.0889">
                <text:p>0.0889</text:p>
              </table:table-cell>
              <table:table-cell office:value-type="float" office:value="0.41117">
                <text:p>0.41117</text:p>
              </table:table-cell>
              <table:table-cell office:value-type="float" office:value="0.418891234620587">
                <text:p>0.418891234620587</text:p>
              </table:table-cell>
            </table:table-row>
            <table:table-row>
              <table:table-cell office:value-type="float" office:value="0.089">
                <text:p>0.089</text:p>
              </table:table-cell>
              <table:table-cell office:value-type="float" office:value="0.41569">
                <text:p>0.41569</text:p>
              </table:table-cell>
              <table:table-cell office:value-type="float" office:value="0.423049251987331">
                <text:p>0.423049251987331</text:p>
              </table:table-cell>
            </table:table-row>
            <table:table-row>
              <table:table-cell office:value-type="float" office:value="0.0891">
                <text:p>0.0891</text:p>
              </table:table-cell>
              <table:table-cell office:value-type="float" office:value="0.42021">
                <text:p>0.42021</text:p>
              </table:table-cell>
              <table:table-cell office:value-type="float" office:value="0.427207331108456">
                <text:p>0.427207331108456</text:p>
              </table:table-cell>
            </table:table-row>
            <table:table-row>
              <table:table-cell office:value-type="float" office:value="0.0892">
                <text:p>0.0892</text:p>
              </table:table-cell>
              <table:table-cell office:value-type="float" office:value="0.42473">
                <text:p>0.42473</text:p>
              </table:table-cell>
              <table:table-cell office:value-type="float" office:value="0.431375466173506">
                <text:p>0.431375466173506</text:p>
              </table:table-cell>
            </table:table-row>
            <table:table-row>
              <table:table-cell office:value-type="float" office:value="0.0893">
                <text:p>0.0893</text:p>
              </table:table-cell>
              <table:table-cell office:value-type="float" office:value="0.42925">
                <text:p>0.42925</text:p>
              </table:table-cell>
              <table:table-cell office:value-type="float" office:value="0.435533660607582">
                <text:p>0.435533660607582</text:p>
              </table:table-cell>
            </table:table-row>
            <table:table-row>
              <table:table-cell office:value-type="float" office:value="0.0894">
                <text:p>0.0894</text:p>
              </table:table-cell>
              <table:table-cell office:value-type="float" office:value="0.43377">
                <text:p>0.43377</text:p>
              </table:table-cell>
              <table:table-cell office:value-type="float" office:value="0.43970190786982">
                <text:p>0.43970190786982</text:p>
              </table:table-cell>
            </table:table-row>
            <table:table-row>
              <table:table-cell office:value-type="float" office:value="0.0895">
                <text:p>0.0895</text:p>
              </table:table-cell>
              <table:table-cell office:value-type="float" office:value="0.43829">
                <text:p>0.43829</text:p>
              </table:table-cell>
              <table:table-cell office:value-type="float" office:value="0.443860211159155">
                <text:p>0.443860211159155</text:p>
              </table:table-cell>
            </table:table-row>
            <table:table-row>
              <table:table-cell office:value-type="float" office:value="0.0896">
                <text:p>0.0896</text:p>
              </table:table-cell>
              <table:table-cell office:value-type="float" office:value="0.44281">
                <text:p>0.44281</text:p>
              </table:table-cell>
              <table:table-cell office:value-type="float" office:value="0.448018565252479">
                <text:p>0.448018565252479</text:p>
              </table:table-cell>
            </table:table-row>
            <table:table-row>
              <table:table-cell office:value-type="float" office:value="0.0897">
                <text:p>0.0897</text:p>
              </table:table-cell>
              <table:table-cell office:value-type="float" office:value="0.44733">
                <text:p>0.44733</text:p>
              </table:table-cell>
              <table:table-cell office:value-type="float" office:value="0.452186970551828">
                <text:p>0.452186970551828</text:p>
              </table:table-cell>
            </table:table-row>
            <table:table-row>
              <table:table-cell office:value-type="float" office:value="0.0898">
                <text:p>0.0898</text:p>
              </table:table-cell>
              <table:table-cell office:value-type="float" office:value="0.45184">
                <text:p>0.45184</text:p>
              </table:table-cell>
              <table:table-cell office:value-type="float" office:value="0.456345426002288">
                <text:p>0.456345426002288</text:p>
              </table:table-cell>
            </table:table-row>
            <table:table-row>
              <table:table-cell office:value-type="float" office:value="0.0899">
                <text:p>0.0899</text:p>
              </table:table-cell>
              <table:table-cell office:value-type="float" office:value="0.45636">
                <text:p>0.45636</text:p>
              </table:table-cell>
              <table:table-cell office:value-type="float" office:value="0.460503928193897">
                <text:p>0.460503928193897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46088">
                <text:p>0.46088</text:p>
              </table:table-cell>
              <table:table-cell office:value-type="float" office:value="0.464672477599481">
                <text:p>0.464672477599481</text:p>
              </table:table-cell>
            </table:table-row>
            <table:table-row>
              <table:table-cell office:value-type="float" office:value="0.0901">
                <text:p>0.0901</text:p>
              </table:table-cell>
              <table:table-cell office:value-type="float" office:value="0.4654">
                <text:p>0.4654</text:p>
              </table:table-cell>
              <table:table-cell office:value-type="float" office:value="0.469701238951325">
                <text:p>0.469701238951325</text:p>
              </table:table-cell>
            </table:table-row>
            <table:table-row>
              <table:table-cell office:value-type="float" office:value="0.0902">
                <text:p>0.0902</text:p>
              </table:table-cell>
              <table:table-cell office:value-type="float" office:value="0.46992">
                <text:p>0.46992</text:p>
              </table:table-cell>
              <table:table-cell office:value-type="float" office:value="0.474730038940196">
                <text:p>0.474730038940196</text:p>
              </table:table-cell>
            </table:table-row>
            <table:table-row>
              <table:table-cell office:value-type="float" office:value="0.0903">
                <text:p>0.0903</text:p>
              </table:table-cell>
              <table:table-cell office:value-type="float" office:value="0.47444">
                <text:p>0.47444</text:p>
              </table:table-cell>
              <table:table-cell office:value-type="float" office:value="0.479758876351121">
                <text:p>0.479758876351121</text:p>
              </table:table-cell>
            </table:table-row>
            <table:table-row>
              <table:table-cell office:value-type="float" office:value="0.0904">
                <text:p>0.0904</text:p>
              </table:table-cell>
              <table:table-cell office:value-type="float" office:value="0.47896">
                <text:p>0.47896</text:p>
              </table:table-cell>
              <table:table-cell office:value-type="float" office:value="0.484787751089495">
                <text:p>0.484787751089495</text:p>
              </table:table-cell>
            </table:table-row>
            <table:table-row>
              <table:table-cell office:value-type="float" office:value="0.0905">
                <text:p>0.0905</text:p>
              </table:table-cell>
              <table:table-cell office:value-type="float" office:value="0.48348">
                <text:p>0.48348</text:p>
              </table:table-cell>
              <table:table-cell office:value-type="float" office:value="0.489816659871997">
                <text:p>0.489816659871997</text:p>
              </table:table-cell>
            </table:table-row>
            <table:table-row>
              <table:table-cell office:value-type="float" office:value="0.0906">
                <text:p>0.0906</text:p>
              </table:table-cell>
              <table:table-cell office:value-type="float" office:value="0.488">
                <text:p>0.488</text:p>
              </table:table-cell>
              <table:table-cell office:value-type="float" office:value="0.494845602724415">
                <text:p>0.494845602724415</text:p>
              </table:table-cell>
            </table:table-row>
            <table:table-row>
              <table:table-cell office:value-type="float" office:value="0.0907">
                <text:p>0.0907</text:p>
              </table:table-cell>
              <table:table-cell office:value-type="float" office:value="0.49251">
                <text:p>0.49251</text:p>
              </table:table-cell>
              <table:table-cell office:value-type="float" office:value="0.499874579610136">
                <text:p>0.499874579610136</text:p>
              </table:table-cell>
            </table:table-row>
            <table:table-row>
              <table:table-cell office:value-type="float" office:value="0.0908">
                <text:p>0.0908</text:p>
              </table:table-cell>
              <table:table-cell office:value-type="float" office:value="0.49703">
                <text:p>0.49703</text:p>
              </table:table-cell>
              <table:table-cell office:value-type="float" office:value="0.504903587533462">
                <text:p>0.504903587533462</text:p>
              </table:table-cell>
            </table:table-row>
            <table:table-row>
              <table:table-cell office:value-type="float" office:value="0.0909">
                <text:p>0.0909</text:p>
              </table:table-cell>
              <table:table-cell office:value-type="float" office:value="0.50155">
                <text:p>0.50155</text:p>
              </table:table-cell>
              <table:table-cell office:value-type="float" office:value="0.509932626563245">
                <text:p>0.509932626563245</text:p>
              </table:table-cell>
            </table:table-row>
            <table:table-row>
              <table:table-cell office:value-type="float" office:value="0.091">
                <text:p>0.091</text:p>
              </table:table-cell>
              <table:table-cell office:value-type="float" office:value="0.50607">
                <text:p>0.50607</text:p>
              </table:table-cell>
              <table:table-cell office:value-type="float" office:value="0.514971695366843">
                <text:p>0.514971695366843</text:p>
              </table:table-cell>
            </table:table-row>
            <table:table-row>
              <table:table-cell office:value-type="float" office:value="0.0911">
                <text:p>0.0911</text:p>
              </table:table-cell>
              <table:table-cell office:value-type="float" office:value="0.51059">
                <text:p>0.51059</text:p>
              </table:table-cell>
              <table:table-cell office:value-type="float" office:value="0.520000794826469">
                <text:p>0.520000794826469</text:p>
              </table:table-cell>
            </table:table-row>
            <table:table-row>
              <table:table-cell office:value-type="float" office:value="0.0912">
                <text:p>0.0912</text:p>
              </table:table-cell>
              <table:table-cell office:value-type="float" office:value="0.51511">
                <text:p>0.51511</text:p>
              </table:table-cell>
              <table:table-cell office:value-type="float" office:value="0.525029921844165">
                <text:p>0.525029921844165</text:p>
              </table:table-cell>
            </table:table-row>
            <table:table-row>
              <table:table-cell office:value-type="float" office:value="0.0913">
                <text:p>0.0913</text:p>
              </table:table-cell>
              <table:table-cell office:value-type="float" office:value="0.51963">
                <text:p>0.51963</text:p>
              </table:table-cell>
              <table:table-cell office:value-type="float" office:value="0.530059076527324">
                <text:p>0.530059076527324</text:p>
              </table:table-cell>
            </table:table-row>
            <table:table-row>
              <table:table-cell office:value-type="float" office:value="0.0914">
                <text:p>0.0914</text:p>
              </table:table-cell>
              <table:table-cell office:value-type="float" office:value="0.52415">
                <text:p>0.52415</text:p>
              </table:table-cell>
              <table:table-cell office:value-type="float" office:value="0.535088258095887">
                <text:p>0.535088258095887</text:p>
              </table:table-cell>
            </table:table-row>
            <table:table-row>
              <table:table-cell office:value-type="float" office:value="0.0915">
                <text:p>0.0915</text:p>
              </table:table-cell>
              <table:table-cell office:value-type="float" office:value="0.52866">
                <text:p>0.52866</text:p>
              </table:table-cell>
              <table:table-cell office:value-type="float" office:value="0.540117466603044">
                <text:p>0.540117466603044</text:p>
              </table:table-cell>
            </table:table-row>
            <table:table-row>
              <table:table-cell office:value-type="float" office:value="0.0916">
                <text:p>0.0916</text:p>
              </table:table-cell>
              <table:table-cell office:value-type="float" office:value="0.53318">
                <text:p>0.53318</text:p>
              </table:table-cell>
              <table:table-cell office:value-type="float" office:value="0.545146699695596">
                <text:p>0.545146699695596</text:p>
              </table:table-cell>
            </table:table-row>
            <table:table-row>
              <table:table-cell office:value-type="float" office:value="0.0917">
                <text:p>0.0917</text:p>
              </table:table-cell>
              <table:table-cell office:value-type="float" office:value="0.5377">
                <text:p>0.5377</text:p>
              </table:table-cell>
              <table:table-cell office:value-type="float" office:value="0.55017595750277">
                <text:p>0.55017595750277</text:p>
              </table:table-cell>
            </table:table-row>
            <table:table-row>
              <table:table-cell office:value-type="float" office:value="0.0918">
                <text:p>0.0918</text:p>
              </table:table-cell>
              <table:table-cell office:value-type="float" office:value="0.54222">
                <text:p>0.54222</text:p>
              </table:table-cell>
              <table:table-cell office:value-type="float" office:value="0.555205240093868">
                <text:p>0.555205240093868</text:p>
              </table:table-cell>
            </table:table-row>
            <table:table-row>
              <table:table-cell office:value-type="float" office:value="0.0919">
                <text:p>0.0919</text:p>
              </table:table-cell>
              <table:table-cell office:value-type="float" office:value="0.54674">
                <text:p>0.54674</text:p>
              </table:table-cell>
              <table:table-cell office:value-type="float" office:value="0.56023454531919">
                <text:p>0.56023454531919</text:p>
              </table:table-cell>
            </table:table-row>
            <table:table-row>
              <table:table-cell office:value-type="float" office:value="0.092">
                <text:p>0.092</text:p>
              </table:table-cell>
              <table:table-cell office:value-type="float" office:value="0.55126">
                <text:p>0.55126</text:p>
              </table:table-cell>
              <table:table-cell office:value-type="float" office:value="0.565263873315897">
                <text:p>0.565263873315897</text:p>
              </table:table-cell>
            </table:table-row>
            <table:table-row>
              <table:table-cell office:value-type="float" office:value="0.0921">
                <text:p>0.0921</text:p>
              </table:table-cell>
              <table:table-cell office:value-type="float" office:value="0.55578">
                <text:p>0.55578</text:p>
              </table:table-cell>
              <table:table-cell office:value-type="float" office:value="0.570303223249667">
                <text:p>0.570303223249667</text:p>
              </table:table-cell>
            </table:table-row>
            <table:table-row>
              <table:table-cell office:value-type="float" office:value="0.0922">
                <text:p>0.0922</text:p>
              </table:table-cell>
              <table:table-cell office:value-type="float" office:value="0.56117">
                <text:p>0.56117</text:p>
              </table:table-cell>
              <table:table-cell office:value-type="float" office:value="0.575332595677492">
                <text:p>0.575332595677492</text:p>
              </table:table-cell>
            </table:table-row>
            <table:table-row>
              <table:table-cell office:value-type="float" office:value="0.0923">
                <text:p>0.0923</text:p>
              </table:table-cell>
              <table:table-cell office:value-type="float" office:value="0.5666">
                <text:p>0.5666</text:p>
              </table:table-cell>
              <table:table-cell office:value-type="float" office:value="0.58036198845039">
                <text:p>0.58036198845039</text:p>
              </table:table-cell>
            </table:table-row>
            <table:table-row>
              <table:table-cell office:value-type="float" office:value="0.0924">
                <text:p>0.0924</text:p>
              </table:table-cell>
              <table:table-cell office:value-type="float" office:value="0.57204">
                <text:p>0.57204</text:p>
              </table:table-cell>
              <table:table-cell office:value-type="float" office:value="0.585391401707405">
                <text:p>0.585391401707405</text:p>
              </table:table-cell>
            </table:table-row>
            <table:table-row>
              <table:table-cell office:value-type="float" office:value="0.0925">
                <text:p>0.0925</text:p>
              </table:table-cell>
              <table:table-cell office:value-type="float" office:value="0.57748">
                <text:p>0.57748</text:p>
              </table:table-cell>
              <table:table-cell office:value-type="float" office:value="0.590420835530895">
                <text:p>0.590420835530895</text:p>
              </table:table-cell>
            </table:table-row>
            <table:table-row>
              <table:table-cell office:value-type="float" office:value="0.0926">
                <text:p>0.0926</text:p>
              </table:table-cell>
              <table:table-cell office:value-type="float" office:value="0.58292">
                <text:p>0.58292</text:p>
              </table:table-cell>
              <table:table-cell office:value-type="float" office:value="0.595450288185412">
                <text:p>0.595450288185412</text:p>
              </table:table-cell>
            </table:table-row>
            <table:table-row>
              <table:table-cell office:value-type="float" office:value="0.0927">
                <text:p>0.0927</text:p>
              </table:table-cell>
              <table:table-cell office:value-type="float" office:value="0.58836">
                <text:p>0.58836</text:p>
              </table:table-cell>
              <table:table-cell office:value-type="float" office:value="0.60047975980624">
                <text:p>0.60047975980624</text:p>
              </table:table-cell>
            </table:table-row>
            <table:table-row>
              <table:table-cell office:value-type="float" office:value="0.0928">
                <text:p>0.0928</text:p>
              </table:table-cell>
              <table:table-cell office:value-type="float" office:value="0.59379">
                <text:p>0.59379</text:p>
              </table:table-cell>
              <table:table-cell office:value-type="float" office:value="0.605509249920767">
                <text:p>0.605509249920767</text:p>
              </table:table-cell>
            </table:table-row>
            <table:table-row>
              <table:table-cell office:value-type="float" office:value="0.0929">
                <text:p>0.0929</text:p>
              </table:table-cell>
              <table:table-cell office:value-type="float" office:value="0.59923">
                <text:p>0.59923</text:p>
              </table:table-cell>
              <table:table-cell office:value-type="float" office:value="0.610538758607584">
                <text:p>0.610538758607584</text:p>
              </table:table-cell>
            </table:table-row>
            <table:table-row>
              <table:table-cell office:value-type="float" office:value="0.093">
                <text:p>0.093</text:p>
              </table:table-cell>
              <table:table-cell office:value-type="float" office:value="0.60467">
                <text:p>0.60467</text:p>
              </table:table-cell>
              <table:table-cell office:value-type="float" office:value="0.615568284336482">
                <text:p>0.615568284336482</text:p>
              </table:table-cell>
            </table:table-row>
            <table:table-row>
              <table:table-cell office:value-type="float" office:value="0.0931">
                <text:p>0.0931</text:p>
              </table:table-cell>
              <table:table-cell office:value-type="float" office:value="0.61011">
                <text:p>0.61011</text:p>
              </table:table-cell>
              <table:table-cell office:value-type="float" office:value="0.620597827232428">
                <text:p>0.620597827232428</text:p>
              </table:table-cell>
            </table:table-row>
            <table:table-row>
              <table:table-cell office:value-type="float" office:value="0.0932">
                <text:p>0.0932</text:p>
              </table:table-cell>
              <table:table-cell office:value-type="float" office:value="0.61554">
                <text:p>0.61554</text:p>
              </table:table-cell>
              <table:table-cell office:value-type="float" office:value="0.625637386763323">
                <text:p>0.625637386763323</text:p>
              </table:table-cell>
            </table:table-row>
            <table:table-row>
              <table:table-cell office:value-type="float" office:value="0.0933">
                <text:p>0.0933</text:p>
              </table:table-cell>
              <table:table-cell office:value-type="float" office:value="0.62098">
                <text:p>0.62098</text:p>
              </table:table-cell>
              <table:table-cell office:value-type="float" office:value="0.630666963242059">
                <text:p>0.630666963242059</text:p>
              </table:table-cell>
            </table:table-row>
            <table:table-row>
              <table:table-cell office:value-type="float" office:value="0.0934">
                <text:p>0.0934</text:p>
              </table:table-cell>
              <table:table-cell office:value-type="float" office:value="0.62642">
                <text:p>0.62642</text:p>
              </table:table-cell>
              <table:table-cell office:value-type="float" office:value="0.635696555198791">
                <text:p>0.635696555198791</text:p>
              </table:table-cell>
            </table:table-row>
            <table:table-row>
              <table:table-cell office:value-type="float" office:value="0.0935">
                <text:p>0.0935</text:p>
              </table:table-cell>
              <table:table-cell office:value-type="float" office:value="0.63186">
                <text:p>0.63186</text:p>
              </table:table-cell>
              <table:table-cell office:value-type="float" office:value="0.640726162743523">
                <text:p>0.640726162743523</text:p>
              </table:table-cell>
            </table:table-row>
            <table:table-row>
              <table:table-cell office:value-type="float" office:value="0.0936">
                <text:p>0.0936</text:p>
              </table:table-cell>
              <table:table-cell office:value-type="float" office:value="0.63729">
                <text:p>0.63729</text:p>
              </table:table-cell>
              <table:table-cell office:value-type="float" office:value="0.645755785935333">
                <text:p>0.645755785935333</text:p>
              </table:table-cell>
            </table:table-row>
            <table:table-row>
              <table:table-cell office:value-type="float" office:value="0.0937">
                <text:p>0.0937</text:p>
              </table:table-cell>
              <table:table-cell office:value-type="float" office:value="0.64273">
                <text:p>0.64273</text:p>
              </table:table-cell>
              <table:table-cell office:value-type="float" office:value="0.650785423559571">
                <text:p>0.650785423559571</text:p>
              </table:table-cell>
            </table:table-row>
            <table:table-row>
              <table:table-cell office:value-type="float" office:value="0.0938">
                <text:p>0.0938</text:p>
              </table:table-cell>
              <table:table-cell office:value-type="float" office:value="0.64817">
                <text:p>0.64817</text:p>
              </table:table-cell>
              <table:table-cell office:value-type="float" office:value="0.655815075712689">
                <text:p>0.655815075712689</text:p>
              </table:table-cell>
            </table:table-row>
            <table:table-row>
              <table:table-cell office:value-type="float" office:value="0.0939">
                <text:p>0.0939</text:p>
              </table:table-cell>
              <table:table-cell office:value-type="float" office:value="0.65361">
                <text:p>0.65361</text:p>
              </table:table-cell>
              <table:table-cell office:value-type="float" office:value="0.660844742062952">
                <text:p>0.660844742062952</text:p>
              </table:table-cell>
            </table:table-row>
            <table:table-row>
              <table:table-cell office:value-type="float" office:value="0.094">
                <text:p>0.094</text:p>
              </table:table-cell>
              <table:table-cell office:value-type="float" office:value="0.65905">
                <text:p>0.65905</text:p>
              </table:table-cell>
              <table:table-cell office:value-type="float" office:value="0.665874422653108">
                <text:p>0.665874422653108</text:p>
              </table:table-cell>
            </table:table-row>
            <table:table-row>
              <table:table-cell office:value-type="float" office:value="0.0941">
                <text:p>0.0941</text:p>
              </table:table-cell>
              <table:table-cell office:value-type="float" office:value="0.66448">
                <text:p>0.66448</text:p>
              </table:table-cell>
              <table:table-cell office:value-type="float" office:value="0.670904116428004">
                <text:p>0.670904116428004</text:p>
              </table:table-cell>
            </table:table-row>
            <table:table-row>
              <table:table-cell office:value-type="float" office:value="0.0942">
                <text:p>0.0942</text:p>
              </table:table-cell>
              <table:table-cell office:value-type="float" office:value="0.66992">
                <text:p>0.66992</text:p>
              </table:table-cell>
              <table:table-cell office:value-type="float" office:value="0.67594382340713">
                <text:p>0.67594382340713</text:p>
              </table:table-cell>
            </table:table-row>
            <table:table-row>
              <table:table-cell office:value-type="float" office:value="0.0943">
                <text:p>0.0943</text:p>
              </table:table-cell>
              <table:table-cell office:value-type="float" office:value="0.67536">
                <text:p>0.67536</text:p>
              </table:table-cell>
              <table:table-cell office:value-type="float" office:value="0.680973543736913">
                <text:p>0.680973543736913</text:p>
              </table:table-cell>
            </table:table-row>
            <table:table-row>
              <table:table-cell office:value-type="float" office:value="0.0944">
                <text:p>0.0944</text:p>
              </table:table-cell>
              <table:table-cell office:value-type="float" office:value="0.6808">
                <text:p>0.6808</text:p>
              </table:table-cell>
              <table:table-cell office:value-type="float" office:value="0.68600327641203">
                <text:p>0.68600327641203</text:p>
              </table:table-cell>
            </table:table-row>
            <table:table-row>
              <table:table-cell office:value-type="float" office:value="0.0945">
                <text:p>0.0945</text:p>
              </table:table-cell>
              <table:table-cell office:value-type="float" office:value="0.68623">
                <text:p>0.68623</text:p>
              </table:table-cell>
              <table:table-cell office:value-type="float" office:value="0.691033021491918">
                <text:p>0.691033021491918</text:p>
              </table:table-cell>
            </table:table-row>
            <table:table-row>
              <table:table-cell office:value-type="float" office:value="0.0946">
                <text:p>0.0946</text:p>
              </table:table-cell>
              <table:table-cell office:value-type="float" office:value="0.69167">
                <text:p>0.69167</text:p>
              </table:table-cell>
              <table:table-cell office:value-type="float" office:value="0.696062778707668">
                <text:p>0.696062778707668</text:p>
              </table:table-cell>
            </table:table-row>
            <table:table-row>
              <table:table-cell office:value-type="float" office:value="0.0947">
                <text:p>0.0947</text:p>
              </table:table-cell>
              <table:table-cell office:value-type="float" office:value="0.69711">
                <text:p>0.69711</text:p>
              </table:table-cell>
              <table:table-cell office:value-type="float" office:value="0.701092548067686">
                <text:p>0.701092548067686</text:p>
              </table:table-cell>
            </table:table-row>
            <table:table-row>
              <table:table-cell office:value-type="float" office:value="0.0948">
                <text:p>0.0948</text:p>
              </table:table-cell>
              <table:table-cell office:value-type="float" office:value="0.70255">
                <text:p>0.70255</text:p>
              </table:table-cell>
              <table:table-cell office:value-type="float" office:value="0.706122328766234">
                <text:p>0.706122328766234</text:p>
              </table:table-cell>
            </table:table-row>
            <table:table-row>
              <table:table-cell office:value-type="float" office:value="0.0949">
                <text:p>0.0949</text:p>
              </table:table-cell>
              <table:table-cell office:value-type="float" office:value="0.70798">
                <text:p>0.70798</text:p>
              </table:table-cell>
              <table:table-cell office:value-type="float" office:value="0.711152120839304">
                <text:p>0.711152120839304</text:p>
              </table:table-cell>
            </table:table-row>
            <table:table-row>
              <table:table-cell office:value-type="float" office:value="0.095">
                <text:p>0.095</text:p>
              </table:table-cell>
              <table:table-cell office:value-type="float" office:value="0.71342">
                <text:p>0.71342</text:p>
              </table:table-cell>
              <table:table-cell office:value-type="float" office:value="0.716181924047242">
                <text:p>0.716181924047242</text:p>
              </table:table-cell>
            </table:table-row>
            <table:table-row>
              <table:table-cell office:value-type="float" office:value="0.0951">
                <text:p>0.0951</text:p>
              </table:table-cell>
              <table:table-cell office:value-type="float" office:value="0.71886">
                <text:p>0.71886</text:p>
              </table:table-cell>
              <table:table-cell office:value-type="float" office:value="0.721861833319653">
                <text:p>0.721861833319653</text:p>
              </table:table-cell>
            </table:table-row>
            <table:table-row>
              <table:table-cell office:value-type="float" office:value="0.0952">
                <text:p>0.0952</text:p>
              </table:table-cell>
              <table:table-cell office:value-type="float" office:value="0.7243">
                <text:p>0.7243</text:p>
              </table:table-cell>
              <table:table-cell office:value-type="float" office:value="0.727541745523712">
                <text:p>0.727541745523712</text:p>
              </table:table-cell>
            </table:table-row>
            <table:table-row>
              <table:table-cell office:value-type="float" office:value="0.0953">
                <text:p>0.0953</text:p>
              </table:table-cell>
              <table:table-cell office:value-type="float" office:value="0.72973">
                <text:p>0.72973</text:p>
              </table:table-cell>
              <table:table-cell office:value-type="float" office:value="0.733211660613939">
                <text:p>0.733211660613939</text:p>
              </table:table-cell>
            </table:table-row>
            <table:table-row>
              <table:table-cell office:value-type="float" office:value="0.0954">
                <text:p>0.0954</text:p>
              </table:table-cell>
              <table:table-cell office:value-type="float" office:value="0.73517">
                <text:p>0.73517</text:p>
              </table:table-cell>
              <table:table-cell office:value-type="float" office:value="0.738891578477716">
                <text:p>0.738891578477716</text:p>
              </table:table-cell>
            </table:table-row>
            <table:table-row>
              <table:table-cell office:value-type="float" office:value="0.0955">
                <text:p>0.0955</text:p>
              </table:table-cell>
              <table:table-cell office:value-type="float" office:value="0.74061">
                <text:p>0.74061</text:p>
              </table:table-cell>
              <table:table-cell office:value-type="float" office:value="0.744561499095145">
                <text:p>0.744561499095145</text:p>
              </table:table-cell>
            </table:table-row>
            <table:table-row>
              <table:table-cell office:value-type="float" office:value="0.0956">
                <text:p>0.0956</text:p>
              </table:table-cell>
              <table:table-cell office:value-type="float" office:value="0.74605">
                <text:p>0.74605</text:p>
              </table:table-cell>
              <table:table-cell office:value-type="float" office:value="0.750241422362702">
                <text:p>0.750241422362702</text:p>
              </table:table-cell>
            </table:table-row>
            <table:table-row>
              <table:table-cell office:value-type="float" office:value="0.0957">
                <text:p>0.0957</text:p>
              </table:table-cell>
              <table:table-cell office:value-type="float" office:value="0.75149">
                <text:p>0.75149</text:p>
              </table:table-cell>
              <table:table-cell office:value-type="float" office:value="0.755921348241528">
                <text:p>0.755921348241528</text:p>
              </table:table-cell>
            </table:table-row>
            <table:table-row>
              <table:table-cell office:value-type="float" office:value="0.0958">
                <text:p>0.0958</text:p>
              </table:table-cell>
              <table:table-cell office:value-type="float" office:value="0.75692">
                <text:p>0.75692</text:p>
              </table:table-cell>
              <table:table-cell office:value-type="float" office:value="0.761591276689965">
                <text:p>0.761591276689965</text:p>
              </table:table-cell>
            </table:table-row>
            <table:table-row>
              <table:table-cell office:value-type="float" office:value="0.0959">
                <text:p>0.0959</text:p>
              </table:table-cell>
              <table:table-cell office:value-type="float" office:value="0.76236">
                <text:p>0.76236</text:p>
              </table:table-cell>
              <table:table-cell office:value-type="float" office:value="0.767271207616766">
                <text:p>0.767271207616766</text:p>
              </table:table-cell>
            </table:table-row>
            <table:table-row>
              <table:table-cell office:value-type="float" office:value="0.096">
                <text:p>0.096</text:p>
              </table:table-cell>
              <table:table-cell office:value-type="float" office:value="0.7678">
                <text:p>0.7678</text:p>
              </table:table-cell>
              <table:table-cell office:value-type="float" office:value="0.772951140984739">
                <text:p>0.772951140984739</text:p>
              </table:table-cell>
            </table:table-row>
            <table:table-row>
              <table:table-cell office:value-type="float" office:value="0.0961">
                <text:p>0.0961</text:p>
              </table:table-cell>
              <table:table-cell office:value-type="float" office:value="0.77324">
                <text:p>0.77324</text:p>
              </table:table-cell>
              <table:table-cell office:value-type="float" office:value="0.77862107675429">
                <text:p>0.77862107675429</text:p>
              </table:table-cell>
            </table:table-row>
            <table:table-row>
              <table:table-cell office:value-type="float" office:value="0.0962">
                <text:p>0.0962</text:p>
              </table:table-cell>
              <table:table-cell office:value-type="float" office:value="0.77867">
                <text:p>0.77867</text:p>
              </table:table-cell>
              <table:table-cell office:value-type="float" office:value="0.784301014844996">
                <text:p>0.784301014844996</text:p>
              </table:table-cell>
            </table:table-row>
            <table:table-row>
              <table:table-cell office:value-type="float" office:value="0.0963">
                <text:p>0.0963</text:p>
              </table:table-cell>
              <table:table-cell office:value-type="float" office:value="0.78411">
                <text:p>0.78411</text:p>
              </table:table-cell>
              <table:table-cell office:value-type="float" office:value="0.789970955233324">
                <text:p>0.789970955233324</text:p>
              </table:table-cell>
            </table:table-row>
            <table:table-row>
              <table:table-cell office:value-type="float" office:value="0.0964">
                <text:p>0.0964</text:p>
              </table:table-cell>
              <table:table-cell office:value-type="float" office:value="0.78955">
                <text:p>0.78955</text:p>
              </table:table-cell>
              <table:table-cell office:value-type="float" office:value="0.795650897845336">
                <text:p>0.795650897845336</text:p>
              </table:table-cell>
            </table:table-row>
            <table:table-row>
              <table:table-cell office:value-type="float" office:value="0.0965">
                <text:p>0.0965</text:p>
              </table:table-cell>
              <table:table-cell office:value-type="float" office:value="0.79499">
                <text:p>0.79499</text:p>
              </table:table-cell>
              <table:table-cell office:value-type="float" office:value="0.801330842646413">
                <text:p>0.801330842646413</text:p>
              </table:table-cell>
            </table:table-row>
            <table:table-row>
              <table:table-cell office:value-type="float" office:value="0.0966">
                <text:p>0.0966</text:p>
              </table:table-cell>
              <table:table-cell office:value-type="float" office:value="0.80042">
                <text:p>0.80042</text:p>
              </table:table-cell>
              <table:table-cell office:value-type="float" office:value="0.807000789600116">
                <text:p>0.807000789600116</text:p>
              </table:table-cell>
            </table:table-row>
            <table:table-row>
              <table:table-cell office:value-type="float" office:value="0.0967">
                <text:p>0.0967</text:p>
              </table:table-cell>
              <table:table-cell office:value-type="float" office:value="0.80586">
                <text:p>0.80586</text:p>
              </table:table-cell>
              <table:table-cell office:value-type="float" office:value="0.812680738641251">
                <text:p>0.812680738641251</text:p>
              </table:table-cell>
            </table:table-row>
            <table:table-row>
              <table:table-cell office:value-type="float" office:value="0.0968">
                <text:p>0.0968</text:p>
              </table:table-cell>
              <table:table-cell office:value-type="float" office:value="0.8113">
                <text:p>0.8113</text:p>
              </table:table-cell>
              <table:table-cell office:value-type="float" office:value="0.818360689736653">
                <text:p>0.818360689736653</text:p>
              </table:table-cell>
            </table:table-row>
            <table:table-row>
              <table:table-cell office:value-type="float" office:value="0.0969">
                <text:p>0.0969</text:p>
              </table:table-cell>
              <table:table-cell office:value-type="float" office:value="0.81674">
                <text:p>0.81674</text:p>
              </table:table-cell>
              <table:table-cell office:value-type="float" office:value="0.824030642851642">
                <text:p>0.824030642851642</text:p>
              </table:table-cell>
            </table:table-row>
            <table:table-row>
              <table:table-cell office:value-type="float" office:value="0.097">
                <text:p>0.097</text:p>
              </table:table-cell>
              <table:table-cell office:value-type="float" office:value="0.82217">
                <text:p>0.82217</text:p>
              </table:table-cell>
              <table:table-cell office:value-type="float" office:value="0.8297105979167">
                <text:p>0.8297105979167</text:p>
              </table:table-cell>
            </table:table-row>
            <table:table-row>
              <table:table-cell office:value-type="float" office:value="0.0971">
                <text:p>0.0971</text:p>
              </table:table-cell>
              <table:table-cell office:value-type="float" office:value="0.82761">
                <text:p>0.82761</text:p>
              </table:table-cell>
              <table:table-cell office:value-type="float" office:value="0.835390554913027">
                <text:p>0.835390554913027</text:p>
              </table:table-cell>
            </table:table-row>
            <table:table-row>
              <table:table-cell office:value-type="float" office:value="0.0972">
                <text:p>0.0972</text:p>
              </table:table-cell>
              <table:table-cell office:value-type="float" office:value="0.83305">
                <text:p>0.83305</text:p>
              </table:table-cell>
              <table:table-cell office:value-type="float" office:value="0.841060513818657">
                <text:p>0.841060513818657</text:p>
              </table:table-cell>
            </table:table-row>
            <table:table-row>
              <table:table-cell office:value-type="float" office:value="0.0973">
                <text:p>0.0973</text:p>
              </table:table-cell>
              <table:table-cell office:value-type="float" office:value="0.83849">
                <text:p>0.83849</text:p>
              </table:table-cell>
              <table:table-cell office:value-type="float" office:value="0.846740474570804">
                <text:p>0.846740474570804</text:p>
              </table:table-cell>
            </table:table-row>
            <table:table-row>
              <table:table-cell office:value-type="float" office:value="0.0974">
                <text:p>0.0974</text:p>
              </table:table-cell>
              <table:table-cell office:value-type="float" office:value="0.8441">
                <text:p>0.8441</text:p>
              </table:table-cell>
              <table:table-cell office:value-type="float" office:value="0.852420437139067">
                <text:p>0.852420437139067</text:p>
              </table:table-cell>
            </table:table-row>
            <table:table-row>
              <table:table-cell office:value-type="float" office:value="0.0975">
                <text:p>0.0975</text:p>
              </table:table-cell>
              <table:table-cell office:value-type="float" office:value="0.8501">
                <text:p>0.8501</text:p>
              </table:table-cell>
              <table:table-cell office:value-type="float" office:value="0.858090401482388">
                <text:p>0.858090401482388</text:p>
              </table:table-cell>
            </table:table-row>
            <table:table-row>
              <table:table-cell office:value-type="float" office:value="0.0976">
                <text:p>0.0976</text:p>
              </table:table-cell>
              <table:table-cell office:value-type="float" office:value="0.85609">
                <text:p>0.85609</text:p>
              </table:table-cell>
              <table:table-cell office:value-type="float" office:value="0.863770367575664">
                <text:p>0.863770367575664</text:p>
              </table:table-cell>
            </table:table-row>
            <table:table-row>
              <table:table-cell office:value-type="float" office:value="0.0977">
                <text:p>0.0977</text:p>
              </table:table-cell>
              <table:table-cell office:value-type="float" office:value="0.86209">
                <text:p>0.86209</text:p>
              </table:table-cell>
              <table:table-cell office:value-type="float" office:value="0.869440335383555">
                <text:p>0.869440335383555</text:p>
              </table:table-cell>
            </table:table-row>
            <table:table-row>
              <table:table-cell office:value-type="float" office:value="0.0978">
                <text:p>0.0978</text:p>
              </table:table-cell>
              <table:table-cell office:value-type="float" office:value="0.86809">
                <text:p>0.86809</text:p>
              </table:table-cell>
              <table:table-cell office:value-type="float" office:value="0.875120304856316">
                <text:p>0.875120304856316</text:p>
              </table:table-cell>
            </table:table-row>
            <table:table-row>
              <table:table-cell office:value-type="float" office:value="0.0979">
                <text:p>0.0979</text:p>
              </table:table-cell>
              <table:table-cell office:value-type="float" office:value="0.87408">
                <text:p>0.87408</text:p>
              </table:table-cell>
              <table:table-cell office:value-type="float" office:value="0.880800275982874">
                <text:p>0.880800275982874</text:p>
              </table:table-cell>
            </table:table-row>
            <table:table-row>
              <table:table-cell office:value-type="float" office:value="0.098">
                <text:p>0.098</text:p>
              </table:table-cell>
              <table:table-cell office:value-type="float" office:value="0.88008">
                <text:p>0.88008</text:p>
              </table:table-cell>
              <table:table-cell office:value-type="float" office:value="0.886470248725632">
                <text:p>0.886470248725632</text:p>
              </table:table-cell>
            </table:table-row>
            <table:table-row>
              <table:table-cell office:value-type="float" office:value="0.0981">
                <text:p>0.0981</text:p>
              </table:table-cell>
              <table:table-cell office:value-type="float" office:value="0.88607">
                <text:p>0.88607</text:p>
              </table:table-cell>
              <table:table-cell office:value-type="float" office:value="0.892150223047856">
                <text:p>0.892150223047856</text:p>
              </table:table-cell>
            </table:table-row>
            <table:table-row>
              <table:table-cell office:value-type="float" office:value="0.0982">
                <text:p>0.0982</text:p>
              </table:table-cell>
              <table:table-cell office:value-type="float" office:value="0.89207">
                <text:p>0.89207</text:p>
              </table:table-cell>
              <table:table-cell office:value-type="float" office:value="0.897830198915988">
                <text:p>0.897830198915988</text:p>
              </table:table-cell>
            </table:table-row>
            <table:table-row>
              <table:table-cell office:value-type="float" office:value="0.0983">
                <text:p>0.0983</text:p>
              </table:table-cell>
              <table:table-cell office:value-type="float" office:value="0.89807">
                <text:p>0.89807</text:p>
              </table:table-cell>
              <table:table-cell office:value-type="float" office:value="0.90350017631642">
                <text:p>0.90350017631642</text:p>
              </table:table-cell>
            </table:table-row>
            <table:table-row>
              <table:table-cell office:value-type="float" office:value="0.0984">
                <text:p>0.0984</text:p>
              </table:table-cell>
              <table:table-cell office:value-type="float" office:value="0.90406">
                <text:p>0.90406</text:p>
              </table:table-cell>
              <table:table-cell office:value-type="float" office:value="0.909180155209386">
                <text:p>0.909180155209386</text:p>
              </table:table-cell>
            </table:table-row>
            <table:table-row>
              <table:table-cell office:value-type="float" office:value="0.0985">
                <text:p>0.0985</text:p>
              </table:table-cell>
              <table:table-cell office:value-type="float" office:value="0.91006">
                <text:p>0.91006</text:p>
              </table:table-cell>
              <table:table-cell office:value-type="float" office:value="0.914850135565297">
                <text:p>0.914850135565297</text:p>
              </table:table-cell>
            </table:table-row>
            <table:table-row>
              <table:table-cell office:value-type="float" office:value="0.0986">
                <text:p>0.0986</text:p>
              </table:table-cell>
              <table:table-cell office:value-type="float" office:value="0.91605">
                <text:p>0.91605</text:p>
              </table:table-cell>
              <table:table-cell office:value-type="float" office:value="0.920530117365111">
                <text:p>0.920530117365111</text:p>
              </table:table-cell>
            </table:table-row>
            <table:table-row>
              <table:table-cell office:value-type="float" office:value="0.0987">
                <text:p>0.0987</text:p>
              </table:table-cell>
              <table:table-cell office:value-type="float" office:value="0.92205">
                <text:p>0.92205</text:p>
              </table:table-cell>
              <table:table-cell office:value-type="float" office:value="0.926210100578206">
                <text:p>0.926210100578206</text:p>
              </table:table-cell>
            </table:table-row>
            <table:table-row>
              <table:table-cell office:value-type="float" office:value="0.0988">
                <text:p>0.0988</text:p>
              </table:table-cell>
              <table:table-cell office:value-type="float" office:value="0.92805">
                <text:p>0.92805</text:p>
              </table:table-cell>
              <table:table-cell office:value-type="float" office:value="0.931880085175376">
                <text:p>0.931880085175376</text:p>
              </table:table-cell>
            </table:table-row>
            <table:table-row>
              <table:table-cell office:value-type="float" office:value="0.0989">
                <text:p>0.0989</text:p>
              </table:table-cell>
              <table:table-cell office:value-type="float" office:value="0.93404">
                <text:p>0.93404</text:p>
              </table:table-cell>
              <table:table-cell office:value-type="float" office:value="0.937560071138353">
                <text:p>0.937560071138353</text:p>
              </table:table-cell>
            </table:table-row>
            <table:table-row>
              <table:table-cell office:value-type="float" office:value="0.099">
                <text:p>0.099</text:p>
              </table:table-cell>
              <table:table-cell office:value-type="float" office:value="0.94004">
                <text:p>0.94004</text:p>
              </table:table-cell>
              <table:table-cell office:value-type="float" office:value="0.943240058438954">
                <text:p>0.943240058438954</text:p>
              </table:table-cell>
            </table:table-row>
            <table:table-row>
              <table:table-cell office:value-type="float" office:value="0.0991">
                <text:p>0.0991</text:p>
              </table:table-cell>
              <table:table-cell office:value-type="float" office:value="0.94604">
                <text:p>0.94604</text:p>
              </table:table-cell>
              <table:table-cell office:value-type="float" office:value="0.948910047053655">
                <text:p>0.948910047053655</text:p>
              </table:table-cell>
            </table:table-row>
            <table:table-row>
              <table:table-cell office:value-type="float" office:value="0.0992">
                <text:p>0.0992</text:p>
              </table:table-cell>
              <table:table-cell office:value-type="float" office:value="0.95203">
                <text:p>0.95203</text:p>
              </table:table-cell>
              <table:table-cell office:value-type="float" office:value="0.954590036955124">
                <text:p>0.954590036955124</text:p>
              </table:table-cell>
            </table:table-row>
            <table:table-row>
              <table:table-cell office:value-type="float" office:value="0.0993">
                <text:p>0.0993</text:p>
              </table:table-cell>
              <table:table-cell office:value-type="float" office:value="0.95803">
                <text:p>0.95803</text:p>
              </table:table-cell>
              <table:table-cell office:value-type="float" office:value="0.960270028127014">
                <text:p>0.960270028127014</text:p>
              </table:table-cell>
            </table:table-row>
            <table:table-row>
              <table:table-cell office:value-type="float" office:value="0.0994">
                <text:p>0.0994</text:p>
              </table:table-cell>
              <table:table-cell office:value-type="float" office:value="0.96402">
                <text:p>0.96402</text:p>
              </table:table-cell>
              <table:table-cell office:value-type="float" office:value="0.965940020544034">
                <text:p>0.965940020544034</text:p>
              </table:table-cell>
            </table:table-row>
            <table:table-row>
              <table:table-cell office:value-type="float" office:value="0.0995">
                <text:p>0.0995</text:p>
              </table:table-cell>
              <table:table-cell office:value-type="float" office:value="0.97002">
                <text:p>0.97002</text:p>
              </table:table-cell>
              <table:table-cell office:value-type="float" office:value="0.971620014182149">
                <text:p>0.971620014182149</text:p>
              </table:table-cell>
            </table:table-row>
            <table:table-row>
              <table:table-cell office:value-type="float" office:value="0.0996">
                <text:p>0.0996</text:p>
              </table:table-cell>
              <table:table-cell office:value-type="float" office:value="0.97602">
                <text:p>0.97602</text:p>
              </table:table-cell>
              <table:table-cell office:value-type="float" office:value="0.977290009024187">
                <text:p>0.977290009024187</text:p>
              </table:table-cell>
            </table:table-row>
            <table:table-row>
              <table:table-cell office:value-type="float" office:value="0.0997">
                <text:p>0.0997</text:p>
              </table:table-cell>
              <table:table-cell office:value-type="float" office:value="0.98201">
                <text:p>0.98201</text:p>
              </table:table-cell>
              <table:table-cell office:value-type="float" office:value="0.982970005046824">
                <text:p>0.982970005046824</text:p>
              </table:table-cell>
            </table:table-row>
            <table:table-row>
              <table:table-cell office:value-type="float" office:value="0.0998">
                <text:p>0.0998</text:p>
              </table:table-cell>
              <table:table-cell office:value-type="float" office:value="0.98801">
                <text:p>0.98801</text:p>
              </table:table-cell>
              <table:table-cell office:value-type="float" office:value="0.988650002230258">
                <text:p>0.988650002230258</text:p>
              </table:table-cell>
            </table:table-row>
            <table:table-row>
              <table:table-cell office:value-type="float" office:value="0.0999">
                <text:p>0.0999</text:p>
              </table:table-cell>
              <table:table-cell office:value-type="float" office:value="0.994">
                <text:p>0.994</text:p>
              </table:table-cell>
              <table:table-cell office:value-type="float" office:value="0.994320000554368">
                <text:p>0.99432000055436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